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2.41pt"/>
    </style:style>
    <style:style style:name="co2" style:family="table-column">
      <style:table-column-properties fo:break-before="auto" style:column-width="197.26pt"/>
    </style:style>
    <style:style style:name="co3" style:family="table-column">
      <style:table-column-properties fo:break-before="auto" style:column-width="143.04pt"/>
    </style:style>
    <style:style style:name="co4" style:family="table-column">
      <style:table-column-properties fo:break-before="auto" style:column-width="128.49pt"/>
    </style:style>
    <style:style style:name="co5" style:family="table-column">
      <style:table-column-properties fo:break-before="auto" style:column-width="70.16pt"/>
    </style:style>
    <style:style style:name="co6" style:family="table-column">
      <style:table-column-properties fo:break-before="auto" style:column-width="119.4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தாள்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Verdan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3" style:family="table-cell" style:parent-style-name="Default">
      <style:table-cell-properties fo:background-color="#e6e6f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5" style:family="table-cell" style:parent-style-name="Default">
      <style:table-cell-properties fo:background-color="#e6e6f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Verdan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8" style:family="table-cell" style:parent-style-name="Default">
      <style:table-cell-properties fo:background-color="#e6e6fa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9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Verdan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Verdan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தாள்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<text:a xlink:href="https://www.projectmadurai.org/pmworks.html" xlink:type="simple">Work no.</text:a></text:p>
          </table:table-cell>
          <table:table-cell table:style-name="ce1" office:value-type="string" calcext:value-type="string">
            <text:p><text:a xlink:href="https://www.projectmadurai.org/pmworks.html" xlink:type="simple">Title</text:a></text:p>
          </table:table-cell>
          <table:table-cell table:style-name="ce6" office:value-type="string" calcext:value-type="string">
            <text:p><text:a xlink:href="https://www.projectmadurai.org/pmworks.html" xlink:type="simple">Author</text:a></text:p>
          </table:table-cell>
          <table:table-cell table:style-name="ce6" office:value-type="string" calcext:value-type="string">
            <text:p><text:a xlink:href="https://www.projectmadurai.org/pmworks.html" xlink:type="simple">Genre</text:a></text:p>
          </table:table-cell>
          <table:table-cell table:style-name="ce9" office:value-type="string" calcext:value-type="string">
            <text:p>PDF</text:p>
          </table:table-cell>
          <table:table-cell table:style-name="ce9" office:value-type="string" calcext:value-type="string">
            <text:p>Unicode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திருக்குறள்</text:p>
          </table:table-cell>
          <table:table-cell table:style-name="ce7" office:value-type="string" calcext:value-type="string">
            <text:p>திருவள்ளுவர்</text:p>
          </table:table-cell>
          <table:table-cell table:style-name="ce7" office:value-type="string" calcext:value-type="string">
            <text:p>நீதிநெறி – பதினெண்கீழ்க்கணக்கு</text:p>
          </table:table-cell>
          <table:table-cell table:style-name="ce10" office:value-type="string" calcext:value-type="string">
            <text:p><text:a xlink:href="https://www.projectmadurai.org/pm_etexts/pdf/pm0001.pdf" xlink:type="simple">pm0001.pdf
pm0001_01.pdf</text:a></text:p>
          </table:table-cell>
          <table:table-cell table:style-name="ce10" office:value-type="string" calcext:value-type="string">
            <text:p><text:a xlink:href="https://www.projectmadurai.org/pm_etexts/utf8/pmuni0001.html" xlink:type="simple">pmuni000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ஆத்திசூடி</text:p>
          </table:table-cell>
          <table:table-cell table:style-name="ce8" office:value-type="string" calcext:value-type="string">
            <text:p>ஒளவையார்</text:p>
          </table:table-cell>
          <table:table-cell table:style-name="ce8" office:value-type="string" calcext:value-type="string">
            <text:p>நீதிநெறி நூல்கள்</text:p>
          </table:table-cell>
          <table:table-cell table:style-name="ce10" office:value-type="string" calcext:value-type="string">
            <text:p><text:a xlink:href="https://www.projectmadurai.org/pm_etexts/pdf/pm0002.pdf" xlink:type="simple">pm0002.pdf</text:a></text:p>
          </table:table-cell>
          <table:table-cell table:style-name="ce10" office:value-type="string" calcext:value-type="string">
            <text:p><text:a xlink:href="https://www.projectmadurai.org/pm_etexts/utf8/pmuni0002.html" xlink:type="simple">pmuni00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கொன்றை வேந்தன்</text:p>
          </table:table-cell>
          <table:table-cell table:style-name="ce7" office:value-type="string" calcext:value-type="string">
            <text:p>ஒளவையார்</text:p>
          </table:table-cell>
          <table:table-cell table:style-name="ce7" office:value-type="string" calcext:value-type="string">
            <text:p>நீதிநெறி நூல்கள்</text:p>
          </table:table-cell>
          <table:table-cell table:style-name="ce10" office:value-type="string" calcext:value-type="string">
            <text:p><text:a xlink:href="https://www.projectmadurai.org/pm_etexts/pdf/pm0002.pdf" xlink:type="simple">pm0002.pdf</text:a></text:p>
          </table:table-cell>
          <table:table-cell table:style-name="ce10" office:value-type="string" calcext:value-type="string">
            <text:p><text:a xlink:href="https://www.projectmadurai.org/pm_etexts/utf8/pmuni0002.html" xlink:type="simple">pmuni00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நல்வழி</text:p>
          </table:table-cell>
          <table:table-cell table:style-name="ce8" office:value-type="string" calcext:value-type="string">
            <text:p>ஒளவையார்</text:p>
          </table:table-cell>
          <table:table-cell table:style-name="ce8" office:value-type="string" calcext:value-type="string">
            <text:p>நீதிநெறி நூல்கள்</text:p>
          </table:table-cell>
          <table:table-cell table:style-name="ce10" office:value-type="string" calcext:value-type="string">
            <text:p><text:a xlink:href="https://www.projectmadurai.org/pm_etexts/pdf/pm0002.pdf" xlink:type="simple">pm0002.pdf</text:a></text:p>
          </table:table-cell>
          <table:table-cell table:style-name="ce10" office:value-type="string" calcext:value-type="string">
            <text:p><text:a xlink:href="https://www.projectmadurai.org/pm_etexts/utf8/pmuni0002.html" xlink:type="simple">pmuni00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மூதுரை</text:p>
          </table:table-cell>
          <table:table-cell table:style-name="ce7" office:value-type="string" calcext:value-type="string">
            <text:p>ஒளவையார்</text:p>
          </table:table-cell>
          <table:table-cell table:style-name="ce7" office:value-type="string" calcext:value-type="string">
            <text:p>நீதிநெறி நூல்கள்</text:p>
          </table:table-cell>
          <table:table-cell table:style-name="ce10" office:value-type="string" calcext:value-type="string">
            <text:p><text:a xlink:href="https://www.projectmadurai.org/pm_etexts/pdf/pm0002.pdf" xlink:type="simple">pm0002.pdf</text:a></text:p>
          </table:table-cell>
          <table:table-cell table:style-name="ce10" office:value-type="string" calcext:value-type="string">
            <text:p><text:a xlink:href="https://www.projectmadurai.org/pm_etexts/utf8/pmuni0002.html" xlink:type="simple">pmuni00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திருவாசகம் - 1 (1-10)</text:p>
          </table:table-cell>
          <table:table-cell table:style-name="ce8" office:value-type="string" calcext:value-type="string">
            <text:p>மாணிக்க வாசகர்</text:p>
          </table:table-cell>
          <table:table-cell table:style-name="ce8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003.pdf" xlink:type="simple">pm0003.pdf</text:a></text:p>
          </table:table-cell>
          <table:table-cell table:style-name="ce10" office:value-type="string" calcext:value-type="string">
            <text:p><text:a xlink:href="https://www.projectmadurai.org/pm_etexts/utf8/pmuni0003_01.html" xlink:type="simple">pmuni0003_01.html
pmuni0003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திருவாசகம் - 2 (11-51)</text:p>
          </table:table-cell>
          <table:table-cell table:style-name="ce7" office:value-type="string" calcext:value-type="string">
            <text:p>மாணிக்க வாசகர்</text:p>
          </table:table-cell>
          <table:table-cell table:style-name="ce7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003.pdf" xlink:type="simple">pm0003.pdf</text:a></text:p>
          </table:table-cell>
          <table:table-cell table:style-name="ce10" office:value-type="string" calcext:value-type="string">
            <text:p><text:a xlink:href="https://www.projectmadurai.org/pm_etexts/utf8/pmuni0003_01.html" xlink:type="simple">pmuni0003_01.html
pmuni0003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திருமந்திரம் (தந்திரங்கள் - 1; 2)</text:p>
          </table:table-cell>
          <table:table-cell table:style-name="ce8" office:value-type="string" calcext:value-type="string">
            <text:p>திருமூலர்</text:p>
          </table:table-cell>
          <table:table-cell table:style-name="ce8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004.pdf" xlink:type="simple">pm0004.pdf</text:a></text:p>
          </table:table-cell>
          <table:table-cell table:style-name="ce10" office:value-type="string" calcext:value-type="string">
            <text:p><text:a xlink:href="https://www.projectmadurai.org/pm_etexts/utf8/pmuni0004.html" xlink:type="simple">pmuni000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நாலாயிர திவ்ய பிரபந்தம் / திருப்பல்லாண்டு</text:p>
          </table:table-cell>
          <table:table-cell table:style-name="ce7" office:value-type="string" calcext:value-type="string">
            <text:p>பெரியாழ்வார்</text:p>
          </table:table-cell>
          <table:table-cell table:style-name="ce7" office:value-type="string" calcext:value-type="string">
            <text:p>சமயம் - வைணவம்</text:p>
          </table:table-cell>
          <table:table-cell table:style-name="ce10" office:value-type="string" calcext:value-type="string">
            <text:p><text:a xlink:href="https://www.projectmadurai.org/pm_etexts/pdf/pm0005_01.pdf" xlink:type="simple">pm0005_01.pdf</text:a></text:p>
          </table:table-cell>
          <table:table-cell table:style-name="ce10" office:value-type="string" calcext:value-type="string">
            <text:p><text:a xlink:href="https://www.projectmadurai.org/pm_etexts/utf8/pmuni0005_01.html" xlink:type="simple">pmuni0005_0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நாலாயிர திவ்ய பிரபந்தம் / திருமொழி</text:p>
          </table:table-cell>
          <table:table-cell table:style-name="ce8" office:value-type="string" calcext:value-type="string">
            <text:p>பெரியாழ்வார்</text:p>
          </table:table-cell>
          <table:table-cell table:style-name="ce8" office:value-type="string" calcext:value-type="string">
            <text:p>சமயம் - வைணவம்</text:p>
          </table:table-cell>
          <table:table-cell table:style-name="ce10" office:value-type="string" calcext:value-type="string">
            <text:p><text:a xlink:href="https://www.projectmadurai.org/pm_etexts/pdf/pm0005_01.pdf" xlink:type="simple">pm0005_01.pdf</text:a></text:p>
          </table:table-cell>
          <table:table-cell table:style-name="ce10" office:value-type="string" calcext:value-type="string">
            <text:p><text:a xlink:href="https://www.projectmadurai.org/pm_etexts/utf8/pmuni0005_01.html" xlink:type="simple">pmuni0005_0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நாலாயிர திவ்ய பிரபந்தம் / திருப்பாவை</text:p>
          </table:table-cell>
          <table:table-cell table:style-name="ce7" office:value-type="string" calcext:value-type="string">
            <text:p>ஆண்டாள்</text:p>
          </table:table-cell>
          <table:table-cell table:style-name="ce7" office:value-type="string" calcext:value-type="string">
            <text:p>சமயம் - வைணவம்</text:p>
          </table:table-cell>
          <table:table-cell table:style-name="ce10" office:value-type="string" calcext:value-type="string">
            <text:p><text:a xlink:href="https://www.projectmadurai.org/pm_etexts/pdf/pm0005_02.pdf" xlink:type="simple">pm0005_02.pdf</text:a></text:p>
          </table:table-cell>
          <table:table-cell table:style-name="ce10" office:value-type="string" calcext:value-type="string">
            <text:p><text:a xlink:href="https://www.projectmadurai.org/pm_etexts/utf8/pmuni0005_02.html" xlink:type="simple">pmuni0005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நாலாயிர திவ்ய பிரபந்தம் / நாச்சியார் திருமொழி</text:p>
          </table:table-cell>
          <table:table-cell table:style-name="ce8" office:value-type="string" calcext:value-type="string">
            <text:p>ஆண்டாள்</text:p>
          </table:table-cell>
          <table:table-cell table:style-name="ce8" office:value-type="string" calcext:value-type="string">
            <text:p>சமயம் - வைணவம்</text:p>
          </table:table-cell>
          <table:table-cell table:style-name="ce10" office:value-type="string" calcext:value-type="string">
            <text:p><text:a xlink:href="https://www.projectmadurai.org/pm_etexts/pdf/pm0005_02.pdf" xlink:type="simple">pm0005_02.pdf</text:a></text:p>
          </table:table-cell>
          <table:table-cell table:style-name="ce10" office:value-type="string" calcext:value-type="string">
            <text:p><text:a xlink:href="https://www.projectmadurai.org/pm_etexts/utf8/pmuni0005_02.html" xlink:type="simple">pmuni0005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நாலாயிர திவ்ய பிரபந்தம் / பெருமாள் திருமொழி</text:p>
          </table:table-cell>
          <table:table-cell table:style-name="ce7" office:value-type="string" calcext:value-type="string">
            <text:p>குலசேகரப் பெருமாள்</text:p>
          </table:table-cell>
          <table:table-cell table:style-name="ce7" office:value-type="string" calcext:value-type="string">
            <text:p>சமயம் - வைணவம்</text:p>
          </table:table-cell>
          <table:table-cell table:style-name="ce10" office:value-type="string" calcext:value-type="string">
            <text:p><text:a xlink:href="https://www.projectmadurai.org/pm_etexts/pdf/pm0005_02.pdf" xlink:type="simple">pm0005_02.pdf</text:a></text:p>
          </table:table-cell>
          <table:table-cell table:style-name="ce10" office:value-type="string" calcext:value-type="string">
            <text:p><text:a xlink:href="https://www.projectmadurai.org/pm_etexts/utf8/pmuni0005_02.html" xlink:type="simple">pmuni0005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நாலாயிர திவ்ய பிரபந்தம் / திருச்சந்த விருத்தம்</text:p>
          </table:table-cell>
          <table:table-cell table:style-name="ce8" office:value-type="string" calcext:value-type="string">
            <text:p>திருமழிசைபிரான்</text:p>
          </table:table-cell>
          <table:table-cell table:style-name="ce8" office:value-type="string" calcext:value-type="string">
            <text:p>சமயம் - வைணவம்</text:p>
          </table:table-cell>
          <table:table-cell table:style-name="ce10" office:value-type="string" calcext:value-type="string">
            <text:p><text:a xlink:href="https://www.projectmadurai.org/pm_etexts/pdf/pm0005_02.pdf" xlink:type="simple">pm0005_02.pdf</text:a></text:p>
          </table:table-cell>
          <table:table-cell table:style-name="ce10" office:value-type="string" calcext:value-type="string">
            <text:p><text:a xlink:href="https://www.projectmadurai.org/pm_etexts/utf8/pmuni0005_02.html" xlink:type="simple">pmuni0005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நாலாயிர திவ்ய பிரபந்தம் / திருப்பள்ளியெழுச்சி</text:p>
          </table:table-cell>
          <table:table-cell table:style-name="ce7" office:value-type="string" calcext:value-type="string">
            <text:p>தொண்டரடிப்பொடி ஆழ்வார்</text:p>
          </table:table-cell>
          <table:table-cell table:style-name="ce7" office:value-type="string" calcext:value-type="string">
            <text:p>சமயம் - வைணவம்</text:p>
          </table:table-cell>
          <table:table-cell table:style-name="ce10" office:value-type="string" calcext:value-type="string">
            <text:p><text:a xlink:href="https://www.projectmadurai.org/pm_etexts/pdf/pm0005_02.pdf" xlink:type="simple">pm0005_02.pdf</text:a></text:p>
          </table:table-cell>
          <table:table-cell table:style-name="ce10" office:value-type="string" calcext:value-type="string">
            <text:p><text:a xlink:href="https://www.projectmadurai.org/pm_etexts/utf8/pmuni0005_02.html" xlink:type="simple">pmuni0005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நாலாயிர திவ்ய பிரபந்தம் / அமலநாதிபிரான்</text:p>
          </table:table-cell>
          <table:table-cell table:style-name="ce8" office:value-type="string" calcext:value-type="string">
            <text:p>திருப்பாணாழ்வார்</text:p>
          </table:table-cell>
          <table:table-cell table:style-name="ce8" office:value-type="string" calcext:value-type="string">
            <text:p>சமயம் - வைணவம்</text:p>
          </table:table-cell>
          <table:table-cell table:style-name="ce10" office:value-type="string" calcext:value-type="string">
            <text:p><text:a xlink:href="https://www.projectmadurai.org/pm_etexts/pdf/pm0005_02.pdf" xlink:type="simple">pm0005_02.pdf</text:a></text:p>
          </table:table-cell>
          <table:table-cell table:style-name="ce10" office:value-type="string" calcext:value-type="string">
            <text:p><text:a xlink:href="https://www.projectmadurai.org/pm_etexts/utf8/pmuni0005_02.html" xlink:type="simple">pmuni0005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நாலாயிர திவ்ய பிரபந்தம் / கண்ணி நூற்றைம்பது</text:p>
          </table:table-cell>
          <table:table-cell table:style-name="ce7" office:value-type="string" calcext:value-type="string">
            <text:p>மதுர கவிராயர்</text:p>
          </table:table-cell>
          <table:table-cell table:style-name="ce7" office:value-type="string" calcext:value-type="string">
            <text:p>சமயம் - வைணவம்</text:p>
          </table:table-cell>
          <table:table-cell table:style-name="ce10" office:value-type="string" calcext:value-type="string">
            <text:p><text:a xlink:href="https://www.projectmadurai.org/pm_etexts/pdf/pm0005_02.pdf" xlink:type="simple">pm0005_02.pdf</text:a></text:p>
          </table:table-cell>
          <table:table-cell table:style-name="ce10" office:value-type="string" calcext:value-type="string">
            <text:p><text:a xlink:href="https://www.projectmadurai.org/pm_etexts/utf8/pmuni0005_02.html" xlink:type="simple">pmuni0005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நாலாயிர திவ்ய பிரபந்தம் / திருமாலை</text:p>
          </table:table-cell>
          <table:table-cell table:style-name="ce8" office:value-type="string" calcext:value-type="string">
            <text:p>தொண்டரடிப்பொடி ஆழ்வார்</text:p>
          </table:table-cell>
          <table:table-cell table:style-name="ce8" office:value-type="string" calcext:value-type="string">
            <text:p>சமயம் - வைணவம்</text:p>
          </table:table-cell>
          <table:table-cell table:style-name="ce10" office:value-type="string" calcext:value-type="string">
            <text:p><text:a xlink:href="https://www.projectmadurai.org/pm_etexts/pdf/pm0005_02.pdf" xlink:type="simple">pm0005_02.pdf</text:a></text:p>
          </table:table-cell>
          <table:table-cell table:style-name="ce10" office:value-type="string" calcext:value-type="string">
            <text:p><text:a xlink:href="https://www.projectmadurai.org/pm_etexts/utf8/pmuni0005_02.html" xlink:type="simple">pmuni0005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நாலாயிர திவ்ய பிரபந்தம் / பெரிய திருமொழி</text:p>
          </table:table-cell>
          <table:table-cell table:style-name="ce7" office:value-type="string" calcext:value-type="string">
            <text:p>திருமங்கை ஆழ்வார்</text:p>
          </table:table-cell>
          <table:table-cell table:style-name="ce7" office:value-type="string" calcext:value-type="string">
            <text:p>சமயம் - வைணவம்</text:p>
          </table:table-cell>
          <table:table-cell table:style-name="ce10" office:value-type="string" calcext:value-type="string">
            <text:p><text:a xlink:href="https://www.projectmadurai.org/pm_etexts/pdf/pm0006_01.pdf" xlink:type="simple">pm0006_01.pdf
pm0006_02.pdf</text:a></text:p>
          </table:table-cell>
          <table:table-cell table:style-name="ce10" office:value-type="string" calcext:value-type="string">
            <text:p><text:a xlink:href="https://www.projectmadurai.org/pm_etexts/utf8/pmuni0006_01.html" xlink:type="simple">pmuni0006_01.html
pmuni0006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நாலாயிர திவ்ய பிரபந்தம் / சிறிய திருமுறை</text:p>
          </table:table-cell>
          <table:table-cell table:style-name="ce8" office:value-type="string" calcext:value-type="string">
            <text:p>திருமங்கை ஆழ்வார்</text:p>
          </table:table-cell>
          <table:table-cell table:style-name="ce8" office:value-type="string" calcext:value-type="string">
            <text:p>சமயம் - வைணவம்</text:p>
          </table:table-cell>
          <table:table-cell table:style-name="ce10" office:value-type="string" calcext:value-type="string">
            <text:p><text:a xlink:href="https://www.projectmadurai.org/pm_etexts/pdf/pm0007.pdf" xlink:type="simple">pm0007.pdf</text:a></text:p>
          </table:table-cell>
          <table:table-cell table:style-name="ce10" office:value-type="string" calcext:value-type="string">
            <text:p><text:a xlink:href="https://www.projectmadurai.org/pm_etexts/utf8/pmuni0007.html" xlink:type="simple">pmuni0007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நாலாயிர திவ்ய பிரபந்தம் / திருக்குறுந்தாண்டகம்</text:p>
          </table:table-cell>
          <table:table-cell table:style-name="ce7" office:value-type="string" calcext:value-type="string">
            <text:p>திருமங்கை ஆழ்வார்</text:p>
          </table:table-cell>
          <table:table-cell table:style-name="ce7" office:value-type="string" calcext:value-type="string">
            <text:p>சமயம் - வைணவம்</text:p>
          </table:table-cell>
          <table:table-cell table:style-name="ce10" office:value-type="string" calcext:value-type="string">
            <text:p><text:a xlink:href="https://www.projectmadurai.org/pm_etexts/pdf/pm0007.pdf" xlink:type="simple">pm0007.pdf</text:a></text:p>
          </table:table-cell>
          <table:table-cell table:style-name="ce10" office:value-type="string" calcext:value-type="string">
            <text:p><text:a xlink:href="https://www.projectmadurai.org/pm_etexts/utf8/pmuni0007.html" xlink:type="simple">pmuni000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நாலாயிர திவ்ய பிரபந்தம் / திருநெடுந்தாண்டகம்</text:p>
          </table:table-cell>
          <table:table-cell table:style-name="ce8" office:value-type="string" calcext:value-type="string">
            <text:p>திருமங்கை ஆழ்வார்</text:p>
          </table:table-cell>
          <table:table-cell table:style-name="ce8" office:value-type="string" calcext:value-type="string">
            <text:p>சமயம் - வைணவம்</text:p>
          </table:table-cell>
          <table:table-cell table:style-name="ce10" office:value-type="string" calcext:value-type="string">
            <text:p><text:a xlink:href="https://www.projectmadurai.org/pm_etexts/pdf/pm0007.pdf" xlink:type="simple">pm0007.pdf</text:a></text:p>
          </table:table-cell>
          <table:table-cell table:style-name="ce10" office:value-type="string" calcext:value-type="string">
            <text:p><text:a xlink:href="https://www.projectmadurai.org/pm_etexts/utf8/pmuni0007.html" xlink:type="simple">pmuni0007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நாலாயிர திவ்ய பிரபந்தம் / திருவந்தாதி /1</text:p>
          </table:table-cell>
          <table:table-cell table:style-name="ce7" office:value-type="string" calcext:value-type="string">
            <text:p>பொய்கையாழ்வார்</text:p>
          </table:table-cell>
          <table:table-cell table:style-name="ce7" office:value-type="string" calcext:value-type="string">
            <text:p>சமயம் - வைணவம்</text:p>
          </table:table-cell>
          <table:table-cell table:style-name="ce10" office:value-type="string" calcext:value-type="string">
            <text:p><text:a xlink:href="https://www.projectmadurai.org/pm_etexts/pdf/pm0007.pdf" xlink:type="simple">pm0007.pdf</text:a></text:p>
          </table:table-cell>
          <table:table-cell table:style-name="ce10" office:value-type="string" calcext:value-type="string">
            <text:p><text:a xlink:href="https://www.projectmadurai.org/pm_etexts/utf8/pmuni0007.html" xlink:type="simple">pmuni000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நாலாயிர திவ்ய பிரபந்தம் / திருவந்தாதி /2</text:p>
          </table:table-cell>
          <table:table-cell table:style-name="ce8" office:value-type="string" calcext:value-type="string">
            <text:p>பூதத்தாழ்வார்</text:p>
          </table:table-cell>
          <table:table-cell table:style-name="ce8" office:value-type="string" calcext:value-type="string">
            <text:p>சமயம் - வைணவம்</text:p>
          </table:table-cell>
          <table:table-cell table:style-name="ce10" office:value-type="string" calcext:value-type="string">
            <text:p><text:a xlink:href="https://www.projectmadurai.org/pm_etexts/pdf/pm0007.pdf" xlink:type="simple">pm0007.pdf</text:a></text:p>
          </table:table-cell>
          <table:table-cell table:style-name="ce10" office:value-type="string" calcext:value-type="string">
            <text:p><text:a xlink:href="https://www.projectmadurai.org/pm_etexts/utf8/pmuni0007.html" xlink:type="simple">pmuni0007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நாலாயிர திவ்ய பிரபந்தம் / திருவந்தாதி /3</text:p>
          </table:table-cell>
          <table:table-cell table:style-name="ce7" office:value-type="string" calcext:value-type="string">
            <text:p>பேயாழ்வார்</text:p>
          </table:table-cell>
          <table:table-cell table:style-name="ce7" office:value-type="string" calcext:value-type="string">
            <text:p>சமயம் - வைணவம்</text:p>
          </table:table-cell>
          <table:table-cell table:style-name="ce10" office:value-type="string" calcext:value-type="string">
            <text:p><text:a xlink:href="https://www.projectmadurai.org/pm_etexts/pdf/pm0007.pdf" xlink:type="simple">pm0007.pdf</text:a></text:p>
          </table:table-cell>
          <table:table-cell table:style-name="ce10" office:value-type="string" calcext:value-type="string">
            <text:p><text:a xlink:href="https://www.projectmadurai.org/pm_etexts/utf8/pmuni0007.html" xlink:type="simple">pmuni000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நாலாயிர திவ்ய பிரபந்தம் / திருவாசிரியம்</text:p>
          </table:table-cell>
          <table:table-cell table:style-name="ce8" office:value-type="string" calcext:value-type="string">
            <text:p>நம்மாழ்வார்</text:p>
          </table:table-cell>
          <table:table-cell table:style-name="ce8" office:value-type="string" calcext:value-type="string">
            <text:p>சமயம் - வைணவம்</text:p>
          </table:table-cell>
          <table:table-cell table:style-name="ce10" office:value-type="string" calcext:value-type="string">
            <text:p><text:a xlink:href="https://www.projectmadurai.org/pm_etexts/pdf/pm0007.pdf" xlink:type="simple">pm0007.pdf</text:a></text:p>
          </table:table-cell>
          <table:table-cell table:style-name="ce10" office:value-type="string" calcext:value-type="string">
            <text:p><text:a xlink:href="https://www.projectmadurai.org/pm_etexts/utf8/pmuni0007.html" xlink:type="simple">pmuni0007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நாலாயிர திவ்ய பிரபந்தம் / திருவிருத்தம்</text:p>
          </table:table-cell>
          <table:table-cell table:style-name="ce7" office:value-type="string" calcext:value-type="string">
            <text:p>நம்மாழ்வார்</text:p>
          </table:table-cell>
          <table:table-cell table:style-name="ce7" office:value-type="string" calcext:value-type="string">
            <text:p>சமயம் - வைணவம்</text:p>
          </table:table-cell>
          <table:table-cell table:style-name="ce10" office:value-type="string" calcext:value-type="string">
            <text:p><text:a xlink:href="https://www.projectmadurai.org/pm_etexts/pdf/pm0007.pdf" xlink:type="simple">pm0007.pdf</text:a></text:p>
          </table:table-cell>
          <table:table-cell table:style-name="ce10" office:value-type="string" calcext:value-type="string">
            <text:p><text:a xlink:href="https://www.projectmadurai.org/pm_etexts/utf8/pmuni0007.html" xlink:type="simple">pmuni000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நாலாயிர திவ்ய பிரபந்தம் / திருவெழுகூற்றிருக்கை</text:p>
          </table:table-cell>
          <table:table-cell table:style-name="ce8" office:value-type="string" calcext:value-type="string">
            <text:p>திருமங்கை ஆழ்வார்</text:p>
          </table:table-cell>
          <table:table-cell table:style-name="ce8" office:value-type="string" calcext:value-type="string">
            <text:p>சமயம் - வைணவம்</text:p>
          </table:table-cell>
          <table:table-cell table:style-name="ce10" office:value-type="string" calcext:value-type="string">
            <text:p><text:a xlink:href="https://www.projectmadurai.org/pm_etexts/pdf/pm0007.pdf" xlink:type="simple">pm0007.pdf</text:a></text:p>
          </table:table-cell>
          <table:table-cell table:style-name="ce10" office:value-type="string" calcext:value-type="string">
            <text:p><text:a xlink:href="https://www.projectmadurai.org/pm_etexts/utf8/pmuni0007.html" xlink:type="simple">pmuni0007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நாலாயிர திவ்ய பிரபந்தம் / நான்முகன் திருவந்தாதி</text:p>
          </table:table-cell>
          <table:table-cell table:style-name="ce7" office:value-type="string" calcext:value-type="string">
            <text:p>திருமழிசை ஆழ்வார்</text:p>
          </table:table-cell>
          <table:table-cell table:style-name="ce7" office:value-type="string" calcext:value-type="string">
            <text:p>சமயம் - வைணவம்</text:p>
          </table:table-cell>
          <table:table-cell table:style-name="ce10" office:value-type="string" calcext:value-type="string">
            <text:p><text:a xlink:href="https://www.projectmadurai.org/pm_etexts/pdf/pm0007.pdf" xlink:type="simple">pm0007.pdf</text:a></text:p>
          </table:table-cell>
          <table:table-cell table:style-name="ce10" office:value-type="string" calcext:value-type="string">
            <text:p><text:a xlink:href="https://www.projectmadurai.org/pm_etexts/utf8/pmuni0007.html" xlink:type="simple">pmuni000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நாலாயிர திவ்ய பிரபந்தம் / பெரிய திருமடல்</text:p>
          </table:table-cell>
          <table:table-cell table:style-name="ce8" office:value-type="string" calcext:value-type="string">
            <text:p>திருமங்கை ஆழ்வார்</text:p>
          </table:table-cell>
          <table:table-cell table:style-name="ce8" office:value-type="string" calcext:value-type="string">
            <text:p>சமயம் - வைணவம்</text:p>
          </table:table-cell>
          <table:table-cell table:style-name="ce10" office:value-type="string" calcext:value-type="string">
            <text:p><text:a xlink:href="https://www.projectmadurai.org/pm_etexts/pdf/pm0007.pdf" xlink:type="simple">pm0007.pdf</text:a></text:p>
          </table:table-cell>
          <table:table-cell table:style-name="ce10" office:value-type="string" calcext:value-type="string">
            <text:p><text:a xlink:href="https://www.projectmadurai.org/pm_etexts/utf8/pmuni0007.html" xlink:type="simple">pmuni0007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நாலாயிர திவ்ய பிரபந்தம் / பெரிய திருவந்தாதி</text:p>
          </table:table-cell>
          <table:table-cell table:style-name="ce7" office:value-type="string" calcext:value-type="string">
            <text:p>நம்மாழ்வார்</text:p>
          </table:table-cell>
          <table:table-cell table:style-name="ce7" office:value-type="string" calcext:value-type="string">
            <text:p>சமயம் - வைணவம்</text:p>
          </table:table-cell>
          <table:table-cell table:style-name="ce10" office:value-type="string" calcext:value-type="string">
            <text:p><text:a xlink:href="https://www.projectmadurai.org/pm_etexts/pdf/pm0007.pdf" xlink:type="simple">pm0007.pdf</text:a></text:p>
          </table:table-cell>
          <table:table-cell table:style-name="ce10" office:value-type="string" calcext:value-type="string">
            <text:p><text:a xlink:href="https://www.projectmadurai.org/pm_etexts/utf8/pmuni0007.html" xlink:type="simple">pmuni000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இராமானுஜ நூற்றந்தாதி</text:p>
          </table:table-cell>
          <table:table-cell table:style-name="ce8" office:value-type="string" calcext:value-type="string">
            <text:p>திருவரங்கத்து அமுதனார்</text:p>
          </table:table-cell>
          <table:table-cell table:style-name="ce8" office:value-type="string" calcext:value-type="string">
            <text:p>சமயம் - வைணவம்</text:p>
          </table:table-cell>
          <table:table-cell table:style-name="ce10" office:value-type="string" calcext:value-type="string">
            <text:p><text:a xlink:href="https://www.projectmadurai.org/pm_etexts/pdf/pm0008.pdf" xlink:type="simple">pm0008.pdf</text:a></text:p>
          </table:table-cell>
          <table:table-cell table:style-name="ce10" office:value-type="string" calcext:value-type="string">
            <text:p><text:a xlink:href="https://www.projectmadurai.org/pm_etexts/utf8/pmuni0008_01.html" xlink:type="simple">pmuni0008_01.html
pmuni0008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நாலாயிர திவ்ய பிரபந்தம் / திருவாய்மொழி</text:p>
          </table:table-cell>
          <table:table-cell table:style-name="ce7" office:value-type="string" calcext:value-type="string">
            <text:p>நம்மாழ்வார்</text:p>
          </table:table-cell>
          <table:table-cell table:style-name="ce7" office:value-type="string" calcext:value-type="string">
            <text:p>சமயம் - வைணவம்</text:p>
          </table:table-cell>
          <table:table-cell table:style-name="ce10" office:value-type="string" calcext:value-type="string">
            <text:p><text:a xlink:href="https://www.projectmadurai.org/pm_etexts/pdf/pm0008.pdf" xlink:type="simple">pm0008.pdf</text:a></text:p>
          </table:table-cell>
          <table:table-cell table:style-name="ce10" office:value-type="string" calcext:value-type="string">
            <text:p><text:a xlink:href="https://www.projectmadurai.org/pm_etexts/utf8/pmuni0008_01.html" xlink:type="simple">pmuni0008_01.html
pmuni0008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நாலாயிர திவ்ய பிரபந்தம் /4</text:p>
          </table:table-cell>
          <table:table-cell table:style-name="ce8" office:value-type="string" calcext:value-type="string">
            <text:p>பல ஆசிரியர்கள்</text:p>
          </table:table-cell>
          <table:table-cell table:style-name="ce8" office:value-type="string" calcext:value-type="string">
            <text:p>சமயம் - வைணவம்</text:p>
          </table:table-cell>
          <table:table-cell table:style-name="ce10" office:value-type="string" calcext:value-type="string">
            <text:p><text:a xlink:href="https://www.projectmadurai.org/pm_etexts/pdf/pm0008.pdf" xlink:type="simple">pm0008.pdf</text:a></text:p>
          </table:table-cell>
          <table:table-cell table:style-name="ce10" office:value-type="string" calcext:value-type="string">
            <text:p><text:a xlink:href="https://www.projectmadurai.org/pm_etexts/utf8/pmuni0008_01.html" xlink:type="simple">pmuni0008_01.html
pmuni0008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திருமந்திரம் - 2 (3-6 தந்திரங்கள்)</text:p>
          </table:table-cell>
          <table:table-cell table:style-name="ce7" office:value-type="string" calcext:value-type="string">
            <text:p>திருமூலர்</text:p>
          </table:table-cell>
          <table:table-cell table:style-name="ce7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009.pdf" xlink:type="simple">pm0009.pdf</text:a></text:p>
          </table:table-cell>
          <table:table-cell table:style-name="ce10" office:value-type="string" calcext:value-type="string">
            <text:p><text:a xlink:href="https://www.projectmadurai.org/pm_etexts/utf8/pmuni0009_01.html" xlink:type="simple">pmuni0009_01.html
pmuni0009_02.html
pmuni0009_0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திருமுறை 10 /திருமந்திரம்</text:p>
          </table:table-cell>
          <table:table-cell table:style-name="ce8" office:value-type="string" calcext:value-type="string">
            <text:p>திருமூலர்</text:p>
          </table:table-cell>
          <table:table-cell table:style-name="ce8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009.pdf" xlink:type="simple">pm0009.pdf</text:a></text:p>
          </table:table-cell>
          <table:table-cell table:style-name="ce10" office:value-type="string" calcext:value-type="string">
            <text:p><text:a xlink:href="https://www.projectmadurai.org/pm_etexts/utf8/pmuni0009_01.html" xlink:type="simple">pmuni0009_01.html
pmuni0009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திருமந்திரம் - 3 (7-9 தந்திரங்கள்)</text:p>
          </table:table-cell>
          <table:table-cell table:style-name="ce7" office:value-type="string" calcext:value-type="string">
            <text:p>திருமூலர்</text:p>
          </table:table-cell>
          <table:table-cell table:style-name="ce7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010.pdf" xlink:type="simple">pm0010.pdf</text:a></text:p>
          </table:table-cell>
          <table:table-cell table:style-name="ce10" office:value-type="string" calcext:value-type="string">
            <text:p><text:a xlink:href="https://www.projectmadurai.org/pm_etexts/utf8/pmuni0010_01.html" xlink:type="simple">pmuni0010_01.html
pmuni0010_02.html
pmuni0010_0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திருமுறை 10 /திருமந்திரம்</text:p>
          </table:table-cell>
          <table:table-cell table:style-name="ce8" office:value-type="string" calcext:value-type="string">
            <text:p>திருமூலர்</text:p>
          </table:table-cell>
          <table:table-cell table:style-name="ce8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010.pdf" xlink:type="simple">pm0010.pdf</text:a></text:p>
          </table:table-cell>
          <table:table-cell table:style-name="ce10" office:value-type="string" calcext:value-type="string">
            <text:p><text:a xlink:href="https://www.projectmadurai.org/pm_etexts/utf8/pmuni0010_01.html" xlink:type="simple">pmuni0010_01.html
pmuni0010_02.html
pmuni0010_0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தண்ணீர் தேசம்</text:p>
          </table:table-cell>
          <table:table-cell table:style-name="ce7" office:value-type="string" calcext:value-type="string">
            <text:p>வைரமுத்து</text:p>
          </table:table-cell>
          <table:table-cell table:style-name="ce7" office:value-type="string" calcext:value-type="string">
            <text:p>கவிதைத் தொகுப்பு</text:p>
          </table:table-cell>
          <table:table-cell table:style-name="ce10" office:value-type="string" calcext:value-type="string">
            <text:p><text:a xlink:href="https://www.projectmadurai.org/pm_etexts/pdf/pm0011.pdf" xlink:type="simple">pm0011.pdf</text:a></text:p>
          </table:table-cell>
          <table:table-cell table:style-name="ce10" office:value-type="string" calcext:value-type="string">
            <text:p><text:a xlink:href="https://www.projectmadurai.org/pm_etexts/utf8/pmuni0011_01.html" xlink:type="simple">pmuni0011_01.html
pmuni0011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தேசிய கீதங்கள்</text:p>
          </table:table-cell>
          <table:table-cell table:style-name="ce8" office:value-type="string" calcext:value-type="string">
            <text:p>சி. சுப்ரமணிய பாரதியார்</text:p>
          </table:table-cell>
          <table:table-cell table:style-name="ce8" office:value-type="string" calcext:value-type="string">
            <text:p>கவிதைத் தொகுப்பு</text:p>
          </table:table-cell>
          <table:table-cell table:style-name="ce10" office:value-type="string" calcext:value-type="string">
            <text:p><text:a xlink:href="https://www.projectmadurai.org/pm_etexts/pdf/pm0012_01.pdf" xlink:type="simple">pm0012_01.pdf</text:a></text:p>
          </table:table-cell>
          <table:table-cell table:style-name="ce10" office:value-type="string" calcext:value-type="string">
            <text:p><text:a xlink:href="https://www.projectmadurai.org/pm_etexts/utf8/pmuni0012_01.html" xlink:type="simple">pmuni0012_0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தெய்வப் பாடல்கள்</text:p>
          </table:table-cell>
          <table:table-cell table:style-name="ce7" office:value-type="string" calcext:value-type="string">
            <text:p>சி. சுப்ரமணிய பாரதியார்</text:p>
          </table:table-cell>
          <table:table-cell table:style-name="ce7" office:value-type="string" calcext:value-type="string">
            <text:p>கவிதைத் தொகுப்பு</text:p>
          </table:table-cell>
          <table:table-cell table:style-name="ce10" office:value-type="string" calcext:value-type="string">
            <text:p><text:a xlink:href="https://www.projectmadurai.org/pm_etexts/pdf/pm0012_02.pdf" xlink:type="simple">pm0012_02.pdf</text:a></text:p>
          </table:table-cell>
          <table:table-cell table:style-name="ce10" office:value-type="string" calcext:value-type="string">
            <text:p><text:a xlink:href="https://www.projectmadurai.org/pm_etexts/utf8/pmuni0012_02.html" xlink:type="simple">pmuni0012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தேசிக பிரபந்தம்</text:p>
          </table:table-cell>
          <table:table-cell table:style-name="ce8" office:value-type="string" calcext:value-type="string">
            <text:p>வேதாந்த தேசிகர்</text:p>
          </table:table-cell>
          <table:table-cell table:style-name="ce8" office:value-type="string" calcext:value-type="string">
            <text:p>சமயம் - வைணவம்</text:p>
          </table:table-cell>
          <table:table-cell table:style-name="ce10" office:value-type="string" calcext:value-type="string">
            <text:p><text:a xlink:href="https://www.projectmadurai.org/pm_etexts/pdf/pm0013.pdf" xlink:type="simple">pm0013.pdf</text:a></text:p>
          </table:table-cell>
          <table:table-cell table:style-name="ce10" office:value-type="string" calcext:value-type="string">
            <text:p><text:a xlink:href="https://www.projectmadurai.org/pm_etexts/utf8/pmuni0013.html" xlink:type="simple">pmuni001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பகவத் கீதை /தமிழாக்கம்; விளக்கவுரை</text:p>
          </table:table-cell>
          <table:table-cell table:style-name="ce7" office:value-type="string" calcext:value-type="string">
            <text:p>சி. சுப்ரமணிய பாரதியார்</text:p>
          </table:table-cell>
          <table:table-cell table:style-name="ce7" office:value-type="string" calcext:value-type="string">
            <text:p>நீதிநெறி நூல்கள்</text:p>
          </table:table-cell>
          <table:table-cell table:style-name="ce10" office:value-type="string" calcext:value-type="string">
            <text:p><text:a xlink:href="https://www.projectmadurai.org/pm_etexts/pdf/pm0014.pdf" xlink:type="simple">pm0014.pdf</text:a></text:p>
          </table:table-cell>
          <table:table-cell table:style-name="ce10" office:value-type="string" calcext:value-type="string">
            <text:p><text:a xlink:href="https://www.projectmadurai.org/pm_etexts/utf8/pmuni0014.html" xlink:type="simple">pmuni0014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நளவெண்பா</text:p>
          </table:table-cell>
          <table:table-cell table:style-name="ce8" office:value-type="string" calcext:value-type="string">
            <text:p>புகழேந்திப் புலவர்</text:p>
          </table:table-cell>
          <table:table-cell table:style-name="ce8" office:value-type="string" calcext:value-type="string">
            <text:p>இலக்கியம் - வெண்பா</text:p>
          </table:table-cell>
          <table:table-cell table:style-name="ce10" office:value-type="string" calcext:value-type="string">
            <text:p><text:a xlink:href="https://www.projectmadurai.org/pm_etexts/pdf/pm0015.pdf" xlink:type="simple">pm0015.pdf</text:a></text:p>
          </table:table-cell>
          <table:table-cell table:style-name="ce10" office:value-type="string" calcext:value-type="string">
            <text:p><text:a xlink:href="https://www.projectmadurai.org/pm_etexts/utf8/pmuni0015.html" xlink:type="simple">pmuni0015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நாலடியார்</text:p>
          </table:table-cell>
          <table:table-cell table:style-name="ce7" office:value-type="string" calcext:value-type="string">
            <text:p>பல ஆசிரியர்கள்</text:p>
          </table:table-cell>
          <table:table-cell table:style-name="ce7" office:value-type="string" calcext:value-type="string">
            <text:p>நீதிநெறி – பதினெண்கீழ்க்கணக்கு</text:p>
          </table:table-cell>
          <table:table-cell table:style-name="ce10" office:value-type="string" calcext:value-type="string">
            <text:p><text:a xlink:href="https://www.projectmadurai.org/pm_etexts/pdf/pm0016.pdf" xlink:type="simple">pm0016.pdf</text:a></text:p>
          </table:table-cell>
          <table:table-cell table:style-name="ce10" office:value-type="string" calcext:value-type="string">
            <text:p><text:a xlink:href="https://www.projectmadurai.org/pm_etexts/utf8/pmuni0016.html" xlink:type="simple">pmuni0016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திருக்குறள் /ஆங்கில மொழியாக்கம் (tirukkural - English translation)</text:p>
          </table:table-cell>
          <table:table-cell table:style-name="ce8" office:value-type="string" calcext:value-type="string">
            <text:p>சுத்தானந்த பாரதியார்</text:p>
          </table:table-cell>
          <table:table-cell table:style-name="ce8" office:value-type="string" calcext:value-type="string">
            <text:p>நீதிநெறி – பதினெண்கீழ்க்கணக்கு</text:p>
          </table:table-cell>
          <table:table-cell table:style-name="ce10" office:value-type="string" calcext:value-type="string">
            <text:p><text:a xlink:href="https://www.projectmadurai.org/pm_etexts/pdf/pm0017.pdf" xlink:type="simple">pm0017.pdf</text:a></text:p>
          </table:table-cell>
          <table:table-cell table:style-name="ce10" office:value-type="string" calcext:value-type="string">
            <text:p><text:a xlink:href="https://www.projectmadurai.org/pm_etexts/utf8/pmuni0017.html" xlink:type="simple">pmuni0017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திருவருட்பா /திருமுறை 1 (பாடல்கள் 1-570)</text:p>
          </table:table-cell>
          <table:table-cell table:style-name="ce7" office:value-type="string" calcext:value-type="string">
            <text:p>இராமலிங்க அடிகள்</text:p>
          </table:table-cell>
          <table:table-cell table:style-name="ce7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018.pdf" xlink:type="simple">pm0018.pdf</text:a></text:p>
          </table:table-cell>
          <table:table-cell table:style-name="ce10" office:value-type="string" calcext:value-type="string">
            <text:p><text:a xlink:href="https://www.projectmadurai.org/pm_etexts/utf8/pmuni0018_01.html" xlink:type="simple">pmuni0018_01.html
pmuni0018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திருவருட்பா /திருமுறை 2.1 (பாடல்கள்571-1006 )</text:p>
          </table:table-cell>
          <table:table-cell table:style-name="ce8" office:value-type="string" calcext:value-type="string">
            <text:p>இராமலிங்க அடிகள்</text:p>
          </table:table-cell>
          <table:table-cell table:style-name="ce8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018.pdf" xlink:type="simple">pm0018.pdf</text:a></text:p>
          </table:table-cell>
          <table:table-cell table:style-name="ce10" office:value-type="string" calcext:value-type="string">
            <text:p><text:a xlink:href="https://www.projectmadurai.org/pm_etexts/utf8/pmuni0018_01.html" xlink:type="simple">pmuni0018_01.html
pmuni0018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விவிலியம் /புதிய ஏற்பாடு /மத்தேயு</text:p>
          </table:table-cell>
          <table:table-cell table:style-name="ce7" office:value-type="string" calcext:value-type="string">
            <text:p>விவிலியம்</text:p>
          </table:table-cell>
          <table:table-cell table:style-name="ce7" office:value-type="string" calcext:value-type="string">
            <text:p>சமயம் – கிருத்துவம்</text:p>
          </table:table-cell>
          <table:table-cell table:style-name="ce10" office:value-type="string" calcext:value-type="string">
            <text:p><text:a xlink:href="https://www.projectmadurai.org/pm_etexts/pdf/pm0019_01.pdf" xlink:type="simple">pm0019_01.pdf</text:a></text:p>
          </table:table-cell>
          <table:table-cell table:style-name="ce10" office:value-type="string" calcext:value-type="string">
            <text:p><text:a xlink:href="https://www.projectmadurai.org/pm_etexts/utf8/pmuni0019_01.html" xlink:type="simple">pmuni0019_0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விவிலியம் /புதிய ஏற்பாடு /மார்க்கு</text:p>
          </table:table-cell>
          <table:table-cell table:style-name="ce8" office:value-type="string" calcext:value-type="string">
            <text:p>விவிலியம்</text:p>
          </table:table-cell>
          <table:table-cell table:style-name="ce8" office:value-type="string" calcext:value-type="string">
            <text:p>சமயம் – கிருத்துவம்</text:p>
          </table:table-cell>
          <table:table-cell table:style-name="ce10" office:value-type="string" calcext:value-type="string">
            <text:p><text:a xlink:href="https://www.projectmadurai.org/pm_etexts/pdf/pm0019_02.pdf" xlink:type="simple">pm0019_02.pdf</text:a></text:p>
          </table:table-cell>
          <table:table-cell table:style-name="ce10" office:value-type="string" calcext:value-type="string">
            <text:p><text:a xlink:href="https://www.projectmadurai.org/pm_etexts/utf8/pmuni0019_02.html" xlink:type="simple">pmuni0019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நடராசப் பத்து</text:p>
          </table:table-cell>
          <table:table-cell table:style-name="ce7" office:value-type="string" calcext:value-type="string">
            <text:p>முனிசாமி முதலியார்; சிருமாவூர்</text:p>
          </table:table-cell>
          <table:table-cell table:style-name="ce7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020.pdf" xlink:type="simple">pm0020.pdf</text:a></text:p>
          </table:table-cell>
          <table:table-cell table:style-name="ce10" office:value-type="string" calcext:value-type="string">
            <text:p><text:a xlink:href="https://www.projectmadurai.org/pm_etexts/utf8/pmuni0020.html" xlink:type="simple">pmuni0020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சுய சரிதை</text:p>
          </table:table-cell>
          <table:table-cell table:style-name="ce8" office:value-type="string" calcext:value-type="string">
            <text:p>சி. சுப்ரமணிய பாரதியார்</text:p>
          </table:table-cell>
          <table:table-cell table:style-name="ce8" office:value-type="string" calcext:value-type="string">
            <text:p>வரலாறு - சரித்திரம்</text:p>
          </table:table-cell>
          <table:table-cell table:style-name="ce10" office:value-type="string" calcext:value-type="string">
            <text:p><text:a xlink:href="https://www.projectmadurai.org/pm_etexts/pdf/pm0021.pdf" xlink:type="simple">pm0021.pdf</text:a></text:p>
          </table:table-cell>
          <table:table-cell table:style-name="ce10" office:value-type="string" calcext:value-type="string">
            <text:p><text:a xlink:href="https://www.projectmadurai.org/pm_etexts/utf8/pmuni0021.html" xlink:type="simple">pmuni002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ஞானப் பாடல்கள்</text:p>
          </table:table-cell>
          <table:table-cell table:style-name="ce7" office:value-type="string" calcext:value-type="string">
            <text:p>சி. சுப்ரமணிய பாரதியார்</text:p>
          </table:table-cell>
          <table:table-cell table:style-name="ce7" office:value-type="string" calcext:value-type="string">
            <text:p>கவிதைத் தொகுப்பு</text:p>
          </table:table-cell>
          <table:table-cell table:style-name="ce10" office:value-type="string" calcext:value-type="string">
            <text:p><text:a xlink:href="https://www.projectmadurai.org/pm_etexts/pdf/pm0021.pdf" xlink:type="simple">pm0021.pdf</text:a></text:p>
          </table:table-cell>
          <table:table-cell table:style-name="ce10" office:value-type="string" calcext:value-type="string">
            <text:p><text:a xlink:href="https://www.projectmadurai.org/pm_etexts/utf8/pmuni0021.html" xlink:type="simple">pmuni002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பல்வகைப் பாடல்கள்</text:p>
          </table:table-cell>
          <table:table-cell table:style-name="ce8" office:value-type="string" calcext:value-type="string">
            <text:p>சி. சுப்ரமணிய பாரதியார்</text:p>
          </table:table-cell>
          <table:table-cell table:style-name="ce8" office:value-type="string" calcext:value-type="string">
            <text:p>கவிதைத் தொகுப்பு</text:p>
          </table:table-cell>
          <table:table-cell table:style-name="ce10" office:value-type="string" calcext:value-type="string">
            <text:p><text:a xlink:href="https://www.projectmadurai.org/pm_etexts/pdf/pm0021.pdf" xlink:type="simple">pm0021.pdf</text:a></text:p>
          </table:table-cell>
          <table:table-cell table:style-name="ce10" office:value-type="string" calcext:value-type="string">
            <text:p><text:a xlink:href="https://www.projectmadurai.org/pm_etexts/utf8/pmuni0021.html" xlink:type="simple">pmuni002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உலகநீதி</text:p>
          </table:table-cell>
          <table:table-cell table:style-name="ce7" office:value-type="string" calcext:value-type="string">
            <text:p>உலகநாதர்</text:p>
          </table:table-cell>
          <table:table-cell table:style-name="ce7" office:value-type="string" calcext:value-type="string">
            <text:p>நீதிநெறி நூல்கள்</text:p>
          </table:table-cell>
          <table:table-cell table:style-name="ce10" office:value-type="string" calcext:value-type="string">
            <text:p><text:a xlink:href="https://www.projectmadurai.org/pm_etexts/pdf/pm0022.pdf" xlink:type="simple">pm0022.pdf</text:a></text:p>
          </table:table-cell>
          <table:table-cell table:style-name="ce10" office:value-type="string" calcext:value-type="string">
            <text:p><text:a xlink:href="https://www.projectmadurai.org/pm_etexts/utf8/pmuni0022.html" xlink:type="simple">pmuni002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5" office:value-type="string" calcext:value-type="string">
            <text:p>கந்தர் அலங்காரம்</text:p>
          </table:table-cell>
          <table:table-cell table:style-name="ce8" office:value-type="string" calcext:value-type="string">
            <text:p>அருணகிரிநாதர்</text:p>
          </table:table-cell>
          <table:table-cell table:style-name="ce8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023.pdf" xlink:type="simple">pm0023.pdf</text:a></text:p>
          </table:table-cell>
          <table:table-cell table:style-name="ce10" office:value-type="string" calcext:value-type="string">
            <text:p><text:a xlink:href="https://www.projectmadurai.org/pm_etexts/utf8/pmuni0023.html" xlink:type="simple">pmuni002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கந்தர் அநுபூதி</text:p>
          </table:table-cell>
          <table:table-cell table:style-name="ce7" office:value-type="string" calcext:value-type="string">
            <text:p>அருணகிரிநாதர்</text:p>
          </table:table-cell>
          <table:table-cell table:style-name="ce7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023.pdf" xlink:type="simple">pm0023.pdf</text:a></text:p>
          </table:table-cell>
          <table:table-cell table:style-name="ce10" office:value-type="string" calcext:value-type="string">
            <text:p><text:a xlink:href="https://www.projectmadurai.org/pm_etexts/utf8/pmuni0023.html" xlink:type="simple">pmuni002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5" office:value-type="string" calcext:value-type="string">
            <text:p>வேல் விருத்தம்; மயில் விருத்தம்; சேவல் விருத்தம்</text:p>
          </table:table-cell>
          <table:table-cell table:style-name="ce8" office:value-type="string" calcext:value-type="string">
            <text:p>அருணகிரிநாதர்</text:p>
          </table:table-cell>
          <table:table-cell table:style-name="ce8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023.pdf" xlink:type="simple">pm0023.pdf</text:a></text:p>
          </table:table-cell>
          <table:table-cell table:style-name="ce10" office:value-type="string" calcext:value-type="string">
            <text:p><text:a xlink:href="https://www.projectmadurai.org/pm_etexts/utf8/pmuni0023.html" xlink:type="simple">pmuni002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ஆசாரக் கோவை</text:p>
          </table:table-cell>
          <table:table-cell table:style-name="ce7" office:value-type="string" calcext:value-type="string">
            <text:p>பெருவாயின் முள்ளியார்</text:p>
          </table:table-cell>
          <table:table-cell table:style-name="ce7" office:value-type="string" calcext:value-type="string">
            <text:p>நீதிநெறி – பதினெண்கீழ்க்கணக்கு</text:p>
          </table:table-cell>
          <table:table-cell table:style-name="ce10" office:value-type="string" calcext:value-type="string">
            <text:p><text:a xlink:href="https://www.projectmadurai.org/pm_etexts/pdf/pm0024.pdf" xlink:type="simple">pm0024.pdf</text:a></text:p>
          </table:table-cell>
          <table:table-cell table:style-name="ce10" office:value-type="string" calcext:value-type="string">
            <text:p><text:a xlink:href="https://www.projectmadurai.org/pm_etexts/utf8/pmuni0024.html" xlink:type="simple">pmuni0024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இன்னா நாற்பது</text:p>
          </table:table-cell>
          <table:table-cell table:style-name="ce8" office:value-type="string" calcext:value-type="string">
            <text:p>கபிலர்</text:p>
          </table:table-cell>
          <table:table-cell table:style-name="ce8" office:value-type="string" calcext:value-type="string">
            <text:p>நீதிநெறி – பதினெண்கீழ்க்கணக்கு</text:p>
          </table:table-cell>
          <table:table-cell table:style-name="ce10" office:value-type="string" calcext:value-type="string">
            <text:p><text:a xlink:href="https://www.projectmadurai.org/pm_etexts/pdf/pm0025.pdf" xlink:type="simple">pm0025.pdf</text:a></text:p>
          </table:table-cell>
          <table:table-cell table:style-name="ce10" office:value-type="string" calcext:value-type="string">
            <text:p><text:a xlink:href="https://www.projectmadurai.org/pm_etexts/utf8/pmuni0025.html" xlink:type="simple">pmuni0025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இனியவை நாற்பது</text:p>
          </table:table-cell>
          <table:table-cell table:style-name="ce7" office:value-type="string" calcext:value-type="string">
            <text:p>பூதஞ்சேந்தனார்</text:p>
          </table:table-cell>
          <table:table-cell table:style-name="ce7" office:value-type="string" calcext:value-type="string">
            <text:p>நீதிநெறி – பதினெண்கீழ்க்கணக்கு</text:p>
          </table:table-cell>
          <table:table-cell table:style-name="ce10" office:value-type="string" calcext:value-type="string">
            <text:p><text:a xlink:href="https://www.projectmadurai.org/pm_etexts/pdf/pm0025.pdf" xlink:type="simple">pm0025.pdf</text:a></text:p>
          </table:table-cell>
          <table:table-cell table:style-name="ce10" office:value-type="string" calcext:value-type="string">
            <text:p><text:a xlink:href="https://www.projectmadurai.org/pm_etexts/utf8/pmuni0025.html" xlink:type="simple">pmuni002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களவழி நாற்பது</text:p>
          </table:table-cell>
          <table:table-cell table:style-name="ce8" office:value-type="string" calcext:value-type="string">
            <text:p>பொய்கையார்</text:p>
          </table:table-cell>
          <table:table-cell table:style-name="ce8" office:value-type="string" calcext:value-type="string">
            <text:p>நீதிநெறி – பதினெண்கீழ்க்கணக்கு</text:p>
          </table:table-cell>
          <table:table-cell table:style-name="ce10" office:value-type="string" calcext:value-type="string">
            <text:p><text:a xlink:href="https://www.projectmadurai.org/pm_etexts/pdf/pm0025.pdf" xlink:type="simple">pm0025.pdf</text:a></text:p>
          </table:table-cell>
          <table:table-cell table:style-name="ce10" office:value-type="string" calcext:value-type="string">
            <text:p><text:a xlink:href="https://www.projectmadurai.org/pm_etexts/utf8/pmuni0025.html" xlink:type="simple">pmuni0025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முதுமொழிக் காஞ்சி</text:p>
          </table:table-cell>
          <table:table-cell table:style-name="ce7" office:value-type="string" calcext:value-type="string">
            <text:p>மதுரை கூடலூர் கிழார்</text:p>
          </table:table-cell>
          <table:table-cell table:style-name="ce7" office:value-type="string" calcext:value-type="string">
            <text:p>நீதிநெறி – பதினெண்கீழ்க்கணக்கு</text:p>
          </table:table-cell>
          <table:table-cell table:style-name="ce10" office:value-type="string" calcext:value-type="string">
            <text:p><text:a xlink:href="https://www.projectmadurai.org/pm_etexts/pdf/pm0025.pdf" xlink:type="simple">pm0025.pdf</text:a></text:p>
          </table:table-cell>
          <table:table-cell table:style-name="ce10" office:value-type="string" calcext:value-type="string">
            <text:p><text:a xlink:href="https://www.projectmadurai.org/pm_etexts/utf8/pmuni0025.html" xlink:type="simple">pmuni002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5" office:value-type="string" calcext:value-type="string">
            <text:p>அபிராமி அந்தாதி</text:p>
          </table:table-cell>
          <table:table-cell table:style-name="ce8" office:value-type="string" calcext:value-type="string">
            <text:p>அபிராமி பட்டர்</text:p>
          </table:table-cell>
          <table:table-cell table:style-name="ce8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026_01.pdf" xlink:type="simple">pm0026_01.pdf</text:a></text:p>
          </table:table-cell>
          <table:table-cell table:style-name="ce10" office:value-type="string" calcext:value-type="string">
            <text:p><text:a xlink:href="https://www.projectmadurai.org/pm_etexts/utf8/pmuni0026_01.html" xlink:type="simple">pmuni0026_0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அபிராமி அம்மைப் பதிகம்</text:p>
          </table:table-cell>
          <table:table-cell table:style-name="ce7" office:value-type="string" calcext:value-type="string">
            <text:p>அபிராமி பட்டர்</text:p>
          </table:table-cell>
          <table:table-cell table:style-name="ce7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026_02.pdf" xlink:type="simple">pm0026_02.pdf</text:a></text:p>
          </table:table-cell>
          <table:table-cell table:style-name="ce10" office:value-type="string" calcext:value-type="string">
            <text:p><text:a xlink:href="https://www.projectmadurai.org/pm_etexts/utf8/pmuni0026_02.html" xlink:type="simple">pmuni0026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5" office:value-type="string" calcext:value-type="string">
            <text:p>அபிராமி அந்தாதி /விளக்கஉரை</text:p>
          </table:table-cell>
          <table:table-cell table:style-name="ce8" office:value-type="string" calcext:value-type="string">
            <text:p>கண்ணதாசன்</text:p>
          </table:table-cell>
          <table:table-cell table:style-name="ce8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026_03.pdf" xlink:type="simple">pm0026_03.pdf</text:a></text:p>
          </table:table-cell>
          <table:table-cell table:style-name="ce10" office:value-type="string" calcext:value-type="string">
            <text:p><text:a xlink:href="https://www.projectmadurai.org/pm_etexts/utf8/pmuni0026_03.html" xlink:type="simple">pmuni0026_0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இன்னிலை</text:p>
          </table:table-cell>
          <table:table-cell table:style-name="ce7" office:value-type="string" calcext:value-type="string">
            <text:p>பொய்கையார்</text:p>
          </table:table-cell>
          <table:table-cell table:style-name="ce7" office:value-type="string" calcext:value-type="string">
            <text:p>நீதிநெறி – பதினெண்கீழ்க்கணக்கு</text:p>
          </table:table-cell>
          <table:table-cell table:style-name="ce10" office:value-type="string" calcext:value-type="string">
            <text:p><text:a xlink:href="https://www.projectmadurai.org/pm_etexts/pdf/pm0027.pdf" xlink:type="simple">pm0027.pdf</text:a></text:p>
          </table:table-cell>
          <table:table-cell table:style-name="ce10" office:value-type="string" calcext:value-type="string">
            <text:p><text:a xlink:href="https://www.projectmadurai.org/pm_etexts/utf8/pmuni0027.html" xlink:type="simple">pmuni002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5" office:value-type="string" calcext:value-type="string">
            <text:p>ஐந்திணை ஐம்பது</text:p>
          </table:table-cell>
          <table:table-cell table:style-name="ce8" office:value-type="string" calcext:value-type="string">
            <text:p>மாறன் பொறையனார்</text:p>
          </table:table-cell>
          <table:table-cell table:style-name="ce8" office:value-type="string" calcext:value-type="string">
            <text:p>நீதிநெறி – பதினெண்கீழ்க்கணக்கு</text:p>
          </table:table-cell>
          <table:table-cell table:style-name="ce10" office:value-type="string" calcext:value-type="string">
            <text:p><text:a xlink:href="https://www.projectmadurai.org/pm_etexts/pdf/pm0027.pdf" xlink:type="simple">pm0027.pdf</text:a></text:p>
          </table:table-cell>
          <table:table-cell table:style-name="ce10" office:value-type="string" calcext:value-type="string">
            <text:p><text:a xlink:href="https://www.projectmadurai.org/pm_etexts/utf8/pmuni0027.html" xlink:type="simple">pmuni0027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ஐந்திணை எழுபது</text:p>
          </table:table-cell>
          <table:table-cell table:style-name="ce7" office:value-type="string" calcext:value-type="string">
            <text:p>மூவாதியார்</text:p>
          </table:table-cell>
          <table:table-cell table:style-name="ce7" office:value-type="string" calcext:value-type="string">
            <text:p>நீதிநெறி – பதினெண்கீழ்க்கணக்கு</text:p>
          </table:table-cell>
          <table:table-cell table:style-name="ce10" office:value-type="string" calcext:value-type="string">
            <text:p><text:a xlink:href="https://www.projectmadurai.org/pm_etexts/pdf/pm0027.pdf" xlink:type="simple">pm0027.pdf</text:a></text:p>
          </table:table-cell>
          <table:table-cell table:style-name="ce10" office:value-type="string" calcext:value-type="string">
            <text:p><text:a xlink:href="https://www.projectmadurai.org/pm_etexts/utf8/pmuni0027.html" xlink:type="simple">pmuni002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5" office:value-type="string" calcext:value-type="string">
            <text:p>திணைமொழி ஐம்பது</text:p>
          </table:table-cell>
          <table:table-cell table:style-name="ce8" office:value-type="string" calcext:value-type="string">
            <text:p>கண்ணன் சேந்தனார்</text:p>
          </table:table-cell>
          <table:table-cell table:style-name="ce8" office:value-type="string" calcext:value-type="string">
            <text:p>நீதிநெறி – பதினெண்கீழ்க்கணக்கு</text:p>
          </table:table-cell>
          <table:table-cell table:style-name="ce10" office:value-type="string" calcext:value-type="string">
            <text:p><text:a xlink:href="https://www.projectmadurai.org/pm_etexts/pdf/pm0027.pdf" xlink:type="simple">pm0027.pdf</text:a></text:p>
          </table:table-cell>
          <table:table-cell table:style-name="ce10" office:value-type="string" calcext:value-type="string">
            <text:p><text:a xlink:href="https://www.projectmadurai.org/pm_etexts/utf8/pmuni0027.html" xlink:type="simple">pmuni0027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ஐங்குறு நூறு</text:p>
          </table:table-cell>
          <table:table-cell table:style-name="ce7" office:value-type="string" calcext:value-type="string">
            <text:p>பல ஆசிரியர்கள் (5)</text:p>
          </table:table-cell>
          <table:table-cell table:style-name="ce7" office:value-type="string" calcext:value-type="string">
            <text:p>சங்ககாலம் – எட்டுத்தொகை</text:p>
          </table:table-cell>
          <table:table-cell table:style-name="ce10" office:value-type="string" calcext:value-type="string">
            <text:p><text:a xlink:href="https://www.projectmadurai.org/pm_etexts/pdf/pm0028.pdf" xlink:type="simple">pm0028.pdf</text:a></text:p>
          </table:table-cell>
          <table:table-cell table:style-name="ce10" office:value-type="string" calcext:value-type="string">
            <text:p><text:a xlink:href="https://www.projectmadurai.org/pm_etexts/utf8/pmuni0028.html" xlink:type="simple">pmuni0028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5" office:value-type="string" calcext:value-type="string">
            <text:p>ஏலாதி; சிறு பஞ்ச மூலம்</text:p>
          </table:table-cell>
          <table:table-cell table:style-name="ce8" office:value-type="string" calcext:value-type="string">
            <text:p>கணிமேதாவியார்</text:p>
          </table:table-cell>
          <table:table-cell table:style-name="ce8" office:value-type="string" calcext:value-type="string">
            <text:p>நீதிநெறி – பதினெண்கீழ்க்கணக்கு</text:p>
          </table:table-cell>
          <table:table-cell table:style-name="ce10" office:value-type="string" calcext:value-type="string">
            <text:p><text:a xlink:href="https://www.projectmadurai.org/pm_etexts/pdf/pm0029.pdf" xlink:type="simple">pm0029.pdf</text:a></text:p>
          </table:table-cell>
          <table:table-cell table:style-name="ce10" office:value-type="string" calcext:value-type="string">
            <text:p><text:a xlink:href="https://www.projectmadurai.org/pm_etexts/utf8/pmuni0029.html" xlink:type="simple">pmuni0029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கார் நாற்பது</text:p>
          </table:table-cell>
          <table:table-cell table:style-name="ce7" office:value-type="string" calcext:value-type="string">
            <text:p>மதுரை கண்ணன் கூத்தனார்</text:p>
          </table:table-cell>
          <table:table-cell table:style-name="ce7" office:value-type="string" calcext:value-type="string">
            <text:p>நீதிநெறி – பதினெண்கீழ்க்கணக்கு</text:p>
          </table:table-cell>
          <table:table-cell table:style-name="ce10" office:value-type="string" calcext:value-type="string">
            <text:p><text:a xlink:href="https://www.projectmadurai.org/pm_etexts/pdf/pm0029.pdf" xlink:type="simple">pm0029.pdf</text:a></text:p>
          </table:table-cell>
          <table:table-cell table:style-name="ce10" office:value-type="string" calcext:value-type="string">
            <text:p><text:a xlink:href="https://www.projectmadurai.org/pm_etexts/utf8/pmuni0029.html" xlink:type="simple">pmuni002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5" office:value-type="string" calcext:value-type="string">
            <text:p>சிறு பஞ்ச மூலம்</text:p>
          </table:table-cell>
          <table:table-cell table:style-name="ce8" office:value-type="string" calcext:value-type="string">
            <text:p>காரியாசான்</text:p>
          </table:table-cell>
          <table:table-cell table:style-name="ce8" office:value-type="string" calcext:value-type="string">
            <text:p>நீதிநெறி – பதினெண்கீழ்க்கணக்கு</text:p>
          </table:table-cell>
          <table:table-cell table:style-name="ce10" office:value-type="string" calcext:value-type="string">
            <text:p><text:a xlink:href="https://www.projectmadurai.org/pm_etexts/pdf/pm0029.pdf" xlink:type="simple">pm0029.pdf</text:a></text:p>
          </table:table-cell>
          <table:table-cell table:style-name="ce10" office:value-type="string" calcext:value-type="string">
            <text:p><text:a xlink:href="https://www.projectmadurai.org/pm_etexts/utf8/pmuni0029.html" xlink:type="simple">pmuni0029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விவிலியம் /புதிய ஏற்பாடு /2</text:p>
          </table:table-cell>
          <table:table-cell table:style-name="ce7" office:value-type="string" calcext:value-type="string">
            <text:p>விவிலியம்</text:p>
          </table:table-cell>
          <table:table-cell table:style-name="ce7" office:value-type="string" calcext:value-type="string">
            <text:p>சமயம் – கிருத்துவம்</text:p>
          </table:table-cell>
          <table:table-cell table:style-name="ce10" office:value-type="string" calcext:value-type="string">
            <text:p><text:a xlink:href="https://www.projectmadurai.org/pm_etexts/pdf/pm0030.pdf" xlink:type="simple">pm0030.pdf</text:a></text:p>
          </table:table-cell>
          <table:table-cell table:style-name="ce10" office:value-type="string" calcext:value-type="string">
            <text:p><text:a xlink:href="https://www.projectmadurai.org/pm_etexts/utf8/pmuni0030_01.html" xlink:type="simple">pmuni0030_01.html
pmuni0030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5" office:value-type="string" calcext:value-type="string">
            <text:p>விவிலியம் /புதிய ஏற்பாடு /யோவான்</text:p>
          </table:table-cell>
          <table:table-cell table:style-name="ce8" office:value-type="string" calcext:value-type="string">
            <text:p>விவிலியம்</text:p>
          </table:table-cell>
          <table:table-cell table:style-name="ce8" office:value-type="string" calcext:value-type="string">
            <text:p>சமயம் – கிருத்துவம்</text:p>
          </table:table-cell>
          <table:table-cell table:style-name="ce10" office:value-type="string" calcext:value-type="string">
            <text:p><text:a xlink:href="https://www.projectmadurai.org/pm_etexts/pdf/pm0030.pdf" xlink:type="simple">pm0030.pdf</text:a></text:p>
          </table:table-cell>
          <table:table-cell table:style-name="ce10" office:value-type="string" calcext:value-type="string">
            <text:p><text:a xlink:href="https://www.projectmadurai.org/pm_etexts/utf8/pmuni0030_01.html" xlink:type="simple">pmuni0030_01.html
pmuni0030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விவிலியம் /புதிய ஏற்பாடு /லூக்கு</text:p>
          </table:table-cell>
          <table:table-cell table:style-name="ce7" office:value-type="string" calcext:value-type="string">
            <text:p>விவிலியம்</text:p>
          </table:table-cell>
          <table:table-cell table:style-name="ce7" office:value-type="string" calcext:value-type="string">
            <text:p>சமயம் – கிருத்துவம்</text:p>
          </table:table-cell>
          <table:table-cell table:style-name="ce10" office:value-type="string" calcext:value-type="string">
            <text:p><text:a xlink:href="https://www.projectmadurai.org/pm_etexts/pdf/pm0030.pdf" xlink:type="simple">pm0030.pdf</text:a></text:p>
          </table:table-cell>
          <table:table-cell table:style-name="ce10" office:value-type="string" calcext:value-type="string">
            <text:p><text:a xlink:href="https://www.projectmadurai.org/pm_etexts/utf8/pmuni0030_01.html" xlink:type="simple">pmuni0030_01.html
pmuni0030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5" office:value-type="string" calcext:value-type="string">
            <text:p>திருவருட்பா /அகவல்</text:p>
          </table:table-cell>
          <table:table-cell table:style-name="ce8" office:value-type="string" calcext:value-type="string">
            <text:p>இராமலிங்க அடிகள்</text:p>
          </table:table-cell>
          <table:table-cell table:style-name="ce8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031.pdf" xlink:type="simple">pm0031.pdf</text:a></text:p>
          </table:table-cell>
          <table:table-cell table:style-name="ce10" office:value-type="string" calcext:value-type="string">
            <text:p><text:a xlink:href="https://www.projectmadurai.org/pm_etexts/utf8/pmuni0031.html" xlink:type="simple">pmuni003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வடிவுடை மாணிக்க மாலை</text:p>
          </table:table-cell>
          <table:table-cell table:style-name="ce7" office:value-type="string" calcext:value-type="string">
            <text:p>இராமலிங்க அடிகள்</text:p>
          </table:table-cell>
          <table:table-cell table:style-name="ce7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031.pdf" xlink:type="simple">pm0031.pdf</text:a></text:p>
          </table:table-cell>
          <table:table-cell table:style-name="ce10" office:value-type="string" calcext:value-type="string">
            <text:p><text:a xlink:href="https://www.projectmadurai.org/pm_etexts/utf8/pmuni0031.html" xlink:type="simple">pmuni003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5" office:value-type="string" calcext:value-type="string">
            <text:p>கலேவலா - தமிழாக்கம் - 1</text:p>
          </table:table-cell>
          <table:table-cell table:style-name="ce8" office:value-type="string" calcext:value-type="string">
            <text:p>உதயணன்</text:p>
          </table:table-cell>
          <table:table-cell table:style-name="ce8" office:value-type="string" calcext:value-type="string">
            <text:p>இலக்கியம்</text:p>
          </table:table-cell>
          <table:table-cell table:style-name="ce10" office:value-type="string" calcext:value-type="string">
            <text:p><text:a xlink:href="https://www.projectmadurai.org/pm_etexts/pdf/pm0032_01.pdf" xlink:type="simple">pm0032_01.pdf
pm0032_02.pdf</text:a></text:p>
          </table:table-cell>
          <table:table-cell table:style-name="ce10" office:value-type="string" calcext:value-type="string">
            <text:p><text:a xlink:href="https://www.projectmadurai.org/pm_etexts/utf8/pmuni0032_01.html" xlink:type="simple">pmuni0032_01.html
pmuni0032_02.html
pmuni0032_0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கலேவலா - தமிழாக்கம் - 2</text:p>
          </table:table-cell>
          <table:table-cell table:style-name="ce7" office:value-type="string" calcext:value-type="string">
            <text:p>உதயணன்</text:p>
          </table:table-cell>
          <table:table-cell table:style-name="ce7" office:value-type="string" calcext:value-type="string">
            <text:p>இலக்கியம்</text:p>
          </table:table-cell>
          <table:table-cell table:style-name="ce10" office:value-type="string" calcext:value-type="string">
            <text:p><text:a xlink:href="https://www.projectmadurai.org/pm_etexts/pdf/pm0033.pdf" xlink:type="simple">pm0033.pdf</text:a></text:p>
          </table:table-cell>
          <table:table-cell table:style-name="ce10" office:value-type="string" calcext:value-type="string">
            <text:p><text:a xlink:href="https://www.projectmadurai.org/pm_etexts/utf8/pmuni0033_01.html" xlink:type="simple">pmuni0033_01.html
pmuni0033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5" office:value-type="string" calcext:value-type="string">
            <text:p>சண்முக கவசம்</text:p>
          </table:table-cell>
          <table:table-cell table:style-name="ce8" office:value-type="string" calcext:value-type="string">
            <text:p>பாம்பன் குமரகுருதாச சுவாமிகள்</text:p>
          </table:table-cell>
          <table:table-cell table:style-name="ce8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034_01.pdf" xlink:type="simple">pm0034_01.pdf</text:a></text:p>
          </table:table-cell>
          <table:table-cell table:style-name="ce10" office:value-type="string" calcext:value-type="string">
            <text:p><text:a xlink:href="https://www.projectmadurai.org/pm_etexts/utf8/pmuni0034_01.html" xlink:type="simple">pmuni0034_0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கந்த சஷ்டி கவசம் (6 கந்தர் கவசங்கள்)</text:p>
          </table:table-cell>
          <table:table-cell table:style-name="ce7" office:value-type="string" calcext:value-type="string">
            <text:p>தேவராய சுவாமிகள்</text:p>
          </table:table-cell>
          <table:table-cell table:style-name="ce7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034_02.pdf" xlink:type="simple">pm0034_02.pdf</text:a></text:p>
          </table:table-cell>
          <table:table-cell table:style-name="ce10" office:value-type="string" calcext:value-type="string">
            <text:p><text:a xlink:href="https://www.projectmadurai.org/pm_etexts/utf8/pmuni0034_02.html" xlink:type="simple">pmuni0034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5" office:value-type="string" calcext:value-type="string">
            <text:p>கந்த குரு கவசம்</text:p>
          </table:table-cell>
          <table:table-cell table:style-name="ce8" office:value-type="string" calcext:value-type="string">
            <text:p>சாந்தானந்த சுவாமிகள்</text:p>
          </table:table-cell>
          <table:table-cell table:style-name="ce8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034_03.pdf" xlink:type="simple">pm0034_03.pdf</text:a></text:p>
          </table:table-cell>
          <table:table-cell table:style-name="ce10" office:value-type="string" calcext:value-type="string">
            <text:p><text:a xlink:href="https://www.projectmadurai.org/pm_etexts/utf8/pmuni0034_03.html" xlink:type="simple">pmuni0034_0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சூளாமணி</text:p>
          </table:table-cell>
          <table:table-cell table:style-name="ce7" office:value-type="string" calcext:value-type="string">
            <text:p>தோலாமொழித் தேவர்</text:p>
          </table:table-cell>
          <table:table-cell table:style-name="ce7" office:value-type="string" calcext:value-type="string">
            <text:p>காப்பியம்</text:p>
          </table:table-cell>
          <table:table-cell table:style-name="ce10" office:value-type="string" calcext:value-type="string">
            <text:p><text:a xlink:href="https://www.projectmadurai.org/pm_etexts/pdf/pm0035.pdf" xlink:type="simple">pm0035.pdf</text:a></text:p>
          </table:table-cell>
          <table:table-cell table:style-name="ce10" office:value-type="string" calcext:value-type="string">
            <text:p><text:a xlink:href="https://www.projectmadurai.org/pm_etexts/utf8/pmuni0035_01.html" xlink:type="simple">pmuni0035_01.html
pmuni0035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5" office:value-type="string" calcext:value-type="string">
            <text:p>பழமொழி நானூறு</text:p>
          </table:table-cell>
          <table:table-cell table:style-name="ce8" office:value-type="string" calcext:value-type="string">
            <text:p>முன்றுறையரையனார்</text:p>
          </table:table-cell>
          <table:table-cell table:style-name="ce8" office:value-type="string" calcext:value-type="string">
            <text:p>நீதிநெறி – பதினெண்கீழ்க்கணக்கு</text:p>
          </table:table-cell>
          <table:table-cell table:style-name="ce10" office:value-type="string" calcext:value-type="string">
            <text:p><text:a xlink:href="https://www.projectmadurai.org/pm_etexts/pdf/pm0036.pdf" xlink:type="simple">pm0036.pdf</text:a></text:p>
          </table:table-cell>
          <table:table-cell table:style-name="ce10" office:value-type="string" calcext:value-type="string">
            <text:p><text:a xlink:href="https://www.projectmadurai.org/pm_etexts/utf8/pmuni0036.html" xlink:type="simple">pmuni003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அழகின் சிரிப்பு</text:p>
          </table:table-cell>
          <table:table-cell table:style-name="ce7" office:value-type="string" calcext:value-type="string">
            <text:p>பாரதிதாசன்</text:p>
          </table:table-cell>
          <table:table-cell table:style-name="ce7" office:value-type="string" calcext:value-type="string">
            <text:p>கவிதைகள்</text:p>
          </table:table-cell>
          <table:table-cell table:style-name="ce10" office:value-type="string" calcext:value-type="string">
            <text:p><text:a xlink:href="https://www.projectmadurai.org/pm_etexts/pdf/pm0037.pdf" xlink:type="simple">pm0037.pdf</text:a></text:p>
          </table:table-cell>
          <table:table-cell table:style-name="ce10" office:value-type="string" calcext:value-type="string">
            <text:p><text:a xlink:href="https://www.projectmadurai.org/pm_etexts/utf8/pmuni0037.html" xlink:type="simple">pmuni003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5" office:value-type="string" calcext:value-type="string">
            <text:p>பதிற்றுப்பத்து</text:p>
          </table:table-cell>
          <table:table-cell table:style-name="ce8" office:value-type="string" calcext:value-type="string">
            <text:p>பல ஆசிரியர்கள்</text:p>
          </table:table-cell>
          <table:table-cell table:style-name="ce8" office:value-type="string" calcext:value-type="string">
            <text:p>சங்ககாலம் – எட்டுத்தொகை</text:p>
          </table:table-cell>
          <table:table-cell table:style-name="ce10" office:value-type="string" calcext:value-type="string">
            <text:p><text:a xlink:href="https://www.projectmadurai.org/pm_etexts/pdf/pm0038.pdf" xlink:type="simple">pm0038.pdf</text:a></text:p>
          </table:table-cell>
          <table:table-cell table:style-name="ce10" office:value-type="string" calcext:value-type="string">
            <text:p><text:a xlink:href="https://www.projectmadurai.org/pm_etexts/utf8/pmuni0038.html" xlink:type="simple">pmuni003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விவிலியம் /புதிய ஏற்பாடு /ஏக்ட்ஸ்</text:p>
          </table:table-cell>
          <table:table-cell table:style-name="ce7" office:value-type="string" calcext:value-type="string">
            <text:p>விவிலியம்</text:p>
          </table:table-cell>
          <table:table-cell table:style-name="ce7" office:value-type="string" calcext:value-type="string">
            <text:p>சமயம் – கிருத்துவம்</text:p>
          </table:table-cell>
          <table:table-cell table:style-name="ce10" office:value-type="string" calcext:value-type="string">
            <text:p><text:a xlink:href="https://www.projectmadurai.org/pm_etexts/pdf/pm0039.pdf" xlink:type="simple">pm0039.pdf</text:a></text:p>
          </table:table-cell>
          <table:table-cell table:style-name="ce10" office:value-type="string" calcext:value-type="string">
            <text:p><text:a xlink:href="https://www.projectmadurai.org/pm_etexts/utf8/pmuni0039.html" xlink:type="simple">pmuni003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5" office:value-type="string" calcext:value-type="string">
            <text:p>தமிழ் விடுதூது</text:p>
          </table:table-cell>
          <table:table-cell table:style-name="ce8" office:value-type="string" calcext:value-type="string">
            <text:p>மதுரை சொக்கநாதர்</text:p>
          </table:table-cell>
          <table:table-cell table:style-name="ce8" office:value-type="string" calcext:value-type="string">
            <text:p>பிரபந்தம் - தூது</text:p>
          </table:table-cell>
          <table:table-cell table:style-name="ce10" office:value-type="string" calcext:value-type="string">
            <text:p><text:a xlink:href="https://www.projectmadurai.org/pm_etexts/pdf/pm0040.pdf" xlink:type="simple">pm0040.pdf</text:a></text:p>
          </table:table-cell>
          <table:table-cell table:style-name="ce10" office:value-type="string" calcext:value-type="string">
            <text:p><text:a xlink:href="https://www.projectmadurai.org/pm_etexts/utf8/pmuni0040.html" xlink:type="simple">pmuni004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விவிலியம் /புதிய ஏற்பாடு /கொரிந்தியர்கள்</text:p>
          </table:table-cell>
          <table:table-cell table:style-name="ce7" office:value-type="string" calcext:value-type="string">
            <text:p>விவிலியம்</text:p>
          </table:table-cell>
          <table:table-cell table:style-name="ce7" office:value-type="string" calcext:value-type="string">
            <text:p>சமயம் – கிருத்துவம்</text:p>
          </table:table-cell>
          <table:table-cell table:style-name="ce10" office:value-type="string" calcext:value-type="string">
            <text:p><text:a xlink:href="https://www.projectmadurai.org/pm_etexts/pdf/pm0041.pdf" xlink:type="simple">pm0041.pdf</text:a></text:p>
          </table:table-cell>
          <table:table-cell table:style-name="ce10" office:value-type="string" calcext:value-type="string">
            <text:p><text:a xlink:href="https://www.projectmadurai.org/pm_etexts/utf8/pmuni0041.html" xlink:type="simple">pmuni004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5" office:value-type="string" calcext:value-type="string">
            <text:p>விவிலியம் /புதிய ஏற்பாடு /எஸியன்ஸ்</text:p>
          </table:table-cell>
          <table:table-cell table:style-name="ce8" office:value-type="string" calcext:value-type="string">
            <text:p>விவிலியம்</text:p>
          </table:table-cell>
          <table:table-cell table:style-name="ce8" office:value-type="string" calcext:value-type="string">
            <text:p>சமயம் – கிருத்துவம்</text:p>
          </table:table-cell>
          <table:table-cell table:style-name="ce10" office:value-type="string" calcext:value-type="string">
            <text:p><text:a xlink:href="https://www.projectmadurai.org/pm_etexts/pdf/pm0042.pdf" xlink:type="simple">pm0042.pdf</text:a></text:p>
          </table:table-cell>
          <table:table-cell table:style-name="ce10" office:value-type="string" calcext:value-type="string">
            <text:p><text:a xlink:href="https://www.projectmadurai.org/pm_etexts/utf8/pmuni0042.html" xlink:type="simple">pmuni004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விவிலியம் /புதிய ஏற்பாடு /காலாசியர்கள்</text:p>
          </table:table-cell>
          <table:table-cell table:style-name="ce7" office:value-type="string" calcext:value-type="string">
            <text:p>விவிலியம்</text:p>
          </table:table-cell>
          <table:table-cell table:style-name="ce7" office:value-type="string" calcext:value-type="string">
            <text:p>சமயம் – கிருத்துவம்</text:p>
          </table:table-cell>
          <table:table-cell table:style-name="ce10" office:value-type="string" calcext:value-type="string">
            <text:p><text:a xlink:href="https://www.projectmadurai.org/pm_etexts/pdf/pm0042.pdf" xlink:type="simple">pm0042.pdf</text:a></text:p>
          </table:table-cell>
          <table:table-cell table:style-name="ce10" office:value-type="string" calcext:value-type="string">
            <text:p><text:a xlink:href="https://www.projectmadurai.org/pm_etexts/utf8/pmuni0042.html" xlink:type="simple">pmuni004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5" office:value-type="string" calcext:value-type="string">
            <text:p>விவிலியம் /புதிய ஏற்பாடு /ஹீப்ரு</text:p>
          </table:table-cell>
          <table:table-cell table:style-name="ce8" office:value-type="string" calcext:value-type="string">
            <text:p>விவிலியம்</text:p>
          </table:table-cell>
          <table:table-cell table:style-name="ce8" office:value-type="string" calcext:value-type="string">
            <text:p>சமயம் – கிருத்துவம்</text:p>
          </table:table-cell>
          <table:table-cell table:style-name="ce10" office:value-type="string" calcext:value-type="string">
            <text:p><text:a xlink:href="https://www.projectmadurai.org/pm_etexts/pdf/pm0042.pdf" xlink:type="simple">pm0042.pdf</text:a></text:p>
          </table:table-cell>
          <table:table-cell table:style-name="ce10" office:value-type="string" calcext:value-type="string">
            <text:p><text:a xlink:href="https://www.projectmadurai.org/pm_etexts/utf8/pmuni0042.html" xlink:type="simple">pmuni004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விவிலியம் /புதிய ஏற்பாடு /பிலமோன்</text:p>
          </table:table-cell>
          <table:table-cell table:style-name="ce7" office:value-type="string" calcext:value-type="string">
            <text:p>விவிலியம்</text:p>
          </table:table-cell>
          <table:table-cell table:style-name="ce7" office:value-type="string" calcext:value-type="string">
            <text:p>சமயம் – கிருத்துவம்</text:p>
          </table:table-cell>
          <table:table-cell table:style-name="ce10" office:value-type="string" calcext:value-type="string">
            <text:p><text:a xlink:href="https://www.projectmadurai.org/pm_etexts/pdf/pm0042.pdf" xlink:type="simple">pm0042.pdf</text:a></text:p>
          </table:table-cell>
          <table:table-cell table:style-name="ce10" office:value-type="string" calcext:value-type="string">
            <text:p><text:a xlink:href="https://www.projectmadurai.org/pm_etexts/utf8/pmuni0042.html" xlink:type="simple">pmuni004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5" office:value-type="string" calcext:value-type="string">
            <text:p>விவிலியம் /புதிய ஏற்பாடு /தெஸலோனியர்கள்</text:p>
          </table:table-cell>
          <table:table-cell table:style-name="ce8" office:value-type="string" calcext:value-type="string">
            <text:p>விவிலியம்</text:p>
          </table:table-cell>
          <table:table-cell table:style-name="ce8" office:value-type="string" calcext:value-type="string">
            <text:p>சமயம் – கிருத்துவம்</text:p>
          </table:table-cell>
          <table:table-cell table:style-name="ce10" office:value-type="string" calcext:value-type="string">
            <text:p><text:a xlink:href="https://www.projectmadurai.org/pm_etexts/pdf/pm0042.pdf" xlink:type="simple">pm0042.pdf</text:a></text:p>
          </table:table-cell>
          <table:table-cell table:style-name="ce10" office:value-type="string" calcext:value-type="string">
            <text:p><text:a xlink:href="https://www.projectmadurai.org/pm_etexts/utf8/pmuni0042.html" xlink:type="simple">pmuni004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விவிலியம் /புதிய ஏற்பாடு /திமோதி</text:p>
          </table:table-cell>
          <table:table-cell table:style-name="ce7" office:value-type="string" calcext:value-type="string">
            <text:p>விவிலியம்</text:p>
          </table:table-cell>
          <table:table-cell table:style-name="ce7" office:value-type="string" calcext:value-type="string">
            <text:p>சமயம் – கிருத்துவம்</text:p>
          </table:table-cell>
          <table:table-cell table:style-name="ce10" office:value-type="string" calcext:value-type="string">
            <text:p><text:a xlink:href="https://www.projectmadurai.org/pm_etexts/pdf/pm0042.pdf" xlink:type="simple">pm0042.pdf</text:a></text:p>
          </table:table-cell>
          <table:table-cell table:style-name="ce10" office:value-type="string" calcext:value-type="string">
            <text:p><text:a xlink:href="https://www.projectmadurai.org/pm_etexts/utf8/pmuni0042.html" xlink:type="simple">pmuni004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5" office:value-type="string" calcext:value-type="string">
            <text:p>மதுரை மீனாட்சிஅம்மை பிள்ளைத்தமிழ்</text:p>
          </table:table-cell>
          <table:table-cell table:style-name="ce8" office:value-type="string" calcext:value-type="string">
            <text:p>குமரகுருபரர்</text:p>
          </table:table-cell>
          <table:table-cell table:style-name="ce8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043.pdf" xlink:type="simple">pm0043.pdf</text:a></text:p>
          </table:table-cell>
          <table:table-cell table:style-name="ce10" office:value-type="string" calcext:value-type="string">
            <text:p><text:a xlink:href="https://www.projectmadurai.org/pm_etexts/utf8/pmuni0043.html" xlink:type="simple">pmuni004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கலேவலா - தமிழாக்கம் - 3</text:p>
          </table:table-cell>
          <table:table-cell table:style-name="ce7" office:value-type="string" calcext:value-type="string">
            <text:p>உதயணன்</text:p>
          </table:table-cell>
          <table:table-cell table:style-name="ce7" office:value-type="string" calcext:value-type="string">
            <text:p>காப்பியம்</text:p>
          </table:table-cell>
          <table:table-cell table:style-name="ce10" office:value-type="string" calcext:value-type="string">
            <text:p><text:a xlink:href="https://www.projectmadurai.org/pm_etexts/pdf/pm0044.pdf" xlink:type="simple">pm0044.pdf</text:a></text:p>
          </table:table-cell>
          <table:table-cell table:style-name="ce10" office:value-type="string" calcext:value-type="string">
            <text:p><text:a xlink:href="https://www.projectmadurai.org/pm_etexts/utf8/pmuni0044_01.html" xlink:type="simple">pmuni0044_01.html
pmuni0044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5" office:value-type="string" calcext:value-type="string">
            <text:p>மதுரைக் கலம்பகம்</text:p>
          </table:table-cell>
          <table:table-cell table:style-name="ce8" office:value-type="string" calcext:value-type="string">
            <text:p>குமரகுருபரர்</text:p>
          </table:table-cell>
          <table:table-cell table:style-name="ce8" office:value-type="string" calcext:value-type="string">
            <text:p>பிரபந்தம் - கலம்பகம்</text:p>
          </table:table-cell>
          <table:table-cell table:style-name="ce10" office:value-type="string" calcext:value-type="string">
            <text:p><text:a xlink:href="https://www.projectmadurai.org/pm_etexts/pdf/pm0045.pdf" xlink:type="simple">pm0045.pdf</text:a></text:p>
          </table:table-cell>
          <table:table-cell table:style-name="ce10" office:value-type="string" calcext:value-type="string">
            <text:p><text:a xlink:href="https://www.projectmadurai.org/pm_etexts/utf8/pmuni0045.html" xlink:type="simple">pmuni0045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சிலப்பதிகாரம் /பாகம் 1 /புகார்க்காண்டம்</text:p>
          </table:table-cell>
          <table:table-cell table:style-name="ce7" office:value-type="string" calcext:value-type="string">
            <text:p>இளங்கோ அடிகள்</text:p>
          </table:table-cell>
          <table:table-cell table:style-name="ce7" office:value-type="string" calcext:value-type="string">
            <text:p>காப்பியம்</text:p>
          </table:table-cell>
          <table:table-cell table:style-name="ce10" office:value-type="string" calcext:value-type="string">
            <text:p><text:a xlink:href="https://www.projectmadurai.org/pm_etexts/pdf/pm0046.pdf" xlink:type="simple">pm0046.pdf</text:a></text:p>
          </table:table-cell>
          <table:table-cell table:style-name="ce10" office:value-type="string" calcext:value-type="string">
            <text:p><text:a xlink:href="https://www.projectmadurai.org/pm_etexts/utf8/pmuni0046.html" xlink:type="simple">pmuni0046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5" office:value-type="string" calcext:value-type="string">
            <text:p>நான்மணிக்கடிகை</text:p>
          </table:table-cell>
          <table:table-cell table:style-name="ce8" office:value-type="string" calcext:value-type="string">
            <text:p>விளம்பிநாகனார்</text:p>
          </table:table-cell>
          <table:table-cell table:style-name="ce8" office:value-type="string" calcext:value-type="string">
            <text:p>நீதிநெறி – பதினெண்கீழ்க்கணக்கு</text:p>
          </table:table-cell>
          <table:table-cell table:style-name="ce10" office:value-type="string" calcext:value-type="string">
            <text:p><text:a xlink:href="https://www.projectmadurai.org/pm_etexts/pdf/pm0047.pdf" xlink:type="simple">pm0047.pdf</text:a></text:p>
          </table:table-cell>
          <table:table-cell table:style-name="ce10" office:value-type="string" calcext:value-type="string">
            <text:p><text:a xlink:href="https://www.projectmadurai.org/pm_etexts/utf8/pmuni0047.html" xlink:type="simple">pmuni0047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திரிகடுகம்</text:p>
          </table:table-cell>
          <table:table-cell table:style-name="ce7" office:value-type="string" calcext:value-type="string">
            <text:p>நல்லாதனார்</text:p>
          </table:table-cell>
          <table:table-cell table:style-name="ce7" office:value-type="string" calcext:value-type="string">
            <text:p>நீதிநெறி – பதினெண்கீழ்க்கணக்கு</text:p>
          </table:table-cell>
          <table:table-cell table:style-name="ce10" office:value-type="string" calcext:value-type="string">
            <text:p><text:a xlink:href="https://www.projectmadurai.org/pm_etexts/pdf/pm0048.pdf" xlink:type="simple">pm0048.pdf</text:a></text:p>
          </table:table-cell>
          <table:table-cell table:style-name="ce10" office:value-type="string" calcext:value-type="string">
            <text:p><text:a xlink:href="https://www.projectmadurai.org/pm_etexts/utf8/pmuni0048.html" xlink:type="simple">pmuni0048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5" office:value-type="string" calcext:value-type="string">
            <text:p>கண்ணன் பாட்டு</text:p>
          </table:table-cell>
          <table:table-cell table:style-name="ce8" office:value-type="string" calcext:value-type="string">
            <text:p>சி. சுப்ரமணிய பாரதியார்</text:p>
          </table:table-cell>
          <table:table-cell table:style-name="ce8" office:value-type="string" calcext:value-type="string">
            <text:p>பாடல்கள் - தொகுப்பு</text:p>
          </table:table-cell>
          <table:table-cell table:style-name="ce10" office:value-type="string" calcext:value-type="string">
            <text:p><text:a xlink:href="https://www.projectmadurai.org/pm_etexts/pdf/pm0049.pdf" xlink:type="simple">pm0049.pdf</text:a></text:p>
          </table:table-cell>
          <table:table-cell table:style-name="ce10" office:value-type="string" calcext:value-type="string">
            <text:p><text:a xlink:href="https://www.projectmadurai.org/pm_etexts/utf8/pmuni0049.html" xlink:type="simple">pmuni0049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குயில் பாட்டு</text:p>
          </table:table-cell>
          <table:table-cell table:style-name="ce7" office:value-type="string" calcext:value-type="string">
            <text:p>சி. சுப்ரமணிய பாரதியார்</text:p>
          </table:table-cell>
          <table:table-cell table:style-name="ce7" office:value-type="string" calcext:value-type="string">
            <text:p>பாடல்கள் - தொகுப்பு</text:p>
          </table:table-cell>
          <table:table-cell table:style-name="ce10" office:value-type="string" calcext:value-type="string">
            <text:p><text:a xlink:href="https://www.projectmadurai.org/pm_etexts/pdf/pm0049.pdf" xlink:type="simple">pm0049.pdf</text:a></text:p>
          </table:table-cell>
          <table:table-cell table:style-name="ce10" office:value-type="string" calcext:value-type="string">
            <text:p><text:a xlink:href="https://www.projectmadurai.org/pm_etexts/utf8/pmuni0049.html" xlink:type="simple">pmuni004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5" office:value-type="string" calcext:value-type="string">
            <text:p>பாரதியார் பாடல்கள் - 3</text:p>
          </table:table-cell>
          <table:table-cell table:style-name="ce8" office:value-type="string" calcext:value-type="string">
            <text:p>சி. சுப்ரமணிய பாரதியார்</text:p>
          </table:table-cell>
          <table:table-cell table:style-name="ce8" office:value-type="string" calcext:value-type="string">
            <text:p>பாடல்கள் - தொகுப்பு</text:p>
          </table:table-cell>
          <table:table-cell table:style-name="ce10" office:value-type="string" calcext:value-type="string">
            <text:p><text:a xlink:href="https://www.projectmadurai.org/pm_etexts/pdf/pm0049.pdf" xlink:type="simple">pm0049.pdf</text:a></text:p>
          </table:table-cell>
          <table:table-cell table:style-name="ce10" office:value-type="string" calcext:value-type="string">
            <text:p><text:a xlink:href="https://www.projectmadurai.org/pm_etexts/utf8/pmuni0049.html" xlink:type="simple">pmuni0049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மதுராபுரி அம்பிகைமாலை</text:p>
          </table:table-cell>
          <table:table-cell table:style-name="ce7" office:value-type="string" calcext:value-type="string">
            <text:p>குலசேகர பாண்டியன்</text:p>
          </table:table-cell>
          <table:table-cell table:style-name="ce7" office:value-type="string" calcext:value-type="string">
            <text:p>பிரபந்தம் - மாலை</text:p>
          </table:table-cell>
          <table:table-cell table:style-name="ce10" office:value-type="string" calcext:value-type="string">
            <text:p><text:a xlink:href="https://www.projectmadurai.org/pm_etexts/pdf/pm0050.pdf" xlink:type="simple">pm0050.pdf</text:a></text:p>
          </table:table-cell>
          <table:table-cell table:style-name="ce10" office:value-type="string" calcext:value-type="string">
            <text:p><text:a xlink:href="https://www.projectmadurai.org/pm_etexts/utf8/pmuni0050.html" xlink:type="simple">pmuni0050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5" office:value-type="string" calcext:value-type="string">
            <text:p>இன்னிலை</text:p>
          </table:table-cell>
          <table:table-cell table:style-name="ce8" office:value-type="string" calcext:value-type="string">
            <text:p>பொய்கையார்</text:p>
          </table:table-cell>
          <table:table-cell table:style-name="ce8" office:value-type="string" calcext:value-type="string">
            <text:p>நீதிநெறி – பதினெண்கீழ்க்கணக்கு</text:p>
          </table:table-cell>
          <table:table-cell table:style-name="ce10" office:value-type="string" calcext:value-type="string">
            <text:p><text:a xlink:href="https://www.projectmadurai.org/pm_etexts/pdf/pm0051.pdf" xlink:type="simple">pm0051.pdf</text:a></text:p>
          </table:table-cell>
          <table:table-cell table:style-name="ce10" office:value-type="string" calcext:value-type="string">
            <text:p><text:a xlink:href="https://www.projectmadurai.org/pm_etexts/utf8/pmuni0051.html" xlink:type="simple">pmuni005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கைந்நிலை</text:p>
          </table:table-cell>
          <table:table-cell table:style-name="ce7" office:value-type="string" calcext:value-type="string">
            <text:p>புல்லங்காடனார்</text:p>
          </table:table-cell>
          <table:table-cell table:style-name="ce7" office:value-type="string" calcext:value-type="string">
            <text:p>நீதிநெறி – பதினெண்கீழ்க்கணக்கு</text:p>
          </table:table-cell>
          <table:table-cell table:style-name="ce10" office:value-type="string" calcext:value-type="string">
            <text:p><text:a xlink:href="https://www.projectmadurai.org/pm_etexts/pdf/pm0051.pdf" xlink:type="simple">pm0051.pdf</text:a></text:p>
          </table:table-cell>
          <table:table-cell table:style-name="ce10" office:value-type="string" calcext:value-type="string">
            <text:p><text:a xlink:href="https://www.projectmadurai.org/pm_etexts/utf8/pmuni0051.html" xlink:type="simple">pmuni005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5" office:value-type="string" calcext:value-type="string">
            <text:p>சரஸ்வதி அந்தாதி</text:p>
          </table:table-cell>
          <table:table-cell table:style-name="ce8" office:value-type="string" calcext:value-type="string">
            <text:p>கம்பர்</text:p>
          </table:table-cell>
          <table:table-cell table:style-name="ce8" office:value-type="string" calcext:value-type="string">
            <text:p>பிரபந்தம் - அந்தாதி</text:p>
          </table:table-cell>
          <table:table-cell table:style-name="ce10" office:value-type="string" calcext:value-type="string">
            <text:p><text:a xlink:href="https://www.projectmadurai.org/pm_etexts/pdf/pm0052.pdf" xlink:type="simple">pm0052.pdf</text:a></text:p>
          </table:table-cell>
          <table:table-cell table:style-name="ce10" office:value-type="string" calcext:value-type="string">
            <text:p><text:a xlink:href="https://www.projectmadurai.org/pm_etexts/utf8/pmuni0052.html" xlink:type="simple">pmuni005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சடகோபர் அந்தாதி</text:p>
          </table:table-cell>
          <table:table-cell table:style-name="ce7" office:value-type="string" calcext:value-type="string">
            <text:p>கம்பர்</text:p>
          </table:table-cell>
          <table:table-cell table:style-name="ce7" office:value-type="string" calcext:value-type="string">
            <text:p>பிரபந்தம் - அந்தாதி</text:p>
          </table:table-cell>
          <table:table-cell table:style-name="ce10" office:value-type="string" calcext:value-type="string">
            <text:p><text:a xlink:href="https://www.projectmadurai.org/pm_etexts/pdf/pm0052.pdf" xlink:type="simple">pm0052.pdf</text:a></text:p>
          </table:table-cell>
          <table:table-cell table:style-name="ce10" office:value-type="string" calcext:value-type="string">
            <text:p><text:a xlink:href="https://www.projectmadurai.org/pm_etexts/utf8/pmuni0052.html" xlink:type="simple">pmuni005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5" office:value-type="string" calcext:value-type="string">
            <text:p>முல்லைப் பாட்டு/ஆராய்ச்சி</text:p>
          </table:table-cell>
          <table:table-cell table:style-name="ce8" office:value-type="string" calcext:value-type="string">
            <text:p>மறைமலை அடிகள்</text:p>
          </table:table-cell>
          <table:table-cell table:style-name="ce8" office:value-type="string" calcext:value-type="string">
            <text:p>சங்ககாலம் - பத்துப்பாட்டு</text:p>
          </table:table-cell>
          <table:table-cell table:style-name="ce10" office:value-type="string" calcext:value-type="string">
            <text:p><text:a xlink:href="https://www.projectmadurai.org/pm_etexts/pdf/pm0053.pdf" xlink:type="simple">pm0053.pdf</text:a></text:p>
          </table:table-cell>
          <table:table-cell table:style-name="ce10" office:value-type="string" calcext:value-type="string">
            <text:p><text:a xlink:href="https://www.projectmadurai.org/pm_etexts/utf8/pmuni0053.html" xlink:type="simple">pmuni005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திருச்சிற்றம்பலக் கோவையார்</text:p>
          </table:table-cell>
          <table:table-cell table:style-name="ce7" office:value-type="string" calcext:value-type="string">
            <text:p>மாணிக்க வாசகர்</text:p>
          </table:table-cell>
          <table:table-cell table:style-name="ce7" office:value-type="string" calcext:value-type="string">
            <text:p>சமயம்</text:p>
          </table:table-cell>
          <table:table-cell table:style-name="ce10" office:value-type="string" calcext:value-type="string">
            <text:p><text:a xlink:href="https://www.projectmadurai.org/pm_etexts/pdf/pm0054.pdf" xlink:type="simple">pm0054.pdf</text:a></text:p>
          </table:table-cell>
          <table:table-cell table:style-name="ce10" office:value-type="string" calcext:value-type="string">
            <text:p><text:a xlink:href="https://www.projectmadurai.org/pm_etexts/utf8/pmuni0054.html" xlink:type="simple">pmuni0054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5" office:value-type="string" calcext:value-type="string">
            <text:p>திருமுறை 8/ திருச்சிற்றம்பலக் கோவையார்</text:p>
          </table:table-cell>
          <table:table-cell table:style-name="ce8" office:value-type="string" calcext:value-type="string">
            <text:p>மாணிக்க வாசகர்</text:p>
          </table:table-cell>
          <table:table-cell table:style-name="ce8" office:value-type="string" calcext:value-type="string">
            <text:p>சமயம்</text:p>
          </table:table-cell>
          <table:table-cell table:style-name="ce10" office:value-type="string" calcext:value-type="string">
            <text:p><text:a xlink:href="https://www.projectmadurai.org/pm_etexts/pdf/pm0054.pdf" xlink:type="simple">pm0054.pdf</text:a></text:p>
          </table:table-cell>
          <table:table-cell table:style-name="ce10" office:value-type="string" calcext:value-type="string">
            <text:p><text:a xlink:href="https://www.projectmadurai.org/pm_etexts/utf8/pmuni0054.html" xlink:type="simple">pmuni005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யாப்பெருங்கலக் காரிகை</text:p>
          </table:table-cell>
          <table:table-cell table:style-name="ce7" office:value-type="string" calcext:value-type="string">
            <text:p>அமிதசாகரர்</text:p>
          </table:table-cell>
          <table:table-cell table:style-name="ce7" office:value-type="string" calcext:value-type="string">
            <text:p>இலக்கணம்</text:p>
          </table:table-cell>
          <table:table-cell table:style-name="ce10" office:value-type="string" calcext:value-type="string">
            <text:p><text:a xlink:href="https://www.projectmadurai.org/pm_etexts/pdf/pm0055.pdf" xlink:type="simple">pm0055.pdf</text:a></text:p>
          </table:table-cell>
          <table:table-cell table:style-name="ce10" office:value-type="string" calcext:value-type="string">
            <text:p><text:a xlink:href="https://www.projectmadurai.org/pm_etexts/utf8/pmuni0055.html" xlink:type="simple">pmuni005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5" office:value-type="string" calcext:value-type="string">
            <text:p>திணைமாலை நூற்றைம்பது</text:p>
          </table:table-cell>
          <table:table-cell table:style-name="ce8" office:value-type="string" calcext:value-type="string">
            <text:p>கணிமேதையார்</text:p>
          </table:table-cell>
          <table:table-cell table:style-name="ce8" office:value-type="string" calcext:value-type="string">
            <text:p>நீதிநெறி – பதினெண்கீழ்க்கணக்கு</text:p>
          </table:table-cell>
          <table:table-cell table:style-name="ce10" office:value-type="string" calcext:value-type="string">
            <text:p><text:a xlink:href="https://www.projectmadurai.org/pm_etexts/pdf/pm0056.pdf" xlink:type="simple">pm0056.pdf</text:a></text:p>
          </table:table-cell>
          <table:table-cell table:style-name="ce10" office:value-type="string" calcext:value-type="string">
            <text:p><text:a xlink:href="https://www.projectmadurai.org/pm_etexts/utf8/pmuni0056.html" xlink:type="simple">pmuni005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புறநானூறு</text:p>
          </table:table-cell>
          <table:table-cell table:style-name="ce7"/>
          <table:table-cell table:style-name="ce7" office:value-type="string" calcext:value-type="string">
            <text:p>சங்ககாலம் – எட்டுத்தொகை</text:p>
          </table:table-cell>
          <table:table-cell table:style-name="ce10" office:value-type="string" calcext:value-type="string">
            <text:p><text:a xlink:href="https://www.projectmadurai.org/pm_etexts/pdf/pm0057.pdf" xlink:type="simple">pm0057.pdf</text:a></text:p>
          </table:table-cell>
          <table:table-cell table:style-name="ce10" office:value-type="string" calcext:value-type="string">
            <text:p><text:a xlink:href="https://www.projectmadurai.org/pm_etexts/utf8/pmuni0057.html" xlink:type="simple">pmuni005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5" office:value-type="string" calcext:value-type="string">
            <text:p>ஏழாண்டு இலக்கிய வளர்ச்சி</text:p>
          </table:table-cell>
          <table:table-cell table:style-name="ce8" office:value-type="string" calcext:value-type="string">
            <text:p>மு. தளையசிங்கம்</text:p>
          </table:table-cell>
          <table:table-cell table:style-name="ce8" office:value-type="string" calcext:value-type="string">
            <text:p>வரலாறு</text:p>
          </table:table-cell>
          <table:table-cell table:style-name="ce10" office:value-type="string" calcext:value-type="string">
            <text:p><text:a xlink:href="https://www.projectmadurai.org/pm_etexts/pdf/pm0058.pdf" xlink:type="simple">pm0058.pdf</text:a></text:p>
          </table:table-cell>
          <table:table-cell table:style-name="ce10" office:value-type="string" calcext:value-type="string">
            <text:p><text:a xlink:href="https://www.projectmadurai.org/pm_etexts/utf8/pmuni0058.html" xlink:type="simple">pmuni005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விவேக சிந்தாமணி</text:p>
          </table:table-cell>
          <table:table-cell table:style-name="ce7"/>
          <table:table-cell table:style-name="ce7" office:value-type="string" calcext:value-type="string">
            <text:p>நீதிநெறி நூல்கள்</text:p>
          </table:table-cell>
          <table:table-cell table:style-name="ce10" office:value-type="string" calcext:value-type="string">
            <text:p><text:a xlink:href="https://www.projectmadurai.org/pm_etexts/pdf/pm0059.pdf" xlink:type="simple">pm0059.pdf</text:a></text:p>
          </table:table-cell>
          <table:table-cell table:style-name="ce10" office:value-type="string" calcext:value-type="string">
            <text:p><text:a xlink:href="https://www.projectmadurai.org/pm_etexts/utf8/pmuni0059.html" xlink:type="simple">pmuni005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5" office:value-type="string" calcext:value-type="string">
            <text:p>ஆதிநாதன் வளமடல்</text:p>
          </table:table-cell>
          <table:table-cell table:style-name="ce8" office:value-type="string" calcext:value-type="string">
            <text:p>செயங்கொண்டார்</text:p>
          </table:table-cell>
          <table:table-cell table:style-name="ce8" office:value-type="string" calcext:value-type="string">
            <text:p>பிரபந்தம் - மடல்</text:p>
          </table:table-cell>
          <table:table-cell table:style-name="ce10" office:value-type="string" calcext:value-type="string">
            <text:p><text:a xlink:href="https://www.projectmadurai.org/pm_etexts/pdf/pm0060.pdf" xlink:type="simple">pm0060.pdf</text:a></text:p>
          </table:table-cell>
          <table:table-cell table:style-name="ce10" office:value-type="string" calcext:value-type="string">
            <text:p><text:a xlink:href="https://www.projectmadurai.org/pm_etexts/utf8/pmuni0060.html" xlink:type="simple">pmuni006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காரானை விழுப்பரையன் மடல்</text:p>
          </table:table-cell>
          <table:table-cell table:style-name="ce7" office:value-type="string" calcext:value-type="string">
            <text:p>செயங்கொண்டார்</text:p>
          </table:table-cell>
          <table:table-cell table:style-name="ce7" office:value-type="string" calcext:value-type="string">
            <text:p>பிரபந்தம் - மடல்</text:p>
          </table:table-cell>
          <table:table-cell table:style-name="ce10" office:value-type="string" calcext:value-type="string">
            <text:p><text:a xlink:href="https://www.projectmadurai.org/pm_etexts/pdf/pm0060.pdf" xlink:type="simple">pm0060.pdf</text:a></text:p>
          </table:table-cell>
          <table:table-cell table:style-name="ce10" office:value-type="string" calcext:value-type="string">
            <text:p><text:a xlink:href="https://www.projectmadurai.org/pm_etexts/utf8/pmuni0060.html" xlink:type="simple">pmuni0060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5" office:value-type="string" calcext:value-type="string">
            <text:p>பழைய இராமயணம்</text:p>
          </table:table-cell>
          <table:table-cell table:style-name="ce8"/>
          <table:table-cell table:style-name="ce8" office:value-type="string" calcext:value-type="string">
            <text:p>காப்பியம்</text:p>
          </table:table-cell>
          <table:table-cell table:style-name="ce10" office:value-type="string" calcext:value-type="string">
            <text:p><text:a xlink:href="https://www.projectmadurai.org/pm_etexts/pdf/pm0061.pdf" xlink:type="simple">pm0061.pdf</text:a></text:p>
          </table:table-cell>
          <table:table-cell table:style-name="ce10" office:value-type="string" calcext:value-type="string">
            <text:p><text:a xlink:href="https://www.projectmadurai.org/pm_etexts/utf8/pmuni0061.html" xlink:type="simple">pmuni006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வளையாபதி</text:p>
          </table:table-cell>
          <table:table-cell table:style-name="ce7"/>
          <table:table-cell table:style-name="ce7" office:value-type="string" calcext:value-type="string">
            <text:p>காப்பியம்</text:p>
          </table:table-cell>
          <table:table-cell table:style-name="ce10" office:value-type="string" calcext:value-type="string">
            <text:p><text:a xlink:href="https://www.projectmadurai.org/pm_etexts/pdf/pm0062.pdf" xlink:type="simple">pm0062.pdf</text:a></text:p>
          </table:table-cell>
          <table:table-cell table:style-name="ce10" office:value-type="string" calcext:value-type="string">
            <text:p><text:a xlink:href="https://www.projectmadurai.org/pm_etexts/utf8/pmuni0062.html" xlink:type="simple">pmuni006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5" office:value-type="string" calcext:value-type="string">
            <text:p>பொருநாறாற்றுப்படை</text:p>
          </table:table-cell>
          <table:table-cell table:style-name="ce8" office:value-type="string" calcext:value-type="string">
            <text:p>முடத்தாமக்கண்ணியார்</text:p>
          </table:table-cell>
          <table:table-cell table:style-name="ce8" office:value-type="string" calcext:value-type="string">
            <text:p>சங்ககாலம் - பத்துப்பாட்டு</text:p>
          </table:table-cell>
          <table:table-cell table:style-name="ce10" office:value-type="string" calcext:value-type="string">
            <text:p><text:a xlink:href="https://www.projectmadurai.org/pm_etexts/pdf/pm0063.pdf" xlink:type="simple">pm0063.pdf</text:a></text:p>
          </table:table-cell>
          <table:table-cell table:style-name="ce10" office:value-type="string" calcext:value-type="string">
            <text:p><text:a xlink:href="https://www.projectmadurai.org/pm_etexts/utf8/pmuni0063.html" xlink:type="simple">pmuni006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சிறுபாணாற்றுப்படை</text:p>
          </table:table-cell>
          <table:table-cell table:style-name="ce7" office:value-type="string" calcext:value-type="string">
            <text:p>நத்தத்தனார்</text:p>
          </table:table-cell>
          <table:table-cell table:style-name="ce7" office:value-type="string" calcext:value-type="string">
            <text:p>சங்ககாலம் - பத்துப்பாட்டு</text:p>
          </table:table-cell>
          <table:table-cell table:style-name="ce10" office:value-type="string" calcext:value-type="string">
            <text:p><text:a xlink:href="https://www.projectmadurai.org/pm_etexts/pdf/pm0064.pdf" xlink:type="simple">pm0064.pdf</text:a></text:p>
          </table:table-cell>
          <table:table-cell table:style-name="ce10" office:value-type="string" calcext:value-type="string">
            <text:p><text:a xlink:href="https://www.projectmadurai.org/pm_etexts/utf8/pmuni0064.html" xlink:type="simple">pmuni0064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5" office:value-type="string" calcext:value-type="string">
            <text:p>அகங்களும் முகங்களும்</text:p>
          </table:table-cell>
          <table:table-cell table:style-name="ce8" office:value-type="string" calcext:value-type="string">
            <text:p>சு. வில்வரத்தினம்</text:p>
          </table:table-cell>
          <table:table-cell table:style-name="ce8" office:value-type="string" calcext:value-type="string">
            <text:p>கவிதைத் தொகுப்பு</text:p>
          </table:table-cell>
          <table:table-cell table:style-name="ce10" office:value-type="string" calcext:value-type="string">
            <text:p><text:a xlink:href="https://www.projectmadurai.org/pm_etexts/pdf/pm0065.pdf" xlink:type="simple">pm0065.pdf</text:a></text:p>
          </table:table-cell>
          <table:table-cell table:style-name="ce10" office:value-type="string" calcext:value-type="string">
            <text:p><text:a xlink:href="https://www.projectmadurai.org/pm_etexts/utf8/pmuni0065.html" xlink:type="simple">pmuni0065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அழியா நிழல்கள்</text:p>
          </table:table-cell>
          <table:table-cell table:style-name="ce7" office:value-type="string" calcext:value-type="string">
            <text:p>எம்.ஏ. நுஃமான்</text:p>
          </table:table-cell>
          <table:table-cell table:style-name="ce7" office:value-type="string" calcext:value-type="string">
            <text:p>கவிதைத் தொகுப்பு</text:p>
          </table:table-cell>
          <table:table-cell table:style-name="ce10" office:value-type="string" calcext:value-type="string">
            <text:p><text:a xlink:href="https://www.projectmadurai.org/pm_etexts/pdf/pm0066.pdf" xlink:type="simple">pm0066.pdf</text:a></text:p>
          </table:table-cell>
          <table:table-cell table:style-name="ce10" office:value-type="string" calcext:value-type="string">
            <text:p><text:a xlink:href="https://www.projectmadurai.org/pm_etexts/utf8/pmuni0066.html" xlink:type="simple">pmuni0066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5" office:value-type="string" calcext:value-type="string">
            <text:p>திருமுருகாற்றுப்படை</text:p>
          </table:table-cell>
          <table:table-cell table:style-name="ce8" office:value-type="string" calcext:value-type="string">
            <text:p>நக்கீரர்</text:p>
          </table:table-cell>
          <table:table-cell table:style-name="ce8" office:value-type="string" calcext:value-type="string">
            <text:p>சங்ககாலம் - பத்துப்பாட்டு</text:p>
          </table:table-cell>
          <table:table-cell table:style-name="ce10" office:value-type="string" calcext:value-type="string">
            <text:p><text:a xlink:href="https://www.projectmadurai.org/pm_etexts/pdf/pm0067.pdf" xlink:type="simple">pm0067.pdf</text:a></text:p>
          </table:table-cell>
          <table:table-cell table:style-name="ce10" office:value-type="string" calcext:value-type="string">
            <text:p><text:a xlink:href="https://www.projectmadurai.org/pm_etexts/utf8/pmuni0067.html" xlink:type="simple">pmuni0067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இருபா இருபஃது</text:p>
          </table:table-cell>
          <table:table-cell table:style-name="ce7" office:value-type="string" calcext:value-type="string">
            <text:p>அருணந்தி சிவாச்சாரியார்</text:p>
          </table:table-cell>
          <table:table-cell table:style-name="ce7" office:value-type="string" calcext:value-type="string">
            <text:p>சைவ சித்தாந்தம்</text:p>
          </table:table-cell>
          <table:table-cell table:style-name="ce10" office:value-type="string" calcext:value-type="string">
            <text:p><text:a xlink:href="https://www.projectmadurai.org/pm_etexts/pdf/pm0068.pdf" xlink:type="simple">pm0068.pdf</text:a></text:p>
          </table:table-cell>
          <table:table-cell table:style-name="ce10" office:value-type="string" calcext:value-type="string">
            <text:p><text:a xlink:href="https://www.projectmadurai.org/pm_etexts/utf8/pmuni0068.html" xlink:type="simple">pmuni0068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5" office:value-type="string" calcext:value-type="string">
            <text:p>உண்மை விளக்கம்</text:p>
          </table:table-cell>
          <table:table-cell table:style-name="ce8" office:value-type="string" calcext:value-type="string">
            <text:p>மணவாசகங் கடனார்</text:p>
          </table:table-cell>
          <table:table-cell table:style-name="ce8" office:value-type="string" calcext:value-type="string">
            <text:p>சங்ககாலம் - பத்துப்பாட்டு</text:p>
          </table:table-cell>
          <table:table-cell table:style-name="ce10" office:value-type="string" calcext:value-type="string">
            <text:p><text:a xlink:href="https://www.projectmadurai.org/pm_etexts/pdf/pm0068.pdf" xlink:type="simple">pm0068.pdf</text:a></text:p>
          </table:table-cell>
          <table:table-cell table:style-name="ce10" office:value-type="string" calcext:value-type="string">
            <text:p><text:a xlink:href="https://www.projectmadurai.org/pm_etexts/utf8/pmuni0068.html" xlink:type="simple">pmuni006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பெரும்பாணாற்றுப்படை</text:p>
          </table:table-cell>
          <table:table-cell table:style-name="ce7" office:value-type="string" calcext:value-type="string">
            <text:p>கடியலூர் உருத்திரங்கண்ணனார்</text:p>
          </table:table-cell>
          <table:table-cell table:style-name="ce7" office:value-type="string" calcext:value-type="string">
            <text:p>சங்ககாலம் - பத்துப்பாட்டு</text:p>
          </table:table-cell>
          <table:table-cell table:style-name="ce10" office:value-type="string" calcext:value-type="string">
            <text:p><text:a xlink:href="https://www.projectmadurai.org/pm_etexts/pdf/pm0069.pdf" xlink:type="simple">pm0069.pdf</text:a></text:p>
          </table:table-cell>
          <table:table-cell table:style-name="ce10" office:value-type="string" calcext:value-type="string">
            <text:p><text:a xlink:href="https://www.projectmadurai.org/pm_etexts/utf8/pmuni0069.html" xlink:type="simple">pmuni006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5" office:value-type="string" calcext:value-type="string">
            <text:p>நெடுநல் வாடை</text:p>
          </table:table-cell>
          <table:table-cell table:style-name="ce8" office:value-type="string" calcext:value-type="string">
            <text:p>நக்கீரர்</text:p>
          </table:table-cell>
          <table:table-cell table:style-name="ce8" office:value-type="string" calcext:value-type="string">
            <text:p>சங்ககாலம் - பத்துப்பாட்டு</text:p>
          </table:table-cell>
          <table:table-cell table:style-name="ce10" office:value-type="string" calcext:value-type="string">
            <text:p><text:a xlink:href="https://www.projectmadurai.org/pm_etexts/pdf/pm0070.pdf" xlink:type="simple">pm0070.pdf</text:a></text:p>
          </table:table-cell>
          <table:table-cell table:style-name="ce10" office:value-type="string" calcext:value-type="string">
            <text:p><text:a xlink:href="https://www.projectmadurai.org/pm_etexts/utf8/pmuni0070.html" xlink:type="simple">pmuni007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மதுரைக் காஞ்சி</text:p>
          </table:table-cell>
          <table:table-cell table:style-name="ce7" office:value-type="string" calcext:value-type="string">
            <text:p>மாங்குடி மருதனார்</text:p>
          </table:table-cell>
          <table:table-cell table:style-name="ce7" office:value-type="string" calcext:value-type="string">
            <text:p>சங்ககாலம் - பத்துப்பாட்டு</text:p>
          </table:table-cell>
          <table:table-cell table:style-name="ce10" office:value-type="string" calcext:value-type="string">
            <text:p><text:a xlink:href="https://www.projectmadurai.org/pm_etexts/pdf/pm0071.pdf" xlink:type="simple">pm0071.pdf</text:a></text:p>
          </table:table-cell>
          <table:table-cell table:style-name="ce10" office:value-type="string" calcext:value-type="string">
            <text:p><text:a xlink:href="https://www.projectmadurai.org/pm_etexts/utf8/pmuni0071.html" xlink:type="simple">pmuni007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5" office:value-type="string" calcext:value-type="string">
            <text:p>நாமக்கல் கவிஞர் பாடல்கள் - 1</text:p>
          </table:table-cell>
          <table:table-cell table:style-name="ce8" office:value-type="string" calcext:value-type="string">
            <text:p>நாமக்கல் இராமலிங்கம் பிள்ளை</text:p>
          </table:table-cell>
          <table:table-cell table:style-name="ce8" office:value-type="string" calcext:value-type="string">
            <text:p>பாடல்கள் - தொகுப்பு</text:p>
          </table:table-cell>
          <table:table-cell table:style-name="ce10" office:value-type="string" calcext:value-type="string">
            <text:p><text:a xlink:href="https://www.projectmadurai.org/pm_etexts/pdf/pm0072.pdf" xlink:type="simple">pm0072.pdf</text:a></text:p>
          </table:table-cell>
          <table:table-cell table:style-name="ce10" office:value-type="string" calcext:value-type="string">
            <text:p><text:a xlink:href="https://www.projectmadurai.org/pm_etexts/utf8/pmuni0072.html" xlink:type="simple">pmuni007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குறிஞ்சிப் பாட்டு</text:p>
          </table:table-cell>
          <table:table-cell table:style-name="ce7" office:value-type="string" calcext:value-type="string">
            <text:p>கபிலர்</text:p>
          </table:table-cell>
          <table:table-cell table:style-name="ce7" office:value-type="string" calcext:value-type="string">
            <text:p>சங்ககாலம் - பத்துப்பாட்டு</text:p>
          </table:table-cell>
          <table:table-cell table:style-name="ce10" office:value-type="string" calcext:value-type="string">
            <text:p><text:a xlink:href="https://www.projectmadurai.org/pm_etexts/pdf/pm0073.pdf" xlink:type="simple">pm0073.pdf</text:a></text:p>
          </table:table-cell>
          <table:table-cell table:style-name="ce10" office:value-type="string" calcext:value-type="string">
            <text:p><text:a xlink:href="https://www.projectmadurai.org/pm_etexts/utf8/pmuni0073.html" xlink:type="simple">pmuni007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5" office:value-type="string" calcext:value-type="string">
            <text:p>சித்தர் பாடல்கள் (மெய்ஞ்ஞானப் புலம்பல்)</text:p>
          </table:table-cell>
          <table:table-cell table:style-name="ce8" office:value-type="string" calcext:value-type="string">
            <text:p>பத்ரகிரியார்</text:p>
          </table:table-cell>
          <table:table-cell table:style-name="ce8" office:value-type="string" calcext:value-type="string">
            <text:p>சித்தர் பாடல்கள்</text:p>
          </table:table-cell>
          <table:table-cell table:style-name="ce10" office:value-type="string" calcext:value-type="string">
            <text:p><text:a xlink:href="https://www.projectmadurai.org/pm_etexts/pdf/pm0074.pdf" xlink:type="simple">pm0074.pdf</text:a></text:p>
          </table:table-cell>
          <table:table-cell table:style-name="ce10" office:value-type="string" calcext:value-type="string">
            <text:p><text:a xlink:href="https://www.projectmadurai.org/pm_etexts/utf8/pmuni0074.html" xlink:type="simple">pmuni007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திருக்கடவூர் பதிகங்கள்</text:p>
          </table:table-cell>
          <table:table-cell table:style-name="ce7" office:value-type="string" calcext:value-type="string">
            <text:p>அபிராமி பட்டர்</text:p>
          </table:table-cell>
          <table:table-cell table:style-name="ce7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075.pdf" xlink:type="simple">pm0075.pdf</text:a></text:p>
          </table:table-cell>
          <table:table-cell table:style-name="ce10" office:value-type="string" calcext:value-type="string">
            <text:p><text:a xlink:href="https://www.projectmadurai.org/pm_etexts/utf8/pmuni0075.html" xlink:type="simple">pmuni007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5" office:value-type="string" calcext:value-type="string">
            <text:p>சித்தர் பாடல்கள் தொகுப்பு</text:p>
          </table:table-cell>
          <table:table-cell table:style-name="ce8" office:value-type="string" calcext:value-type="string">
            <text:p>அழுகணிச் சித்தர்; இராமதேவர்; கடுவெளிச் சித்தர்; குதம்பைச் சித்தர்; சட்டைமுனி ; திருமூல நாயனார்; திருவள்ளுவர்</text:p>
          </table:table-cell>
          <table:table-cell table:style-name="ce8" office:value-type="string" calcext:value-type="string">
            <text:p>சித்தர் பாடல்கள்</text:p>
          </table:table-cell>
          <table:table-cell table:style-name="ce10" office:value-type="string" calcext:value-type="string">
            <text:p><text:a xlink:href="https://www.projectmadurai.org/pm_etexts/pdf/pm0076.pdf" xlink:type="simple">pm0076.pdf</text:a></text:p>
          </table:table-cell>
          <table:table-cell table:style-name="ce10" office:value-type="string" calcext:value-type="string">
            <text:p><text:a xlink:href="https://www.projectmadurai.org/pm_etexts/utf8/pmuni0076.html" xlink:type="simple">pmuni007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பட்டினப்பாலை</text:p>
          </table:table-cell>
          <table:table-cell table:style-name="ce7" office:value-type="string" calcext:value-type="string">
            <text:p>கடியலூர் உருத்திரங்கண்ணனார்</text:p>
          </table:table-cell>
          <table:table-cell table:style-name="ce7" office:value-type="string" calcext:value-type="string">
            <text:p>சங்ககாலம் - பத்துப்பாட்டு</text:p>
          </table:table-cell>
          <table:table-cell table:style-name="ce10" office:value-type="string" calcext:value-type="string">
            <text:p><text:a xlink:href="https://www.projectmadurai.org/pm_etexts/pdf/pm0077.pdf" xlink:type="simple">pm0077.pdf</text:a></text:p>
          </table:table-cell>
          <table:table-cell table:style-name="ce10" office:value-type="string" calcext:value-type="string">
            <text:p><text:a xlink:href="https://www.projectmadurai.org/pm_etexts/utf8/pmuni0077.html" xlink:type="simple">pmuni007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5" office:value-type="string" calcext:value-type="string">
            <text:p>மலைபடு கடாம்</text:p>
          </table:table-cell>
          <table:table-cell table:style-name="ce8" office:value-type="string" calcext:value-type="string">
            <text:p>பெருங்கௌசிகனார்</text:p>
          </table:table-cell>
          <table:table-cell table:style-name="ce8" office:value-type="string" calcext:value-type="string">
            <text:p>சங்ககாலம் - பத்துப்பாட்டு</text:p>
          </table:table-cell>
          <table:table-cell table:style-name="ce10" office:value-type="string" calcext:value-type="string">
            <text:p><text:a xlink:href="https://www.projectmadurai.org/pm_etexts/pdf/pm0078.pdf" xlink:type="simple">pm0078.pdf</text:a></text:p>
          </table:table-cell>
          <table:table-cell table:style-name="ce10" office:value-type="string" calcext:value-type="string">
            <text:p><text:a xlink:href="https://www.projectmadurai.org/pm_etexts/utf8/pmuni0078.html" xlink:type="simple">pmuni007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நாமக்கல் கவிஞர் பாடல்கள் - 2</text:p>
          </table:table-cell>
          <table:table-cell table:style-name="ce7" office:value-type="string" calcext:value-type="string">
            <text:p>நாமக்கல் இராமலிங்கம் பிள்ளை</text:p>
          </table:table-cell>
          <table:table-cell table:style-name="ce7" office:value-type="string" calcext:value-type="string">
            <text:p>பாடல்கள் - தொகுப்பு</text:p>
          </table:table-cell>
          <table:table-cell table:style-name="ce10" office:value-type="string" calcext:value-type="string">
            <text:p><text:a xlink:href="https://www.projectmadurai.org/pm_etexts/pdf/pm0079.pdf" xlink:type="simple">pm0079.pdf</text:a></text:p>
          </table:table-cell>
          <table:table-cell table:style-name="ce10" office:value-type="string" calcext:value-type="string">
            <text:p><text:a xlink:href="https://www.projectmadurai.org/pm_etexts/utf8/pmuni0079.html" xlink:type="simple">pmuni007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5" office:value-type="string" calcext:value-type="string">
            <text:p>சிவஞான போதம்</text:p>
          </table:table-cell>
          <table:table-cell table:style-name="ce8" office:value-type="string" calcext:value-type="string">
            <text:p>மெய்கண்ட தேவர்</text:p>
          </table:table-cell>
          <table:table-cell table:style-name="ce8" office:value-type="string" calcext:value-type="string">
            <text:p>சைவ சித்தாந்தம்</text:p>
          </table:table-cell>
          <table:table-cell table:style-name="ce10" office:value-type="string" calcext:value-type="string">
            <text:p><text:a xlink:href="https://www.projectmadurai.org/pm_etexts/pdf/pm0080.pdf" xlink:type="simple">pm0080.pdf</text:a></text:p>
          </table:table-cell>
          <table:table-cell table:style-name="ce10" office:value-type="string" calcext:value-type="string">
            <text:p><text:a xlink:href="https://www.projectmadurai.org/pm_etexts/utf8/pmuni0080.html" xlink:type="simple">pmuni008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திருவருட்பயன்</text:p>
          </table:table-cell>
          <table:table-cell table:style-name="ce7" office:value-type="string" calcext:value-type="string">
            <text:p>உமாபதி சிவாச்சாரியார்</text:p>
          </table:table-cell>
          <table:table-cell table:style-name="ce7" office:value-type="string" calcext:value-type="string">
            <text:p>சைவ சித்தாந்தம்</text:p>
          </table:table-cell>
          <table:table-cell table:style-name="ce10" office:value-type="string" calcext:value-type="string">
            <text:p><text:a xlink:href="https://www.projectmadurai.org/pm_etexts/pdf/pm0081.pdf" xlink:type="simple">pm0081.pdf</text:a></text:p>
          </table:table-cell>
          <table:table-cell table:style-name="ce10" office:value-type="string" calcext:value-type="string">
            <text:p><text:a xlink:href="https://www.projectmadurai.org/pm_etexts/utf8/pmuni0081.html" xlink:type="simple">pmuni008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5" office:value-type="string" calcext:value-type="string">
            <text:p>மோகவாசல் (சிறுகதைத் தொகுப்பு)</text:p>
          </table:table-cell>
          <table:table-cell table:style-name="ce8" office:value-type="string" calcext:value-type="string">
            <text:p>ரஞ்சகுமார்</text:p>
          </table:table-cell>
          <table:table-cell table:style-name="ce8" office:value-type="string" calcext:value-type="string">
            <text:p>சிறுகதைகள் தொகுப்பு</text:p>
          </table:table-cell>
          <table:table-cell table:style-name="ce10" office:value-type="string" calcext:value-type="string">
            <text:p><text:a xlink:href="https://www.projectmadurai.org/pm_etexts/pdf/pm0082.pdf" xlink:type="simple">pm0082.pdf</text:a></text:p>
          </table:table-cell>
          <table:table-cell table:style-name="ce10" office:value-type="string" calcext:value-type="string">
            <text:p><text:a xlink:href="https://www.projectmadurai.org/pm_etexts/utf8/pmuni0082.html" xlink:type="simple">pmuni008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சித்தர் (பட்டினத்தார்) பாடல்கள்</text:p>
          </table:table-cell>
          <table:table-cell table:style-name="ce7" office:value-type="string" calcext:value-type="string">
            <text:p>பட்டினத்துப் பிள்ளையார்</text:p>
          </table:table-cell>
          <table:table-cell table:style-name="ce7" office:value-type="string" calcext:value-type="string">
            <text:p>சித்தர் பாடல்கள்</text:p>
          </table:table-cell>
          <table:table-cell table:style-name="ce10" office:value-type="string" calcext:value-type="string">
            <text:p><text:a xlink:href="https://www.projectmadurai.org/pm_etexts/pdf/pm0083.pdf" xlink:type="simple">pm0083.pdf</text:a></text:p>
          </table:table-cell>
          <table:table-cell table:style-name="ce10" office:value-type="string" calcext:value-type="string">
            <text:p><text:a xlink:href="https://www.projectmadurai.org/pm_etexts/utf8/pmuni0083.html" xlink:type="simple">pmuni008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5" office:value-type="string" calcext:value-type="string">
            <text:p>தமிழ் இயக்கம்</text:p>
          </table:table-cell>
          <table:table-cell table:style-name="ce8" office:value-type="string" calcext:value-type="string">
            <text:p>பாரதிதாசன்</text:p>
          </table:table-cell>
          <table:table-cell table:style-name="ce8" office:value-type="string" calcext:value-type="string">
            <text:p>கட்டுரைகள்</text:p>
          </table:table-cell>
          <table:table-cell table:style-name="ce10" office:value-type="string" calcext:value-type="string">
            <text:p><text:a xlink:href="https://www.projectmadurai.org/pm_etexts/pdf/pm0084.pdf" xlink:type="simple">pm0084.pdf</text:a></text:p>
          </table:table-cell>
          <table:table-cell table:style-name="ce10" office:value-type="string" calcext:value-type="string">
            <text:p><text:a xlink:href="https://www.projectmadurai.org/pm_etexts/utf8/pmuni0084.html" xlink:type="simple">pmuni008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நாமக்கல் கவிஞர் பாடல்கள் - 3</text:p>
          </table:table-cell>
          <table:table-cell table:style-name="ce7" office:value-type="string" calcext:value-type="string">
            <text:p>நாமக்கல் இராமலிங்கம் பிள்ளை</text:p>
          </table:table-cell>
          <table:table-cell table:style-name="ce7" office:value-type="string" calcext:value-type="string">
            <text:p>பாடல்கள் - தொகுப்பு</text:p>
          </table:table-cell>
          <table:table-cell table:style-name="ce10" office:value-type="string" calcext:value-type="string">
            <text:p><text:a xlink:href="https://www.projectmadurai.org/pm_etexts/pdf/pm0085.pdf" xlink:type="simple">pm0085.pdf</text:a></text:p>
          </table:table-cell>
          <table:table-cell table:style-name="ce10" office:value-type="string" calcext:value-type="string">
            <text:p><text:a xlink:href="https://www.projectmadurai.org/pm_etexts/utf8/pmuni0085.html" xlink:type="simple">pmuni008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5" office:value-type="string" calcext:value-type="string">
            <text:p>இருண்ட வீடு</text:p>
          </table:table-cell>
          <table:table-cell table:style-name="ce8" office:value-type="string" calcext:value-type="string">
            <text:p>பாரதிதாசன்</text:p>
          </table:table-cell>
          <table:table-cell table:style-name="ce8" office:value-type="string" calcext:value-type="string">
            <text:p>காவியம்</text:p>
          </table:table-cell>
          <table:table-cell table:style-name="ce10" office:value-type="string" calcext:value-type="string">
            <text:p><text:a xlink:href="https://www.projectmadurai.org/pm_etexts/pdf/pm0086.pdf" xlink:type="simple">pm0086.pdf</text:a></text:p>
          </table:table-cell>
          <table:table-cell table:style-name="ce10" office:value-type="string" calcext:value-type="string">
            <text:p><text:a xlink:href="https://www.projectmadurai.org/pm_etexts/utf8/pmuni0086.html" xlink:type="simple">pmuni008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பரிபாடல்</text:p>
          </table:table-cell>
          <table:table-cell table:style-name="ce7" office:value-type="string" calcext:value-type="string">
            <text:p>பல ஆசிரியர்கள் (13)</text:p>
          </table:table-cell>
          <table:table-cell table:style-name="ce7" office:value-type="string" calcext:value-type="string">
            <text:p>சங்ககாலம் – எட்டுத்தொகை</text:p>
          </table:table-cell>
          <table:table-cell table:style-name="ce10" office:value-type="string" calcext:value-type="string">
            <text:p><text:a xlink:href="https://www.projectmadurai.org/pm_etexts/pdf/pm0087.pdf" xlink:type="simple">pm0087.pdf</text:a></text:p>
          </table:table-cell>
          <table:table-cell table:style-name="ce10" office:value-type="string" calcext:value-type="string">
            <text:p><text:a xlink:href="https://www.projectmadurai.org/pm_etexts/utf8/pmuni0087.html" xlink:type="simple">pmuni008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5" office:value-type="string" calcext:value-type="string">
            <text:p>பரிபாடல் திரட்டு</text:p>
          </table:table-cell>
          <table:table-cell table:style-name="ce8"/>
          <table:table-cell table:style-name="ce8" office:value-type="string" calcext:value-type="string">
            <text:p>சங்ககாலம் – எட்டுத்தொகை</text:p>
          </table:table-cell>
          <table:table-cell table:style-name="ce10" office:value-type="string" calcext:value-type="string">
            <text:p><text:a xlink:href="https://www.projectmadurai.org/pm_etexts/pdf/pm0087.pdf" xlink:type="simple">pm0087.pdf</text:a></text:p>
          </table:table-cell>
          <table:table-cell table:style-name="ce10" office:value-type="string" calcext:value-type="string">
            <text:p><text:a xlink:href="https://www.projectmadurai.org/pm_etexts/utf8/pmuni0087.html" xlink:type="simple">pmuni0087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மரணத்தில் வாழ்வோம் (கவிதை தொகுப்பு)</text:p>
          </table:table-cell>
          <table:table-cell table:style-name="ce7" office:value-type="string" calcext:value-type="string">
            <text:p>பல ஆசிரியர்கள்</text:p>
          </table:table-cell>
          <table:table-cell table:style-name="ce7" office:value-type="string" calcext:value-type="string">
            <text:p>கவிதைத் தொகுப்பு</text:p>
          </table:table-cell>
          <table:table-cell table:style-name="ce10" office:value-type="string" calcext:value-type="string">
            <text:p><text:a xlink:href="https://www.projectmadurai.org/pm_etexts/pdf/pm0088.pdf" xlink:type="simple">pm0088.pdf</text:a></text:p>
          </table:table-cell>
          <table:table-cell table:style-name="ce10" office:value-type="string" calcext:value-type="string">
            <text:p><text:a xlink:href="https://www.projectmadurai.org/pm_etexts/utf8/pmuni0088.html" xlink:type="simple">pmuni0088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5" office:value-type="string" calcext:value-type="string">
            <text:p>குடும்ப விளக்கு</text:p>
          </table:table-cell>
          <table:table-cell table:style-name="ce8" office:value-type="string" calcext:value-type="string">
            <text:p>பாரதிதாசன்</text:p>
          </table:table-cell>
          <table:table-cell table:style-name="ce8" office:value-type="string" calcext:value-type="string">
            <text:p>காவியம்</text:p>
          </table:table-cell>
          <table:table-cell table:style-name="ce10" office:value-type="string" calcext:value-type="string">
            <text:p><text:a xlink:href="https://www.projectmadurai.org/pm_etexts/pdf/pm0089.pdf" xlink:type="simple">pm0089.pdf</text:a></text:p>
          </table:table-cell>
          <table:table-cell table:style-name="ce10" office:value-type="string" calcext:value-type="string">
            <text:p><text:a xlink:href="https://www.projectmadurai.org/pm_etexts/utf8/pmuni0089.html" xlink:type="simple">pmuni0089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காதல் நினைவுகள்</text:p>
          </table:table-cell>
          <table:table-cell table:style-name="ce7" office:value-type="string" calcext:value-type="string">
            <text:p>பாரதிதாசன்</text:p>
          </table:table-cell>
          <table:table-cell table:style-name="ce7" office:value-type="string" calcext:value-type="string">
            <text:p>கவிதைகள்</text:p>
          </table:table-cell>
          <table:table-cell table:style-name="ce10" office:value-type="string" calcext:value-type="string">
            <text:p><text:a xlink:href="https://www.projectmadurai.org/pm_etexts/pdf/pm0090.pdf" xlink:type="simple">pm0090.pdf</text:a></text:p>
          </table:table-cell>
          <table:table-cell table:style-name="ce10" office:value-type="string" calcext:value-type="string">
            <text:p><text:a xlink:href="https://www.projectmadurai.org/pm_etexts/utf8/pmuni0090.html" xlink:type="simple">pmuni0090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5" office:value-type="string" calcext:value-type="string">
            <text:p>பாஞ்சாலி சபதம் -பாகம் 1 (சருக்கம் 1, 2)</text:p>
          </table:table-cell>
          <table:table-cell table:style-name="ce8" office:value-type="string" calcext:value-type="string">
            <text:p>சி. சுப்ரமணிய பாரதியார்</text:p>
          </table:table-cell>
          <table:table-cell table:style-name="ce8" office:value-type="string" calcext:value-type="string">
            <text:p>பாடல்கள் - தொகுப்பு</text:p>
          </table:table-cell>
          <table:table-cell table:style-name="ce10" office:value-type="string" calcext:value-type="string">
            <text:p><text:a xlink:href="https://www.projectmadurai.org/pm_etexts/pdf/pm0091.pdf" xlink:type="simple">pm0091.pdf</text:a></text:p>
          </table:table-cell>
          <table:table-cell table:style-name="ce10" office:value-type="string" calcext:value-type="string">
            <text:p><text:a xlink:href="https://www.projectmadurai.org/pm_etexts/utf8/pmuni0091.html" xlink:type="simple">pmuni009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திருமுறை 9 /திருஇசைப்பா</text:p>
          </table:table-cell>
          <table:table-cell table:style-name="ce7" office:value-type="string" calcext:value-type="string">
            <text:p>சேந்தனார்</text:p>
          </table:table-cell>
          <table:table-cell table:style-name="ce7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092.pdf" xlink:type="simple">pm0092.pdf</text:a></text:p>
          </table:table-cell>
          <table:table-cell table:style-name="ce10" office:value-type="string" calcext:value-type="string">
            <text:p><text:a xlink:href="https://www.projectmadurai.org/pm_etexts/utf8/pmuni0092.html" xlink:type="simple">pmuni009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5" office:value-type="string" calcext:value-type="string">
            <text:p>திருமுறை 9 /திருஇசைப்பா</text:p>
          </table:table-cell>
          <table:table-cell table:style-name="ce8" office:value-type="string" calcext:value-type="string">
            <text:p>கருவூர்த்தேவர்</text:p>
          </table:table-cell>
          <table:table-cell table:style-name="ce8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092.pdf" xlink:type="simple">pm0092.pdf</text:a></text:p>
          </table:table-cell>
          <table:table-cell table:style-name="ce10" office:value-type="string" calcext:value-type="string">
            <text:p><text:a xlink:href="https://www.projectmadurai.org/pm_etexts/utf8/pmuni0092.html" xlink:type="simple">pmuni009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திருமுறை 9 /திருஇசைப்பா</text:p>
          </table:table-cell>
          <table:table-cell table:style-name="ce7" office:value-type="string" calcext:value-type="string">
            <text:p>பூந்துருத்திநம்பி காடநம்பி</text:p>
          </table:table-cell>
          <table:table-cell table:style-name="ce7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092.pdf" xlink:type="simple">pm0092.pdf</text:a></text:p>
          </table:table-cell>
          <table:table-cell table:style-name="ce10" office:value-type="string" calcext:value-type="string">
            <text:p><text:a xlink:href="https://www.projectmadurai.org/pm_etexts/utf8/pmuni0092.html" xlink:type="simple">pmuni009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5" office:value-type="string" calcext:value-type="string">
            <text:p>திருமுறை 9 /திருஇசைப்பா</text:p>
          </table:table-cell>
          <table:table-cell table:style-name="ce8" office:value-type="string" calcext:value-type="string">
            <text:p>கண்டராதித்தர்</text:p>
          </table:table-cell>
          <table:table-cell table:style-name="ce8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092.pdf" xlink:type="simple">pm0092.pdf</text:a></text:p>
          </table:table-cell>
          <table:table-cell table:style-name="ce10" office:value-type="string" calcext:value-type="string">
            <text:p><text:a xlink:href="https://www.projectmadurai.org/pm_etexts/utf8/pmuni0092.html" xlink:type="simple">pmuni009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திருமுறை 9 /திருஇசைப்பா</text:p>
          </table:table-cell>
          <table:table-cell table:style-name="ce7" office:value-type="string" calcext:value-type="string">
            <text:p>வேணாட்டடிகள்</text:p>
          </table:table-cell>
          <table:table-cell table:style-name="ce7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092.pdf" xlink:type="simple">pm0092.pdf</text:a></text:p>
          </table:table-cell>
          <table:table-cell table:style-name="ce10" office:value-type="string" calcext:value-type="string">
            <text:p><text:a xlink:href="https://www.projectmadurai.org/pm_etexts/utf8/pmuni0092.html" xlink:type="simple">pmuni009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5" office:value-type="string" calcext:value-type="string">
            <text:p>திருமுறை 9 /திருஇசைப்பா</text:p>
          </table:table-cell>
          <table:table-cell table:style-name="ce8" office:value-type="string" calcext:value-type="string">
            <text:p>திருவாலியமுதனார்</text:p>
          </table:table-cell>
          <table:table-cell table:style-name="ce8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092.pdf" xlink:type="simple">pm0092.pdf</text:a></text:p>
          </table:table-cell>
          <table:table-cell table:style-name="ce10" office:value-type="string" calcext:value-type="string">
            <text:p><text:a xlink:href="https://www.projectmadurai.org/pm_etexts/utf8/pmuni0092.html" xlink:type="simple">pmuni009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திருமுறை 9 /திருஇசைப்பா</text:p>
          </table:table-cell>
          <table:table-cell table:style-name="ce7" office:value-type="string" calcext:value-type="string">
            <text:p>திருமாளிகைத்தேவர்</text:p>
          </table:table-cell>
          <table:table-cell table:style-name="ce7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092.pdf" xlink:type="simple">pm0092.pdf</text:a></text:p>
          </table:table-cell>
          <table:table-cell table:style-name="ce10" office:value-type="string" calcext:value-type="string">
            <text:p><text:a xlink:href="https://www.projectmadurai.org/pm_etexts/utf8/pmuni0092.html" xlink:type="simple">pmuni009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5" office:value-type="string" calcext:value-type="string">
            <text:p>இசை அமுது</text:p>
          </table:table-cell>
          <table:table-cell table:style-name="ce8" office:value-type="string" calcext:value-type="string">
            <text:p>பாரதிதாசன்</text:p>
          </table:table-cell>
          <table:table-cell table:style-name="ce8" office:value-type="string" calcext:value-type="string">
            <text:p>இசைப்பாடல்</text:p>
          </table:table-cell>
          <table:table-cell table:style-name="ce10" office:value-type="string" calcext:value-type="string">
            <text:p><text:a xlink:href="https://www.projectmadurai.org/pm_etexts/pdf/pm0093.pdf" xlink:type="simple">pm0093.pdf</text:a></text:p>
          </table:table-cell>
          <table:table-cell table:style-name="ce10" office:value-type="string" calcext:value-type="string">
            <text:p><text:a xlink:href="https://www.projectmadurai.org/pm_etexts/utf8/pmuni0093.html" xlink:type="simple">pmuni009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திருவாசகம் (ஆங்கில மொழிபெயர்ப்பு) - பாகம் 1 (tiruvAcagam or Sacred Utterances - part 1)</text:p>
          </table:table-cell>
          <table:table-cell table:style-name="ce7" office:value-type="string" calcext:value-type="string">
            <text:p>ஜி.யூ. போப் /மாணிக்க வாசகர் (G.U. Pope / mAnikkavACagar)</text:p>
          </table:table-cell>
          <table:table-cell table:style-name="ce7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094.pdf" xlink:type="simple">pm0094.pdf</text:a></text:p>
          </table:table-cell>
          <table:table-cell table:style-name="ce10" office:value-type="string" calcext:value-type="string">
            <text:p><text:a xlink:href="https://www.projectmadurai.org/pm_etexts/utf8/pmuni0094.html" xlink:type="simple">pmuni0094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5" office:value-type="string" calcext:value-type="string">
            <text:p>சந்திரிகையின் கதை</text:p>
          </table:table-cell>
          <table:table-cell table:style-name="ce8" office:value-type="string" calcext:value-type="string">
            <text:p>சி. சுப்ரமணிய பாரதியார்</text:p>
          </table:table-cell>
          <table:table-cell table:style-name="ce8" office:value-type="string" calcext:value-type="string">
            <text:p>சிறுகதைகள் தொகுப்பு</text:p>
          </table:table-cell>
          <table:table-cell table:style-name="ce10" office:value-type="string" calcext:value-type="string">
            <text:p><text:a xlink:href="https://www.projectmadurai.org/pm_etexts/pdf/pm0095.pdf" xlink:type="simple">pm0095.pdf</text:a></text:p>
          </table:table-cell>
          <table:table-cell table:style-name="ce10" office:value-type="string" calcext:value-type="string">
            <text:p><text:a xlink:href="https://www.projectmadurai.org/pm_etexts/utf8/pmuni0095.html" xlink:type="simple">pmuni0095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முகம் கொள்</text:p>
          </table:table-cell>
          <table:table-cell table:style-name="ce7" office:value-type="string" calcext:value-type="string">
            <text:p>கி.பி. அரவிந்தன்</text:p>
          </table:table-cell>
          <table:table-cell table:style-name="ce7" office:value-type="string" calcext:value-type="string">
            <text:p>கவிதைகள் தொகுப்பு</text:p>
          </table:table-cell>
          <table:table-cell table:style-name="ce10" office:value-type="string" calcext:value-type="string">
            <text:p><text:a xlink:href="https://www.projectmadurai.org/pm_etexts/pdf/pm0096.pdf" xlink:type="simple">pm0096.pdf</text:a></text:p>
          </table:table-cell>
          <table:table-cell table:style-name="ce10" office:value-type="string" calcext:value-type="string">
            <text:p><text:a xlink:href="https://www.projectmadurai.org/pm_etexts/utf8/pmuni0096.html" xlink:type="simple">pmuni0096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5" office:value-type="string" calcext:value-type="string">
            <text:p>இனி ஒரு வைகறை</text:p>
          </table:table-cell>
          <table:table-cell table:style-name="ce8" office:value-type="string" calcext:value-type="string">
            <text:p>கி.பி. அரவிந்தன்</text:p>
          </table:table-cell>
          <table:table-cell table:style-name="ce8" office:value-type="string" calcext:value-type="string">
            <text:p>கவிதைகள் தொகுப்பு</text:p>
          </table:table-cell>
          <table:table-cell table:style-name="ce10" office:value-type="string" calcext:value-type="string">
            <text:p><text:a xlink:href="https://www.projectmadurai.org/pm_etexts/pdf/pm0097.pdf" xlink:type="simple">pm0097.pdf</text:a></text:p>
          </table:table-cell>
          <table:table-cell table:style-name="ce10" office:value-type="string" calcext:value-type="string">
            <text:p><text:a xlink:href="https://www.projectmadurai.org/pm_etexts/utf8/pmuni0097.html" xlink:type="simple">pmuni0097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4" office:value-type="string" calcext:value-type="string">
            <text:p>கனவின் மீதி</text:p>
          </table:table-cell>
          <table:table-cell table:style-name="ce7" office:value-type="string" calcext:value-type="string">
            <text:p>கி.பி. அரவிந்தன்</text:p>
          </table:table-cell>
          <table:table-cell table:style-name="ce7" office:value-type="string" calcext:value-type="string">
            <text:p>கவிதைகள் தொகுப்பு</text:p>
          </table:table-cell>
          <table:table-cell table:style-name="ce10" office:value-type="string" calcext:value-type="string">
            <text:p><text:a xlink:href="https://www.projectmadurai.org/pm_etexts/pdf/pm0098.pdf" xlink:type="simple">pm0098.pdf</text:a></text:p>
          </table:table-cell>
          <table:table-cell table:style-name="ce10" office:value-type="string" calcext:value-type="string">
            <text:p><text:a xlink:href="https://www.projectmadurai.org/pm_etexts/utf8/pmuni0098.html" xlink:type="simple">pmuni0098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5" office:value-type="string" calcext:value-type="string">
            <text:p>காற்றுவழிக் கிராமம்</text:p>
          </table:table-cell>
          <table:table-cell table:style-name="ce8" office:value-type="string" calcext:value-type="string">
            <text:p>சு. வில்வரத்தினம்</text:p>
          </table:table-cell>
          <table:table-cell table:style-name="ce8" office:value-type="string" calcext:value-type="string">
            <text:p>கவிதைத் தொகுப்பு</text:p>
          </table:table-cell>
          <table:table-cell table:style-name="ce10" office:value-type="string" calcext:value-type="string">
            <text:p><text:a xlink:href="https://www.projectmadurai.org/pm_etexts/pdf/pm0099.pdf" xlink:type="simple">pm0099.pdf</text:a></text:p>
          </table:table-cell>
          <table:table-cell table:style-name="ce10" office:value-type="string" calcext:value-type="string">
            <text:p><text:a xlink:href="https://www.projectmadurai.org/pm_etexts/utf8/pmuni0099.html" xlink:type="simple">pmuni0099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தொல்காப்பியம்</text:p>
          </table:table-cell>
          <table:table-cell table:style-name="ce7" office:value-type="string" calcext:value-type="string">
            <text:p>தொல்காப்பியர்</text:p>
          </table:table-cell>
          <table:table-cell table:style-name="ce7" office:value-type="string" calcext:value-type="string">
            <text:p>இலக்கணம்</text:p>
          </table:table-cell>
          <table:table-cell table:style-name="ce10" office:value-type="string" calcext:value-type="string">
            <text:p><text:a xlink:href="https://www.projectmadurai.org/pm_etexts/pdf/pm0100.pdf" xlink:type="simple">pm0100.pdf</text:a></text:p>
          </table:table-cell>
          <table:table-cell table:style-name="ce10" office:value-type="string" calcext:value-type="string">
            <text:p><text:a xlink:href="https://www.projectmadurai.org/pm_etexts/utf8/pmuni0100.html" xlink:type="simple">pmuni0100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5" office:value-type="string" calcext:value-type="string">
            <text:p>நேமிநாதம்</text:p>
          </table:table-cell>
          <table:table-cell table:style-name="ce8" office:value-type="string" calcext:value-type="string">
            <text:p>குணவீர பண்டிதர்</text:p>
          </table:table-cell>
          <table:table-cell table:style-name="ce8" office:value-type="string" calcext:value-type="string">
            <text:p>இலக்கணம்</text:p>
          </table:table-cell>
          <table:table-cell table:style-name="ce10" office:value-type="string" calcext:value-type="string">
            <text:p><text:a xlink:href="https://www.projectmadurai.org/pm_etexts/pdf/pm0101.pdf" xlink:type="simple">pm0101.pdf</text:a></text:p>
          </table:table-cell>
          <table:table-cell table:style-name="ce10" office:value-type="string" calcext:value-type="string">
            <text:p><text:a xlink:href="https://www.projectmadurai.org/pm_etexts/utf8/pmuni0101.html" xlink:type="simple">pmuni010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4" office:value-type="string" calcext:value-type="string">
            <text:p>ஒப்பியல் இலக்கியம்</text:p>
          </table:table-cell>
          <table:table-cell table:style-name="ce7" office:value-type="string" calcext:value-type="string">
            <text:p>கே. கைலாசபதி</text:p>
          </table:table-cell>
          <table:table-cell table:style-name="ce7" office:value-type="string" calcext:value-type="string">
            <text:p>இலக்கியக் கட்டுரைகள்</text:p>
          </table:table-cell>
          <table:table-cell table:style-name="ce10" office:value-type="string" calcext:value-type="string">
            <text:p><text:a xlink:href="https://www.projectmadurai.org/pm_etexts/pdf/pm0102.pdf" xlink:type="simple">pm0102.pdf</text:a></text:p>
          </table:table-cell>
          <table:table-cell table:style-name="ce10" office:value-type="string" calcext:value-type="string">
            <text:p><text:a xlink:href="https://www.projectmadurai.org/pm_etexts/utf8/pmuni0102.html" xlink:type="simple">pmuni01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5" office:value-type="string" calcext:value-type="string">
            <text:p>அழகர் கிள்ளை விடுதூது</text:p>
          </table:table-cell>
          <table:table-cell table:style-name="ce8" office:value-type="string" calcext:value-type="string">
            <text:p>சொக்கநாதப்புலவர்</text:p>
          </table:table-cell>
          <table:table-cell table:style-name="ce8" office:value-type="string" calcext:value-type="string">
            <text:p>பிரபந்தம் - தூது</text:p>
          </table:table-cell>
          <table:table-cell table:style-name="ce10" office:value-type="string" calcext:value-type="string">
            <text:p><text:a xlink:href="https://www.projectmadurai.org/pm_etexts/pdf/pm0103.pdf" xlink:type="simple">pm0103.pdf</text:a></text:p>
          </table:table-cell>
          <table:table-cell table:style-name="ce10" office:value-type="string" calcext:value-type="string">
            <text:p><text:a xlink:href="https://www.projectmadurai.org/pm_etexts/utf8/pmuni0103.html" xlink:type="simple">pmuni010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4" office:value-type="string" calcext:value-type="string">
            <text:p>பாண்டியன் பரிசு</text:p>
          </table:table-cell>
          <table:table-cell table:style-name="ce7" office:value-type="string" calcext:value-type="string">
            <text:p>பாரதிதாசன்</text:p>
          </table:table-cell>
          <table:table-cell table:style-name="ce7" office:value-type="string" calcext:value-type="string">
            <text:p>காவியம்</text:p>
          </table:table-cell>
          <table:table-cell table:style-name="ce10" office:value-type="string" calcext:value-type="string">
            <text:p><text:a xlink:href="https://www.projectmadurai.org/pm_etexts/pdf/pm0104.pdf" xlink:type="simple">pm0104.pdf</text:a></text:p>
          </table:table-cell>
          <table:table-cell table:style-name="ce10" office:value-type="string" calcext:value-type="string">
            <text:p><text:a xlink:href="https://www.projectmadurai.org/pm_etexts/utf8/pmuni0104.html" xlink:type="simple">pmuni0104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5" office:value-type="string" calcext:value-type="string">
            <text:p>மனோண்மணீயம்</text:p>
          </table:table-cell>
          <table:table-cell table:style-name="ce8" office:value-type="string" calcext:value-type="string">
            <text:p>சுந்தரம் பிள்ளை</text:p>
          </table:table-cell>
          <table:table-cell table:style-name="ce8" office:value-type="string" calcext:value-type="string">
            <text:p>இலக்கியம்</text:p>
          </table:table-cell>
          <table:table-cell table:style-name="ce10" office:value-type="string" calcext:value-type="string">
            <text:p><text:a xlink:href="https://www.projectmadurai.org/pm_etexts/pdf/pm0105.pdf" xlink:type="simple">pm0105.pdf</text:a></text:p>
          </table:table-cell>
          <table:table-cell table:style-name="ce10" office:value-type="string" calcext:value-type="string">
            <text:p><text:a xlink:href="https://www.projectmadurai.org/pm_etexts/utf8/pmuni0105.html" xlink:type="simple">pmuni0105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திருக்குற்றாலக் குறவஞ்சி</text:p>
          </table:table-cell>
          <table:table-cell table:style-name="ce7" office:value-type="string" calcext:value-type="string">
            <text:p>திருக்கூட ராசப்பக் கவிராயர்</text:p>
          </table:table-cell>
          <table:table-cell table:style-name="ce7" office:value-type="string" calcext:value-type="string">
            <text:p>பிரபந்தம் - குறவஞ்சி</text:p>
          </table:table-cell>
          <table:table-cell table:style-name="ce10" office:value-type="string" calcext:value-type="string">
            <text:p><text:a xlink:href="https://www.projectmadurai.org/pm_etexts/pdf/pm0106.pdf" xlink:type="simple">pm0106.pdf</text:a></text:p>
          </table:table-cell>
          <table:table-cell table:style-name="ce10" office:value-type="string" calcext:value-type="string">
            <text:p><text:a xlink:href="https://www.projectmadurai.org/pm_etexts/utf8/pmuni0106.html" xlink:type="simple">pmuni0106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5" office:value-type="string" calcext:value-type="string">
            <text:p>திருக்குற்றால மாலை</text:p>
          </table:table-cell>
          <table:table-cell table:style-name="ce8" office:value-type="string" calcext:value-type="string">
            <text:p>திருக்கூட ராசப்பக் கவிராயர்</text:p>
          </table:table-cell>
          <table:table-cell table:style-name="ce8" office:value-type="string" calcext:value-type="string">
            <text:p>பிரபந்தம் - மாலை</text:p>
          </table:table-cell>
          <table:table-cell table:style-name="ce10" office:value-type="string" calcext:value-type="string">
            <text:p><text:a xlink:href="https://www.projectmadurai.org/pm_etexts/pdf/pm0106.pdf" xlink:type="simple">pm0106.pdf</text:a></text:p>
          </table:table-cell>
          <table:table-cell table:style-name="ce10" office:value-type="string" calcext:value-type="string">
            <text:p><text:a xlink:href="https://www.projectmadurai.org/pm_etexts/utf8/pmuni0106.html" xlink:type="simple">pmuni010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திருக்குற்றாலப் பதிகம்</text:p>
          </table:table-cell>
          <table:table-cell table:style-name="ce7" office:value-type="string" calcext:value-type="string">
            <text:p>திருஞான சம்பந்தர்</text:p>
          </table:table-cell>
          <table:table-cell table:style-name="ce7" office:value-type="string" calcext:value-type="string">
            <text:p>பிரபந்தம் - பதிகம்</text:p>
          </table:table-cell>
          <table:table-cell table:style-name="ce10" office:value-type="string" calcext:value-type="string">
            <text:p><text:a xlink:href="https://www.projectmadurai.org/pm_etexts/pdf/pm0106.pdf" xlink:type="simple">pm0106.pdf</text:a></text:p>
          </table:table-cell>
          <table:table-cell table:style-name="ce10" office:value-type="string" calcext:value-type="string">
            <text:p><text:a xlink:href="https://www.projectmadurai.org/pm_etexts/utf8/pmuni0106.html" xlink:type="simple">pmuni0106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5" office:value-type="string" calcext:value-type="string">
            <text:p>திருக்குறும்பாலப் பதிகம்</text:p>
          </table:table-cell>
          <table:table-cell table:style-name="ce8" office:value-type="string" calcext:value-type="string">
            <text:p>திருஞான சம்பந்தர்</text:p>
          </table:table-cell>
          <table:table-cell table:style-name="ce8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106.pdf" xlink:type="simple">pm0106.pdf</text:a></text:p>
          </table:table-cell>
          <table:table-cell table:style-name="ce10" office:value-type="string" calcext:value-type="string">
            <text:p><text:a xlink:href="https://www.projectmadurai.org/pm_etexts/utf8/pmuni0106.html" xlink:type="simple">pmuni010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4" office:value-type="string" calcext:value-type="string">
            <text:p>அறியப்படாதவர்கள்நினைவாக</text:p>
          </table:table-cell>
          <table:table-cell table:style-name="ce7" office:value-type="string" calcext:value-type="string">
            <text:p>அ. யேசுராசா</text:p>
          </table:table-cell>
          <table:table-cell table:style-name="ce7" office:value-type="string" calcext:value-type="string">
            <text:p>கவிதைகள்</text:p>
          </table:table-cell>
          <table:table-cell table:style-name="ce10" office:value-type="string" calcext:value-type="string">
            <text:p><text:a xlink:href="https://www.projectmadurai.org/pm_etexts/pdf/pm0107.pdf" xlink:type="simple">pm0107.pdf</text:a></text:p>
          </table:table-cell>
          <table:table-cell table:style-name="ce10" office:value-type="string" calcext:value-type="string">
            <text:p><text:a xlink:href="https://www.projectmadurai.org/pm_etexts/utf8/pmuni0107.html" xlink:type="simple">pmuni010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5" office:value-type="string" calcext:value-type="string">
            <text:p>இளைஞர் இலக்கியம்</text:p>
          </table:table-cell>
          <table:table-cell table:style-name="ce8" office:value-type="string" calcext:value-type="string">
            <text:p>பாரதிதாசன்</text:p>
          </table:table-cell>
          <table:table-cell table:style-name="ce8" office:value-type="string" calcext:value-type="string">
            <text:p>கவிதை</text:p>
          </table:table-cell>
          <table:table-cell table:style-name="ce10" office:value-type="string" calcext:value-type="string">
            <text:p><text:a xlink:href="https://www.projectmadurai.org/pm_etexts/pdf/pm0108.pdf" xlink:type="simple">pm0108.pdf</text:a></text:p>
          </table:table-cell>
          <table:table-cell table:style-name="ce10" office:value-type="string" calcext:value-type="string">
            <text:p><text:a xlink:href="https://www.projectmadurai.org/pm_etexts/utf8/pmuni0108.html" xlink:type="simple">pmuni010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4" office:value-type="string" calcext:value-type="string">
            <text:p>திருமலையாண்டவர் குறவஞ்சி</text:p>
          </table:table-cell>
          <table:table-cell table:style-name="ce7"/>
          <table:table-cell table:style-name="ce7" office:value-type="string" calcext:value-type="string">
            <text:p>பிரபந்தம் - குறவஞ்சி</text:p>
          </table:table-cell>
          <table:table-cell table:style-name="ce10" office:value-type="string" calcext:value-type="string">
            <text:p><text:a xlink:href="https://www.projectmadurai.org/pm_etexts/pdf/pm0109.pdf" xlink:type="simple">pm0109.pdf</text:a></text:p>
          </table:table-cell>
          <table:table-cell table:style-name="ce10" office:value-type="string" calcext:value-type="string">
            <text:p><text:a xlink:href="https://www.projectmadurai.org/pm_etexts/utf8/pmuni0109.html" xlink:type="simple">pmuni010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5" office:value-type="string" calcext:value-type="string">
            <text:p>குறுந்தொகை</text:p>
          </table:table-cell>
          <table:table-cell table:style-name="ce8" office:value-type="string" calcext:value-type="string">
            <text:p>பல ஆசிரியர்கள்</text:p>
          </table:table-cell>
          <table:table-cell table:style-name="ce8" office:value-type="string" calcext:value-type="string">
            <text:p>சங்ககாலம் – எட்டுத்தொகை</text:p>
          </table:table-cell>
          <table:table-cell table:style-name="ce10" office:value-type="string" calcext:value-type="string">
            <text:p><text:a xlink:href="https://www.projectmadurai.org/pm_etexts/pdf/pm0110.pdf" xlink:type="simple">pm0110.pdf</text:a></text:p>
          </table:table-cell>
          <table:table-cell table:style-name="ce10" office:value-type="string" calcext:value-type="string">
            <text:p><text:a xlink:href="https://www.projectmadurai.org/pm_etexts/utf8/pmuni0110.html" xlink:type="simple">pmuni011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4" office:value-type="string" calcext:value-type="string">
            <text:p>சிலப்பதிகாரம் /பாகம் 2 /மதுரைக்காண்டம்</text:p>
          </table:table-cell>
          <table:table-cell table:style-name="ce7" office:value-type="string" calcext:value-type="string">
            <text:p>இளங்கோ அடிகள்</text:p>
          </table:table-cell>
          <table:table-cell table:style-name="ce7" office:value-type="string" calcext:value-type="string">
            <text:p>காப்பியம்</text:p>
          </table:table-cell>
          <table:table-cell table:style-name="ce10" office:value-type="string" calcext:value-type="string">
            <text:p><text:a xlink:href="https://www.projectmadurai.org/pm_etexts/pdf/pm0111_01.pdf" xlink:type="simple">pm0111_01.pdf</text:a></text:p>
          </table:table-cell>
          <table:table-cell table:style-name="ce10" office:value-type="string" calcext:value-type="string">
            <text:p><text:a xlink:href="https://www.projectmadurai.org/pm_etexts/utf8/pmuni0111_01.html" xlink:type="simple">pmuni0111_0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5" office:value-type="string" calcext:value-type="string">
            <text:p>சிலப்பதிகாரம் /பாகம் 3 /வஞ்சிக்காண்டம்</text:p>
          </table:table-cell>
          <table:table-cell table:style-name="ce8" office:value-type="string" calcext:value-type="string">
            <text:p>இளங்கோ அடிகள்</text:p>
          </table:table-cell>
          <table:table-cell table:style-name="ce8" office:value-type="string" calcext:value-type="string">
            <text:p>காப்பியம்</text:p>
          </table:table-cell>
          <table:table-cell table:style-name="ce10" office:value-type="string" calcext:value-type="string">
            <text:p><text:a xlink:href="https://www.projectmadurai.org/pm_etexts/pdf/pm0111_02.pdf" xlink:type="simple">pm0111_02.pdf</text:a></text:p>
          </table:table-cell>
          <table:table-cell table:style-name="ce10" office:value-type="string" calcext:value-type="string">
            <text:p><text:a xlink:href="https://www.projectmadurai.org/pm_etexts/utf8/pmuni0111_02.html" xlink:type="simple">pmuni0111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4" office:value-type="string" calcext:value-type="string">
            <text:p>கோதை நாச்சியார் தாலாட்டு</text:p>
          </table:table-cell>
          <table:table-cell table:style-name="ce7"/>
          <table:table-cell table:style-name="ce7" office:value-type="string" calcext:value-type="string">
            <text:p>சமயம் - வைணவம்</text:p>
          </table:table-cell>
          <table:table-cell table:style-name="ce10" office:value-type="string" calcext:value-type="string">
            <text:p><text:a xlink:href="https://www.projectmadurai.org/pm_etexts/pdf/pm0112.pdf" xlink:type="simple">pm0112.pdf</text:a></text:p>
          </table:table-cell>
          <table:table-cell table:style-name="ce10" office:value-type="string" calcext:value-type="string">
            <text:p><text:a xlink:href="https://www.projectmadurai.org/pm_etexts/utf8/pmuni0112.html" xlink:type="simple">pmuni011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5" office:value-type="string" calcext:value-type="string">
            <text:p>வடமலை நிகண்டு</text:p>
          </table:table-cell>
          <table:table-cell table:style-name="ce8" office:value-type="string" calcext:value-type="string">
            <text:p>ஈஸ்வர பாரதி</text:p>
          </table:table-cell>
          <table:table-cell table:style-name="ce8" office:value-type="string" calcext:value-type="string">
            <text:p>இலக்கணம்</text:p>
          </table:table-cell>
          <table:table-cell table:style-name="ce10" office:value-type="string" calcext:value-type="string">
            <text:p><text:a xlink:href="https://www.projectmadurai.org/pm_etexts/pdf/pm0113.pdf" xlink:type="simple">pm0113.pdf</text:a></text:p>
          </table:table-cell>
          <table:table-cell table:style-name="ce10" office:value-type="string" calcext:value-type="string">
            <text:p><text:a xlink:href="https://www.projectmadurai.org/pm_etexts/utf8/pmuni0113.html" xlink:type="simple">pmuni011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4" office:value-type="string" calcext:value-type="string">
            <text:p>உண்மை நெறி விளக்கம்</text:p>
          </table:table-cell>
          <table:table-cell table:style-name="ce7" office:value-type="string" calcext:value-type="string">
            <text:p>உமாபதி சிவம்</text:p>
          </table:table-cell>
          <table:table-cell table:style-name="ce7" office:value-type="string" calcext:value-type="string">
            <text:p>சைவ சித்தாந்தம்</text:p>
          </table:table-cell>
          <table:table-cell table:style-name="ce10" office:value-type="string" calcext:value-type="string">
            <text:p><text:a xlink:href="https://www.projectmadurai.org/pm_etexts/pdf/pm0114.pdf" xlink:type="simple">pm0114.pdf</text:a></text:p>
          </table:table-cell>
          <table:table-cell table:style-name="ce10" office:value-type="string" calcext:value-type="string">
            <text:p><text:a xlink:href="https://www.projectmadurai.org/pm_etexts/utf8/pmuni0114.html" xlink:type="simple">pmuni0114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5" office:value-type="string" calcext:value-type="string">
            <text:p>கொடிக்கவி</text:p>
          </table:table-cell>
          <table:table-cell table:style-name="ce8" office:value-type="string" calcext:value-type="string">
            <text:p>உமாபதி சிவம்</text:p>
          </table:table-cell>
          <table:table-cell table:style-name="ce8" office:value-type="string" calcext:value-type="string">
            <text:p>சைவ சித்தாந்தம்</text:p>
          </table:table-cell>
          <table:table-cell table:style-name="ce10" office:value-type="string" calcext:value-type="string">
            <text:p><text:a xlink:href="https://www.projectmadurai.org/pm_etexts/pdf/pm0114.pdf" xlink:type="simple">pm0114.pdf</text:a></text:p>
          </table:table-cell>
          <table:table-cell table:style-name="ce10" office:value-type="string" calcext:value-type="string">
            <text:p><text:a xlink:href="https://www.projectmadurai.org/pm_etexts/utf8/pmuni0114.html" xlink:type="simple">pmuni011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4" office:value-type="string" calcext:value-type="string">
            <text:p>போற்றீப்பஃறொடை</text:p>
          </table:table-cell>
          <table:table-cell table:style-name="ce7" office:value-type="string" calcext:value-type="string">
            <text:p>உமாபதி சிவம்</text:p>
          </table:table-cell>
          <table:table-cell table:style-name="ce7" office:value-type="string" calcext:value-type="string">
            <text:p>சைவ சித்தாந்தம்</text:p>
          </table:table-cell>
          <table:table-cell table:style-name="ce10" office:value-type="string" calcext:value-type="string">
            <text:p><text:a xlink:href="https://www.projectmadurai.org/pm_etexts/pdf/pm0114.pdf" xlink:type="simple">pm0114.pdf</text:a></text:p>
          </table:table-cell>
          <table:table-cell table:style-name="ce10" office:value-type="string" calcext:value-type="string">
            <text:p><text:a xlink:href="https://www.projectmadurai.org/pm_etexts/utf8/pmuni0114.html" xlink:type="simple">pmuni0114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5" office:value-type="string" calcext:value-type="string">
            <text:p>சிவப்பிரகாசம்</text:p>
          </table:table-cell>
          <table:table-cell table:style-name="ce8" office:value-type="string" calcext:value-type="string">
            <text:p>உமாபதி சிவம்</text:p>
          </table:table-cell>
          <table:table-cell table:style-name="ce8" office:value-type="string" calcext:value-type="string">
            <text:p>சைவ சித்தாந்தம்</text:p>
          </table:table-cell>
          <table:table-cell table:style-name="ce10" office:value-type="string" calcext:value-type="string">
            <text:p><text:a xlink:href="https://www.projectmadurai.org/pm_etexts/pdf/pm0115.pdf" xlink:type="simple">pm0115.pdf</text:a></text:p>
          </table:table-cell>
          <table:table-cell table:style-name="ce10" office:value-type="string" calcext:value-type="string">
            <text:p><text:a xlink:href="https://www.projectmadurai.org/pm_etexts/utf8/pmuni0115.html" xlink:type="simple">pmuni0115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4" office:value-type="string" calcext:value-type="string">
            <text:p>நெஞ்சு விடு தூது</text:p>
          </table:table-cell>
          <table:table-cell table:style-name="ce7" office:value-type="string" calcext:value-type="string">
            <text:p>உமாபதி சிவம்</text:p>
          </table:table-cell>
          <table:table-cell table:style-name="ce7" office:value-type="string" calcext:value-type="string">
            <text:p>சைவ சித்தாந்தம்</text:p>
          </table:table-cell>
          <table:table-cell table:style-name="ce10" office:value-type="string" calcext:value-type="string">
            <text:p><text:a xlink:href="https://www.projectmadurai.org/pm_etexts/pdf/pm0115.pdf" xlink:type="simple">pm0115.pdf</text:a></text:p>
          </table:table-cell>
          <table:table-cell table:style-name="ce10" office:value-type="string" calcext:value-type="string">
            <text:p><text:a xlink:href="https://www.projectmadurai.org/pm_etexts/utf8/pmuni0115.html" xlink:type="simple">pmuni011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5" office:value-type="string" calcext:value-type="string">
            <text:p>வினா வெண்பா</text:p>
          </table:table-cell>
          <table:table-cell table:style-name="ce8" office:value-type="string" calcext:value-type="string">
            <text:p>உமாபதி சிவம்</text:p>
          </table:table-cell>
          <table:table-cell table:style-name="ce8" office:value-type="string" calcext:value-type="string">
            <text:p>சைவ சித்தாந்தம்</text:p>
          </table:table-cell>
          <table:table-cell table:style-name="ce10" office:value-type="string" calcext:value-type="string">
            <text:p><text:a xlink:href="https://www.projectmadurai.org/pm_etexts/pdf/pm0115.pdf" xlink:type="simple">pm0115.pdf</text:a></text:p>
          </table:table-cell>
          <table:table-cell table:style-name="ce10" office:value-type="string" calcext:value-type="string">
            <text:p><text:a xlink:href="https://www.projectmadurai.org/pm_etexts/utf8/pmuni0115.html" xlink:type="simple">pmuni0115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4" office:value-type="string" calcext:value-type="string">
            <text:p>(மூவருலா) விக்கிரம சோழனுலா,</text:p>
            <text:p>குலோத்துங்க சோழனுலா &amp;</text:p>
            <text:p>இராசராச சோழனுலா /இராசேந்திர சோழனுலா</text:p>
          </table:table-cell>
          <table:table-cell table:style-name="ce7" office:value-type="string" calcext:value-type="string">
            <text:p>ஒட்டக்கூத்தர்</text:p>
          </table:table-cell>
          <table:table-cell table:style-name="ce7" office:value-type="string" calcext:value-type="string">
            <text:p>பிரபந்தம் - உலா</text:p>
          </table:table-cell>
          <table:table-cell table:style-name="ce10" office:value-type="string" calcext:value-type="string">
            <text:p><text:a xlink:href="https://www.projectmadurai.org/pm_etexts/pdf/pm0116.pdf" xlink:type="simple">pm0116.pdf</text:a></text:p>
          </table:table-cell>
          <table:table-cell table:style-name="ce10" office:value-type="string" calcext:value-type="string">
            <text:p><text:a xlink:href="https://www.projectmadurai.org/pm_etexts/utf8/pmuni0116.html" xlink:type="simple">pmuni0116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5" office:value-type="string" calcext:value-type="string">
            <text:p>இருபதாம் நூற்றாண்டு ஈழத்தமிழ் இலக்கியம்</text:p>
          </table:table-cell>
          <table:table-cell table:style-name="ce8" office:value-type="string" calcext:value-type="string">
            <text:p>மௌனகுரு; சித்ரலேகா; நூமான்</text:p>
          </table:table-cell>
          <table:table-cell table:style-name="ce8" office:value-type="string" calcext:value-type="string">
            <text:p>இலக்கிய வரலாறு</text:p>
          </table:table-cell>
          <table:table-cell table:style-name="ce10" office:value-type="string" calcext:value-type="string">
            <text:p><text:a xlink:href="https://www.projectmadurai.org/pm_etexts/pdf/pm0117.pdf" xlink:type="simple">pm0117.pdf</text:a></text:p>
          </table:table-cell>
          <table:table-cell table:style-name="ce10" office:value-type="string" calcext:value-type="string">
            <text:p><text:a xlink:href="https://www.projectmadurai.org/pm_etexts/utf8/pmuni0117.html" xlink:type="simple">pmuni0117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4" office:value-type="string" calcext:value-type="string">
            <text:p>சூடாமணி நிகண்டு</text:p>
          </table:table-cell>
          <table:table-cell table:style-name="ce7" office:value-type="string" calcext:value-type="string">
            <text:p>மண்டல புருடர்</text:p>
          </table:table-cell>
          <table:table-cell table:style-name="ce7" office:value-type="string" calcext:value-type="string">
            <text:p>இலக்கணம்</text:p>
          </table:table-cell>
          <table:table-cell table:style-name="ce10" office:value-type="string" calcext:value-type="string">
            <text:p><text:a xlink:href="https://www.projectmadurai.org/pm_etexts/pdf/pm0118.pdf" xlink:type="simple">pm0118.pdf</text:a></text:p>
          </table:table-cell>
          <table:table-cell table:style-name="ce10" office:value-type="string" calcext:value-type="string">
            <text:p><text:a xlink:href="https://www.projectmadurai.org/pm_etexts/utf8/pmuni0118.html" xlink:type="simple">pmuni0118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5" office:value-type="string" calcext:value-type="string">
            <text:p>பரத சேனாபதீயம்</text:p>
          </table:table-cell>
          <table:table-cell table:style-name="ce8"/>
          <table:table-cell table:style-name="ce8" office:value-type="string" calcext:value-type="string">
            <text:p>கலை சார்ந்த நூல்கள்</text:p>
          </table:table-cell>
          <table:table-cell table:style-name="ce10" office:value-type="string" calcext:value-type="string">
            <text:p><text:a xlink:href="https://www.projectmadurai.org/pm_etexts/pdf/pm0119.pdf" xlink:type="simple">pm0119.pdf</text:a></text:p>
          </table:table-cell>
          <table:table-cell table:style-name="ce10" office:value-type="string" calcext:value-type="string">
            <text:p><text:a xlink:href="https://www.projectmadurai.org/pm_etexts/utf8/pmuni0119.html" xlink:type="simple">pmuni0119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4" office:value-type="string" calcext:value-type="string">
            <text:p>திருஉந்தியார்</text:p>
          </table:table-cell>
          <table:table-cell table:style-name="ce7" office:value-type="string" calcext:value-type="string">
            <text:p>உய்யவந்ததேவ நாயனார்</text:p>
          </table:table-cell>
          <table:table-cell table:style-name="ce7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120.pdf" xlink:type="simple">pm0120.pdf</text:a></text:p>
          </table:table-cell>
          <table:table-cell table:style-name="ce10" office:value-type="string" calcext:value-type="string">
            <text:p><text:a xlink:href="https://www.projectmadurai.org/pm_etexts/utf8/pmuni0120.html" xlink:type="simple">pmuni0120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5" office:value-type="string" calcext:value-type="string">
            <text:p>திருக்களிற்றுப்படியார்</text:p>
          </table:table-cell>
          <table:table-cell table:style-name="ce8"/>
          <table:table-cell table:style-name="ce8" office:value-type="string" calcext:value-type="string">
            <text:p>சைவ சித்தாந்தம்</text:p>
          </table:table-cell>
          <table:table-cell table:style-name="ce10" office:value-type="string" calcext:value-type="string">
            <text:p><text:a xlink:href="https://www.projectmadurai.org/pm_etexts/pdf/pm0120.pdf" xlink:type="simple">pm0120.pdf</text:a></text:p>
          </table:table-cell>
          <table:table-cell table:style-name="ce10" office:value-type="string" calcext:value-type="string">
            <text:p><text:a xlink:href="https://www.projectmadurai.org/pm_etexts/utf8/pmuni0120.html" xlink:type="simple">pmuni012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4" office:value-type="string" calcext:value-type="string">
            <text:p>முத்தொள்ளாயிரம்</text:p>
          </table:table-cell>
          <table:table-cell table:style-name="ce7"/>
          <table:table-cell table:style-name="ce7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121.pdf" xlink:type="simple">pm0121.pdf</text:a></text:p>
          </table:table-cell>
          <table:table-cell table:style-name="ce10" office:value-type="string" calcext:value-type="string">
            <text:p><text:a xlink:href="https://www.projectmadurai.org/pm_etexts/utf8/pmuni0121.html" xlink:type="simple">pmuni012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5" office:value-type="string" calcext:value-type="string">
            <text:p>காகம் கலைத்த கனவு</text:p>
          </table:table-cell>
          <table:table-cell table:style-name="ce8" office:value-type="string" calcext:value-type="string">
            <text:p>சோலைக்கிளி</text:p>
          </table:table-cell>
          <table:table-cell table:style-name="ce8" office:value-type="string" calcext:value-type="string">
            <text:p>கட்டுரைகள்</text:p>
          </table:table-cell>
          <table:table-cell table:style-name="ce10" office:value-type="string" calcext:value-type="string">
            <text:p><text:a xlink:href="https://www.projectmadurai.org/pm_etexts/pdf/pm0122.pdf" xlink:type="simple">pm0122.pdf</text:a></text:p>
          </table:table-cell>
          <table:table-cell table:style-name="ce10" office:value-type="string" calcext:value-type="string">
            <text:p><text:a xlink:href="https://www.projectmadurai.org/pm_etexts/utf8/pmuni0122.html" xlink:type="simple">pmuni012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கலிங்கத்துப்பரணி</text:p>
          </table:table-cell>
          <table:table-cell table:style-name="ce7" office:value-type="string" calcext:value-type="string">
            <text:p>செயங்கொண்டார்</text:p>
          </table:table-cell>
          <table:table-cell table:style-name="ce7" office:value-type="string" calcext:value-type="string">
            <text:p>பிரபந்தம் - பரணி</text:p>
          </table:table-cell>
          <table:table-cell table:style-name="ce10" office:value-type="string" calcext:value-type="string">
            <text:p><text:a xlink:href="https://www.projectmadurai.org/pm_etexts/pdf/pm0123.pdf" xlink:type="simple">pm0123.pdf</text:a></text:p>
          </table:table-cell>
          <table:table-cell table:style-name="ce10" office:value-type="string" calcext:value-type="string">
            <text:p><text:a xlink:href="https://www.projectmadurai.org/pm_etexts/utf8/pmuni0123.html" xlink:type="simple">pmuni012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5" office:value-type="string" calcext:value-type="string">
            <text:p>திருவருட்பா /திருமுறை 3 (பாடல்கள்1959 -2570)</text:p>
          </table:table-cell>
          <table:table-cell table:style-name="ce8" office:value-type="string" calcext:value-type="string">
            <text:p>இராமலிங்க அடிகள்</text:p>
          </table:table-cell>
          <table:table-cell table:style-name="ce8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124.pdf" xlink:type="simple">pm0124.pdf</text:a></text:p>
          </table:table-cell>
          <table:table-cell table:style-name="ce10" office:value-type="string" calcext:value-type="string">
            <text:p><text:a xlink:href="https://www.projectmadurai.org/pm_etexts/utf8/pmuni0124.html" xlink:type="simple">pmuni012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திருவருட்பா /திருமுறை 4 (பாடல்கள்2571 - 3028)</text:p>
          </table:table-cell>
          <table:table-cell table:style-name="ce7" office:value-type="string" calcext:value-type="string">
            <text:p>இராமலிங்க அடிகள்</text:p>
          </table:table-cell>
          <table:table-cell table:style-name="ce7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125.pdf" xlink:type="simple">pm0125.pdf</text:a></text:p>
          </table:table-cell>
          <table:table-cell table:style-name="ce10" office:value-type="string" calcext:value-type="string">
            <text:p><text:a xlink:href="https://www.projectmadurai.org/pm_etexts/utf8/pmuni0125.html" xlink:type="simple">pmuni012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5" office:value-type="string" calcext:value-type="string">
            <text:p>திருமுறை 11-1 /பாசுரங்கள்</text:p>
          </table:table-cell>
          <table:table-cell table:style-name="ce8" office:value-type="string" calcext:value-type="string">
            <text:p>திருஆலவாய் உடையார்</text:p>
          </table:table-cell>
          <table:table-cell table:style-name="ce8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126.pdf" xlink:type="simple">pm0126.pdf</text:a></text:p>
          </table:table-cell>
          <table:table-cell table:style-name="ce10" office:value-type="string" calcext:value-type="string">
            <text:p><text:a xlink:href="https://www.projectmadurai.org/pm_etexts/utf8/pmuni0126.html" xlink:type="simple">pmuni012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திருமுறை 11-1 /பாசுரங்கள்</text:p>
          </table:table-cell>
          <table:table-cell table:style-name="ce7" office:value-type="string" calcext:value-type="string">
            <text:p>காரைக்கால் அம்மையார்</text:p>
          </table:table-cell>
          <table:table-cell table:style-name="ce7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126.pdf" xlink:type="simple">pm0126.pdf</text:a></text:p>
          </table:table-cell>
          <table:table-cell table:style-name="ce10" office:value-type="string" calcext:value-type="string">
            <text:p><text:a xlink:href="https://www.projectmadurai.org/pm_etexts/utf8/pmuni0126.html" xlink:type="simple">pmuni0126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5" office:value-type="string" calcext:value-type="string">
            <text:p>திருமுறை 11-1 /பாசுரங்கள்</text:p>
          </table:table-cell>
          <table:table-cell table:style-name="ce8" office:value-type="string" calcext:value-type="string">
            <text:p>ஐயடிகள் காடவர்கோன் நாயனார்</text:p>
          </table:table-cell>
          <table:table-cell table:style-name="ce8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126.pdf" xlink:type="simple">pm0126.pdf</text:a></text:p>
          </table:table-cell>
          <table:table-cell table:style-name="ce10" office:value-type="string" calcext:value-type="string">
            <text:p><text:a xlink:href="https://www.projectmadurai.org/pm_etexts/utf8/pmuni0126.html" xlink:type="simple">pmuni012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திருமுறை 11-1 /பாசுரங்கள்</text:p>
          </table:table-cell>
          <table:table-cell table:style-name="ce7" office:value-type="string" calcext:value-type="string">
            <text:p>சேரமான் பெருமாள் நாயனார்</text:p>
          </table:table-cell>
          <table:table-cell table:style-name="ce7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126.pdf" xlink:type="simple">pm0126.pdf</text:a></text:p>
          </table:table-cell>
          <table:table-cell table:style-name="ce10" office:value-type="string" calcext:value-type="string">
            <text:p><text:a xlink:href="https://www.projectmadurai.org/pm_etexts/utf8/pmuni0126.html" xlink:type="simple">pmuni0126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5" office:value-type="string" calcext:value-type="string">
            <text:p>திருமுறை 11-1 /பாசுரங்கள்</text:p>
          </table:table-cell>
          <table:table-cell table:style-name="ce8" office:value-type="string" calcext:value-type="string">
            <text:p>நக்கீரதேவ நாயனார்</text:p>
          </table:table-cell>
          <table:table-cell table:style-name="ce8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126.pdf" xlink:type="simple">pm0126.pdf</text:a></text:p>
          </table:table-cell>
          <table:table-cell table:style-name="ce10" office:value-type="string" calcext:value-type="string">
            <text:p><text:a xlink:href="https://www.projectmadurai.org/pm_etexts/utf8/pmuni0126.html" xlink:type="simple">pmuni012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திருமுறை 11-1 /பாசுரங்கள்</text:p>
          </table:table-cell>
          <table:table-cell table:style-name="ce7" office:value-type="string" calcext:value-type="string">
            <text:p>கல்லாடதேவ நாயனார்</text:p>
          </table:table-cell>
          <table:table-cell table:style-name="ce7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126.pdf" xlink:type="simple">pm0126.pdf</text:a></text:p>
          </table:table-cell>
          <table:table-cell table:style-name="ce10" office:value-type="string" calcext:value-type="string">
            <text:p><text:a xlink:href="https://www.projectmadurai.org/pm_etexts/utf8/pmuni0126.html" xlink:type="simple">pmuni0126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5" office:value-type="string" calcext:value-type="string">
            <text:p>திருமுறை 11-1 /பாசுரங்கள்</text:p>
          </table:table-cell>
          <table:table-cell table:style-name="ce8" office:value-type="string" calcext:value-type="string">
            <text:p>பரணதேவ நாயனார்</text:p>
          </table:table-cell>
          <table:table-cell table:style-name="ce8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126.pdf" xlink:type="simple">pm0126.pdf</text:a></text:p>
          </table:table-cell>
          <table:table-cell table:style-name="ce10" office:value-type="string" calcext:value-type="string">
            <text:p><text:a xlink:href="https://www.projectmadurai.org/pm_etexts/utf8/pmuni0126.html" xlink:type="simple">pmuni012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திருமுறை 11-1 /பாசுரங்கள்</text:p>
          </table:table-cell>
          <table:table-cell table:style-name="ce7" office:value-type="string" calcext:value-type="string">
            <text:p>இளம்பெருமான் அடிகள்</text:p>
          </table:table-cell>
          <table:table-cell table:style-name="ce7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126.pdf" xlink:type="simple">pm0126.pdf</text:a></text:p>
          </table:table-cell>
          <table:table-cell table:style-name="ce10" office:value-type="string" calcext:value-type="string">
            <text:p><text:a xlink:href="https://www.projectmadurai.org/pm_etexts/utf8/pmuni0126.html" xlink:type="simple">pmuni0126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5" office:value-type="string" calcext:value-type="string">
            <text:p>திருமுறை 11-1 /பாசுரங்கள்</text:p>
          </table:table-cell>
          <table:table-cell table:style-name="ce8" office:value-type="string" calcext:value-type="string">
            <text:p>அதிராவடிகள்</text:p>
          </table:table-cell>
          <table:table-cell table:style-name="ce8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126.pdf" xlink:type="simple">pm0126.pdf</text:a></text:p>
          </table:table-cell>
          <table:table-cell table:style-name="ce10" office:value-type="string" calcext:value-type="string">
            <text:p><text:a xlink:href="https://www.projectmadurai.org/pm_etexts/utf8/pmuni0126.html" xlink:type="simple">pmuni012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திருமுறை 11-2 /பாசுரங்கள்</text:p>
          </table:table-cell>
          <table:table-cell table:style-name="ce7" office:value-type="string" calcext:value-type="string">
            <text:p>பட்டினத்துப் பிள்ளையார்</text:p>
          </table:table-cell>
          <table:table-cell table:style-name="ce7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127.pdf" xlink:type="simple">pm0127.pdf</text:a></text:p>
          </table:table-cell>
          <table:table-cell table:style-name="ce10" office:value-type="string" calcext:value-type="string">
            <text:p><text:a xlink:href="https://www.projectmadurai.org/pm_etexts/utf8/pmuni0127_01.html" xlink:type="simple">pmuni0127_01.html
pmuni0127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5" office:value-type="string" calcext:value-type="string">
            <text:p>திருமுறை 11-2 /பாசுரங்கள்</text:p>
          </table:table-cell>
          <table:table-cell table:style-name="ce8" office:value-type="string" calcext:value-type="string">
            <text:p>நம்பியாண்டார் நம்பி</text:p>
          </table:table-cell>
          <table:table-cell table:style-name="ce8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127.pdf" xlink:type="simple">pm0127.pdf</text:a></text:p>
          </table:table-cell>
          <table:table-cell table:style-name="ce10" office:value-type="string" calcext:value-type="string">
            <text:p><text:a xlink:href="https://www.projectmadurai.org/pm_etexts/utf8/pmuni0127_01.html" xlink:type="simple">pmuni0127_01.html
pmuni0127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4" office:value-type="string" calcext:value-type="string">
            <text:p>திருவருட்பா /திருமுறை 5 (பாடல்கள் 3029-3266)</text:p>
          </table:table-cell>
          <table:table-cell table:style-name="ce7" office:value-type="string" calcext:value-type="string">
            <text:p>இராமலிங்க அடிகள்</text:p>
          </table:table-cell>
          <table:table-cell table:style-name="ce7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128.pdf" xlink:type="simple">pm0128.pdf</text:a></text:p>
          </table:table-cell>
          <table:table-cell table:style-name="ce10" office:value-type="string" calcext:value-type="string">
            <text:p><text:a xlink:href="https://www.projectmadurai.org/pm_etexts/utf8/pmuni0128.html" xlink:type="simple">pmuni0128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5" office:value-type="string" calcext:value-type="string">
            <text:p>பிரபந்தத்திரட்டு - பகுதி 1</text:p>
          </table:table-cell>
          <table:table-cell table:style-name="ce8" office:value-type="string" calcext:value-type="string">
            <text:p>தி. மீனாட்சிசுந்தரம் பிள்ளை</text:p>
          </table:table-cell>
          <table:table-cell table:style-name="ce8" office:value-type="string" calcext:value-type="string">
            <text:p>பிரபந்தத் திரட்டு</text:p>
          </table:table-cell>
          <table:table-cell table:style-name="ce10" office:value-type="string" calcext:value-type="string">
            <text:p><text:a xlink:href="https://www.projectmadurai.org/pm_etexts/pdf/pm0129.pdf" xlink:type="simple">pm0129.pdf</text:a></text:p>
          </table:table-cell>
          <table:table-cell table:style-name="ce10" office:value-type="string" calcext:value-type="string">
            <text:p><text:a xlink:href="https://www.projectmadurai.org/pm_etexts/utf8/pmuni0129.html" xlink:type="simple">pmuni0129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4" office:value-type="string" calcext:value-type="string">
            <text:p>திருவருட்பா /திருமுறை 6.1 (பாடல்கள் 3267 -3871)</text:p>
          </table:table-cell>
          <table:table-cell table:style-name="ce7" office:value-type="string" calcext:value-type="string">
            <text:p>இராமலிங்க அடிகள்</text:p>
          </table:table-cell>
          <table:table-cell table:style-name="ce7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130.pdf" xlink:type="simple">pm0130.pdf</text:a></text:p>
          </table:table-cell>
          <table:table-cell table:style-name="ce10" office:value-type="string" calcext:value-type="string">
            <text:p><text:a xlink:href="https://www.projectmadurai.org/pm_etexts/utf8/pmuni0130.html" xlink:type="simple">pmuni0130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5" office:value-type="string" calcext:value-type="string">
            <text:p>சிறுகதைத் தொகுப்பு- 1</text:p>
          </table:table-cell>
          <table:table-cell table:style-name="ce8" office:value-type="string" calcext:value-type="string">
            <text:p>இரா. கார்த்திகேசு</text:p>
          </table:table-cell>
          <table:table-cell table:style-name="ce8" office:value-type="string" calcext:value-type="string">
            <text:p>சிறுகதைகள் - தொகுப்பு</text:p>
          </table:table-cell>
          <table:table-cell table:style-name="ce10" office:value-type="string" calcext:value-type="string">
            <text:p><text:a xlink:href="https://www.projectmadurai.org/pm_etexts/pdf/pm0131.pdf" xlink:type="simple">pm0131.pdf</text:a></text:p>
          </table:table-cell>
          <table:table-cell table:style-name="ce10" office:value-type="string" calcext:value-type="string">
            <text:p><text:a xlink:href="https://www.projectmadurai.org/pm_etexts/utf8/pmuni0131.html" xlink:type="simple">pmuni013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4" office:value-type="string" calcext:value-type="string">
            <text:p>மகா பரத சூடாமணி</text:p>
          </table:table-cell>
          <table:table-cell table:style-name="ce7"/>
          <table:table-cell table:style-name="ce7" office:value-type="string" calcext:value-type="string">
            <text:p>கலை - நாடகம்</text:p>
          </table:table-cell>
          <table:table-cell table:style-name="ce10" office:value-type="string" calcext:value-type="string">
            <text:p><text:a xlink:href="https://www.projectmadurai.org/pm_etexts/pdf/pm0132.pdf" xlink:type="simple">pm0132.pdf</text:a></text:p>
          </table:table-cell>
          <table:table-cell table:style-name="ce10" office:value-type="string" calcext:value-type="string">
            <text:p><text:a xlink:href="https://www.projectmadurai.org/pm_etexts/utf8/pmuni0132.html" xlink:type="simple">pmuni013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5" office:value-type="string" calcext:value-type="string">
            <text:p>சங்கற்ப நிராகரணம்</text:p>
          </table:table-cell>
          <table:table-cell table:style-name="ce8" office:value-type="string" calcext:value-type="string">
            <text:p>உமாபதி சிவம்</text:p>
          </table:table-cell>
          <table:table-cell table:style-name="ce8" office:value-type="string" calcext:value-type="string">
            <text:p>சைவ சித்தாந்தம்</text:p>
          </table:table-cell>
          <table:table-cell table:style-name="ce10" office:value-type="string" calcext:value-type="string">
            <text:p><text:a xlink:href="https://www.projectmadurai.org/pm_etexts/pdf/pm0133.pdf" xlink:type="simple">pm0133.pdf</text:a></text:p>
          </table:table-cell>
          <table:table-cell table:style-name="ce10" office:value-type="string" calcext:value-type="string">
            <text:p><text:a xlink:href="https://www.projectmadurai.org/pm_etexts/utf8/pmuni0133.html" xlink:type="simple">pmuni013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4" office:value-type="string" calcext:value-type="string">
            <text:p>பாண்டிய; சோழ; விஜயநகர அரசர் மெய்கீர்த்திகள்</text:p>
          </table:table-cell>
          <table:table-cell table:style-name="ce7"/>
          <table:table-cell table:style-name="ce7" office:value-type="string" calcext:value-type="string">
            <text:p>ஒளைச் சுவடி நூல்கள்</text:p>
          </table:table-cell>
          <table:table-cell table:style-name="ce10" office:value-type="string" calcext:value-type="string">
            <text:p><text:a xlink:href="https://www.projectmadurai.org/pm_etexts/pdf/pm0134.pdf" xlink:type="simple">pm0134.pdf</text:a></text:p>
          </table:table-cell>
          <table:table-cell table:style-name="ce10" office:value-type="string" calcext:value-type="string">
            <text:p><text:a xlink:href="https://www.projectmadurai.org/pm_etexts/utf8/pmuni0134.html" xlink:type="simple">pmuni0134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5" office:value-type="string" calcext:value-type="string">
            <text:p>திருவருட்பா /திருமுறை 6.2 (பாடல்கள் 3872 - 4614)</text:p>
          </table:table-cell>
          <table:table-cell table:style-name="ce8" office:value-type="string" calcext:value-type="string">
            <text:p>இராமலிங்க அடிகள்</text:p>
          </table:table-cell>
          <table:table-cell table:style-name="ce8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135_01.pdf" xlink:type="simple">pm0135_01.pdf
pm0135_02.pdf</text:a></text:p>
          </table:table-cell>
          <table:table-cell table:style-name="ce10" office:value-type="string" calcext:value-type="string">
            <text:p><text:a xlink:href="https://www.projectmadurai.org/pm_etexts/utf8/pmuni0135_01.html" xlink:type="simple">pmuni0135_01.html
pmuni0135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4" office:value-type="string" calcext:value-type="string">
            <text:p>திருவருட்பா /தனிப்பாடல்கள்</text:p>
          </table:table-cell>
          <table:table-cell table:style-name="ce7" office:value-type="string" calcext:value-type="string">
            <text:p>இராமலிங்க அடிகள்</text:p>
          </table:table-cell>
          <table:table-cell table:style-name="ce7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135_01.pdf" xlink:type="simple">pm0135_01.pdf
pm0135_02.pdf</text:a></text:p>
          </table:table-cell>
          <table:table-cell table:style-name="ce10" office:value-type="string" calcext:value-type="string">
            <text:p><text:a xlink:href="https://www.projectmadurai.org/pm_etexts/utf8/pmuni0135_01.html" xlink:type="simple">pmuni0135_01.html
pmuni0135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5" office:value-type="string" calcext:value-type="string">
            <text:p>திருவருட்பா /திருமுறை 2.2 (பாடல்கள் 1007 - 1958)</text:p>
          </table:table-cell>
          <table:table-cell table:style-name="ce8" office:value-type="string" calcext:value-type="string">
            <text:p>இராமலிங்க அடிகள்</text:p>
          </table:table-cell>
          <table:table-cell table:style-name="ce8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136.pdf" xlink:type="simple">pm0136.pdf</text:a></text:p>
          </table:table-cell>
          <table:table-cell table:style-name="ce10" office:value-type="string" calcext:value-type="string">
            <text:p><text:a xlink:href="https://www.projectmadurai.org/pm_etexts/utf8/pmuni0136_01.html" xlink:type="simple">pmuni0136_01.html
pmuni0136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4" office:value-type="string" calcext:value-type="string">
            <text:p>சோமேசர் முதுமொழி வெண்பா</text:p>
          </table:table-cell>
          <table:table-cell table:style-name="ce7" office:value-type="string" calcext:value-type="string">
            <text:p>சிவஞான முனிவர்</text:p>
          </table:table-cell>
          <table:table-cell table:style-name="ce7" office:value-type="string" calcext:value-type="string">
            <text:p>பிரபந்தம் - வெண்பா</text:p>
          </table:table-cell>
          <table:table-cell table:style-name="ce10" office:value-type="string" calcext:value-type="string">
            <text:p><text:a xlink:href="https://www.projectmadurai.org/pm_etexts/pdf/pm0137_01.pdf" xlink:type="simple">pm0137_01.pdf
pm0137_02.pdf</text:a></text:p>
          </table:table-cell>
          <table:table-cell table:style-name="ce10" office:value-type="string" calcext:value-type="string">
            <text:p><text:a xlink:href="https://www.projectmadurai.org/pm_etexts/utf8/pmuni0137_01.html" xlink:type="simple">pmuni0137_01.html
pmuni0137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5" office:value-type="string" calcext:value-type="string">
            <text:p>நீதி வெண்பா</text:p>
          </table:table-cell>
          <table:table-cell table:style-name="ce8"/>
          <table:table-cell table:style-name="ce8" office:value-type="string" calcext:value-type="string">
            <text:p>சைவ சித்தாந்தம்</text:p>
          </table:table-cell>
          <table:table-cell table:style-name="ce10" office:value-type="string" calcext:value-type="string">
            <text:p><text:a xlink:href="https://www.projectmadurai.org/pm_etexts/pdf/pm0137_01.pdf" xlink:type="simple">pm0137_01.pdf
pm0137_02.pdf</text:a></text:p>
          </table:table-cell>
          <table:table-cell table:style-name="ce10" office:value-type="string" calcext:value-type="string">
            <text:p><text:a xlink:href="https://www.projectmadurai.org/pm_etexts/utf8/pmuni0137_01.html" xlink:type="simple">pmuni0137_01.html
pmuni0137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4" office:value-type="string" calcext:value-type="string">
            <text:p>நால்வர் நான்மணி மாலை</text:p>
          </table:table-cell>
          <table:table-cell table:style-name="ce7" office:value-type="string" calcext:value-type="string">
            <text:p>துறைமங்கலம் சிவப்பிரகாச சுவாமிகள்</text:p>
          </table:table-cell>
          <table:table-cell table:style-name="ce7" office:value-type="string" calcext:value-type="string">
            <text:p>பிரபந்தம் - மாலை</text:p>
          </table:table-cell>
          <table:table-cell table:style-name="ce10" office:value-type="string" calcext:value-type="string">
            <text:p><text:a xlink:href="https://www.projectmadurai.org/pm_etexts/pdf/pm0138.pdf" xlink:type="simple">pm0138.pdf</text:a></text:p>
          </table:table-cell>
          <table:table-cell table:style-name="ce10" office:value-type="string" calcext:value-type="string">
            <text:p><text:a xlink:href="https://www.projectmadurai.org/pm_etexts/utf8/pmuni0138.html" xlink:type="simple">pmuni0138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5" office:value-type="string" calcext:value-type="string">
            <text:p>நன்னெறி</text:p>
          </table:table-cell>
          <table:table-cell table:style-name="ce8" office:value-type="string" calcext:value-type="string">
            <text:p>துறைமங்கலம் சிவப்பிரகாச முனிவர்</text:p>
          </table:table-cell>
          <table:table-cell table:style-name="ce8" office:value-type="string" calcext:value-type="string">
            <text:p>நீதி நூல்கள்</text:p>
          </table:table-cell>
          <table:table-cell table:style-name="ce10" office:value-type="string" calcext:value-type="string">
            <text:p><text:a xlink:href="https://www.projectmadurai.org/pm_etexts/pdf/pm0139.pdf" xlink:type="simple">pm0139.pdf</text:a></text:p>
          </table:table-cell>
          <table:table-cell table:style-name="ce10" office:value-type="string" calcext:value-type="string">
            <text:p><text:a xlink:href="https://www.projectmadurai.org/pm_etexts/utf8/pmuni0139.html" xlink:type="simple">pmuni0139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4" office:value-type="string" calcext:value-type="string">
            <text:p>வெற்றிவேற்கை</text:p>
          </table:table-cell>
          <table:table-cell table:style-name="ce7" office:value-type="string" calcext:value-type="string">
            <text:p>அதிவீரராம பாண்டியன்</text:p>
          </table:table-cell>
          <table:table-cell table:style-name="ce7" office:value-type="string" calcext:value-type="string">
            <text:p>நீதி நூல்கள்</text:p>
          </table:table-cell>
          <table:table-cell table:style-name="ce10" office:value-type="string" calcext:value-type="string">
            <text:p><text:a xlink:href="https://www.projectmadurai.org/pm_etexts/pdf/pm0139.pdf" xlink:type="simple">pm0139.pdf</text:a></text:p>
          </table:table-cell>
          <table:table-cell table:style-name="ce10" office:value-type="string" calcext:value-type="string">
            <text:p><text:a xlink:href="https://www.projectmadurai.org/pm_etexts/utf8/pmuni0139.html" xlink:type="simple">pmuni013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5" office:value-type="string" calcext:value-type="string">
            <text:p>சிறுகதைத் தொகுப்பு-2</text:p>
          </table:table-cell>
          <table:table-cell table:style-name="ce8" office:value-type="string" calcext:value-type="string">
            <text:p>இரா. கார்த்திகேசு</text:p>
          </table:table-cell>
          <table:table-cell table:style-name="ce8" office:value-type="string" calcext:value-type="string">
            <text:p>சிறுகதைகள் - தொகுப்பு</text:p>
          </table:table-cell>
          <table:table-cell table:style-name="ce10" office:value-type="string" calcext:value-type="string">
            <text:p><text:a xlink:href="https://www.projectmadurai.org/pm_etexts/pdf/pm0140.pdf" xlink:type="simple">pm0140.pdf</text:a></text:p>
          </table:table-cell>
          <table:table-cell table:style-name="ce10" office:value-type="string" calcext:value-type="string">
            <text:p><text:a xlink:href="https://www.projectmadurai.org/pm_etexts/utf8/pmuni0140.html" xlink:type="simple">pmuni014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4" office:value-type="string" calcext:value-type="string">
            <text:p>மணிமேகலை</text:p>
          </table:table-cell>
          <table:table-cell table:style-name="ce7" office:value-type="string" calcext:value-type="string">
            <text:p>சீத்தலைச்சாத்தனார்</text:p>
          </table:table-cell>
          <table:table-cell table:style-name="ce7" office:value-type="string" calcext:value-type="string">
            <text:p>காப்பியம்</text:p>
          </table:table-cell>
          <table:table-cell table:style-name="ce10" office:value-type="string" calcext:value-type="string">
            <text:p><text:a xlink:href="https://www.projectmadurai.org/pm_etexts/pdf/pm0141.pdf" xlink:type="simple">pm0141.pdf</text:a></text:p>
          </table:table-cell>
          <table:table-cell table:style-name="ce10" office:value-type="string" calcext:value-type="string">
            <text:p><text:a xlink:href="https://www.projectmadurai.org/pm_etexts/utf8/pmuni0141.html" xlink:type="simple">pmuni014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5" office:value-type="string" calcext:value-type="string">
            <text:p>நந்திக்கலம்பகம்</text:p>
          </table:table-cell>
          <table:table-cell table:style-name="ce8"/>
          <table:table-cell table:style-name="ce8" office:value-type="string" calcext:value-type="string">
            <text:p>பிரபந்தம் - கலம்பகம்</text:p>
          </table:table-cell>
          <table:table-cell table:style-name="ce10" office:value-type="string" calcext:value-type="string">
            <text:p><text:a xlink:href="https://www.projectmadurai.org/pm_etexts/pdf/pm0142.pdf" xlink:type="simple">pm0142.pdf</text:a></text:p>
          </table:table-cell>
          <table:table-cell table:style-name="ce10" office:value-type="string" calcext:value-type="string">
            <text:p><text:a xlink:href="https://www.projectmadurai.org/pm_etexts/utf8/pmuni0142.html" xlink:type="simple">pmuni014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4" office:value-type="string" calcext:value-type="string">
            <text:p>கலேவலா - உரைநடையில் கலேவலா</text:p>
          </table:table-cell>
          <table:table-cell table:style-name="ce7" office:value-type="string" calcext:value-type="string">
            <text:p>உதயணன்</text:p>
          </table:table-cell>
          <table:table-cell table:style-name="ce7" office:value-type="string" calcext:value-type="string">
            <text:p>காவியம்; மொழிபெயர்ப்பு</text:p>
          </table:table-cell>
          <table:table-cell table:style-name="ce10" office:value-type="string" calcext:value-type="string">
            <text:p><text:a xlink:href="https://www.projectmadurai.org/pm_etexts/pdf/pm0143_01.pdf" xlink:type="simple">pm0143_01.pdf
pm0143_02.pdf</text:a></text:p>
          </table:table-cell>
          <table:table-cell table:style-name="ce10" office:value-type="string" calcext:value-type="string">
            <text:p><text:a xlink:href="https://www.projectmadurai.org/pm_etexts/utf8/pmuni0143_01.html" xlink:type="simple">pmuni0143_01.html
pmuni0143_02.html
pmuni0143_0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5" office:value-type="string" calcext:value-type="string">
            <text:p>சகலகலாவல்லிமாலை</text:p>
          </table:table-cell>
          <table:table-cell table:style-name="ce8" office:value-type="string" calcext:value-type="string">
            <text:p>குமரகுருபரர்</text:p>
          </table:table-cell>
          <table:table-cell table:style-name="ce8" office:value-type="string" calcext:value-type="string">
            <text:p>பிரபந்தம் - மாலை</text:p>
          </table:table-cell>
          <table:table-cell table:style-name="ce10" office:value-type="string" calcext:value-type="string">
            <text:p><text:a xlink:href="https://www.projectmadurai.org/pm_etexts/pdf/pm0144.pdf" xlink:type="simple">pm0144.pdf</text:a></text:p>
          </table:table-cell>
          <table:table-cell table:style-name="ce10" office:value-type="string" calcext:value-type="string">
            <text:p><text:a xlink:href="https://www.projectmadurai.org/pm_etexts/utf8/pmuni0144.html" xlink:type="simple">pmuni014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4" office:value-type="string" calcext:value-type="string">
            <text:p>திருச்செந்துார் கந்தர் கலிவெண்பா</text:p>
          </table:table-cell>
          <table:table-cell table:style-name="ce7" office:value-type="string" calcext:value-type="string">
            <text:p>குமரகுருபரர்</text:p>
          </table:table-cell>
          <table:table-cell table:style-name="ce7" office:value-type="string" calcext:value-type="string">
            <text:p>பிரபந்தம் - கலிவெண்பா</text:p>
          </table:table-cell>
          <table:table-cell table:style-name="ce10" office:value-type="string" calcext:value-type="string">
            <text:p><text:a xlink:href="https://www.projectmadurai.org/pm_etexts/pdf/pm0144.pdf" xlink:type="simple">pm0144.pdf</text:a></text:p>
          </table:table-cell>
          <table:table-cell table:style-name="ce10" office:value-type="string" calcext:value-type="string">
            <text:p><text:a xlink:href="https://www.projectmadurai.org/pm_etexts/utf8/pmuni0144.html" xlink:type="simple">pmuni0144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5" office:value-type="string" calcext:value-type="string">
            <text:p>நீதி நெறி விளக்கம்</text:p>
          </table:table-cell>
          <table:table-cell table:style-name="ce8" office:value-type="string" calcext:value-type="string">
            <text:p>குமரகுருபரர்</text:p>
          </table:table-cell>
          <table:table-cell table:style-name="ce8" office:value-type="string" calcext:value-type="string">
            <text:p>நீதிநெறி நூல்கள்</text:p>
          </table:table-cell>
          <table:table-cell table:style-name="ce10" office:value-type="string" calcext:value-type="string">
            <text:p><text:a xlink:href="https://www.projectmadurai.org/pm_etexts/pdf/pm0144.pdf" xlink:type="simple">pm0144.pdf</text:a></text:p>
          </table:table-cell>
          <table:table-cell table:style-name="ce10" office:value-type="string" calcext:value-type="string">
            <text:p><text:a xlink:href="https://www.projectmadurai.org/pm_etexts/utf8/pmuni0144.html" xlink:type="simple">pmuni014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4" office:value-type="string" calcext:value-type="string">
            <text:p>தண்டி அலங்காரம்</text:p>
          </table:table-cell>
          <table:table-cell table:style-name="ce7" office:value-type="string" calcext:value-type="string">
            <text:p>தண்டியாசிரியர்</text:p>
          </table:table-cell>
          <table:table-cell table:style-name="ce7" office:value-type="string" calcext:value-type="string">
            <text:p>இலக்கணம்</text:p>
          </table:table-cell>
          <table:table-cell table:style-name="ce10" office:value-type="string" calcext:value-type="string">
            <text:p><text:a xlink:href="https://www.projectmadurai.org/pm_etexts/pdf/pm0145.pdf" xlink:type="simple">pm0145.pdf</text:a></text:p>
          </table:table-cell>
          <table:table-cell table:style-name="ce10" office:value-type="string" calcext:value-type="string">
            <text:p><text:a xlink:href="https://www.projectmadurai.org/pm_etexts/utf8/pmuni0145.html" xlink:type="simple">pmuni014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5" office:value-type="string" calcext:value-type="string">
            <text:p>திருவருட்பா /திருமுறை 6.3 (பாடல்கள் 4615-5818)</text:p>
          </table:table-cell>
          <table:table-cell table:style-name="ce8" office:value-type="string" calcext:value-type="string">
            <text:p>இராமலிங்க அடிகள்</text:p>
          </table:table-cell>
          <table:table-cell table:style-name="ce8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146_01.pdf" xlink:type="simple">pm0146_01.pdf
pm0146_02.pdf</text:a></text:p>
          </table:table-cell>
          <table:table-cell table:style-name="ce10" office:value-type="string" calcext:value-type="string">
            <text:p><text:a xlink:href="https://www.projectmadurai.org/pm_etexts/utf8/pmuni0146_01.html" xlink:type="simple">pmuni0146_01.html
pmuni0146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4" office:value-type="string" calcext:value-type="string">
            <text:p>நன்னூல்</text:p>
          </table:table-cell>
          <table:table-cell table:style-name="ce7" office:value-type="string" calcext:value-type="string">
            <text:p>பவநந்தி முனிவர்</text:p>
          </table:table-cell>
          <table:table-cell table:style-name="ce7" office:value-type="string" calcext:value-type="string">
            <text:p>இலக்கணம்</text:p>
          </table:table-cell>
          <table:table-cell table:style-name="ce10" office:value-type="string" calcext:value-type="string">
            <text:p><text:a xlink:href="https://www.projectmadurai.org/pm_etexts/pdf/pm0147.pdf" xlink:type="simple">pm0147.pdf</text:a></text:p>
          </table:table-cell>
          <table:table-cell table:style-name="ce10" office:value-type="string" calcext:value-type="string">
            <text:p><text:a xlink:href="https://www.projectmadurai.org/pm_etexts/utf8/pmuni0147.html" xlink:type="simple">pmuni014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5" office:value-type="string" calcext:value-type="string">
            <text:p>காதலினால் அல்ல</text:p>
          </table:table-cell>
          <table:table-cell table:style-name="ce8" office:value-type="string" calcext:value-type="string">
            <text:p>இரா. கார்த்திகேசு</text:p>
          </table:table-cell>
          <table:table-cell table:style-name="ce8" office:value-type="string" calcext:value-type="string">
            <text:p>நாவல் / புதினம்</text:p>
          </table:table-cell>
          <table:table-cell table:style-name="ce10" office:value-type="string" calcext:value-type="string">
            <text:p><text:a xlink:href="https://www.projectmadurai.org/pm_etexts/pdf/pm0148.pdf" xlink:type="simple">pm0148.pdf</text:a></text:p>
          </table:table-cell>
          <table:table-cell table:style-name="ce10" office:value-type="string" calcext:value-type="string">
            <text:p><text:a xlink:href="https://www.projectmadurai.org/pm_etexts/utf8/pmuni0148.html" xlink:type="simple">pmuni014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4" office:value-type="string" calcext:value-type="string">
            <text:p>எண்ணெய்ச் சிந்து</text:p>
          </table:table-cell>
          <table:table-cell table:style-name="ce7"/>
          <table:table-cell table:style-name="ce7" office:value-type="string" calcext:value-type="string">
            <text:p>பிரபந்தம் - சிந்து</text:p>
          </table:table-cell>
          <table:table-cell table:style-name="ce10" office:value-type="string" calcext:value-type="string">
            <text:p><text:a xlink:href="https://www.projectmadurai.org/pm_etexts/pdf/pm0149.pdf" xlink:type="simple">pm0149.pdf</text:a></text:p>
          </table:table-cell>
          <table:table-cell table:style-name="ce10" office:value-type="string" calcext:value-type="string">
            <text:p><text:a xlink:href="https://www.projectmadurai.org/pm_etexts/utf8/pmuni0149.html" xlink:type="simple">pmuni014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5" office:value-type="string" calcext:value-type="string">
            <text:p>கந்தன் மணம்புரி சிந்து</text:p>
          </table:table-cell>
          <table:table-cell table:style-name="ce8" office:value-type="string" calcext:value-type="string">
            <text:p>சண்முகதாசன்</text:p>
          </table:table-cell>
          <table:table-cell table:style-name="ce8" office:value-type="string" calcext:value-type="string">
            <text:p>பிரபந்தம் - சிந்து</text:p>
          </table:table-cell>
          <table:table-cell table:style-name="ce10" office:value-type="string" calcext:value-type="string">
            <text:p><text:a xlink:href="https://www.projectmadurai.org/pm_etexts/pdf/pm0149.pdf" xlink:type="simple">pm0149.pdf</text:a></text:p>
          </table:table-cell>
          <table:table-cell table:style-name="ce10" office:value-type="string" calcext:value-type="string">
            <text:p><text:a xlink:href="https://www.projectmadurai.org/pm_etexts/utf8/pmuni0149.html" xlink:type="simple">pmuni0149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4" office:value-type="string" calcext:value-type="string">
            <text:p>சித்தராரூட நொண்டிச்சிந்து</text:p>
          </table:table-cell>
          <table:table-cell table:style-name="ce7"/>
          <table:table-cell table:style-name="ce7" office:value-type="string" calcext:value-type="string">
            <text:p>பிரபந்தம் - சிந்து</text:p>
          </table:table-cell>
          <table:table-cell table:style-name="ce10" office:value-type="string" calcext:value-type="string">
            <text:p><text:a xlink:href="https://www.projectmadurai.org/pm_etexts/pdf/pm0149.pdf" xlink:type="simple">pm0149.pdf</text:a></text:p>
          </table:table-cell>
          <table:table-cell table:style-name="ce10" office:value-type="string" calcext:value-type="string">
            <text:p><text:a xlink:href="https://www.projectmadurai.org/pm_etexts/utf8/pmuni0149.html" xlink:type="simple">pmuni014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5" office:value-type="string" calcext:value-type="string">
            <text:p>சுப்பிரமணியர் மேல் சிந்து</text:p>
          </table:table-cell>
          <table:table-cell table:style-name="ce8"/>
          <table:table-cell table:style-name="ce8" office:value-type="string" calcext:value-type="string">
            <text:p>பிரபந்தம் - சிந்து</text:p>
          </table:table-cell>
          <table:table-cell table:style-name="ce10" office:value-type="string" calcext:value-type="string">
            <text:p><text:a xlink:href="https://www.projectmadurai.org/pm_etexts/pdf/pm0149.pdf" xlink:type="simple">pm0149.pdf</text:a></text:p>
          </table:table-cell>
          <table:table-cell table:style-name="ce10" office:value-type="string" calcext:value-type="string">
            <text:p><text:a xlink:href="https://www.projectmadurai.org/pm_etexts/utf8/pmuni0149.html" xlink:type="simple">pmuni0149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4" office:value-type="string" calcext:value-type="string">
            <text:p>பழனியாண்டவர் காவடிச்சிந்து</text:p>
          </table:table-cell>
          <table:table-cell table:style-name="ce7" office:value-type="string" calcext:value-type="string">
            <text:p>முத்துக் கறுப்பண்ணன்</text:p>
          </table:table-cell>
          <table:table-cell table:style-name="ce7" office:value-type="string" calcext:value-type="string">
            <text:p>பிரபந்தம் - சிந்து</text:p>
          </table:table-cell>
          <table:table-cell table:style-name="ce10" office:value-type="string" calcext:value-type="string">
            <text:p><text:a xlink:href="https://www.projectmadurai.org/pm_etexts/pdf/pm0149.pdf" xlink:type="simple">pm0149.pdf</text:a></text:p>
          </table:table-cell>
          <table:table-cell table:style-name="ce10" office:value-type="string" calcext:value-type="string">
            <text:p><text:a xlink:href="https://www.projectmadurai.org/pm_etexts/utf8/pmuni0149.html" xlink:type="simple">pmuni014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5" office:value-type="string" calcext:value-type="string">
            <text:p>தேவாரம் - முதல் திருமுறை; பாகம் 1 (பாடல்கள் 1-721)</text:p>
          </table:table-cell>
          <table:table-cell table:style-name="ce8" office:value-type="string" calcext:value-type="string">
            <text:p>திருஞான சம்பந்தர்</text:p>
          </table:table-cell>
          <table:table-cell table:style-name="ce8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150.pdf" xlink:type="simple">pm0150.pdf</text:a></text:p>
          </table:table-cell>
          <table:table-cell table:style-name="ce10" office:value-type="string" calcext:value-type="string">
            <text:p><text:a xlink:href="https://www.projectmadurai.org/pm_etexts/utf8/pmuni0150.html" xlink:type="simple">pmuni015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4" office:value-type="string" calcext:value-type="string">
            <text:p>தேவாரம் - முதல் திருமுறை; பாகம் 2 (பாடல்கள் 722-1469)</text:p>
          </table:table-cell>
          <table:table-cell table:style-name="ce7" office:value-type="string" calcext:value-type="string">
            <text:p>திருஞான சம்பந்தர்</text:p>
          </table:table-cell>
          <table:table-cell table:style-name="ce7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151.pdf" xlink:type="simple">pm0151.pdf</text:a></text:p>
          </table:table-cell>
          <table:table-cell table:style-name="ce10" office:value-type="string" calcext:value-type="string">
            <text:p><text:a xlink:href="https://www.projectmadurai.org/pm_etexts/utf8/pmuni0151.html" xlink:type="simple">pmuni015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5" office:value-type="string" calcext:value-type="string">
            <text:p>நன்னூல் - மற்றொரு பதிப்பு</text:p>
          </table:table-cell>
          <table:table-cell table:style-name="ce8" office:value-type="string" calcext:value-type="string">
            <text:p>பவநந்தி முனிவர்</text:p>
          </table:table-cell>
          <table:table-cell table:style-name="ce8" office:value-type="string" calcext:value-type="string">
            <text:p>இலக்கணம்</text:p>
          </table:table-cell>
          <table:table-cell table:style-name="ce10" office:value-type="string" calcext:value-type="string">
            <text:p><text:a xlink:href="https://www.projectmadurai.org/pm_etexts/pdf/pm0152.pdf" xlink:type="simple">pm0152.pdf</text:a></text:p>
          </table:table-cell>
          <table:table-cell table:style-name="ce10" office:value-type="string" calcext:value-type="string">
            <text:p><text:a xlink:href="https://www.projectmadurai.org/pm_etexts/utf8/pmuni0152.html" xlink:type="simple">pmuni015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4" office:value-type="string" calcext:value-type="string">
            <text:p>திருக்குறள் - ஆங்கில மொழிபெயர்ப்பு</text:p>
          </table:table-cell>
          <table:table-cell table:style-name="ce7" office:value-type="string" calcext:value-type="string">
            <text:p>ஜி.யூ. போப் மற்றும் பலர்</text:p>
          </table:table-cell>
          <table:table-cell table:style-name="ce7" office:value-type="string" calcext:value-type="string">
            <text:p>மொழிபெயர்ப்பு</text:p>
          </table:table-cell>
          <table:table-cell table:style-name="ce10" office:value-type="string" calcext:value-type="string">
            <text:p><text:a xlink:href="https://www.projectmadurai.org/pm_etexts/pdf/pm0153.pdf" xlink:type="simple">pm0153.pdf</text:a></text:p>
          </table:table-cell>
          <table:table-cell table:style-name="ce10" office:value-type="string" calcext:value-type="string">
            <text:p><text:a xlink:href="https://www.projectmadurai.org/pm_etexts/utf8/pmuni0153.html" xlink:type="simple">pmuni015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5" office:value-type="string" calcext:value-type="string">
            <text:p>ஏரெழுபது</text:p>
          </table:table-cell>
          <table:table-cell table:style-name="ce8" office:value-type="string" calcext:value-type="string">
            <text:p>கம்பர்</text:p>
          </table:table-cell>
          <table:table-cell table:style-name="ce8" office:value-type="string" calcext:value-type="string">
            <text:p>இலக்கியம்</text:p>
          </table:table-cell>
          <table:table-cell table:style-name="ce10" office:value-type="string" calcext:value-type="string">
            <text:p><text:a xlink:href="https://www.projectmadurai.org/pm_etexts/pdf/pm0154.pdf" xlink:type="simple">pm0154.pdf</text:a></text:p>
          </table:table-cell>
          <table:table-cell table:style-name="ce10" office:value-type="string" calcext:value-type="string">
            <text:p><text:a xlink:href="https://www.projectmadurai.org/pm_etexts/utf8/pmuni0154.html" xlink:type="simple">pmuni015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4" office:value-type="string" calcext:value-type="string">
            <text:p>திருக்கை வழக்கம்</text:p>
          </table:table-cell>
          <table:table-cell table:style-name="ce7" office:value-type="string" calcext:value-type="string">
            <text:p>கம்பர்</text:p>
          </table:table-cell>
          <table:table-cell table:style-name="ce7" office:value-type="string" calcext:value-type="string">
            <text:p>இலக்கியம் - கலிவெண்பா</text:p>
          </table:table-cell>
          <table:table-cell table:style-name="ce10" office:value-type="string" calcext:value-type="string">
            <text:p><text:a xlink:href="https://www.projectmadurai.org/pm_etexts/pdf/pm0154.pdf" xlink:type="simple">pm0154.pdf</text:a></text:p>
          </table:table-cell>
          <table:table-cell table:style-name="ce10" office:value-type="string" calcext:value-type="string">
            <text:p><text:a xlink:href="https://www.projectmadurai.org/pm_etexts/utf8/pmuni0154.html" xlink:type="simple">pmuni0154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5" office:value-type="string" calcext:value-type="string">
            <text:p>எக்காலக் கண்ணி</text:p>
          </table:table-cell>
          <table:table-cell table:style-name="ce8"/>
          <table:table-cell table:style-name="ce8" office:value-type="string" calcext:value-type="string">
            <text:p>ஓலைச்சுவடி நூல்</text:p>
          </table:table-cell>
          <table:table-cell table:style-name="ce10" office:value-type="string" calcext:value-type="string">
            <text:p><text:a xlink:href="https://www.projectmadurai.org/pm_etexts/pdf/pm0155.pdf" xlink:type="simple">pm0155.pdf</text:a></text:p>
          </table:table-cell>
          <table:table-cell table:style-name="ce10" office:value-type="string" calcext:value-type="string">
            <text:p><text:a xlink:href="https://www.projectmadurai.org/pm_etexts/utf8/pmuni0155.html" xlink:type="simple">pmuni0155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4" office:value-type="string" calcext:value-type="string">
            <text:p>விவிலியம் /புதிய ஏற்பாடு -6 /யாக்கோப்பு திருமுகம்</text:p>
          </table:table-cell>
          <table:table-cell table:style-name="ce7" office:value-type="string" calcext:value-type="string">
            <text:p>விவிலியம்</text:p>
          </table:table-cell>
          <table:table-cell table:style-name="ce7" office:value-type="string" calcext:value-type="string">
            <text:p>சமயம் – கிருத்துவம்</text:p>
          </table:table-cell>
          <table:table-cell table:style-name="ce10" office:value-type="string" calcext:value-type="string">
            <text:p><text:a xlink:href="https://www.projectmadurai.org/pm_etexts/pdf/pm0156.pdf" xlink:type="simple">pm0156.pdf</text:a></text:p>
          </table:table-cell>
          <table:table-cell table:style-name="ce10" office:value-type="string" calcext:value-type="string">
            <text:p><text:a xlink:href="https://www.projectmadurai.org/pm_etexts/utf8/pmuni0156.html" xlink:type="simple">pmuni0156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5" office:value-type="string" calcext:value-type="string">
            <text:p>விவிலியம் /புதிய ஏற்பாடு -6 /பேதுரு முதல்; இரண்டாம் திருமுகம்</text:p>
          </table:table-cell>
          <table:table-cell table:style-name="ce8" office:value-type="string" calcext:value-type="string">
            <text:p>விவிலியம்</text:p>
          </table:table-cell>
          <table:table-cell table:style-name="ce8" office:value-type="string" calcext:value-type="string">
            <text:p>சமயம் – கிருத்துவம்</text:p>
          </table:table-cell>
          <table:table-cell table:style-name="ce10" office:value-type="string" calcext:value-type="string">
            <text:p><text:a xlink:href="https://www.projectmadurai.org/pm_etexts/pdf/pm0156.pdf" xlink:type="simple">pm0156.pdf</text:a></text:p>
          </table:table-cell>
          <table:table-cell table:style-name="ce10" office:value-type="string" calcext:value-type="string">
            <text:p><text:a xlink:href="https://www.projectmadurai.org/pm_etexts/utf8/pmuni0156.html" xlink:type="simple">pmuni015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4" office:value-type="string" calcext:value-type="string">
            <text:p>விவிலியம் /புதிய ஏற்பாடு -6 /யோவான் மூன்றாம் திருமுகம்</text:p>
          </table:table-cell>
          <table:table-cell table:style-name="ce7" office:value-type="string" calcext:value-type="string">
            <text:p>விவிலியம்</text:p>
          </table:table-cell>
          <table:table-cell table:style-name="ce7" office:value-type="string" calcext:value-type="string">
            <text:p>சமயம் – கிருத்துவம்</text:p>
          </table:table-cell>
          <table:table-cell table:style-name="ce10" office:value-type="string" calcext:value-type="string">
            <text:p><text:a xlink:href="https://www.projectmadurai.org/pm_etexts/pdf/pm0156.pdf" xlink:type="simple">pm0156.pdf</text:a></text:p>
          </table:table-cell>
          <table:table-cell table:style-name="ce10" office:value-type="string" calcext:value-type="string">
            <text:p><text:a xlink:href="https://www.projectmadurai.org/pm_etexts/utf8/pmuni0156.html" xlink:type="simple">pmuni0156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5" office:value-type="string" calcext:value-type="string">
            <text:p>விவிலியம் /புதிய ஏற்பாடு -6 /யூதா திருமுகம்; திருவெளிப்பாடு</text:p>
          </table:table-cell>
          <table:table-cell table:style-name="ce8" office:value-type="string" calcext:value-type="string">
            <text:p>விவிலியம்</text:p>
          </table:table-cell>
          <table:table-cell table:style-name="ce8" office:value-type="string" calcext:value-type="string">
            <text:p>சமயம் – கிருத்துவம்</text:p>
          </table:table-cell>
          <table:table-cell table:style-name="ce10" office:value-type="string" calcext:value-type="string">
            <text:p><text:a xlink:href="https://www.projectmadurai.org/pm_etexts/pdf/pm0156.pdf" xlink:type="simple">pm0156.pdf</text:a></text:p>
          </table:table-cell>
          <table:table-cell table:style-name="ce10" office:value-type="string" calcext:value-type="string">
            <text:p><text:a xlink:href="https://www.projectmadurai.org/pm_etexts/utf8/pmuni0156.html" xlink:type="simple">pmuni015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4" office:value-type="string" calcext:value-type="string">
            <text:p>தேவாரம் - இரண்டாம் திருமுறை; பாகம் 1 (பாடல்கள் 1-654)</text:p>
          </table:table-cell>
          <table:table-cell table:style-name="ce7" office:value-type="string" calcext:value-type="string">
            <text:p>திருஞான சம்பந்தர்</text:p>
          </table:table-cell>
          <table:table-cell table:style-name="ce7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157.pdf" xlink:type="simple">pm0157.pdf</text:a></text:p>
          </table:table-cell>
          <table:table-cell table:style-name="ce10" office:value-type="string" calcext:value-type="string">
            <text:p><text:a xlink:href="https://www.projectmadurai.org/pm_etexts/utf8/pmuni0157.html" xlink:type="simple">pmuni015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5" office:value-type="string" calcext:value-type="string">
            <text:p>இராமாயண வெண்பா - பாகம் 1</text:p>
          </table:table-cell>
          <table:table-cell table:style-name="ce8" office:value-type="string" calcext:value-type="string">
            <text:p>மதுரகவி ஸ்ரீனிவாச ஐயங்கார்</text:p>
          </table:table-cell>
          <table:table-cell table:style-name="ce8" office:value-type="string" calcext:value-type="string">
            <text:p>பிரபந்தம் - வெண்பா</text:p>
          </table:table-cell>
          <table:table-cell table:style-name="ce10" office:value-type="string" calcext:value-type="string">
            <text:p><text:a xlink:href="https://www.projectmadurai.org/pm_etexts/pdf/pm0158_01.pdf" xlink:type="simple">pm0158_01.pdf
pm0158_02.pdf</text:a></text:p>
          </table:table-cell>
          <table:table-cell table:style-name="ce10" office:value-type="string" calcext:value-type="string">
            <text:p><text:a xlink:href="https://www.projectmadurai.org/pm_etexts/utf8/pmuni0158_01.html" xlink:type="simple">pmuni0158_01.html
pmuni0158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4" office:value-type="string" calcext:value-type="string">
            <text:p>எதிர்பாராத முத்தம்</text:p>
          </table:table-cell>
          <table:table-cell table:style-name="ce7" office:value-type="string" calcext:value-type="string">
            <text:p>பாரதிதாசன்</text:p>
          </table:table-cell>
          <table:table-cell table:style-name="ce7" office:value-type="string" calcext:value-type="string">
            <text:p>கவிதைகள்</text:p>
          </table:table-cell>
          <table:table-cell table:style-name="ce10" office:value-type="string" calcext:value-type="string">
            <text:p><text:a xlink:href="https://www.projectmadurai.org/pm_etexts/pdf/pm0159.pdf" xlink:type="simple">pm0159.pdf</text:a></text:p>
          </table:table-cell>
          <table:table-cell table:style-name="ce10" office:value-type="string" calcext:value-type="string">
            <text:p><text:a xlink:href="https://www.projectmadurai.org/pm_etexts/utf8/pmuni0159.html" xlink:type="simple">pmuni015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5" office:value-type="string" calcext:value-type="string">
            <text:p>அங்கயற்கண்ணி மாலை</text:p>
          </table:table-cell>
          <table:table-cell table:style-name="ce8" office:value-type="string" calcext:value-type="string">
            <text:p>உ.வே. சாமிநாத அய்யர்</text:p>
          </table:table-cell>
          <table:table-cell table:style-name="ce8" office:value-type="string" calcext:value-type="string">
            <text:p>பிரபந்தம் - மாலை</text:p>
          </table:table-cell>
          <table:table-cell table:style-name="ce10" office:value-type="string" calcext:value-type="string">
            <text:p><text:a xlink:href="https://www.projectmadurai.org/pm_etexts/pdf/pm0160.pdf" xlink:type="simple">pm0160.pdf</text:a></text:p>
          </table:table-cell>
          <table:table-cell table:style-name="ce10" office:value-type="string" calcext:value-type="string">
            <text:p><text:a xlink:href="https://www.projectmadurai.org/pm_etexts/utf8/pmuni0160.html" xlink:type="simple">pmuni016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4" office:value-type="string" calcext:value-type="string">
            <text:p>களக்காட்டுச் சத்தியவாசகர் இரட்டைமணி மாலை</text:p>
          </table:table-cell>
          <table:table-cell table:style-name="ce7"/>
          <table:table-cell table:style-name="ce7" office:value-type="string" calcext:value-type="string">
            <text:p>பிரபந்தம் - மாலை</text:p>
          </table:table-cell>
          <table:table-cell table:style-name="ce10" office:value-type="string" calcext:value-type="string">
            <text:p><text:a xlink:href="https://www.projectmadurai.org/pm_etexts/pdf/pm0160.pdf" xlink:type="simple">pm0160.pdf</text:a></text:p>
          </table:table-cell>
          <table:table-cell table:style-name="ce10" office:value-type="string" calcext:value-type="string">
            <text:p><text:a xlink:href="https://www.projectmadurai.org/pm_etexts/utf8/pmuni0160.html" xlink:type="simple">pmuni0160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5" office:value-type="string" calcext:value-type="string">
            <text:p>திருக்காளத்தி இட்டகாமிய மாலை</text:p>
          </table:table-cell>
          <table:table-cell table:style-name="ce8"/>
          <table:table-cell table:style-name="ce8" office:value-type="string" calcext:value-type="string">
            <text:p>பிரபந்தம் - மாலை</text:p>
          </table:table-cell>
          <table:table-cell table:style-name="ce10" office:value-type="string" calcext:value-type="string">
            <text:p><text:a xlink:href="https://www.projectmadurai.org/pm_etexts/pdf/pm0160.pdf" xlink:type="simple">pm0160.pdf</text:a></text:p>
          </table:table-cell>
          <table:table-cell table:style-name="ce10" office:value-type="string" calcext:value-type="string">
            <text:p><text:a xlink:href="https://www.projectmadurai.org/pm_etexts/utf8/pmuni0160.html" xlink:type="simple">pmuni016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4" office:value-type="string" calcext:value-type="string">
            <text:p>பழனி இரட்டைமணி மாலை</text:p>
          </table:table-cell>
          <table:table-cell table:style-name="ce7"/>
          <table:table-cell table:style-name="ce7" office:value-type="string" calcext:value-type="string">
            <text:p>பிரபந்தம் - மாலை</text:p>
          </table:table-cell>
          <table:table-cell table:style-name="ce10" office:value-type="string" calcext:value-type="string">
            <text:p><text:a xlink:href="https://www.projectmadurai.org/pm_etexts/pdf/pm0160.pdf" xlink:type="simple">pm0160.pdf</text:a></text:p>
          </table:table-cell>
          <table:table-cell table:style-name="ce10" office:value-type="string" calcext:value-type="string">
            <text:p><text:a xlink:href="https://www.projectmadurai.org/pm_etexts/utf8/pmuni0160.html" xlink:type="simple">pmuni0160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5" office:value-type="string" calcext:value-type="string">
            <text:p>மகரநெடுங் குழைக்காதர் பாமாலை</text:p>
          </table:table-cell>
          <table:table-cell table:style-name="ce8" office:value-type="string" calcext:value-type="string">
            <text:p>நாராயண தீட்சதர்</text:p>
          </table:table-cell>
          <table:table-cell table:style-name="ce8" office:value-type="string" calcext:value-type="string">
            <text:p>பிரபந்தம் - மாலை</text:p>
          </table:table-cell>
          <table:table-cell table:style-name="ce10" office:value-type="string" calcext:value-type="string">
            <text:p><text:a xlink:href="https://www.projectmadurai.org/pm_etexts/pdf/pm0160.pdf" xlink:type="simple">pm0160.pdf</text:a></text:p>
          </table:table-cell>
          <table:table-cell table:style-name="ce10" office:value-type="string" calcext:value-type="string">
            <text:p><text:a xlink:href="https://www.projectmadurai.org/pm_etexts/utf8/pmuni0160.html" xlink:type="simple">pmuni016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4" office:value-type="string" calcext:value-type="string">
            <text:p>பட்டுக்கோட்டை பாடல்கள்</text:p>
          </table:table-cell>
          <table:table-cell table:style-name="ce7" office:value-type="string" calcext:value-type="string">
            <text:p>பட்டுக்கோட்டை கல்யாணசுந்தரம்</text:p>
          </table:table-cell>
          <table:table-cell table:style-name="ce7" office:value-type="string" calcext:value-type="string">
            <text:p>பாடல்கள்</text:p>
          </table:table-cell>
          <table:table-cell table:style-name="ce10" office:value-type="string" calcext:value-type="string">
            <text:p><text:a xlink:href="https://www.projectmadurai.org/pm_etexts/pdf/pm0161.pdf" xlink:type="simple">pm0161.pdf</text:a></text:p>
          </table:table-cell>
          <table:table-cell table:style-name="ce10" office:value-type="string" calcext:value-type="string">
            <text:p><text:a xlink:href="https://www.projectmadurai.org/pm_etexts/utf8/pmuni0161.html" xlink:type="simple">pmuni016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5" office:value-type="string" calcext:value-type="string">
            <text:p>தேவாரம் - இரண்டாம் திருமுறை; பாகம் 2 (பாடல்கள் 655-1331)</text:p>
          </table:table-cell>
          <table:table-cell table:style-name="ce8" office:value-type="string" calcext:value-type="string">
            <text:p>திருஞான சம்பந்தர்</text:p>
          </table:table-cell>
          <table:table-cell table:style-name="ce8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162.pdf" xlink:type="simple">pm0162.pdf</text:a></text:p>
          </table:table-cell>
          <table:table-cell table:style-name="ce10" office:value-type="string" calcext:value-type="string">
            <text:p><text:a xlink:href="https://www.projectmadurai.org/pm_etexts/utf8/pmuni0162.html" xlink:type="simple">pmuni016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4" office:value-type="string" calcext:value-type="string">
            <text:p>சிதம்பர மும்மணிக் கோவை</text:p>
          </table:table-cell>
          <table:table-cell table:style-name="ce7" office:value-type="string" calcext:value-type="string">
            <text:p>குமரகுருபரர்</text:p>
          </table:table-cell>
          <table:table-cell table:style-name="ce7" office:value-type="string" calcext:value-type="string">
            <text:p>பிரபந்தம் - கோவை</text:p>
          </table:table-cell>
          <table:table-cell table:style-name="ce10" office:value-type="string" calcext:value-type="string">
            <text:p><text:a xlink:href="https://www.projectmadurai.org/pm_etexts/pdf/pm0163.pdf" xlink:type="simple">pm0163.pdf</text:a></text:p>
          </table:table-cell>
          <table:table-cell table:style-name="ce10" office:value-type="string" calcext:value-type="string">
            <text:p><text:a xlink:href="https://www.projectmadurai.org/pm_etexts/utf8/pmuni0163.html" xlink:type="simple">pmuni016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5" office:value-type="string" calcext:value-type="string">
            <text:p>திருவாரூர் நான்மணிமாலை</text:p>
          </table:table-cell>
          <table:table-cell table:style-name="ce8" office:value-type="string" calcext:value-type="string">
            <text:p>குமரகுருபரர்</text:p>
          </table:table-cell>
          <table:table-cell table:style-name="ce8" office:value-type="string" calcext:value-type="string">
            <text:p>பிரபந்தம் - மாலை</text:p>
          </table:table-cell>
          <table:table-cell table:style-name="ce10" office:value-type="string" calcext:value-type="string">
            <text:p><text:a xlink:href="https://www.projectmadurai.org/pm_etexts/pdf/pm0164.pdf" xlink:type="simple">pm0164.pdf</text:a></text:p>
          </table:table-cell>
          <table:table-cell table:style-name="ce10" office:value-type="string" calcext:value-type="string">
            <text:p><text:a xlink:href="https://www.projectmadurai.org/pm_etexts/utf8/pmuni0164.html" xlink:type="simple">pmuni016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4" office:value-type="string" calcext:value-type="string">
            <text:p>கவிதைகள் - முதற் தொகுதி (75 கவிதைகள் )</text:p>
          </table:table-cell>
          <table:table-cell table:style-name="ce7" office:value-type="string" calcext:value-type="string">
            <text:p>பாரதிதாசன்</text:p>
          </table:table-cell>
          <table:table-cell table:style-name="ce7" office:value-type="string" calcext:value-type="string">
            <text:p>கவிதைகள்</text:p>
          </table:table-cell>
          <table:table-cell table:style-name="ce10" office:value-type="string" calcext:value-type="string">
            <text:p><text:a xlink:href="https://www.projectmadurai.org/pm_etexts/pdf/pm0165.pdf" xlink:type="simple">pm0165.pdf</text:a></text:p>
          </table:table-cell>
          <table:table-cell table:style-name="ce10" office:value-type="string" calcext:value-type="string">
            <text:p><text:a xlink:href="https://www.projectmadurai.org/pm_etexts/utf8/pmuni0165.html" xlink:type="simple">pmuni016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5" office:value-type="string" calcext:value-type="string">
            <text:p>புரட்சிக் கவிதைகள் -பாகம் 2, 3</text:p>
          </table:table-cell>
          <table:table-cell table:style-name="ce8" office:value-type="string" calcext:value-type="string">
            <text:p>பாரதிதாசன்</text:p>
          </table:table-cell>
          <table:table-cell table:style-name="ce8" office:value-type="string" calcext:value-type="string">
            <text:p>கவிதைகள்</text:p>
          </table:table-cell>
          <table:table-cell table:style-name="ce10" office:value-type="string" calcext:value-type="string">
            <text:p><text:a xlink:href="https://www.projectmadurai.org/pm_etexts/pdf/pm0166_01.pdf" xlink:type="simple">pm0166_01.pdf
pm0166_02.pdf</text:a></text:p>
          </table:table-cell>
          <table:table-cell table:style-name="ce10" office:value-type="string" calcext:value-type="string">
            <text:p><text:a xlink:href="https://www.projectmadurai.org/pm_etexts/utf8/pmuni0166_01.html" xlink:type="simple">pmuni0166_01.html
pmuni0166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4" office:value-type="string" calcext:value-type="string">
            <text:p>சீறாப்புராணம் காண்டம்-1 பாகம்-1</text:p>
          </table:table-cell>
          <table:table-cell table:style-name="ce7" office:value-type="string" calcext:value-type="string">
            <text:p>உமறுப் புலவர்</text:p>
          </table:table-cell>
          <table:table-cell table:style-name="ce7" office:value-type="string" calcext:value-type="string">
            <text:p>சமயம் - இஸ்லாமியம்</text:p>
          </table:table-cell>
          <table:table-cell table:style-name="ce10" office:value-type="string" calcext:value-type="string">
            <text:p><text:a xlink:href="https://www.projectmadurai.org/pm_etexts/pdf/pm0167.pdf" xlink:type="simple">pm0167.pdf</text:a></text:p>
          </table:table-cell>
          <table:table-cell table:style-name="ce10" office:value-type="string" calcext:value-type="string">
            <text:p><text:a xlink:href="https://www.projectmadurai.org/pm_etexts/utf8/pmuni0167.html" xlink:type="simple">pmuni016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5" office:value-type="string" calcext:value-type="string">
            <text:p>சீறாப்புராணம் காண்டம்-1 பாகம்-2</text:p>
          </table:table-cell>
          <table:table-cell table:style-name="ce8" office:value-type="string" calcext:value-type="string">
            <text:p>உமறுப் புலவர்</text:p>
          </table:table-cell>
          <table:table-cell table:style-name="ce8" office:value-type="string" calcext:value-type="string">
            <text:p>சமயம் - இஸ்லாமியம்</text:p>
          </table:table-cell>
          <table:table-cell table:style-name="ce10" office:value-type="string" calcext:value-type="string">
            <text:p><text:a xlink:href="https://www.projectmadurai.org/pm_etexts/pdf/pm0168.pdf" xlink:type="simple">pm0168.pdf</text:a></text:p>
          </table:table-cell>
          <table:table-cell table:style-name="ce10" office:value-type="string" calcext:value-type="string">
            <text:p><text:a xlink:href="https://www.projectmadurai.org/pm_etexts/utf8/pmuni0168.html" xlink:type="simple">pmuni016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4" office:value-type="string" calcext:value-type="string">
            <text:p>பொன்னியின் செல்வன்</text:p>
          </table:table-cell>
          <table:table-cell table:style-name="ce7" office:value-type="string" calcext:value-type="string">
            <text:p>கல்கி கிருஷ்ணமூர்த்தி</text:p>
          </table:table-cell>
          <table:table-cell table:style-name="ce7" office:value-type="string" calcext:value-type="string">
            <text:p>நாவல் / புதினம்</text:p>
          </table:table-cell>
          <table:table-cell table:style-name="ce10" office:value-type="string" calcext:value-type="string">
            <text:p><text:a xlink:href="https://www.projectmadurai.org/pm_etexts/pdf/pm0169_01_01.pdf" xlink:type="simple">pm0169_01_01.pdf
pm0169_01_02.pdf
pm0169_02_01.pdf
pm0169_02_02.pdf
pm0169_03_01.pdf
pm0169_03_02.pdf
pm0169_04_01.pdf
pm0169_04_02.pdf
pm0169_05_01.pdf
pm0169_05_02.pdf
pm0169_05_03.pdf
pm0169_05_04.pdf</text:a></text:p>
          </table:table-cell>
          <table:table-cell table:style-name="ce10" office:value-type="string" calcext:value-type="string">
            <text:p><text:a xlink:href="https://www.projectmadurai.org/pm_etexts/utf8/pmuni0169_00.html" xlink:type="simple">pmuni0169_00.html
pmuni0169_01_01.html
pmuni0169_01_02.html
pmuni0169_01_03.html
pmuni0169_01_04.html
pmuni0169_01_05.html
pmuni0169_01_06.html
pmuni0169_02_01.html
pmuni0169_02_02.html
pmuni0169_02_03.html
pmuni0169_02_04.html
pmuni0169_02_05.html
pmuni0169_02_06.html
pmuni0169_03_01.html
pmuni0169_03_02.html
pmuni0169_03_03.html
pmuni0169_03_04.html
pmuni0169_03_05.html
pmuni0169_04_01.html
pmuni0169_04_02.html
pmuni0169_04_03.html
pmuni0169_04_04.html
pmuni0169_04_05.html
pmuni0169_05_01.html
pmuni0169_05_02.html
pmuni0169_05_03.html
pmuni0169_05_04.html
pmuni0169_05_05.html
pmuni0169_05_06.html
pmuni0169_05_07.html
pmuni0169_05_08.html
pmuni0169_05_09.html
pmuni0169_06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5" office:value-type="string" calcext:value-type="string">
            <text:p>மதுரை மீனாட்சிஅம்மை இரட்டைமணிமாலை</text:p>
          </table:table-cell>
          <table:table-cell table:style-name="ce8" office:value-type="string" calcext:value-type="string">
            <text:p>குமரகுருபரர்</text:p>
          </table:table-cell>
          <table:table-cell table:style-name="ce8" office:value-type="string" calcext:value-type="string">
            <text:p>பிரபந்தம் - மாலை</text:p>
          </table:table-cell>
          <table:table-cell table:style-name="ce10" office:value-type="string" calcext:value-type="string">
            <text:p><text:a xlink:href="https://www.projectmadurai.org/pm_etexts/pdf/pm0170.pdf" xlink:type="simple">pm0170.pdf</text:a></text:p>
          </table:table-cell>
          <table:table-cell table:style-name="ce10" office:value-type="string" calcext:value-type="string">
            <text:p><text:a xlink:href="https://www.projectmadurai.org/pm_etexts/utf8/pmuni0170.html" xlink:type="simple">pmuni017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4" office:value-type="string" calcext:value-type="string">
            <text:p>முத்துக்குமார சுவாமி பிள்ளைத்தமிழ்</text:p>
          </table:table-cell>
          <table:table-cell table:style-name="ce7" office:value-type="string" calcext:value-type="string">
            <text:p>குமரகுருபரர்</text:p>
          </table:table-cell>
          <table:table-cell table:style-name="ce7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170.pdf" xlink:type="simple">pm0170.pdf</text:a></text:p>
          </table:table-cell>
          <table:table-cell table:style-name="ce10" office:value-type="string" calcext:value-type="string">
            <text:p><text:a xlink:href="https://www.projectmadurai.org/pm_etexts/utf8/pmuni0170.html" xlink:type="simple">pmuni0170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5" office:value-type="string" calcext:value-type="string">
            <text:p>மீனாட்சியம்மைகுறம்</text:p>
          </table:table-cell>
          <table:table-cell table:style-name="ce8" office:value-type="string" calcext:value-type="string">
            <text:p>குமரகுருபரர்</text:p>
          </table:table-cell>
          <table:table-cell table:style-name="ce8" office:value-type="string" calcext:value-type="string">
            <text:p>பிரபந்தம் - குறம்</text:p>
          </table:table-cell>
          <table:table-cell table:style-name="ce10" office:value-type="string" calcext:value-type="string">
            <text:p><text:a xlink:href="https://www.projectmadurai.org/pm_etexts/pdf/pm0171.pdf" xlink:type="simple">pm0171.pdf</text:a></text:p>
          </table:table-cell>
          <table:table-cell table:style-name="ce10" office:value-type="string" calcext:value-type="string">
            <text:p><text:a xlink:href="https://www.projectmadurai.org/pm_etexts/utf8/pmuni0171.html" xlink:type="simple">pmuni017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4" office:value-type="string" calcext:value-type="string">
            <text:p>அந்திம காலம் (நாவல்)</text:p>
          </table:table-cell>
          <table:table-cell table:style-name="ce7" office:value-type="string" calcext:value-type="string">
            <text:p>இரா. கார்த்திகேசு</text:p>
          </table:table-cell>
          <table:table-cell table:style-name="ce7" office:value-type="string" calcext:value-type="string">
            <text:p>சிறுகதைகள் - தொகுப்பு</text:p>
          </table:table-cell>
          <table:table-cell table:style-name="ce10" office:value-type="string" calcext:value-type="string">
            <text:p><text:a xlink:href="https://www.projectmadurai.org/pm_etexts/pdf/pm0172.pdf" xlink:type="simple">pm0172.pdf</text:a></text:p>
          </table:table-cell>
          <table:table-cell table:style-name="ce10" office:value-type="string" calcext:value-type="string">
            <text:p><text:a xlink:href="https://www.projectmadurai.org/pm_etexts/utf8/pmuni0172.html" xlink:type="simple">pmuni017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5" office:value-type="string" calcext:value-type="string">
            <text:p>தேவாரம் - மூன்றாம் திருமுறை; பாகம் 1 (பாடல்கள் 1- 713)</text:p>
          </table:table-cell>
          <table:table-cell table:style-name="ce8" office:value-type="string" calcext:value-type="string">
            <text:p>திருஞான சம்பந்தர்</text:p>
          </table:table-cell>
          <table:table-cell table:style-name="ce8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173.pdf" xlink:type="simple">pm0173.pdf</text:a></text:p>
          </table:table-cell>
          <table:table-cell table:style-name="ce10" office:value-type="string" calcext:value-type="string">
            <text:p><text:a xlink:href="https://www.projectmadurai.org/pm_etexts/utf8/pmuni0173.html" xlink:type="simple">pmuni017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4" office:value-type="string" calcext:value-type="string">
            <text:p>சீறாப்புராணம் காண்டம்-2 பாகம்-1</text:p>
          </table:table-cell>
          <table:table-cell table:style-name="ce7" office:value-type="string" calcext:value-type="string">
            <text:p>உமறுப் புலவர்</text:p>
          </table:table-cell>
          <table:table-cell table:style-name="ce7" office:value-type="string" calcext:value-type="string">
            <text:p>சமயம் - இஸ்லாமியம்</text:p>
          </table:table-cell>
          <table:table-cell table:style-name="ce10" office:value-type="string" calcext:value-type="string">
            <text:p><text:a xlink:href="https://www.projectmadurai.org/pm_etexts/pdf/pm0174.pdf" xlink:type="simple">pm0174.pdf</text:a></text:p>
          </table:table-cell>
          <table:table-cell table:style-name="ce10" office:value-type="string" calcext:value-type="string">
            <text:p><text:a xlink:href="https://www.projectmadurai.org/pm_etexts/utf8/pmuni0174.html" xlink:type="simple">pmuni0174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5" office:value-type="string" calcext:value-type="string">
            <text:p>சீறாப்புராணம் காண்டம்-2 பாகம்-2</text:p>
          </table:table-cell>
          <table:table-cell table:style-name="ce8" office:value-type="string" calcext:value-type="string">
            <text:p>உமறுப் புலவர்</text:p>
          </table:table-cell>
          <table:table-cell table:style-name="ce8" office:value-type="string" calcext:value-type="string">
            <text:p>சமயம் - இஸ்லாமியம்</text:p>
          </table:table-cell>
          <table:table-cell table:style-name="ce10" office:value-type="string" calcext:value-type="string">
            <text:p><text:a xlink:href="https://www.projectmadurai.org/pm_etexts/pdf/pm0175.pdf" xlink:type="simple">pm0175.pdf</text:a></text:p>
          </table:table-cell>
          <table:table-cell table:style-name="ce10" office:value-type="string" calcext:value-type="string">
            <text:p><text:a xlink:href="https://www.projectmadurai.org/pm_etexts/utf8/pmuni0175.html" xlink:type="simple">pmuni0175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4" office:value-type="string" calcext:value-type="string">
            <text:p>தில்சை சிவகாமியம்மை இரட்டை மணிமாலை</text:p>
          </table:table-cell>
          <table:table-cell table:style-name="ce7" office:value-type="string" calcext:value-type="string">
            <text:p>குமரகுருபரர்</text:p>
          </table:table-cell>
          <table:table-cell table:style-name="ce7" office:value-type="string" calcext:value-type="string">
            <text:p>பிரபந்தம் - மாலை</text:p>
          </table:table-cell>
          <table:table-cell table:style-name="ce10" office:value-type="string" calcext:value-type="string">
            <text:p><text:a xlink:href="https://www.projectmadurai.org/pm_etexts/pdf/pm0176.pdf" xlink:type="simple">pm0176.pdf</text:a></text:p>
          </table:table-cell>
          <table:table-cell table:style-name="ce10" office:value-type="string" calcext:value-type="string">
            <text:p><text:a xlink:href="https://www.projectmadurai.org/pm_etexts/utf8/pmuni0176.html" xlink:type="simple">pmuni0176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5" office:value-type="string" calcext:value-type="string">
            <text:p>தமிழச்சியின் கத்தி</text:p>
          </table:table-cell>
          <table:table-cell table:style-name="ce8" office:value-type="string" calcext:value-type="string">
            <text:p>பாரதிதாசன்</text:p>
          </table:table-cell>
          <table:table-cell table:style-name="ce8" office:value-type="string" calcext:value-type="string">
            <text:p>கவிதைகள்</text:p>
          </table:table-cell>
          <table:table-cell table:style-name="ce10" office:value-type="string" calcext:value-type="string">
            <text:p><text:a xlink:href="https://www.projectmadurai.org/pm_etexts/pdf/pm0177.pdf" xlink:type="simple">pm0177.pdf</text:a></text:p>
          </table:table-cell>
          <table:table-cell table:style-name="ce10" office:value-type="string" calcext:value-type="string">
            <text:p><text:a xlink:href="https://www.projectmadurai.org/pm_etexts/utf8/pmuni0177.html" xlink:type="simple">pmuni0177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4" office:value-type="string" calcext:value-type="string">
            <text:p>சீறாப்புராணம் காண்டம்-3 பாகம்-1</text:p>
          </table:table-cell>
          <table:table-cell table:style-name="ce7" office:value-type="string" calcext:value-type="string">
            <text:p>உமறுப் புலவர்</text:p>
          </table:table-cell>
          <table:table-cell table:style-name="ce7" office:value-type="string" calcext:value-type="string">
            <text:p>சமயம் - இஸ்லாமியம்</text:p>
          </table:table-cell>
          <table:table-cell table:style-name="ce10" office:value-type="string" calcext:value-type="string">
            <text:p><text:a xlink:href="https://www.projectmadurai.org/pm_etexts/pdf/pm0178.pdf" xlink:type="simple">pm0178.pdf</text:a></text:p>
          </table:table-cell>
          <table:table-cell table:style-name="ce10" office:value-type="string" calcext:value-type="string">
            <text:p><text:a xlink:href="https://www.projectmadurai.org/pm_etexts/utf8/pmuni0178.html" xlink:type="simple">pmuni0178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5" office:value-type="string" calcext:value-type="string">
            <text:p>தேவாரம் - மூன்றாம் திருமுறை; பாகம் 2 (பாடல்கள் 714 -1347)</text:p>
          </table:table-cell>
          <table:table-cell table:style-name="ce8" office:value-type="string" calcext:value-type="string">
            <text:p>திருஞான சம்பந்தர்</text:p>
          </table:table-cell>
          <table:table-cell table:style-name="ce8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179.pdf" xlink:type="simple">pm0179.pdf</text:a></text:p>
          </table:table-cell>
          <table:table-cell table:style-name="ce10" office:value-type="string" calcext:value-type="string">
            <text:p><text:a xlink:href="https://www.projectmadurai.org/pm_etexts/utf8/pmuni0179.html" xlink:type="simple">pmuni0179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4" office:value-type="string" calcext:value-type="string">
            <text:p>திருப்புகழ் /பாகம் 1 (பாடல்கள் 1-330)</text:p>
          </table:table-cell>
          <table:table-cell table:style-name="ce7" office:value-type="string" calcext:value-type="string">
            <text:p>அருணகிரிநாதர்</text:p>
          </table:table-cell>
          <table:table-cell table:style-name="ce7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180.pdf" xlink:type="simple">pm0180.pdf</text:a></text:p>
          </table:table-cell>
          <table:table-cell table:style-name="ce10" office:value-type="string" calcext:value-type="string">
            <text:p><text:a xlink:href="https://www.projectmadurai.org/pm_etexts/utf8/pmuni0180.html" xlink:type="simple">pmuni0180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5" office:value-type="string" calcext:value-type="string">
            <text:p>தேவாரம் - நான்காம் திருமுறை; பாகம் 1 (பாடல்கள் 1-487)</text:p>
          </table:table-cell>
          <table:table-cell table:style-name="ce8" office:value-type="string" calcext:value-type="string">
            <text:p>திருநாவுக்கரசர்</text:p>
          </table:table-cell>
          <table:table-cell table:style-name="ce8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181.pdf" xlink:type="simple">pm0181.pdf</text:a></text:p>
          </table:table-cell>
          <table:table-cell table:style-name="ce10" office:value-type="string" calcext:value-type="string">
            <text:p><text:a xlink:href="https://www.projectmadurai.org/pm_etexts/utf8/pmuni0181.html" xlink:type="simple">pmuni018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4" office:value-type="string" calcext:value-type="string">
            <text:p>தேவாரம் - நான்காம் திருமுறை; பாகம் 2 (பாடல்கள் 488-1070)</text:p>
          </table:table-cell>
          <table:table-cell table:style-name="ce7" office:value-type="string" calcext:value-type="string">
            <text:p>திருநாவுக்கரசர்</text:p>
          </table:table-cell>
          <table:table-cell table:style-name="ce7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182.pdf" xlink:type="simple">pm0182.pdf</text:a></text:p>
          </table:table-cell>
          <table:table-cell table:style-name="ce10" office:value-type="string" calcext:value-type="string">
            <text:p><text:a xlink:href="https://www.projectmadurai.org/pm_etexts/utf8/pmuni0182.html" xlink:type="simple">pmuni018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5" office:value-type="string" calcext:value-type="string">
            <text:p>திருப்பேரூர்ப் பட்டீசர் கண்ணாடி விடுதூது</text:p>
          </table:table-cell>
          <table:table-cell table:style-name="ce8" office:value-type="string" calcext:value-type="string">
            <text:p>கோவை செட்டிபாளையம் மகாவித்துவான் குட்டியப்ப கவுண்டர்</text:p>
          </table:table-cell>
          <table:table-cell table:style-name="ce8" office:value-type="string" calcext:value-type="string">
            <text:p>பிரபந்தம் - தூது</text:p>
          </table:table-cell>
          <table:table-cell table:style-name="ce10" office:value-type="string" calcext:value-type="string">
            <text:p><text:a xlink:href="https://www.projectmadurai.org/pm_etexts/pdf/pm0183.pdf" xlink:type="simple">pm0183.pdf</text:a></text:p>
          </table:table-cell>
          <table:table-cell table:style-name="ce10" office:value-type="string" calcext:value-type="string">
            <text:p><text:a xlink:href="https://www.projectmadurai.org/pm_etexts/utf8/pmuni0183.html" xlink:type="simple">pmuni018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4" office:value-type="string" calcext:value-type="string">
            <text:p>திருவானைக்கா அகிலாண்டநாயகி பிள்ளைத் தமிழ்</text:p>
          </table:table-cell>
          <table:table-cell table:style-name="ce7" office:value-type="string" calcext:value-type="string">
            <text:p>தி. மீனாட்சிசுந்தரம் பிள்ளை</text:p>
          </table:table-cell>
          <table:table-cell table:style-name="ce7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184.pdf" xlink:type="simple">pm0184.pdf</text:a></text:p>
          </table:table-cell>
          <table:table-cell table:style-name="ce10" office:value-type="string" calcext:value-type="string">
            <text:p><text:a xlink:href="https://www.projectmadurai.org/pm_etexts/utf8/pmuni0184.html" xlink:type="simple">pmuni0184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5" office:value-type="string" calcext:value-type="string">
            <text:p>பிரபந்தத்திரட்டு - பகுதி 2</text:p>
          </table:table-cell>
          <table:table-cell table:style-name="ce8" office:value-type="string" calcext:value-type="string">
            <text:p>தி. மீனாட்சிசுந்தரம் பிள்ளை</text:p>
          </table:table-cell>
          <table:table-cell table:style-name="ce8" office:value-type="string" calcext:value-type="string">
            <text:p>பிரபந்தத் திரட்டு</text:p>
          </table:table-cell>
          <table:table-cell table:style-name="ce10" office:value-type="string" calcext:value-type="string">
            <text:p><text:a xlink:href="https://www.projectmadurai.org/pm_etexts/pdf/pm0184.pdf" xlink:type="simple">pm0184.pdf</text:a></text:p>
          </table:table-cell>
          <table:table-cell table:style-name="ce10" office:value-type="string" calcext:value-type="string">
            <text:p><text:a xlink:href="https://www.projectmadurai.org/pm_etexts/utf8/pmuni0184.html" xlink:type="simple">pmuni018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4" office:value-type="string" calcext:value-type="string">
            <text:p>ஒரு கிராமத்துப் பெண்ணின் தலைப் பிரசவம்</text:p>
          </table:table-cell>
          <table:table-cell table:style-name="ce7" office:value-type="string" calcext:value-type="string">
            <text:p>இரா. முருகன்</text:p>
          </table:table-cell>
          <table:table-cell table:style-name="ce7" office:value-type="string" calcext:value-type="string">
            <text:p>சிறுகதைகள் தொகுப்பு</text:p>
          </table:table-cell>
          <table:table-cell table:style-name="ce10" office:value-type="string" calcext:value-type="string">
            <text:p><text:a xlink:href="https://www.projectmadurai.org/pm_etexts/pdf/pm0185.pdf" xlink:type="simple">pm0185.pdf</text:a></text:p>
          </table:table-cell>
          <table:table-cell table:style-name="ce10" office:value-type="string" calcext:value-type="string">
            <text:p><text:a xlink:href="https://www.projectmadurai.org/pm_etexts/utf8/pmuni0185.html" xlink:type="simple">pmuni018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5" office:value-type="string" calcext:value-type="string">
            <text:p>தேவாரம் - ஐந்தாம் திருமுறை; பாகம் 1 (பாடல்கள் 1-519)</text:p>
          </table:table-cell>
          <table:table-cell table:style-name="ce8" office:value-type="string" calcext:value-type="string">
            <text:p>திருநாவுக்கரசர்</text:p>
          </table:table-cell>
          <table:table-cell table:style-name="ce8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186.pdf" xlink:type="simple">pm0186.pdf</text:a></text:p>
          </table:table-cell>
          <table:table-cell table:style-name="ce10" office:value-type="string" calcext:value-type="string">
            <text:p><text:a xlink:href="https://www.projectmadurai.org/pm_etexts/utf8/pmuni0186.html" xlink:type="simple">pmuni018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4" office:value-type="string" calcext:value-type="string">
            <text:p>திருப்புகழ் /பாகம் 2 (பாடல்கள் 331-670)</text:p>
          </table:table-cell>
          <table:table-cell table:style-name="ce7" office:value-type="string" calcext:value-type="string">
            <text:p>அருணகிரிநாதர்</text:p>
          </table:table-cell>
          <table:table-cell table:style-name="ce7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187.pdf" xlink:type="simple">pm0187.pdf</text:a></text:p>
          </table:table-cell>
          <table:table-cell table:style-name="ce10" office:value-type="string" calcext:value-type="string">
            <text:p><text:a xlink:href="https://www.projectmadurai.org/pm_etexts/utf8/pmuni0187.html" xlink:type="simple">pmuni018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5" office:value-type="string" calcext:value-type="string">
            <text:p>தேவாரம் - ஐந்தாம் திருமுறை; பாகம் 2 (பாடல்கள் 520 - 1016)</text:p>
          </table:table-cell>
          <table:table-cell table:style-name="ce8" office:value-type="string" calcext:value-type="string">
            <text:p>திருநாவுக்கரசர்</text:p>
          </table:table-cell>
          <table:table-cell table:style-name="ce8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188.pdf" xlink:type="simple">pm0188.pdf</text:a></text:p>
          </table:table-cell>
          <table:table-cell table:style-name="ce10" office:value-type="string" calcext:value-type="string">
            <text:p><text:a xlink:href="https://www.projectmadurai.org/pm_etexts/utf8/pmuni0188.html" xlink:type="simple">pmuni018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4" office:value-type="string" calcext:value-type="string">
            <text:p>திருப்புகழ் /பாகம் 3 (பாடல்கள் 671 - 1000)</text:p>
          </table:table-cell>
          <table:table-cell table:style-name="ce7" office:value-type="string" calcext:value-type="string">
            <text:p>அருணகிரிநாதர்</text:p>
          </table:table-cell>
          <table:table-cell table:style-name="ce7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189.pdf" xlink:type="simple">pm0189.pdf</text:a></text:p>
          </table:table-cell>
          <table:table-cell table:style-name="ce10" office:value-type="string" calcext:value-type="string">
            <text:p><text:a xlink:href="https://www.projectmadurai.org/pm_etexts/utf8/pmuni0189.html" xlink:type="simple">pmuni018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5" office:value-type="string" calcext:value-type="string">
            <text:p>சேக்கிழார் பிள்ளைத்தமிழ்</text:p>
          </table:table-cell>
          <table:table-cell table:style-name="ce8" office:value-type="string" calcext:value-type="string">
            <text:p>தி. மீனாட்சிசுந்தரம் பிள்ளை</text:p>
          </table:table-cell>
          <table:table-cell table:style-name="ce8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190.pdf" xlink:type="simple">pm0190.pdf</text:a></text:p>
          </table:table-cell>
          <table:table-cell table:style-name="ce10" office:value-type="string" calcext:value-type="string">
            <text:p><text:a xlink:href="https://www.projectmadurai.org/pm_etexts/utf8/pmuni0190.html" xlink:type="simple">pmuni019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4" office:value-type="string" calcext:value-type="string">
            <text:p>திருப்புகழ் /பாகம் 4 (பாடல்கள் 10011-1326)</text:p>
          </table:table-cell>
          <table:table-cell table:style-name="ce7" office:value-type="string" calcext:value-type="string">
            <text:p>அருணகிரிநாதர்</text:p>
          </table:table-cell>
          <table:table-cell table:style-name="ce7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191.pdf" xlink:type="simple">pm0191.pdf</text:a></text:p>
          </table:table-cell>
          <table:table-cell table:style-name="ce10" office:value-type="string" calcext:value-type="string">
            <text:p><text:a xlink:href="https://www.projectmadurai.org/pm_etexts/utf8/pmuni0191.html" xlink:type="simple">pmuni019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5" office:value-type="string" calcext:value-type="string">
            <text:p>தேவாரம் - ஆறாம் திருமுறை - பாகம் 1 (பாடல்கள் 1-508)</text:p>
          </table:table-cell>
          <table:table-cell table:style-name="ce8" office:value-type="string" calcext:value-type="string">
            <text:p>திருநாவுக்கரசர்</text:p>
          </table:table-cell>
          <table:table-cell table:style-name="ce8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192.pdf" xlink:type="simple">pm0192.pdf</text:a></text:p>
          </table:table-cell>
          <table:table-cell table:style-name="ce10" office:value-type="string" calcext:value-type="string">
            <text:p><text:a xlink:href="https://www.projectmadurai.org/pm_etexts/utf8/pmuni0192.html" xlink:type="simple">pmuni019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4" office:value-type="string" calcext:value-type="string">
            <text:p>சிவகாமியின் சபதம் /பாகம் 1 /பூகம்பம்</text:p>
          </table:table-cell>
          <table:table-cell table:style-name="ce7" office:value-type="string" calcext:value-type="string">
            <text:p>கல்கி கிருஷ்ணமூர்த்தி</text:p>
          </table:table-cell>
          <table:table-cell table:style-name="ce7" office:value-type="string" calcext:value-type="string">
            <text:p>நாவல் / புதினம்</text:p>
          </table:table-cell>
          <table:table-cell table:style-name="ce10" office:value-type="string" calcext:value-type="string">
            <text:p><text:a xlink:href="https://www.projectmadurai.org/pm_etexts/pdf/pm0193.pdf" xlink:type="simple">pm0193.pdf</text:a></text:p>
          </table:table-cell>
          <table:table-cell table:style-name="ce10" office:value-type="string" calcext:value-type="string">
            <text:p><text:a xlink:href="https://www.projectmadurai.org/pm_etexts/utf8/pmuni0193.html" xlink:type="simple">pmuni019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5" office:value-type="string" calcext:value-type="string">
            <text:p>சிவகாமியின் சபதம் /பாகம் 2 /காஞ்சி முற்றுகை</text:p>
          </table:table-cell>
          <table:table-cell table:style-name="ce8" office:value-type="string" calcext:value-type="string">
            <text:p>கல்கி கிருஷ்ணமூர்த்தி</text:p>
          </table:table-cell>
          <table:table-cell table:style-name="ce8" office:value-type="string" calcext:value-type="string">
            <text:p>நாவல் / புதினம்</text:p>
          </table:table-cell>
          <table:table-cell table:style-name="ce10" office:value-type="string" calcext:value-type="string">
            <text:p><text:a xlink:href="https://www.projectmadurai.org/pm_etexts/pdf/pm0194.pdf" xlink:type="simple">pm0194.pdf</text:a></text:p>
          </table:table-cell>
          <table:table-cell table:style-name="ce10" office:value-type="string" calcext:value-type="string">
            <text:p><text:a xlink:href="https://www.projectmadurai.org/pm_etexts/utf8/pmuni0194.html" xlink:type="simple">pmuni019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4" office:value-type="string" calcext:value-type="string">
            <text:p>சிவகாமியின் சபதம் /பாகம் 3 /பிக்ஷுவின் காதல்</text:p>
          </table:table-cell>
          <table:table-cell table:style-name="ce7" office:value-type="string" calcext:value-type="string">
            <text:p>கல்கி கிருஷ்ணமூர்த்தி</text:p>
          </table:table-cell>
          <table:table-cell table:style-name="ce7" office:value-type="string" calcext:value-type="string">
            <text:p>நாவல் / புதினம்</text:p>
          </table:table-cell>
          <table:table-cell table:style-name="ce10" office:value-type="string" calcext:value-type="string">
            <text:p><text:a xlink:href="https://www.projectmadurai.org/pm_etexts/pdf/pm0195.pdf" xlink:type="simple">pm0195.pdf</text:a></text:p>
          </table:table-cell>
          <table:table-cell table:style-name="ce10" office:value-type="string" calcext:value-type="string">
            <text:p><text:a xlink:href="https://www.projectmadurai.org/pm_etexts/utf8/pmuni0195.html" xlink:type="simple">pmuni019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5" office:value-type="string" calcext:value-type="string">
            <text:p>தேவாரம் -ஆறாம் திருமுறை; பாகம் 2 (பாடல்கள் 509-981)</text:p>
          </table:table-cell>
          <table:table-cell table:style-name="ce8" office:value-type="string" calcext:value-type="string">
            <text:p>திருநாவுக்கரசர்</text:p>
          </table:table-cell>
          <table:table-cell table:style-name="ce8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196.pdf" xlink:type="simple">pm0196.pdf</text:a></text:p>
          </table:table-cell>
          <table:table-cell table:style-name="ce10" office:value-type="string" calcext:value-type="string">
            <text:p><text:a xlink:href="https://www.projectmadurai.org/pm_etexts/utf8/pmuni0196.html" xlink:type="simple">pmuni019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4" office:value-type="string" calcext:value-type="string">
            <text:p>காசிக் கலம்பகம்</text:p>
          </table:table-cell>
          <table:table-cell table:style-name="ce7" office:value-type="string" calcext:value-type="string">
            <text:p>குமரகுருபரர்</text:p>
          </table:table-cell>
          <table:table-cell table:style-name="ce7" office:value-type="string" calcext:value-type="string">
            <text:p>பிரபந்தம் - கலம்பகம்</text:p>
          </table:table-cell>
          <table:table-cell table:style-name="ce10" office:value-type="string" calcext:value-type="string">
            <text:p><text:a xlink:href="https://www.projectmadurai.org/pm_etexts/pdf/pm0197.pdf" xlink:type="simple">pm0197.pdf</text:a></text:p>
          </table:table-cell>
          <table:table-cell table:style-name="ce10" office:value-type="string" calcext:value-type="string">
            <text:p><text:a xlink:href="https://www.projectmadurai.org/pm_etexts/utf8/pmuni0197_01.html" xlink:type="simple">pmuni0197_01.html
pmuni0197_02.html
pmuni0197_0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5" office:value-type="string" calcext:value-type="string">
            <text:p>சிதம்பரச் செய்யுட்கோவை</text:p>
          </table:table-cell>
          <table:table-cell table:style-name="ce8" office:value-type="string" calcext:value-type="string">
            <text:p>குமரகுருபரர்</text:p>
          </table:table-cell>
          <table:table-cell table:style-name="ce8" office:value-type="string" calcext:value-type="string">
            <text:p>பிரபந்தம் - கோவை</text:p>
          </table:table-cell>
          <table:table-cell table:style-name="ce10" office:value-type="string" calcext:value-type="string">
            <text:p><text:a xlink:href="https://www.projectmadurai.org/pm_etexts/pdf/pm0197.pdf" xlink:type="simple">pm0197.pdf</text:a></text:p>
          </table:table-cell>
          <table:table-cell table:style-name="ce10" office:value-type="string" calcext:value-type="string">
            <text:p><text:a xlink:href="https://www.projectmadurai.org/pm_etexts/utf8/pmuni0197_01.html" xlink:type="simple">pmuni0197_01.html
pmuni0197_02.html
pmuni0197_0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4" office:value-type="string" calcext:value-type="string">
            <text:p>பண்டார மும்மணிக்கோவை</text:p>
          </table:table-cell>
          <table:table-cell table:style-name="ce7" office:value-type="string" calcext:value-type="string">
            <text:p>குமரகுருபரர்</text:p>
          </table:table-cell>
          <table:table-cell table:style-name="ce7" office:value-type="string" calcext:value-type="string">
            <text:p>பிரபந்தம் - கோவை</text:p>
          </table:table-cell>
          <table:table-cell table:style-name="ce10" office:value-type="string" calcext:value-type="string">
            <text:p><text:a xlink:href="https://www.projectmadurai.org/pm_etexts/pdf/pm0197.pdf" xlink:type="simple">pm0197.pdf</text:a></text:p>
          </table:table-cell>
          <table:table-cell table:style-name="ce10" office:value-type="string" calcext:value-type="string">
            <text:p><text:a xlink:href="https://www.projectmadurai.org/pm_etexts/utf8/pmuni0197_01.html" xlink:type="simple">pmuni0197_01.html
pmuni0197_02.html
pmuni0197_0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5" office:value-type="string" calcext:value-type="string">
            <text:p>சிறுகதைகள் - தொகுப்பு - 1</text:p>
          </table:table-cell>
          <table:table-cell table:style-name="ce8" office:value-type="string" calcext:value-type="string">
            <text:p>ஜெயகாந்தன்</text:p>
          </table:table-cell>
          <table:table-cell table:style-name="ce8" office:value-type="string" calcext:value-type="string">
            <text:p>சிறுகதைகள் - தொகுப்பு</text:p>
          </table:table-cell>
          <table:table-cell table:style-name="ce10" office:value-type="string" calcext:value-type="string">
            <text:p><text:a xlink:href="https://www.projectmadurai.org/pm_etexts/pdf/pm0198.pdf" xlink:type="simple">pm0198.pdf</text:a></text:p>
          </table:table-cell>
          <table:table-cell table:style-name="ce10" office:value-type="string" calcext:value-type="string">
            <text:p><text:a xlink:href="https://www.projectmadurai.org/pm_etexts/utf8/pmuni0198.html" xlink:type="simple">pmuni019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4" office:value-type="string" calcext:value-type="string">
            <text:p>சிறுகதைகள் - தொகுப்பு - 2</text:p>
          </table:table-cell>
          <table:table-cell table:style-name="ce7" office:value-type="string" calcext:value-type="string">
            <text:p>ஜெயகாந்தன்</text:p>
          </table:table-cell>
          <table:table-cell table:style-name="ce7" office:value-type="string" calcext:value-type="string">
            <text:p>சிறுகதைகள் - தொகுப்பு</text:p>
          </table:table-cell>
          <table:table-cell table:style-name="ce10" office:value-type="string" calcext:value-type="string">
            <text:p><text:a xlink:href="https://www.projectmadurai.org/pm_etexts/pdf/pm0199.pdf" xlink:type="simple">pm0199.pdf</text:a></text:p>
          </table:table-cell>
          <table:table-cell table:style-name="ce10" office:value-type="string" calcext:value-type="string">
            <text:p><text:a xlink:href="https://www.projectmadurai.org/pm_etexts/utf8/pmuni0199.html" xlink:type="simple">pmuni019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5" office:value-type="string" calcext:value-type="string">
            <text:p>வினா வெண்பா; கொடிக்கவி; நெஞ்சு விடு தூது; சிவப்பிரகாசம்</text:p>
          </table:table-cell>
          <table:table-cell table:style-name="ce8" office:value-type="string" calcext:value-type="string">
            <text:p>ஸ்ரீ ஈசான்ய ஞான தேசிகர் மீது</text:p>
          </table:table-cell>
          <table:table-cell table:style-name="ce8" office:value-type="string" calcext:value-type="string">
            <text:p>பிரபந்தம் - தூது</text:p>
          </table:table-cell>
          <table:table-cell table:style-name="ce10" office:value-type="string" calcext:value-type="string">
            <text:p><text:a xlink:href="https://www.projectmadurai.org/pm_etexts/pdf/pm0200.pdf" xlink:type="simple">pm0200.pdf</text:a></text:p>
          </table:table-cell>
          <table:table-cell table:style-name="ce10" office:value-type="string" calcext:value-type="string">
            <text:p><text:a xlink:href="https://www.projectmadurai.org/pm_etexts/utf8/pmuni0200.html" xlink:type="simple">pmuni020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4" office:value-type="string" calcext:value-type="string">
            <text:p>சிவகாமியின் சபதம் /பாகம் 4 /சிதைந்த கனவு</text:p>
          </table:table-cell>
          <table:table-cell table:style-name="ce7" office:value-type="string" calcext:value-type="string">
            <text:p>கல்கி கிருஷ்ணமூர்த்தி</text:p>
          </table:table-cell>
          <table:table-cell table:style-name="ce7" office:value-type="string" calcext:value-type="string">
            <text:p>நாவல் / புதினம்</text:p>
          </table:table-cell>
          <table:table-cell table:style-name="ce10" office:value-type="string" calcext:value-type="string">
            <text:p><text:a xlink:href="https://www.projectmadurai.org/pm_etexts/pdf/pm0201.pdf" xlink:type="simple">pm0201.pdf</text:a></text:p>
          </table:table-cell>
          <table:table-cell table:style-name="ce10" office:value-type="string" calcext:value-type="string">
            <text:p><text:a xlink:href="https://www.projectmadurai.org/pm_etexts/utf8/pmuni0201.html" xlink:type="simple">pmuni020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5" office:value-type="string" calcext:value-type="string">
            <text:p>கவிச்சக்ரவர்த்தி கம்பர்</text:p>
          </table:table-cell>
          <table:table-cell table:style-name="ce8" office:value-type="string" calcext:value-type="string">
            <text:p>இராகவ ஐயங்கார்</text:p>
          </table:table-cell>
          <table:table-cell table:style-name="ce8" office:value-type="string" calcext:value-type="string">
            <text:p>வரலாறு / சரித்திரம்</text:p>
          </table:table-cell>
          <table:table-cell table:style-name="ce10" office:value-type="string" calcext:value-type="string">
            <text:p><text:a xlink:href="https://www.projectmadurai.org/pm_etexts/pdf/pm0202.pdf" xlink:type="simple">pm0202.pdf</text:a></text:p>
          </table:table-cell>
          <table:table-cell table:style-name="ce10" office:value-type="string" calcext:value-type="string">
            <text:p><text:a xlink:href="https://www.projectmadurai.org/pm_etexts/utf8/pmuni0202.html" xlink:type="simple">pmuni02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4" office:value-type="string" calcext:value-type="string">
            <text:p>சீறாப்புராணம் காண்டம்-3 பாகம்-2</text:p>
          </table:table-cell>
          <table:table-cell table:style-name="ce7" office:value-type="string" calcext:value-type="string">
            <text:p>உமறுப் புலவர்</text:p>
          </table:table-cell>
          <table:table-cell table:style-name="ce7" office:value-type="string" calcext:value-type="string">
            <text:p>புராணம்</text:p>
          </table:table-cell>
          <table:table-cell table:style-name="ce10" office:value-type="string" calcext:value-type="string">
            <text:p><text:a xlink:href="https://www.projectmadurai.org/pm_etexts/pdf/pm0203.pdf" xlink:type="simple">pm0203.pdf</text:a></text:p>
          </table:table-cell>
          <table:table-cell table:style-name="ce10" office:value-type="string" calcext:value-type="string">
            <text:p><text:a xlink:href="https://www.projectmadurai.org/pm_etexts/utf8/pmuni0203.html" xlink:type="simple">pmuni020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5" office:value-type="string" calcext:value-type="string">
            <text:p>சிறுகதைகள் - தொகுப்பு - 3</text:p>
          </table:table-cell>
          <table:table-cell table:style-name="ce8" office:value-type="string" calcext:value-type="string">
            <text:p>ஜெயகாந்தன்</text:p>
          </table:table-cell>
          <table:table-cell table:style-name="ce8" office:value-type="string" calcext:value-type="string">
            <text:p>சிறுகதைகள் - தொகுப்பு</text:p>
          </table:table-cell>
          <table:table-cell table:style-name="ce10" office:value-type="string" calcext:value-type="string">
            <text:p><text:a xlink:href="https://www.projectmadurai.org/pm_etexts/pdf/pm0204.pdf" xlink:type="simple">pm0204.pdf</text:a></text:p>
          </table:table-cell>
          <table:table-cell table:style-name="ce10" office:value-type="string" calcext:value-type="string">
            <text:p><text:a xlink:href="https://www.projectmadurai.org/pm_etexts/utf8/pmuni0204.html" xlink:type="simple">pmuni020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4" office:value-type="string" calcext:value-type="string">
            <text:p>அலை ஓசை /பாகம் 1 (பூகம்பம்)</text:p>
          </table:table-cell>
          <table:table-cell table:style-name="ce7" office:value-type="string" calcext:value-type="string">
            <text:p>கல்கி கிருஷ்ணமூர்த்தி</text:p>
          </table:table-cell>
          <table:table-cell table:style-name="ce7" office:value-type="string" calcext:value-type="string">
            <text:p>நாவல் / புதினம்</text:p>
          </table:table-cell>
          <table:table-cell table:style-name="ce10" office:value-type="string" calcext:value-type="string">
            <text:p><text:a xlink:href="https://www.projectmadurai.org/pm_etexts/pdf/pm0205.pdf" xlink:type="simple">pm0205.pdf</text:a></text:p>
          </table:table-cell>
          <table:table-cell table:style-name="ce10" office:value-type="string" calcext:value-type="string">
            <text:p><text:a xlink:href="https://www.projectmadurai.org/pm_etexts/utf8/pmuni0205.html" xlink:type="simple">pmuni020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5" office:value-type="string" calcext:value-type="string">
            <text:p>அலை ஓசை /பாகம் 2 (புயல்)</text:p>
          </table:table-cell>
          <table:table-cell table:style-name="ce8" office:value-type="string" calcext:value-type="string">
            <text:p>கல்கி கிருஷ்ணமூர்த்தி</text:p>
          </table:table-cell>
          <table:table-cell table:style-name="ce8" office:value-type="string" calcext:value-type="string">
            <text:p>நாவல் / புதினம்</text:p>
          </table:table-cell>
          <table:table-cell table:style-name="ce10" office:value-type="string" calcext:value-type="string">
            <text:p><text:a xlink:href="https://www.projectmadurai.org/pm_etexts/pdf/pm0206.pdf" xlink:type="simple">pm0206.pdf</text:a></text:p>
          </table:table-cell>
          <table:table-cell table:style-name="ce10" office:value-type="string" calcext:value-type="string">
            <text:p><text:a xlink:href="https://www.projectmadurai.org/pm_etexts/utf8/pmuni0206.html" xlink:type="simple">pmuni020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4" office:value-type="string" calcext:value-type="string">
            <text:p>தேவாரம் - ஏழாம் திருமுறை - பகுதி 1 (பாடல்கள் 1-517)</text:p>
          </table:table-cell>
          <table:table-cell table:style-name="ce7" office:value-type="string" calcext:value-type="string">
            <text:p>சுந்தரமூர்த்தி சுவாமிகள்</text:p>
          </table:table-cell>
          <table:table-cell table:style-name="ce7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207.pdf" xlink:type="simple">pm0207.pdf</text:a></text:p>
          </table:table-cell>
          <table:table-cell table:style-name="ce10" office:value-type="string" calcext:value-type="string">
            <text:p><text:a xlink:href="https://www.projectmadurai.org/pm_etexts/utf8/pmuni0207.html" xlink:type="simple">pmuni020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5" office:value-type="string" calcext:value-type="string">
            <text:p>அலை ஓசை /பாகம் 3 (புயல்)</text:p>
          </table:table-cell>
          <table:table-cell table:style-name="ce8" office:value-type="string" calcext:value-type="string">
            <text:p>கல்கி கிருஷ்ணமூர்த்தி</text:p>
          </table:table-cell>
          <table:table-cell table:style-name="ce8" office:value-type="string" calcext:value-type="string">
            <text:p>நாவல் / புதினம்</text:p>
          </table:table-cell>
          <table:table-cell table:style-name="ce10" office:value-type="string" calcext:value-type="string">
            <text:p><text:a xlink:href="https://www.projectmadurai.org/pm_etexts/pdf/pm0208.pdf" xlink:type="simple">pm0208.pdf</text:a></text:p>
          </table:table-cell>
          <table:table-cell table:style-name="ce10" office:value-type="string" calcext:value-type="string">
            <text:p><text:a xlink:href="https://www.projectmadurai.org/pm_etexts/utf8/pmuni0208.html" xlink:type="simple">pmuni020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4" office:value-type="string" calcext:value-type="string">
            <text:p>திருத்தொண்டர் புராணம் /சருக்கம் 1; 2</text:p>
          </table:table-cell>
          <table:table-cell table:style-name="ce7" office:value-type="string" calcext:value-type="string">
            <text:p>சேக்கிழார்</text:p>
          </table:table-cell>
          <table:table-cell table:style-name="ce7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209.pdf" xlink:type="simple">pm0209.pdf</text:a></text:p>
          </table:table-cell>
          <table:table-cell table:style-name="ce10" office:value-type="string" calcext:value-type="string">
            <text:p><text:a xlink:href="https://www.projectmadurai.org/pm_etexts/utf8/pmuni0209.html" xlink:type="simple">pmuni020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5" office:value-type="string" calcext:value-type="string">
            <text:p>பெரிய புராணம் - காண்டம் 1; சருக்கம் 1; 2</text:p>
          </table:table-cell>
          <table:table-cell table:style-name="ce8" office:value-type="string" calcext:value-type="string">
            <text:p>சேக்கிழார்</text:p>
          </table:table-cell>
          <table:table-cell table:style-name="ce8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209.pdf" xlink:type="simple">pm0209.pdf</text:a></text:p>
          </table:table-cell>
          <table:table-cell table:style-name="ce10" office:value-type="string" calcext:value-type="string">
            <text:p><text:a xlink:href="https://www.projectmadurai.org/pm_etexts/utf8/pmuni0209.html" xlink:type="simple">pmuni0209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4" office:value-type="string" calcext:value-type="string">
            <text:p>அலை ஓசை /பாகம் 4 (புயல்)</text:p>
          </table:table-cell>
          <table:table-cell table:style-name="ce7" office:value-type="string" calcext:value-type="string">
            <text:p>கல்கி கிருஷ்ணமூர்த்தி</text:p>
          </table:table-cell>
          <table:table-cell table:style-name="ce7" office:value-type="string" calcext:value-type="string">
            <text:p>நாவல் / புதினம்</text:p>
          </table:table-cell>
          <table:table-cell table:style-name="ce10" office:value-type="string" calcext:value-type="string">
            <text:p><text:a xlink:href="https://www.projectmadurai.org/pm_etexts/pdf/pm0210.pdf" xlink:type="simple">pm0210.pdf</text:a></text:p>
          </table:table-cell>
          <table:table-cell table:style-name="ce10" office:value-type="string" calcext:value-type="string">
            <text:p><text:a xlink:href="https://www.projectmadurai.org/pm_etexts/utf8/pmuni0210.html" xlink:type="simple">pmuni0210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5" office:value-type="string" calcext:value-type="string">
            <text:p>தேவாரம் - ஏழாம் திருமுறை - பகுதி 2 (பாடல்கள் 518-1026)</text:p>
          </table:table-cell>
          <table:table-cell table:style-name="ce8" office:value-type="string" calcext:value-type="string">
            <text:p>சுந்தரமூர்த்தி சுவாமிகள்</text:p>
          </table:table-cell>
          <table:table-cell table:style-name="ce8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211.pdf" xlink:type="simple">pm0211.pdf</text:a></text:p>
          </table:table-cell>
          <table:table-cell table:style-name="ce10" office:value-type="string" calcext:value-type="string">
            <text:p><text:a xlink:href="https://www.projectmadurai.org/pm_etexts/utf8/pmuni0211.html" xlink:type="simple">pmuni021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4" office:value-type="string" calcext:value-type="string">
            <text:p>சித்தர் பாடல்கள் தொகுப்பு 4</text:p>
          </table:table-cell>
          <table:table-cell table:style-name="ce7" office:value-type="string" calcext:value-type="string">
            <text:p>அகப்பேய் சித்தர்; இடைக்காட்டுச் சித்தர்;கொங்கணச் சித்தர்</text:p>
          </table:table-cell>
          <table:table-cell table:style-name="ce7" office:value-type="string" calcext:value-type="string">
            <text:p>சித்தர் பாடல்கள்</text:p>
          </table:table-cell>
          <table:table-cell table:style-name="ce10" office:value-type="string" calcext:value-type="string">
            <text:p><text:a xlink:href="https://www.projectmadurai.org/pm_etexts/pdf/pm0212.pdf" xlink:type="simple">pm0212.pdf</text:a></text:p>
          </table:table-cell>
          <table:table-cell table:style-name="ce10" office:value-type="string" calcext:value-type="string">
            <text:p><text:a xlink:href="https://www.projectmadurai.org/pm_etexts/utf8/pmuni0212.html" xlink:type="simple">pmuni021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5" office:value-type="string" calcext:value-type="string">
            <text:p>திருமுறைகண்ட புராணம்</text:p>
          </table:table-cell>
          <table:table-cell table:style-name="ce8" office:value-type="string" calcext:value-type="string">
            <text:p>உமாபதி சிவம்</text:p>
          </table:table-cell>
          <table:table-cell table:style-name="ce8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213.pdf" xlink:type="simple">pm0213.pdf</text:a></text:p>
          </table:table-cell>
          <table:table-cell table:style-name="ce10" office:value-type="string" calcext:value-type="string">
            <text:p><text:a xlink:href="https://www.projectmadurai.org/pm_etexts/utf8/pmuni0213.html" xlink:type="simple">pmuni021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4" office:value-type="string" calcext:value-type="string">
            <text:p>பார்த்திபன் கனவு /பாகம் - 1-2</text:p>
          </table:table-cell>
          <table:table-cell table:style-name="ce7" office:value-type="string" calcext:value-type="string">
            <text:p>கல்கி கிருஷ்ணமூர்த்தி</text:p>
          </table:table-cell>
          <table:table-cell table:style-name="ce7" office:value-type="string" calcext:value-type="string">
            <text:p>நாவல் / புதினம்</text:p>
          </table:table-cell>
          <table:table-cell table:style-name="ce10" office:value-type="string" calcext:value-type="string">
            <text:p><text:a xlink:href="https://www.projectmadurai.org/pm_etexts/pdf/pm0214.pdf" xlink:type="simple">pm0214.pdf</text:a></text:p>
          </table:table-cell>
          <table:table-cell table:style-name="ce10" office:value-type="string" calcext:value-type="string">
            <text:p><text:a xlink:href="https://www.projectmadurai.org/pm_etexts/utf8/pmuni0214.html" xlink:type="simple">pmuni0214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5" office:value-type="string" calcext:value-type="string">
            <text:p>திருத்தொண்டர் புராணம் /சருக்கம் 3</text:p>
          </table:table-cell>
          <table:table-cell table:style-name="ce8" office:value-type="string" calcext:value-type="string">
            <text:p>சேக்கிழார்</text:p>
          </table:table-cell>
          <table:table-cell table:style-name="ce8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215.pdf" xlink:type="simple">pm0215.pdf</text:a></text:p>
          </table:table-cell>
          <table:table-cell table:style-name="ce10" office:value-type="string" calcext:value-type="string">
            <text:p><text:a xlink:href="https://www.projectmadurai.org/pm_etexts/utf8/pmuni0215.html" xlink:type="simple">pmuni0215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4" office:value-type="string" calcext:value-type="string">
            <text:p>பெரிய புராணம் - காண்டம் 1; சருக்கம் 3</text:p>
          </table:table-cell>
          <table:table-cell table:style-name="ce7" office:value-type="string" calcext:value-type="string">
            <text:p>சேக்கிழார்</text:p>
          </table:table-cell>
          <table:table-cell table:style-name="ce7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215.pdf" xlink:type="simple">pm0215.pdf</text:a></text:p>
          </table:table-cell>
          <table:table-cell table:style-name="ce10" office:value-type="string" calcext:value-type="string">
            <text:p><text:a xlink:href="https://www.projectmadurai.org/pm_etexts/utf8/pmuni0215.html" xlink:type="simple">pmuni021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5" office:value-type="string" calcext:value-type="string">
            <text:p>திருத்தொண்டர் புராண வரலாறு (சேக்கிழார் சுவாமிகள் புராணம்)</text:p>
          </table:table-cell>
          <table:table-cell table:style-name="ce8" office:value-type="string" calcext:value-type="string">
            <text:p>உமாபதி சிவம்</text:p>
          </table:table-cell>
          <table:table-cell table:style-name="ce8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216.pdf" xlink:type="simple">pm0216.pdf</text:a></text:p>
          </table:table-cell>
          <table:table-cell table:style-name="ce10" office:value-type="string" calcext:value-type="string">
            <text:p><text:a xlink:href="https://www.projectmadurai.org/pm_etexts/utf8/pmuni0216.html" xlink:type="simple">pmuni021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4" office:value-type="string" calcext:value-type="string">
            <text:p>பிரதாப முதலியார் சரித்திரம்</text:p>
          </table:table-cell>
          <table:table-cell table:style-name="ce7" office:value-type="string" calcext:value-type="string">
            <text:p>மயூரம் வேதநாயகம் பிள்ளை</text:p>
          </table:table-cell>
          <table:table-cell table:style-name="ce7" office:value-type="string" calcext:value-type="string">
            <text:p>வரலாறு / சரித்திரம்</text:p>
          </table:table-cell>
          <table:table-cell table:style-name="ce10" office:value-type="string" calcext:value-type="string">
            <text:p><text:a xlink:href="https://www.projectmadurai.org/pm_etexts/pdf/pm0217.pdf" xlink:type="simple">pm0217.pdf</text:a></text:p>
          </table:table-cell>
          <table:table-cell table:style-name="ce10" office:value-type="string" calcext:value-type="string">
            <text:p><text:a xlink:href="https://www.projectmadurai.org/pm_etexts/utf8/pmuni0217.html" xlink:type="simple">pmuni021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5" office:value-type="string" calcext:value-type="string">
            <text:p>திருத்தொண்டர் புராணம் /சருக்கம் 4; 5</text:p>
          </table:table-cell>
          <table:table-cell table:style-name="ce8" office:value-type="string" calcext:value-type="string">
            <text:p>சேக்கிழார்</text:p>
          </table:table-cell>
          <table:table-cell table:style-name="ce8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218.pdf" xlink:type="simple">pm0218.pdf</text:a></text:p>
          </table:table-cell>
          <table:table-cell table:style-name="ce10" office:value-type="string" calcext:value-type="string">
            <text:p><text:a xlink:href="https://www.projectmadurai.org/pm_etexts/utf8/pmuni0218.html" xlink:type="simple">pmuni021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4" office:value-type="string" calcext:value-type="string">
            <text:p>பெரிய புராணம் - காண்டம் 1; சருக்கம் 4; 5</text:p>
          </table:table-cell>
          <table:table-cell table:style-name="ce7" office:value-type="string" calcext:value-type="string">
            <text:p>சேக்கிழார்</text:p>
          </table:table-cell>
          <table:table-cell table:style-name="ce7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218.pdf" xlink:type="simple">pm0218.pdf</text:a></text:p>
          </table:table-cell>
          <table:table-cell table:style-name="ce10" office:value-type="string" calcext:value-type="string">
            <text:p><text:a xlink:href="https://www.projectmadurai.org/pm_etexts/utf8/pmuni0218.html" xlink:type="simple">pmuni0218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5" office:value-type="string" calcext:value-type="string">
            <text:p>பழமொழி விளக்கம் /தண்டலையார் சதகம்</text:p>
          </table:table-cell>
          <table:table-cell table:style-name="ce8" office:value-type="string" calcext:value-type="string">
            <text:p>படிக்காசுப் புலவர்</text:p>
          </table:table-cell>
          <table:table-cell table:style-name="ce8" office:value-type="string" calcext:value-type="string">
            <text:p>சிற்றிலக்கியம்</text:p>
          </table:table-cell>
          <table:table-cell table:style-name="ce10" office:value-type="string" calcext:value-type="string">
            <text:p><text:a xlink:href="https://www.projectmadurai.org/pm_etexts/pdf/pm0219.pdf" xlink:type="simple">pm0219.pdf</text:a></text:p>
          </table:table-cell>
          <table:table-cell table:style-name="ce10" office:value-type="string" calcext:value-type="string">
            <text:p><text:a xlink:href="https://www.projectmadurai.org/pm_etexts/utf8/pmuni0219.html" xlink:type="simple">pmuni0219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4" office:value-type="string" calcext:value-type="string">
            <text:p>காளமேகப் புலவர் பாடல்கள்</text:p>
          </table:table-cell>
          <table:table-cell table:style-name="ce7" office:value-type="string" calcext:value-type="string">
            <text:p>காளமேகம்</text:p>
          </table:table-cell>
          <table:table-cell table:style-name="ce7" office:value-type="string" calcext:value-type="string">
            <text:p>பாடல்கள்</text:p>
          </table:table-cell>
          <table:table-cell table:style-name="ce10" office:value-type="string" calcext:value-type="string">
            <text:p><text:a xlink:href="https://www.projectmadurai.org/pm_etexts/pdf/pm0220.pdf" xlink:type="simple">pm0220.pdf</text:a></text:p>
          </table:table-cell>
          <table:table-cell table:style-name="ce10" office:value-type="string" calcext:value-type="string">
            <text:p><text:a xlink:href="https://www.projectmadurai.org/pm_etexts/utf8/pmuni0220.html" xlink:type="simple">pmuni0220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5" office:value-type="string" calcext:value-type="string">
            <text:p>கலித்தொகை</text:p>
          </table:table-cell>
          <table:table-cell table:style-name="ce8"/>
          <table:table-cell table:style-name="ce8" office:value-type="string" calcext:value-type="string">
            <text:p>சங்ககாலம் – எட்டுத்தொகை</text:p>
          </table:table-cell>
          <table:table-cell table:style-name="ce10" office:value-type="string" calcext:value-type="string">
            <text:p><text:a xlink:href="https://www.projectmadurai.org/pm_etexts/pdf/pm0221.pdf" xlink:type="simple">pm0221.pdf</text:a></text:p>
          </table:table-cell>
          <table:table-cell table:style-name="ce10" office:value-type="string" calcext:value-type="string">
            <text:p><text:a xlink:href="https://www.projectmadurai.org/pm_etexts/utf8/pmuni0221.html" xlink:type="simple">pmuni022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4" office:value-type="string" calcext:value-type="string">
            <text:p>திருவாசகம் (ஆங்கில மொழிபெயர்ப்பு) - பாகம் 2 (tiruvAcagam or Sacred Utterances - part 2)</text:p>
          </table:table-cell>
          <table:table-cell table:style-name="ce7" office:value-type="string" calcext:value-type="string">
            <text:p>ஜி.யூ. போப் (G.U.Pope / mAnikkavACagar)</text:p>
          </table:table-cell>
          <table:table-cell table:style-name="ce7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222.pdf" xlink:type="simple">pm0222.pdf</text:a></text:p>
          </table:table-cell>
          <table:table-cell table:style-name="ce10" office:value-type="string" calcext:value-type="string">
            <text:p><text:a xlink:href="https://www.projectmadurai.org/pm_etexts/utf8/pmuni0222.html" xlink:type="simple">pmuni022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5" office:value-type="string" calcext:value-type="string">
            <text:p>பார்த்திபன் கனவு /பாகம் - 3</text:p>
          </table:table-cell>
          <table:table-cell table:style-name="ce8" office:value-type="string" calcext:value-type="string">
            <text:p>கல்கி கிருஷ்ணமூர்த்தி</text:p>
          </table:table-cell>
          <table:table-cell table:style-name="ce8" office:value-type="string" calcext:value-type="string">
            <text:p>நாவல் - புதினம்</text:p>
          </table:table-cell>
          <table:table-cell table:style-name="ce10" office:value-type="string" calcext:value-type="string">
            <text:p><text:a xlink:href="https://www.projectmadurai.org/pm_etexts/pdf/pm0223.pdf" xlink:type="simple">pm0223.pdf</text:a></text:p>
          </table:table-cell>
          <table:table-cell table:style-name="ce10" office:value-type="string" calcext:value-type="string">
            <text:p><text:a xlink:href="https://www.projectmadurai.org/pm_etexts/utf8/pmuni0223_01.html" xlink:type="simple">pmuni0223_01.html
pmuni0223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4" office:value-type="string" calcext:value-type="string">
            <text:p>பெரிய புராணம் - காண்டம் 2; சருக்கம் 6; பகுதி 1</text:p>
          </table:table-cell>
          <table:table-cell table:style-name="ce7" office:value-type="string" calcext:value-type="string">
            <text:p>சேக்கிழார்</text:p>
          </table:table-cell>
          <table:table-cell table:style-name="ce7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224.pdf" xlink:type="simple">pm0224.pdf</text:a></text:p>
          </table:table-cell>
          <table:table-cell table:style-name="ce10" office:value-type="string" calcext:value-type="string">
            <text:p><text:a xlink:href="https://www.projectmadurai.org/pm_etexts/utf8/pmuni0224.html" xlink:type="simple">pmuni0224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5" office:value-type="string" calcext:value-type="string">
            <text:p>பெரிய புராணம் - காண்டம் 2; சருக்கம் 6; பகுதி 2</text:p>
          </table:table-cell>
          <table:table-cell table:style-name="ce8" office:value-type="string" calcext:value-type="string">
            <text:p>சேக்கிழார்</text:p>
          </table:table-cell>
          <table:table-cell table:style-name="ce8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225.pdf" xlink:type="simple">pm0225.pdf</text:a></text:p>
          </table:table-cell>
          <table:table-cell table:style-name="ce10" office:value-type="string" calcext:value-type="string">
            <text:p><text:a xlink:href="https://www.projectmadurai.org/pm_etexts/utf8/pmuni0225.html" xlink:type="simple">pmuni0225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4" office:value-type="string" calcext:value-type="string">
            <text:p>பெரிய புராணம் - காண்டம் 2; சருக்கம் 6; பகுதி 3</text:p>
          </table:table-cell>
          <table:table-cell table:style-name="ce7" office:value-type="string" calcext:value-type="string">
            <text:p>சேக்கிழார்</text:p>
          </table:table-cell>
          <table:table-cell table:style-name="ce7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226.pdf" xlink:type="simple">pm0226.pdf</text:a></text:p>
          </table:table-cell>
          <table:table-cell table:style-name="ce10" office:value-type="string" calcext:value-type="string">
            <text:p><text:a xlink:href="https://www.projectmadurai.org/pm_etexts/utf8/pmuni0226.html" xlink:type="simple">pmuni0226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5" office:value-type="string" calcext:value-type="string">
            <text:p>பெரிய புராணம் - காண்டம் 2; சருக்கம் 6; பகுதி 4</text:p>
          </table:table-cell>
          <table:table-cell table:style-name="ce8" office:value-type="string" calcext:value-type="string">
            <text:p>சேக்கிழார்</text:p>
          </table:table-cell>
          <table:table-cell table:style-name="ce8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227.pdf" xlink:type="simple">pm0227.pdf</text:a></text:p>
          </table:table-cell>
          <table:table-cell table:style-name="ce10" office:value-type="string" calcext:value-type="string">
            <text:p><text:a xlink:href="https://www.projectmadurai.org/pm_etexts/utf8/pmuni0227.html" xlink:type="simple">pmuni0227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4" office:value-type="string" calcext:value-type="string">
            <text:p>சோலைமலை இளவரசி</text:p>
          </table:table-cell>
          <table:table-cell table:style-name="ce7" office:value-type="string" calcext:value-type="string">
            <text:p>கல்கி கிருஷ்ணமூர்த்தி</text:p>
          </table:table-cell>
          <table:table-cell table:style-name="ce7" office:value-type="string" calcext:value-type="string">
            <text:p>நாவல் - புதினம்</text:p>
          </table:table-cell>
          <table:table-cell table:style-name="ce10" office:value-type="string" calcext:value-type="string">
            <text:p><text:a xlink:href="https://www.projectmadurai.org/pm_etexts/pdf/pm0228.pdf" xlink:type="simple">pm0228.pdf</text:a></text:p>
          </table:table-cell>
          <table:table-cell table:style-name="ce10" office:value-type="string" calcext:value-type="string">
            <text:p><text:a xlink:href="https://www.projectmadurai.org/pm_etexts/utf8/pmuni0228.html" xlink:type="simple">pmuni0228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5" office:value-type="string" calcext:value-type="string">
            <text:p>அகநானுறு - மூலம்</text:p>
          </table:table-cell>
          <table:table-cell table:style-name="ce8"/>
          <table:table-cell table:style-name="ce8" office:value-type="string" calcext:value-type="string">
            <text:p>சங்ககாலம் – எட்டுத்தொகை</text:p>
          </table:table-cell>
          <table:table-cell table:style-name="ce10" office:value-type="string" calcext:value-type="string">
            <text:p><text:a xlink:href="https://www.projectmadurai.org/pm_etexts/pdf/pm0229.pdf" xlink:type="simple">pm0229.pdf</text:a></text:p>
          </table:table-cell>
          <table:table-cell table:style-name="ce10" office:value-type="string" calcext:value-type="string">
            <text:p><text:a xlink:href="https://www.projectmadurai.org/pm_etexts/utf8/pmuni0229.html" xlink:type="simple">pmuni0229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4" office:value-type="string" calcext:value-type="string">
            <text:p>இரங்கேச வெண்பா</text:p>
          </table:table-cell>
          <table:table-cell table:style-name="ce7"/>
          <table:table-cell table:style-name="ce7" office:value-type="string" calcext:value-type="string">
            <text:p>பிரபந்தம் - வெண்பா</text:p>
          </table:table-cell>
          <table:table-cell table:style-name="ce10" office:value-type="string" calcext:value-type="string">
            <text:p><text:a xlink:href="https://www.projectmadurai.org/pm_etexts/pdf/pm0230.pdf" xlink:type="simple">pm0230.pdf</text:a></text:p>
          </table:table-cell>
          <table:table-cell table:style-name="ce10" office:value-type="string" calcext:value-type="string">
            <text:p><text:a xlink:href="https://www.projectmadurai.org/pm_etexts/utf8/pmuni0230.html" xlink:type="simple">pmuni0230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5" office:value-type="string" calcext:value-type="string">
            <text:p>விநாயகர் அகவல்</text:p>
          </table:table-cell>
          <table:table-cell table:style-name="ce8" office:value-type="string" calcext:value-type="string">
            <text:p>ஔவையார்; பு.பா.இரசபதி உரையுடன்</text:p>
          </table:table-cell>
          <table:table-cell table:style-name="ce8" office:value-type="string" calcext:value-type="string">
            <text:p>பிரபந்தம் - அகவல்</text:p>
          </table:table-cell>
          <table:table-cell table:style-name="ce10" office:value-type="string" calcext:value-type="string">
            <text:p><text:a xlink:href="https://www.projectmadurai.org/pm_etexts/pdf/pm0231.pdf" xlink:type="simple">pm0231.pdf</text:a></text:p>
          </table:table-cell>
          <table:table-cell table:style-name="ce10" office:value-type="string" calcext:value-type="string">
            <text:p><text:a xlink:href="https://www.projectmadurai.org/pm_etexts/utf8/pmuni0231.html" xlink:type="simple">pmuni023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4" office:value-type="string" calcext:value-type="string">
            <text:p>காந்திமதியம்மை பிள்ளைத்தமிழ்</text:p>
          </table:table-cell>
          <table:table-cell table:style-name="ce7" office:value-type="string" calcext:value-type="string">
            <text:p>தி. மீனாட்சிசுந்தரம் பிள்ளை</text:p>
          </table:table-cell>
          <table:table-cell table:style-name="ce7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232.pdf" xlink:type="simple">pm0232.pdf</text:a></text:p>
          </table:table-cell>
          <table:table-cell table:style-name="ce10" office:value-type="string" calcext:value-type="string">
            <text:p><text:a xlink:href="https://www.projectmadurai.org/pm_etexts/utf8/pmuni0232.html" xlink:type="simple">pmuni023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5" office:value-type="string" calcext:value-type="string">
            <text:p>ஸ்ரீமங்களாம்பிகை பிள்ளைத்தமிழ்</text:p>
          </table:table-cell>
          <table:table-cell table:style-name="ce8" office:value-type="string" calcext:value-type="string">
            <text:p>தி. மீனாட்சிசுந்தரம் பிள்ளை</text:p>
          </table:table-cell>
          <table:table-cell table:style-name="ce8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233.pdf" xlink:type="simple">pm0233.pdf</text:a></text:p>
          </table:table-cell>
          <table:table-cell table:style-name="ce10" office:value-type="string" calcext:value-type="string">
            <text:p><text:a xlink:href="https://www.projectmadurai.org/pm_etexts/utf8/pmuni0233.html" xlink:type="simple">pmuni023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4" office:value-type="string" calcext:value-type="string">
            <text:p>பெருந்திருப்பிராட்டியார் பிள்ளைத்தமிழ்</text:p>
          </table:table-cell>
          <table:table-cell table:style-name="ce7" office:value-type="string" calcext:value-type="string">
            <text:p>தி. மீனாட்சிசுந்தரம் பிள்ளை</text:p>
          </table:table-cell>
          <table:table-cell table:style-name="ce7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234.pdf" xlink:type="simple">pm0234.pdf</text:a></text:p>
          </table:table-cell>
          <table:table-cell table:style-name="ce10" office:value-type="string" calcext:value-type="string">
            <text:p><text:a xlink:href="https://www.projectmadurai.org/pm_etexts/utf8/pmuni0234.html" xlink:type="simple">pmuni0234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5" office:value-type="string" calcext:value-type="string">
            <text:p>திருவிடைக்கழிமுருகர் பிள்ளைத்தமிழ்</text:p>
          </table:table-cell>
          <table:table-cell table:style-name="ce8" office:value-type="string" calcext:value-type="string">
            <text:p>தி. மீனாட்சிசுந்தரம் பிள்ளை</text:p>
          </table:table-cell>
          <table:table-cell table:style-name="ce8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235.pdf" xlink:type="simple">pm0235.pdf</text:a></text:p>
          </table:table-cell>
          <table:table-cell table:style-name="ce10" office:value-type="string" calcext:value-type="string">
            <text:p><text:a xlink:href="https://www.projectmadurai.org/pm_etexts/utf8/pmuni0235.html" xlink:type="simple">pmuni0235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4" office:value-type="string" calcext:value-type="string">
            <text:p>பிரபந்தத்திரட்டு - பகுதி 10 - ஸ்ரீ அம்பலவாணதேசிகர் பிள்ளைத்தமிழ்</text:p>
          </table:table-cell>
          <table:table-cell table:style-name="ce7" office:value-type="string" calcext:value-type="string">
            <text:p>தி. மீனாட்சிசுந்தரம் பிள்ளை</text:p>
          </table:table-cell>
          <table:table-cell table:style-name="ce7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236.pdf" xlink:type="simple">pm0236.pdf</text:a></text:p>
          </table:table-cell>
          <table:table-cell table:style-name="ce10" office:value-type="string" calcext:value-type="string">
            <text:p><text:a xlink:href="https://www.projectmadurai.org/pm_etexts/utf8/pmuni0236.html" xlink:type="simple">pmuni0236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5" office:value-type="string" calcext:value-type="string">
            <text:p>வாட்போக்கிக் கலம்பகம்</text:p>
          </table:table-cell>
          <table:table-cell table:style-name="ce8" office:value-type="string" calcext:value-type="string">
            <text:p>தி. மீனாட்சிசுந்தரம் பிள்ளை</text:p>
          </table:table-cell>
          <table:table-cell table:style-name="ce8" office:value-type="string" calcext:value-type="string">
            <text:p>பிரபந்தம் - கலம்பகம்</text:p>
          </table:table-cell>
          <table:table-cell table:style-name="ce10" office:value-type="string" calcext:value-type="string">
            <text:p><text:a xlink:href="https://www.projectmadurai.org/pm_etexts/pdf/pm0237.pdf" xlink:type="simple">pm0237.pdf</text:a></text:p>
          </table:table-cell>
          <table:table-cell table:style-name="ce10" office:value-type="string" calcext:value-type="string">
            <text:p><text:a xlink:href="https://www.projectmadurai.org/pm_etexts/utf8/pmuni0237.html" xlink:type="simple">pmuni0237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4" office:value-type="string" calcext:value-type="string">
            <text:p>திருவாவடுதுரை ஆதீனத்துக் குருபரம்பரையகவல்</text:p>
          </table:table-cell>
          <table:table-cell table:style-name="ce7" office:value-type="string" calcext:value-type="string">
            <text:p>தி. மீனாட்சிசுந்தரம் பிள்ளை</text:p>
          </table:table-cell>
          <table:table-cell table:style-name="ce7" office:value-type="string" calcext:value-type="string">
            <text:p>பிரபந்தம் - அகவல்</text:p>
          </table:table-cell>
          <table:table-cell table:style-name="ce10" office:value-type="string" calcext:value-type="string">
            <text:p><text:a xlink:href="https://www.projectmadurai.org/pm_etexts/pdf/pm0238.pdf" xlink:type="simple">pm0238.pdf</text:a></text:p>
          </table:table-cell>
          <table:table-cell table:style-name="ce10" office:value-type="string" calcext:value-type="string">
            <text:p><text:a xlink:href="https://www.projectmadurai.org/pm_etexts/utf8/pmuni0238.html" xlink:type="simple">pmuni0238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5" office:value-type="string" calcext:value-type="string">
            <text:p>கந்த புராணம் - பகுதி 1 /பாயிரம் - உற்பத்திக் காண்டம்</text:p>
          </table:table-cell>
          <table:table-cell table:style-name="ce8" office:value-type="string" calcext:value-type="string">
            <text:p>கச்சியப்ப சிவாச்சாரியார்</text:p>
          </table:table-cell>
          <table:table-cell table:style-name="ce8" office:value-type="string" calcext:value-type="string">
            <text:p>புராணம்</text:p>
          </table:table-cell>
          <table:table-cell table:style-name="ce10" office:value-type="string" calcext:value-type="string">
            <text:p><text:a xlink:href="https://www.projectmadurai.org/pm_etexts/pdf/pm0239.pdf" xlink:type="simple">pm0239.pdf</text:a></text:p>
          </table:table-cell>
          <table:table-cell table:style-name="ce10" office:value-type="string" calcext:value-type="string">
            <text:p><text:a xlink:href="https://www.projectmadurai.org/pm_etexts/utf8/pmuni0239.html" xlink:type="simple">pmuni0239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4" office:value-type="string" calcext:value-type="string">
            <text:p>பிரபந்தத்திரட்டு - பகுதி 11 - ஸ்ரீ அம்பலவாணதேசிகர் கலம்பகம்</text:p>
          </table:table-cell>
          <table:table-cell table:style-name="ce7" office:value-type="string" calcext:value-type="string">
            <text:p>தி. மீனாட்சிசுந்தரம் பிள்ளை</text:p>
          </table:table-cell>
          <table:table-cell table:style-name="ce7" office:value-type="string" calcext:value-type="string">
            <text:p>பிரபந்தம் - கலம்பகம்</text:p>
          </table:table-cell>
          <table:table-cell table:style-name="ce10" office:value-type="string" calcext:value-type="string">
            <text:p><text:a xlink:href="https://www.projectmadurai.org/pm_etexts/pdf/pm0240.pdf" xlink:type="simple">pm0240.pdf</text:a></text:p>
          </table:table-cell>
          <table:table-cell table:style-name="ce10" office:value-type="string" calcext:value-type="string">
            <text:p><text:a xlink:href="https://www.projectmadurai.org/pm_etexts/utf8/pmuni0240.html" xlink:type="simple">pmuni0240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5" office:value-type="string" calcext:value-type="string">
            <text:p>கந்த புராணம் - பகுதி 2 /உற்பத்திக் காண்டம்</text:p>
          </table:table-cell>
          <table:table-cell table:style-name="ce8" office:value-type="string" calcext:value-type="string">
            <text:p>கச்சியப்ப சிவாச்சாரியார்</text:p>
          </table:table-cell>
          <table:table-cell table:style-name="ce8" office:value-type="string" calcext:value-type="string">
            <text:p>புராணம்</text:p>
          </table:table-cell>
          <table:table-cell table:style-name="ce10" office:value-type="string" calcext:value-type="string">
            <text:p><text:a xlink:href="https://www.projectmadurai.org/pm_etexts/pdf/pm0241.pdf" xlink:type="simple">pm0241.pdf</text:a></text:p>
          </table:table-cell>
          <table:table-cell table:style-name="ce10" office:value-type="string" calcext:value-type="string">
            <text:p><text:a xlink:href="https://www.projectmadurai.org/pm_etexts/utf8/pmuni0241.html" xlink:type="simple">pmuni024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4" office:value-type="string" calcext:value-type="string">
            <text:p>விவிலியம் /பழைய ஏற்பாடு /புத்தகம் 1 - தொடக்கநூல்</text:p>
          </table:table-cell>
          <table:table-cell table:style-name="ce7" office:value-type="string" calcext:value-type="string">
            <text:p>விவிலியம்</text:p>
          </table:table-cell>
          <table:table-cell table:style-name="ce7" office:value-type="string" calcext:value-type="string">
            <text:p>சமயம் – கிருத்துவம்</text:p>
          </table:table-cell>
          <table:table-cell table:style-name="ce10" office:value-type="string" calcext:value-type="string">
            <text:p><text:a xlink:href="https://www.projectmadurai.org/pm_etexts/pdf/pm0242_01.pdf" xlink:type="simple">pm0242_01.pdf
pm0242_02.pdf
pm0242_03.pdf</text:a></text:p>
          </table:table-cell>
          <table:table-cell table:style-name="ce10" office:value-type="string" calcext:value-type="string">
            <text:p><text:a xlink:href="https://www.projectmadurai.org/pm_etexts/utf8/pmuni0242_01.html" xlink:type="simple">pmuni0242_01.html
pmuni0242_02.html
pmuni0242_0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5" office:value-type="string" calcext:value-type="string">
            <text:p>விவிலியம் /பழைய ஏற்பாடு /புத்தகம் 2 - விடுதலைப் பயணம்</text:p>
          </table:table-cell>
          <table:table-cell table:style-name="ce8" office:value-type="string" calcext:value-type="string">
            <text:p>விவிலியம்</text:p>
          </table:table-cell>
          <table:table-cell table:style-name="ce8" office:value-type="string" calcext:value-type="string">
            <text:p>சமயம் – கிருத்துவம்</text:p>
          </table:table-cell>
          <table:table-cell table:style-name="ce10" office:value-type="string" calcext:value-type="string">
            <text:p><text:a xlink:href="https://www.projectmadurai.org/pm_etexts/pdf/pm0242_01.pdf" xlink:type="simple">pm0242_01.pdf
pm0242_02.pdf
pm0242_03.pdf</text:a></text:p>
          </table:table-cell>
          <table:table-cell table:style-name="ce10" office:value-type="string" calcext:value-type="string">
            <text:p><text:a xlink:href="https://www.projectmadurai.org/pm_etexts/utf8/pmuni0242_01.html" xlink:type="simple">pmuni0242_01.html
pmuni0242_02.html
pmuni0242_0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4" office:value-type="string" calcext:value-type="string">
            <text:p>விவிலியம் /பழைய ஏற்பாடு /புத்தகம் 3 - லேவியர்</text:p>
          </table:table-cell>
          <table:table-cell table:style-name="ce7" office:value-type="string" calcext:value-type="string">
            <text:p>விவிலியம்</text:p>
          </table:table-cell>
          <table:table-cell table:style-name="ce7" office:value-type="string" calcext:value-type="string">
            <text:p>சமயம் – கிருத்துவம்</text:p>
          </table:table-cell>
          <table:table-cell table:style-name="ce10" office:value-type="string" calcext:value-type="string">
            <text:p><text:a xlink:href="https://www.projectmadurai.org/pm_etexts/pdf/pm0242_01.pdf" xlink:type="simple">pm0242_01.pdf
pm0242_02.pdf
pm0242_03.pdf</text:a></text:p>
          </table:table-cell>
          <table:table-cell table:style-name="ce10" office:value-type="string" calcext:value-type="string">
            <text:p><text:a xlink:href="https://www.projectmadurai.org/pm_etexts/utf8/pmuni0242_01.html" xlink:type="simple">pmuni0242_01.html
pmuni0242_02.html
pmuni0242_0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5" office:value-type="string" calcext:value-type="string">
            <text:p>திருவிடைமருதூர் உலா</text:p>
          </table:table-cell>
          <table:table-cell table:style-name="ce8" office:value-type="string" calcext:value-type="string">
            <text:p>தி. மீனாட்சிசுந்தரம் பிள்ளை</text:p>
          </table:table-cell>
          <table:table-cell table:style-name="ce8" office:value-type="string" calcext:value-type="string">
            <text:p>பிரபந்தம் - உலா</text:p>
          </table:table-cell>
          <table:table-cell table:style-name="ce10" office:value-type="string" calcext:value-type="string">
            <text:p><text:a xlink:href="https://www.projectmadurai.org/pm_etexts/pdf/pm0243.pdf" xlink:type="simple">pm0243.pdf</text:a></text:p>
          </table:table-cell>
          <table:table-cell table:style-name="ce10" office:value-type="string" calcext:value-type="string">
            <text:p><text:a xlink:href="https://www.projectmadurai.org/pm_etexts/utf8/pmuni0243.html" xlink:type="simple">pmuni024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4" office:value-type="string" calcext:value-type="string">
            <text:p>கல்லாடம்</text:p>
          </table:table-cell>
          <table:table-cell table:style-name="ce7" office:value-type="string" calcext:value-type="string">
            <text:p>கல்லாடர்</text:p>
          </table:table-cell>
          <table:table-cell table:style-name="ce7" office:value-type="string" calcext:value-type="string">
            <text:p>பாடல்கள் தொகுப்பு</text:p>
          </table:table-cell>
          <table:table-cell table:style-name="ce10" office:value-type="string" calcext:value-type="string">
            <text:p><text:a xlink:href="https://www.projectmadurai.org/pm_etexts/pdf/pm0244.pdf" xlink:type="simple">pm0244.pdf</text:a></text:p>
          </table:table-cell>
          <table:table-cell table:style-name="ce10" office:value-type="string" calcext:value-type="string">
            <text:p><text:a xlink:href="https://www.projectmadurai.org/pm_etexts/utf8/pmuni0244.html" xlink:type="simple">pmuni0244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5" office:value-type="string" calcext:value-type="string">
            <text:p>விநாயகர் நான்மணிமாலை</text:p>
          </table:table-cell>
          <table:table-cell table:style-name="ce8" office:value-type="string" calcext:value-type="string">
            <text:p>சி. சுப்ரமணிய பாரதியார்</text:p>
          </table:table-cell>
          <table:table-cell table:style-name="ce8" office:value-type="string" calcext:value-type="string">
            <text:p>பிரபந்தம் - மாலை</text:p>
          </table:table-cell>
          <table:table-cell table:style-name="ce10" office:value-type="string" calcext:value-type="string">
            <text:p><text:a xlink:href="https://www.projectmadurai.org/pm_etexts/pdf/pm0245.pdf" xlink:type="simple">pm0245.pdf</text:a></text:p>
          </table:table-cell>
          <table:table-cell table:style-name="ce10" office:value-type="string" calcext:value-type="string">
            <text:p><text:a xlink:href="https://www.projectmadurai.org/pm_etexts/utf8/pmuni0245.html" xlink:type="simple">pmuni0245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4" office:value-type="string" calcext:value-type="string">
            <text:p>விவிலியம் /பழைய ஏற்பாடு /புத்தகம் 4 (எண்ணிக்கை); 5 (இணைச் சட்டம்); 6. (யோசுவா); 7 (நீதித்தலைவர்கள்)</text:p>
          </table:table-cell>
          <table:table-cell table:style-name="ce7" office:value-type="string" calcext:value-type="string">
            <text:p>விவிலியம்</text:p>
          </table:table-cell>
          <table:table-cell table:style-name="ce7" office:value-type="string" calcext:value-type="string">
            <text:p>சமயம் – கிருத்துவம்</text:p>
          </table:table-cell>
          <table:table-cell table:style-name="ce10" office:value-type="string" calcext:value-type="string">
            <text:p><text:a xlink:href="https://www.projectmadurai.org/pm_etexts/pdf/pm0246_01.pdf" xlink:type="simple">pm0246_01.pdf
pm0246_02.pdf
pm0246_03.pdf</text:a></text:p>
          </table:table-cell>
          <table:table-cell table:style-name="ce10" office:value-type="string" calcext:value-type="string">
            <text:p><text:a xlink:href="https://www.projectmadurai.org/pm_etexts/utf8/pmuni0246_01.html" xlink:type="simple">pmuni0246_01.html
pmuni0246_02.html
pmuni0246_03.html
pmuni0246_04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5" office:value-type="string" calcext:value-type="string">
            <text:p>நல்லிசைப் புலமை மெல்லியலார்கள்</text:p>
          </table:table-cell>
          <table:table-cell table:style-name="ce8" office:value-type="string" calcext:value-type="string">
            <text:p>இராகவ ஐயங்கார்</text:p>
          </table:table-cell>
          <table:table-cell table:style-name="ce8" office:value-type="string" calcext:value-type="string">
            <text:p>வரலாறு / சரித்திரம்</text:p>
          </table:table-cell>
          <table:table-cell table:style-name="ce10" office:value-type="string" calcext:value-type="string">
            <text:p><text:a xlink:href="https://www.projectmadurai.org/pm_etexts/pdf/pm0247.pdf" xlink:type="simple">pm0247.pdf</text:a></text:p>
          </table:table-cell>
          <table:table-cell table:style-name="ce10" office:value-type="string" calcext:value-type="string">
            <text:p><text:a xlink:href="https://www.projectmadurai.org/pm_etexts/utf8/pmuni0247.html" xlink:type="simple">pmuni0247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4" office:value-type="string" calcext:value-type="string">
            <text:p>விவிலியம் /பழைய ஏற்பாடு /8 (ரூத்து); 9 (சாமுவேல் - முதல் நூல்); 10 (சாமுவேல் - இரண்டாம் நூல்)</text:p>
          </table:table-cell>
          <table:table-cell table:style-name="ce7" office:value-type="string" calcext:value-type="string">
            <text:p>விவிலியம்</text:p>
          </table:table-cell>
          <table:table-cell table:style-name="ce7" office:value-type="string" calcext:value-type="string">
            <text:p>சமயம் – கிருத்துவம்</text:p>
          </table:table-cell>
          <table:table-cell table:style-name="ce10" office:value-type="string" calcext:value-type="string">
            <text:p><text:a xlink:href="https://www.projectmadurai.org/pm_etexts/pdf/pm0248.pdf" xlink:type="simple">pm0248.pdf</text:a></text:p>
          </table:table-cell>
          <table:table-cell table:style-name="ce10" office:value-type="string" calcext:value-type="string">
            <text:p><text:a xlink:href="https://www.projectmadurai.org/pm_etexts/utf8/pmuni0248_01.html" xlink:type="simple">pmuni0248_01.html
pmuni0248_02.html
pmuni0248_0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5" office:value-type="string" calcext:value-type="string">
            <text:p>கந்த புராணம் - பகுதி 3 /உற்பத்திக் காண்டம் (1329- 1783)</text:p>
          </table:table-cell>
          <table:table-cell table:style-name="ce8" office:value-type="string" calcext:value-type="string">
            <text:p>கச்சியப்ப சிவாச்சாரியார்</text:p>
          </table:table-cell>
          <table:table-cell table:style-name="ce8" office:value-type="string" calcext:value-type="string">
            <text:p>புராணம்</text:p>
          </table:table-cell>
          <table:table-cell table:style-name="ce10" office:value-type="string" calcext:value-type="string">
            <text:p><text:a xlink:href="https://www.projectmadurai.org/pm_etexts/pdf/pm0249.pdf" xlink:type="simple">pm0249.pdf</text:a></text:p>
          </table:table-cell>
          <table:table-cell table:style-name="ce10" office:value-type="string" calcext:value-type="string">
            <text:p><text:a xlink:href="https://www.projectmadurai.org/pm_etexts/utf8/pmuni0249.html" xlink:type="simple">pmuni0249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4" office:value-type="string" calcext:value-type="string">
            <text:p>பிரபந்தத்திரட்டு - பகுதி 13 /சீகாழிக் கோவை</text:p>
          </table:table-cell>
          <table:table-cell table:style-name="ce7" office:value-type="string" calcext:value-type="string">
            <text:p>தி. மீனாட்சிசுந்தரம் பிள்ளை</text:p>
          </table:table-cell>
          <table:table-cell table:style-name="ce7" office:value-type="string" calcext:value-type="string">
            <text:p>பிரபந்தம் - கோவை</text:p>
          </table:table-cell>
          <table:table-cell table:style-name="ce10" office:value-type="string" calcext:value-type="string">
            <text:p><text:a xlink:href="https://www.projectmadurai.org/pm_etexts/pdf/pm0250.pdf" xlink:type="simple">pm0250.pdf</text:a></text:p>
          </table:table-cell>
          <table:table-cell table:style-name="ce10" office:value-type="string" calcext:value-type="string">
            <text:p><text:a xlink:href="https://www.projectmadurai.org/pm_etexts/utf8/pmuni0250.html" xlink:type="simple">pmuni0250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5" office:value-type="string" calcext:value-type="string">
            <text:p>கந்த புராணம் - பகுதி 4 /அசுர காண்டம் (1 - 925 )</text:p>
          </table:table-cell>
          <table:table-cell table:style-name="ce8" office:value-type="string" calcext:value-type="string">
            <text:p>கச்சியப்ப சிவாச்சாரியார்</text:p>
          </table:table-cell>
          <table:table-cell table:style-name="ce8" office:value-type="string" calcext:value-type="string">
            <text:p>புராணம்</text:p>
          </table:table-cell>
          <table:table-cell table:style-name="ce10" office:value-type="string" calcext:value-type="string">
            <text:p><text:a xlink:href="https://www.projectmadurai.org/pm_etexts/pdf/pm0251.pdf" xlink:type="simple">pm0251.pdf</text:a></text:p>
          </table:table-cell>
          <table:table-cell table:style-name="ce10" office:value-type="string" calcext:value-type="string">
            <text:p><text:a xlink:href="https://www.projectmadurai.org/pm_etexts/utf8/pmuni0251.html" xlink:type="simple">pmuni025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4" office:value-type="string" calcext:value-type="string">
            <text:p>விவிலியம் /பழைய ஏற்பாடு / புத்தகம் 11 (அரசர்கள் - முதல் நூல்); 12 (அரசர்கள் - இரண்டாம் நூல்); 13 (குறிப்பேடு - முதல் நூல்); 14 (குறிப்பேடு - இரண்டாம் நூல்)</text:p>
          </table:table-cell>
          <table:table-cell table:style-name="ce7" office:value-type="string" calcext:value-type="string">
            <text:p>விவிலியம்</text:p>
          </table:table-cell>
          <table:table-cell table:style-name="ce7" office:value-type="string" calcext:value-type="string">
            <text:p>சமயம் – கிருத்துவம்</text:p>
          </table:table-cell>
          <table:table-cell table:style-name="ce10" office:value-type="string" calcext:value-type="string">
            <text:p><text:a xlink:href="https://www.projectmadurai.org/pm_etexts/pdf/pm0252_01.pdf" xlink:type="simple">pm0252_01.pdf
pm0252_02.pdf</text:a></text:p>
          </table:table-cell>
          <table:table-cell table:style-name="ce10" office:value-type="string" calcext:value-type="string">
            <text:p><text:a xlink:href="https://www.projectmadurai.org/pm_etexts/utf8/pmuni0252_01.html" xlink:type="simple">pmuni0252_01.html
pmuni0252_02.html
pmuni0252_0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5" office:value-type="string" calcext:value-type="string">
            <text:p>பிரபந்தத்திரட்டு - பகுதி 14 /திருப்பைஞ்ஞீலித்திரிபந்தாதி</text:p>
          </table:table-cell>
          <table:table-cell table:style-name="ce8" office:value-type="string" calcext:value-type="string">
            <text:p>தி. மீனாட்சிசுந்தரம் பிள்ளை</text:p>
          </table:table-cell>
          <table:table-cell table:style-name="ce8" office:value-type="string" calcext:value-type="string">
            <text:p>பிரபந்தம் - அந்தாதி</text:p>
          </table:table-cell>
          <table:table-cell table:style-name="ce10" office:value-type="string" calcext:value-type="string">
            <text:p><text:a xlink:href="https://www.projectmadurai.org/pm_etexts/pdf/pm0253.pdf" xlink:type="simple">pm0253.pdf</text:a></text:p>
          </table:table-cell>
          <table:table-cell table:style-name="ce10" office:value-type="string" calcext:value-type="string">
            <text:p><text:a xlink:href="https://www.projectmadurai.org/pm_etexts/utf8/pmuni0253.html" xlink:type="simple">pmuni025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4" office:value-type="string" calcext:value-type="string">
            <text:p>கலைசைக்கோவை</text:p>
          </table:table-cell>
          <table:table-cell table:style-name="ce7" office:value-type="string" calcext:value-type="string">
            <text:p>தொட்டிக்கலை ஸ்ரீ சுப்பிரமணியமுனிவர்</text:p>
          </table:table-cell>
          <table:table-cell table:style-name="ce7" office:value-type="string" calcext:value-type="string">
            <text:p>பிரபந்தம் - கோவை</text:p>
          </table:table-cell>
          <table:table-cell table:style-name="ce10" office:value-type="string" calcext:value-type="string">
            <text:p><text:a xlink:href="https://www.projectmadurai.org/pm_etexts/pdf/pm0254.pdf" xlink:type="simple">pm0254.pdf</text:a></text:p>
          </table:table-cell>
          <table:table-cell table:style-name="ce10" office:value-type="string" calcext:value-type="string">
            <text:p><text:a xlink:href="https://www.projectmadurai.org/pm_etexts/utf8/pmuni0254.html" xlink:type="simple">pmuni0254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5" office:value-type="string" calcext:value-type="string">
            <text:p>சிவஞான சித்தியார் (பரபக்கம்; சுபக்கம்)</text:p>
          </table:table-cell>
          <table:table-cell table:style-name="ce8" office:value-type="string" calcext:value-type="string">
            <text:p>அருணந்தி சிவாச்சாரியார்</text:p>
          </table:table-cell>
          <table:table-cell table:style-name="ce8" office:value-type="string" calcext:value-type="string">
            <text:p>சைவ சித்தாந்தம்</text:p>
          </table:table-cell>
          <table:table-cell table:style-name="ce10" office:value-type="string" calcext:value-type="string">
            <text:p><text:a xlink:href="https://www.projectmadurai.org/pm_etexts/pdf/pm0255.pdf" xlink:type="simple">pm0255.pdf</text:a></text:p>
          </table:table-cell>
          <table:table-cell table:style-name="ce10" office:value-type="string" calcext:value-type="string">
            <text:p><text:a xlink:href="https://www.projectmadurai.org/pm_etexts/utf8/pmuni0255.html" xlink:type="simple">pmuni0255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4" office:value-type="string" calcext:value-type="string">
            <text:p>விவிலியம் /பழைய ஏற்பாடு / புத்தகம் 15 (எஸ்ரா); 16.(நெகேமியா); 17 (எஸ்தர்); 18 (யோபு); 19 - திருப்பாடல்கள்</text:p>
          </table:table-cell>
          <table:table-cell table:style-name="ce7" office:value-type="string" calcext:value-type="string">
            <text:p>விவிலியம்</text:p>
          </table:table-cell>
          <table:table-cell table:style-name="ce7" office:value-type="string" calcext:value-type="string">
            <text:p>சமயம் – கிருத்துவம்</text:p>
          </table:table-cell>
          <table:table-cell table:style-name="ce10" office:value-type="string" calcext:value-type="string">
            <text:p><text:a xlink:href="https://www.projectmadurai.org/pm_etexts/pdf/pm0256_01.pdf" xlink:type="simple">pm0256_01.pdf
pm0256_02.pdf</text:a></text:p>
          </table:table-cell>
          <table:table-cell table:style-name="ce10" office:value-type="string" calcext:value-type="string">
            <text:p><text:a xlink:href="https://www.projectmadurai.org/pm_etexts/utf8/pmuni0256_01.html" xlink:type="simple">pmuni0256_01.html
pmuni0256_02.html
pmuni0256_03.html
pmuni0256_04.html
pmuni0256_05.html
pmuni0256_06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5" office:value-type="string" calcext:value-type="string">
            <text:p>இலக்கணச் சுருக்கம்</text:p>
          </table:table-cell>
          <table:table-cell table:style-name="ce8" office:value-type="string" calcext:value-type="string">
            <text:p>ஆறுமுக நாவலர்</text:p>
          </table:table-cell>
          <table:table-cell table:style-name="ce8" office:value-type="string" calcext:value-type="string">
            <text:p>இலக்கணம்</text:p>
          </table:table-cell>
          <table:table-cell table:style-name="ce10" office:value-type="string" calcext:value-type="string">
            <text:p><text:a xlink:href="https://www.projectmadurai.org/pm_etexts/pdf/pm0257.pdf" xlink:type="simple">pm0257.pdf</text:a></text:p>
          </table:table-cell>
          <table:table-cell table:style-name="ce10" office:value-type="string" calcext:value-type="string">
            <text:p><text:a xlink:href="https://www.projectmadurai.org/pm_etexts/utf8/pmuni0257.html" xlink:type="simple">pmuni0257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4" office:value-type="string" calcext:value-type="string">
            <text:p>ஐந்திலக்கணம் தொன்னூல் விளக்கம்</text:p>
          </table:table-cell>
          <table:table-cell table:style-name="ce7" office:value-type="string" calcext:value-type="string">
            <text:p>வீரமாமுனிவர்</text:p>
          </table:table-cell>
          <table:table-cell table:style-name="ce7" office:value-type="string" calcext:value-type="string">
            <text:p>இலக்கணம்</text:p>
          </table:table-cell>
          <table:table-cell table:style-name="ce10" office:value-type="string" calcext:value-type="string">
            <text:p><text:a xlink:href="https://www.projectmadurai.org/pm_etexts/pdf/pm0258.pdf" xlink:type="simple">pm0258.pdf</text:a></text:p>
          </table:table-cell>
          <table:table-cell table:style-name="ce10" office:value-type="string" calcext:value-type="string">
            <text:p><text:a xlink:href="https://www.projectmadurai.org/pm_etexts/utf8/pmuni0258.html" xlink:type="simple">pmuni0258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5" office:value-type="string" calcext:value-type="string">
            <text:p>மதுரைக் கோவை</text:p>
          </table:table-cell>
          <table:table-cell table:style-name="ce8" office:value-type="string" calcext:value-type="string">
            <text:p>நிம்பைச் சங்கர நாரணர்</text:p>
          </table:table-cell>
          <table:table-cell table:style-name="ce8" office:value-type="string" calcext:value-type="string">
            <text:p>பிரபந்தம் - கோவை</text:p>
          </table:table-cell>
          <table:table-cell table:style-name="ce10" office:value-type="string" calcext:value-type="string">
            <text:p><text:a xlink:href="https://www.projectmadurai.org/pm_etexts/pdf/pm0259.pdf" xlink:type="simple">pm0259.pdf</text:a></text:p>
          </table:table-cell>
          <table:table-cell table:style-name="ce10" office:value-type="string" calcext:value-type="string">
            <text:p><text:a xlink:href="https://www.projectmadurai.org/pm_etexts/utf8/pmuni0259.html" xlink:type="simple">pmuni0259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4" office:value-type="string" calcext:value-type="string">
            <text:p>அழகரந்தாதி</text:p>
          </table:table-cell>
          <table:table-cell table:style-name="ce7"/>
          <table:table-cell table:style-name="ce7" office:value-type="string" calcext:value-type="string">
            <text:p>பிரபந்தம் - அந்தாதி</text:p>
          </table:table-cell>
          <table:table-cell table:style-name="ce10" office:value-type="string" calcext:value-type="string">
            <text:p><text:a xlink:href="https://www.projectmadurai.org/pm_etexts/pdf/pm0260.pdf" xlink:type="simple">pm0260.pdf</text:a></text:p>
          </table:table-cell>
          <table:table-cell table:style-name="ce10" office:value-type="string" calcext:value-type="string">
            <text:p><text:a xlink:href="https://www.projectmadurai.org/pm_etexts/utf8/pmuni0260.html" xlink:type="simple">pmuni0260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5" office:value-type="string" calcext:value-type="string">
            <text:p>கபிலரகவல்</text:p>
          </table:table-cell>
          <table:table-cell table:style-name="ce8" office:value-type="string" calcext:value-type="string">
            <text:p>கபிலதேவர்</text:p>
          </table:table-cell>
          <table:table-cell table:style-name="ce8" office:value-type="string" calcext:value-type="string">
            <text:p>பிரபந்தம் - அகவல்</text:p>
          </table:table-cell>
          <table:table-cell table:style-name="ce10" office:value-type="string" calcext:value-type="string">
            <text:p><text:a xlink:href="https://www.projectmadurai.org/pm_etexts/pdf/pm0261.pdf" xlink:type="simple">pm0261.pdf</text:a></text:p>
          </table:table-cell>
          <table:table-cell table:style-name="ce10" office:value-type="string" calcext:value-type="string">
            <text:p><text:a xlink:href="https://www.projectmadurai.org/pm_etexts/utf8/pmuni0261.html" xlink:type="simple">pmuni026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4" office:value-type="string" calcext:value-type="string">
            <text:p>பிரபந்தத்திரட்டு - பகுதி 15 /திருத்தில்லையமகவந்தாதி</text:p>
          </table:table-cell>
          <table:table-cell table:style-name="ce7" office:value-type="string" calcext:value-type="string">
            <text:p>தி. மீனாட்சிசுந்தரம் பிள்ளை</text:p>
          </table:table-cell>
          <table:table-cell table:style-name="ce7" office:value-type="string" calcext:value-type="string">
            <text:p>பிரபந்தம் - அந்தாதி</text:p>
          </table:table-cell>
          <table:table-cell table:style-name="ce10" office:value-type="string" calcext:value-type="string">
            <text:p><text:a xlink:href="https://www.projectmadurai.org/pm_etexts/pdf/pm0262.pdf" xlink:type="simple">pm0262.pdf</text:a></text:p>
          </table:table-cell>
          <table:table-cell table:style-name="ce10" office:value-type="string" calcext:value-type="string">
            <text:p><text:a xlink:href="https://www.projectmadurai.org/pm_etexts/utf8/pmuni0262.html" xlink:type="simple">pmuni026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5" office:value-type="string" calcext:value-type="string">
            <text:p>சிந்துப்பாவியல்</text:p>
          </table:table-cell>
          <table:table-cell table:style-name="ce8" office:value-type="string" calcext:value-type="string">
            <text:p>இரா. திருமுருகன் (அரங்க நடராசன் உரையுடன்)</text:p>
          </table:table-cell>
          <table:table-cell table:style-name="ce8" office:value-type="string" calcext:value-type="string">
            <text:p>இலக்கணம்</text:p>
          </table:table-cell>
          <table:table-cell table:style-name="ce10" office:value-type="string" calcext:value-type="string">
            <text:p><text:a xlink:href="https://www.projectmadurai.org/pm_etexts/pdf/pm0263.pdf" xlink:type="simple">pm0263.pdf</text:a></text:p>
          </table:table-cell>
          <table:table-cell table:style-name="ce10" office:value-type="string" calcext:value-type="string">
            <text:p><text:a xlink:href="https://www.projectmadurai.org/pm_etexts/utf8/pmuni0263.html" xlink:type="simple">pmuni026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4" office:value-type="string" calcext:value-type="string">
            <text:p>பிரபந்தத்திரட்டு - பகுதி 16 /துறைசையமகவந்தாதி</text:p>
          </table:table-cell>
          <table:table-cell table:style-name="ce7" office:value-type="string" calcext:value-type="string">
            <text:p>தி. மீனாட்சிசுந்தரம் பிள்ளை</text:p>
          </table:table-cell>
          <table:table-cell table:style-name="ce7" office:value-type="string" calcext:value-type="string">
            <text:p>பிரபந்தம் - அந்தாதி</text:p>
          </table:table-cell>
          <table:table-cell table:style-name="ce10" office:value-type="string" calcext:value-type="string">
            <text:p><text:a xlink:href="https://www.projectmadurai.org/pm_etexts/pdf/pm0264.pdf" xlink:type="simple">pm0264.pdf</text:a></text:p>
          </table:table-cell>
          <table:table-cell table:style-name="ce10" office:value-type="string" calcext:value-type="string">
            <text:p><text:a xlink:href="https://www.projectmadurai.org/pm_etexts/utf8/pmuni0264.html" xlink:type="simple">pmuni0264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5" office:value-type="string" calcext:value-type="string">
            <text:p>பிரபந்தத்திரட்டு - பகுதி 17 /திருக்குடந்தைத்திரிபந்தாதி</text:p>
          </table:table-cell>
          <table:table-cell table:style-name="ce8" office:value-type="string" calcext:value-type="string">
            <text:p>தி. மீனாட்சிசுந்தரம் பிள்ளை</text:p>
          </table:table-cell>
          <table:table-cell table:style-name="ce8" office:value-type="string" calcext:value-type="string">
            <text:p>பிரபந்தம் - அந்தாதி</text:p>
          </table:table-cell>
          <table:table-cell table:style-name="ce10" office:value-type="string" calcext:value-type="string">
            <text:p><text:a xlink:href="https://www.projectmadurai.org/pm_etexts/pdf/pm0265.pdf" xlink:type="simple">pm0265.pdf</text:a></text:p>
          </table:table-cell>
          <table:table-cell table:style-name="ce10" office:value-type="string" calcext:value-type="string">
            <text:p><text:a xlink:href="https://www.projectmadurai.org/pm_etexts/utf8/pmuni0265.html" xlink:type="simple">pmuni0265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4" office:value-type="string" calcext:value-type="string">
            <text:p>சதுரகிரி அறப்பளீசுர சதகம்</text:p>
          </table:table-cell>
          <table:table-cell table:style-name="ce7" office:value-type="string" calcext:value-type="string">
            <text:p>அம்பலவாணக் கவிராயர்</text:p>
          </table:table-cell>
          <table:table-cell table:style-name="ce7" office:value-type="string" calcext:value-type="string">
            <text:p>பிரபந்தம் - சதகம்</text:p>
          </table:table-cell>
          <table:table-cell table:style-name="ce10" office:value-type="string" calcext:value-type="string">
            <text:p><text:a xlink:href="https://www.projectmadurai.org/pm_etexts/pdf/pm0266.pdf" xlink:type="simple">pm0266.pdf</text:a></text:p>
          </table:table-cell>
          <table:table-cell table:style-name="ce10" office:value-type="string" calcext:value-type="string">
            <text:p><text:a xlink:href="https://www.projectmadurai.org/pm_etexts/utf8/pmuni0266.html" xlink:type="simple">pmuni0266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5" office:value-type="string" calcext:value-type="string">
            <text:p>விவிலியம் /பழைய ஏற்பாடு / புத்தகம் 21 (சபை உரையாளர்); 22 (இனிமைமிகுபாடல்); 23 (எசாயா); 24 (எரேமியா)</text:p>
          </table:table-cell>
          <table:table-cell table:style-name="ce8" office:value-type="string" calcext:value-type="string">
            <text:p>விவிலியம்</text:p>
          </table:table-cell>
          <table:table-cell table:style-name="ce8" office:value-type="string" calcext:value-type="string">
            <text:p>சமயம் – கிருத்துவம்</text:p>
          </table:table-cell>
          <table:table-cell table:style-name="ce10" office:value-type="string" calcext:value-type="string">
            <text:p><text:a xlink:href="https://www.projectmadurai.org/pm_etexts/pdf/pm0267_01.pdf" xlink:type="simple">pm0267_01.pdf
pm0267_02.pdf</text:a></text:p>
          </table:table-cell>
          <table:table-cell table:style-name="ce10" office:value-type="string" calcext:value-type="string">
            <text:p><text:a xlink:href="https://www.projectmadurai.org/pm_etexts/utf8/pmuni0267_01.html" xlink:type="simple">pmuni0267_01.html
pmuni0267_02.html
pmuni0267_0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4" office:value-type="string" calcext:value-type="string">
            <text:p>கந்த புராணம் - பகுதி 5 /அசுர காண்டம் (926 - 1497)</text:p>
          </table:table-cell>
          <table:table-cell table:style-name="ce7" office:value-type="string" calcext:value-type="string">
            <text:p>கச்சியப்ப சிவாச்சாரியார்</text:p>
          </table:table-cell>
          <table:table-cell table:style-name="ce7" office:value-type="string" calcext:value-type="string">
            <text:p>புராணம்</text:p>
          </table:table-cell>
          <table:table-cell table:style-name="ce10" office:value-type="string" calcext:value-type="string">
            <text:p><text:a xlink:href="https://www.projectmadurai.org/pm_etexts/pdf/pm0268.pdf" xlink:type="simple">pm0268.pdf</text:a></text:p>
          </table:table-cell>
          <table:table-cell table:style-name="ce10" office:value-type="string" calcext:value-type="string">
            <text:p><text:a xlink:href="https://www.projectmadurai.org/pm_etexts/utf8/pmuni0268.html" xlink:type="simple">pmuni0268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5" office:value-type="string" calcext:value-type="string">
            <text:p>சித்தர் பாடல்கள்: சிவவாக்கியம்</text:p>
          </table:table-cell>
          <table:table-cell table:style-name="ce8" office:value-type="string" calcext:value-type="string">
            <text:p>சிவவாக்கியர்</text:p>
          </table:table-cell>
          <table:table-cell table:style-name="ce8" office:value-type="string" calcext:value-type="string">
            <text:p>சித்தர் பாடல்கள்</text:p>
          </table:table-cell>
          <table:table-cell table:style-name="ce10" office:value-type="string" calcext:value-type="string">
            <text:p><text:a xlink:href="https://www.projectmadurai.org/pm_etexts/pdf/pm0269.pdf" xlink:type="simple">pm0269.pdf</text:a></text:p>
          </table:table-cell>
          <table:table-cell table:style-name="ce10" office:value-type="string" calcext:value-type="string">
            <text:p><text:a xlink:href="https://www.projectmadurai.org/pm_etexts/utf8/pmuni0269.html" xlink:type="simple">pmuni0269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4" office:value-type="string" calcext:value-type="string">
            <text:p>சித்தர் பாடல்கள்: ஸ்ரீ பட்டணத்துப்பிள்ளையார் பாடல்கள்-II</text:p>
          </table:table-cell>
          <table:table-cell table:style-name="ce7" office:value-type="string" calcext:value-type="string">
            <text:p>ஸ்ரீ பட்டணத்துப்பிள்ளையார்</text:p>
          </table:table-cell>
          <table:table-cell table:style-name="ce7" office:value-type="string" calcext:value-type="string">
            <text:p>சித்தர் பாடல்கள்</text:p>
          </table:table-cell>
          <table:table-cell table:style-name="ce10" office:value-type="string" calcext:value-type="string">
            <text:p><text:a xlink:href="https://www.projectmadurai.org/pm_etexts/pdf/pm0270.pdf" xlink:type="simple">pm0270.pdf</text:a></text:p>
          </table:table-cell>
          <table:table-cell table:style-name="ce10" office:value-type="string" calcext:value-type="string">
            <text:p><text:a xlink:href="https://www.projectmadurai.org/pm_etexts/utf8/pmuni0270.html" xlink:type="simple">pmuni0270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5" office:value-type="string" calcext:value-type="string">
            <text:p>விவிலியம் /பழைய ஏற்பாடு / புத்தகம் 25 (புலம்பல்); 26 (எசேக்கியேல்); 27 (தானியேல்); 28 (ஒசாயா)</text:p>
          </table:table-cell>
          <table:table-cell table:style-name="ce8" office:value-type="string" calcext:value-type="string">
            <text:p>விவிலியம்</text:p>
          </table:table-cell>
          <table:table-cell table:style-name="ce8" office:value-type="string" calcext:value-type="string">
            <text:p>சமயம் – கிருத்துவம்</text:p>
          </table:table-cell>
          <table:table-cell table:style-name="ce10" office:value-type="string" calcext:value-type="string">
            <text:p><text:a xlink:href="https://www.projectmadurai.org/pm_etexts/pdf/pm0271.pdf" xlink:type="simple">pm0271.pdf</text:a></text:p>
          </table:table-cell>
          <table:table-cell table:style-name="ce10" office:value-type="string" calcext:value-type="string">
            <text:p><text:a xlink:href="https://www.projectmadurai.org/pm_etexts/utf8/pmuni0271_01.html" xlink:type="simple">pmuni0271_01.html
pmuni0271_02.html
pmuni0271_03.html
pmuni0271_0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4" office:value-type="string" calcext:value-type="string">
            <text:p>பிரபந்தத்திரட்டு - பகுதி 18 /திருவிடைமருதூர்த்திரிபந்தாதி</text:p>
          </table:table-cell>
          <table:table-cell table:style-name="ce7" office:value-type="string" calcext:value-type="string">
            <text:p>தி. மீனாட்சிசுந்தரம் பிள்ளை</text:p>
          </table:table-cell>
          <table:table-cell table:style-name="ce7" office:value-type="string" calcext:value-type="string">
            <text:p>பிரபந்தம் - அந்தாதி</text:p>
          </table:table-cell>
          <table:table-cell table:style-name="ce10" office:value-type="string" calcext:value-type="string">
            <text:p><text:a xlink:href="https://www.projectmadurai.org/pm_etexts/pdf/pm0272.pdf" xlink:type="simple">pm0272.pdf</text:a></text:p>
          </table:table-cell>
          <table:table-cell table:style-name="ce10" office:value-type="string" calcext:value-type="string">
            <text:p><text:a xlink:href="https://www.projectmadurai.org/pm_etexts/utf8/pmuni0272.html" xlink:type="simple">pmuni027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5" office:value-type="string" calcext:value-type="string">
            <text:p>கந்த புராணம் - பகுதி 6 /அசுர காண்டம் (1498 - 1929 )</text:p>
          </table:table-cell>
          <table:table-cell table:style-name="ce8" office:value-type="string" calcext:value-type="string">
            <text:p>கச்சியப்ப சிவாச்சாரியார்</text:p>
          </table:table-cell>
          <table:table-cell table:style-name="ce8" office:value-type="string" calcext:value-type="string">
            <text:p>புராணம்</text:p>
          </table:table-cell>
          <table:table-cell table:style-name="ce10" office:value-type="string" calcext:value-type="string">
            <text:p><text:a xlink:href="https://www.projectmadurai.org/pm_etexts/pdf/pm0273.pdf" xlink:type="simple">pm0273.pdf</text:a></text:p>
          </table:table-cell>
          <table:table-cell table:style-name="ce10" office:value-type="string" calcext:value-type="string">
            <text:p><text:a xlink:href="https://www.projectmadurai.org/pm_etexts/utf8/pmuni0273.html" xlink:type="simple">pmuni027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4" office:value-type="string" calcext:value-type="string">
            <text:p>பிரபந்தத்திரட்டு - பகுதி 19 /பாலைவனப்பதிற்றுப்பத்தந்தாதி</text:p>
          </table:table-cell>
          <table:table-cell table:style-name="ce7" office:value-type="string" calcext:value-type="string">
            <text:p>தி. மீனாட்சிசுந்தரம் பிள்ளை</text:p>
          </table:table-cell>
          <table:table-cell table:style-name="ce7" office:value-type="string" calcext:value-type="string">
            <text:p>பிரபந்தம் - அந்தாதி</text:p>
          </table:table-cell>
          <table:table-cell table:style-name="ce10" office:value-type="string" calcext:value-type="string">
            <text:p><text:a xlink:href="https://www.projectmadurai.org/pm_etexts/pdf/pm0274.pdf" xlink:type="simple">pm0274.pdf</text:a></text:p>
          </table:table-cell>
          <table:table-cell table:style-name="ce10" office:value-type="string" calcext:value-type="string">
            <text:p><text:a xlink:href="https://www.projectmadurai.org/pm_etexts/utf8/pmuni0274.html" xlink:type="simple">pmuni0274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5" office:value-type="string" calcext:value-type="string">
            <text:p>பிரபந்தத்திரட்டு - பகுதி 20 /திருவூறைப்பதிற்றுப்பத்தந்தாதி; 21-திருப்பழைசைப் பதிற்றுப்பத்தந்தாதி; 22 பூவாளூர்ப்பதிற்றுப்பத்தந்தாதி; 23-மதுரைத் திருஞானசம்பந்தசுவாமிகள் பதிற்றுப்பத்தந்தாதி</text:p>
          </table:table-cell>
          <table:table-cell table:style-name="ce8" office:value-type="string" calcext:value-type="string">
            <text:p>தி. மீனாட்சிசுந்தரம் பிள்ளை</text:p>
          </table:table-cell>
          <table:table-cell table:style-name="ce8" office:value-type="string" calcext:value-type="string">
            <text:p>பிரபந்தம் - அந்தாதி</text:p>
          </table:table-cell>
          <table:table-cell table:style-name="ce10" office:value-type="string" calcext:value-type="string">
            <text:p><text:a xlink:href="https://www.projectmadurai.org/pm_etexts/pdf/pm0275.pdf" xlink:type="simple">pm0275.pdf</text:a></text:p>
          </table:table-cell>
          <table:table-cell table:style-name="ce10" office:value-type="string" calcext:value-type="string">
            <text:p><text:a xlink:href="https://www.projectmadurai.org/pm_etexts/utf8/pmuni0275_01.html" xlink:type="simple">pmuni0275_01.html
pmuni0275_02.html
pmuni0275_03.html
pmuni0275_0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4" office:value-type="string" calcext:value-type="string">
            <text:p>சித்தர் பாடல்கள்: ஸ்ரீ பட்டணத்துப்பிள்ளையார் பாடல்கள்-III / அருட்புலம்பல் 1-4; பூரணமாலை; நெஞ்சொடுமகிழ்தல்; உடற்கூற்றுவண்ணம்</text:p>
          </table:table-cell>
          <table:table-cell table:style-name="ce7" office:value-type="string" calcext:value-type="string">
            <text:p>ஸ்ரீ பட்டணத்துப்பிள்ளையார்</text:p>
          </table:table-cell>
          <table:table-cell table:style-name="ce7" office:value-type="string" calcext:value-type="string">
            <text:p>சித்தர் பாடல்கள்</text:p>
          </table:table-cell>
          <table:table-cell table:style-name="ce10" office:value-type="string" calcext:value-type="string">
            <text:p><text:a xlink:href="https://www.projectmadurai.org/pm_etexts/pdf/pm0276.pdf" xlink:type="simple">pm0276.pdf</text:a></text:p>
          </table:table-cell>
          <table:table-cell table:style-name="ce10" office:value-type="string" calcext:value-type="string">
            <text:p><text:a xlink:href="https://www.projectmadurai.org/pm_etexts/utf8/pmuni0276_01.html" xlink:type="simple">pmuni0276_01.html
pmuni0276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5" office:value-type="string" calcext:value-type="string">
            <text:p>விவிலியம் /பழைய ஏற்பாடு /புத்தகம் 29 (யோவேல்); 30 (ஆமோஸ்); 31(ஒபதியா); 32 (யோனா); 33 (மீக்கா); 34 (நாகூம்); 35 (அபகூக்கு); 36 (செப்பனியா); 37 (ஆகாய்); 38 (செக்கரியா)</text:p>
          </table:table-cell>
          <table:table-cell table:style-name="ce8" office:value-type="string" calcext:value-type="string">
            <text:p>விவிலியம்</text:p>
          </table:table-cell>
          <table:table-cell table:style-name="ce8" office:value-type="string" calcext:value-type="string">
            <text:p>சமயம் – கிருத்துவம்</text:p>
          </table:table-cell>
          <table:table-cell table:style-name="ce10" office:value-type="string" calcext:value-type="string">
            <text:p><text:a xlink:href="https://www.projectmadurai.org/pm_etexts/pdf/pm0277.pdf" xlink:type="simple">pm0277.pdf</text:a></text:p>
          </table:table-cell>
          <table:table-cell table:style-name="ce10" office:value-type="string" calcext:value-type="string">
            <text:p><text:a xlink:href="https://www.projectmadurai.org/pm_etexts/utf8/pmuni0277.html" xlink:type="simple">pmuni0277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4" office:value-type="string" calcext:value-type="string">
            <text:p>பொன்னியின் செல்வன் - ஆங்கில மொழிபெயர்ப்பு (Ponniyan Selvan - Part 1; 2)</text:p>
          </table:table-cell>
          <table:table-cell table:style-name="ce7" office:value-type="string" calcext:value-type="string">
            <text:p>கல்கி கிருஷ்ணமூர்த்தி - இந்திரா நீலமேகம் (Kalki Krishnamurthy - Indra Neelameggham)</text:p>
          </table:table-cell>
          <table:table-cell table:style-name="ce7" office:value-type="string" calcext:value-type="string">
            <text:p>நாவல்; மொழிபெயர்ப்பு</text:p>
          </table:table-cell>
          <table:table-cell table:style-name="ce10" office:value-type="string" calcext:value-type="string">
            <text:p><text:a xlink:href="https://www.projectmadurai.org/pm_etexts/pdf/pm0278_01.pdf" xlink:type="simple">pm0278_01.pdf
pm0278_02.pdf
pm0278_03.pdf
pm0278_04.pdf</text:a></text:p>
          </table:table-cell>
          <table:table-cell table:style-name="ce10" office:value-type="string" calcext:value-type="string">
            <text:p><text:a xlink:href="https://www.projectmadurai.org/pm_etexts/utf8/pmuni0278_01.html" xlink:type="simple">pmuni0278_01.html
pmuni0278_02.html
pmuni0278_03.html
pmuni0278_04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5" office:value-type="string" calcext:value-type="string">
            <text:p>விவிலியம் /பழைய ஏற்பாடு /புத்தகம் 39 (மலாக்கி); 40 (தோபித்து); 41 (யூதித்து); 42 (எஸ்தா(கி)); 43 (சாலமோனின் ஞானம்)</text:p>
          </table:table-cell>
          <table:table-cell table:style-name="ce8" office:value-type="string" calcext:value-type="string">
            <text:p>விவிலியம்</text:p>
          </table:table-cell>
          <table:table-cell table:style-name="ce8" office:value-type="string" calcext:value-type="string">
            <text:p>சமயம் – கிருத்துவம்</text:p>
          </table:table-cell>
          <table:table-cell table:style-name="ce10" office:value-type="string" calcext:value-type="string">
            <text:p><text:a xlink:href="https://www.projectmadurai.org/pm_etexts/pdf/pm0279.pdf" xlink:type="simple">pm0279.pdf</text:a></text:p>
          </table:table-cell>
          <table:table-cell table:style-name="ce10" office:value-type="string" calcext:value-type="string">
            <text:p><text:a xlink:href="https://www.projectmadurai.org/pm_etexts/utf8/pmuni0279.html" xlink:type="simple">pmuni0279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4" office:value-type="string" calcext:value-type="string">
            <text:p>மனங்குழம்பிய மாதவத்தோன் /Parnell's Hermit in Tamil Prose</text:p>
          </table:table-cell>
          <table:table-cell table:style-name="ce7" office:value-type="string" calcext:value-type="string">
            <text:p>இராமச்சந்திர அய்யர் (தமிழாக்கம்)</text:p>
          </table:table-cell>
          <table:table-cell table:style-name="ce7" office:value-type="string" calcext:value-type="string">
            <text:p>நாவல்; மொழிபெயர்ப்பு</text:p>
          </table:table-cell>
          <table:table-cell table:style-name="ce10" office:value-type="string" calcext:value-type="string">
            <text:p><text:a xlink:href="https://www.projectmadurai.org/pm_etexts/pdf/pm0280.pdf" xlink:type="simple">pm0280.pdf</text:a></text:p>
          </table:table-cell>
          <table:table-cell table:style-name="ce10" office:value-type="string" calcext:value-type="string">
            <text:p><text:a xlink:href="https://www.projectmadurai.org/pm_etexts/utf8/pmuni0280.html" xlink:type="simple">pmuni0280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5" office:value-type="string" calcext:value-type="string">
            <text:p>தன்னுயிரைப்போல மன்னுயிரை நினை /Measure for Measure (a tale from Shakespeare) Tamil Translation</text:p>
          </table:table-cell>
          <table:table-cell table:style-name="ce8" office:value-type="string" calcext:value-type="string">
            <text:p>பண்டித நடேச சாஸ்திரியார் (தமிழாக்கம்)</text:p>
          </table:table-cell>
          <table:table-cell table:style-name="ce8" office:value-type="string" calcext:value-type="string">
            <text:p>நாவல்; மொழிபெயர்ப்பு</text:p>
          </table:table-cell>
          <table:table-cell table:style-name="ce10" office:value-type="string" calcext:value-type="string">
            <text:p><text:a xlink:href="https://www.projectmadurai.org/pm_etexts/pdf/pm0281.pdf" xlink:type="simple">pm0281.pdf</text:a></text:p>
          </table:table-cell>
          <table:table-cell table:style-name="ce10" office:value-type="string" calcext:value-type="string">
            <text:p><text:a xlink:href="https://www.projectmadurai.org/pm_etexts/utf8/pmuni0281.html" xlink:type="simple">pmuni028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4" office:value-type="string" calcext:value-type="string">
            <text:p>குதிரைப்பந்தய லாவணி</text:p>
          </table:table-cell>
          <table:table-cell table:style-name="ce7" office:value-type="string" calcext:value-type="string">
            <text:p>இரங்கசாமி தாஸன்</text:p>
          </table:table-cell>
          <table:table-cell table:style-name="ce7" office:value-type="string" calcext:value-type="string">
            <text:p>பிரபந்தம் -லாவணி</text:p>
          </table:table-cell>
          <table:table-cell table:style-name="ce10" office:value-type="string" calcext:value-type="string">
            <text:p><text:a xlink:href="https://www.projectmadurai.org/pm_etexts/pdf/pm0282.pdf" xlink:type="simple">pm0282.pdf</text:a></text:p>
          </table:table-cell>
          <table:table-cell table:style-name="ce10" office:value-type="string" calcext:value-type="string">
            <text:p><text:a xlink:href="https://www.projectmadurai.org/pm_etexts/utf8/pmuni0282.html" xlink:type="simple">pmuni028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5" office:value-type="string" calcext:value-type="string">
            <text:p>ஹாஸ்ய மஞ்சரி பிரபந்தத்திரட்டு - பகுதி 24 (2771 – 2809) பகுதி 25 (2810-2914)</text:p>
          </table:table-cell>
          <table:table-cell table:style-name="ce8" office:value-type="string" calcext:value-type="string">
            <text:p>S.P.S.K.காதிறு சாகிபவர்</text:p>
          </table:table-cell>
          <table:table-cell table:style-name="ce8" office:value-type="string" calcext:value-type="string">
            <text:p>பிரபந்தத் திரட்டு</text:p>
          </table:table-cell>
          <table:table-cell table:style-name="ce10" office:value-type="string" calcext:value-type="string">
            <text:p><text:a xlink:href="https://www.projectmadurai.org/pm_etexts/pdf/pm0283.pdf" xlink:type="simple">pm0283.pdf</text:a></text:p>
          </table:table-cell>
          <table:table-cell table:style-name="ce10" office:value-type="string" calcext:value-type="string">
            <text:p><text:a xlink:href="https://www.projectmadurai.org/pm_etexts/utf8/pmuni0283.html" xlink:type="simple">pmuni028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4" office:value-type="string" calcext:value-type="string">
            <text:p>திருஞானசம்பந்தசுவாமிகள் ஆனந்தக்களிப்பு; திருக்கற்குடிமாமலைமாலை</text:p>
          </table:table-cell>
          <table:table-cell table:style-name="ce7" office:value-type="string" calcext:value-type="string">
            <text:p>தி. மீனாட்சிசுந்தரம் பிள்ளை</text:p>
          </table:table-cell>
          <table:table-cell table:style-name="ce7" office:value-type="string" calcext:value-type="string">
            <text:p>பிரபந்தம் - மாலை; களிப்பு</text:p>
          </table:table-cell>
          <table:table-cell table:style-name="ce10" office:value-type="string" calcext:value-type="string">
            <text:p><text:a xlink:href="https://www.projectmadurai.org/pm_etexts/pdf/pm0284.pdf" xlink:type="simple">pm0284.pdf</text:a></text:p>
          </table:table-cell>
          <table:table-cell table:style-name="ce10" office:value-type="string" calcext:value-type="string">
            <text:p><text:a xlink:href="https://www.projectmadurai.org/pm_etexts/utf8/pmuni0284.html" xlink:type="simple">pmuni0284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5" office:value-type="string" calcext:value-type="string">
            <text:p>விவிலியம் /பழைய ஏற்பாடு - புத்தகம் 46 (தானியேல் இணைப்புகள்); 47 (மக்கபேயர் - முதல் நூல்); 48 -மக்கபேயர் - இரண்டாம் நூல்</text:p>
          </table:table-cell>
          <table:table-cell table:style-name="ce8"/>
          <table:table-cell table:style-name="ce8" office:value-type="string" calcext:value-type="string">
            <text:p>சமயம் – கிருத்துவம்</text:p>
          </table:table-cell>
          <table:table-cell table:style-name="ce10" office:value-type="string" calcext:value-type="string">
            <text:p><text:a xlink:href="https://www.projectmadurai.org/pm_etexts/pdf/pm0285.pdf" xlink:type="simple">pm0285.pdf</text:a></text:p>
          </table:table-cell>
          <table:table-cell table:style-name="ce10" office:value-type="string" calcext:value-type="string">
            <text:p><text:a xlink:href="https://www.projectmadurai.org/pm_etexts/utf8/pmuni0285_01.html" xlink:type="simple">pmuni0285_01.html
pmuni0285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4" office:value-type="string" calcext:value-type="string">
            <text:p>கந்த புராணம் - பகுதி 7a /மகேந்திர காண்டம் /பாகம் 1a (1 - 639)</text:p>
          </table:table-cell>
          <table:table-cell table:style-name="ce7" office:value-type="string" calcext:value-type="string">
            <text:p>கச்சியப்ப சிவாச்சாரியார்</text:p>
          </table:table-cell>
          <table:table-cell table:style-name="ce7" office:value-type="string" calcext:value-type="string">
            <text:p>புராணம்</text:p>
          </table:table-cell>
          <table:table-cell table:style-name="ce10" office:value-type="string" calcext:value-type="string">
            <text:p><text:a xlink:href="https://www.projectmadurai.org/pm_etexts/pdf/pm0286_01.pdf" xlink:type="simple">pm0286_01.pdf</text:a></text:p>
          </table:table-cell>
          <table:table-cell table:style-name="ce10" office:value-type="string" calcext:value-type="string">
            <text:p><text:a xlink:href="https://www.projectmadurai.org/pm_etexts/utf8/pmuni0286_01.html" xlink:type="simple">pmuni0286_0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5" office:value-type="string" calcext:value-type="string">
            <text:p>கந்த புராணம் - பகுதி 7b /மகேந்திர காண்டம் /பாகம் 1b (640 - 1170)</text:p>
          </table:table-cell>
          <table:table-cell table:style-name="ce8" office:value-type="string" calcext:value-type="string">
            <text:p>கச்சியப்ப சிவாச்சாரியார்</text:p>
          </table:table-cell>
          <table:table-cell table:style-name="ce8" office:value-type="string" calcext:value-type="string">
            <text:p>புராணம்</text:p>
          </table:table-cell>
          <table:table-cell table:style-name="ce10" office:value-type="string" calcext:value-type="string">
            <text:p><text:a xlink:href="https://www.projectmadurai.org/pm_etexts/pdf/pm0286_02.pdf" xlink:type="simple">pm0286_02.pdf</text:a></text:p>
          </table:table-cell>
          <table:table-cell table:style-name="ce10" office:value-type="string" calcext:value-type="string">
            <text:p><text:a xlink:href="https://www.projectmadurai.org/pm_etexts/utf8/pmuni0286_02.html" xlink:type="simple">pmuni0286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4" office:value-type="string" calcext:value-type="string">
            <text:p>கோபாலகிருஷ்ண பாரதியார் பாடல்கள்</text:p>
          </table:table-cell>
          <table:table-cell table:style-name="ce7" office:value-type="string" calcext:value-type="string">
            <text:p>கோபாலகிருஷ்ண பாரதியார்</text:p>
          </table:table-cell>
          <table:table-cell table:style-name="ce7" office:value-type="string" calcext:value-type="string">
            <text:p>இசை; பாட்டு</text:p>
          </table:table-cell>
          <table:table-cell table:style-name="ce10" office:value-type="string" calcext:value-type="string">
            <text:p><text:a xlink:href="https://www.projectmadurai.org/pm_etexts/pdf/pm0287.pdf" xlink:type="simple">pm0287.pdf</text:a></text:p>
          </table:table-cell>
          <table:table-cell table:style-name="ce10" office:value-type="string" calcext:value-type="string">
            <text:p><text:a xlink:href="https://www.projectmadurai.org/pm_etexts/utf8/pmuni0287.html" xlink:type="simple">pmuni028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5" office:value-type="string" calcext:value-type="string">
            <text:p>திருநெல்லையந்தாதி</text:p>
          </table:table-cell>
          <table:table-cell table:style-name="ce8" office:value-type="string" calcext:value-type="string">
            <text:p>ஸ்ரீ சுப்பைய சுவாமி</text:p>
          </table:table-cell>
          <table:table-cell table:style-name="ce8" office:value-type="string" calcext:value-type="string">
            <text:p>பிரபந்தம் - அந்தாதி</text:p>
          </table:table-cell>
          <table:table-cell table:style-name="ce10" office:value-type="string" calcext:value-type="string">
            <text:p><text:a xlink:href="https://www.projectmadurai.org/pm_etexts/pdf/pm0288_01.pdf" xlink:type="simple">pm0288_01.pdf</text:a></text:p>
          </table:table-cell>
          <table:table-cell table:style-name="ce10" office:value-type="string" calcext:value-type="string">
            <text:p><text:a xlink:href="https://www.projectmadurai.org/pm_etexts/utf8/pmuni0288_01.html" xlink:type="simple">pmuni0288_0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4" office:value-type="string" calcext:value-type="string">
            <text:p>திருக்கொற்றவாளீசரந்தாதி</text:p>
          </table:table-cell>
          <table:table-cell table:style-name="ce7" office:value-type="string" calcext:value-type="string">
            <text:p>ஸ்ரீ சுப்பைய சுவாமி</text:p>
          </table:table-cell>
          <table:table-cell table:style-name="ce7" office:value-type="string" calcext:value-type="string">
            <text:p>பிரபந்தம் - அந்தாதி</text:p>
          </table:table-cell>
          <table:table-cell table:style-name="ce10" office:value-type="string" calcext:value-type="string">
            <text:p><text:a xlink:href="https://www.projectmadurai.org/pm_etexts/pdf/pm0288_02.pdf" xlink:type="simple">pm0288_02.pdf</text:a></text:p>
          </table:table-cell>
          <table:table-cell table:style-name="ce10" office:value-type="string" calcext:value-type="string">
            <text:p><text:a xlink:href="https://www.projectmadurai.org/pm_etexts/utf8/pmuni0288_02.html" xlink:type="simple">pmuni0288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5" office:value-type="string" calcext:value-type="string">
            <text:p>கந்த புராணம் - பகுதி 8a /யுத்த காண்டம் /பாகம் 1 (1 - 456)</text:p>
          </table:table-cell>
          <table:table-cell table:style-name="ce8" office:value-type="string" calcext:value-type="string">
            <text:p>கச்சியப்ப சிவாச்சாரியார்</text:p>
          </table:table-cell>
          <table:table-cell table:style-name="ce8" office:value-type="string" calcext:value-type="string">
            <text:p>புராணம்</text:p>
          </table:table-cell>
          <table:table-cell table:style-name="ce10" office:value-type="string" calcext:value-type="string">
            <text:p><text:a xlink:href="https://www.projectmadurai.org/pm_etexts/pdf/pm0289_01.pdf" xlink:type="simple">pm0289_01.pdf</text:a></text:p>
          </table:table-cell>
          <table:table-cell table:style-name="ce10" office:value-type="string" calcext:value-type="string">
            <text:p><text:a xlink:href="https://www.projectmadurai.org/pm_etexts/utf8/pmuni0289_01.html" xlink:type="simple">pmuni0289_0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4" office:value-type="string" calcext:value-type="string">
            <text:p>கந்த புராணம் - பகுதி 8b /யுத்த காண்டம் /பாகம் 1 /படலம் 4 (457 - 876)</text:p>
          </table:table-cell>
          <table:table-cell table:style-name="ce7" office:value-type="string" calcext:value-type="string">
            <text:p>கச்சியப்ப சிவாச்சாரியார்</text:p>
          </table:table-cell>
          <table:table-cell table:style-name="ce7" office:value-type="string" calcext:value-type="string">
            <text:p>புராணம்</text:p>
          </table:table-cell>
          <table:table-cell table:style-name="ce10" office:value-type="string" calcext:value-type="string">
            <text:p><text:a xlink:href="https://www.projectmadurai.org/pm_etexts/pdf/pm0289_02.pdf" xlink:type="simple">pm0289_02.pdf</text:a></text:p>
          </table:table-cell>
          <table:table-cell table:style-name="ce10" office:value-type="string" calcext:value-type="string">
            <text:p><text:a xlink:href="https://www.projectmadurai.org/pm_etexts/utf8/pmuni0289_02.html" xlink:type="simple">pmuni0289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5" office:value-type="string" calcext:value-type="string">
            <text:p>கந்த புராணம் - பகுதி 8c /யுத்த காண்டம் /பாகம் 1 /படலம் 5-7 (877 - 1303)</text:p>
          </table:table-cell>
          <table:table-cell table:style-name="ce8" office:value-type="string" calcext:value-type="string">
            <text:p>கச்சியப்ப சிவாச்சாரியார்</text:p>
          </table:table-cell>
          <table:table-cell table:style-name="ce8" office:value-type="string" calcext:value-type="string">
            <text:p>புராணம்</text:p>
          </table:table-cell>
          <table:table-cell table:style-name="ce10" office:value-type="string" calcext:value-type="string">
            <text:p><text:a xlink:href="https://www.projectmadurai.org/pm_etexts/pdf/pm0289_03.pdf" xlink:type="simple">pm0289_03.pdf</text:a></text:p>
          </table:table-cell>
          <table:table-cell table:style-name="ce10" office:value-type="string" calcext:value-type="string">
            <text:p><text:a xlink:href="https://www.projectmadurai.org/pm_etexts/utf8/pmuni0289_03.html" xlink:type="simple">pmuni0289_0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4" office:value-type="string" calcext:value-type="string">
            <text:p>திருநள்ளாற்றுப் புராணம்</text:p>
          </table:table-cell>
          <table:table-cell table:style-name="ce7" office:value-type="string" calcext:value-type="string">
            <text:p>சிவஞான யோகிகள்</text:p>
          </table:table-cell>
          <table:table-cell table:style-name="ce7" office:value-type="string" calcext:value-type="string">
            <text:p>புராணம்</text:p>
          </table:table-cell>
          <table:table-cell table:style-name="ce10" office:value-type="string" calcext:value-type="string">
            <text:p><text:a xlink:href="https://www.projectmadurai.org/pm_etexts/pdf/pm0290.pdf" xlink:type="simple">pm0290.pdf</text:a></text:p>
          </table:table-cell>
          <table:table-cell table:style-name="ce10" office:value-type="string" calcext:value-type="string">
            <text:p><text:a xlink:href="https://www.projectmadurai.org/pm_etexts/utf8/pmuni0290.html" xlink:type="simple">pmuni0290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5" office:value-type="string" calcext:value-type="string">
            <text:p>பிரபந்தத்திரட்டு - I இளசைப் பதிற்றுப்பத்தந்தாதி; குளத்தூர்ப் பதிற்றுப்பத்தந்தாதி</text:p>
          </table:table-cell>
          <table:table-cell table:style-name="ce8" office:value-type="string" calcext:value-type="string">
            <text:p>சிவஞான யோகிகள்</text:p>
          </table:table-cell>
          <table:table-cell table:style-name="ce8" office:value-type="string" calcext:value-type="string">
            <text:p>பிரபந்தம் - அந்தாதி</text:p>
          </table:table-cell>
          <table:table-cell table:style-name="ce10" office:value-type="string" calcext:value-type="string">
            <text:p><text:a xlink:href="https://www.projectmadurai.org/pm_etexts/pdf/pm0291.pdf" xlink:type="simple">pm0291.pdf</text:a></text:p>
          </table:table-cell>
          <table:table-cell table:style-name="ce10" office:value-type="string" calcext:value-type="string">
            <text:p><text:a xlink:href="https://www.projectmadurai.org/pm_etexts/utf8/pmuni0291_01.html" xlink:type="simple">pmuni0291_0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4" office:value-type="string" calcext:value-type="string">
            <text:p>பிரபந்தத்திரட்டு - II - அகிலாண்டேசுவரிபதிகம்</text:p>
          </table:table-cell>
          <table:table-cell table:style-name="ce7" office:value-type="string" calcext:value-type="string">
            <text:p>சிவஞான யோகிகள்</text:p>
          </table:table-cell>
          <table:table-cell table:style-name="ce7" office:value-type="string" calcext:value-type="string">
            <text:p>பிரபந்தம் - பதிகம்</text:p>
          </table:table-cell>
          <table:table-cell table:style-name="ce10" office:value-type="string" calcext:value-type="string">
            <text:p><text:a xlink:href="https://www.projectmadurai.org/pm_etexts/pdf/pm0291.pdf" xlink:type="simple">pm0291.pdf</text:a></text:p>
          </table:table-cell>
          <table:table-cell table:style-name="ce10" office:value-type="string" calcext:value-type="string">
            <text:p><text:a xlink:href="https://www.projectmadurai.org/pm_etexts/utf8/pmuni0291_02.html" xlink:type="simple">pmuni0291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5" office:value-type="string" calcext:value-type="string">
            <text:p>காஞ்சிப் புராணம் /காண்டம் 1, பகுதி 1 /பாயிரம்; படலம் 1-6 (1-444)</text:p>
          </table:table-cell>
          <table:table-cell table:style-name="ce8" office:value-type="string" calcext:value-type="string">
            <text:p>சிவஞான யோகிகள்</text:p>
          </table:table-cell>
          <table:table-cell table:style-name="ce8" office:value-type="string" calcext:value-type="string">
            <text:p>புராணம்</text:p>
          </table:table-cell>
          <table:table-cell table:style-name="ce10" office:value-type="string" calcext:value-type="string">
            <text:p><text:a xlink:href="https://www.projectmadurai.org/pm_etexts/pdf/pm0292.pdf" xlink:type="simple">pm0292.pdf</text:a></text:p>
          </table:table-cell>
          <table:table-cell table:style-name="ce10" office:value-type="string" calcext:value-type="string">
            <text:p><text:a xlink:href="https://www.projectmadurai.org/pm_etexts/utf8/pmuni0292.html" xlink:type="simple">pmuni029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4" office:value-type="string" calcext:value-type="string">
            <text:p>கந்த புராணம் / பகுதி 9a / யுத்த காண்டம் /படலம் 8-11 (1304 – 1922)</text:p>
          </table:table-cell>
          <table:table-cell table:style-name="ce7" office:value-type="string" calcext:value-type="string">
            <text:p>கச்சியப்ப சிவாச்சாரியார்</text:p>
          </table:table-cell>
          <table:table-cell table:style-name="ce7" office:value-type="string" calcext:value-type="string">
            <text:p>புராணம்</text:p>
          </table:table-cell>
          <table:table-cell table:style-name="ce10" office:value-type="string" calcext:value-type="string">
            <text:p><text:a xlink:href="https://www.projectmadurai.org/pm_etexts/pdf/pm0293_01.pdf" xlink:type="simple">pm0293_01.pdf</text:a></text:p>
          </table:table-cell>
          <table:table-cell table:style-name="ce10" office:value-type="string" calcext:value-type="string">
            <text:p><text:a xlink:href="https://www.projectmadurai.org/pm_etexts/utf8/pmuni0293_01.html" xlink:type="simple">pmuni0293_0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5" office:value-type="string" calcext:value-type="string">
            <text:p>கந்த புராணம் - பகுதி 9b / யுத்த காண்டம் /படலம் 9 (1923 - 2397)</text:p>
          </table:table-cell>
          <table:table-cell table:style-name="ce8" office:value-type="string" calcext:value-type="string">
            <text:p>கச்சியப்ப சிவாச்சாரியார்</text:p>
          </table:table-cell>
          <table:table-cell table:style-name="ce8" office:value-type="string" calcext:value-type="string">
            <text:p>புராணம்</text:p>
          </table:table-cell>
          <table:table-cell table:style-name="ce10" office:value-type="string" calcext:value-type="string">
            <text:p><text:a xlink:href="https://www.projectmadurai.org/pm_etexts/pdf/pm0293_02.pdf" xlink:type="simple">pm0293_02.pdf</text:a></text:p>
          </table:table-cell>
          <table:table-cell table:style-name="ce10" office:value-type="string" calcext:value-type="string">
            <text:p><text:a xlink:href="https://www.projectmadurai.org/pm_etexts/utf8/pmuni0293_02.html" xlink:type="simple">pmuni0293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4" office:value-type="string" calcext:value-type="string">
            <text:p>கந்த புராணம் - பகுதி 9c / யுத்த காண்டம் /படலம் 12 (2398 – 2967)</text:p>
          </table:table-cell>
          <table:table-cell table:style-name="ce7" office:value-type="string" calcext:value-type="string">
            <text:p>கச்சியப்ப சிவாச்சாரியார்</text:p>
          </table:table-cell>
          <table:table-cell table:style-name="ce7" office:value-type="string" calcext:value-type="string">
            <text:p>புராணம்</text:p>
          </table:table-cell>
          <table:table-cell table:style-name="ce10" office:value-type="string" calcext:value-type="string">
            <text:p><text:a xlink:href="https://www.projectmadurai.org/pm_etexts/pdf/pm0293_03.pdf" xlink:type="simple">pm0293_03.pdf</text:a></text:p>
          </table:table-cell>
          <table:table-cell table:style-name="ce10" office:value-type="string" calcext:value-type="string">
            <text:p><text:a xlink:href="https://www.projectmadurai.org/pm_etexts/utf8/pmuni0293_03.html" xlink:type="simple">pmuni0293_0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5" office:value-type="string" calcext:value-type="string">
            <text:p>காஞ்சிப் புராணம் / காண்டம் 1, பகுதி 2 /படலம் 7 - 29 (445-1056)</text:p>
          </table:table-cell>
          <table:table-cell table:style-name="ce8" office:value-type="string" calcext:value-type="string">
            <text:p>சிவஞான சுவாமிகள்</text:p>
          </table:table-cell>
          <table:table-cell table:style-name="ce8" office:value-type="string" calcext:value-type="string">
            <text:p>புராணம்</text:p>
          </table:table-cell>
          <table:table-cell table:style-name="ce10" office:value-type="string" calcext:value-type="string">
            <text:p><text:a xlink:href="https://www.projectmadurai.org/pm_etexts/pdf/pm0294.pdf" xlink:type="simple">pm0294.pdf</text:a></text:p>
          </table:table-cell>
          <table:table-cell table:style-name="ce10" office:value-type="string" calcext:value-type="string">
            <text:p><text:a xlink:href="https://www.projectmadurai.org/pm_etexts/utf8/pmuni0294.html" xlink:type="simple">pmuni029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4" office:value-type="string" calcext:value-type="string">
            <text:p>அகப்பொருள் விளக்கம்</text:p>
          </table:table-cell>
          <table:table-cell table:style-name="ce7" office:value-type="string" calcext:value-type="string">
            <text:p>நாற்கவிராச நம்பி</text:p>
          </table:table-cell>
          <table:table-cell table:style-name="ce7" office:value-type="string" calcext:value-type="string">
            <text:p>இலக்கணம்</text:p>
          </table:table-cell>
          <table:table-cell table:style-name="ce10" office:value-type="string" calcext:value-type="string">
            <text:p><text:a xlink:href="https://www.projectmadurai.org/pm_etexts/pdf/pm0295.pdf" xlink:type="simple">pm0295.pdf</text:a></text:p>
          </table:table-cell>
          <table:table-cell table:style-name="ce10" office:value-type="string" calcext:value-type="string">
            <text:p><text:a xlink:href="https://www.projectmadurai.org/pm_etexts/utf8/pmuni0295.html" xlink:type="simple">pmuni029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5" office:value-type="string" calcext:value-type="string">
            <text:p>நற்றிணை</text:p>
          </table:table-cell>
          <table:table-cell table:style-name="ce8"/>
          <table:table-cell table:style-name="ce8" office:value-type="string" calcext:value-type="string">
            <text:p>சங்ககாலம் – எட்டுத்தொகை</text:p>
          </table:table-cell>
          <table:table-cell table:style-name="ce10" office:value-type="string" calcext:value-type="string">
            <text:p><text:a xlink:href="https://www.projectmadurai.org/pm_etexts/pdf/pm0296.pdf" xlink:type="simple">pm0296.pdf</text:a></text:p>
          </table:table-cell>
          <table:table-cell table:style-name="ce10" office:value-type="string" calcext:value-type="string">
            <text:p><text:a xlink:href="https://www.projectmadurai.org/pm_etexts/utf8/pmuni0296.html" xlink:type="simple">pmuni029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4" office:value-type="string" calcext:value-type="string">
            <text:p>அறநெறிச்சாரம்</text:p>
          </table:table-cell>
          <table:table-cell table:style-name="ce7" office:value-type="string" calcext:value-type="string">
            <text:p>முனைப்பாடியார்</text:p>
          </table:table-cell>
          <table:table-cell table:style-name="ce7" office:value-type="string" calcext:value-type="string">
            <text:p>நீதி நூல்</text:p>
          </table:table-cell>
          <table:table-cell table:style-name="ce10" office:value-type="string" calcext:value-type="string">
            <text:p><text:a xlink:href="https://www.projectmadurai.org/pm_etexts/pdf/pm0297.pdf" xlink:type="simple">pm0297.pdf</text:a></text:p>
          </table:table-cell>
          <table:table-cell table:style-name="ce10" office:value-type="string" calcext:value-type="string">
            <text:p><text:a xlink:href="https://www.projectmadurai.org/pm_etexts/utf8/pmuni0297.html" xlink:type="simple">pmuni029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5" office:value-type="string" calcext:value-type="string">
            <text:p>பெரியநாயகியம்மை கலித்துறை</text:p>
          </table:table-cell>
          <table:table-cell table:style-name="ce8" office:value-type="string" calcext:value-type="string">
            <text:p>துறைமங்கலம் சிவப்பிரகாச சுவாமிகள்</text:p>
          </table:table-cell>
          <table:table-cell table:style-name="ce8" office:value-type="string" calcext:value-type="string">
            <text:p>பிரபந்தம் - கலித்துறை</text:p>
          </table:table-cell>
          <table:table-cell table:style-name="ce10" office:value-type="string" calcext:value-type="string">
            <text:p><text:a xlink:href="https://www.projectmadurai.org/pm_etexts/pdf/pm0298.pdf" xlink:type="simple">pm0298.pdf</text:a></text:p>
          </table:table-cell>
          <table:table-cell table:style-name="ce10" office:value-type="string" calcext:value-type="string">
            <text:p><text:a xlink:href="https://www.projectmadurai.org/pm_etexts/utf8/pmuni0298.html" xlink:type="simple">pmuni029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4" office:value-type="string" calcext:value-type="string">
            <text:p>காஞ்சிப் புராணம் / காண்டம் 1, பகுதி 3 /படலம் 30 - 50 (1057 – 1691)</text:p>
          </table:table-cell>
          <table:table-cell table:style-name="ce7" office:value-type="string" calcext:value-type="string">
            <text:p>சிவஞான சுவாமிகள்</text:p>
          </table:table-cell>
          <table:table-cell table:style-name="ce7" office:value-type="string" calcext:value-type="string">
            <text:p>புராணம்</text:p>
          </table:table-cell>
          <table:table-cell table:style-name="ce10" office:value-type="string" calcext:value-type="string">
            <text:p><text:a xlink:href="https://www.projectmadurai.org/pm_etexts/pdf/pm0299.pdf" xlink:type="simple">pm0299.pdf</text:a></text:p>
          </table:table-cell>
          <table:table-cell table:style-name="ce10" office:value-type="string" calcext:value-type="string">
            <text:p><text:a xlink:href="https://www.projectmadurai.org/pm_etexts/utf8/pmuni0299.html" xlink:type="simple">pmuni029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5" office:value-type="string" calcext:value-type="string">
            <text:p>புறப்பொருள் வெண்பாமாலை</text:p>
          </table:table-cell>
          <table:table-cell table:style-name="ce8" office:value-type="string" calcext:value-type="string">
            <text:p>ஐயனாரிதனார்</text:p>
          </table:table-cell>
          <table:table-cell table:style-name="ce8" office:value-type="string" calcext:value-type="string">
            <text:p>பிரபந்தம் - மாலை</text:p>
          </table:table-cell>
          <table:table-cell table:style-name="ce10" office:value-type="string" calcext:value-type="string">
            <text:p><text:a xlink:href="https://www.projectmadurai.org/pm_etexts/pdf/pm0300.pdf" xlink:type="simple">pm0300.pdf</text:a></text:p>
          </table:table-cell>
          <table:table-cell table:style-name="ce10" office:value-type="string" calcext:value-type="string">
            <text:p><text:a xlink:href="https://www.projectmadurai.org/pm_etexts/utf8/pmuni0300.html" xlink:type="simple">pmuni030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4" office:value-type="string" calcext:value-type="string">
            <text:p>களவியல் என்னும் இறையனார் அகப்பொருள்</text:p>
          </table:table-cell>
          <table:table-cell table:style-name="ce7"/>
          <table:table-cell table:style-name="ce7" office:value-type="string" calcext:value-type="string">
            <text:p>இலக்கணம்</text:p>
          </table:table-cell>
          <table:table-cell table:style-name="ce10" office:value-type="string" calcext:value-type="string">
            <text:p><text:a xlink:href="https://www.projectmadurai.org/pm_etexts/pdf/pm0301.pdf" xlink:type="simple">pm0301.pdf</text:a></text:p>
          </table:table-cell>
          <table:table-cell table:style-name="ce10" office:value-type="string" calcext:value-type="string">
            <text:p><text:a xlink:href="https://www.projectmadurai.org/pm_etexts/utf8/pmuni0301.html" xlink:type="simple">pmuni030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5" office:value-type="string" calcext:value-type="string">
            <text:p>காஞ்சிப் புராணம் / காண்டம் 1, பகுதி 4a /படலம் 51 - 60 (1692 – 2022)</text:p>
          </table:table-cell>
          <table:table-cell table:style-name="ce8" office:value-type="string" calcext:value-type="string">
            <text:p>சிவஞான சுவாமிகள்</text:p>
          </table:table-cell>
          <table:table-cell table:style-name="ce8" office:value-type="string" calcext:value-type="string">
            <text:p>புராணம்</text:p>
          </table:table-cell>
          <table:table-cell table:style-name="ce10" office:value-type="string" calcext:value-type="string">
            <text:p><text:a xlink:href="https://www.projectmadurai.org/pm_etexts/pdf/pm0302_01.pdf" xlink:type="simple">pm0302_01.pdf</text:a></text:p>
          </table:table-cell>
          <table:table-cell table:style-name="ce10" office:value-type="string" calcext:value-type="string">
            <text:p><text:a xlink:href="https://www.projectmadurai.org/pm_etexts/utf8/pmuni0302_01.html" xlink:type="simple">pmuni0302_0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4" office:value-type="string" calcext:value-type="string">
            <text:p>காஞ்சிப் புராணம் / காண்டம் 1, பகுதி 4b /படலம் 61 - 65 (2023 – 2742)</text:p>
          </table:table-cell>
          <table:table-cell table:style-name="ce7" office:value-type="string" calcext:value-type="string">
            <text:p>சிவஞான சுவாமிகள்</text:p>
          </table:table-cell>
          <table:table-cell table:style-name="ce7" office:value-type="string" calcext:value-type="string">
            <text:p>புராணம்</text:p>
          </table:table-cell>
          <table:table-cell table:style-name="ce10" office:value-type="string" calcext:value-type="string">
            <text:p><text:a xlink:href="https://www.projectmadurai.org/pm_etexts/pdf/pm0302_02.pdf" xlink:type="simple">pm0302_02.pdf</text:a></text:p>
          </table:table-cell>
          <table:table-cell table:style-name="ce10" office:value-type="string" calcext:value-type="string">
            <text:p><text:a xlink:href="https://www.projectmadurai.org/pm_etexts/utf8/pmuni0302_02.html" xlink:type="simple">pmuni0302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5" office:value-type="string" calcext:value-type="string">
            <text:p>திருப்பாடற்றிரட்டு - பாகம் 1</text:p>
          </table:table-cell>
          <table:table-cell table:style-name="ce8" office:value-type="string" calcext:value-type="string">
            <text:p>தாயுமான சுவாமிகள்</text:p>
          </table:table-cell>
          <table:table-cell table:style-name="ce8" office:value-type="string" calcext:value-type="string">
            <text:p>பாடல்கள் - தொகுப்பு</text:p>
          </table:table-cell>
          <table:table-cell table:style-name="ce10" office:value-type="string" calcext:value-type="string">
            <text:p><text:a xlink:href="https://www.projectmadurai.org/pm_etexts/pdf/pm0303.pdf" xlink:type="simple">pm0303.pdf</text:a></text:p>
          </table:table-cell>
          <table:table-cell table:style-name="ce10" office:value-type="string" calcext:value-type="string">
            <text:p><text:a xlink:href="https://www.projectmadurai.org/pm_etexts/utf8/pmuni0303.html" xlink:type="simple">pmuni030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4" office:value-type="string" calcext:value-type="string">
            <text:p>கந்த புராணம் - பகுதி 10 /தேவ காண்டம் / படலம் 1- 5 (1 – 421)</text:p>
          </table:table-cell>
          <table:table-cell table:style-name="ce7" office:value-type="string" calcext:value-type="string">
            <text:p>கச்சியப்ப சிவாச்சாரியார்</text:p>
          </table:table-cell>
          <table:table-cell table:style-name="ce7" office:value-type="string" calcext:value-type="string">
            <text:p>புராணம்</text:p>
          </table:table-cell>
          <table:table-cell table:style-name="ce10" office:value-type="string" calcext:value-type="string">
            <text:p><text:a xlink:href="https://www.projectmadurai.org/pm_etexts/pdf/pm0304.pdf" xlink:type="simple">pm0304.pdf</text:a></text:p>
          </table:table-cell>
          <table:table-cell table:style-name="ce10" office:value-type="string" calcext:value-type="string">
            <text:p><text:a xlink:href="https://www.projectmadurai.org/pm_etexts/utf8/pmuni0304.html" xlink:type="simple">pmuni0304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5" office:value-type="string" calcext:value-type="string">
            <text:p>திருப்பாடற்றிரட்டு - பாகம் 2</text:p>
          </table:table-cell>
          <table:table-cell table:style-name="ce8" office:value-type="string" calcext:value-type="string">
            <text:p>தாயுமான சுவாமிகள்</text:p>
          </table:table-cell>
          <table:table-cell table:style-name="ce8" office:value-type="string" calcext:value-type="string">
            <text:p>பாடல்கள் - தொகுப்பு</text:p>
          </table:table-cell>
          <table:table-cell table:style-name="ce10" office:value-type="string" calcext:value-type="string">
            <text:p><text:a xlink:href="https://www.projectmadurai.org/pm_etexts/pdf/pm0305.pdf" xlink:type="simple">pm0305.pdf</text:a></text:p>
          </table:table-cell>
          <table:table-cell table:style-name="ce10" office:value-type="string" calcext:value-type="string">
            <text:p><text:a xlink:href="https://www.projectmadurai.org/pm_etexts/utf8/pmuni0305.html" xlink:type="simple">pmuni0305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4" office:value-type="string" calcext:value-type="string">
            <text:p>பழமலையந்தாதி</text:p>
          </table:table-cell>
          <table:table-cell table:style-name="ce7" office:value-type="string" calcext:value-type="string">
            <text:p>துறைமங்கலம் சிவப்பிரகாச சுவாமிகள்</text:p>
          </table:table-cell>
          <table:table-cell table:style-name="ce7" office:value-type="string" calcext:value-type="string">
            <text:p>பிரபந்தம் - அந்தாதி</text:p>
          </table:table-cell>
          <table:table-cell table:style-name="ce10" office:value-type="string" calcext:value-type="string">
            <text:p><text:a xlink:href="https://www.projectmadurai.org/pm_etexts/pdf/pm0306.pdf" xlink:type="simple">pm0306.pdf</text:a></text:p>
          </table:table-cell>
          <table:table-cell table:style-name="ce10" office:value-type="string" calcext:value-type="string">
            <text:p><text:a xlink:href="https://www.projectmadurai.org/pm_etexts/utf8/pmuni0306.html" xlink:type="simple">pmuni0306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5" office:value-type="string" calcext:value-type="string">
            <text:p>கந்த புராணம் - பகுதி 11a /தக்ஷ காண்டம் /படலம் 1-10 (1 - 403) பகுதி 11b - படலம் 11-13 (404 – 907)</text:p>
          </table:table-cell>
          <table:table-cell table:style-name="ce8" office:value-type="string" calcext:value-type="string">
            <text:p>கச்சியப்ப சிவாச்சாரியார்</text:p>
          </table:table-cell>
          <table:table-cell table:style-name="ce8" office:value-type="string" calcext:value-type="string">
            <text:p>புராணம்</text:p>
          </table:table-cell>
          <table:table-cell table:style-name="ce10" office:value-type="string" calcext:value-type="string">
            <text:p><text:a xlink:href="https://www.projectmadurai.org/pm_etexts/pdf/pm0307_01.pdf" xlink:type="simple">pm0307_01.pdf
pm0307_02.pdf</text:a></text:p>
          </table:table-cell>
          <table:table-cell table:style-name="ce10" office:value-type="string" calcext:value-type="string">
            <text:p><text:a xlink:href="https://www.projectmadurai.org/pm_etexts/utf8/pmuni0307_01.html" xlink:type="simple">pmuni0307_01.html
pmuni0307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4" office:value-type="string" calcext:value-type="string">
            <text:p>திருப்பாடற்றிரட்டு - பாகம் 3; 4</text:p>
          </table:table-cell>
          <table:table-cell table:style-name="ce7" office:value-type="string" calcext:value-type="string">
            <text:p>தாயுமான சுவாமிகள்</text:p>
          </table:table-cell>
          <table:table-cell table:style-name="ce7" office:value-type="string" calcext:value-type="string">
            <text:p>பாடல்கள் தொகுப்பு</text:p>
          </table:table-cell>
          <table:table-cell table:style-name="ce10" office:value-type="string" calcext:value-type="string">
            <text:p><text:a xlink:href="https://www.projectmadurai.org/pm_etexts/pdf/pm0308_01.pdf" xlink:type="simple">pm0308_01.pdf
pm0308_02.pdf</text:a></text:p>
          </table:table-cell>
          <table:table-cell table:style-name="ce10" office:value-type="string" calcext:value-type="string">
            <text:p><text:a xlink:href="https://www.projectmadurai.org/pm_etexts/utf8/pmuni0308_01.html" xlink:type="simple">pmuni0308_01.html
pmuni0308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5" office:value-type="string" calcext:value-type="string">
            <text:p>கோயில் திருப்பணிகள் வெண்பாக் கொத்து</text:p>
          </table:table-cell>
          <table:table-cell table:style-name="ce8"/>
          <table:table-cell table:style-name="ce8" office:value-type="string" calcext:value-type="string">
            <text:p>பிரபந்தம் - வெண்பா</text:p>
          </table:table-cell>
          <table:table-cell table:style-name="ce10" office:value-type="string" calcext:value-type="string">
            <text:p><text:a xlink:href="https://www.projectmadurai.org/pm_etexts/pdf/pm0309.pdf" xlink:type="simple">pm0309.pdf</text:a></text:p>
          </table:table-cell>
          <table:table-cell table:style-name="ce10" office:value-type="string" calcext:value-type="string">
            <text:p><text:a xlink:href="https://www.projectmadurai.org/pm_etexts/utf8/pmuni0309.html" xlink:type="simple">pmuni0309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4" office:value-type="string" calcext:value-type="string">
            <text:p>பிரபந்தத்திரட்டு - III - கலைசைப்பிள்ளைத்தமிழ்; அமுதாம்பிகை பிள்ளைத்தமிழ்</text:p>
          </table:table-cell>
          <table:table-cell table:style-name="ce7" office:value-type="string" calcext:value-type="string">
            <text:p>சிவஞான யோகிகள்</text:p>
          </table:table-cell>
          <table:table-cell table:style-name="ce7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310.pdf" xlink:type="simple">pm0310.pdf</text:a></text:p>
          </table:table-cell>
          <table:table-cell table:style-name="ce10" office:value-type="string" calcext:value-type="string">
            <text:p><text:a xlink:href="https://www.projectmadurai.org/pm_etexts/utf8/pmuni0310.html" xlink:type="simple">pmuni0310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5" office:value-type="string" calcext:value-type="string">
            <text:p>கல்வெட்டுப் பாடல்கள் மஞ்சரி-1</text:p>
          </table:table-cell>
          <table:table-cell table:style-name="ce8"/>
          <table:table-cell table:style-name="ce8" office:value-type="string" calcext:value-type="string">
            <text:p>இசை; பாட்டு</text:p>
          </table:table-cell>
          <table:table-cell table:style-name="ce10" office:value-type="string" calcext:value-type="string">
            <text:p><text:a xlink:href="https://www.projectmadurai.org/pm_etexts/pdf/pm0311.pdf" xlink:type="simple">pm0311.pdf</text:a></text:p>
          </table:table-cell>
          <table:table-cell table:style-name="ce10" office:value-type="string" calcext:value-type="string">
            <text:p><text:a xlink:href="https://www.projectmadurai.org/pm_etexts/utf8/pmuni0311.html" xlink:type="simple">pmuni031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4" office:value-type="string" calcext:value-type="string">
            <text:p>கிருஷ்ணகானம்</text:p>
          </table:table-cell>
          <table:table-cell table:style-name="ce7" office:value-type="string" calcext:value-type="string">
            <text:p>ஊத்துக்காடு வெங்கடசுப்பையர்</text:p>
          </table:table-cell>
          <table:table-cell table:style-name="ce7" office:value-type="string" calcext:value-type="string">
            <text:p>இசை; பாட்டு</text:p>
          </table:table-cell>
          <table:table-cell table:style-name="ce10" office:value-type="string" calcext:value-type="string">
            <text:p><text:a xlink:href="https://www.projectmadurai.org/pm_etexts/pdf/pm0312.pdf" xlink:type="simple">pm0312.pdf</text:a></text:p>
          </table:table-cell>
          <table:table-cell table:style-name="ce10" office:value-type="string" calcext:value-type="string">
            <text:p><text:a xlink:href="https://www.projectmadurai.org/pm_etexts/utf8/pmuni0312.html" xlink:type="simple">pmuni031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5" office:value-type="string" calcext:value-type="string">
            <text:p>ஈட்டியெழுபது</text:p>
          </table:table-cell>
          <table:table-cell table:style-name="ce8" office:value-type="string" calcext:value-type="string">
            <text:p>ஒட்டக்கூத்தர்</text:p>
          </table:table-cell>
          <table:table-cell table:style-name="ce8" office:value-type="string" calcext:value-type="string">
            <text:p>பாடல்கள் தொகுப்பு</text:p>
          </table:table-cell>
          <table:table-cell table:style-name="ce10" office:value-type="string" calcext:value-type="string">
            <text:p><text:a xlink:href="https://www.projectmadurai.org/pm_etexts/pdf/pm0313.pdf" xlink:type="simple">pm0313.pdf</text:a></text:p>
          </table:table-cell>
          <table:table-cell table:style-name="ce10" office:value-type="string" calcext:value-type="string">
            <text:p><text:a xlink:href="https://www.projectmadurai.org/pm_etexts/utf8/pmuni0313.html" xlink:type="simple">pmuni031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4" office:value-type="string" calcext:value-type="string">
            <text:p>நாட்டியக் கலை விளக்கம்</text:p>
          </table:table-cell>
          <table:table-cell table:style-name="ce7" office:value-type="string" calcext:value-type="string">
            <text:p>சுத்தானந்த பாரதியார்</text:p>
          </table:table-cell>
          <table:table-cell table:style-name="ce7" office:value-type="string" calcext:value-type="string">
            <text:p>நாடகக் கலை</text:p>
          </table:table-cell>
          <table:table-cell table:style-name="ce10" office:value-type="string" calcext:value-type="string">
            <text:p><text:a xlink:href="https://www.projectmadurai.org/pm_etexts/pdf/pm0314.pdf" xlink:type="simple">pm0314.pdf</text:a></text:p>
          </table:table-cell>
          <table:table-cell table:style-name="ce10" office:value-type="string" calcext:value-type="string">
            <text:p><text:a xlink:href="https://www.projectmadurai.org/pm_etexts/utf8/pmuni0314.html" xlink:type="simple">pmuni0314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5" office:value-type="string" calcext:value-type="string">
            <text:p>சாத்திரக்கோவை</text:p>
          </table:table-cell>
          <table:table-cell table:style-name="ce8" office:value-type="string" calcext:value-type="string">
            <text:p>குமாரதேவர்</text:p>
          </table:table-cell>
          <table:table-cell table:style-name="ce8" office:value-type="string" calcext:value-type="string">
            <text:p>பிரபந்தம் - கோவை</text:p>
          </table:table-cell>
          <table:table-cell table:style-name="ce10" office:value-type="string" calcext:value-type="string">
            <text:p><text:a xlink:href="https://www.projectmadurai.org/pm_etexts/pdf/pm0315.pdf" xlink:type="simple">pm0315.pdf</text:a></text:p>
          </table:table-cell>
          <table:table-cell table:style-name="ce10" office:value-type="string" calcext:value-type="string">
            <text:p><text:a xlink:href="https://www.projectmadurai.org/pm_etexts/utf8/pmuni0315.html" xlink:type="simple">pmuni0315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table:style-name="ce4" office:value-type="string" calcext:value-type="string">
            <text:p>குறள்மூலம்</text:p>
          </table:table-cell>
          <table:table-cell table:style-name="ce7" office:value-type="string" calcext:value-type="string">
            <text:p>ஔவையார்</text:p>
          </table:table-cell>
          <table:table-cell table:style-name="ce7" office:value-type="string" calcext:value-type="string">
            <text:p>நீதி நூல்கள்</text:p>
          </table:table-cell>
          <table:table-cell table:style-name="ce10" office:value-type="string" calcext:value-type="string">
            <text:p><text:a xlink:href="https://www.projectmadurai.org/pm_etexts/pdf/pm0316.pdf" xlink:type="simple">pm0316.pdf</text:a></text:p>
          </table:table-cell>
          <table:table-cell table:style-name="ce10" office:value-type="string" calcext:value-type="string">
            <text:p><text:a xlink:href="https://www.projectmadurai.org/pm_etexts/utf8/pmuni0316.html" xlink:type="simple">pmuni0316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5" office:value-type="string" calcext:value-type="string">
            <text:p>திருப்புல்லாணிமாலை</text:p>
          </table:table-cell>
          <table:table-cell table:style-name="ce8"/>
          <table:table-cell table:style-name="ce8" office:value-type="string" calcext:value-type="string">
            <text:p>பிரபந்தம் - மாலை</text:p>
          </table:table-cell>
          <table:table-cell table:style-name="ce10" office:value-type="string" calcext:value-type="string">
            <text:p><text:a xlink:href="https://www.projectmadurai.org/pm_etexts/pdf/pm0317.pdf" xlink:type="simple">pm0317.pdf</text:a></text:p>
          </table:table-cell>
          <table:table-cell table:style-name="ce10" office:value-type="string" calcext:value-type="string">
            <text:p><text:a xlink:href="https://www.projectmadurai.org/pm_etexts/utf8/pmuni0317.html" xlink:type="simple">pmuni0317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table:style-name="ce4" office:value-type="string" calcext:value-type="string">
            <text:p>கந்த புராணம் - பகுதி 12 - படலம் 14 - 20 (908-1562)</text:p>
          </table:table-cell>
          <table:table-cell table:style-name="ce7" office:value-type="string" calcext:value-type="string">
            <text:p>கச்சியப்ப சிவாச்சாரியார்</text:p>
          </table:table-cell>
          <table:table-cell table:style-name="ce7" office:value-type="string" calcext:value-type="string">
            <text:p>புராணம்</text:p>
          </table:table-cell>
          <table:table-cell table:style-name="ce10" office:value-type="string" calcext:value-type="string">
            <text:p><text:a xlink:href="https://www.projectmadurai.org/pm_etexts/pdf/pm0318_01.pdf" xlink:type="simple">pm0318_01.pdf
pm0318_02.pdf</text:a></text:p>
          </table:table-cell>
          <table:table-cell table:style-name="ce10" office:value-type="string" calcext:value-type="string">
            <text:p><text:a xlink:href="https://www.projectmadurai.org/pm_etexts/utf8/pmuni0318_01.html" xlink:type="simple">pmuni0318_01.html
pmuni0318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5" office:value-type="string" calcext:value-type="string">
            <text:p>பேரூர்ப் புராணம் - பகுதி 1 - படலம் 1 - 7 (1-627)</text:p>
          </table:table-cell>
          <table:table-cell table:style-name="ce8" office:value-type="string" calcext:value-type="string">
            <text:p>கச்சியப்ப முனிவர்</text:p>
          </table:table-cell>
          <table:table-cell table:style-name="ce8" office:value-type="string" calcext:value-type="string">
            <text:p>புராணம்</text:p>
          </table:table-cell>
          <table:table-cell table:style-name="ce10" office:value-type="string" calcext:value-type="string">
            <text:p><text:a xlink:href="https://www.projectmadurai.org/pm_etexts/pdf/pm0319_01.pdf" xlink:type="simple">pm0319_01.pdf
pm0319_02.pdf</text:a></text:p>
          </table:table-cell>
          <table:table-cell table:style-name="ce10" office:value-type="string" calcext:value-type="string">
            <text:p><text:a xlink:href="https://www.projectmadurai.org/pm_etexts/utf8/pmuni0319_01.html" xlink:type="simple">pmuni0319_01.html
pmuni0319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20" calcext:value-type="float">
            <text:p>320</text:p>
          </table:table-cell>
          <table:table-cell table:style-name="ce4" office:value-type="string" calcext:value-type="string">
            <text:p>சொக்கநாத வெண்பா; சொக்கநாத கலித்துறை</text:p>
          </table:table-cell>
          <table:table-cell table:style-name="ce7" office:value-type="string" calcext:value-type="string">
            <text:p>குருஞான சம்பந்தர்</text:p>
          </table:table-cell>
          <table:table-cell table:style-name="ce7" office:value-type="string" calcext:value-type="string">
            <text:p>பிரபந்தம் - வெண்பா</text:p>
          </table:table-cell>
          <table:table-cell table:style-name="ce10" office:value-type="string" calcext:value-type="string">
            <text:p><text:a xlink:href="https://www.projectmadurai.org/pm_etexts/pdf/pm0320.pdf" xlink:type="simple">pm0320.pdf</text:a></text:p>
          </table:table-cell>
          <table:table-cell table:style-name="ce10" office:value-type="string" calcext:value-type="string">
            <text:p><text:a xlink:href="https://www.projectmadurai.org/pm_etexts/utf8/pmuni0320.html" xlink:type="simple">pmuni0320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5" office:value-type="string" calcext:value-type="string">
            <text:p>பிரபந்தத்திரட்டு - IV - திருவேகம்பரந்தாதி; திருமுல்லைவாயிலந்தாதி</text:p>
          </table:table-cell>
          <table:table-cell table:style-name="ce8" office:value-type="string" calcext:value-type="string">
            <text:p>சிவஞான யோகிகள்</text:p>
          </table:table-cell>
          <table:table-cell table:style-name="ce8" office:value-type="string" calcext:value-type="string">
            <text:p>பிரபந்தம் - அந்தாதி</text:p>
          </table:table-cell>
          <table:table-cell table:style-name="ce10" office:value-type="string" calcext:value-type="string">
            <text:p><text:a xlink:href="https://www.projectmadurai.org/pm_etexts/pdf/pm0321.pdf" xlink:type="simple">pm0321.pdf</text:a></text:p>
          </table:table-cell>
          <table:table-cell table:style-name="ce10" office:value-type="string" calcext:value-type="string">
            <text:p><text:a xlink:href="https://www.projectmadurai.org/pm_etexts/utf8/pmuni0321.html" xlink:type="simple">pmuni032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table:style-name="ce4" office:value-type="string" calcext:value-type="string">
            <text:p>மநுநீதி சதகம்</text:p>
          </table:table-cell>
          <table:table-cell table:style-name="ce7" office:value-type="string" calcext:value-type="string">
            <text:p>இராசப்ப உபாத்தியாயர்</text:p>
          </table:table-cell>
          <table:table-cell table:style-name="ce7" office:value-type="string" calcext:value-type="string">
            <text:p>பிரபந்தம் - சதகம்</text:p>
          </table:table-cell>
          <table:table-cell table:style-name="ce10" office:value-type="string" calcext:value-type="string">
            <text:p><text:a xlink:href="https://www.projectmadurai.org/pm_etexts/pdf/pm0322.pdf" xlink:type="simple">pm0322.pdf</text:a></text:p>
          </table:table-cell>
          <table:table-cell table:style-name="ce10" office:value-type="string" calcext:value-type="string">
            <text:p><text:a xlink:href="https://www.projectmadurai.org/pm_etexts/utf8/pmuni0322.html" xlink:type="simple">pmuni032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5" office:value-type="string" calcext:value-type="string">
            <text:p>சொல்லின் கதை (வானொலிப்பேச்சு)</text:p>
          </table:table-cell>
          <table:table-cell table:style-name="ce8" office:value-type="string" calcext:value-type="string">
            <text:p>மு.வரதராசன்</text:p>
          </table:table-cell>
          <table:table-cell table:style-name="ce8" office:value-type="string" calcext:value-type="string">
            <text:p>கட்டுரைகள்</text:p>
          </table:table-cell>
          <table:table-cell table:style-name="ce10" office:value-type="string" calcext:value-type="string">
            <text:p><text:a xlink:href="https://www.projectmadurai.org/pm_etexts/pdf/pm0323.pdf" xlink:type="simple">pm0323.pdf</text:a></text:p>
          </table:table-cell>
          <table:table-cell table:style-name="ce10" office:value-type="string" calcext:value-type="string">
            <text:p><text:a xlink:href="https://www.projectmadurai.org/pm_etexts/utf8/pmuni0323.html" xlink:type="simple">pmuni032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24" calcext:value-type="float">
            <text:p>324</text:p>
          </table:table-cell>
          <table:table-cell table:style-name="ce4" office:value-type="string" calcext:value-type="string">
            <text:p>பேரூர்ப் புராணம் - பகுதி 2 - படலம் 19 - 36 (1277 - 2220)</text:p>
          </table:table-cell>
          <table:table-cell table:style-name="ce7" office:value-type="string" calcext:value-type="string">
            <text:p>கச்சியப்ப முனிவர்</text:p>
          </table:table-cell>
          <table:table-cell table:style-name="ce7" office:value-type="string" calcext:value-type="string">
            <text:p>புராணம்</text:p>
          </table:table-cell>
          <table:table-cell table:style-name="ce10" office:value-type="string" calcext:value-type="string">
            <text:p><text:a xlink:href="https://www.projectmadurai.org/pm_etexts/pdf/pm0324_01.pdf" xlink:type="simple">pm0324_01.pdf
pm0324_02.pdf</text:a></text:p>
          </table:table-cell>
          <table:table-cell table:style-name="ce10" office:value-type="string" calcext:value-type="string">
            <text:p><text:a xlink:href="https://www.projectmadurai.org/pm_etexts/utf8/pmuni0324_01.html" xlink:type="simple">pmuni0324_01.html
pmuni0324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5" office:value-type="string" calcext:value-type="string">
            <text:p>திருத்தொண்டர்மாலை</text:p>
          </table:table-cell>
          <table:table-cell table:style-name="ce8" office:value-type="string" calcext:value-type="string">
            <text:p>குமாரபாரதியார்</text:p>
          </table:table-cell>
          <table:table-cell table:style-name="ce8" office:value-type="string" calcext:value-type="string">
            <text:p>பிரபந்தம் - மாலை</text:p>
          </table:table-cell>
          <table:table-cell table:style-name="ce10" office:value-type="string" calcext:value-type="string">
            <text:p><text:a xlink:href="https://www.projectmadurai.org/pm_etexts/pdf/pm0325.pdf" xlink:type="simple">pm0325.pdf</text:a></text:p>
          </table:table-cell>
          <table:table-cell table:style-name="ce10" office:value-type="string" calcext:value-type="string">
            <text:p><text:a xlink:href="https://www.projectmadurai.org/pm_etexts/utf8/pmuni0325.html" xlink:type="simple">pmuni0325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26" calcext:value-type="float">
            <text:p>326</text:p>
          </table:table-cell>
          <table:table-cell table:style-name="ce4" office:value-type="string" calcext:value-type="string">
            <text:p>இலக்கிய தீபம்</text:p>
          </table:table-cell>
          <table:table-cell table:style-name="ce7" office:value-type="string" calcext:value-type="string">
            <text:p>எஸ். வையாபுரிப்பிள்ளை</text:p>
          </table:table-cell>
          <table:table-cell table:style-name="ce7" office:value-type="string" calcext:value-type="string">
            <text:p>இலக்கியக் கட்டுரைகள்</text:p>
          </table:table-cell>
          <table:table-cell table:style-name="ce10" office:value-type="string" calcext:value-type="string">
            <text:p><text:a xlink:href="https://www.projectmadurai.org/pm_etexts/pdf/pm0326.pdf" xlink:type="simple">pm0326.pdf</text:a></text:p>
          </table:table-cell>
          <table:table-cell table:style-name="ce10" office:value-type="string" calcext:value-type="string">
            <text:p><text:a xlink:href="https://www.projectmadurai.org/pm_etexts/utf8/pmuni0326.html" xlink:type="simple">pmuni0326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5" office:value-type="string" calcext:value-type="string">
            <text:p>இலக்கியத்தின் எதிரிகள்</text:p>
          </table:table-cell>
          <table:table-cell table:style-name="ce8" office:value-type="string" calcext:value-type="string">
            <text:p>ம.பொ. சிவஞானம்</text:p>
          </table:table-cell>
          <table:table-cell table:style-name="ce8" office:value-type="string" calcext:value-type="string">
            <text:p>இலக்கியக் கட்டுரைகள்</text:p>
          </table:table-cell>
          <table:table-cell table:style-name="ce10" office:value-type="string" calcext:value-type="string">
            <text:p><text:a xlink:href="https://www.projectmadurai.org/pm_etexts/pdf/pm0327.pdf" xlink:type="simple">pm0327.pdf</text:a></text:p>
          </table:table-cell>
          <table:table-cell table:style-name="ce10" office:value-type="string" calcext:value-type="string">
            <text:p><text:a xlink:href="https://www.projectmadurai.org/pm_etexts/utf8/pmuni0327.html" xlink:type="simple">pmuni0327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28" calcext:value-type="float">
            <text:p>328</text:p>
          </table:table-cell>
          <table:table-cell table:style-name="ce4" office:value-type="string" calcext:value-type="string">
            <text:p>பிரபந்தத்திரட்டு - பகுதி 26 / திருச்சிராமலையமகவந்தாதி</text:p>
          </table:table-cell>
          <table:table-cell table:style-name="ce7" office:value-type="string" calcext:value-type="string">
            <text:p>தி. மீனாட்சிசுந்தரம் பிள்ளை</text:p>
          </table:table-cell>
          <table:table-cell table:style-name="ce7" office:value-type="string" calcext:value-type="string">
            <text:p>பிரபந்தம் - அந்தாதி</text:p>
          </table:table-cell>
          <table:table-cell table:style-name="ce10" office:value-type="string" calcext:value-type="string">
            <text:p><text:a xlink:href="https://www.projectmadurai.org/pm_etexts/pdf/pm0328.pdf" xlink:type="simple">pm0328.pdf</text:a></text:p>
          </table:table-cell>
          <table:table-cell table:style-name="ce10" office:value-type="string" calcext:value-type="string">
            <text:p><text:a xlink:href="https://www.projectmadurai.org/pm_etexts/utf8/pmuni0328.html" xlink:type="simple">pmuni0328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5" office:value-type="string" calcext:value-type="string">
            <text:p>ஆனைமங்கலச் செப்பேடுகள்</text:p>
          </table:table-cell>
          <table:table-cell table:style-name="ce8"/>
          <table:table-cell table:style-name="ce8" office:value-type="string" calcext:value-type="string">
            <text:p>வரலாறு</text:p>
          </table:table-cell>
          <table:table-cell table:style-name="ce10" office:value-type="string" calcext:value-type="string">
            <text:p><text:a xlink:href="https://www.projectmadurai.org/pm_etexts/pdf/pm0329.pdf" xlink:type="simple">pm0329.pdf</text:a></text:p>
          </table:table-cell>
          <table:table-cell table:style-name="ce10" office:value-type="string" calcext:value-type="string">
            <text:p><text:a xlink:href="https://www.projectmadurai.org/pm_etexts/utf8/pmuni0329.html" xlink:type="simple">pmuni0329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4" office:value-type="string" calcext:value-type="string">
            <text:p>சகோதரர் அன்றோ - (அகிலனின் சிறுகதைகள் தொகுப்பு)</text:p>
          </table:table-cell>
          <table:table-cell table:style-name="ce7" office:value-type="string" calcext:value-type="string">
            <text:p>அகிலன்</text:p>
          </table:table-cell>
          <table:table-cell table:style-name="ce7" office:value-type="string" calcext:value-type="string">
            <text:p>சிறுகதைகள் - தொகுப்பு</text:p>
          </table:table-cell>
          <table:table-cell table:number-columns-repeated="2" table:style-name="ce7" office:value-type="string" calcext:value-type="string">
            <text:p>not available</text:p>
          </table:table-cell>
          <table:table-cell table:number-columns-repeated="1018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5" office:value-type="string" calcext:value-type="string">
            <text:p>பிரபந்தத் திரட்டு - பாகம் 5</text:p>
          </table:table-cell>
          <table:table-cell table:style-name="ce8" office:value-type="string" calcext:value-type="string">
            <text:p>சிவஞான யோகிகள்</text:p>
          </table:table-cell>
          <table:table-cell table:style-name="ce8" office:value-type="string" calcext:value-type="string">
            <text:p>பிரபந்தம் - திரட்டு</text:p>
          </table:table-cell>
          <table:table-cell table:style-name="ce10" office:value-type="string" calcext:value-type="string">
            <text:p><text:a xlink:href="https://www.projectmadurai.org/pm_etexts/pdf/pm0331.pdf" xlink:type="simple">pm0331.pdf</text:a></text:p>
          </table:table-cell>
          <table:table-cell table:style-name="ce10" office:value-type="string" calcext:value-type="string">
            <text:p><text:a xlink:href="https://www.projectmadurai.org/pm_etexts/utf8/pmuni0331.html" xlink:type="simple">pmuni033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32" calcext:value-type="float">
            <text:p>332</text:p>
          </table:table-cell>
          <table:table-cell table:style-name="ce4" office:value-type="string" calcext:value-type="string">
            <text:p>நவநீதப் பாட்டியல்</text:p>
          </table:table-cell>
          <table:table-cell table:style-name="ce7" office:value-type="string" calcext:value-type="string">
            <text:p>நவநீத நடனார்</text:p>
          </table:table-cell>
          <table:table-cell table:style-name="ce7" office:value-type="string" calcext:value-type="string">
            <text:p>பாட்டியல்</text:p>
          </table:table-cell>
          <table:table-cell table:style-name="ce10" office:value-type="string" calcext:value-type="string">
            <text:p><text:a xlink:href="https://www.projectmadurai.org/pm_etexts/pdf/pm0332.pdf" xlink:type="simple">pm0332.pdf</text:a></text:p>
          </table:table-cell>
          <table:table-cell table:style-name="ce10" office:value-type="string" calcext:value-type="string">
            <text:p><text:a xlink:href="https://www.projectmadurai.org/pm_etexts/utf8/pmuni0332.html" xlink:type="simple">pmuni033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5" office:value-type="string" calcext:value-type="string">
            <text:p>திருநூற்றந்தாதி</text:p>
          </table:table-cell>
          <table:table-cell table:style-name="ce8" office:value-type="string" calcext:value-type="string">
            <text:p>அவிரோதி ஆழ்வார்</text:p>
          </table:table-cell>
          <table:table-cell table:style-name="ce8" office:value-type="string" calcext:value-type="string">
            <text:p>பிரபந்தம் - அந்தாதி</text:p>
          </table:table-cell>
          <table:table-cell table:style-name="ce10" office:value-type="string" calcext:value-type="string">
            <text:p><text:a xlink:href="https://www.projectmadurai.org/pm_etexts/pdf/pm0333.pdf" xlink:type="simple">pm0333.pdf</text:a></text:p>
          </table:table-cell>
          <table:table-cell table:style-name="ce10" office:value-type="string" calcext:value-type="string">
            <text:p><text:a xlink:href="https://www.projectmadurai.org/pm_etexts/utf8/pmuni0333.html" xlink:type="simple">pmuni033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34" calcext:value-type="float">
            <text:p>334</text:p>
          </table:table-cell>
          <table:table-cell table:style-name="ce4" office:value-type="string" calcext:value-type="string">
            <text:p>தம்பிக்கு - மு. வரதராசனார் கடிதங்கள்</text:p>
          </table:table-cell>
          <table:table-cell table:style-name="ce7" office:value-type="string" calcext:value-type="string">
            <text:p>மு.வரதராசன்</text:p>
          </table:table-cell>
          <table:table-cell table:style-name="ce7" office:value-type="string" calcext:value-type="string">
            <text:p>கட்டுரைகள்</text:p>
          </table:table-cell>
          <table:table-cell table:style-name="ce10" office:value-type="string" calcext:value-type="string">
            <text:p><text:a xlink:href="https://www.projectmadurai.org/pm_etexts/pdf/pm0334.pdf" xlink:type="simple">pm0334.pdf</text:a></text:p>
          </table:table-cell>
          <table:table-cell table:style-name="ce10" office:value-type="string" calcext:value-type="string">
            <text:p><text:a xlink:href="https://www.projectmadurai.org/pm_etexts/utf8/pmuni0334.html" xlink:type="simple">pmuni0334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5" office:value-type="string" calcext:value-type="string">
            <text:p>கடம்பர்கோயில் உலா (உ.வே.சாமிநாதையர் குறிப்புரையுடன்)</text:p>
          </table:table-cell>
          <table:table-cell table:style-name="ce8"/>
          <table:table-cell table:style-name="ce8" office:value-type="string" calcext:value-type="string">
            <text:p>பிரபந்தம் - உலா</text:p>
          </table:table-cell>
          <table:table-cell table:style-name="ce10" office:value-type="string" calcext:value-type="string">
            <text:p><text:a xlink:href="https://www.projectmadurai.org/pm_etexts/pdf/pm0335.pdf" xlink:type="simple">pm0335.pdf</text:a></text:p>
          </table:table-cell>
          <table:table-cell table:style-name="ce10" office:value-type="string" calcext:value-type="string">
            <text:p><text:a xlink:href="https://www.projectmadurai.org/pm_etexts/utf8/pmuni0335.html" xlink:type="simple">pmuni0335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table:style-name="ce4" office:value-type="string" calcext:value-type="string">
            <text:p>பாண்டிக் கோவை</text:p>
          </table:table-cell>
          <table:table-cell table:style-name="ce7"/>
          <table:table-cell table:style-name="ce7" office:value-type="string" calcext:value-type="string">
            <text:p>பிரபந்தம் - கோவை</text:p>
          </table:table-cell>
          <table:table-cell table:style-name="ce10" office:value-type="string" calcext:value-type="string">
            <text:p><text:a xlink:href="https://www.projectmadurai.org/pm_etexts/pdf/pm0336.pdf" xlink:type="simple">pm0336.pdf</text:a></text:p>
          </table:table-cell>
          <table:table-cell table:style-name="ce10" office:value-type="string" calcext:value-type="string">
            <text:p><text:a xlink:href="https://www.projectmadurai.org/pm_etexts/utf8/pmuni0336.html" xlink:type="simple">pmuni0336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5" office:value-type="string" calcext:value-type="string">
            <text:p>கல்வெட்டுப் பாடல்கள் மஞ்சரி; சிராமலை அந்தாதி</text:p>
          </table:table-cell>
          <table:table-cell table:style-name="ce8"/>
          <table:table-cell table:style-name="ce8" office:value-type="string" calcext:value-type="string">
            <text:p>பிரபந்தம் - அந்தாதி</text:p>
          </table:table-cell>
          <table:table-cell table:style-name="ce10" office:value-type="string" calcext:value-type="string">
            <text:p><text:a xlink:href="https://www.projectmadurai.org/pm_etexts/pdf/pm0337.pdf" xlink:type="simple">pm0337.pdf</text:a></text:p>
          </table:table-cell>
          <table:table-cell table:style-name="ce10" office:value-type="string" calcext:value-type="string">
            <text:p><text:a xlink:href="https://www.projectmadurai.org/pm_etexts/utf8/pmuni0337.html" xlink:type="simple">pmuni0337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38" calcext:value-type="float">
            <text:p>338</text:p>
          </table:table-cell>
          <table:table-cell table:style-name="ce4" office:value-type="string" calcext:value-type="string">
            <text:p>நீதித்திரட்டு - ஆசிரிய மாலை; குண்டலகேசித் திரட்டு; பெரும்பொருள் விளக்கம்; தகடூர் யாத்திரை (திரட்டு)</text:p>
          </table:table-cell>
          <table:table-cell table:style-name="ce7"/>
          <table:table-cell table:style-name="ce7" office:value-type="string" calcext:value-type="string">
            <text:p>நீதி நூல்கள்</text:p>
          </table:table-cell>
          <table:table-cell table:style-name="ce10" office:value-type="string" calcext:value-type="string">
            <text:p><text:a xlink:href="https://www.projectmadurai.org/pm_etexts/pdf/pm0338.pdf" xlink:type="simple">pm0338.pdf</text:a></text:p>
          </table:table-cell>
          <table:table-cell table:style-name="ce10" office:value-type="string" calcext:value-type="string">
            <text:p><text:a xlink:href="https://www.projectmadurai.org/pm_etexts/utf8/pmuni0338.html" xlink:type="simple">pmuni0338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5" office:value-type="string" calcext:value-type="string">
            <text:p>முல்லைத்திணை</text:p>
          </table:table-cell>
          <table:table-cell table:style-name="ce8" office:value-type="string" calcext:value-type="string">
            <text:p>மு.வரதராசன்</text:p>
          </table:table-cell>
          <table:table-cell table:style-name="ce8" office:value-type="string" calcext:value-type="string">
            <text:p>சங்ககாலம் – எட்டுத்தொகை</text:p>
          </table:table-cell>
          <table:table-cell table:style-name="ce10" office:value-type="string" calcext:value-type="string">
            <text:p><text:a xlink:href="https://www.projectmadurai.org/pm_etexts/pdf/pm0339.pdf" xlink:type="simple">pm0339.pdf</text:a></text:p>
          </table:table-cell>
          <table:table-cell table:style-name="ce10" office:value-type="string" calcext:value-type="string">
            <text:p><text:a xlink:href="https://www.projectmadurai.org/pm_etexts/utf8/pmuni0339.html" xlink:type="simple">pmuni0339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table:style-name="ce4" office:value-type="string" calcext:value-type="string">
            <text:p>கூத்தியல் திரட்டு (இசை-நாட்டியக்கலை இயல் நுற்பாக்கள்)</text:p>
          </table:table-cell>
          <table:table-cell table:style-name="ce7" office:value-type="string" calcext:value-type="string">
            <text:p>திரட்டியோன் - மயிலை சீனி வேங்கடசாமி</text:p>
          </table:table-cell>
          <table:table-cell table:style-name="ce7" office:value-type="string" calcext:value-type="string">
            <text:p>நாடகக்கலை நூல்</text:p>
          </table:table-cell>
          <table:table-cell table:style-name="ce10" office:value-type="string" calcext:value-type="string">
            <text:p><text:a xlink:href="https://www.projectmadurai.org/pm_etexts/pdf/pm0340.pdf" xlink:type="simple">pm0340.pdf</text:a></text:p>
          </table:table-cell>
          <table:table-cell table:style-name="ce10" office:value-type="string" calcext:value-type="string">
            <text:p><text:a xlink:href="https://www.projectmadurai.org/pm_etexts/utf8/pmuni0340.html" xlink:type="simple">pmuni0340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5" office:value-type="string" calcext:value-type="string">
            <text:p>புது மெருகு (சிறுகதைத் தொகுப்பு)</text:p>
          </table:table-cell>
          <table:table-cell table:style-name="ce8" office:value-type="string" calcext:value-type="string">
            <text:p>கி. வா. ஜகந்நாதன்</text:p>
          </table:table-cell>
          <table:table-cell table:style-name="ce8" office:value-type="string" calcext:value-type="string">
            <text:p>சிறுகதைகள் - தொகுப்பு</text:p>
          </table:table-cell>
          <table:table-cell table:style-name="ce10" office:value-type="string" calcext:value-type="string">
            <text:p><text:a xlink:href="https://www.projectmadurai.org/pm_etexts/pdf/pm0341.pdf" xlink:type="simple">pm0341.pdf</text:a></text:p>
          </table:table-cell>
          <table:table-cell table:style-name="ce10" office:value-type="string" calcext:value-type="string">
            <text:p><text:a xlink:href="https://www.projectmadurai.org/pm_etexts/utf8/pmuni0341.html" xlink:type="simple">pmuni034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42" calcext:value-type="float">
            <text:p>342</text:p>
          </table:table-cell>
          <table:table-cell table:style-name="ce4" office:value-type="string" calcext:value-type="string">
            <text:p>நரி விருத்தம்</text:p>
          </table:table-cell>
          <table:table-cell table:style-name="ce7" office:value-type="string" calcext:value-type="string">
            <text:p>திருத்தக்க தேவர்</text:p>
          </table:table-cell>
          <table:table-cell table:style-name="ce7" office:value-type="string" calcext:value-type="string">
            <text:p>பிரபந்தம் - விருத்தம்</text:p>
          </table:table-cell>
          <table:table-cell table:style-name="ce10" office:value-type="string" calcext:value-type="string">
            <text:p><text:a xlink:href="https://www.projectmadurai.org/pm_etexts/pdf/pm0342.pdf" xlink:type="simple">pm0342.pdf</text:a></text:p>
          </table:table-cell>
          <table:table-cell table:style-name="ce10" office:value-type="string" calcext:value-type="string">
            <text:p><text:a xlink:href="https://www.projectmadurai.org/pm_etexts/utf8/pmuni0342.html" xlink:type="simple">pmuni034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5" office:value-type="string" calcext:value-type="string">
            <text:p>பிரபந்தத்திரட்டு - பகுதி 27 / திருப்பைஞ்ஞீலித்திரிபந்தாதி</text:p>
          </table:table-cell>
          <table:table-cell table:style-name="ce8" office:value-type="string" calcext:value-type="string">
            <text:p>தி. மீனாட்சிசுந்தரம் பிள்ளை</text:p>
          </table:table-cell>
          <table:table-cell table:style-name="ce8" office:value-type="string" calcext:value-type="string">
            <text:p>பிரபந்தம் - அந்தாதி</text:p>
          </table:table-cell>
          <table:table-cell table:style-name="ce10" office:value-type="string" calcext:value-type="string">
            <text:p><text:a xlink:href="https://www.projectmadurai.org/pm_etexts/pdf/pm0343.pdf" xlink:type="simple">pm0343.pdf</text:a></text:p>
          </table:table-cell>
          <table:table-cell table:style-name="ce10" office:value-type="string" calcext:value-type="string">
            <text:p><text:a xlink:href="https://www.projectmadurai.org/pm_etexts/utf8/pmuni0343.html" xlink:type="simple">pmuni034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44" calcext:value-type="float">
            <text:p>344</text:p>
          </table:table-cell>
          <table:table-cell table:style-name="ce4" office:value-type="string" calcext:value-type="string">
            <text:p>உண்ணாமுலையம்மை பிள்ளைத்தமிழ்</text:p>
          </table:table-cell>
          <table:table-cell table:style-name="ce7" office:value-type="string" calcext:value-type="string">
            <text:p>சோணாசல பாரதியார்</text:p>
          </table:table-cell>
          <table:table-cell table:style-name="ce7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344_01.pdf" xlink:type="simple">pm0344_01.pdf</text:a></text:p>
          </table:table-cell>
          <table:table-cell table:style-name="ce10" office:value-type="string" calcext:value-type="string">
            <text:p><text:a xlink:href="https://www.projectmadurai.org/pm_etexts/utf8/pmuni0344_01.html" xlink:type="simple">pmuni0344_0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5" office:value-type="string" calcext:value-type="string">
            <text:p>கார்த்திகை தீப வெண்பா</text:p>
          </table:table-cell>
          <table:table-cell table:style-name="ce8" office:value-type="string" calcext:value-type="string">
            <text:p>சோணாசல பாரதியார்</text:p>
          </table:table-cell>
          <table:table-cell table:style-name="ce8" office:value-type="string" calcext:value-type="string">
            <text:p>பிரபந்தம் - வெண்பா</text:p>
          </table:table-cell>
          <table:table-cell table:style-name="ce10" office:value-type="string" calcext:value-type="string">
            <text:p><text:a xlink:href="https://www.projectmadurai.org/pm_etexts/pdf/pm0344_02.pdf" xlink:type="simple">pm0344_02.pdf</text:a></text:p>
          </table:table-cell>
          <table:table-cell table:style-name="ce10" office:value-type="string" calcext:value-type="string">
            <text:p><text:a xlink:href="https://www.projectmadurai.org/pm_etexts/utf8/pmuni0344_02.html" xlink:type="simple">pmuni0344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45" calcext:value-type="float">
            <text:p>345</text:p>
          </table:table-cell>
          <table:table-cell table:style-name="ce4" office:value-type="string" calcext:value-type="string">
            <text:p>பிரபந்தத்திரட்டு - பகுதி 28 / கலைசைச்சிதம்பரேசுவரர் மாலை</text:p>
          </table:table-cell>
          <table:table-cell table:style-name="ce7" office:value-type="string" calcext:value-type="string">
            <text:p>தி. மீனாட்சிசுந்தரம் பிள்ளை</text:p>
          </table:table-cell>
          <table:table-cell table:style-name="ce7" office:value-type="string" calcext:value-type="string">
            <text:p>பிரபந்தம் - மாலை</text:p>
          </table:table-cell>
          <table:table-cell table:style-name="ce10" office:value-type="string" calcext:value-type="string">
            <text:p><text:a xlink:href="https://www.projectmadurai.org/pm_etexts/pdf/pm0345.pdf" xlink:type="simple">pm0345.pdf</text:a></text:p>
          </table:table-cell>
          <table:table-cell table:style-name="ce10" office:value-type="string" calcext:value-type="string">
            <text:p><text:a xlink:href="https://www.projectmadurai.org/pm_etexts/utf8/pmuni0345.html" xlink:type="simple">pmuni034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5" office:value-type="string" calcext:value-type="string">
            <text:p>பிரபந்தத்திரட்டு - பகுதி 29 / அகிலாண்டநாயகி மாலை</text:p>
          </table:table-cell>
          <table:table-cell table:style-name="ce8" office:value-type="string" calcext:value-type="string">
            <text:p>தி. மீனாட்சிசுந்தரம் பிள்ளை</text:p>
          </table:table-cell>
          <table:table-cell table:style-name="ce8" office:value-type="string" calcext:value-type="string">
            <text:p>பிரபந்தம் - மாலை</text:p>
          </table:table-cell>
          <table:table-cell table:style-name="ce10" office:value-type="string" calcext:value-type="string">
            <text:p><text:a xlink:href="https://www.projectmadurai.org/pm_etexts/pdf/pm0346.pdf" xlink:type="simple">pm0346.pdf</text:a></text:p>
          </table:table-cell>
          <table:table-cell table:style-name="ce10" office:value-type="string" calcext:value-type="string">
            <text:p><text:a xlink:href="https://www.projectmadurai.org/pm_etexts/utf8/pmuni0346.html" xlink:type="simple">pmuni034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47" calcext:value-type="float">
            <text:p>347</text:p>
          </table:table-cell>
          <table:table-cell table:style-name="ce4" office:value-type="string" calcext:value-type="string">
            <text:p>பிரபந்தத்திரட்டு - பகுதி 30 / ஸ்ரீ சுப்பிரமணியதேசிகர் மாலை</text:p>
          </table:table-cell>
          <table:table-cell table:style-name="ce7" office:value-type="string" calcext:value-type="string">
            <text:p>தி. மீனாட்சிசுந்தரம் பிள்ளை</text:p>
          </table:table-cell>
          <table:table-cell table:style-name="ce7" office:value-type="string" calcext:value-type="string">
            <text:p>பிரபந்தம் - மாலை</text:p>
          </table:table-cell>
          <table:table-cell table:style-name="ce10" office:value-type="string" calcext:value-type="string">
            <text:p><text:a xlink:href="https://www.projectmadurai.org/pm_etexts/pdf/pm0347.pdf" xlink:type="simple">pm0347.pdf</text:a></text:p>
          </table:table-cell>
          <table:table-cell table:style-name="ce10" office:value-type="string" calcext:value-type="string">
            <text:p><text:a xlink:href="https://www.projectmadurai.org/pm_etexts/utf8/pmuni0347.html" xlink:type="simple">pmuni034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5" office:value-type="string" calcext:value-type="string">
            <text:p>பிரபந்தத்திரட்டு - பகுதி 31 / ஸ்ரீ சச்சிதானந்ததேசிகர் மாலை</text:p>
          </table:table-cell>
          <table:table-cell table:style-name="ce8" office:value-type="string" calcext:value-type="string">
            <text:p>தி. மீனாட்சிசுந்தரம் பிள்ளை</text:p>
          </table:table-cell>
          <table:table-cell table:style-name="ce8" office:value-type="string" calcext:value-type="string">
            <text:p>பிரபந்தம் - மாலை</text:p>
          </table:table-cell>
          <table:table-cell table:style-name="ce10" office:value-type="string" calcext:value-type="string">
            <text:p><text:a xlink:href="https://www.projectmadurai.org/pm_etexts/pdf/pm0348.pdf" xlink:type="simple">pm0348.pdf</text:a></text:p>
          </table:table-cell>
          <table:table-cell table:style-name="ce10" office:value-type="string" calcext:value-type="string">
            <text:p><text:a xlink:href="https://www.projectmadurai.org/pm_etexts/utf8/pmuni0348.html" xlink:type="simple">pmuni034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49" calcext:value-type="float">
            <text:p>349</text:p>
          </table:table-cell>
          <table:table-cell table:style-name="ce4" office:value-type="string" calcext:value-type="string">
            <text:p>திருத்தணிகையாற்றுப்படை</text:p>
          </table:table-cell>
          <table:table-cell table:style-name="ce7" office:value-type="string" calcext:value-type="string">
            <text:p>கவிராட்சச கச்சியப்ப முனிவர்</text:p>
          </table:table-cell>
          <table:table-cell table:style-name="ce7" office:value-type="string" calcext:value-type="string">
            <text:p>பிரபந்தம் - ஆற்றுப்படை</text:p>
          </table:table-cell>
          <table:table-cell table:style-name="ce10" office:value-type="string" calcext:value-type="string">
            <text:p><text:a xlink:href="https://www.projectmadurai.org/pm_etexts/pdf/pm0349.pdf" xlink:type="simple">pm0349.pdf</text:a></text:p>
          </table:table-cell>
          <table:table-cell table:style-name="ce10" office:value-type="string" calcext:value-type="string">
            <text:p><text:a xlink:href="https://www.projectmadurai.org/pm_etexts/utf8/pmuni0349.html" xlink:type="simple">pmuni034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5" office:value-type="string" calcext:value-type="string">
            <text:p>காவியமும் ஓவியமும் (கட்டுரைகள்)</text:p>
          </table:table-cell>
          <table:table-cell table:style-name="ce8" office:value-type="string" calcext:value-type="string">
            <text:p>கி. வா. ஜகந்நாதன்</text:p>
          </table:table-cell>
          <table:table-cell table:style-name="ce8" office:value-type="string" calcext:value-type="string">
            <text:p>இலக்கியக் கட்டுரைகள்</text:p>
          </table:table-cell>
          <table:table-cell table:style-name="ce10" office:value-type="string" calcext:value-type="string">
            <text:p><text:a xlink:href="https://www.projectmadurai.org/pm_etexts/pdf/pm0350.pdf" xlink:type="simple">pm0350.pdf</text:a></text:p>
          </table:table-cell>
          <table:table-cell table:style-name="ce10" office:value-type="string" calcext:value-type="string">
            <text:p><text:a xlink:href="https://www.projectmadurai.org/pm_etexts/utf8/pmuni0350.html" xlink:type="simple">pmuni035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51" calcext:value-type="float">
            <text:p>351</text:p>
          </table:table-cell>
          <table:table-cell table:style-name="ce4" office:value-type="string" calcext:value-type="string">
            <text:p>பிரபந்தத்திரட்டு:பகுதி 32 (3322-3331): ஸ்ரீ சுப்பிரமணிய தேசிகர் நெஞ்சுவிடுதூது</text:p>
          </table:table-cell>
          <table:table-cell table:style-name="ce7" office:value-type="string" calcext:value-type="string">
            <text:p>தி. மீனாட்சிசுந்தரம் பிள்ளை</text:p>
          </table:table-cell>
          <table:table-cell table:style-name="ce7" office:value-type="string" calcext:value-type="string">
            <text:p>பிரபந்தம் - தூது</text:p>
          </table:table-cell>
          <table:table-cell table:style-name="ce10" office:value-type="string" calcext:value-type="string">
            <text:p><text:a xlink:href="https://www.projectmadurai.org/pm_etexts/pdf/pm0351.pdf" xlink:type="simple">pm0351.pdf</text:a></text:p>
          </table:table-cell>
          <table:table-cell table:style-name="ce10" office:value-type="string" calcext:value-type="string">
            <text:p><text:a xlink:href="https://www.projectmadurai.org/pm_etexts/utf8/pmuni0351.html" xlink:type="simple">pmuni035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5" office:value-type="string" calcext:value-type="string">
            <text:p>பிரபந்தத்திரட்டு: பகுதி பகுதி 33-1 : பட்டீச்சுரப்புராணம் பகுதி 33-2: திருவரன்குளப்புராணம்</text:p>
          </table:table-cell>
          <table:table-cell table:style-name="ce8" office:value-type="string" calcext:value-type="string">
            <text:p>தி. மீனாட்சிசுந்தரம் பிள்ளை</text:p>
          </table:table-cell>
          <table:table-cell table:style-name="ce8" office:value-type="string" calcext:value-type="string">
            <text:p>புராணம்</text:p>
          </table:table-cell>
          <table:table-cell table:style-name="ce10" office:value-type="string" calcext:value-type="string">
            <text:p><text:a xlink:href="https://www.projectmadurai.org/pm_etexts/pdf/pm0352.pdf" xlink:type="simple">pm0352.pdf</text:a></text:p>
          </table:table-cell>
          <table:table-cell table:style-name="ce10" office:value-type="string" calcext:value-type="string">
            <text:p><text:a xlink:href="https://www.projectmadurai.org/pm_etexts/utf8/pmuni0352.html" xlink:type="simple">pmuni035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53" calcext:value-type="float">
            <text:p>353</text:p>
          </table:table-cell>
          <table:table-cell table:style-name="ce4" office:value-type="string" calcext:value-type="string">
            <text:p>தூதுத் திரட்டு : மணவை திருவேங்கடமுடையான் மேகவிடுதூது</text:p>
          </table:table-cell>
          <table:table-cell table:style-name="ce7"/>
          <table:table-cell table:style-name="ce7" office:value-type="string" calcext:value-type="string">
            <text:p>பிரபந்தம் - தூது</text:p>
          </table:table-cell>
          <table:table-cell table:style-name="ce10" office:value-type="string" calcext:value-type="string">
            <text:p><text:a xlink:href="https://www.projectmadurai.org/pm_etexts/pdf/pm0353_01.pdf" xlink:type="simple">pm0353_01.pdf</text:a></text:p>
          </table:table-cell>
          <table:table-cell table:style-name="ce10" office:value-type="string" calcext:value-type="string">
            <text:p><text:a xlink:href="https://www.projectmadurai.org/pm_etexts/utf8/pmuni0353_01.html" xlink:type="simple">pmuni0353_0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5" office:value-type="string" calcext:value-type="string">
            <text:p>தூதுத் திரட்டு : சங்கரமூர்த்தி ஐயரவர்கள் பேரில் விறலிவிடு தூது</text:p>
          </table:table-cell>
          <table:table-cell table:style-name="ce8" office:value-type="string" calcext:value-type="string">
            <text:p>சுப்பையர்</text:p>
          </table:table-cell>
          <table:table-cell table:style-name="ce8" office:value-type="string" calcext:value-type="string">
            <text:p>பிரபந்தம் - தூது</text:p>
          </table:table-cell>
          <table:table-cell table:style-name="ce10" office:value-type="string" calcext:value-type="string">
            <text:p><text:a xlink:href="https://www.projectmadurai.org/pm_etexts/pdf/pm0353_02.pdf" xlink:type="simple">pm0353_02.pdf</text:a></text:p>
          </table:table-cell>
          <table:table-cell table:style-name="ce10" office:value-type="string" calcext:value-type="string">
            <text:p><text:a xlink:href="https://www.projectmadurai.org/pm_etexts/utf8/pmuni0353_02.html" xlink:type="simple">pmuni0353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53" calcext:value-type="float">
            <text:p>353</text:p>
          </table:table-cell>
          <table:table-cell table:style-name="ce4" office:value-type="string" calcext:value-type="string">
            <text:p>தூதுத் திரட்டு : செங்குந்தர் துகில்விடு தூது.</text:p>
          </table:table-cell>
          <table:table-cell table:style-name="ce7" office:value-type="string" calcext:value-type="string">
            <text:p>பரமானந்த நாவலர்</text:p>
          </table:table-cell>
          <table:table-cell table:style-name="ce7" office:value-type="string" calcext:value-type="string">
            <text:p>பிரபந்தம் - தூது</text:p>
          </table:table-cell>
          <table:table-cell table:style-name="ce10" office:value-type="string" calcext:value-type="string">
            <text:p><text:a xlink:href="https://www.projectmadurai.org/pm_etexts/pdf/pm0353_03.pdf" xlink:type="simple">pm0353_03.pdf</text:a></text:p>
          </table:table-cell>
          <table:table-cell table:style-name="ce10" office:value-type="string" calcext:value-type="string">
            <text:p><text:a xlink:href="https://www.projectmadurai.org/pm_etexts/utf8/pmuni0353_03.html" xlink:type="simple">pmuni0353_0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5" office:value-type="string" calcext:value-type="string">
            <text:p>திருக்கூவப்புராணம்</text:p>
          </table:table-cell>
          <table:table-cell table:style-name="ce8" office:value-type="string" calcext:value-type="string">
            <text:p>துறைமங்கலம் சிவப்பிரகாச சுவாமிகள்</text:p>
          </table:table-cell>
          <table:table-cell table:style-name="ce8" office:value-type="string" calcext:value-type="string">
            <text:p>புராணம்</text:p>
          </table:table-cell>
          <table:table-cell table:style-name="ce10" office:value-type="string" calcext:value-type="string">
            <text:p><text:a xlink:href="https://www.projectmadurai.org/pm_etexts/pdf/pm0354.pdf" xlink:type="simple">pm0354.pdf</text:a></text:p>
          </table:table-cell>
          <table:table-cell table:style-name="ce10" office:value-type="string" calcext:value-type="string">
            <text:p><text:a xlink:href="https://www.projectmadurai.org/pm_etexts/utf8/pmuni0354.html" xlink:type="simple">pmuni035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55" calcext:value-type="float">
            <text:p>355</text:p>
          </table:table-cell>
          <table:table-cell table:style-name="ce4" office:value-type="string" calcext:value-type="string">
            <text:p>வேதாந்த சூடாமணி</text:p>
          </table:table-cell>
          <table:table-cell table:style-name="ce7" office:value-type="string" calcext:value-type="string">
            <text:p>சிவப்பிரகாச சுவாமிகள்</text:p>
          </table:table-cell>
          <table:table-cell table:style-name="ce7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355.pdf" xlink:type="simple">pm0355.pdf</text:a></text:p>
          </table:table-cell>
          <table:table-cell table:style-name="ce10" office:value-type="string" calcext:value-type="string">
            <text:p><text:a xlink:href="https://www.projectmadurai.org/pm_etexts/utf8/pmuni0355.html" xlink:type="simple">pmuni035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5" office:value-type="string" calcext:value-type="string">
            <text:p>ஸ்ரீ சுப்பிரமணிதேசிகர் நான்மணிமாலை</text:p>
          </table:table-cell>
          <table:table-cell table:style-name="ce8" office:value-type="string" calcext:value-type="string">
            <text:p>சந்திரசேகர கவிராஜ பண்டிதர்</text:p>
          </table:table-cell>
          <table:table-cell table:style-name="ce8" office:value-type="string" calcext:value-type="string">
            <text:p>பிரபந்தம் - மாலை</text:p>
          </table:table-cell>
          <table:table-cell table:style-name="ce10" office:value-type="string" calcext:value-type="string">
            <text:p><text:a xlink:href="https://www.projectmadurai.org/pm_etexts/pdf/pm0356.pdf" xlink:type="simple">pm0356.pdf</text:a></text:p>
          </table:table-cell>
          <table:table-cell table:style-name="ce10" office:value-type="string" calcext:value-type="string">
            <text:p><text:a xlink:href="https://www.projectmadurai.org/pm_etexts/utf8/pmuni0356.html" xlink:type="simple">pmuni035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57" calcext:value-type="float">
            <text:p>357</text:p>
          </table:table-cell>
          <table:table-cell table:style-name="ce4" office:value-type="string" calcext:value-type="string">
            <text:p>திரு இலஞ்சி முருகன் உலா</text:p>
          </table:table-cell>
          <table:table-cell table:style-name="ce7" office:value-type="string" calcext:value-type="string">
            <text:p>பண்டாரக் கவிராயர்</text:p>
          </table:table-cell>
          <table:table-cell table:style-name="ce7" office:value-type="string" calcext:value-type="string">
            <text:p>பிரபந்தம் - உலா</text:p>
          </table:table-cell>
          <table:table-cell table:style-name="ce10" office:value-type="string" calcext:value-type="string">
            <text:p><text:a xlink:href="https://www.projectmadurai.org/pm_etexts/pdf/pm0357.pdf" xlink:type="simple">pm0357.pdf</text:a></text:p>
          </table:table-cell>
          <table:table-cell table:style-name="ce10" office:value-type="string" calcext:value-type="string">
            <text:p><text:a xlink:href="https://www.projectmadurai.org/pm_etexts/utf8/pmuni0357.html" xlink:type="simple">pmuni035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5" office:value-type="string" calcext:value-type="string">
            <text:p>ஸ்ரீமெய்கண்டதேவர் நான்மணிமாலை</text:p>
          </table:table-cell>
          <table:table-cell table:style-name="ce8" office:value-type="string" calcext:value-type="string">
            <text:p>உறையூர் தே. பெரியசாமி பிள்ளை</text:p>
          </table:table-cell>
          <table:table-cell table:style-name="ce8" office:value-type="string" calcext:value-type="string">
            <text:p>பிரபந்தம் - மாலை</text:p>
          </table:table-cell>
          <table:table-cell table:style-name="ce10" office:value-type="string" calcext:value-type="string">
            <text:p><text:a xlink:href="https://www.projectmadurai.org/pm_etexts/pdf/pm0358.pdf" xlink:type="simple">pm0358.pdf</text:a></text:p>
          </table:table-cell>
          <table:table-cell table:style-name="ce10" office:value-type="string" calcext:value-type="string">
            <text:p><text:a xlink:href="https://www.projectmadurai.org/pm_etexts/utf8/pmuni0358.html" xlink:type="simple">pmuni035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59" calcext:value-type="float">
            <text:p>359</text:p>
          </table:table-cell>
          <table:table-cell table:style-name="ce4" office:value-type="string" calcext:value-type="string">
            <text:p>மதுரை மாலை</text:p>
          </table:table-cell>
          <table:table-cell table:style-name="ce7" office:value-type="string" calcext:value-type="string">
            <text:p>சபாபதி முதலியார்</text:p>
          </table:table-cell>
          <table:table-cell table:style-name="ce7" office:value-type="string" calcext:value-type="string">
            <text:p>பிரபந்தம் - மாலை</text:p>
          </table:table-cell>
          <table:table-cell table:style-name="ce10" office:value-type="string" calcext:value-type="string">
            <text:p><text:a xlink:href="https://www.projectmadurai.org/pm_etexts/pdf/pm0359.pdf" xlink:type="simple">pm0359.pdf</text:a></text:p>
          </table:table-cell>
          <table:table-cell table:style-name="ce10" office:value-type="string" calcext:value-type="string">
            <text:p><text:a xlink:href="https://www.projectmadurai.org/pm_etexts/utf8/pmuni0359.html" xlink:type="simple">pmuni035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5" office:value-type="string" calcext:value-type="string">
            <text:p>எட்டிகுடி முருகன் பிள்ளைத் தமிழ்</text:p>
          </table:table-cell>
          <table:table-cell table:style-name="ce8" office:value-type="string" calcext:value-type="string">
            <text:p>கோவை.கு. நடேச கவுண்டர்</text:p>
          </table:table-cell>
          <table:table-cell table:style-name="ce8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360.pdf" xlink:type="simple">pm0360.pdf</text:a></text:p>
          </table:table-cell>
          <table:table-cell table:style-name="ce10" office:value-type="string" calcext:value-type="string">
            <text:p><text:a xlink:href="https://www.projectmadurai.org/pm_etexts/utf8/pmuni0360.html" xlink:type="simple">pmuni036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61" calcext:value-type="float">
            <text:p>361</text:p>
          </table:table-cell>
          <table:table-cell table:style-name="ce4" office:value-type="string" calcext:value-type="string">
            <text:p>திருப்பேரூர்க் கலம்பகம்</text:p>
          </table:table-cell>
          <table:table-cell table:style-name="ce7" office:value-type="string" calcext:value-type="string">
            <text:p>கவியரசு கு. நடேச கவுண்டர்</text:p>
          </table:table-cell>
          <table:table-cell table:style-name="ce7" office:value-type="string" calcext:value-type="string">
            <text:p>பிரபந்தம் - கலம்பகம்</text:p>
          </table:table-cell>
          <table:table-cell table:style-name="ce10" office:value-type="string" calcext:value-type="string">
            <text:p><text:a xlink:href="https://www.projectmadurai.org/pm_etexts/pdf/pm0361.pdf" xlink:type="simple">pm0361.pdf</text:a></text:p>
          </table:table-cell>
          <table:table-cell table:style-name="ce10" office:value-type="string" calcext:value-type="string">
            <text:p><text:a xlink:href="https://www.projectmadurai.org/pm_etexts/utf8/pmuni0361.html" xlink:type="simple">pmuni036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5" office:value-type="string" calcext:value-type="string">
            <text:p>மறைசைக் கலம்பகம்</text:p>
          </table:table-cell>
          <table:table-cell table:style-name="ce8" office:value-type="string" calcext:value-type="string">
            <text:p>யாழ்ப்பாணத்து நீர்வேலிப் பீதாம்பரப் புலவர்</text:p>
          </table:table-cell>
          <table:table-cell table:style-name="ce8" office:value-type="string" calcext:value-type="string">
            <text:p>பிரபந்தம் - கலம்பகம்</text:p>
          </table:table-cell>
          <table:table-cell table:style-name="ce10" office:value-type="string" calcext:value-type="string">
            <text:p><text:a xlink:href="https://www.projectmadurai.org/pm_etexts/pdf/pm0362.pdf" xlink:type="simple">pm0362.pdf</text:a></text:p>
          </table:table-cell>
          <table:table-cell table:style-name="ce10" office:value-type="string" calcext:value-type="string">
            <text:p><text:a xlink:href="https://www.projectmadurai.org/pm_etexts/utf8/pmuni0362.html" xlink:type="simple">pmuni036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63" calcext:value-type="float">
            <text:p>363</text:p>
          </table:table-cell>
          <table:table-cell table:style-name="ce4" office:value-type="string" calcext:value-type="string">
            <text:p>திருமாலிருஞ்சோலைமலை அழகர் கலம்பகம்</text:p>
          </table:table-cell>
          <table:table-cell table:style-name="ce7" office:value-type="string" calcext:value-type="string">
            <text:p>அரிபத்த நாவலர்</text:p>
          </table:table-cell>
          <table:table-cell table:style-name="ce7" office:value-type="string" calcext:value-type="string">
            <text:p>பிரபந்தம் - கலம்பகம்</text:p>
          </table:table-cell>
          <table:table-cell table:style-name="ce10" office:value-type="string" calcext:value-type="string">
            <text:p><text:a xlink:href="https://www.projectmadurai.org/pm_etexts/pdf/pm0363.pdf" xlink:type="simple">pm0363.pdf</text:a></text:p>
          </table:table-cell>
          <table:table-cell table:style-name="ce10" office:value-type="string" calcext:value-type="string">
            <text:p><text:a xlink:href="https://www.projectmadurai.org/pm_etexts/utf8/pmuni0363.html" xlink:type="simple">pmuni036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5" office:value-type="string" calcext:value-type="string">
            <text:p>அறப் போர் (சங்க நூற் காட்சிகள்)</text:p>
          </table:table-cell>
          <table:table-cell table:style-name="ce8" office:value-type="string" calcext:value-type="string">
            <text:p>கி. வா. ஜகந்நாதன்</text:p>
          </table:table-cell>
          <table:table-cell table:style-name="ce8" office:value-type="string" calcext:value-type="string">
            <text:p>இலக்கியக் கட்டுரைகள்</text:p>
          </table:table-cell>
          <table:table-cell table:style-name="ce10" office:value-type="string" calcext:value-type="string">
            <text:p><text:a xlink:href="https://www.projectmadurai.org/pm_etexts/pdf/pm0364.pdf" xlink:type="simple">pm0364.pdf</text:a></text:p>
          </table:table-cell>
          <table:table-cell table:style-name="ce10" office:value-type="string" calcext:value-type="string">
            <text:p><text:a xlink:href="https://www.projectmadurai.org/pm_etexts/utf8/pmuni0364.html" xlink:type="simple">pmuni036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65" calcext:value-type="float">
            <text:p>365</text:p>
          </table:table-cell>
          <table:table-cell table:style-name="ce4" office:value-type="string" calcext:value-type="string">
            <text:p>சொக்கநாத மாலை</text:p>
          </table:table-cell>
          <table:table-cell table:style-name="ce7" office:value-type="string" calcext:value-type="string">
            <text:p>மாயூரம் முத்துசாமிப் பிள்ளை</text:p>
          </table:table-cell>
          <table:table-cell table:style-name="ce7" office:value-type="string" calcext:value-type="string">
            <text:p>பிரபந்தம் - மாலை</text:p>
          </table:table-cell>
          <table:table-cell table:style-name="ce10" office:value-type="string" calcext:value-type="string">
            <text:p><text:a xlink:href="https://www.projectmadurai.org/pm_etexts/pdf/pm0365.pdf" xlink:type="simple">pm0365.pdf</text:a></text:p>
          </table:table-cell>
          <table:table-cell table:style-name="ce10" office:value-type="string" calcext:value-type="string">
            <text:p><text:a xlink:href="https://www.projectmadurai.org/pm_etexts/utf8/pmuni0365.html" xlink:type="simple">pmuni036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5" office:value-type="string" calcext:value-type="string">
            <text:p>கண்ணப்பர் கலம்பகம்</text:p>
          </table:table-cell>
          <table:table-cell table:style-name="ce8" office:value-type="string" calcext:value-type="string">
            <text:p>துரைசாமி முதலியார்</text:p>
          </table:table-cell>
          <table:table-cell table:style-name="ce8" office:value-type="string" calcext:value-type="string">
            <text:p>பிரபந்தம் - கலம்பகம்</text:p>
          </table:table-cell>
          <table:table-cell table:style-name="ce10" office:value-type="string" calcext:value-type="string">
            <text:p><text:a xlink:href="https://www.projectmadurai.org/pm_etexts/pdf/pm0366.pdf" xlink:type="simple">pm0366.pdf</text:a></text:p>
          </table:table-cell>
          <table:table-cell table:style-name="ce10" office:value-type="string" calcext:value-type="string">
            <text:p><text:a xlink:href="https://www.projectmadurai.org/pm_etexts/utf8/pmuni0366.html" xlink:type="simple">pmuni036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67" calcext:value-type="float">
            <text:p>367</text:p>
          </table:table-cell>
          <table:table-cell table:style-name="ce4" office:value-type="string" calcext:value-type="string">
            <text:p>புதுமைப் பெண்</text:p>
          </table:table-cell>
          <table:table-cell table:style-name="ce7" office:value-type="string" calcext:value-type="string">
            <text:p>ப. ஜீவானந்தம்</text:p>
          </table:table-cell>
          <table:table-cell table:style-name="ce7" office:value-type="string" calcext:value-type="string">
            <text:p>ஆராய்ச்சிக் கட்டுரைகள்</text:p>
          </table:table-cell>
          <table:table-cell table:style-name="ce10" office:value-type="string" calcext:value-type="string">
            <text:p><text:a xlink:href="https://www.projectmadurai.org/pm_etexts/pdf/pm0367.pdf" xlink:type="simple">pm0367.pdf</text:a></text:p>
          </table:table-cell>
          <table:table-cell table:style-name="ce10" office:value-type="string" calcext:value-type="string">
            <text:p><text:a xlink:href="https://www.projectmadurai.org/pm_etexts/utf8/pmuni0367.html" xlink:type="simple">pmuni036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5" office:value-type="string" calcext:value-type="string">
            <text:p>புள்ளிருக்குவேளூர்க் கலம்பகம்</text:p>
          </table:table-cell>
          <table:table-cell table:style-name="ce8" office:value-type="string" calcext:value-type="string">
            <text:p>படிக்காசுப் புலவர்</text:p>
          </table:table-cell>
          <table:table-cell table:style-name="ce8" office:value-type="string" calcext:value-type="string">
            <text:p>பிரபந்தம் - கலம்பகம்</text:p>
          </table:table-cell>
          <table:table-cell table:style-name="ce10" office:value-type="string" calcext:value-type="string">
            <text:p><text:a xlink:href="https://www.projectmadurai.org/pm_etexts/pdf/pm0368.pdf" xlink:type="simple">pm0368.pdf</text:a></text:p>
          </table:table-cell>
          <table:table-cell table:style-name="ce10" office:value-type="string" calcext:value-type="string">
            <text:p><text:a xlink:href="https://www.projectmadurai.org/pm_etexts/utf8/pmuni0368.html" xlink:type="simple">pmuni036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69" calcext:value-type="float">
            <text:p>369</text:p>
          </table:table-cell>
          <table:table-cell table:style-name="ce4" office:value-type="string" calcext:value-type="string">
            <text:p>மேலைச்சிதம்பரம் என்கிற பேரூர் மும்மணிக்கோவை</text:p>
          </table:table-cell>
          <table:table-cell table:style-name="ce7" office:value-type="string" calcext:value-type="string">
            <text:p>கோயமுத்தூர் கந்தசாமி முதலியார்</text:p>
          </table:table-cell>
          <table:table-cell table:style-name="ce7" office:value-type="string" calcext:value-type="string">
            <text:p>பிரபந்தம் - கோவை</text:p>
          </table:table-cell>
          <table:table-cell table:style-name="ce10" office:value-type="string" calcext:value-type="string">
            <text:p><text:a xlink:href="https://www.projectmadurai.org/pm_etexts/pdf/pm0369_01.pdf" xlink:type="simple">pm0369_01.pdf</text:a></text:p>
          </table:table-cell>
          <table:table-cell table:style-name="ce10" office:value-type="string" calcext:value-type="string">
            <text:p><text:a xlink:href="https://www.projectmadurai.org/pm_etexts/utf8/pmuni0369_01.html" xlink:type="simple">pmuni0369_0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5" office:value-type="string" calcext:value-type="string">
            <text:p>மேலைச்சிதம்பரம் என்கிற பேரூர் பச்சைநாயகியம்மை ஆசிரியவிருத்தம்</text:p>
          </table:table-cell>
          <table:table-cell table:style-name="ce8" office:value-type="string" calcext:value-type="string">
            <text:p>கோயமுத்தூர் கந்தசாமி முதலியார்</text:p>
          </table:table-cell>
          <table:table-cell table:style-name="ce8" office:value-type="string" calcext:value-type="string">
            <text:p>பிரபந்தம் - விருத்தம்</text:p>
          </table:table-cell>
          <table:table-cell table:style-name="ce10" office:value-type="string" calcext:value-type="string">
            <text:p><text:a xlink:href="https://www.projectmadurai.org/pm_etexts/pdf/pm0369_02.pdf" xlink:type="simple">pm0369_02.pdf</text:a></text:p>
          </table:table-cell>
          <table:table-cell table:style-name="ce10" office:value-type="string" calcext:value-type="string">
            <text:p><text:a xlink:href="https://www.projectmadurai.org/pm_etexts/utf8/pmuni0369_02.html" xlink:type="simple">pmuni0369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70" calcext:value-type="float">
            <text:p>370</text:p>
          </table:table-cell>
          <table:table-cell table:style-name="ce4" office:value-type="string" calcext:value-type="string">
            <text:p>திருப்பாசூர்ப் புராணம்</text:p>
          </table:table-cell>
          <table:table-cell table:style-name="ce7" office:value-type="string" calcext:value-type="string">
            <text:p>பூவை கலியாணசுந்தர முதலியார்</text:p>
          </table:table-cell>
          <table:table-cell table:style-name="ce7" office:value-type="string" calcext:value-type="string">
            <text:p>புராணம்</text:p>
          </table:table-cell>
          <table:table-cell table:style-name="ce10" office:value-type="string" calcext:value-type="string">
            <text:p><text:a xlink:href="https://www.projectmadurai.org/pm_etexts/pdf/pm0370.pdf" xlink:type="simple">pm0370.pdf</text:a></text:p>
          </table:table-cell>
          <table:table-cell table:style-name="ce10" office:value-type="string" calcext:value-type="string">
            <text:p><text:a xlink:href="https://www.projectmadurai.org/pm_etexts/utf8/pmuni0370.html" xlink:type="simple">pmuni0370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5" office:value-type="string" calcext:value-type="string">
            <text:p>குளத்தூர் அமுதாம்பிகை பிள்ளைத்தமிழ்</text:p>
          </table:table-cell>
          <table:table-cell table:style-name="ce8" office:value-type="string" calcext:value-type="string">
            <text:p>சிவஞான சுவாமிகள்</text:p>
          </table:table-cell>
          <table:table-cell table:style-name="ce8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371.pdf" xlink:type="simple">pm0371.pdf</text:a></text:p>
          </table:table-cell>
          <table:table-cell table:style-name="ce10" office:value-type="string" calcext:value-type="string">
            <text:p><text:a xlink:href="https://www.projectmadurai.org/pm_etexts/utf8/pmuni0371.html" xlink:type="simple">pmuni037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72" calcext:value-type="float">
            <text:p>372</text:p>
          </table:table-cell>
          <table:table-cell table:style-name="ce4" office:value-type="string" calcext:value-type="string">
            <text:p>கதிர்காமக் கலம்பகம்</text:p>
          </table:table-cell>
          <table:table-cell table:style-name="ce7" office:value-type="string" calcext:value-type="string">
            <text:p>கந்தப்ப சுவாமிகள்</text:p>
          </table:table-cell>
          <table:table-cell table:style-name="ce7" office:value-type="string" calcext:value-type="string">
            <text:p>பிரபந்தம் - கலம்பகம்</text:p>
          </table:table-cell>
          <table:table-cell table:style-name="ce10" office:value-type="string" calcext:value-type="string">
            <text:p><text:a xlink:href="https://www.projectmadurai.org/pm_etexts/pdf/pm0372.pdf" xlink:type="simple">pm0372.pdf</text:a></text:p>
          </table:table-cell>
          <table:table-cell table:style-name="ce10" office:value-type="string" calcext:value-type="string">
            <text:p><text:a xlink:href="https://www.projectmadurai.org/pm_etexts/utf8/pmuni0372.html" xlink:type="simple">pmuni037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5" office:value-type="string" calcext:value-type="string">
            <text:p>கடற்கரையிலே (இலக்கியக் கட்டுரைகள்)</text:p>
          </table:table-cell>
          <table:table-cell table:style-name="ce8" office:value-type="string" calcext:value-type="string">
            <text:p>ரா.பி. சேதுபிள்ளை</text:p>
          </table:table-cell>
          <table:table-cell table:style-name="ce8" office:value-type="string" calcext:value-type="string">
            <text:p>இலக்கியக் கட்டுரைகள்</text:p>
          </table:table-cell>
          <table:table-cell table:style-name="ce10" office:value-type="string" calcext:value-type="string">
            <text:p><text:a xlink:href="https://www.projectmadurai.org/pm_etexts/pdf/pm0373.pdf" xlink:type="simple">pm0373.pdf</text:a></text:p>
          </table:table-cell>
          <table:table-cell table:style-name="ce10" office:value-type="string" calcext:value-type="string">
            <text:p><text:a xlink:href="https://www.projectmadurai.org/pm_etexts/utf8/pmuni0373.html" xlink:type="simple">pmuni037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74" calcext:value-type="float">
            <text:p>374</text:p>
          </table:table-cell>
          <table:table-cell table:style-name="ce4" office:value-type="string" calcext:value-type="string">
            <text:p>கச்சிக்கலம்பகம்</text:p>
          </table:table-cell>
          <table:table-cell table:style-name="ce7" office:value-type="string" calcext:value-type="string">
            <text:p>பூண்டி அரங்கநாத முதலியார்</text:p>
          </table:table-cell>
          <table:table-cell table:style-name="ce7" office:value-type="string" calcext:value-type="string">
            <text:p>பிரபந்தம் - கலம்பகம்</text:p>
          </table:table-cell>
          <table:table-cell table:style-name="ce10" office:value-type="string" calcext:value-type="string">
            <text:p><text:a xlink:href="https://www.projectmadurai.org/pm_etexts/pdf/pm0374.pdf" xlink:type="simple">pm0374.pdf</text:a></text:p>
          </table:table-cell>
          <table:table-cell table:style-name="ce10" office:value-type="string" calcext:value-type="string">
            <text:p><text:a xlink:href="https://www.projectmadurai.org/pm_etexts/utf8/pmuni0374.html" xlink:type="simple">pmuni0374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5" office:value-type="string" calcext:value-type="string">
            <text:p>பாடற்றிரட்டு</text:p>
          </table:table-cell>
          <table:table-cell table:style-name="ce8" office:value-type="string" calcext:value-type="string">
            <text:p>வ.உ. சிதம்பரம் பிள்ளை</text:p>
          </table:table-cell>
          <table:table-cell table:style-name="ce8" office:value-type="string" calcext:value-type="string">
            <text:p>பாடற் திரட்டு</text:p>
          </table:table-cell>
          <table:table-cell table:style-name="ce10" office:value-type="string" calcext:value-type="string">
            <text:p><text:a xlink:href="https://www.projectmadurai.org/pm_etexts/pdf/pm0375.pdf" xlink:type="simple">pm0375.pdf</text:a></text:p>
          </table:table-cell>
          <table:table-cell table:style-name="ce10" office:value-type="string" calcext:value-type="string">
            <text:p><text:a xlink:href="https://www.projectmadurai.org/pm_etexts/utf8/pmuni0375.html" xlink:type="simple">pmuni0375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76" calcext:value-type="float">
            <text:p>376</text:p>
          </table:table-cell>
          <table:table-cell table:style-name="ce4" office:value-type="string" calcext:value-type="string">
            <text:p>தியாக பூமி</text:p>
          </table:table-cell>
          <table:table-cell table:style-name="ce7" office:value-type="string" calcext:value-type="string">
            <text:p>கல்கி கிருஷ்ணமூர்த்தி</text:p>
          </table:table-cell>
          <table:table-cell table:style-name="ce7" office:value-type="string" calcext:value-type="string">
            <text:p>நாவல் - புதினம்</text:p>
          </table:table-cell>
          <table:table-cell table:style-name="ce10" office:value-type="string" calcext:value-type="string">
            <text:p><text:a xlink:href="https://www.projectmadurai.org/pm_etexts/pdf/pm0376.pdf" xlink:type="simple">pm0376.pdf</text:a></text:p>
          </table:table-cell>
          <table:table-cell table:style-name="ce10" office:value-type="string" calcext:value-type="string">
            <text:p><text:a xlink:href="https://www.projectmadurai.org/pm_etexts/utf8/pmuni0376.html" xlink:type="simple">pmuni0376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5" office:value-type="string" calcext:value-type="string">
            <text:p>பச்சையப்பர் (நாடகம்)</text:p>
          </table:table-cell>
          <table:table-cell table:style-name="ce8" office:value-type="string" calcext:value-type="string">
            <text:p>மு.வரதராசன்</text:p>
          </table:table-cell>
          <table:table-cell table:style-name="ce8" office:value-type="string" calcext:value-type="string">
            <text:p>நாடகம்</text:p>
          </table:table-cell>
          <table:table-cell table:style-name="ce10" office:value-type="string" calcext:value-type="string">
            <text:p><text:a xlink:href="https://www.projectmadurai.org/pm_etexts/pdf/pm0377.pdf" xlink:type="simple">pm0377.pdf</text:a></text:p>
          </table:table-cell>
          <table:table-cell table:style-name="ce10" office:value-type="string" calcext:value-type="string">
            <text:p><text:a xlink:href="https://www.projectmadurai.org/pm_etexts/utf8/pmuni0377.html" xlink:type="simple">pmuni0377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78" calcext:value-type="float">
            <text:p>378</text:p>
          </table:table-cell>
          <table:table-cell table:style-name="ce4" office:value-type="string" calcext:value-type="string">
            <text:p>தேவையுலா</text:p>
          </table:table-cell>
          <table:table-cell table:style-name="ce7" office:value-type="string" calcext:value-type="string">
            <text:p>பலபட்டடை சொக்கநாதக்கவிராயர்</text:p>
          </table:table-cell>
          <table:table-cell table:style-name="ce7" office:value-type="string" calcext:value-type="string">
            <text:p>பிரபந்தம் - உலா</text:p>
          </table:table-cell>
          <table:table-cell table:style-name="ce10" office:value-type="string" calcext:value-type="string">
            <text:p><text:a xlink:href="https://www.projectmadurai.org/pm_etexts/pdf/pm0378.pdf" xlink:type="simple">pm0378.pdf</text:a></text:p>
          </table:table-cell>
          <table:table-cell table:style-name="ce10" office:value-type="string" calcext:value-type="string">
            <text:p><text:a xlink:href="https://www.projectmadurai.org/pm_etexts/utf8/pmuni0378.html" xlink:type="simple">pmuni0378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5" office:value-type="string" calcext:value-type="string">
            <text:p>காலடிச் சாராதாம்பிகை மாலை</text:p>
          </table:table-cell>
          <table:table-cell table:style-name="ce8" office:value-type="string" calcext:value-type="string">
            <text:p>திண்டுக்கல் வெங்குசாமி அய்யர்</text:p>
          </table:table-cell>
          <table:table-cell table:style-name="ce8" office:value-type="string" calcext:value-type="string">
            <text:p>பிரபந்தம் - மாலை</text:p>
          </table:table-cell>
          <table:table-cell table:style-name="ce10" office:value-type="string" calcext:value-type="string">
            <text:p><text:a xlink:href="https://www.projectmadurai.org/pm_etexts/pdf/pm0379.pdf" xlink:type="simple">pm0379.pdf</text:a></text:p>
          </table:table-cell>
          <table:table-cell table:style-name="ce10" office:value-type="string" calcext:value-type="string">
            <text:p><text:a xlink:href="https://www.projectmadurai.org/pm_etexts/utf8/pmuni0379.html" xlink:type="simple">pmuni0379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80" calcext:value-type="float">
            <text:p>380</text:p>
          </table:table-cell>
          <table:table-cell table:style-name="ce4" office:value-type="string" calcext:value-type="string">
            <text:p>சிவசுப்பிரமணியக்கடவுள் குறவஞ்சி</text:p>
          </table:table-cell>
          <table:table-cell table:style-name="ce7" office:value-type="string" calcext:value-type="string">
            <text:p>வீரபத்திரக் கவிராயர்</text:p>
          </table:table-cell>
          <table:table-cell table:style-name="ce7" office:value-type="string" calcext:value-type="string">
            <text:p>பிரபந்தம் - குறவஞ்சி</text:p>
          </table:table-cell>
          <table:table-cell table:style-name="ce10" office:value-type="string" calcext:value-type="string">
            <text:p><text:a xlink:href="https://www.projectmadurai.org/pm_etexts/pdf/pm0380.pdf" xlink:type="simple">pm0380.pdf</text:a></text:p>
          </table:table-cell>
          <table:table-cell table:style-name="ce10" office:value-type="string" calcext:value-type="string">
            <text:p><text:a xlink:href="https://www.projectmadurai.org/pm_etexts/utf8/pmuni0380.html" xlink:type="simple">pmuni0380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5" office:value-type="string" calcext:value-type="string">
            <text:p>புகையிலை விடு தூது</text:p>
          </table:table-cell>
          <table:table-cell table:style-name="ce8" office:value-type="string" calcext:value-type="string">
            <text:p>சீனிச்சர்க்கரைப்புலவர்</text:p>
          </table:table-cell>
          <table:table-cell table:style-name="ce8" office:value-type="string" calcext:value-type="string">
            <text:p>பிரபந்தம் - தூது</text:p>
          </table:table-cell>
          <table:table-cell table:style-name="ce10" office:value-type="string" calcext:value-type="string">
            <text:p><text:a xlink:href="https://www.projectmadurai.org/pm_etexts/pdf/pm0381.pdf" xlink:type="simple">pm0381.pdf</text:a></text:p>
          </table:table-cell>
          <table:table-cell table:style-name="ce10" office:value-type="string" calcext:value-type="string">
            <text:p><text:a xlink:href="https://www.projectmadurai.org/pm_etexts/utf8/pmuni0381.html" xlink:type="simple">pmuni038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82" calcext:value-type="float">
            <text:p>382</text:p>
          </table:table-cell>
          <table:table-cell table:style-name="ce4" office:value-type="string" calcext:value-type="string">
            <text:p>கண்டதேவிப் புராணம்</text:p>
          </table:table-cell>
          <table:table-cell table:style-name="ce7" office:value-type="string" calcext:value-type="string">
            <text:p>தி. மீனாட்சிசுந்தரம் பிள்ளை</text:p>
          </table:table-cell>
          <table:table-cell table:style-name="ce7" office:value-type="string" calcext:value-type="string">
            <text:p>புராணம்</text:p>
          </table:table-cell>
          <table:table-cell table:style-name="ce10" office:value-type="string" calcext:value-type="string">
            <text:p><text:a xlink:href="https://www.projectmadurai.org/pm_etexts/pdf/pm0382.pdf" xlink:type="simple">pm0382.pdf</text:a></text:p>
          </table:table-cell>
          <table:table-cell table:style-name="ce10" office:value-type="string" calcext:value-type="string">
            <text:p><text:a xlink:href="https://www.projectmadurai.org/pm_etexts/utf8/pmuni0382.html" xlink:type="simple">pmuni038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5" office:value-type="string" calcext:value-type="string">
            <text:p>மான் விடு தூது (குறிப்புரையுடன்)</text:p>
          </table:table-cell>
          <table:table-cell table:style-name="ce8" office:value-type="string" calcext:value-type="string">
            <text:p>குழந்தைக் கவிராயர்</text:p>
          </table:table-cell>
          <table:table-cell table:style-name="ce8" office:value-type="string" calcext:value-type="string">
            <text:p>பிரபந்தம் - தூது</text:p>
          </table:table-cell>
          <table:table-cell table:style-name="ce10" office:value-type="string" calcext:value-type="string">
            <text:p><text:a xlink:href="https://www.projectmadurai.org/pm_etexts/pdf/pm0383.pdf" xlink:type="simple">pm0383.pdf</text:a></text:p>
          </table:table-cell>
          <table:table-cell table:style-name="ce10" office:value-type="string" calcext:value-type="string">
            <text:p><text:a xlink:href="https://www.projectmadurai.org/pm_etexts/utf8/pmuni0383.html" xlink:type="simple">pmuni038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4" office:value-type="string" calcext:value-type="string">
            <text:p>பொய்மான் கரடு</text:p>
          </table:table-cell>
          <table:table-cell table:style-name="ce7" office:value-type="string" calcext:value-type="string">
            <text:p>கல்கி கிருஷ்ணமூர்த்தி</text:p>
          </table:table-cell>
          <table:table-cell table:style-name="ce7" office:value-type="string" calcext:value-type="string">
            <text:p>நாவல் - புதினம்</text:p>
          </table:table-cell>
          <table:table-cell table:style-name="ce10" office:value-type="string" calcext:value-type="string">
            <text:p><text:a xlink:href="https://www.projectmadurai.org/pm_etexts/pdf/pm0384.pdf" xlink:type="simple">pm0384.pdf</text:a></text:p>
          </table:table-cell>
          <table:table-cell table:style-name="ce10" office:value-type="string" calcext:value-type="string">
            <text:p><text:a xlink:href="https://www.projectmadurai.org/pm_etexts/utf8/pmuni0384.html" xlink:type="simple">pmuni0384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5" office:value-type="string" calcext:value-type="string">
            <text:p>மாந்தருக்குள் ஒரு தெய்வம் (1; 2)</text:p>
          </table:table-cell>
          <table:table-cell table:style-name="ce8" office:value-type="string" calcext:value-type="string">
            <text:p>கல்கி கிருஷ்ணமூர்த்தி</text:p>
          </table:table-cell>
          <table:table-cell table:style-name="ce8" office:value-type="string" calcext:value-type="string">
            <text:p>நாவல் - புதினம்</text:p>
          </table:table-cell>
          <table:table-cell table:style-name="ce10" office:value-type="string" calcext:value-type="string">
            <text:p><text:a xlink:href="https://www.projectmadurai.org/pm_etexts/pdf/pm0385_01.pdf" xlink:type="simple">pm0385_01.pdf
pm0385_02.pdf</text:a></text:p>
          </table:table-cell>
          <table:table-cell table:style-name="ce10" office:value-type="string" calcext:value-type="string">
            <text:p><text:a xlink:href="https://www.projectmadurai.org/pm_etexts/utf8/pmuni0385_01.html" xlink:type="simple">pmuni0385_01.html
pmuni0385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4" office:value-type="string" calcext:value-type="string">
            <text:p>பொன்னியின் செல்வன் - ஆங்கில மொழிபெயர்ப்பு (Ponniyan Selvan - Part 3)</text:p>
          </table:table-cell>
          <table:table-cell table:style-name="ce7" office:value-type="string" calcext:value-type="string">
            <text:p>கல்கி கிருஷ்ணமூர்த்தி - இந்திரா நீலமேகம் (Kalki Krishnamurthy - Indra Neelameggham)</text:p>
          </table:table-cell>
          <table:table-cell table:style-name="ce7" office:value-type="string" calcext:value-type="string">
            <text:p>நாவல் - புதினம் ; மொழிபெயர்ப்பு</text:p>
          </table:table-cell>
          <table:table-cell table:style-name="ce10" office:value-type="string" calcext:value-type="string">
            <text:p><text:a xlink:href="https://www.projectmadurai.org/pm_etexts/pdf/pm0386.pdf" xlink:type="simple">pm0386.pdf</text:a></text:p>
          </table:table-cell>
          <table:table-cell table:style-name="ce10" office:value-type="string" calcext:value-type="string">
            <text:p><text:a xlink:href="https://www.projectmadurai.org/pm_etexts/utf8/pmuni0386.html" xlink:type="simple">pmuni0386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5" office:value-type="string" calcext:value-type="string">
            <text:p>ஸ்ரீ குழைக்காதர் பிரபந்தத்திரட்டு - குழைக்காதர் கலம்பகம்</text:p>
          </table:table-cell>
          <table:table-cell table:style-name="ce8"/>
          <table:table-cell table:style-name="ce8" office:value-type="string" calcext:value-type="string">
            <text:p>பிரபந்தம் - கலம்பகம்</text:p>
          </table:table-cell>
          <table:table-cell table:style-name="ce10" office:value-type="string" calcext:value-type="string">
            <text:p><text:a xlink:href="https://www.projectmadurai.org/pm_etexts/pdf/pm0387_01.pdf" xlink:type="simple">pm0387_01.pdf</text:a></text:p>
          </table:table-cell>
          <table:table-cell table:style-name="ce10" office:value-type="string" calcext:value-type="string">
            <text:p><text:a xlink:href="https://www.projectmadurai.org/pm_etexts/utf8/pmuni0387_01.html" xlink:type="simple">pmuni0387_0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87" calcext:value-type="float">
            <text:p>387</text:p>
          </table:table-cell>
          <table:table-cell table:style-name="ce4" office:value-type="string" calcext:value-type="string">
            <text:p>ஸ்ரீ குழைக்காதர் பிரபந்தத்திரட்டு - குழைக்காதர் பிள்ளைத்தமிழ்; இதரப் பாடல்கள்</text:p>
          </table:table-cell>
          <table:table-cell table:style-name="ce7"/>
          <table:table-cell table:style-name="ce7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387_02.pdf" xlink:type="simple">pm0387_02.pdf</text:a></text:p>
          </table:table-cell>
          <table:table-cell table:style-name="ce10" office:value-type="string" calcext:value-type="string">
            <text:p><text:a xlink:href="https://www.projectmadurai.org/pm_etexts/utf8/pmuni0387_02.html" xlink:type="simple">pmuni0387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5" office:value-type="string" calcext:value-type="string">
            <text:p>மாயூரப்புராணம் (பாகம் 1/படலங்கள் 1- 21 )</text:p>
          </table:table-cell>
          <table:table-cell table:style-name="ce8" office:value-type="string" calcext:value-type="string">
            <text:p>தி. மீனாட்சிசுந்தரம் பிள்ளை</text:p>
          </table:table-cell>
          <table:table-cell table:style-name="ce8" office:value-type="string" calcext:value-type="string">
            <text:p>புராணம்</text:p>
          </table:table-cell>
          <table:table-cell table:style-name="ce10" office:value-type="string" calcext:value-type="string">
            <text:p><text:a xlink:href="https://www.projectmadurai.org/pm_etexts/pdf/pm0388.pdf" xlink:type="simple">pm0388.pdf</text:a></text:p>
          </table:table-cell>
          <table:table-cell table:style-name="ce10" office:value-type="string" calcext:value-type="string">
            <text:p><text:a xlink:href="https://www.projectmadurai.org/pm_etexts/utf8/pmuni0388.html" xlink:type="simple">pmuni038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89" calcext:value-type="float">
            <text:p>389</text:p>
          </table:table-cell>
          <table:table-cell table:style-name="ce4" office:value-type="string" calcext:value-type="string">
            <text:p>புதுமைப்பித்தன் படைப்புகள் - சிறுகதைகள்; தொகுப்பு - 1 &amp;amp; 2</text:p>
          </table:table-cell>
          <table:table-cell table:style-name="ce7" office:value-type="string" calcext:value-type="string">
            <text:p>புதுமைப்பித்தன்</text:p>
          </table:table-cell>
          <table:table-cell table:style-name="ce7" office:value-type="string" calcext:value-type="string">
            <text:p>சிறுகதைகள் - தொகுப்பு</text:p>
          </table:table-cell>
          <table:table-cell table:style-name="ce10" office:value-type="string" calcext:value-type="string">
            <text:p><text:a xlink:href="https://www.projectmadurai.org/pm_etexts/pdf/pm0389_01.pdf" xlink:type="simple">pm0389_01.pdf
pm0389_02.pdf</text:a></text:p>
          </table:table-cell>
          <table:table-cell table:style-name="ce10" office:value-type="string" calcext:value-type="string">
            <text:p><text:a xlink:href="https://www.projectmadurai.org/pm_etexts/utf8/pmuni0389_01.html" xlink:type="simple">pmuni0389_01.html
pmuni0389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5" office:value-type="string" calcext:value-type="string">
            <text:p>குமரமாலைப் பிள்ளைத்தமிழ்</text:p>
          </table:table-cell>
          <table:table-cell table:style-name="ce8" office:value-type="string" calcext:value-type="string">
            <text:p>வீரபத்திரக் கவிராயர்</text:p>
          </table:table-cell>
          <table:table-cell table:style-name="ce8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390.pdf" xlink:type="simple">pm0390.pdf</text:a></text:p>
          </table:table-cell>
          <table:table-cell table:style-name="ce10" office:value-type="string" calcext:value-type="string">
            <text:p><text:a xlink:href="https://www.projectmadurai.org/pm_etexts/utf8/pmuni0390.html" xlink:type="simple">pmuni039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91" calcext:value-type="float">
            <text:p>391</text:p>
          </table:table-cell>
          <table:table-cell table:style-name="ce4" office:value-type="string" calcext:value-type="string">
            <text:p>அபிநவ கதைகள்</text:p>
          </table:table-cell>
          <table:table-cell table:style-name="ce7" office:value-type="string" calcext:value-type="string">
            <text:p>தி. செல்வகேசவராய முதலியார்</text:p>
          </table:table-cell>
          <table:table-cell table:style-name="ce7" office:value-type="string" calcext:value-type="string">
            <text:p>கதைகள்</text:p>
          </table:table-cell>
          <table:table-cell table:style-name="ce10" office:value-type="string" calcext:value-type="string">
            <text:p><text:a xlink:href="https://www.projectmadurai.org/pm_etexts/pdf/pm0391.pdf" xlink:type="simple">pm0391.pdf</text:a></text:p>
          </table:table-cell>
          <table:table-cell table:style-name="ce10" office:value-type="string" calcext:value-type="string">
            <text:p><text:a xlink:href="https://www.projectmadurai.org/pm_etexts/utf8/pmuni0391.html" xlink:type="simple">pmuni039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5" office:value-type="string" calcext:value-type="string">
            <text:p>மஞ்ஞைப் பாட்டு; வேல் பாட்டு; சேவற் பாட்டு</text:p>
          </table:table-cell>
          <table:table-cell table:style-name="ce8" office:value-type="string" calcext:value-type="string">
            <text:p>வ. சு. செங்கல்வராய பிள்ளை</text:p>
          </table:table-cell>
          <table:table-cell table:style-name="ce8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392_01.pdf" xlink:type="simple">pm0392_01.pdf</text:a></text:p>
          </table:table-cell>
          <table:table-cell table:style-name="ce10" office:value-type="string" calcext:value-type="string">
            <text:p><text:a xlink:href="https://www.projectmadurai.org/pm_etexts/utf8/pmuni0392_01.html" xlink:type="simple">pmuni0392_0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table:style-name="ce4" office:value-type="string" calcext:value-type="string">
            <text:p>வள்ளி கல்யாணம்; வள்ளி-கிழவர் வாக்குவாதம்</text:p>
          </table:table-cell>
          <table:table-cell table:style-name="ce7" office:value-type="string" calcext:value-type="string">
            <text:p>வ. சு. செங்கல்வராய பிள்ளை</text:p>
          </table:table-cell>
          <table:table-cell table:style-name="ce7" office:value-type="string" calcext:value-type="string">
            <text:p>நாடகம்</text:p>
          </table:table-cell>
          <table:table-cell table:style-name="ce10" office:value-type="string" calcext:value-type="string">
            <text:p><text:a xlink:href="https://www.projectmadurai.org/pm_etexts/pdf/pm0392_02.pdf" xlink:type="simple">pm0392_02.pdf</text:a></text:p>
          </table:table-cell>
          <table:table-cell table:style-name="ce10" office:value-type="string" calcext:value-type="string">
            <text:p><text:a xlink:href="https://www.projectmadurai.org/pm_etexts/utf8/pmuni0392_02.html" xlink:type="simple">pmuni0392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5" office:value-type="string" calcext:value-type="string">
            <text:p>சிவ பராக்ரம போற்றி அகவல்</text:p>
          </table:table-cell>
          <table:table-cell table:style-name="ce8" office:value-type="string" calcext:value-type="string">
            <text:p>வ. சு. செங்கல்வராய பிள்ளை</text:p>
          </table:table-cell>
          <table:table-cell table:style-name="ce8" office:value-type="string" calcext:value-type="string">
            <text:p>பிரபந்தம் - அகவல்</text:p>
          </table:table-cell>
          <table:table-cell table:style-name="ce10" office:value-type="string" calcext:value-type="string">
            <text:p><text:a xlink:href="https://www.projectmadurai.org/pm_etexts/pdf/pm0392_03.pdf" xlink:type="simple">pm0392_03.pdf</text:a></text:p>
          </table:table-cell>
          <table:table-cell table:style-name="ce10" office:value-type="string" calcext:value-type="string">
            <text:p><text:a xlink:href="https://www.projectmadurai.org/pm_etexts/utf8/pmuni0392_03.html" xlink:type="simple">pmuni0392_0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93" calcext:value-type="float">
            <text:p>393</text:p>
          </table:table-cell>
          <table:table-cell table:style-name="ce4" office:value-type="string" calcext:value-type="string">
            <text:p>ஸ்ரீகாஞ்சீபுரம் குமரகோட்டக்கலம்பகம்</text:p>
          </table:table-cell>
          <table:table-cell table:style-name="ce7" office:value-type="string" calcext:value-type="string">
            <text:p>சபாபதி முதலியார்</text:p>
          </table:table-cell>
          <table:table-cell table:style-name="ce7" office:value-type="string" calcext:value-type="string">
            <text:p>பிரபந்தம் - கலம்பகம்</text:p>
          </table:table-cell>
          <table:table-cell table:style-name="ce10" office:value-type="string" calcext:value-type="string">
            <text:p><text:a xlink:href="https://www.projectmadurai.org/pm_etexts/pdf/pm0393.pdf" xlink:type="simple">pm0393.pdf</text:a></text:p>
          </table:table-cell>
          <table:table-cell table:style-name="ce10" office:value-type="string" calcext:value-type="string">
            <text:p><text:a xlink:href="https://www.projectmadurai.org/pm_etexts/utf8/pmuni0393.html" xlink:type="simple">pmuni039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5" office:value-type="string" calcext:value-type="string">
            <text:p>நாடகக் கலை</text:p>
          </table:table-cell>
          <table:table-cell table:style-name="ce8" office:value-type="string" calcext:value-type="string">
            <text:p>அவ்வை டி கே. சண்முகம்</text:p>
          </table:table-cell>
          <table:table-cell table:style-name="ce8" office:value-type="string" calcext:value-type="string">
            <text:p>நாடக இயல்</text:p>
          </table:table-cell>
          <table:table-cell table:style-name="ce10" office:value-type="string" calcext:value-type="string">
            <text:p><text:a xlink:href="https://www.projectmadurai.org/pm_etexts/pdf/pm0394.pdf" xlink:type="simple">pm0394.pdf</text:a></text:p>
          </table:table-cell>
          <table:table-cell table:style-name="ce10" office:value-type="string" calcext:value-type="string">
            <text:p><text:a xlink:href="https://www.projectmadurai.org/pm_etexts/utf8/pmuni0394.html" xlink:type="simple">pmuni039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95" calcext:value-type="float">
            <text:p>395</text:p>
          </table:table-cell>
          <table:table-cell table:style-name="ce4" office:value-type="string" calcext:value-type="string">
            <text:p>திருமந்திர ஆராய்ச்சியும் ஒப்புமைப்பகுதியும்</text:p>
          </table:table-cell>
          <table:table-cell table:style-name="ce7" office:value-type="string" calcext:value-type="string">
            <text:p>வ. சு. செங்கல்வராய பிள்ளை</text:p>
          </table:table-cell>
          <table:table-cell table:style-name="ce7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395_01.pdf" xlink:type="simple">pm0395_01.pdf</text:a></text:p>
          </table:table-cell>
          <table:table-cell table:style-name="ce10" office:value-type="string" calcext:value-type="string">
            <text:p><text:a xlink:href="https://www.projectmadurai.org/pm_etexts/utf8/pmuni0395_01.html" xlink:type="simple">pmuni0395_0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5" office:value-type="string" calcext:value-type="string">
            <text:p>காலனைக் கட்டியடக்கிய கடோரசித்தன் கதை</text:p>
          </table:table-cell>
          <table:table-cell table:style-name="ce8" office:value-type="string" calcext:value-type="string">
            <text:p>வ. சு. செங்கல்வராய பிள்ளை</text:p>
          </table:table-cell>
          <table:table-cell table:style-name="ce8" office:value-type="string" calcext:value-type="string">
            <text:p>கதை</text:p>
          </table:table-cell>
          <table:table-cell table:style-name="ce10" office:value-type="string" calcext:value-type="string">
            <text:p><text:a xlink:href="https://www.projectmadurai.org/pm_etexts/pdf/pm0395_02.pdf" xlink:type="simple">pm0395_02.pdf</text:a></text:p>
          </table:table-cell>
          <table:table-cell table:style-name="ce10" office:value-type="string" calcext:value-type="string">
            <text:p><text:a xlink:href="https://www.projectmadurai.org/pm_etexts/utf8/pmuni0395_02.html" xlink:type="simple">pmuni0395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95" calcext:value-type="float">
            <text:p>395</text:p>
          </table:table-cell>
          <table:table-cell table:style-name="ce4" office:value-type="string" calcext:value-type="string">
            <text:p>தனிப்பாடல்கள்</text:p>
          </table:table-cell>
          <table:table-cell table:style-name="ce7" office:value-type="string" calcext:value-type="string">
            <text:p>வ. சு. செங்கல்வராய பிள்ளை</text:p>
          </table:table-cell>
          <table:table-cell table:style-name="ce7" office:value-type="string" calcext:value-type="string">
            <text:p>பாடல்கள்</text:p>
          </table:table-cell>
          <table:table-cell table:style-name="ce10" office:value-type="string" calcext:value-type="string">
            <text:p><text:a xlink:href="https://www.projectmadurai.org/pm_etexts/pdf/pm0395_03.pdf" xlink:type="simple">pm0395_03.pdf</text:a></text:p>
          </table:table-cell>
          <table:table-cell table:style-name="ce10" office:value-type="string" calcext:value-type="string">
            <text:p><text:a xlink:href="https://www.projectmadurai.org/pm_etexts/utf8/pmuni0395_03.html" xlink:type="simple">pmuni0395_0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5" office:value-type="string" calcext:value-type="string">
            <text:p>ஆதவன் சிறுகதைகள்</text:p>
          </table:table-cell>
          <table:table-cell table:style-name="ce8" office:value-type="string" calcext:value-type="string">
            <text:p>இந்திரா பார்த்தசாரதி</text:p>
          </table:table-cell>
          <table:table-cell table:style-name="ce8" office:value-type="string" calcext:value-type="string">
            <text:p>சிறுகதைகள் - தொகுப்பு</text:p>
          </table:table-cell>
          <table:table-cell table:style-name="ce10" office:value-type="string" calcext:value-type="string">
            <text:p><text:a xlink:href="https://www.projectmadurai.org/pm_etexts/pdf/pm0396.pdf" xlink:type="simple">pm0396.pdf</text:a></text:p>
          </table:table-cell>
          <table:table-cell table:style-name="ce10" office:value-type="string" calcext:value-type="string">
            <text:p><text:a xlink:href="https://www.projectmadurai.org/pm_etexts/utf8/pmuni0396.html" xlink:type="simple">pmuni039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97" calcext:value-type="float">
            <text:p>397</text:p>
          </table:table-cell>
          <table:table-cell table:style-name="ce4" office:value-type="string" calcext:value-type="string">
            <text:p>தணிகைப் பத்து</text:p>
          </table:table-cell>
          <table:table-cell table:style-name="ce7" office:value-type="string" calcext:value-type="string">
            <text:p>வ. சு. செங்கல்வராய பிள்ளை</text:p>
          </table:table-cell>
          <table:table-cell table:style-name="ce7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397_01.pdf" xlink:type="simple">pm0397_01.pdf</text:a></text:p>
          </table:table-cell>
          <table:table-cell table:style-name="ce10" office:value-type="string" calcext:value-type="string">
            <text:p><text:a xlink:href="https://www.projectmadurai.org/pm_etexts/utf8/pmuni0397_01.html" xlink:type="simple">pmuni0397_0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5" office:value-type="string" calcext:value-type="string">
            <text:p>திருப்புகழ்ப் பதிப்பாசிரியர் வரலாறு</text:p>
          </table:table-cell>
          <table:table-cell table:style-name="ce8" office:value-type="string" calcext:value-type="string">
            <text:p>வ. சு. செங்கல்வராய பிள்ளை</text:p>
          </table:table-cell>
          <table:table-cell table:style-name="ce8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397_02.pdf" xlink:type="simple">pm0397_02.pdf</text:a></text:p>
          </table:table-cell>
          <table:table-cell table:style-name="ce10" office:value-type="string" calcext:value-type="string">
            <text:p><text:a xlink:href="https://www.projectmadurai.org/pm_etexts/utf8/pmuni0397_02.html" xlink:type="simple">pmuni0397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97" calcext:value-type="float">
            <text:p>397</text:p>
          </table:table-cell>
          <table:table-cell table:style-name="ce4" office:value-type="string" calcext:value-type="string">
            <text:p>காசி மஹாத்மியம்</text:p>
          </table:table-cell>
          <table:table-cell table:style-name="ce7" office:value-type="string" calcext:value-type="string">
            <text:p>வ. சு. செங்கல்வராய பிள்ளை</text:p>
          </table:table-cell>
          <table:table-cell table:style-name="ce7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397_03.pdf" xlink:type="simple">pm0397_03.pdf</text:a></text:p>
          </table:table-cell>
          <table:table-cell table:style-name="ce10" office:value-type="string" calcext:value-type="string">
            <text:p><text:a xlink:href="https://www.projectmadurai.org/pm_etexts/utf8/pmuni0397_03.html" xlink:type="simple">pmuni0397_0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5" office:value-type="string" calcext:value-type="string">
            <text:p>வங்கச் சிறுகதைகள் (வங்கத்திலிருந்து தமிழாக்கம்)</text:p>
          </table:table-cell>
          <table:table-cell table:style-name="ce8" office:value-type="string" calcext:value-type="string">
            <text:p>சு.கிருஷ்ணமூர்த்தி</text:p>
          </table:table-cell>
          <table:table-cell table:style-name="ce8" office:value-type="string" calcext:value-type="string">
            <text:p>சிறுகதை தொகுப்பு; மொழிபெயர்ப்பு</text:p>
          </table:table-cell>
          <table:table-cell table:style-name="ce10" office:value-type="string" calcext:value-type="string">
            <text:p><text:a xlink:href="https://www.projectmadurai.org/pm_etexts/pdf/pm0398_01.pdf" xlink:type="simple">pm0398_01.pdf
pm0398_02.pdf</text:a></text:p>
          </table:table-cell>
          <table:table-cell table:style-name="ce10" office:value-type="string" calcext:value-type="string">
            <text:p><text:a xlink:href="https://www.projectmadurai.org/pm_etexts/utf8/pmuni0398_01.html" xlink:type="simple">pmuni0398_01.html
pmuni0398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99" calcext:value-type="float">
            <text:p>399</text:p>
          </table:table-cell>
          <table:table-cell table:style-name="ce4" office:value-type="string" calcext:value-type="string">
            <text:p>நன்மதி வெண்பா (சுமதி சதகம் / தமிழில் மொழி பெயர்ப்பு)</text:p>
          </table:table-cell>
          <table:table-cell table:style-name="ce7" office:value-type="string" calcext:value-type="string">
            <text:p>எம்.ஆர். ஸ்ரீநிவாசய்யங்கார்</text:p>
          </table:table-cell>
          <table:table-cell table:style-name="ce7" office:value-type="string" calcext:value-type="string">
            <text:p>பிரபந்தம் - சதகம்; மொழிபெயர்ப்பு</text:p>
          </table:table-cell>
          <table:table-cell table:style-name="ce10" office:value-type="string" calcext:value-type="string">
            <text:p><text:a xlink:href="https://www.projectmadurai.org/pm_etexts/pdf/pm0399.pdf" xlink:type="simple">pm0399.pdf</text:a></text:p>
          </table:table-cell>
          <table:table-cell table:style-name="ce10" office:value-type="string" calcext:value-type="string">
            <text:p><text:a xlink:href="https://www.projectmadurai.org/pm_etexts/utf8/pmuni0399.html" xlink:type="simple">pmuni039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5" office:value-type="string" calcext:value-type="string">
            <text:p>அருணகிரிநாதர் போற்றி அகவல்</text:p>
          </table:table-cell>
          <table:table-cell table:style-name="ce8" office:value-type="string" calcext:value-type="string">
            <text:p>வ. சு. செங்கல்வராய பிள்ளை</text:p>
          </table:table-cell>
          <table:table-cell table:style-name="ce8" office:value-type="string" calcext:value-type="string">
            <text:p>பிரபந்தம் - அகவல்</text:p>
          </table:table-cell>
          <table:table-cell table:style-name="ce10" office:value-type="string" calcext:value-type="string">
            <text:p><text:a xlink:href="https://www.projectmadurai.org/pm_etexts/pdf/pm0400_01.pdf" xlink:type="simple">pm0400_01.pdf</text:a></text:p>
          </table:table-cell>
          <table:table-cell table:style-name="ce10" office:value-type="string" calcext:value-type="string">
            <text:p><text:a xlink:href="https://www.projectmadurai.org/pm_etexts/utf8/pmuni0400_01.html" xlink:type="simple">pmuni0400_0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4" office:value-type="string" calcext:value-type="string">
            <text:p>திருத்தணிகைப் புராணச் சுருக்கம்</text:p>
          </table:table-cell>
          <table:table-cell table:style-name="ce7" office:value-type="string" calcext:value-type="string">
            <text:p>வ. சு. செங்கல்வராய பிள்ளை</text:p>
          </table:table-cell>
          <table:table-cell table:style-name="ce7" office:value-type="string" calcext:value-type="string">
            <text:p>புராணச் சுருக்கம்</text:p>
          </table:table-cell>
          <table:table-cell table:style-name="ce10" office:value-type="string" calcext:value-type="string">
            <text:p><text:a xlink:href="https://www.projectmadurai.org/pm_etexts/pdf/pm0400_02.pdf" xlink:type="simple">pm0400_02.pdf</text:a></text:p>
          </table:table-cell>
          <table:table-cell table:style-name="ce10" office:value-type="string" calcext:value-type="string">
            <text:p><text:a xlink:href="https://www.projectmadurai.org/pm_etexts/utf8/pmuni0400_02.html" xlink:type="simple">pmuni0400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5" office:value-type="string" calcext:value-type="string">
            <text:p>அருணகிரிநாதர் - வரலாறும் நூலாராய்ச்சியும்</text:p>
          </table:table-cell>
          <table:table-cell table:style-name="ce8" office:value-type="string" calcext:value-type="string">
            <text:p>வ. சு. செங்கல்வராய பிள்ளை</text:p>
          </table:table-cell>
          <table:table-cell table:style-name="ce8" office:value-type="string" calcext:value-type="string">
            <text:p>வரலாறு / சரித்திரம்</text:p>
          </table:table-cell>
          <table:table-cell table:style-name="ce10" office:value-type="string" calcext:value-type="string">
            <text:p><text:a xlink:href="https://www.projectmadurai.org/pm_etexts/pdf/pm0400_03.pdf" xlink:type="simple">pm0400_03.pdf</text:a></text:p>
          </table:table-cell>
          <table:table-cell table:style-name="ce10" office:value-type="string" calcext:value-type="string">
            <text:p><text:a xlink:href="https://www.projectmadurai.org/pm_etexts/utf8/pmuni0400_03.html" xlink:type="simple">pmuni0400_0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style-name="ce4" office:value-type="string" calcext:value-type="string">
            <text:p>குறிஞ்சி மலர்</text:p>
          </table:table-cell>
          <table:table-cell table:style-name="ce7" office:value-type="string" calcext:value-type="string">
            <text:p>தீபம் நா. பார்த்தசாரதி</text:p>
          </table:table-cell>
          <table:table-cell table:style-name="ce7" office:value-type="string" calcext:value-type="string">
            <text:p>சிறுகதைகள் தொகுப்பு</text:p>
          </table:table-cell>
          <table:table-cell table:style-name="ce10" office:value-type="string" calcext:value-type="string">
            <text:p><text:a xlink:href="https://www.projectmadurai.org/pm_etexts/pdf/pm0401_01.pdf" xlink:type="simple">pm0401_01.pdf
pm0401_02.pdf
pm0401_03.pdf</text:a></text:p>
          </table:table-cell>
          <table:table-cell table:style-name="ce10" office:value-type="string" calcext:value-type="string">
            <text:p><text:a xlink:href="https://www.projectmadurai.org/pm_etexts/utf8/pmuni0401_01.html" xlink:type="simple">pmuni0401_01.html
pmuni0401_02.html
pmuni0401_0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5" office:value-type="string" calcext:value-type="string">
            <text:p>ஆத்மாவின் ராகங்கள்</text:p>
          </table:table-cell>
          <table:table-cell table:style-name="ce8" office:value-type="string" calcext:value-type="string">
            <text:p>தீபம் நா. பார்த்தசாரதி</text:p>
          </table:table-cell>
          <table:table-cell table:style-name="ce8" office:value-type="string" calcext:value-type="string">
            <text:p>சிறுகதைகள் தொகுப்பு</text:p>
          </table:table-cell>
          <table:table-cell table:style-name="ce10" office:value-type="string" calcext:value-type="string">
            <text:p><text:a xlink:href="https://www.projectmadurai.org/pm_etexts/pdf/pm0402.pdf" xlink:type="simple">pm0402.pdf</text:a></text:p>
          </table:table-cell>
          <table:table-cell table:style-name="ce10" office:value-type="string" calcext:value-type="string">
            <text:p><text:a xlink:href="https://www.projectmadurai.org/pm_etexts/utf8/pmuni0402.html" xlink:type="simple">pmuni04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03" calcext:value-type="float">
            <text:p>403</text:p>
          </table:table-cell>
          <table:table-cell table:style-name="ce4" office:value-type="string" calcext:value-type="string">
            <text:p>பிரபுலிங்க லீலை / பாகம் 1 (கதிகள் 1- 10) / பாகம் 2 (கதிகள் 10- 25)</text:p>
          </table:table-cell>
          <table:table-cell table:style-name="ce7" office:value-type="string" calcext:value-type="string">
            <text:p>துறைமங்கலம் சிவப்பிரகாச சுவாமிகள்</text:p>
          </table:table-cell>
          <table:table-cell table:style-name="ce7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403_01.pdf" xlink:type="simple">pm0403_01.pdf
pm0403_02.pdf</text:a></text:p>
          </table:table-cell>
          <table:table-cell table:style-name="ce10" office:value-type="string" calcext:value-type="string">
            <text:p><text:a xlink:href="https://www.projectmadurai.org/pm_etexts/utf8/pmuni0403_01.html" xlink:type="simple">pmuni0403_01.html
pmuni0403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5" office:value-type="string" calcext:value-type="string">
            <text:p>சேரன் செங்குட்டுவன்</text:p>
          </table:table-cell>
          <table:table-cell table:style-name="ce8" office:value-type="string" calcext:value-type="string">
            <text:p>மு. இராகவ ஐயங்கார்</text:p>
          </table:table-cell>
          <table:table-cell table:style-name="ce8" office:value-type="string" calcext:value-type="string">
            <text:p>வரலாறு / சரித்திரம்</text:p>
          </table:table-cell>
          <table:table-cell table:style-name="ce10" office:value-type="string" calcext:value-type="string">
            <text:p><text:a xlink:href="https://www.projectmadurai.org/pm_etexts/pdf/pm0404.pdf" xlink:type="simple">pm0404.pdf</text:a></text:p>
          </table:table-cell>
          <table:table-cell table:style-name="ce10" office:value-type="string" calcext:value-type="string">
            <text:p><text:a xlink:href="https://www.projectmadurai.org/pm_etexts/utf8/pmuni0404.html" xlink:type="simple">pmuni040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05" calcext:value-type="float">
            <text:p>405</text:p>
          </table:table-cell>
          <table:table-cell table:style-name="ce4" office:value-type="string" calcext:value-type="string">
            <text:p>இரகுநாதசேதுபதி ஒருதுறைக்கோவை</text:p>
          </table:table-cell>
          <table:table-cell table:style-name="ce7" office:value-type="string" calcext:value-type="string">
            <text:p>பொன்னாங்கால் அமிர்தகவிராயரவர்</text:p>
          </table:table-cell>
          <table:table-cell table:style-name="ce7" office:value-type="string" calcext:value-type="string">
            <text:p>பிரபந்தம் - கோவை</text:p>
          </table:table-cell>
          <table:table-cell table:style-name="ce10" office:value-type="string" calcext:value-type="string">
            <text:p><text:a xlink:href="https://www.projectmadurai.org/pm_etexts/pdf/pm0405.pdf" xlink:type="simple">pm0405.pdf</text:a></text:p>
          </table:table-cell>
          <table:table-cell table:style-name="ce10" office:value-type="string" calcext:value-type="string">
            <text:p><text:a xlink:href="https://www.projectmadurai.org/pm_etexts/utf8/pmuni0405.html" xlink:type="simple">pmuni040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5" office:value-type="string" calcext:value-type="string">
            <text:p>பஞ்சதந்திரக் கதை - தமிழாக்கம்</text:p>
          </table:table-cell>
          <table:table-cell table:style-name="ce8" office:value-type="string" calcext:value-type="string">
            <text:p>தாண்டவராய முதலியார்/விஷ்ணு சர்மா</text:p>
          </table:table-cell>
          <table:table-cell table:style-name="ce8" office:value-type="string" calcext:value-type="string">
            <text:p>கதை</text:p>
          </table:table-cell>
          <table:table-cell table:style-name="ce10" office:value-type="string" calcext:value-type="string">
            <text:p><text:a xlink:href="https://www.projectmadurai.org/pm_etexts/pdf/pm0406.pdf" xlink:type="simple">pm0406.pdf</text:a></text:p>
          </table:table-cell>
          <table:table-cell table:style-name="ce10" office:value-type="string" calcext:value-type="string">
            <text:p><text:a xlink:href="https://www.projectmadurai.org/pm_etexts/utf8/pmuni0406.html" xlink:type="simple">pmuni040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07" calcext:value-type="float">
            <text:p>407</text:p>
          </table:table-cell>
          <table:table-cell table:style-name="ce4" office:value-type="string" calcext:value-type="string">
            <text:p>இரண்டு நண்பர்கள் (நாடகம்)</text:p>
          </table:table-cell>
          <table:table-cell table:style-name="ce7" office:value-type="string" calcext:value-type="string">
            <text:p>பம்மல் சம்பந்த முதலியார்</text:p>
          </table:table-cell>
          <table:table-cell table:style-name="ce7" office:value-type="string" calcext:value-type="string">
            <text:p>நாடகம்</text:p>
          </table:table-cell>
          <table:table-cell table:style-name="ce10" office:value-type="string" calcext:value-type="string">
            <text:p><text:a xlink:href="https://www.projectmadurai.org/pm_etexts/pdf/pm0407.pdf" xlink:type="simple">pm0407.pdf</text:a></text:p>
          </table:table-cell>
          <table:table-cell table:style-name="ce10" office:value-type="string" calcext:value-type="string">
            <text:p><text:a xlink:href="https://www.projectmadurai.org/pm_etexts/utf8/pmuni0407.html" xlink:type="simple">pmuni040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5" office:value-type="string" calcext:value-type="string">
            <text:p>மகாராஜா துறவு</text:p>
          </table:table-cell>
          <table:table-cell table:style-name="ce8" office:value-type="string" calcext:value-type="string">
            <text:p>குமாரதேவர்</text:p>
          </table:table-cell>
          <table:table-cell table:style-name="ce8" office:value-type="string" calcext:value-type="string">
            <text:p>நீதிநெறி நூல்கள்; சமயம் - சைவம்</text:p>
          </table:table-cell>
          <table:table-cell table:style-name="ce10" office:value-type="string" calcext:value-type="string">
            <text:p><text:a xlink:href="https://www.projectmadurai.org/pm_etexts/pdf/pm0408.pdf" xlink:type="simple">pm0408.pdf</text:a></text:p>
          </table:table-cell>
          <table:table-cell table:style-name="ce10" office:value-type="string" calcext:value-type="string">
            <text:p><text:a xlink:href="https://www.projectmadurai.org/pm_etexts/utf8/pmuni0408.html" xlink:type="simple">pmuni040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style-name="ce4" office:value-type="string" calcext:value-type="string">
            <text:p>விஜய ரங்கம் (நாடகம்)</text:p>
          </table:table-cell>
          <table:table-cell table:style-name="ce7" office:value-type="string" calcext:value-type="string">
            <text:p>பம்மல் சம்பந்த முதலியார்</text:p>
          </table:table-cell>
          <table:table-cell table:style-name="ce7" office:value-type="string" calcext:value-type="string">
            <text:p>நாடகம்</text:p>
          </table:table-cell>
          <table:table-cell table:style-name="ce10" office:value-type="string" calcext:value-type="string">
            <text:p><text:a xlink:href="https://www.projectmadurai.org/pm_etexts/pdf/pm0409.pdf" xlink:type="simple">pm0409.pdf</text:a></text:p>
          </table:table-cell>
          <table:table-cell table:style-name="ce10" office:value-type="string" calcext:value-type="string">
            <text:p><text:a xlink:href="https://www.projectmadurai.org/pm_etexts/utf8/pmuni0409.html" xlink:type="simple">pmuni040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5" office:value-type="string" calcext:value-type="string">
            <text:p>சிதம்பரப்பாட்டியல் (மு. இராகவ ஐயங்கார் உரையுடன்)</text:p>
          </table:table-cell>
          <table:table-cell table:style-name="ce8" office:value-type="string" calcext:value-type="string">
            <text:p>பரஞ்சோதியார்</text:p>
          </table:table-cell>
          <table:table-cell table:style-name="ce8" office:value-type="string" calcext:value-type="string">
            <text:p>இலக்கணம்</text:p>
          </table:table-cell>
          <table:table-cell table:style-name="ce10" office:value-type="string" calcext:value-type="string">
            <text:p><text:a xlink:href="https://www.projectmadurai.org/pm_etexts/pdf/pm0410.pdf" xlink:type="simple">pm0410.pdf</text:a></text:p>
          </table:table-cell>
          <table:table-cell table:style-name="ce10" office:value-type="string" calcext:value-type="string">
            <text:p><text:a xlink:href="https://www.projectmadurai.org/pm_etexts/utf8/pmuni0410.html" xlink:type="simple">pmuni041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11" calcext:value-type="float">
            <text:p>411</text:p>
          </table:table-cell>
          <table:table-cell table:style-name="ce4" office:value-type="string" calcext:value-type="string">
            <text:p>புதிய தமிழ்ச் சிறுகதைகள்</text:p>
          </table:table-cell>
          <table:table-cell table:style-name="ce7" office:value-type="string" calcext:value-type="string">
            <text:p>அசோகமித்திரன்</text:p>
          </table:table-cell>
          <table:table-cell table:style-name="ce7" office:value-type="string" calcext:value-type="string">
            <text:p>சிறுகதைகள் தொகுப்பு</text:p>
          </table:table-cell>
          <table:table-cell table:style-name="ce10" office:value-type="string" calcext:value-type="string">
            <text:p><text:a xlink:href="https://www.projectmadurai.org/pm_etexts/pdf/pm0411.pdf" xlink:type="simple">pm0411.pdf</text:a></text:p>
          </table:table-cell>
          <table:table-cell table:style-name="ce10" office:value-type="string" calcext:value-type="string">
            <text:p><text:a xlink:href="https://www.projectmadurai.org/pm_etexts/utf8/pmuni0411.html" xlink:type="simple">pmuni041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5" office:value-type="string" calcext:value-type="string">
            <text:p>கன்னித்தமிழ் (கட்டுரைகள்)</text:p>
          </table:table-cell>
          <table:table-cell table:style-name="ce8" office:value-type="string" calcext:value-type="string">
            <text:p>கி. வா. ஜகந்நாதன்</text:p>
          </table:table-cell>
          <table:table-cell table:style-name="ce8" office:value-type="string" calcext:value-type="string">
            <text:p>இலக்கியக் கட்டுரைகள்</text:p>
          </table:table-cell>
          <table:table-cell table:style-name="ce10" office:value-type="string" calcext:value-type="string">
            <text:p><text:a xlink:href="https://www.projectmadurai.org/pm_etexts/pdf/pm0412.pdf" xlink:type="simple">pm0412.pdf</text:a></text:p>
          </table:table-cell>
          <table:table-cell table:style-name="ce10" office:value-type="string" calcext:value-type="string">
            <text:p><text:a xlink:href="https://www.projectmadurai.org/pm_etexts/utf8/pmuni0412.html" xlink:type="simple">pmuni041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13" calcext:value-type="float">
            <text:p>413</text:p>
          </table:table-cell>
          <table:table-cell table:style-name="ce4" office:value-type="string" calcext:value-type="string">
            <text:p>வேளிர் வரலாறு</text:p>
          </table:table-cell>
          <table:table-cell table:style-name="ce7" office:value-type="string" calcext:value-type="string">
            <text:p>மு. இராகவயங்கார்</text:p>
          </table:table-cell>
          <table:table-cell table:style-name="ce7" office:value-type="string" calcext:value-type="string">
            <text:p>வரலாறு / சரித்திரம்</text:p>
          </table:table-cell>
          <table:table-cell table:style-name="ce10" office:value-type="string" calcext:value-type="string">
            <text:p><text:a xlink:href="https://www.projectmadurai.org/pm_etexts/pdf/pm0413.pdf" xlink:type="simple">pm0413.pdf</text:a></text:p>
          </table:table-cell>
          <table:table-cell table:style-name="ce10" office:value-type="string" calcext:value-type="string">
            <text:p><text:a xlink:href="https://www.projectmadurai.org/pm_etexts/utf8/pmuni0413.html" xlink:type="simple">pmuni041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5" office:value-type="string" calcext:value-type="string">
            <text:p>இராமாயணம் /1. பாலகாண்டம் /பாகம் 1(படலங்கள் 1-10)</text:p>
          </table:table-cell>
          <table:table-cell table:style-name="ce8" office:value-type="string" calcext:value-type="string">
            <text:p>கம்பர்</text:p>
          </table:table-cell>
          <table:table-cell table:style-name="ce8" office:value-type="string" calcext:value-type="string">
            <text:p>இதிகாசம்</text:p>
          </table:table-cell>
          <table:table-cell table:style-name="ce10" office:value-type="string" calcext:value-type="string">
            <text:p><text:a xlink:href="https://www.projectmadurai.org/pm_etexts/pdf/pm0414_01.pdf" xlink:type="simple">pm0414_01.pdf</text:a></text:p>
          </table:table-cell>
          <table:table-cell table:style-name="ce10" office:value-type="string" calcext:value-type="string">
            <text:p><text:a xlink:href="https://www.projectmadurai.org/pm_etexts/utf8/pmuni0414_01.html" xlink:type="simple">pmuni0414_0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14" calcext:value-type="float">
            <text:p>414</text:p>
          </table:table-cell>
          <table:table-cell table:style-name="ce4" office:value-type="string" calcext:value-type="string">
            <text:p>இராமாயணம் /1. பாலகாண்டம் /பாகம் 2 (படலங்கள் 11-22)</text:p>
          </table:table-cell>
          <table:table-cell table:style-name="ce7" office:value-type="string" calcext:value-type="string">
            <text:p>கம்பர்</text:p>
          </table:table-cell>
          <table:table-cell table:style-name="ce7" office:value-type="string" calcext:value-type="string">
            <text:p>இதிகாசம்</text:p>
          </table:table-cell>
          <table:table-cell table:style-name="ce10" office:value-type="string" calcext:value-type="string">
            <text:p><text:a xlink:href="https://www.projectmadurai.org/pm_etexts/pdf/pm0414_02.pdf" xlink:type="simple">pm0414_02.pdf</text:a></text:p>
          </table:table-cell>
          <table:table-cell table:style-name="ce10" office:value-type="string" calcext:value-type="string">
            <text:p><text:a xlink:href="https://www.projectmadurai.org/pm_etexts/utf8/pmuni0414_02.html" xlink:type="simple">pmuni0414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5" office:value-type="string" calcext:value-type="string">
            <text:p>விக்ரம சோழன் உலா (ஆங்கில மொழிபெயர்ப்பு)</text:p>
          </table:table-cell>
          <table:table-cell table:style-name="ce8" office:value-type="string" calcext:value-type="string">
            <text:p>கௌசல்யா ஹார்ட்</text:p>
          </table:table-cell>
          <table:table-cell table:style-name="ce8" office:value-type="string" calcext:value-type="string">
            <text:p>பிரபந்தம் - உலா; மொழிபெயர்ப்பு</text:p>
          </table:table-cell>
          <table:table-cell table:style-name="ce10" office:value-type="string" calcext:value-type="string">
            <text:p><text:a xlink:href="https://www.projectmadurai.org/pm_etexts/pdf/pm0415_01.pdf" xlink:type="simple">pm0415_01.pdf</text:a></text:p>
          </table:table-cell>
          <table:table-cell table:style-name="ce10" office:value-type="string" calcext:value-type="string">
            <text:p><text:a xlink:href="https://www.projectmadurai.org/pm_etexts/utf8/pmuni0415_01.html" xlink:type="simple">pmuni0415_0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15" calcext:value-type="float">
            <text:p>415</text:p>
          </table:table-cell>
          <table:table-cell table:style-name="ce4" office:value-type="string" calcext:value-type="string">
            <text:p>மதுரை மீனாட்சியம்மை; இரட்டைமணி மாலை; மீனாட்சியம்மை குறம் (ஆங்கில மொழிபெயர்ப்பு)</text:p>
          </table:table-cell>
          <table:table-cell table:style-name="ce7" office:value-type="string" calcext:value-type="string">
            <text:p>கௌசல்யா ஹார்ட்</text:p>
          </table:table-cell>
          <table:table-cell table:style-name="ce7" office:value-type="string" calcext:value-type="string">
            <text:p>பிரபந்தம் - மாலை; குறம்; மொழிபெயர்ப்பு</text:p>
          </table:table-cell>
          <table:table-cell table:style-name="ce10" office:value-type="string" calcext:value-type="string">
            <text:p><text:a xlink:href="https://www.projectmadurai.org/pm_etexts/pdf/pm0415_02.pdf" xlink:type="simple">pm0415_02.pdf</text:a></text:p>
          </table:table-cell>
          <table:table-cell table:style-name="ce10" office:value-type="string" calcext:value-type="string">
            <text:p><text:a xlink:href="https://www.projectmadurai.org/pm_etexts/utf8/pmuni0415_02.html" xlink:type="simple">pmuni0415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5" office:value-type="string" calcext:value-type="string">
            <text:p>மதுரை மீனாட்சியம்மை பிள்ளைத்தமிழ் (ஆங்கில மொழிபெயர்ப்பு)</text:p>
          </table:table-cell>
          <table:table-cell table:style-name="ce8" office:value-type="string" calcext:value-type="string">
            <text:p>கௌசல்யா ஹார்ட்</text:p>
          </table:table-cell>
          <table:table-cell table:style-name="ce8" office:value-type="string" calcext:value-type="string">
            <text:p>பிரபந்தம் - பிள்ளைத்தமிழ்; மொழிபெயர்ப்பு</text:p>
          </table:table-cell>
          <table:table-cell table:style-name="ce10" office:value-type="string" calcext:value-type="string">
            <text:p><text:a xlink:href="https://www.projectmadurai.org/pm_etexts/pdf/pm0415_03.pdf" xlink:type="simple">pm0415_03.pdf</text:a></text:p>
          </table:table-cell>
          <table:table-cell table:style-name="ce10" office:value-type="string" calcext:value-type="string">
            <text:p><text:a xlink:href="https://www.projectmadurai.org/pm_etexts/utf8/pmuni0415_03.html" xlink:type="simple">pmuni0415_0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16" calcext:value-type="float">
            <text:p>416</text:p>
          </table:table-cell>
          <table:table-cell table:style-name="ce4" office:value-type="string" calcext:value-type="string">
            <text:p>காகித மாளிகை</text:p>
          </table:table-cell>
          <table:table-cell table:style-name="ce7" office:value-type="string" calcext:value-type="string">
            <text:p>முப்பாள ரங்கநாயகம்மா / பா.பாலசுப்பிரமணியன்</text:p>
          </table:table-cell>
          <table:table-cell table:style-name="ce7" office:value-type="string" calcext:value-type="string">
            <text:p>மொழிபெயர்ப்பு ( தெலுங்கு நாவல்)</text:p>
          </table:table-cell>
          <table:table-cell table:style-name="ce10" office:value-type="string" calcext:value-type="string">
            <text:p><text:a xlink:href="https://www.projectmadurai.org/pm_etexts/pdf/pm0416.pdf" xlink:type="simple">pm0416.pdf</text:a></text:p>
          </table:table-cell>
          <table:table-cell table:style-name="ce10" office:value-type="string" calcext:value-type="string">
            <text:p><text:a xlink:href="https://www.projectmadurai.org/pm_etexts/utf8/pmuni0416.html" xlink:type="simple">pmuni0416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5" office:value-type="string" calcext:value-type="string">
            <text:p>இரத்தினபுரிப் புராணம்</text:p>
          </table:table-cell>
          <table:table-cell table:style-name="ce8" office:value-type="string" calcext:value-type="string">
            <text:p>தீர்த்தகிரித் தேசிகர் / கந்தசாமி உபாத்தியாயர்</text:p>
          </table:table-cell>
          <table:table-cell table:style-name="ce8" office:value-type="string" calcext:value-type="string">
            <text:p>புராணம்</text:p>
          </table:table-cell>
          <table:table-cell table:style-name="ce10" office:value-type="string" calcext:value-type="string">
            <text:p><text:a xlink:href="https://www.projectmadurai.org/pm_etexts/pdf/pm0417.pdf" xlink:type="simple">pm0417.pdf</text:a></text:p>
          </table:table-cell>
          <table:table-cell table:style-name="ce10" office:value-type="string" calcext:value-type="string">
            <text:p><text:a xlink:href="https://www.projectmadurai.org/pm_etexts/utf8/pmuni0417.html" xlink:type="simple">pmuni0417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18" calcext:value-type="float">
            <text:p>418</text:p>
          </table:table-cell>
          <table:table-cell table:style-name="ce4" office:value-type="string" calcext:value-type="string">
            <text:p>கரிகால் வளவன்</text:p>
          </table:table-cell>
          <table:table-cell table:style-name="ce7" office:value-type="string" calcext:value-type="string">
            <text:p>கி. வா. ஜகன்னாதன்</text:p>
          </table:table-cell>
          <table:table-cell table:style-name="ce7" office:value-type="string" calcext:value-type="string">
            <text:p>இலக்கியக் கட்டுரைகள்</text:p>
          </table:table-cell>
          <table:table-cell table:style-name="ce10" office:value-type="string" calcext:value-type="string">
            <text:p><text:a xlink:href="https://www.projectmadurai.org/pm_etexts/pdf/pm0418.pdf" xlink:type="simple">pm0418.pdf</text:a></text:p>
          </table:table-cell>
          <table:table-cell table:style-name="ce10" office:value-type="string" calcext:value-type="string">
            <text:p><text:a xlink:href="https://www.projectmadurai.org/pm_etexts/utf8/pmuni0418.html" xlink:type="simple">pmuni0418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5" office:value-type="string" calcext:value-type="string">
            <text:p>வம்ச விருத்தி</text:p>
          </table:table-cell>
          <table:table-cell table:style-name="ce8" office:value-type="string" calcext:value-type="string">
            <text:p>அ. முத்துலிங்கம்</text:p>
          </table:table-cell>
          <table:table-cell table:style-name="ce8" office:value-type="string" calcext:value-type="string">
            <text:p>சிறுகதைகள் தொகுப்பு</text:p>
          </table:table-cell>
          <table:table-cell table:style-name="ce10" office:value-type="string" calcext:value-type="string">
            <text:p><text:a xlink:href="https://www.projectmadurai.org/pm_etexts/pdf/pm0419.pdf" xlink:type="simple">pm0419.pdf</text:a></text:p>
          </table:table-cell>
          <table:table-cell table:style-name="ce10" office:value-type="string" calcext:value-type="string">
            <text:p><text:a xlink:href="https://www.projectmadurai.org/pm_etexts/utf8/pmuni0419.html" xlink:type="simple">pmuni0419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20" calcext:value-type="float">
            <text:p>420</text:p>
          </table:table-cell>
          <table:table-cell table:style-name="ce4" office:value-type="string" calcext:value-type="string">
            <text:p>வடக்கு வீதி (சிறுகதைத் தொகுப்பு)</text:p>
          </table:table-cell>
          <table:table-cell table:style-name="ce7" office:value-type="string" calcext:value-type="string">
            <text:p>அ. முத்துலிங்கம்</text:p>
          </table:table-cell>
          <table:table-cell table:style-name="ce7" office:value-type="string" calcext:value-type="string">
            <text:p>சிறுகதைகள் தொகுப்பு</text:p>
          </table:table-cell>
          <table:table-cell table:style-name="ce10" office:value-type="string" calcext:value-type="string">
            <text:p><text:a xlink:href="https://www.projectmadurai.org/pm_etexts/pdf/pm0420.pdf" xlink:type="simple">pm0420.pdf</text:a></text:p>
          </table:table-cell>
          <table:table-cell table:style-name="ce10" office:value-type="string" calcext:value-type="string">
            <text:p><text:a xlink:href="https://www.projectmadurai.org/pm_etexts/utf8/pmuni0420.html" xlink:type="simple">pmuni0420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5" office:value-type="string" calcext:value-type="string">
            <text:p>ஹரிச்சந்திரா (நாடகம்)</text:p>
          </table:table-cell>
          <table:table-cell table:style-name="ce8" office:value-type="string" calcext:value-type="string">
            <text:p>பம்மல் சம்பந்த முதலியார்</text:p>
          </table:table-cell>
          <table:table-cell table:style-name="ce8" office:value-type="string" calcext:value-type="string">
            <text:p>நாடகம்</text:p>
          </table:table-cell>
          <table:table-cell table:style-name="ce10" office:value-type="string" calcext:value-type="string">
            <text:p><text:a xlink:href="https://www.projectmadurai.org/pm_etexts/pdf/pm0421.pdf" xlink:type="simple">pm0421.pdf</text:a></text:p>
          </table:table-cell>
          <table:table-cell table:style-name="ce10" office:value-type="string" calcext:value-type="string">
            <text:p><text:a xlink:href="https://www.projectmadurai.org/pm_etexts/utf8/pmuni0421.html" xlink:type="simple">pmuni042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22" calcext:value-type="float">
            <text:p>422</text:p>
          </table:table-cell>
          <table:table-cell table:style-name="ce4" office:value-type="string" calcext:value-type="string">
            <text:p>இராமாயணம் /2. அயோத்தியா காண்டம்/பாகம் 1(படலங்கள் 1-5)</text:p>
          </table:table-cell>
          <table:table-cell table:style-name="ce7" office:value-type="string" calcext:value-type="string">
            <text:p>கம்பர்</text:p>
          </table:table-cell>
          <table:table-cell table:style-name="ce7" office:value-type="string" calcext:value-type="string">
            <text:p>இதிகாசம்</text:p>
          </table:table-cell>
          <table:table-cell table:style-name="ce10" office:value-type="string" calcext:value-type="string">
            <text:p><text:a xlink:href="https://www.projectmadurai.org/pm_etexts/pdf/pm0422_01.pdf" xlink:type="simple">pm0422_01.pdf</text:a></text:p>
          </table:table-cell>
          <table:table-cell table:style-name="ce10" office:value-type="string" calcext:value-type="string">
            <text:p><text:a xlink:href="https://www.projectmadurai.org/pm_etexts/utf8/pmuni0422_01.html" xlink:type="simple">pmuni0422_0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5" office:value-type="string" calcext:value-type="string">
            <text:p>இராமாயணம் /2. அயோத்தியா காண்டம்/பாகம் 2(படலங்கள் 6-12)</text:p>
          </table:table-cell>
          <table:table-cell table:style-name="ce8" office:value-type="string" calcext:value-type="string">
            <text:p>கம்பர்</text:p>
          </table:table-cell>
          <table:table-cell table:style-name="ce8" office:value-type="string" calcext:value-type="string">
            <text:p>இதிகாசம்</text:p>
          </table:table-cell>
          <table:table-cell table:style-name="ce10" office:value-type="string" calcext:value-type="string">
            <text:p><text:a xlink:href="https://www.projectmadurai.org/pm_etexts/pdf/pm0422_02.pdf" xlink:type="simple">pm0422_02.pdf</text:a></text:p>
          </table:table-cell>
          <table:table-cell table:style-name="ce10" office:value-type="string" calcext:value-type="string">
            <text:p><text:a xlink:href="https://www.projectmadurai.org/pm_etexts/utf8/pmuni0422_02.html" xlink:type="simple">pmuni0422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23" calcext:value-type="float">
            <text:p>423</text:p>
          </table:table-cell>
          <table:table-cell table:style-name="ce4" office:value-type="string" calcext:value-type="string">
            <text:p>மகபதி (நாடகம்)</text:p>
          </table:table-cell>
          <table:table-cell table:style-name="ce7" office:value-type="string" calcext:value-type="string">
            <text:p>பம்மல் சம்பந்த முதலியார்</text:p>
          </table:table-cell>
          <table:table-cell table:style-name="ce7" office:value-type="string" calcext:value-type="string">
            <text:p>நாடகம்</text:p>
          </table:table-cell>
          <table:table-cell table:style-name="ce10" office:value-type="string" calcext:value-type="string">
            <text:p><text:a xlink:href="https://www.projectmadurai.org/pm_etexts/pdf/pm0423.pdf" xlink:type="simple">pm0423.pdf</text:a></text:p>
          </table:table-cell>
          <table:table-cell table:style-name="ce10" office:value-type="string" calcext:value-type="string">
            <text:p><text:a xlink:href="https://www.projectmadurai.org/pm_etexts/utf8/pmuni0423.html" xlink:type="simple">pmuni042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5" office:value-type="string" calcext:value-type="string">
            <text:p>குமரியின் மூக்குத்தி (சிறுகதைகள்)</text:p>
          </table:table-cell>
          <table:table-cell table:style-name="ce8" office:value-type="string" calcext:value-type="string">
            <text:p>கி. வா. ஜகன்னாதன்</text:p>
          </table:table-cell>
          <table:table-cell table:style-name="ce8" office:value-type="string" calcext:value-type="string">
            <text:p>சிறுகதைகள் தொகுப்பு</text:p>
          </table:table-cell>
          <table:table-cell table:style-name="ce10" office:value-type="string" calcext:value-type="string">
            <text:p><text:a xlink:href="https://www.projectmadurai.org/pm_etexts/pdf/pm0424.pdf" xlink:type="simple">pm0424.pdf</text:a></text:p>
          </table:table-cell>
          <table:table-cell table:style-name="ce10" office:value-type="string" calcext:value-type="string">
            <text:p><text:a xlink:href="https://www.projectmadurai.org/pm_etexts/utf8/pmuni0424.html" xlink:type="simple">pmuni042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25" calcext:value-type="float">
            <text:p>425</text:p>
          </table:table-cell>
          <table:table-cell table:style-name="ce4" office:value-type="string" calcext:value-type="string">
            <text:p>சபாபதி (நாடகம்)</text:p>
          </table:table-cell>
          <table:table-cell table:style-name="ce7" office:value-type="string" calcext:value-type="string">
            <text:p>பம்மல் சம்பந்த முதலியார்</text:p>
          </table:table-cell>
          <table:table-cell table:style-name="ce7" office:value-type="string" calcext:value-type="string">
            <text:p>நாடகம்</text:p>
          </table:table-cell>
          <table:table-cell table:style-name="ce10" office:value-type="string" calcext:value-type="string">
            <text:p><text:a xlink:href="https://www.projectmadurai.org/pm_etexts/pdf/pm0425.pdf" xlink:type="simple">pm0425.pdf</text:a></text:p>
          </table:table-cell>
          <table:table-cell table:style-name="ce10" office:value-type="string" calcext:value-type="string">
            <text:p><text:a xlink:href="https://www.projectmadurai.org/pm_etexts/utf8/pmuni0425.html" xlink:type="simple">pmuni042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5" office:value-type="string" calcext:value-type="string">
            <text:p>யயாதி (நாடகம்)</text:p>
          </table:table-cell>
          <table:table-cell table:style-name="ce8" office:value-type="string" calcext:value-type="string">
            <text:p>பம்மல் சம்பந்த முதலியார்</text:p>
          </table:table-cell>
          <table:table-cell table:style-name="ce8" office:value-type="string" calcext:value-type="string">
            <text:p>நாடகம்</text:p>
          </table:table-cell>
          <table:table-cell table:style-name="ce10" office:value-type="string" calcext:value-type="string">
            <text:p><text:a xlink:href="https://www.projectmadurai.org/pm_etexts/pdf/pm0426.pdf" xlink:type="simple">pm0426.pdf</text:a></text:p>
          </table:table-cell>
          <table:table-cell table:style-name="ce10" office:value-type="string" calcext:value-type="string">
            <text:p><text:a xlink:href="https://www.projectmadurai.org/pm_etexts/utf8/pmuni0426.html" xlink:type="simple">pmuni042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27" calcext:value-type="float">
            <text:p>427</text:p>
          </table:table-cell>
          <table:table-cell table:style-name="ce4" office:value-type="string" calcext:value-type="string">
            <text:p>தமிழர் வீரம்</text:p>
          </table:table-cell>
          <table:table-cell table:style-name="ce7" office:value-type="string" calcext:value-type="string">
            <text:p>ரா.பி. சேதுப்பிள்ளை</text:p>
          </table:table-cell>
          <table:table-cell table:style-name="ce7" office:value-type="string" calcext:value-type="string">
            <text:p>இலக்கியக் கட்டுரைகள்</text:p>
          </table:table-cell>
          <table:table-cell table:style-name="ce10" office:value-type="string" calcext:value-type="string">
            <text:p><text:a xlink:href="https://www.projectmadurai.org/pm_etexts/pdf/pm0427.pdf" xlink:type="simple">pm0427.pdf</text:a></text:p>
          </table:table-cell>
          <table:table-cell table:style-name="ce10" office:value-type="string" calcext:value-type="string">
            <text:p><text:a xlink:href="https://www.projectmadurai.org/pm_etexts/utf8/pmuni0427.html" xlink:type="simple">pmuni042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5" office:value-type="string" calcext:value-type="string">
            <text:p>அமலாதித்யன் (நாடகம்)</text:p>
          </table:table-cell>
          <table:table-cell table:style-name="ce8" office:value-type="string" calcext:value-type="string">
            <text:p>பம்மல் சம்பந்த முதலியார்</text:p>
          </table:table-cell>
          <table:table-cell table:style-name="ce8" office:value-type="string" calcext:value-type="string">
            <text:p>நாடகம்</text:p>
          </table:table-cell>
          <table:table-cell table:style-name="ce10" office:value-type="string" calcext:value-type="string">
            <text:p><text:a xlink:href="https://www.projectmadurai.org/pm_etexts/pdf/pm0428.pdf" xlink:type="simple">pm0428.pdf</text:a></text:p>
          </table:table-cell>
          <table:table-cell table:style-name="ce10" office:value-type="string" calcext:value-type="string">
            <text:p><text:a xlink:href="https://www.projectmadurai.org/pm_etexts/utf8/pmuni0428.html" xlink:type="simple">pmuni042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29" calcext:value-type="float">
            <text:p>429</text:p>
          </table:table-cell>
          <table:table-cell table:style-name="ce4" office:value-type="string" calcext:value-type="string">
            <text:p>சதி-சுலோசனா (நாடகம்)</text:p>
          </table:table-cell>
          <table:table-cell table:style-name="ce7" office:value-type="string" calcext:value-type="string">
            <text:p>பம்மல் சம்பந்த முதலியார்</text:p>
          </table:table-cell>
          <table:table-cell table:style-name="ce7" office:value-type="string" calcext:value-type="string">
            <text:p>நாடகம்</text:p>
          </table:table-cell>
          <table:table-cell table:style-name="ce10" office:value-type="string" calcext:value-type="string">
            <text:p><text:a xlink:href="https://www.projectmadurai.org/pm_etexts/pdf/pm0429.pdf" xlink:type="simple">pm0429.pdf</text:a></text:p>
          </table:table-cell>
          <table:table-cell table:style-name="ce10" office:value-type="string" calcext:value-type="string">
            <text:p><text:a xlink:href="https://www.projectmadurai.org/pm_etexts/utf8/pmuni0429.html" xlink:type="simple">pmuni042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5" office:value-type="string" calcext:value-type="string">
            <text:p>இராமாயணம் /3. ஆரணிய காண்டம்/பாகம் 1(படலங்கள் 1-6)</text:p>
          </table:table-cell>
          <table:table-cell table:style-name="ce8" office:value-type="string" calcext:value-type="string">
            <text:p>கம்பர்</text:p>
          </table:table-cell>
          <table:table-cell table:style-name="ce8" office:value-type="string" calcext:value-type="string">
            <text:p>இதிகாசம்</text:p>
          </table:table-cell>
          <table:table-cell table:style-name="ce10" office:value-type="string" calcext:value-type="string">
            <text:p><text:a xlink:href="https://www.projectmadurai.org/pm_etexts/pdf/pm0430.pdf" xlink:type="simple">pm0430.pdf</text:a></text:p>
          </table:table-cell>
          <table:table-cell table:style-name="ce10" office:value-type="string" calcext:value-type="string">
            <text:p><text:a xlink:href="https://www.projectmadurai.org/pm_etexts/utf8/pmuni0430.html" xlink:type="simple">pmuni043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31" calcext:value-type="float">
            <text:p>431</text:p>
          </table:table-cell>
          <table:table-cell table:style-name="ce4" office:value-type="string" calcext:value-type="string">
            <text:p>அகமும் புறமும் (இலக்கிய கட்டுரைகள்)</text:p>
          </table:table-cell>
          <table:table-cell table:style-name="ce7" office:value-type="string" calcext:value-type="string">
            <text:p>அ. ச. ஞானசம்பந்தன்</text:p>
          </table:table-cell>
          <table:table-cell table:style-name="ce7" office:value-type="string" calcext:value-type="string">
            <text:p>இலக்கியக் கட்டுரைகள்</text:p>
          </table:table-cell>
          <table:table-cell table:style-name="ce10" office:value-type="string" calcext:value-type="string">
            <text:p><text:a xlink:href="https://www.projectmadurai.org/pm_etexts/pdf/pm0431.pdf" xlink:type="simple">pm0431.pdf</text:a></text:p>
          </table:table-cell>
          <table:table-cell table:style-name="ce10" office:value-type="string" calcext:value-type="string">
            <text:p><text:a xlink:href="https://www.projectmadurai.org/pm_etexts/utf8/pmuni0431_01.html" xlink:type="simple">pmuni0431_01.html
pmuni0431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5" office:value-type="string" calcext:value-type="string">
            <text:p>நினைவு மஞ்சரி (கட்டுரைகள்)</text:p>
          </table:table-cell>
          <table:table-cell table:style-name="ce8" office:value-type="string" calcext:value-type="string">
            <text:p>உ.வே.சாமிநாதையர்</text:p>
          </table:table-cell>
          <table:table-cell table:style-name="ce8" office:value-type="string" calcext:value-type="string">
            <text:p>இலக்கியக் கட்டுரைகள்</text:p>
          </table:table-cell>
          <table:table-cell table:style-name="ce10" office:value-type="string" calcext:value-type="string">
            <text:p><text:a xlink:href="https://www.projectmadurai.org/pm_etexts/pdf/pm0432.pdf" xlink:type="simple">pm0432.pdf</text:a></text:p>
          </table:table-cell>
          <table:table-cell table:style-name="ce10" office:value-type="string" calcext:value-type="string">
            <text:p><text:a xlink:href="https://www.projectmadurai.org/pm_etexts/utf8/pmuni0432.html" xlink:type="simple">pmuni043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33" calcext:value-type="float">
            <text:p>433</text:p>
          </table:table-cell>
          <table:table-cell table:style-name="ce4" office:value-type="string" calcext:value-type="string">
            <text:p>நல்லுரைக்கோவை (கட்டுரைகள்)</text:p>
          </table:table-cell>
          <table:table-cell table:style-name="ce7" office:value-type="string" calcext:value-type="string">
            <text:p>உ.வே.சாமிநாதையர்</text:p>
          </table:table-cell>
          <table:table-cell table:style-name="ce7" office:value-type="string" calcext:value-type="string">
            <text:p>இலக்கியக் கட்டுரைகள்</text:p>
          </table:table-cell>
          <table:table-cell table:style-name="ce10" office:value-type="string" calcext:value-type="string">
            <text:p><text:a xlink:href="https://www.projectmadurai.org/pm_etexts/pdf/pm0433.pdf" xlink:type="simple">pm0433.pdf</text:a></text:p>
          </table:table-cell>
          <table:table-cell table:style-name="ce10" office:value-type="string" calcext:value-type="string">
            <text:p><text:a xlink:href="https://www.projectmadurai.org/pm_etexts/utf8/pmuni0433.html" xlink:type="simple">pmuni043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5" office:value-type="string" calcext:value-type="string">
            <text:p>பஞ்சாபிக் கதைகள்</text:p>
          </table:table-cell>
          <table:table-cell table:style-name="ce8" office:value-type="string" calcext:value-type="string">
            <text:p>ஹர்பஜன் சிங் / வீழிநாதன்</text:p>
          </table:table-cell>
          <table:table-cell table:style-name="ce8" office:value-type="string" calcext:value-type="string">
            <text:p>சிறுகதைகள் (மொழிபெயர்ப்பு)</text:p>
          </table:table-cell>
          <table:table-cell table:style-name="ce10" office:value-type="string" calcext:value-type="string">
            <text:p><text:a xlink:href="https://www.projectmadurai.org/pm_etexts/pdf/pm0434.pdf" xlink:type="simple">pm0434.pdf</text:a></text:p>
          </table:table-cell>
          <table:table-cell table:style-name="ce10" office:value-type="string" calcext:value-type="string">
            <text:p><text:a xlink:href="https://www.projectmadurai.org/pm_etexts/utf8/pmuni0434.html" xlink:type="simple">pmuni043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35" calcext:value-type="float">
            <text:p>435</text:p>
          </table:table-cell>
          <table:table-cell table:style-name="ce4" office:value-type="string" calcext:value-type="string">
            <text:p>பணமுப்பது என்னும் காசின்மகிமை""</text:p>
          </table:table-cell>
          <table:table-cell table:style-name="ce7" office:value-type="string" calcext:value-type="string">
            <text:p>திருக்கணமங்கை தனவந்தரி ஸ்ரீ இராகவாசாரியார்</text:p>
          </table:table-cell>
          <table:table-cell table:style-name="ce7" office:value-type="string" calcext:value-type="string">
            <text:p>இலக்கியம்</text:p>
          </table:table-cell>
          <table:table-cell table:style-name="ce10" office:value-type="string" calcext:value-type="string">
            <text:p><text:a xlink:href="https://www.projectmadurai.org/pm_etexts/pdf/pm0435.pdf" xlink:type="simple">pm0435.pdf</text:a></text:p>
          </table:table-cell>
          <table:table-cell table:style-name="ce10" office:value-type="string" calcext:value-type="string">
            <text:p><text:a xlink:href="https://www.projectmadurai.org/pm_etexts/utf8/pmuni0435.html" xlink:type="simple">pmuni043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5" office:value-type="string" calcext:value-type="string">
            <text:p>1. பிக்ஷாடன நவமணி மாலை,</text:p>
            <text:p>2. இட்டலிங்க நிரஞ்சன மாலை</text:p>
            <text:p>3. இட்டலிங்க கைத்தல மாலை</text:p>
            <text:p>4. இட்ட லிங்க அபிடேக மாலை</text:p>
            <text:p>5. சிவநாம மகிமை</text:p>
            <text:p>6. இட்டலிங்க நெடுங்கழிநெடில்</text:p>
            <text:p>7. இட்டலிங்க குறுங்கழிநெடில்</text:p>
          </table:table-cell>
          <table:table-cell table:style-name="ce8" office:value-type="string" calcext:value-type="string">
            <text:p>துறைமங்கலம் சிவப்பிரகாச சுவாமிகள்</text:p>
          </table:table-cell>
          <table:table-cell table:style-name="ce8" office:value-type="string" calcext:value-type="string">
            <text:p>பிரபந்தம் - மாலை (4); நெடில் (2)</text:p>
          </table:table-cell>
          <table:table-cell table:style-name="ce10" office:value-type="string" calcext:value-type="string">
            <text:p><text:a xlink:href="https://www.projectmadurai.org/pm_etexts/pdf/pm0436.pdf" xlink:type="simple">pm0436.pdf</text:a></text:p>
          </table:table-cell>
          <table:table-cell table:style-name="ce10" office:value-type="string" calcext:value-type="string">
            <text:p><text:a xlink:href="https://www.projectmadurai.org/pm_etexts/utf8/pmuni0436.html" xlink:type="simple">pmuni043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37" calcext:value-type="float">
            <text:p>437</text:p>
          </table:table-cell>
          <table:table-cell table:style-name="ce4" office:value-type="string" calcext:value-type="string">
            <text:p>திகடசக்கரம்</text:p>
          </table:table-cell>
          <table:table-cell table:style-name="ce7" office:value-type="string" calcext:value-type="string">
            <text:p>அ. முத்துலிங்கம்</text:p>
          </table:table-cell>
          <table:table-cell table:style-name="ce7" office:value-type="string" calcext:value-type="string">
            <text:p>சிறுகதைகள் தொகுப்பு</text:p>
          </table:table-cell>
          <table:table-cell table:style-name="ce10" office:value-type="string" calcext:value-type="string">
            <text:p><text:a xlink:href="https://www.projectmadurai.org/pm_etexts/pdf/pm0437.pdf" xlink:type="simple">pm0437.pdf</text:a></text:p>
          </table:table-cell>
          <table:table-cell table:style-name="ce10" office:value-type="string" calcext:value-type="string">
            <text:p><text:a xlink:href="https://www.projectmadurai.org/pm_etexts/utf8/pmuni0437.html" xlink:type="simple">pmuni043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5" office:value-type="string" calcext:value-type="string">
            <text:p>தனி வீடு (சொற்பொழிவுகள்)</text:p>
          </table:table-cell>
          <table:table-cell table:style-name="ce8" office:value-type="string" calcext:value-type="string">
            <text:p>கி. வா. ஜகந்நாதன்</text:p>
          </table:table-cell>
          <table:table-cell table:style-name="ce8" office:value-type="string" calcext:value-type="string">
            <text:p>சொற்பொழிவுகள்</text:p>
          </table:table-cell>
          <table:table-cell table:style-name="ce10" office:value-type="string" calcext:value-type="string">
            <text:p><text:a xlink:href="https://www.projectmadurai.org/pm_etexts/pdf/pm0438.pdf" xlink:type="simple">pm0438.pdf</text:a></text:p>
          </table:table-cell>
          <table:table-cell table:style-name="ce10" office:value-type="string" calcext:value-type="string">
            <text:p><text:a xlink:href="https://www.projectmadurai.org/pm_etexts/utf8/pmuni0438.html" xlink:type="simple">pmuni043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4" office:value-type="string" calcext:value-type="string">
            <text:p>மதுரை சொக்கநாதர் உலா (உ.வே. சாமிநாதையர் குறிப்புரையுடன்)</text:p>
          </table:table-cell>
          <table:table-cell table:style-name="ce7" office:value-type="string" calcext:value-type="string">
            <text:p>புராண திருமலைநாதர்</text:p>
          </table:table-cell>
          <table:table-cell table:style-name="ce7" office:value-type="string" calcext:value-type="string">
            <text:p>பிரபந்தம் - உலா</text:p>
          </table:table-cell>
          <table:table-cell table:style-name="ce10" office:value-type="string" calcext:value-type="string">
            <text:p><text:a xlink:href="https://www.projectmadurai.org/pm_etexts/pdf/pm0439.pdf" xlink:type="simple">pm0439.pdf</text:a></text:p>
          </table:table-cell>
          <table:table-cell table:style-name="ce10" office:value-type="string" calcext:value-type="string">
            <text:p><text:a xlink:href="https://www.projectmadurai.org/pm_etexts/utf8/pmuni0439.html" xlink:type="simple">pmuni043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5" office:value-type="string" calcext:value-type="string">
            <text:p>மதுரை சொக்கநாதர் உலா - ஆங்கில மொழிபெயர்ப்பு (கௌசல்யா ஹார்ட்)</text:p>
          </table:table-cell>
          <table:table-cell table:style-name="ce8" office:value-type="string" calcext:value-type="string">
            <text:p>புராண திருமலைநாதர்</text:p>
          </table:table-cell>
          <table:table-cell table:style-name="ce8" office:value-type="string" calcext:value-type="string">
            <text:p>பிரபந்தம் - உலா</text:p>
          </table:table-cell>
          <table:table-cell table:style-name="ce10" office:value-type="string" calcext:value-type="string">
            <text:p><text:a xlink:href="https://www.projectmadurai.org/pm_etexts/pdf/pm0440.pdf" xlink:type="simple">pm0440.pdf</text:a></text:p>
          </table:table-cell>
          <table:table-cell table:style-name="ce10" office:value-type="string" calcext:value-type="string">
            <text:p><text:a xlink:href="https://www.projectmadurai.org/pm_etexts/utf8/pmuni0440.html" xlink:type="simple">pmuni044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41" calcext:value-type="float">
            <text:p>441</text:p>
          </table:table-cell>
          <table:table-cell table:style-name="ce4" office:value-type="string" calcext:value-type="string">
            <text:p>நல்லுரைக்கோவை (கட்டுரைகள்) பாகம் - 3</text:p>
          </table:table-cell>
          <table:table-cell table:style-name="ce7" office:value-type="string" calcext:value-type="string">
            <text:p>உ.வே.சாமிநாதையர்</text:p>
          </table:table-cell>
          <table:table-cell table:style-name="ce7" office:value-type="string" calcext:value-type="string">
            <text:p>இலக்கியக் கட்டுரைகள்</text:p>
          </table:table-cell>
          <table:table-cell table:style-name="ce10" office:value-type="string" calcext:value-type="string">
            <text:p><text:a xlink:href="https://www.projectmadurai.org/pm_etexts/pdf/pm0441.pdf" xlink:type="simple">pm0441.pdf</text:a></text:p>
          </table:table-cell>
          <table:table-cell table:style-name="ce10" office:value-type="string" calcext:value-type="string">
            <text:p><text:a xlink:href="https://www.projectmadurai.org/pm_etexts/utf8/pmuni0441.html" xlink:type="simple">pmuni044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5" office:value-type="string" calcext:value-type="string">
            <text:p>நல்லுரைக்கோவை (கட்டுரைகள்) பாகம் - 4</text:p>
          </table:table-cell>
          <table:table-cell table:style-name="ce8" office:value-type="string" calcext:value-type="string">
            <text:p>உ.வே.சாமிநாதையர்</text:p>
          </table:table-cell>
          <table:table-cell table:style-name="ce8" office:value-type="string" calcext:value-type="string">
            <text:p>இலக்கியக் கட்டுரைகள்</text:p>
          </table:table-cell>
          <table:table-cell table:style-name="ce10" office:value-type="string" calcext:value-type="string">
            <text:p><text:a xlink:href="https://www.projectmadurai.org/pm_etexts/pdf/pm0442.pdf" xlink:type="simple">pm0442.pdf</text:a></text:p>
          </table:table-cell>
          <table:table-cell table:style-name="ce10" office:value-type="string" calcext:value-type="string">
            <text:p><text:a xlink:href="https://www.projectmadurai.org/pm_etexts/utf8/pmuni0442.html" xlink:type="simple">pmuni044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43" calcext:value-type="float">
            <text:p>443</text:p>
          </table:table-cell>
          <table:table-cell table:style-name="ce4" office:value-type="string" calcext:value-type="string">
            <text:p>அரும்பு அம்புகள் (நாவல்) - 2 பாகங்கள்</text:p>
          </table:table-cell>
          <table:table-cell table:style-name="ce7" office:value-type="string" calcext:value-type="string">
            <text:p>கல்கி கிருஷ்ணமூர்த்தி</text:p>
          </table:table-cell>
          <table:table-cell table:style-name="ce7" office:value-type="string" calcext:value-type="string">
            <text:p>நாவல் / புதினம்</text:p>
          </table:table-cell>
          <table:table-cell table:style-name="ce10" office:value-type="string" calcext:value-type="string">
            <text:p><text:a xlink:href="https://www.projectmadurai.org/pm_etexts/pdf/pm0443_01.pdf" xlink:type="simple">pm0443_01.pdf
pm0443_02.pdf</text:a></text:p>
          </table:table-cell>
          <table:table-cell table:style-name="ce10" office:value-type="string" calcext:value-type="string">
            <text:p><text:a xlink:href="https://www.projectmadurai.org/pm_etexts/utf8/pmuni0443_01.html" xlink:type="simple">pmuni0443_01.html
pmuni0443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5" office:value-type="string" calcext:value-type="string">
            <text:p>குமரேச சதகம்</text:p>
          </table:table-cell>
          <table:table-cell table:style-name="ce8" office:value-type="string" calcext:value-type="string">
            <text:p>குருபாத தாசர்</text:p>
          </table:table-cell>
          <table:table-cell table:style-name="ce8" office:value-type="string" calcext:value-type="string">
            <text:p>பிரபந்தம் - சதகம்</text:p>
          </table:table-cell>
          <table:table-cell table:style-name="ce10" office:value-type="string" calcext:value-type="string">
            <text:p><text:a xlink:href="https://www.projectmadurai.org/pm_etexts/pdf/pm0444.pdf" xlink:type="simple">pm0444.pdf</text:a></text:p>
          </table:table-cell>
          <table:table-cell table:style-name="ce10" office:value-type="string" calcext:value-type="string">
            <text:p><text:a xlink:href="https://www.projectmadurai.org/pm_etexts/utf8/pmuni0444.html" xlink:type="simple">pmuni044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45" calcext:value-type="float">
            <text:p>445</text:p>
          </table:table-cell>
          <table:table-cell table:style-name="ce4" office:value-type="string" calcext:value-type="string">
            <text:p>சுப்பிரமணியர் திருவிருத்தம்; திருத்தணிகைத் திருவிருத்தம்; தொட்டிக்கலை சுப்பிரமணியத்தம்பிரான்</text:p>
          </table:table-cell>
          <table:table-cell table:style-name="ce7" office:value-type="string" calcext:value-type="string">
            <text:p>சுப்பிரமணியத்தம்பிரான் சுவாமிகள்</text:p>
          </table:table-cell>
          <table:table-cell table:style-name="ce7" office:value-type="string" calcext:value-type="string">
            <text:p>பிரபந்தம் - விருத்தம்</text:p>
          </table:table-cell>
          <table:table-cell table:style-name="ce10" office:value-type="string" calcext:value-type="string">
            <text:p><text:a xlink:href="https://www.projectmadurai.org/pm_etexts/pdf/pm0445.pdf" xlink:type="simple">pm0445.pdf</text:a></text:p>
          </table:table-cell>
          <table:table-cell table:style-name="ce10" office:value-type="string" calcext:value-type="string">
            <text:p><text:a xlink:href="https://www.projectmadurai.org/pm_etexts/utf8/pmuni0445.html" xlink:type="simple">pmuni044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5" office:value-type="string" calcext:value-type="string">
            <text:p>ஆராய்ச்சி நூல்கள்</text:p>
          </table:table-cell>
          <table:table-cell table:style-name="ce8" office:value-type="string" calcext:value-type="string">
            <text:p>சோமசுந்தர பாரதியார்</text:p>
          </table:table-cell>
          <table:table-cell table:style-name="ce8" office:value-type="string" calcext:value-type="string">
            <text:p>இலக்கியக் கட்டுரைகள்</text:p>
          </table:table-cell>
          <table:table-cell table:style-name="ce10" office:value-type="string" calcext:value-type="string">
            <text:p><text:a xlink:href="https://www.projectmadurai.org/pm_etexts/pdf/pm0446_01.pdf" xlink:type="simple">pm0446_01.pdf
pm0446_02.pdf</text:a></text:p>
          </table:table-cell>
          <table:table-cell table:style-name="ce10" office:value-type="string" calcext:value-type="string">
            <text:p><text:a xlink:href="https://www.projectmadurai.org/pm_etexts/utf8/pmuni0446_01.html" xlink:type="simple">pmuni0446_01.html
pmuni0446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47" calcext:value-type="float">
            <text:p>447</text:p>
          </table:table-cell>
          <table:table-cell table:style-name="ce4" office:value-type="string" calcext:value-type="string">
            <text:p>கோயிற்புராணம் - பாகம் 1; 2</text:p>
          </table:table-cell>
          <table:table-cell table:style-name="ce7" office:value-type="string" calcext:value-type="string">
            <text:p>உமாபதி சிவாச்சாரியார்</text:p>
          </table:table-cell>
          <table:table-cell table:style-name="ce7" office:value-type="string" calcext:value-type="string">
            <text:p>புராணம்</text:p>
          </table:table-cell>
          <table:table-cell table:style-name="ce10" office:value-type="string" calcext:value-type="string">
            <text:p><text:a xlink:href="https://www.projectmadurai.org/pm_etexts/pdf/pm0447_01.pdf" xlink:type="simple">pm0447_01.pdf
pm0447_02.pdf</text:a></text:p>
          </table:table-cell>
          <table:table-cell table:style-name="ce10" office:value-type="string" calcext:value-type="string">
            <text:p><text:a xlink:href="https://www.projectmadurai.org/pm_etexts/utf8/pmuni0447_01.html" xlink:type="simple">pmuni0447_01.html
pmuni0447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5" office:value-type="string" calcext:value-type="string">
            <text:p>கோம்பி விருத்தம் - மூலமும் உரையும்</text:p>
          </table:table-cell>
          <table:table-cell table:style-name="ce8" office:value-type="string" calcext:value-type="string">
            <text:p>வெ.ப. சுப்பிரமணிய முதலியார்</text:p>
          </table:table-cell>
          <table:table-cell table:style-name="ce8" office:value-type="string" calcext:value-type="string">
            <text:p>பிரபந்தம் - விருத்தம்</text:p>
          </table:table-cell>
          <table:table-cell table:style-name="ce10" office:value-type="string" calcext:value-type="string">
            <text:p><text:a xlink:href="https://www.projectmadurai.org/pm_etexts/pdf/pm0448.pdf" xlink:type="simple">pm0448.pdf</text:a></text:p>
          </table:table-cell>
          <table:table-cell table:style-name="ce10" office:value-type="string" calcext:value-type="string">
            <text:p><text:a xlink:href="https://www.projectmadurai.org/pm_etexts/utf8/pmuni0448.html" xlink:type="simple">pmuni044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49" calcext:value-type="float">
            <text:p>449</text:p>
          </table:table-cell>
          <table:table-cell table:style-name="ce4" office:value-type="string" calcext:value-type="string">
            <text:p>அரிச்சந்திர வெண்பா</text:p>
          </table:table-cell>
          <table:table-cell table:style-name="ce7"/>
          <table:table-cell table:style-name="ce7" office:value-type="string" calcext:value-type="string">
            <text:p>பிரபந்தம் - வெண்பா</text:p>
          </table:table-cell>
          <table:table-cell table:style-name="ce10" office:value-type="string" calcext:value-type="string">
            <text:p><text:a xlink:href="https://www.projectmadurai.org/pm_etexts/pdf/pm0449.pdf" xlink:type="simple">pm0449.pdf</text:a></text:p>
          </table:table-cell>
          <table:table-cell table:style-name="ce10" office:value-type="string" calcext:value-type="string">
            <text:p><text:a xlink:href="https://www.projectmadurai.org/pm_etexts/utf8/pmuni0449.html" xlink:type="simple">pmuni044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5" office:value-type="string" calcext:value-type="string">
            <text:p>திருக்குறள் - பரிமேலழகர் உரையுடன்</text:p>
          </table:table-cell>
          <table:table-cell table:style-name="ce8" office:value-type="string" calcext:value-type="string">
            <text:p>பரிமேலழகர்</text:p>
          </table:table-cell>
          <table:table-cell table:style-name="ce8" office:value-type="string" calcext:value-type="string">
            <text:p>நீதிநெறி – பதினெண்கீழ்க்கணக்கு</text:p>
          </table:table-cell>
          <table:table-cell table:style-name="ce10" office:value-type="string" calcext:value-type="string">
            <text:p><text:a xlink:href="https://www.projectmadurai.org/pm_etexts/pdf/pm0450_01.pdf" xlink:type="simple">pm00450_01.pdf
pm0450_02.pdf
pm0450_03.pdf
pm0450_04.pdf</text:a></text:p>
          </table:table-cell>
          <table:table-cell table:style-name="ce10" office:value-type="string" calcext:value-type="string">
            <text:p><text:a xlink:href="https://www.projectmadurai.org/pm_etexts/utf8/pmuni0450_01.html" xlink:type="simple">pmuni0450_01.html
pmuni0450_02.html
pmuni0450_03.html
pmuni0450_0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51" calcext:value-type="float">
            <text:p>451</text:p>
          </table:table-cell>
          <table:table-cell table:style-name="ce4" office:value-type="string" calcext:value-type="string">
            <text:p>சிலப்பதிகாரம் - மூலமும்; உரையும் (புகார்க்காண்டம்)</text:p>
          </table:table-cell>
          <table:table-cell table:style-name="ce7" office:value-type="string" calcext:value-type="string">
            <text:p>இளங்கோவடிகள்</text:p>
          </table:table-cell>
          <table:table-cell table:style-name="ce7" office:value-type="string" calcext:value-type="string">
            <text:p>காப்பியம்</text:p>
          </table:table-cell>
          <table:table-cell table:style-name="ce10" office:value-type="string" calcext:value-type="string">
            <text:p><text:a xlink:href="https://www.projectmadurai.org/pm_etexts/pdf/pm0451_01.pdf" xlink:type="simple">pm0451_01.pdf
pm0451_02.pdf
pm0451_03.pdf</text:a></text:p>
          </table:table-cell>
          <table:table-cell table:style-name="ce10" office:value-type="string" calcext:value-type="string">
            <text:p><text:a xlink:href="https://www.projectmadurai.org/pm_etexts/utf8/pmuni0451_01.html" xlink:type="simple">pmuni0451_01.html
pmuni0451_02.html
pmuni0451_0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5" office:value-type="string" calcext:value-type="string">
            <text:p>தமிழ்மொழியின் வரலாறு</text:p>
          </table:table-cell>
          <table:table-cell table:style-name="ce8" office:value-type="string" calcext:value-type="string">
            <text:p>வி.கோ. சூரியநாராயண சாஸ்திரியார் (பரிதிமாற் கலைஞர்)</text:p>
          </table:table-cell>
          <table:table-cell table:style-name="ce8" office:value-type="string" calcext:value-type="string">
            <text:p>வரலாறு</text:p>
          </table:table-cell>
          <table:table-cell table:style-name="ce10" office:value-type="string" calcext:value-type="string">
            <text:p><text:a xlink:href="https://www.projectmadurai.org/pm_etexts/pdf/pm0452.pdf" xlink:type="simple">pm0452.pdf</text:a></text:p>
          </table:table-cell>
          <table:table-cell table:style-name="ce10" office:value-type="string" calcext:value-type="string">
            <text:p><text:a xlink:href="https://www.projectmadurai.org/pm_etexts/utf8/pmuni0452.html" xlink:type="simple">pmuni045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53" calcext:value-type="float">
            <text:p>453</text:p>
          </table:table-cell>
          <table:table-cell table:style-name="ce4" office:value-type="string" calcext:value-type="string">
            <text:p>வலிமைக்கு மார்க்கம் &amp;amp; சாந்திக்கு மார்க்கம் (மொழி பெயர்ப்பு)</text:p>
          </table:table-cell>
          <table:table-cell table:style-name="ce7" office:value-type="string" calcext:value-type="string">
            <text:p>வ.உ. சிதம்பரம் பிள்ளை</text:p>
          </table:table-cell>
          <table:table-cell table:style-name="ce7" office:value-type="string" calcext:value-type="string">
            <text:p>மொழி பெயர்ப்பு</text:p>
          </table:table-cell>
          <table:table-cell table:style-name="ce10" office:value-type="string" calcext:value-type="string">
            <text:p><text:a xlink:href="https://www.projectmadurai.org/pm_etexts/pdf/pm0453_01.pdf" xlink:type="simple">pm0453_01.pdf
pm0453_02.pdf</text:a></text:p>
          </table:table-cell>
          <table:table-cell table:style-name="ce10" office:value-type="string" calcext:value-type="string">
            <text:p><text:a xlink:href="https://www.projectmadurai.org/pm_etexts/utf8/pmuni0453_01.html" xlink:type="simple">pmuni0453_01.html
pmuni0453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5" office:value-type="string" calcext:value-type="string">
            <text:p>கபாடபுரம் (சரித்திர நாவல்)</text:p>
          </table:table-cell>
          <table:table-cell table:style-name="ce8" office:value-type="string" calcext:value-type="string">
            <text:p>தீபம் நா. பார்த்தசாரதி</text:p>
          </table:table-cell>
          <table:table-cell table:style-name="ce8" office:value-type="string" calcext:value-type="string">
            <text:p>நாவல் - புதினம்</text:p>
          </table:table-cell>
          <table:table-cell table:style-name="ce10" office:value-type="string" calcext:value-type="string">
            <text:p><text:a xlink:href="https://www.projectmadurai.org/pm_etexts/pdf/pm0454.pdf" xlink:type="simple">pm0454.pdf</text:a></text:p>
          </table:table-cell>
          <table:table-cell table:style-name="ce10" office:value-type="string" calcext:value-type="string">
            <text:p><text:a xlink:href="https://www.projectmadurai.org/pm_etexts/utf8/pmuni0454.html" xlink:type="simple">pmuni045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55" calcext:value-type="float">
            <text:p>455</text:p>
          </table:table-cell>
          <table:table-cell table:style-name="ce4" office:value-type="string" calcext:value-type="string">
            <text:p>இராமாயணம் /3. ஆரணிய காண்டம் (2-ம் பகுதி); படலங்கள் 7-11</text:p>
          </table:table-cell>
          <table:table-cell table:style-name="ce7" office:value-type="string" calcext:value-type="string">
            <text:p>கம்பர்</text:p>
          </table:table-cell>
          <table:table-cell table:style-name="ce7" office:value-type="string" calcext:value-type="string">
            <text:p>இதிகாசம்</text:p>
          </table:table-cell>
          <table:table-cell table:style-name="ce10" office:value-type="string" calcext:value-type="string">
            <text:p><text:a xlink:href="https://www.projectmadurai.org/pm_etexts/pdf/pm0455.pdf" xlink:type="simple">pm0455.pdf</text:a></text:p>
          </table:table-cell>
          <table:table-cell table:style-name="ce10" office:value-type="string" calcext:value-type="string">
            <text:p><text:a xlink:href="https://www.projectmadurai.org/pm_etexts/utf8/pmuni0455.html" xlink:type="simple">pmuni045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5" office:value-type="string" calcext:value-type="string">
            <text:p>மான விஜயம் (நாடகம்)</text:p>
          </table:table-cell>
          <table:table-cell table:style-name="ce8" office:value-type="string" calcext:value-type="string">
            <text:p>வி.கோ. சூரியநாராயண சாஸ்திரியார் (பரிதிமாற் கலைஞர்)</text:p>
          </table:table-cell>
          <table:table-cell table:style-name="ce8" office:value-type="string" calcext:value-type="string">
            <text:p>நாடகம்</text:p>
          </table:table-cell>
          <table:table-cell table:style-name="ce10" office:value-type="string" calcext:value-type="string">
            <text:p><text:a xlink:href="https://www.projectmadurai.org/pm_etexts/pdf/pm0456.pdf" xlink:type="simple">pm0456.pdf</text:a></text:p>
          </table:table-cell>
          <table:table-cell table:style-name="ce10" office:value-type="string" calcext:value-type="string">
            <text:p><text:a xlink:href="https://www.projectmadurai.org/pm_etexts/utf8/pmuni0456.html" xlink:type="simple">pmuni045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57" calcext:value-type="float">
            <text:p>457</text:p>
          </table:table-cell>
          <table:table-cell table:style-name="ce4" office:value-type="string" calcext:value-type="string">
            <text:p>அகமே புறம், மனம்போல வாழ்வு</text:p>
          </table:table-cell>
          <table:table-cell table:style-name="ce7" office:value-type="string" calcext:value-type="string">
            <text:p>ஜேம்ஸ் ஆலன் / வ.உ. சிதம்பரம் பிள்ளை (மொழிபெயர்ப்பு)</text:p>
          </table:table-cell>
          <table:table-cell table:style-name="ce7" office:value-type="string" calcext:value-type="string">
            <text:p>மொழிபெயர்ப்பு</text:p>
          </table:table-cell>
          <table:table-cell table:style-name="ce10" office:value-type="string" calcext:value-type="string">
            <text:p><text:a xlink:href="https://www.projectmadurai.org/pm_etexts/pdf/pm0457_01.pdf" xlink:type="simple">pm0457_01.pdf
pm0457_02.pdf</text:a></text:p>
          </table:table-cell>
          <table:table-cell table:style-name="ce10" office:value-type="string" calcext:value-type="string">
            <text:p><text:a xlink:href="https://www.projectmadurai.org/pm_etexts/utf8/pmuni0457_01.html" xlink:type="simple">pmuni0457_01.html
pmuni0457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5" office:value-type="string" calcext:value-type="string">
            <text:p>சமுதாய வீதி (நாவல்)</text:p>
          </table:table-cell>
          <table:table-cell table:style-name="ce8" office:value-type="string" calcext:value-type="string">
            <text:p>தீபம் நா. பார்த்தசாரதி</text:p>
          </table:table-cell>
          <table:table-cell table:style-name="ce8" office:value-type="string" calcext:value-type="string">
            <text:p>நாவல் - புதினம்</text:p>
          </table:table-cell>
          <table:table-cell table:style-name="ce10" office:value-type="string" calcext:value-type="string">
            <text:p><text:a xlink:href="https://www.projectmadurai.org/pm_etexts/pdf/pm0458.pdf" xlink:type="simple">pm0458.pdf</text:a></text:p>
          </table:table-cell>
          <table:table-cell table:style-name="ce10" office:value-type="string" calcext:value-type="string">
            <text:p><text:a xlink:href="https://www.projectmadurai.org/pm_etexts/utf8/pmuni0458.html" xlink:type="simple">pmuni045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59" calcext:value-type="float">
            <text:p>459</text:p>
          </table:table-cell>
          <table:table-cell table:style-name="ce4" office:value-type="string" calcext:value-type="string">
            <text:p>ரூபாவதி (நாடகம்)</text:p>
          </table:table-cell>
          <table:table-cell table:style-name="ce7" office:value-type="string" calcext:value-type="string">
            <text:p>வி.கோ. சூரியநாராயண சாஸ்திரியார் (பரிதிமாற் கலைஞர்)</text:p>
          </table:table-cell>
          <table:table-cell table:style-name="ce7" office:value-type="string" calcext:value-type="string">
            <text:p>நாடகம்</text:p>
          </table:table-cell>
          <table:table-cell table:style-name="ce10" office:value-type="string" calcext:value-type="string">
            <text:p><text:a xlink:href="https://www.projectmadurai.org/pm_etexts/pdf/pm0459.pdf" xlink:type="simple">pm0459.pdf</text:a></text:p>
          </table:table-cell>
          <table:table-cell table:style-name="ce10" office:value-type="string" calcext:value-type="string">
            <text:p><text:a xlink:href="https://www.projectmadurai.org/pm_etexts/utf8/pmuni0459.html" xlink:type="simple">pmuni045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5" office:value-type="string" calcext:value-type="string">
            <text:p>பாவலர் விருந்து</text:p>
          </table:table-cell>
          <table:table-cell table:style-name="ce8" office:value-type="string" calcext:value-type="string">
            <text:p>வி.கோ. சூரியநாராயண சாஸ்திரியார் (பரிதிமாற் கலைஞர்)</text:p>
          </table:table-cell>
          <table:table-cell table:style-name="ce8" office:value-type="string" calcext:value-type="string">
            <text:p>கட்டுரைத் தொகுப்பு</text:p>
          </table:table-cell>
          <table:table-cell table:style-name="ce10" office:value-type="string" calcext:value-type="string">
            <text:p><text:a xlink:href="https://www.projectmadurai.org/pm_etexts/pdf/pm0460.pdf" xlink:type="simple">pm0460.pdf</text:a></text:p>
          </table:table-cell>
          <table:table-cell table:style-name="ce10" office:value-type="string" calcext:value-type="string">
            <text:p><text:a xlink:href="https://www.projectmadurai.org/pm_etexts/utf8/pmuni0460.html" xlink:type="simple">pmuni046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61" calcext:value-type="float">
            <text:p>461</text:p>
          </table:table-cell>
          <table:table-cell table:style-name="ce4" office:value-type="string" calcext:value-type="string">
            <text:p>நல்லுரைக்கோவை - இரண்டாம் பாகம்</text:p>
          </table:table-cell>
          <table:table-cell table:style-name="ce7" office:value-type="string" calcext:value-type="string">
            <text:p>வி.கோ. சூரியநாராயண சாஸ்திரியார் (பரிதிமாற் கலைஞர்)</text:p>
          </table:table-cell>
          <table:table-cell table:style-name="ce7" office:value-type="string" calcext:value-type="string">
            <text:p>இலக்கியக்</text:p>
          </table:table-cell>
          <table:table-cell table:style-name="ce10" office:value-type="string" calcext:value-type="string">
            <text:p><text:a xlink:href="https://www.projectmadurai.org/pm_etexts/pdf/pm0461.pdf" xlink:type="simple">pm0461.pdf</text:a></text:p>
          </table:table-cell>
          <table:table-cell table:style-name="ce10" office:value-type="string" calcext:value-type="string">
            <text:p><text:a xlink:href="https://www.projectmadurai.org/pm_etexts/utf8/pmuni0461.html" xlink:type="simple">pmuni046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5" office:value-type="string" calcext:value-type="string">
            <text:p>மகிழ்மாக் கலம்பகம்</text:p>
          </table:table-cell>
          <table:table-cell table:style-name="ce8" office:value-type="string" calcext:value-type="string">
            <text:p>தொழுவூர் வேலாயுத முதலியார்</text:p>
          </table:table-cell>
          <table:table-cell table:style-name="ce8" office:value-type="string" calcext:value-type="string">
            <text:p>பிரபந்தம் - கலம்பகம்</text:p>
          </table:table-cell>
          <table:table-cell table:style-name="ce10" office:value-type="string" calcext:value-type="string">
            <text:p><text:a xlink:href="https://www.projectmadurai.org/pm_etexts/pdf/pm0462.pdf" xlink:type="simple">pm0462.pdf</text:a></text:p>
          </table:table-cell>
          <table:table-cell table:style-name="ce10" office:value-type="string" calcext:value-type="string">
            <text:p><text:a xlink:href="https://www.projectmadurai.org/pm_etexts/utf8/pmuni0462.html" xlink:type="simple">pmuni046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63" calcext:value-type="float">
            <text:p>463</text:p>
          </table:table-cell>
          <table:table-cell table:style-name="ce4" office:value-type="string" calcext:value-type="string">
            <text:p>திருவிளையாடற் புராணம் /1. மதுரைக் காண்டம்</text:p>
          </table:table-cell>
          <table:table-cell table:style-name="ce7" office:value-type="string" calcext:value-type="string">
            <text:p>பரஞ்சோதி முனிவர்</text:p>
          </table:table-cell>
          <table:table-cell table:style-name="ce7" office:value-type="string" calcext:value-type="string">
            <text:p>புராணம்</text:p>
          </table:table-cell>
          <table:table-cell table:style-name="ce10" office:value-type="string" calcext:value-type="string">
            <text:p><text:a xlink:href="https://www.projectmadurai.org/pm_etexts/pdf/pm0463.pdf" xlink:type="simple">pm0463.pdf</text:a></text:p>
          </table:table-cell>
          <table:table-cell table:style-name="ce10" office:value-type="string" calcext:value-type="string">
            <text:p><text:a xlink:href="https://www.projectmadurai.org/pm_etexts/utf8/pmuni0463_01.html" xlink:type="simple">pmuni0463_01.html
pmuni0463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5" office:value-type="string" calcext:value-type="string">
            <text:p>வஞ்சி மாநகர்</text:p>
          </table:table-cell>
          <table:table-cell table:style-name="ce8" office:value-type="string" calcext:value-type="string">
            <text:p>மு. இராகவயங்கார்</text:p>
          </table:table-cell>
          <table:table-cell table:style-name="ce8" office:value-type="string" calcext:value-type="string">
            <text:p>இலக்கியக் கட்டுரைகள்</text:p>
          </table:table-cell>
          <table:table-cell table:style-name="ce10" office:value-type="string" calcext:value-type="string">
            <text:p><text:a xlink:href="https://www.projectmadurai.org/pm_etexts/pdf/pm0464.pdf" xlink:type="simple">pm0464.pdf</text:a></text:p>
          </table:table-cell>
          <table:table-cell table:style-name="ce10" office:value-type="string" calcext:value-type="string">
            <text:p><text:a xlink:href="https://www.projectmadurai.org/pm_etexts/utf8/pmuni0464.html" xlink:type="simple">pmuni046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65" calcext:value-type="float">
            <text:p>465</text:p>
          </table:table-cell>
          <table:table-cell table:style-name="ce4" office:value-type="string" calcext:value-type="string">
            <text:p>குலோத்துங்கசோழன் கோவை</text:p>
          </table:table-cell>
          <table:table-cell table:style-name="ce7" office:value-type="string" calcext:value-type="string">
            <text:p>அருணாசலக்கவிராயர்</text:p>
          </table:table-cell>
          <table:table-cell table:style-name="ce7" office:value-type="string" calcext:value-type="string">
            <text:p>பிரபந்தம் - கோவை</text:p>
          </table:table-cell>
          <table:table-cell table:style-name="ce10" office:value-type="string" calcext:value-type="string">
            <text:p><text:a xlink:href="https://www.projectmadurai.org/pm_etexts/pdf/pm0465.pdf" xlink:type="simple">pm0465.pdf</text:a></text:p>
          </table:table-cell>
          <table:table-cell table:style-name="ce10" office:value-type="string" calcext:value-type="string">
            <text:p><text:a xlink:href="https://www.projectmadurai.org/pm_etexts/utf8/pmuni0465.html" xlink:type="simple">pmuni046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5" office:value-type="string" calcext:value-type="string">
            <text:p>கும்பேசர் குறவஞ்சி (நாடகம்)</text:p>
          </table:table-cell>
          <table:table-cell table:style-name="ce8" office:value-type="string" calcext:value-type="string">
            <text:p>ஸ்ரீ பாபநாச முதலியார்</text:p>
          </table:table-cell>
          <table:table-cell table:style-name="ce8" office:value-type="string" calcext:value-type="string">
            <text:p>நாடகம்</text:p>
          </table:table-cell>
          <table:table-cell table:style-name="ce10" office:value-type="string" calcext:value-type="string">
            <text:p><text:a xlink:href="https://www.projectmadurai.org/pm_etexts/pdf/pm0466.pdf" xlink:type="simple">pm0466.pdf</text:a></text:p>
          </table:table-cell>
          <table:table-cell table:style-name="ce10" office:value-type="string" calcext:value-type="string">
            <text:p><text:a xlink:href="https://www.projectmadurai.org/pm_etexts/utf8/pmuni0466.html" xlink:type="simple">pmuni046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67" calcext:value-type="float">
            <text:p>467</text:p>
          </table:table-cell>
          <table:table-cell table:style-name="ce4" office:value-type="string" calcext:value-type="string">
            <text:p>வாழ்க்கை நலம்</text:p>
          </table:table-cell>
          <table:table-cell table:style-name="ce7" office:value-type="string" calcext:value-type="string">
            <text:p>குன்றக்குடி அடிகள்</text:p>
          </table:table-cell>
          <table:table-cell table:style-name="ce7" office:value-type="string" calcext:value-type="string">
            <text:p>கட்டுரைகள்</text:p>
          </table:table-cell>
          <table:table-cell table:style-name="ce10" office:value-type="string" calcext:value-type="string">
            <text:p><text:a xlink:href="https://www.projectmadurai.org/pm_etexts/pdf/pm0467.pdf" xlink:type="simple">pm0467.pdf</text:a></text:p>
          </table:table-cell>
          <table:table-cell table:style-name="ce10" office:value-type="string" calcext:value-type="string">
            <text:p><text:a xlink:href="https://www.projectmadurai.org/pm_etexts/utf8/pmuni0467.html" xlink:type="simple">pmuni046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5" office:value-type="string" calcext:value-type="string">
            <text:p>தனித்தமிழ் மாட்சி</text:p>
          </table:table-cell>
          <table:table-cell table:style-name="ce8" office:value-type="string" calcext:value-type="string">
            <text:p>மறைமலை அடிகள்</text:p>
          </table:table-cell>
          <table:table-cell table:style-name="ce8" office:value-type="string" calcext:value-type="string">
            <text:p>கட்டுரைகள்</text:p>
          </table:table-cell>
          <table:table-cell table:style-name="ce10" office:value-type="string" calcext:value-type="string">
            <text:p><text:a xlink:href="https://www.projectmadurai.org/pm_etexts/pdf/pm0468.pdf" xlink:type="simple">pm0468.pdf</text:a></text:p>
          </table:table-cell>
          <table:table-cell table:style-name="ce10" office:value-type="string" calcext:value-type="string">
            <text:p><text:a xlink:href="https://www.projectmadurai.org/pm_etexts/utf8/pmuni0468.html" xlink:type="simple">pmuni046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69" calcext:value-type="float">
            <text:p>469</text:p>
          </table:table-cell>
          <table:table-cell table:style-name="ce4" office:value-type="string" calcext:value-type="string">
            <text:p>திருவருணைக்கலம்பகம்</text:p>
          </table:table-cell>
          <table:table-cell table:style-name="ce7" office:value-type="string" calcext:value-type="string">
            <text:p>சைவ எல்லப்ப நாவலர்</text:p>
          </table:table-cell>
          <table:table-cell table:style-name="ce7" office:value-type="string" calcext:value-type="string">
            <text:p>பிரபந்தம் - கலம்பகம்</text:p>
          </table:table-cell>
          <table:table-cell table:style-name="ce10" office:value-type="string" calcext:value-type="string">
            <text:p><text:a xlink:href="https://www.projectmadurai.org/pm_etexts/pdf/pm0469.pdf" xlink:type="simple">pm0469.pdf</text:a></text:p>
          </table:table-cell>
          <table:table-cell table:style-name="ce10" office:value-type="string" calcext:value-type="string">
            <text:p><text:a xlink:href="https://www.projectmadurai.org/pm_etexts/utf8/pmuni0469.html" xlink:type="simple">pmuni046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5" office:value-type="string" calcext:value-type="string">
            <text:p>அறிவுரைக் கொத்து</text:p>
          </table:table-cell>
          <table:table-cell table:style-name="ce8" office:value-type="string" calcext:value-type="string">
            <text:p>மறைமலை அடிகள்</text:p>
          </table:table-cell>
          <table:table-cell table:style-name="ce8" office:value-type="string" calcext:value-type="string">
            <text:p>கட்டுரைத் தொகுப்பு</text:p>
          </table:table-cell>
          <table:table-cell table:style-name="ce10" office:value-type="string" calcext:value-type="string">
            <text:p><text:a xlink:href="https://www.projectmadurai.org/pm_etexts/pdf/pm0470.pdf" xlink:type="simple">pm0470.pdf</text:a></text:p>
          </table:table-cell>
          <table:table-cell table:style-name="ce10" office:value-type="string" calcext:value-type="string">
            <text:p><text:a xlink:href="https://www.projectmadurai.org/pm_etexts/utf8/pmuni0470.html" xlink:type="simple">pmuni047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71" calcext:value-type="float">
            <text:p>471</text:p>
          </table:table-cell>
          <table:table-cell table:style-name="ce4" office:value-type="string" calcext:value-type="string">
            <text:p>இந்தி பொது மொழியா?</text:p>
          </table:table-cell>
          <table:table-cell table:style-name="ce7" office:value-type="string" calcext:value-type="string">
            <text:p>மறைமலை அடிகள்</text:p>
          </table:table-cell>
          <table:table-cell table:style-name="ce7" office:value-type="string" calcext:value-type="string">
            <text:p>கட்டுரைத் தொகுப்பு</text:p>
          </table:table-cell>
          <table:table-cell table:style-name="ce10" office:value-type="string" calcext:value-type="string">
            <text:p><text:a xlink:href="https://www.projectmadurai.org/pm_etexts/pdf/pm0471.pdf" xlink:type="simple">pm0471.pdf</text:a></text:p>
          </table:table-cell>
          <table:table-cell table:style-name="ce10" office:value-type="string" calcext:value-type="string">
            <text:p><text:a xlink:href="https://www.projectmadurai.org/pm_etexts/utf8/pmuni0471.html" xlink:type="simple">pmuni047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5" office:value-type="string" calcext:value-type="string">
            <text:p>சீகாழித் தலபுராணம் - பாகம் 1 (அத்தியாயம் 1-13)</text:p>
          </table:table-cell>
          <table:table-cell table:style-name="ce8" office:value-type="string" calcext:value-type="string">
            <text:p>அருணாசலக் கவிராயர்</text:p>
          </table:table-cell>
          <table:table-cell table:style-name="ce8" office:value-type="string" calcext:value-type="string">
            <text:p>புராணம்</text:p>
          </table:table-cell>
          <table:table-cell table:style-name="ce10" office:value-type="string" calcext:value-type="string">
            <text:p><text:a xlink:href="https://www.projectmadurai.org/pm_etexts/pdf/pm0472.pdf" xlink:type="simple">pm0472.pdf</text:a></text:p>
          </table:table-cell>
          <table:table-cell table:style-name="ce10" office:value-type="string" calcext:value-type="string">
            <text:p><text:a xlink:href="https://www.projectmadurai.org/pm_etexts/utf8/pmuni0472.html" xlink:type="simple">pmuni047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73" calcext:value-type="float">
            <text:p>473</text:p>
          </table:table-cell>
          <table:table-cell table:style-name="ce4" office:value-type="string" calcext:value-type="string">
            <text:p>பதிற்றுப்பத்து - மூலமும்; உரையும்</text:p>
          </table:table-cell>
          <table:table-cell table:style-name="ce7" office:value-type="string" calcext:value-type="string">
            <text:p>பல ஆசிரியர்கள் (ஔவை துரைசாமி பிள்ளை உரை)</text:p>
          </table:table-cell>
          <table:table-cell table:style-name="ce7" office:value-type="string" calcext:value-type="string">
            <text:p>சங்ககாலம் – எட்டுத்தொகை</text:p>
          </table:table-cell>
          <table:table-cell table:style-name="ce10" office:value-type="string" calcext:value-type="string">
            <text:p><text:a xlink:href="https://www.projectmadurai.org/pm_etexts/pdf/pm0473_01.pdf" xlink:type="simple">pm0473_01.pdf
pm0473_02.pdf
pm0473_03.pdf</text:a></text:p>
          </table:table-cell>
          <table:table-cell table:style-name="ce10" office:value-type="string" calcext:value-type="string">
            <text:p><text:a xlink:href="https://www.projectmadurai.org/pm_etexts/utf8/pmuni0473_01.html" xlink:type="simple">pmuni0473_01.html
pmuni0473_02.html
pmuni0473_0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5" office:value-type="string" calcext:value-type="string">
            <text:p>திருவிளையாடற் புராணம் (திருவாலவாய் மான்மியம்) / இரண்டாவது பாகம் - கூடற் காண்டம்</text:p>
          </table:table-cell>
          <table:table-cell table:style-name="ce8" office:value-type="string" calcext:value-type="string">
            <text:p>பரஞ்சோதி முனிவர்</text:p>
          </table:table-cell>
          <table:table-cell table:style-name="ce8" office:value-type="string" calcext:value-type="string">
            <text:p>புராணம்</text:p>
          </table:table-cell>
          <table:table-cell table:style-name="ce10" office:value-type="string" calcext:value-type="string">
            <text:p><text:a xlink:href="https://www.projectmadurai.org/pm_etexts/pdf/pm0474_01.pdf" xlink:type="simple">pm0474_x001f__01.pdf
pm0474_x001f__02.pdf</text:a></text:p>
          </table:table-cell>
          <table:table-cell table:style-name="ce10" office:value-type="string" calcext:value-type="string">
            <text:p><text:a xlink:href="https://www.projectmadurai.org/pm_etexts/utf8/pmuni0474_01.html" xlink:type="simple">pmuni0474_01.html
pmuni0474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75" calcext:value-type="float">
            <text:p>475</text:p>
          </table:table-cell>
          <table:table-cell table:style-name="ce4" office:value-type="string" calcext:value-type="string">
            <text:p>திருப்பேரூர் பதிற்றுப்பத்தந்தாதி</text:p>
          </table:table-cell>
          <table:table-cell table:style-name="ce7" office:value-type="string" calcext:value-type="string">
            <text:p>சுப்ரமணிய சுவாமிகள்</text:p>
          </table:table-cell>
          <table:table-cell table:style-name="ce7" office:value-type="string" calcext:value-type="string">
            <text:p>பிரபந்தம் - அந்தாதி</text:p>
          </table:table-cell>
          <table:table-cell table:style-name="ce10" office:value-type="string" calcext:value-type="string">
            <text:p><text:a xlink:href="https://www.projectmadurai.org/pm_etexts/pdf/pm0475.pdf" xlink:type="simple">pm0475.pdf</text:a></text:p>
          </table:table-cell>
          <table:table-cell table:style-name="ce10" office:value-type="string" calcext:value-type="string">
            <text:p><text:a xlink:href="https://www.projectmadurai.org/pm_etexts/utf8/pmuni0475.html" xlink:type="simple">pmuni047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5" office:value-type="string" calcext:value-type="string">
            <text:p>108 திருப்பதி அந்தாதி</text:p>
          </table:table-cell>
          <table:table-cell table:style-name="ce8" office:value-type="string" calcext:value-type="string">
            <text:p>திவ்யகவி பிள்ளைப் பெருமாள் ஐயங்கார் (அழகிய மணவாள தாசர்)</text:p>
          </table:table-cell>
          <table:table-cell table:style-name="ce8" office:value-type="string" calcext:value-type="string">
            <text:p>பிரபந்தம் - அந்தாதி</text:p>
          </table:table-cell>
          <table:table-cell table:style-name="ce10" office:value-type="string" calcext:value-type="string">
            <text:p><text:a xlink:href="https://www.projectmadurai.org/pm_etexts/pdf/pm0476.pdf" xlink:type="simple">pm0476.pdf</text:a></text:p>
          </table:table-cell>
          <table:table-cell table:style-name="ce10" office:value-type="string" calcext:value-type="string">
            <text:p><text:a xlink:href="https://www.projectmadurai.org/pm_etexts/utf8/pmuni0476.html" xlink:type="simple">pmuni047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77" calcext:value-type="float">
            <text:p>477</text:p>
          </table:table-cell>
          <table:table-cell table:style-name="ce4" office:value-type="string" calcext:value-type="string">
            <text:p>சீகாழித் தலபுராணம் /பாகம் 2 / அத்தியாயம் 14 - 31</text:p>
          </table:table-cell>
          <table:table-cell table:style-name="ce7" office:value-type="string" calcext:value-type="string">
            <text:p>அருணாசலக் கவிராயர்</text:p>
          </table:table-cell>
          <table:table-cell table:style-name="ce7" office:value-type="string" calcext:value-type="string">
            <text:p>புராணம்</text:p>
          </table:table-cell>
          <table:table-cell table:style-name="ce10" office:value-type="string" calcext:value-type="string">
            <text:p><text:a xlink:href="https://www.projectmadurai.org/pm_etexts/pdf/pm0477.pdf" xlink:type="simple">pm0477.pdf</text:a></text:p>
          </table:table-cell>
          <table:table-cell table:style-name="ce10" office:value-type="string" calcext:value-type="string">
            <text:p><text:a xlink:href="https://www.projectmadurai.org/pm_etexts/utf8/pmuni0477.html" xlink:type="simple">pmuni047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5" office:value-type="string" calcext:value-type="string">
            <text:p>இராமாயணம் /4. கிட்கிந்தா காண்டம் (முதற் பகுதி) /படலங்கள் 1- 7</text:p>
          </table:table-cell>
          <table:table-cell table:style-name="ce8" office:value-type="string" calcext:value-type="string">
            <text:p>கம்பர்</text:p>
          </table:table-cell>
          <table:table-cell table:style-name="ce8" office:value-type="string" calcext:value-type="string">
            <text:p>இதிகாசம்</text:p>
          </table:table-cell>
          <table:table-cell table:style-name="ce10" office:value-type="string" calcext:value-type="string">
            <text:p><text:a xlink:href="https://www.projectmadurai.org/pm_etexts/pdf/pm0478.pdf" xlink:type="simple">pm0478.pdf</text:a></text:p>
          </table:table-cell>
          <table:table-cell table:style-name="ce10" office:value-type="string" calcext:value-type="string">
            <text:p><text:a xlink:href="https://www.projectmadurai.org/pm_etexts/utf8/pmuni0478.html" xlink:type="simple">pmuni047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79" calcext:value-type="float">
            <text:p>479</text:p>
          </table:table-cell>
          <table:table-cell table:style-name="ce4" office:value-type="string" calcext:value-type="string">
            <text:p>பட்டினப்பாலை / நச்சினார்கினியர் உரை</text:p>
          </table:table-cell>
          <table:table-cell table:style-name="ce7" office:value-type="string" calcext:value-type="string">
            <text:p>உ.வே. சாமிநாத அய்யர் (தொகுப்பு)</text:p>
          </table:table-cell>
          <table:table-cell table:style-name="ce7" office:value-type="string" calcext:value-type="string">
            <text:p>சங்ககாலம் - பத்துப்பாட்டு</text:p>
          </table:table-cell>
          <table:table-cell table:style-name="ce10" office:value-type="string" calcext:value-type="string">
            <text:p><text:a xlink:href="https://www.projectmadurai.org/pm_etexts/pdf/pm0479.pdf" xlink:type="simple">pm0479.pdf</text:a></text:p>
          </table:table-cell>
          <table:table-cell table:style-name="ce10" office:value-type="string" calcext:value-type="string">
            <text:p><text:a xlink:href="https://www.projectmadurai.org/pm_etexts/utf8/pmuni0479.html" xlink:type="simple">pmuni047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5" office:value-type="string" calcext:value-type="string">
            <text:p>பட்டணத்துப்பிள்ளையார் புராணம்</text:p>
          </table:table-cell>
          <table:table-cell table:style-name="ce8"/>
          <table:table-cell table:style-name="ce8" office:value-type="string" calcext:value-type="string">
            <text:p>புராணம்</text:p>
          </table:table-cell>
          <table:table-cell table:style-name="ce10" office:value-type="string" calcext:value-type="string">
            <text:p><text:a xlink:href="https://www.projectmadurai.org/pm_etexts/pdf/pm0480.pdf" xlink:type="simple">pm0480.pdf</text:a></text:p>
          </table:table-cell>
          <table:table-cell table:style-name="ce10" office:value-type="string" calcext:value-type="string">
            <text:p><text:a xlink:href="https://www.projectmadurai.org/pm_etexts/utf8/pmuni0480.html" xlink:type="simple">pmuni048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81" calcext:value-type="float">
            <text:p>481</text:p>
          </table:table-cell>
          <table:table-cell table:style-name="ce4" office:value-type="string" calcext:value-type="string">
            <text:p>ஆத்திச்சூடி வெண்பா</text:p>
          </table:table-cell>
          <table:table-cell table:style-name="ce7" office:value-type="string" calcext:value-type="string">
            <text:p>இராமபாரதி</text:p>
          </table:table-cell>
          <table:table-cell table:style-name="ce7" office:value-type="string" calcext:value-type="string">
            <text:p>நீதிநெறி</text:p>
          </table:table-cell>
          <table:table-cell table:style-name="ce10" office:value-type="string" calcext:value-type="string">
            <text:p><text:a xlink:href="https://www.projectmadurai.org/pm_etexts/pdf/pm0481.pdf" xlink:type="simple">pm0481.pdf</text:a></text:p>
          </table:table-cell>
          <table:table-cell table:style-name="ce10" office:value-type="string" calcext:value-type="string">
            <text:p><text:a xlink:href="https://www.projectmadurai.org/pm_etexts/utf8/pmuni0481.html" xlink:type="simple">pmuni048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5" office:value-type="string" calcext:value-type="string">
            <text:p>சேயூர் முருகன் பிள்ளைத்தமிழ்</text:p>
          </table:table-cell>
          <table:table-cell table:style-name="ce8" office:value-type="string" calcext:value-type="string">
            <text:p>அந்தக்ககவி வீரராகவ முதலியார்</text:p>
          </table:table-cell>
          <table:table-cell table:style-name="ce8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482.pdf" xlink:type="simple">pm0482.pdf</text:a></text:p>
          </table:table-cell>
          <table:table-cell table:style-name="ce10" office:value-type="string" calcext:value-type="string">
            <text:p><text:a xlink:href="https://www.projectmadurai.org/pm_etexts/utf8/pmuni0482.html" xlink:type="simple">pmuni048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83" calcext:value-type="float">
            <text:p>483</text:p>
          </table:table-cell>
          <table:table-cell table:style-name="ce4" office:value-type="string" calcext:value-type="string">
            <text:p>சிறுபாணாற்றுப்படை / நச்சினார்கினியர் உரை</text:p>
          </table:table-cell>
          <table:table-cell table:style-name="ce7" office:value-type="string" calcext:value-type="string">
            <text:p>உ.வே. சாமிநாத அய்யர் (தொகுப்பு)</text:p>
          </table:table-cell>
          <table:table-cell table:style-name="ce7" office:value-type="string" calcext:value-type="string">
            <text:p>சங்ககாலம் - பத்துப்பாட்டு</text:p>
          </table:table-cell>
          <table:table-cell table:style-name="ce10" office:value-type="string" calcext:value-type="string">
            <text:p><text:a xlink:href="https://www.projectmadurai.org/pm_etexts/pdf/pm0483.pdf" xlink:type="simple">pm0483.pdf</text:a></text:p>
          </table:table-cell>
          <table:table-cell table:style-name="ce10" office:value-type="string" calcext:value-type="string">
            <text:p><text:a xlink:href="https://www.projectmadurai.org/pm_etexts/utf8/pmuni0483.html" xlink:type="simple">pmuni048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5" office:value-type="string" calcext:value-type="string">
            <text:p>நெடுநல்வாடை / நச்சினார்கினியர் உரை</text:p>
          </table:table-cell>
          <table:table-cell table:style-name="ce8" office:value-type="string" calcext:value-type="string">
            <text:p>உ.வே. சாமிநாத அய்யர் (தொகுப்பு)</text:p>
          </table:table-cell>
          <table:table-cell table:style-name="ce8" office:value-type="string" calcext:value-type="string">
            <text:p>சங்ககாலம் - பத்துப்பாட்டு</text:p>
          </table:table-cell>
          <table:table-cell table:style-name="ce10" office:value-type="string" calcext:value-type="string">
            <text:p><text:a xlink:href="https://www.projectmadurai.org/pm_etexts/pdf/pm0484.pdf" xlink:type="simple">pm0484.pdf</text:a></text:p>
          </table:table-cell>
          <table:table-cell table:style-name="ce10" office:value-type="string" calcext:value-type="string">
            <text:p><text:a xlink:href="https://www.projectmadurai.org/pm_etexts/utf8/pmuni0484.html" xlink:type="simple">pmuni048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85" calcext:value-type="float">
            <text:p>485</text:p>
          </table:table-cell>
          <table:table-cell table:style-name="ce4" office:value-type="string" calcext:value-type="string">
            <text:p>தமிழ் இன்பம்</text:p>
          </table:table-cell>
          <table:table-cell table:style-name="ce7" office:value-type="string" calcext:value-type="string">
            <text:p>ரா.பி.சேதுப்பிள்ளை</text:p>
          </table:table-cell>
          <table:table-cell table:style-name="ce7" office:value-type="string" calcext:value-type="string">
            <text:p>இலக்கியக் கட்டுரைகள்</text:p>
          </table:table-cell>
          <table:table-cell table:style-name="ce10" office:value-type="string" calcext:value-type="string">
            <text:p><text:a xlink:href="https://www.projectmadurai.org/pm_etexts/pdf/pm0485.pdf" xlink:type="simple">pm0485.pdf</text:a></text:p>
          </table:table-cell>
          <table:table-cell table:style-name="ce10" office:value-type="string" calcext:value-type="string">
            <text:p><text:a xlink:href="https://www.projectmadurai.org/pm_etexts/utf8/pmuni0485.html" xlink:type="simple">pmuni048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5" office:value-type="string" calcext:value-type="string">
            <text:p>காஞ்சிப் புராணம் / காண்டம் 2, பகுதி 1 /1. திருக்கண்புதைத்த படலம் ( செய்யுள் 1-285)</text:p>
          </table:table-cell>
          <table:table-cell table:style-name="ce8" office:value-type="string" calcext:value-type="string">
            <text:p>கச்சியப்ப முனிவர்</text:p>
          </table:table-cell>
          <table:table-cell table:style-name="ce8" office:value-type="string" calcext:value-type="string">
            <text:p>புராணம்</text:p>
          </table:table-cell>
          <table:table-cell table:style-name="ce10" office:value-type="string" calcext:value-type="string">
            <text:p><text:a xlink:href="https://www.projectmadurai.org/pm_etexts/pdf/pm0486.pdf" xlink:type="simple">pm0486.pdf</text:a></text:p>
          </table:table-cell>
          <table:table-cell table:style-name="ce10" office:value-type="string" calcext:value-type="string">
            <text:p><text:a xlink:href="https://www.projectmadurai.org/pm_etexts/utf8/pmuni0486.html" xlink:type="simple">pmuni048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87" calcext:value-type="float">
            <text:p>487</text:p>
          </table:table-cell>
          <table:table-cell table:style-name="ce4" office:value-type="string" calcext:value-type="string">
            <text:p>பொருநராற்றுப்படை / நச்சினார்கினியர் உரை</text:p>
          </table:table-cell>
          <table:table-cell table:style-name="ce7" office:value-type="string" calcext:value-type="string">
            <text:p>உ.வே. சாமிநாத அய்யர் (தொகுப்பு)</text:p>
          </table:table-cell>
          <table:table-cell table:style-name="ce7" office:value-type="string" calcext:value-type="string">
            <text:p>சங்ககாலம் - பத்துப்பாட்டு</text:p>
          </table:table-cell>
          <table:table-cell table:style-name="ce10" office:value-type="string" calcext:value-type="string">
            <text:p><text:a xlink:href="https://www.projectmadurai.org/pm_etexts/pdf/pm0487.pdf" xlink:type="simple">pm0487.pdf</text:a></text:p>
          </table:table-cell>
          <table:table-cell table:style-name="ce10" office:value-type="string" calcext:value-type="string">
            <text:p><text:a xlink:href="https://www.projectmadurai.org/pm_etexts/utf8/pmuni0487.html" xlink:type="simple">pmuni048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5" office:value-type="string" calcext:value-type="string">
            <text:p>முல்லைப்பாட்டு/ நச்சினார்கினியர் உரை</text:p>
          </table:table-cell>
          <table:table-cell table:style-name="ce8" office:value-type="string" calcext:value-type="string">
            <text:p>உ.வே. சாமிநாத அய்யர் (தொகுப்பு)</text:p>
          </table:table-cell>
          <table:table-cell table:style-name="ce8" office:value-type="string" calcext:value-type="string">
            <text:p>சங்ககாலம் - பத்துப்பாட்டு</text:p>
          </table:table-cell>
          <table:table-cell table:style-name="ce10" office:value-type="string" calcext:value-type="string">
            <text:p><text:a xlink:href="https://www.projectmadurai.org/pm_etexts/pdf/pm0488.pdf" xlink:type="simple">pm0488.pdf</text:a></text:p>
          </table:table-cell>
          <table:table-cell table:style-name="ce10" office:value-type="string" calcext:value-type="string">
            <text:p><text:a xlink:href="https://www.projectmadurai.org/pm_etexts/utf8/pmuni0488.html" xlink:type="simple">pmuni048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89" calcext:value-type="float">
            <text:p>489</text:p>
          </table:table-cell>
          <table:table-cell table:style-name="ce4" office:value-type="string" calcext:value-type="string">
            <text:p>சமீபத்திய மலையாளச் சிறுகதைகள்</text:p>
          </table:table-cell>
          <table:table-cell table:style-name="ce7" office:value-type="string" calcext:value-type="string">
            <text:p>எம். முகுந்தன் (தொகுப்பு)/ ம. இராஜாராம் (மொழிபெயர்ப்பு)</text:p>
          </table:table-cell>
          <table:table-cell table:style-name="ce7" office:value-type="string" calcext:value-type="string">
            <text:p>சிறுகதைகள் தொகுப்பு</text:p>
          </table:table-cell>
          <table:table-cell table:style-name="ce10" office:value-type="string" calcext:value-type="string">
            <text:p><text:a xlink:href="https://www.projectmadurai.org/pm_etexts/pdf/pm0489.pdf" xlink:type="simple">pm0489.pdf</text:a></text:p>
          </table:table-cell>
          <table:table-cell table:style-name="ce10" office:value-type="string" calcext:value-type="string">
            <text:p><text:a xlink:href="https://www.projectmadurai.org/pm_etexts/utf8/pmuni0489.html" xlink:type="simple">pmuni048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5" office:value-type="string" calcext:value-type="string">
            <text:p>அகநானூறு - களிற்றியானை நிரை (செய்யுள் 1-120 /2 பாகங்களாக)</text:p>
          </table:table-cell>
          <table:table-cell table:style-name="ce8" office:value-type="string" calcext:value-type="string">
            <text:p>எம். முகுந்தன் (தொகுப்பு)/ ம. இராஜாராம் (மொழிபெயர்ப்பு)</text:p>
          </table:table-cell>
          <table:table-cell table:style-name="ce8" office:value-type="string" calcext:value-type="string">
            <text:p>சங்ககாலம் – எட்டுத்தொகை</text:p>
          </table:table-cell>
          <table:table-cell table:style-name="ce10" office:value-type="string" calcext:value-type="string">
            <text:p><text:a xlink:href="https://www.projectmadurai.org/pm_etexts/pdf/pm0490_01.pdf" xlink:type="simple">pm0490_01.pdf
pm0490_02.pdf</text:a></text:p>
          </table:table-cell>
          <table:table-cell table:style-name="ce10" office:value-type="string" calcext:value-type="string">
            <text:p><text:a xlink:href="https://www.projectmadurai.org/pm_etexts/utf8/pmuni0490_01.html" xlink:type="simple">pmuni0490_01.html
pmuni0490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91" calcext:value-type="float">
            <text:p>491</text:p>
          </table:table-cell>
          <table:table-cell table:style-name="ce4" office:value-type="string" calcext:value-type="string">
            <text:p>காஞ்சிப் புராணம் / காண்டம் 2, பகுதி 2 / 2. கழுவாய்ப்படலம் (செய்யுள் 286 -707)</text:p>
          </table:table-cell>
          <table:table-cell table:style-name="ce7" office:value-type="string" calcext:value-type="string">
            <text:p>பொ.வே. சோமசுந்தரனார் விளக்கவுரை</text:p>
          </table:table-cell>
          <table:table-cell table:style-name="ce7" office:value-type="string" calcext:value-type="string">
            <text:p>புராணம்</text:p>
          </table:table-cell>
          <table:table-cell table:style-name="ce10" office:value-type="string" calcext:value-type="string">
            <text:p><text:a xlink:href="https://www.projectmadurai.org/pm_etexts/pdf/pm0491.pdf" xlink:type="simple">pm0491.pdf</text:a></text:p>
          </table:table-cell>
          <table:table-cell table:style-name="ce10" office:value-type="string" calcext:value-type="string">
            <text:p><text:a xlink:href="https://www.projectmadurai.org/pm_etexts/utf8/pmuni0491.html" xlink:type="simple">pmuni049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5" office:value-type="string" calcext:value-type="string">
            <text:p>பெரும்பாணாற்றுப்படை / நச்சினார்கினியர் உரை</text:p>
          </table:table-cell>
          <table:table-cell table:style-name="ce8" office:value-type="string" calcext:value-type="string">
            <text:p>உ.வே. சாமிநாத அய்யர் (தொகுப்பு)</text:p>
          </table:table-cell>
          <table:table-cell table:style-name="ce8" office:value-type="string" calcext:value-type="string">
            <text:p>சங்ககாலம் - பத்துப்பாட்டு</text:p>
          </table:table-cell>
          <table:table-cell table:style-name="ce10" office:value-type="string" calcext:value-type="string">
            <text:p><text:a xlink:href="https://www.projectmadurai.org/pm_etexts/pdf/pm0492.pdf" xlink:type="simple">pm0492.pdf</text:a></text:p>
          </table:table-cell>
          <table:table-cell table:style-name="ce10" office:value-type="string" calcext:value-type="string">
            <text:p><text:a xlink:href="https://www.projectmadurai.org/pm_etexts/utf8/pmuni0492.html" xlink:type="simple">pmuni049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93" calcext:value-type="float">
            <text:p>493</text:p>
          </table:table-cell>
          <table:table-cell table:style-name="ce4" office:value-type="string" calcext:value-type="string">
            <text:p>திருமுருகாற்றுப்படை / நச்சினார்கினியர் உரை</text:p>
          </table:table-cell>
          <table:table-cell table:style-name="ce7" office:value-type="string" calcext:value-type="string">
            <text:p>உ.வே. சாமிநாத அய்யர் (தொகுப்பு)</text:p>
          </table:table-cell>
          <table:table-cell table:style-name="ce7" office:value-type="string" calcext:value-type="string">
            <text:p>சங்ககாலம் - பத்துப்பாட்டு</text:p>
          </table:table-cell>
          <table:table-cell table:style-name="ce10" office:value-type="string" calcext:value-type="string">
            <text:p><text:a xlink:href="https://www.projectmadurai.org/pm_etexts/pdf/pm0493.pdf" xlink:type="simple">pm0493.pdf</text:a></text:p>
          </table:table-cell>
          <table:table-cell table:style-name="ce10" office:value-type="string" calcext:value-type="string">
            <text:p><text:a xlink:href="https://www.projectmadurai.org/pm_etexts/utf8/pmuni0493.html" xlink:type="simple">pmuni049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5" office:value-type="string" calcext:value-type="string">
            <text:p>புற நானூறு - மூலமும்; உரையும் /பாகம் 1 /பாடல்கள் 1-200)</text:p>
          </table:table-cell>
          <table:table-cell table:style-name="ce8" office:value-type="string" calcext:value-type="string">
            <text:p>ஔவை துரைசாமி பிள்ளை விளக்க உரை</text:p>
          </table:table-cell>
          <table:table-cell table:style-name="ce8" office:value-type="string" calcext:value-type="string">
            <text:p>சங்ககாலம் – எட்டுத்தொகை</text:p>
          </table:table-cell>
          <table:table-cell table:style-name="ce10" office:value-type="string" calcext:value-type="string">
            <text:p><text:a xlink:href="https://www.projectmadurai.org/pm_etexts/pdf/pm0494_01.pdf" xlink:type="simple">pm0494_01.pdf
pm0494_02.pdf
pm0494_03.pdf</text:a></text:p>
          </table:table-cell>
          <table:table-cell table:style-name="ce10" office:value-type="string" calcext:value-type="string">
            <text:p><text:a xlink:href="https://www.projectmadurai.org/pm_etexts/utf8/pmuni0494_01.html" xlink:type="simple">pmuni0494_01.html
pmuni0494_02.html
pmuni0494_0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95" calcext:value-type="float">
            <text:p>495</text:p>
          </table:table-cell>
          <table:table-cell table:style-name="ce4" office:value-type="string" calcext:value-type="string">
            <text:p>குறிஞ்சிப் பாட்டு / நச்சினார்கினியர் உரை</text:p>
          </table:table-cell>
          <table:table-cell table:style-name="ce7" office:value-type="string" calcext:value-type="string">
            <text:p>உ.வே. சாமிநாத அய்யர் (தொகுப்பு)</text:p>
          </table:table-cell>
          <table:table-cell table:style-name="ce7" office:value-type="string" calcext:value-type="string">
            <text:p>சங்ககாலம் - பத்துப்பாட்டு</text:p>
          </table:table-cell>
          <table:table-cell table:style-name="ce10" office:value-type="string" calcext:value-type="string">
            <text:p><text:a xlink:href="https://www.projectmadurai.org/pm_etexts/pdf/pm0495.pdf" xlink:type="simple">pm0495.pdf</text:a></text:p>
          </table:table-cell>
          <table:table-cell table:style-name="ce10" office:value-type="string" calcext:value-type="string">
            <text:p><text:a xlink:href="https://www.projectmadurai.org/pm_etexts/utf8/pmuni0495.html" xlink:type="simple">pmuni049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5" office:value-type="string" calcext:value-type="string">
            <text:p>மதுரைக் காஞ்சி / நச்சினார்கினியர் உரை</text:p>
          </table:table-cell>
          <table:table-cell table:style-name="ce8" office:value-type="string" calcext:value-type="string">
            <text:p>உ.வே. சாமிநாத அய்யர் (தொகுப்பு)</text:p>
          </table:table-cell>
          <table:table-cell table:style-name="ce8" office:value-type="string" calcext:value-type="string">
            <text:p>சங்ககாலம் - பத்துப்பாட்டு</text:p>
          </table:table-cell>
          <table:table-cell table:style-name="ce10" office:value-type="string" calcext:value-type="string">
            <text:p><text:a xlink:href="https://www.projectmadurai.org/pm_etexts/pdf/pm0496.pdf" xlink:type="simple">pm0496.pdf</text:a></text:p>
          </table:table-cell>
          <table:table-cell table:style-name="ce10" office:value-type="string" calcext:value-type="string">
            <text:p><text:a xlink:href="https://www.projectmadurai.org/pm_etexts/utf8/pmuni0496.html" xlink:type="simple">pmuni049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97" calcext:value-type="float">
            <text:p>497</text:p>
          </table:table-cell>
          <table:table-cell table:style-name="ce4" office:value-type="string" calcext:value-type="string">
            <text:p>திருவிளையாடற் புராணம் (திருவாலவாய் மான்மியம்) / 3. திருவாலவாய்க் காண்டம் (படலம் 49-65)</text:p>
          </table:table-cell>
          <table:table-cell table:style-name="ce7" office:value-type="string" calcext:value-type="string">
            <text:p>பரஞ்சோதி முனிவர்</text:p>
          </table:table-cell>
          <table:table-cell table:style-name="ce7" office:value-type="string" calcext:value-type="string">
            <text:p>புராணம்</text:p>
          </table:table-cell>
          <table:table-cell table:style-name="ce10" office:value-type="string" calcext:value-type="string">
            <text:p><text:a xlink:href="https://www.projectmadurai.org/pm_etexts/pdf/pm0497.pdf" xlink:type="simple">pm0497.pdf</text:a></text:p>
          </table:table-cell>
          <table:table-cell table:style-name="ce10" office:value-type="string" calcext:value-type="string">
            <text:p><text:a xlink:href="https://www.projectmadurai.org/pm_etexts/utf8/pmuni0497.html" xlink:type="simple">pmuni049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5" office:value-type="string" calcext:value-type="string">
            <text:p>காஞ்சிப் புராணம் / காண்டம் 2, பகுதி 3 (789-1067)/அந்தருவேதிப்படலம்; நகரேற்றுப்படலம்</text:p>
          </table:table-cell>
          <table:table-cell table:style-name="ce8" office:value-type="string" calcext:value-type="string">
            <text:p>கச்சியப்ப முனிவர்</text:p>
          </table:table-cell>
          <table:table-cell table:style-name="ce8" office:value-type="string" calcext:value-type="string">
            <text:p>புராணம்</text:p>
          </table:table-cell>
          <table:table-cell table:style-name="ce10" office:value-type="string" calcext:value-type="string">
            <text:p><text:a xlink:href="https://www.projectmadurai.org/pm_etexts/pdf/pm0498.pdf" xlink:type="simple">pm0498.pdf</text:a></text:p>
          </table:table-cell>
          <table:table-cell table:style-name="ce10" office:value-type="string" calcext:value-type="string">
            <text:p><text:a xlink:href="https://www.projectmadurai.org/pm_etexts/utf8/pmuni0498.html" xlink:type="simple">pmuni049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499" calcext:value-type="float">
            <text:p>499</text:p>
          </table:table-cell>
          <table:table-cell table:style-name="ce4" office:value-type="string" calcext:value-type="string">
            <text:p>ஐந்திணை எழுபது</text:p>
          </table:table-cell>
          <table:table-cell table:style-name="ce7" office:value-type="string" calcext:value-type="string">
            <text:p>மூவாதியர் / அ. நடராசபிள்ளை விளக்க வுரை</text:p>
          </table:table-cell>
          <table:table-cell table:style-name="ce7" office:value-type="string" calcext:value-type="string">
            <text:p>நீதிநெறி – பதினெண்கீழ்க்கணக்கு</text:p>
          </table:table-cell>
          <table:table-cell table:number-columns-repeated="2" table:style-name="ce7" office:value-type="string" calcext:value-type="string">
            <text:p>not available (withdrawn)</text:p>
          </table:table-cell>
          <table:table-cell table:number-columns-repeated="1018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5" office:value-type="string" calcext:value-type="string">
            <text:p>தொல்காப்பியம் / பொருளதிகாரம்: அகத்திணையியல் (பாகம் 1)/பொருளதிகாரம்: புறத்திணையியல் (பாகம் 2)</text:p>
          </table:table-cell>
          <table:table-cell table:style-name="ce8" office:value-type="string" calcext:value-type="string">
            <text:p>நச்சினார்கினியர் உரை</text:p>
          </table:table-cell>
          <table:table-cell table:style-name="ce8" office:value-type="string" calcext:value-type="string">
            <text:p>இலக்கணம்</text:p>
          </table:table-cell>
          <table:table-cell table:style-name="ce10" office:value-type="string" calcext:value-type="string">
            <text:p><text:a xlink:href="https://www.projectmadurai.org/pm_etexts/pdf/pm0500_01.pdf" xlink:type="simple">pm0500_01.pdf
pm0500_02.pdf</text:a></text:p>
          </table:table-cell>
          <table:table-cell table:style-name="ce10" office:value-type="string" calcext:value-type="string">
            <text:p><text:a xlink:href="https://www.projectmadurai.org/pm_etexts/utf8/pmuni0500_01.html" xlink:type="simple">pmuni0500_01.html
pmuni0500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01" calcext:value-type="float">
            <text:p>501</text:p>
          </table:table-cell>
          <table:table-cell table:style-name="ce4" office:value-type="string" calcext:value-type="string">
            <text:p>காஞ்சிப் புராணம் / காண்டம் 2, பகுதி 4 / 5. தீர்த்தவிசேடப்படலம் (செய்யுள் 1067-1224)</text:p>
          </table:table-cell>
          <table:table-cell table:style-name="ce7" office:value-type="string" calcext:value-type="string">
            <text:p>கச்சியப்ப முனிவர்</text:p>
          </table:table-cell>
          <table:table-cell table:style-name="ce7" office:value-type="string" calcext:value-type="string">
            <text:p>புராணம்</text:p>
          </table:table-cell>
          <table:table-cell table:style-name="ce10" office:value-type="string" calcext:value-type="string">
            <text:p><text:a xlink:href="https://www.projectmadurai.org/pm_etexts/pdf/pm0501.pdf" xlink:type="simple">pm0501.pdf</text:a></text:p>
          </table:table-cell>
          <table:table-cell table:style-name="ce10" office:value-type="string" calcext:value-type="string">
            <text:p><text:a xlink:href="https://www.projectmadurai.org/pm_etexts/utf8/pmuni0501.html" xlink:type="simple">pmuni050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5" office:value-type="string" calcext:value-type="string">
            <text:p>உதயணன் சரித்திரச் சுருக்கம் (பெருங்கதையைத் தழுவிய வசனம்)</text:p>
          </table:table-cell>
          <table:table-cell table:style-name="ce8" office:value-type="string" calcext:value-type="string">
            <text:p>உ.வே. சாமிநாத அய்யர்</text:p>
          </table:table-cell>
          <table:table-cell table:style-name="ce8" office:value-type="string" calcext:value-type="string">
            <text:p>காப்பியம்</text:p>
          </table:table-cell>
          <table:table-cell table:style-name="ce10" office:value-type="string" calcext:value-type="string">
            <text:p><text:a xlink:href="https://www.projectmadurai.org/pm_etexts/pdf/pm0502.pdf" xlink:type="simple">pm0502.pdf</text:a></text:p>
          </table:table-cell>
          <table:table-cell table:style-name="ce10" office:value-type="string" calcext:value-type="string">
            <text:p><text:a xlink:href="https://www.projectmadurai.org/pm_etexts/utf8/pmuni0502.html" xlink:type="simple">pmuni05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4" office:value-type="string" calcext:value-type="string">
            <text:p>பாண்டிமாதேவி (சரித்திர நாவல் / 3 பாகங்கள்)</text:p>
          </table:table-cell>
          <table:table-cell table:style-name="ce7" office:value-type="string" calcext:value-type="string">
            <text:p>தீபம் நா. பார்த்தசாரதி</text:p>
          </table:table-cell>
          <table:table-cell table:style-name="ce7" office:value-type="string" calcext:value-type="string">
            <text:p>சரித்திர நாவல்</text:p>
          </table:table-cell>
          <table:table-cell table:style-name="ce10" office:value-type="string" calcext:value-type="string">
            <text:p><text:a xlink:href="https://www.projectmadurai.org/pm_etexts/pdf/pm0503_01.pdf" xlink:type="simple">pm0503_01.pdf
pm0503_02.pdf
pm0503_03.pdf</text:a></text:p>
          </table:table-cell>
          <table:table-cell table:style-name="ce10" office:value-type="string" calcext:value-type="string">
            <text:p><text:a xlink:href="https://www.projectmadurai.org/pm_etexts/utf8/pmuni0503_01.html" xlink:type="simple">pmuni0503_01.html
pmuni0503_02.html
pmuni0503_0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5" office:value-type="string" calcext:value-type="string">
            <text:p>பாரதம் (பொழிப்புரையுடன்)</text:p>
          </table:table-cell>
          <table:table-cell table:style-name="ce8" office:value-type="string" calcext:value-type="string">
            <text:p>எம். முகுந்தன் (தொகுப்பு)/ ம. இராஜாராம் (மொழிபெயர்ப்பு)</text:p>
          </table:table-cell>
          <table:table-cell table:style-name="ce8" office:value-type="string" calcext:value-type="string">
            <text:p>காப்பியம்</text:p>
          </table:table-cell>
          <table:table-cell table:style-name="ce10" office:value-type="string" calcext:value-type="string">
            <text:p><text:a xlink:href="https://www.projectmadurai.org/pm_etexts/pdf/pm0504.pdf" xlink:type="simple">pm0504.pdf</text:a></text:p>
          </table:table-cell>
          <table:table-cell table:style-name="ce10" office:value-type="string" calcext:value-type="string">
            <text:p><text:a xlink:href="https://www.projectmadurai.org/pm_etexts/utf8/pmuni0504.html" xlink:type="simple">pmuni050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05" calcext:value-type="float">
            <text:p>505</text:p>
          </table:table-cell>
          <table:table-cell table:style-name="ce4" office:value-type="string" calcext:value-type="string">
            <text:p>மலைபடுகடாம் - மூலமும் நச்சினார்கினியர் உரையும்</text:p>
          </table:table-cell>
          <table:table-cell table:style-name="ce7" office:value-type="string" calcext:value-type="string">
            <text:p>கபிலர் / உ.வே. சாமிநாத அய்யர் (தொகுப்பு)</text:p>
          </table:table-cell>
          <table:table-cell table:style-name="ce7" office:value-type="string" calcext:value-type="string">
            <text:p>சங்ககாலம் - பத்துப்பாட்டு</text:p>
          </table:table-cell>
          <table:table-cell table:style-name="ce10" office:value-type="string" calcext:value-type="string">
            <text:p><text:a xlink:href="https://www.projectmadurai.org/pm_etexts/pdf/pm0505.pdf" xlink:type="simple">pm0505.pdf</text:a></text:p>
          </table:table-cell>
          <table:table-cell table:style-name="ce10" office:value-type="string" calcext:value-type="string">
            <text:p><text:a xlink:href="https://www.projectmadurai.org/pm_etexts/utf8/pmuni0505.html" xlink:type="simple">pmuni050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5" office:value-type="string" calcext:value-type="string">
            <text:p>பொருநராற்றுப்படை - மூலமும் நச்சினார்கினியர் உரையும்</text:p>
          </table:table-cell>
          <table:table-cell table:style-name="ce8" office:value-type="string" calcext:value-type="string">
            <text:p>முடத்தமக் கண்ணியார் / உ.வே. சாமிநாத அய்யர் (தொகுப்பு)</text:p>
          </table:table-cell>
          <table:table-cell table:style-name="ce8" office:value-type="string" calcext:value-type="string">
            <text:p>சங்ககாலம் - பத்துப்பாட்டு</text:p>
          </table:table-cell>
          <table:table-cell table:style-name="ce10" office:value-type="string" calcext:value-type="string">
            <text:p><text:a xlink:href="https://www.projectmadurai.org/pm_etexts/pdf/pm0506.pdf" xlink:type="simple">pm0506.pdf</text:a></text:p>
          </table:table-cell>
          <table:table-cell table:style-name="ce10" office:value-type="string" calcext:value-type="string">
            <text:p><text:a xlink:href="https://www.projectmadurai.org/pm_etexts/utf8/pmuni0506.html" xlink:type="simple">pmuni050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07" calcext:value-type="float">
            <text:p>507</text:p>
          </table:table-cell>
          <table:table-cell table:style-name="ce4" office:value-type="string" calcext:value-type="string">
            <text:p>குண்டலகேசி (காப்பியம்)</text:p>
          </table:table-cell>
          <table:table-cell table:style-name="ce7" office:value-type="string" calcext:value-type="string">
            <text:p>பொ.வே. சோமசுந்தரனார் (விளக்கவுரை)</text:p>
          </table:table-cell>
          <table:table-cell table:style-name="ce7" office:value-type="string" calcext:value-type="string">
            <text:p>காப்பியம்</text:p>
          </table:table-cell>
          <table:table-cell table:style-name="ce10" office:value-type="string" calcext:value-type="string">
            <text:p><text:a xlink:href="https://www.projectmadurai.org/pm_etexts/pdf/pm0507.pdf" xlink:type="simple">pm0507.pdf</text:a></text:p>
          </table:table-cell>
          <table:table-cell table:style-name="ce10" office:value-type="string" calcext:value-type="string">
            <text:p><text:a xlink:href="https://www.projectmadurai.org/pm_etexts/utf8/pmuni0507.html" xlink:type="simple">pmuni050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5" office:value-type="string" calcext:value-type="string">
            <text:p>யசோதர காவியம் - மூலமும் - பாகம் 1; 2</text:p>
          </table:table-cell>
          <table:table-cell table:style-name="ce8" office:value-type="string" calcext:value-type="string">
            <text:p>ஔவை துரைசாமி பிள்ளை (உரை )</text:p>
          </table:table-cell>
          <table:table-cell table:style-name="ce8" office:value-type="string" calcext:value-type="string">
            <text:p>காப்பியம்</text:p>
          </table:table-cell>
          <table:table-cell table:style-name="ce10" office:value-type="string" calcext:value-type="string">
            <text:p><text:a xlink:href="https://www.projectmadurai.org/pm_etexts/pdf/pm0508_01.pdf" xlink:type="simple">pm0508_01.pdf
pm0508_02.pdf</text:a></text:p>
          </table:table-cell>
          <table:table-cell table:style-name="ce10" office:value-type="string" calcext:value-type="string">
            <text:p><text:a xlink:href="https://www.projectmadurai.org/pm_etexts/utf8/pmuni0508_01.html" xlink:type="simple">pmuni0508_01.html
pmuni0508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table:style-name="ce4" office:value-type="string" calcext:value-type="string">
            <text:p>சீவக சிந்தாமணி - சுருக்கம் - உரைக் குறிப்புக்களுடன்</text:p>
          </table:table-cell>
          <table:table-cell table:style-name="ce7" office:value-type="string" calcext:value-type="string">
            <text:p>ஔவை துரைசாமிப்பிள்ளை (தொகுப்பு)</text:p>
          </table:table-cell>
          <table:table-cell table:style-name="ce7" office:value-type="string" calcext:value-type="string">
            <text:p>காப்பியம்</text:p>
          </table:table-cell>
          <table:table-cell table:style-name="ce10" office:value-type="string" calcext:value-type="string">
            <text:p><text:a xlink:href="https://www.projectmadurai.org/pm_etexts/pdf/pm0509_01.pdf" xlink:type="simple">pm0509_01.pdf
pm0509_02.pdf</text:a></text:p>
          </table:table-cell>
          <table:table-cell table:style-name="ce10" office:value-type="string" calcext:value-type="string">
            <text:p><text:a xlink:href="https://www.projectmadurai.org/pm_etexts/utf8/pmuni0509_01.html" xlink:type="simple">pmuni0509_01.html
pmuni0509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5" office:value-type="string" calcext:value-type="string">
            <text:p>குன்றைக்குடி மயூரகிரிநாதர் பிள்ளைத்தமிழ்</text:p>
          </table:table-cell>
          <table:table-cell table:style-name="ce8" office:value-type="string" calcext:value-type="string">
            <text:p>மழவைராயனேந்தல் சுப்பிரமணிய பாரதியார்</text:p>
          </table:table-cell>
          <table:table-cell table:style-name="ce8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510.pdf" xlink:type="simple">pm0510.pdf</text:a></text:p>
          </table:table-cell>
          <table:table-cell table:style-name="ce10" office:value-type="string" calcext:value-type="string">
            <text:p><text:a xlink:href="https://www.projectmadurai.org/pm_etexts/utf8/pmuni0510.html" xlink:type="simple">pmuni051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11" calcext:value-type="float">
            <text:p>511</text:p>
          </table:table-cell>
          <table:table-cell table:style-name="ce4" office:value-type="string" calcext:value-type="string">
            <text:p>திருமாலிருஞ் சோலைமலை அழகர் பிள்ளைத் தமிழ்</text:p>
          </table:table-cell>
          <table:table-cell table:style-name="ce7" office:value-type="string" calcext:value-type="string">
            <text:p>காளருத்திரர்</text:p>
          </table:table-cell>
          <table:table-cell table:style-name="ce7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511.pdf" xlink:type="simple">pm0511.pdf</text:a></text:p>
          </table:table-cell>
          <table:table-cell table:style-name="ce10" office:value-type="string" calcext:value-type="string">
            <text:p><text:a xlink:href="https://www.projectmadurai.org/pm_etexts/utf8/pmuni0511.html" xlink:type="simple">pmuni051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5" office:value-type="string" calcext:value-type="string">
            <text:p>நாலாயிர திவ்ய பிரபந்தம் - ஆங்கில மொழிபெயர்ப்பு (மூல பாசுரங்களுடன்)- பாகம் 1; 2 (பாசுரங்கள் 1 - 947)</text:p>
          </table:table-cell>
          <table:table-cell table:style-name="ce8" office:value-type="string" calcext:value-type="string">
            <text:p>கௌசல்யா ஹார்ட்</text:p>
          </table:table-cell>
          <table:table-cell table:style-name="ce8" office:value-type="string" calcext:value-type="string">
            <text:p>சமயம் - வைணவம்</text:p>
          </table:table-cell>
          <table:table-cell table:style-name="ce10" office:value-type="string" calcext:value-type="string">
            <text:p><text:a xlink:href="https://www.projectmadurai.org/pm_etexts/pdf/pm0512_01.pdf" xlink:type="simple">pm0512_01.pdf
pm0512_02.pdf</text:a></text:p>
          </table:table-cell>
          <table:table-cell table:style-name="ce10" office:value-type="string" calcext:value-type="string">
            <text:p><text:a xlink:href="https://www.projectmadurai.org/pm_etexts/utf8/pmuni0512_01.html" xlink:type="simple">pmuni0512_01.html
pmuni0512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13" calcext:value-type="float">
            <text:p>513</text:p>
          </table:table-cell>
          <table:table-cell table:style-name="ce4" office:value-type="string" calcext:value-type="string">
            <text:p>சைவ வினாவிடை (புத்தகம் 1; 2)</text:p>
          </table:table-cell>
          <table:table-cell table:style-name="ce7" office:value-type="string" calcext:value-type="string">
            <text:p>ஆறுமுக நாவலர்</text:p>
          </table:table-cell>
          <table:table-cell table:style-name="ce7" office:value-type="string" calcext:value-type="string">
            <text:p>சமயம் - சைவம்</text:p>
          </table:table-cell>
          <table:table-cell table:style-name="ce10" office:value-type="string" calcext:value-type="string">
            <text:p><text:a xlink:href="https://www.projectmadurai.org/pm_etexts/pdf/pm0513.pdf" xlink:type="simple">pm0513.pdf</text:a></text:p>
          </table:table-cell>
          <table:table-cell table:style-name="ce10" office:value-type="string" calcext:value-type="string">
            <text:p><text:a xlink:href="https://www.projectmadurai.org/pm_etexts/utf8/pmuni0513.html" xlink:type="simple">pmuni051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5" office:value-type="string" calcext:value-type="string">
            <text:p>அங்கே இப்போ என்ன நேரம் (கட்டுரைகள்) - பாகம் 1; 2</text:p>
          </table:table-cell>
          <table:table-cell table:style-name="ce8" office:value-type="string" calcext:value-type="string">
            <text:p>அ. முத்துலிங்கம்</text:p>
          </table:table-cell>
          <table:table-cell table:style-name="ce8" office:value-type="string" calcext:value-type="string">
            <text:p>கட்டுரைகள்</text:p>
          </table:table-cell>
          <table:table-cell table:style-name="ce10" office:value-type="string" calcext:value-type="string">
            <text:p><text:a xlink:href="https://www.projectmadurai.org/pm_etexts/pdf/pm0514_01.pdf" xlink:type="simple">pm0514_01.pdf
pm0514_02.pdf</text:a></text:p>
          </table:table-cell>
          <table:table-cell table:style-name="ce10" office:value-type="string" calcext:value-type="string">
            <text:p><text:a xlink:href="https://www.projectmadurai.org/pm_etexts/utf8/pmuni0514_01.html" xlink:type="simple">pmuni0514_01.html
pmuni0514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15" calcext:value-type="float">
            <text:p>515</text:p>
          </table:table-cell>
          <table:table-cell table:style-name="ce4" office:value-type="string" calcext:value-type="string">
            <text:p>பிங்கல நிகண்டு (பிங்கலந்தை) (1-2310)</text:p>
          </table:table-cell>
          <table:table-cell table:style-name="ce7" office:value-type="string" calcext:value-type="string">
            <text:p>பிங்கலமுனிவர்</text:p>
          </table:table-cell>
          <table:table-cell table:style-name="ce7" office:value-type="string" calcext:value-type="string">
            <text:p>நிகண்டு</text:p>
          </table:table-cell>
          <table:table-cell table:style-name="ce10" office:value-type="string" calcext:value-type="string">
            <text:p><text:a xlink:href="https://www.projectmadurai.org/pm_etexts/pdf/pm0515_01.pdf" xlink:type="simple">pm0515_01.pdf
pm0515_02.pdf</text:a></text:p>
          </table:table-cell>
          <table:table-cell table:style-name="ce10" office:value-type="string" calcext:value-type="string">
            <text:p><text:a xlink:href="https://www.projectmadurai.org/pm_etexts/utf8/pmuni0515_01.html" xlink:type="simple">pmuni0515_01.html
pmuni0515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5" office:value-type="string" calcext:value-type="string">
            <text:p>தொல்காப்பியம் / எழுத்ததிகாரம்</text:p>
          </table:table-cell>
          <table:table-cell table:style-name="ce8" office:value-type="string" calcext:value-type="string">
            <text:p>நச்சினார்கினியர் உரை</text:p>
          </table:table-cell>
          <table:table-cell table:style-name="ce8" office:value-type="string" calcext:value-type="string">
            <text:p>இலக்கணம்</text:p>
          </table:table-cell>
          <table:table-cell table:style-name="ce10" office:value-type="string" calcext:value-type="string">
            <text:p><text:a xlink:href="https://www.projectmadurai.org/pm_etexts/pdf/pm0516_01.pdf" xlink:type="simple">pm0516_01.pdf
pm0516_02.pdf</text:a></text:p>
          </table:table-cell>
          <table:table-cell table:style-name="ce10" office:value-type="string" calcext:value-type="string">
            <text:p><text:a xlink:href="https://www.projectmadurai.org/pm_etexts/utf8/pmuni0516_01.html" xlink:type="simple">pmuni0516_01.html
pmuni0516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17" calcext:value-type="float">
            <text:p>517</text:p>
          </table:table-cell>
          <table:table-cell table:style-name="ce4" office:value-type="string" calcext:value-type="string">
            <text:p>திருவாய்மொழி ((பிரபந்த பாசுரங்கள் 2791 - 3892)</text:p>
          </table:table-cell>
          <table:table-cell table:style-name="ce7" office:value-type="string" calcext:value-type="string">
            <text:p>நம்மாழ்வார் / கௌசல்யா ஹார்ட்</text:p>
          </table:table-cell>
          <table:table-cell table:style-name="ce7" office:value-type="string" calcext:value-type="string">
            <text:p>சமயம் - வைணவம்</text:p>
          </table:table-cell>
          <table:table-cell table:style-name="ce10" office:value-type="string" calcext:value-type="string">
            <text:p><text:a xlink:href="https://www.projectmadurai.org/pm_etexts/pdf/pm0517_01.pdf" xlink:type="simple">pm0517_01.pdf
pm0517_02.pdf</text:a></text:p>
          </table:table-cell>
          <table:table-cell table:style-name="ce10" office:value-type="string" calcext:value-type="string">
            <text:p><text:a xlink:href="https://www.projectmadurai.org/pm_etexts/utf8/pmuni0517_01.html" xlink:type="simple">pmuni0517_01.html
pmuni0517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5" office:value-type="string" calcext:value-type="string">
            <text:p>நாலடியார் மூலமும் விளக்கமும்</text:p>
          </table:table-cell>
          <table:table-cell table:style-name="ce8" office:value-type="string" calcext:value-type="string">
            <text:p>மகாதேவ முதலியார்</text:p>
          </table:table-cell>
          <table:table-cell table:style-name="ce8" office:value-type="string" calcext:value-type="string">
            <text:p>நீதிநெறி – பதினெண்கீழ்க்கணக்கு</text:p>
          </table:table-cell>
          <table:table-cell table:style-name="ce10" office:value-type="string" calcext:value-type="string">
            <text:p><text:a xlink:href="https://www.projectmadurai.org/pm_etexts/pdf/pm0518.pdf" xlink:type="simple">pm0518.pdf</text:a></text:p>
          </table:table-cell>
          <table:table-cell table:style-name="ce10" office:value-type="string" calcext:value-type="string">
            <text:p><text:a xlink:href="https://www.projectmadurai.org/pm_etexts/utf8/pmuni0518.html" xlink:type="simple">pmuni051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19" calcext:value-type="float">
            <text:p>519</text:p>
          </table:table-cell>
          <table:table-cell table:style-name="ce4" office:value-type="string" calcext:value-type="string">
            <text:p>வேருக்கு நீர்</text:p>
          </table:table-cell>
          <table:table-cell table:style-name="ce7" office:value-type="string" calcext:value-type="string">
            <text:p>ராஜம் கிருஷ்ணன்</text:p>
          </table:table-cell>
          <table:table-cell table:style-name="ce7" office:value-type="string" calcext:value-type="string">
            <text:p>நாவல் - புதினம்</text:p>
          </table:table-cell>
          <table:table-cell table:style-name="ce10" office:value-type="string" calcext:value-type="string">
            <text:p><text:a xlink:href="https://www.projectmadurai.org/pm_etexts/pdf/pm0519.pdf" xlink:type="simple">pm0519.pdf</text:a></text:p>
          </table:table-cell>
          <table:table-cell table:style-name="ce10" office:value-type="string" calcext:value-type="string">
            <text:p><text:a xlink:href="https://www.projectmadurai.org/pm_etexts/utf8/pmuni0519.html" xlink:type="simple">pmuni051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5" office:value-type="string" calcext:value-type="string">
            <text:p>காஞ்சிப் புராணம் / காண்டம் 2, பகுதி 5 (1226-1680) / பன்னிரு நாமப்படலம்</text:p>
          </table:table-cell>
          <table:table-cell table:style-name="ce8" office:value-type="string" calcext:value-type="string">
            <text:p>கச்சியப்ப முனிவர்</text:p>
          </table:table-cell>
          <table:table-cell table:style-name="ce8" office:value-type="string" calcext:value-type="string">
            <text:p>புராணம்</text:p>
          </table:table-cell>
          <table:table-cell table:style-name="ce10" office:value-type="string" calcext:value-type="string">
            <text:p><text:a xlink:href="https://www.projectmadurai.org/pm_etexts/pdf/pm0520.pdf" xlink:type="simple">pm0520.pdf</text:a></text:p>
          </table:table-cell>
          <table:table-cell table:style-name="ce10" office:value-type="string" calcext:value-type="string">
            <text:p><text:a xlink:href="https://www.projectmadurai.org/pm_etexts/utf8/pmuni0520.html" xlink:type="simple">pmuni052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21" calcext:value-type="float">
            <text:p>521</text:p>
          </table:table-cell>
          <table:table-cell table:style-name="ce4" office:value-type="string" calcext:value-type="string">
            <text:p>பிங்கல நிகண்டு (பிங்கலந்தை)</text:p>
          </table:table-cell>
          <table:table-cell table:style-name="ce7" office:value-type="string" calcext:value-type="string">
            <text:p>பிங்கலமுனிவர்</text:p>
          </table:table-cell>
          <table:table-cell table:style-name="ce7" office:value-type="string" calcext:value-type="string">
            <text:p>நிகண்டு</text:p>
          </table:table-cell>
          <table:table-cell table:style-name="ce10" office:value-type="string" calcext:value-type="string">
            <text:p><text:a xlink:href="https://www.projectmadurai.org/pm_etexts/pdf/pm0521_01.pdf" xlink:type="simple">pm0521_01.pdf
pm0521_02.pdf</text:a></text:p>
          </table:table-cell>
          <table:table-cell table:style-name="ce10" office:value-type="string" calcext:value-type="string">
            <text:p><text:a xlink:href="https://www.projectmadurai.org/pm_etexts/utf8/pmuni0521_01.html" xlink:type="simple">pmuni0521_01.html
pmuni0521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5" office:value-type="string" calcext:value-type="string">
            <text:p>ஞானவந்தாதி, நான்மணிமாலை</text:p>
          </table:table-cell>
          <table:table-cell table:style-name="ce8" office:value-type="string" calcext:value-type="string">
            <text:p>குமாரசாமி முனிவர்</text:p>
          </table:table-cell>
          <table:table-cell table:style-name="ce8" office:value-type="string" calcext:value-type="string">
            <text:p>பிரபந்தம் - அந்தாதி , பிரபந்தம்- மாலை</text:p>
          </table:table-cell>
          <table:table-cell table:style-name="ce10" office:value-type="string" calcext:value-type="string">
            <text:p><text:a xlink:href="https://www.projectmadurai.org/pm_etexts/pdf/pm0522.pdf" xlink:type="simple">pm0522.pdf</text:a></text:p>
          </table:table-cell>
          <table:table-cell table:style-name="ce10" office:value-type="string" calcext:value-type="string">
            <text:p><text:a xlink:href="https://www.projectmadurai.org/pm_etexts/utf8/pmuni0522.html" xlink:type="simple">pmuni052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23" calcext:value-type="float">
            <text:p>523</text:p>
          </table:table-cell>
          <table:table-cell table:style-name="ce4" office:value-type="string" calcext:value-type="string">
            <text:p>அகநானூறு: பாகம் 2a &amp; 2b செய்யுள் 121-300, நாட்டார் விளக்கவுரைகளுடன்</text:p>
          </table:table-cell>
          <table:table-cell table:style-name="ce7" office:value-type="string" calcext:value-type="string">
            <text:p>நாவலர், ந.மு. வேங்கடசாமி நாட்டார்</text:p>
          </table:table-cell>
          <table:table-cell table:style-name="ce7" office:value-type="string" calcext:value-type="string">
            <text:p>சங்ககாலம் – எட்டுத்தொகை</text:p>
          </table:table-cell>
          <table:table-cell table:style-name="ce10" office:value-type="string" calcext:value-type="string">
            <text:p><text:a xlink:href="https://www.projectmadurai.org/pm_etexts/pdf/pm0523_01.pdf" xlink:type="simple">pm0523_01.pdf
pm0523_02.pdf</text:a></text:p>
          </table:table-cell>
          <table:table-cell table:style-name="ce10" office:value-type="string" calcext:value-type="string">
            <text:p><text:a xlink:href="https://www.projectmadurai.org/pm_etexts/utf8/pmuni0523_01.html" xlink:type="simple">pmuni0523_01.html
pmuni0523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5" office:value-type="string" calcext:value-type="string">
            <text:p>ஜெயங்கொண்டார் சதகம்</text:p>
          </table:table-cell>
          <table:table-cell table:style-name="ce8" office:value-type="string" calcext:value-type="string">
            <text:p>முத்தப்பச் செட்டியார்</text:p>
          </table:table-cell>
          <table:table-cell table:style-name="ce8" office:value-type="string" calcext:value-type="string">
            <text:p>பிரபந்தம் - சதகம்</text:p>
          </table:table-cell>
          <table:table-cell table:style-name="ce10" office:value-type="string" calcext:value-type="string">
            <text:p><text:a xlink:href="https://www.projectmadurai.org/pm_etexts/pdf/pm0524.pdf" xlink:type="simple">pm0524.pdf</text:a></text:p>
          </table:table-cell>
          <table:table-cell table:style-name="ce10" office:value-type="string" calcext:value-type="string">
            <text:p><text:a xlink:href="https://www.projectmadurai.org/pm_etexts/utf8/pmuni0524.html" xlink:type="simple">pmuni052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25" calcext:value-type="float">
            <text:p>525</text:p>
          </table:table-cell>
          <table:table-cell table:style-name="ce4" office:value-type="string" calcext:value-type="string">
            <text:p>சிந்தா நதி (நினைவலைகள்)</text:p>
          </table:table-cell>
          <table:table-cell table:style-name="ce7" office:value-type="string" calcext:value-type="string">
            <text:p>லா. ச. ராமாமிருதம்</text:p>
          </table:table-cell>
          <table:table-cell table:style-name="ce7" office:value-type="string" calcext:value-type="string">
            <text:p>வரலாற்றுக் கட்டுரைகள்</text:p>
          </table:table-cell>
          <table:table-cell table:style-name="ce10" office:value-type="string" calcext:value-type="string">
            <text:p><text:a xlink:href="https://www.projectmadurai.org/pm_etexts/pdf/pm0525.pdf" xlink:type="simple">pm0525.pdf</text:a></text:p>
          </table:table-cell>
          <table:table-cell table:style-name="ce10" office:value-type="string" calcext:value-type="string">
            <text:p><text:a xlink:href="https://www.projectmadurai.org/pm_etexts/utf8/pmuni0525.html" xlink:type="simple">pmuni052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5" office:value-type="string" calcext:value-type="string">
            <text:p>சேக்கிழார் : ஆராய்ச்சி நூல்</text:p>
          </table:table-cell>
          <table:table-cell table:style-name="ce8" office:value-type="string" calcext:value-type="string">
            <text:p>மா. இராசமாணிக்கனார்</text:p>
          </table:table-cell>
          <table:table-cell table:style-name="ce8" office:value-type="string" calcext:value-type="string">
            <text:p>ஆராய்ச்சிக் கட்டுரைகள்</text:p>
          </table:table-cell>
          <table:table-cell table:style-name="ce10" office:value-type="string" calcext:value-type="string">
            <text:p><text:a xlink:href="https://www.projectmadurai.org/pm_etexts/pdf/pm0526.pdf" xlink:type="simple">pm0526.pdf</text:a></text:p>
          </table:table-cell>
          <table:table-cell table:style-name="ce10" office:value-type="string" calcext:value-type="string">
            <text:p><text:a xlink:href="https://www.projectmadurai.org/pm_etexts/utf8/pmuni0526.html" xlink:type="simple">pmuni052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27" calcext:value-type="float">
            <text:p>527</text:p>
          </table:table-cell>
          <table:table-cell table:style-name="ce4" office:value-type="string" calcext:value-type="string">
            <text:p>காஞ்சிப் புராணம் / காண்டம் 2, பகுதி 6 / 8. இருபத்தெண்டளிப் படலம் (செய்யுள் 1681-2113)</text:p>
          </table:table-cell>
          <table:table-cell table:style-name="ce7" office:value-type="string" calcext:value-type="string">
            <text:p>கச்சியப்ப முனிவர்</text:p>
          </table:table-cell>
          <table:table-cell table:style-name="ce7" office:value-type="string" calcext:value-type="string">
            <text:p>புராணம்</text:p>
          </table:table-cell>
          <table:table-cell table:style-name="ce10" office:value-type="string" calcext:value-type="string">
            <text:p><text:a xlink:href="https://www.projectmadurai.org/pm_etexts/pdf/pm0527.pdf" xlink:type="simple">pm0527.pdf</text:a></text:p>
          </table:table-cell>
          <table:table-cell table:style-name="ce10" office:value-type="string" calcext:value-type="string">
            <text:p><text:a xlink:href="https://www.projectmadurai.org/pm_etexts/utf8/pmuni0527.html" xlink:type="simple">pmuni052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5" office:value-type="string" calcext:value-type="string">
            <text:p>சைவ சமயம் (கட்டுரைகள்)</text:p>
          </table:table-cell>
          <table:table-cell table:style-name="ce8" office:value-type="string" calcext:value-type="string">
            <text:p>மா. இராசமாணிக்கனார்</text:p>
          </table:table-cell>
          <table:table-cell table:style-name="ce8" office:value-type="string" calcext:value-type="string">
            <text:p>ஆராய்ச்சிக் கட்டுரைகள்</text:p>
          </table:table-cell>
          <table:table-cell table:style-name="ce10" office:value-type="string" calcext:value-type="string">
            <text:p><text:a xlink:href="https://www.projectmadurai.org/pm_etexts/pdf/pm0528.pdf" xlink:type="simple">pm0528.pdf</text:a></text:p>
          </table:table-cell>
          <table:table-cell table:style-name="ce10" office:value-type="string" calcext:value-type="string">
            <text:p><text:a xlink:href="https://www.projectmadurai.org/pm_etexts/utf8/pmuni0528.html" xlink:type="simple">pmuni052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29" calcext:value-type="float">
            <text:p>529</text:p>
          </table:table-cell>
          <table:table-cell table:style-name="ce4" office:value-type="string" calcext:value-type="string">
            <text:p>பகவத் கீதை- பாரதியார் முன்னுரை, விளக்க உரை</text:p>
          </table:table-cell>
          <table:table-cell table:style-name="ce7" office:value-type="string" calcext:value-type="string">
            <text:p>சி. சுப்ரமணிய பாரதியார்</text:p>
          </table:table-cell>
          <table:table-cell table:style-name="ce7" office:value-type="string" calcext:value-type="string">
            <text:p>உரை, கட்டுரைகள்</text:p>
          </table:table-cell>
          <table:table-cell table:style-name="ce10" office:value-type="string" calcext:value-type="string">
            <text:p><text:a xlink:href="https://www.projectmadurai.org/pm_etexts/pdf/pm0529.pdf" xlink:type="simple">pm0529.pdf</text:a></text:p>
          </table:table-cell>
          <table:table-cell table:style-name="ce10" office:value-type="string" calcext:value-type="string">
            <text:p><text:a xlink:href="https://www.projectmadurai.org/pm_etexts/utf8/pmuni0529.html" xlink:type="simple">pmuni052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5" office:value-type="string" calcext:value-type="string">
            <text:p>தமிழர் நாட்டுப் பாடல்கள் - பாகம் 1&amp; 2</text:p>
          </table:table-cell>
          <table:table-cell table:style-name="ce8" office:value-type="string" calcext:value-type="string">
            <text:p>தொகுப்பாசிரியர்: நா. வானமாமலை</text:p>
          </table:table-cell>
          <table:table-cell table:style-name="ce8" office:value-type="string" calcext:value-type="string">
            <text:p>நாட்டுப் பாடல்கள்</text:p>
          </table:table-cell>
          <table:table-cell table:style-name="ce10" office:value-type="string" calcext:value-type="string">
            <text:p><text:a xlink:href="https://www.projectmadurai.org/pm_etexts/pdf/pm0530_01.pdf" xlink:type="simple">pm0530_01.pdf
pm0530_02.pdf</text:a></text:p>
          </table:table-cell>
          <table:table-cell table:style-name="ce10" office:value-type="string" calcext:value-type="string">
            <text:p><text:a xlink:href="https://www.projectmadurai.org/pm_etexts/utf8/pmuni0530_01.html" xlink:type="simple">pmuni0530_01.html
pmuni0530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31" calcext:value-type="float">
            <text:p>531</text:p>
          </table:table-cell>
          <table:table-cell table:style-name="ce4" office:value-type="string" calcext:value-type="string">
            <text:p>புற நானூறு - மூலமும் விளக்க உரையும்</text:p>
          </table:table-cell>
          <table:table-cell table:style-name="ce7" office:value-type="string" calcext:value-type="string">
            <text:p>ஔவை துரைசாமி பிள்ளை</text:p>
          </table:table-cell>
          <table:table-cell table:style-name="ce7" office:value-type="string" calcext:value-type="string">
            <text:p>சங்ககாலம் – எட்டுத்தொகை</text:p>
          </table:table-cell>
          <table:table-cell table:style-name="ce10" office:value-type="string" calcext:value-type="string">
            <text:p><text:a xlink:href="https://www.projectmadurai.org/pm_etexts/pdf/pm0531_01.pdf" xlink:type="simple">pm0531_01.pdf
pm0531_02.pdf
pm0531_03.pdf</text:a></text:p>
          </table:table-cell>
          <table:table-cell table:style-name="ce10" office:value-type="string" calcext:value-type="string">
            <text:p><text:a xlink:href="https://www.projectmadurai.org/pm_etexts/utf8/pmuni0531_01.html" xlink:type="simple">pmuni0531_01.html
pmuni0531_02.html
pmuni0531_0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5" office:value-type="string" calcext:value-type="string">
            <text:p>பாரதியும் உலகமும்</text:p>
          </table:table-cell>
          <table:table-cell table:style-name="ce8" office:value-type="string" calcext:value-type="string">
            <text:p>ம. ப. பெரியசாமித் தூரன்</text:p>
          </table:table-cell>
          <table:table-cell table:style-name="ce8" office:value-type="string" calcext:value-type="string">
            <text:p>கட்டுரைகள்</text:p>
          </table:table-cell>
          <table:table-cell table:style-name="ce10" office:value-type="string" calcext:value-type="string">
            <text:p><text:a xlink:href="https://www.projectmadurai.org/pm_etexts/pdf/pm0532.pdf" xlink:type="simple">pm0532.pdf</text:a></text:p>
          </table:table-cell>
          <table:table-cell table:style-name="ce10" office:value-type="string" calcext:value-type="string">
            <text:p><text:a xlink:href="https://www.projectmadurai.org/pm_etexts/utf8/pmuni0532.html" xlink:type="simple">pmuni053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33" calcext:value-type="float">
            <text:p>533</text:p>
          </table:table-cell>
          <table:table-cell table:style-name="ce4" office:value-type="string" calcext:value-type="string">
            <text:p>அபிதா (நாவல்)</text:p>
          </table:table-cell>
          <table:table-cell table:style-name="ce7" office:value-type="string" calcext:value-type="string">
            <text:p>லா. ச. ராமாமிருதம்</text:p>
          </table:table-cell>
          <table:table-cell table:style-name="ce7" office:value-type="string" calcext:value-type="string">
            <text:p>நாவல் - புதினம்</text:p>
          </table:table-cell>
          <table:table-cell table:style-name="ce10" office:value-type="string" calcext:value-type="string">
            <text:p><text:a xlink:href="https://www.projectmadurai.org/pm_etexts/pdf/pm0533.pdf" xlink:type="simple">pm0533.pdf</text:a></text:p>
          </table:table-cell>
          <table:table-cell table:style-name="ce10" office:value-type="string" calcext:value-type="string">
            <text:p><text:a xlink:href="https://www.projectmadurai.org/pm_etexts/utf8/pmuni0533.html" xlink:type="simple">pmuni053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5" office:value-type="string" calcext:value-type="string">
            <text:p>அகநானூறு:பாகம் 3, செய்யுள் 301- 400, மூலமும் விளக்க உரையும்</text:p>
          </table:table-cell>
          <table:table-cell table:style-name="ce8" office:value-type="string" calcext:value-type="string">
            <text:p>ந.மு. வேங்கடசாமி நாட்டார்</text:p>
          </table:table-cell>
          <table:table-cell table:style-name="ce8" office:value-type="string" calcext:value-type="string">
            <text:p>சங்ககாலம் – எட்டுத்தொகை</text:p>
          </table:table-cell>
          <table:table-cell table:style-name="ce10" office:value-type="string" calcext:value-type="string">
            <text:p><text:a xlink:href="https://www.projectmadurai.org/pm_etexts/pdf/pm0534.pdf" xlink:type="simple">pm0534.pdf</text:a></text:p>
          </table:table-cell>
          <table:table-cell table:style-name="ce10" office:value-type="string" calcext:value-type="string">
            <text:p><text:a xlink:href="https://www.projectmadurai.org/pm_etexts/utf8/pmuni0534.html" xlink:type="simple">pmuni053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35" calcext:value-type="float">
            <text:p>535</text:p>
          </table:table-cell>
          <table:table-cell table:style-name="ce4" office:value-type="string" calcext:value-type="string">
            <text:p>சிரிக்கும் பூக்கள் (பாடல்கள் தொகுப்பு)</text:p>
          </table:table-cell>
          <table:table-cell table:style-name="ce7" office:value-type="string" calcext:value-type="string">
            <text:p>அழ.வள்ளியப்பா</text:p>
          </table:table-cell>
          <table:table-cell table:style-name="ce7" office:value-type="string" calcext:value-type="string">
            <text:p>குழந்தைப் பாடல்கள்</text:p>
          </table:table-cell>
          <table:table-cell table:style-name="ce10" office:value-type="string" calcext:value-type="string">
            <text:p><text:a xlink:href="https://www.projectmadurai.org/pm_etexts/pdf/pm0535.pdf" xlink:type="simple">pm0535.pdf</text:a></text:p>
          </table:table-cell>
          <table:table-cell table:style-name="ce10" office:value-type="string" calcext:value-type="string">
            <text:p><text:a xlink:href="https://www.projectmadurai.org/pm_etexts/utf8/pmuni0535.html" xlink:type="simple">pmuni053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5" office:value-type="string" calcext:value-type="string">
            <text:p>கதைக் கொத்து</text:p>
          </table:table-cell>
          <table:table-cell table:style-name="ce8" office:value-type="string" calcext:value-type="string">
            <text:p>சி. சுப்ரமணிய பாரதியார்</text:p>
          </table:table-cell>
          <table:table-cell table:style-name="ce8" office:value-type="string" calcext:value-type="string">
            <text:p>சிறுகதைகள் தொகுப்பு</text:p>
          </table:table-cell>
          <table:table-cell table:style-name="ce10" office:value-type="string" calcext:value-type="string">
            <text:p><text:a xlink:href="https://www.projectmadurai.org/pm_etexts/pdf/pm0536.pdf" xlink:type="simple">pm0536.pdf</text:a></text:p>
          </table:table-cell>
          <table:table-cell table:style-name="ce10" office:value-type="string" calcext:value-type="string">
            <text:p><text:a xlink:href="https://www.projectmadurai.org/pm_etexts/utf8/pmuni0536.html" xlink:type="simple">pmuni053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37" calcext:value-type="float">
            <text:p>537</text:p>
          </table:table-cell>
          <table:table-cell table:style-name="ce4" office:value-type="string" calcext:value-type="string">
            <text:p>ஜனனி (சிறுகதைத் தொகுதி)</text:p>
          </table:table-cell>
          <table:table-cell table:style-name="ce7" office:value-type="string" calcext:value-type="string">
            <text:p>லா. ச. இராமாமிருதம்</text:p>
          </table:table-cell>
          <table:table-cell table:style-name="ce7" office:value-type="string" calcext:value-type="string">
            <text:p>சிறுகதைகள் தொகுப்பு</text:p>
          </table:table-cell>
          <table:table-cell table:style-name="ce10" office:value-type="string" calcext:value-type="string">
            <text:p><text:a xlink:href="https://www.projectmadurai.org/pm_etexts/pdf/pm0537.pdf" xlink:type="simple">pm0537.pdf</text:a></text:p>
          </table:table-cell>
          <table:table-cell table:style-name="ce10" office:value-type="string" calcext:value-type="string">
            <text:p><text:a xlink:href="https://www.projectmadurai.org/pm_etexts/utf8/pmuni0537.html" xlink:type="simple">pmuni053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5" office:value-type="string" calcext:value-type="string">
            <text:p>நீலகேசி</text:p>
          </table:table-cell>
          <table:table-cell table:style-name="ce8"/>
          <table:table-cell table:style-name="ce8" office:value-type="string" calcext:value-type="string">
            <text:p>காப்பியங்கள்</text:p>
          </table:table-cell>
          <table:table-cell table:style-name="ce10" office:value-type="string" calcext:value-type="string">
            <text:p><text:a xlink:href="https://www.projectmadurai.org/pm_etexts/pdf/pm0538.pdf" xlink:type="simple">pm0538.pdf</text:a></text:p>
          </table:table-cell>
          <table:table-cell table:style-name="ce10" office:value-type="string" calcext:value-type="string">
            <text:p><text:a xlink:href="https://www.projectmadurai.org/pm_etexts/utf8/pmuni0538.html" xlink:type="simple">pmuni053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39" calcext:value-type="float">
            <text:p>539</text:p>
          </table:table-cell>
          <table:table-cell table:style-name="ce4" office:value-type="string" calcext:value-type="string">
            <text:p>இராமாயணம் /4. கிட்கிந்தா காண்டம் (இரண்டாம் பகுதி) /படலங்கள் 8-16</text:p>
          </table:table-cell>
          <table:table-cell table:style-name="ce7" office:value-type="string" calcext:value-type="string">
            <text:p>கம்பர்</text:p>
          </table:table-cell>
          <table:table-cell table:style-name="ce7" office:value-type="string" calcext:value-type="string">
            <text:p>இதிகாசம்</text:p>
          </table:table-cell>
          <table:table-cell table:style-name="ce10" office:value-type="string" calcext:value-type="string">
            <text:p><text:a xlink:href="https://www.projectmadurai.org/pm_etexts/pdf/pm0539.pdf" xlink:type="simple">pm0539.pdf</text:a></text:p>
          </table:table-cell>
          <table:table-cell table:style-name="ce10" office:value-type="string" calcext:value-type="string">
            <text:p><text:a xlink:href="https://www.projectmadurai.org/pm_etexts/utf8/pmuni0539.html" xlink:type="simple">pmuni053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5" office:value-type="string" calcext:value-type="string">
            <text:p>வாஷிங்டனில் திருமணம்</text:p>
          </table:table-cell>
          <table:table-cell table:style-name="ce8" office:value-type="string" calcext:value-type="string">
            <text:p>சாவி (சா.விஸ்வநாதன்)</text:p>
          </table:table-cell>
          <table:table-cell table:style-name="ce8" office:value-type="string" calcext:value-type="string">
            <text:p>புதினம்</text:p>
          </table:table-cell>
          <table:table-cell table:style-name="ce10" office:value-type="string" calcext:value-type="string">
            <text:p><text:a xlink:href="https://www.projectmadurai.org/pm_etexts/pdf/pm0540.pdf" xlink:type="simple">pm0540.pdf</text:a></text:p>
          </table:table-cell>
          <table:table-cell table:style-name="ce10" office:value-type="string" calcext:value-type="string">
            <text:p><text:a xlink:href="https://www.projectmadurai.org/pm_etexts/utf8/pmuni0540.html" xlink:type="simple">pmuni054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41" calcext:value-type="float">
            <text:p>541</text:p>
          </table:table-cell>
          <table:table-cell table:style-name="ce4" office:value-type="string" calcext:value-type="string">
            <text:p>இராமாயணம் /5. சுந்தர காண்டம் ( பகுதி 1, 2) /படலங்கள் 1-15</text:p>
          </table:table-cell>
          <table:table-cell table:style-name="ce7" office:value-type="string" calcext:value-type="string">
            <text:p>கம்பர்</text:p>
          </table:table-cell>
          <table:table-cell table:style-name="ce7" office:value-type="string" calcext:value-type="string">
            <text:p>இதிகாசம்</text:p>
          </table:table-cell>
          <table:table-cell table:style-name="ce10" office:value-type="string" calcext:value-type="string">
            <text:p><text:a xlink:href="https://www.projectmadurai.org/pm_etexts/pdf/pm0541_01.pdf" xlink:type="simple">pm0541_01.pdf
pm0541_02.pdf</text:a></text:p>
          </table:table-cell>
          <table:table-cell table:style-name="ce10" office:value-type="string" calcext:value-type="string">
            <text:p><text:a xlink:href="https://www.projectmadurai.org/pm_etexts/utf8/pmuni0541_01.html" xlink:type="simple">pmuni0541_01.html
pmuni0541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5" office:value-type="string" calcext:value-type="string">
            <text:p>கட்டுரைகள் -தொகுப்பு - 1</text:p>
          </table:table-cell>
          <table:table-cell table:style-name="ce8" office:value-type="string" calcext:value-type="string">
            <text:p>சி. சுப்ரமணிய பாரதியார்</text:p>
          </table:table-cell>
          <table:table-cell table:style-name="ce8" office:value-type="string" calcext:value-type="string">
            <text:p>கட்டுரைகள்</text:p>
          </table:table-cell>
          <table:table-cell table:style-name="ce10" office:value-type="string" calcext:value-type="string">
            <text:p><text:a xlink:href="https://www.projectmadurai.org/pm_etexts/pdf/pm0542.pdf" xlink:type="simple">pm0542.pdf</text:a></text:p>
          </table:table-cell>
          <table:table-cell table:style-name="ce10" office:value-type="string" calcext:value-type="string">
            <text:p><text:a xlink:href="https://www.projectmadurai.org/pm_etexts/utf8/pmuni0542.html" xlink:type="simple">pmuni054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43" calcext:value-type="float">
            <text:p>543</text:p>
          </table:table-cell>
          <table:table-cell table:style-name="ce4" office:value-type="string" calcext:value-type="string">
            <text:p>வஸந்த கோகிலம்</text:p>
          </table:table-cell>
          <table:table-cell table:style-name="ce7" office:value-type="string" calcext:value-type="string">
            <text:p>வடுவூர் கே. துரைசாமி ஐயங்கார்</text:p>
          </table:table-cell>
          <table:table-cell table:style-name="ce7" office:value-type="string" calcext:value-type="string">
            <text:p>நாவல் - புதினம்</text:p>
          </table:table-cell>
          <table:table-cell table:style-name="ce10" office:value-type="string" calcext:value-type="string">
            <text:p><text:a xlink:href="https://www.projectmadurai.org/pm_etexts/pdf/pm0543.pdf" xlink:type="simple">pm0543.pdf</text:a></text:p>
          </table:table-cell>
          <table:table-cell table:style-name="ce10" office:value-type="string" calcext:value-type="string">
            <text:p><text:a xlink:href="https://www.projectmadurai.org/pm_etexts/utf8/pmuni0543.html" xlink:type="simple">pmuni054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5" office:value-type="string" calcext:value-type="string">
            <text:p>என் சரித்திரம் - பாகம் 1 &amp; 2</text:p>
          </table:table-cell>
          <table:table-cell table:style-name="ce8" office:value-type="string" calcext:value-type="string">
            <text:p>உ.வே. சாமிநாத அய்யர்</text:p>
          </table:table-cell>
          <table:table-cell table:style-name="ce8" office:value-type="string" calcext:value-type="string">
            <text:p>சுய சரிதை</text:p>
          </table:table-cell>
          <table:table-cell table:style-name="ce10" office:value-type="string" calcext:value-type="string">
            <text:p><text:a xlink:href="https://www.projectmadurai.org/pm_etexts/pdf/pm0544_01.pdf" xlink:type="simple">pm0544_01.pdf
pm0544_02.pdf</text:a></text:p>
          </table:table-cell>
          <table:table-cell table:style-name="ce10" office:value-type="string" calcext:value-type="string">
            <text:p><text:a xlink:href="https://www.projectmadurai.org/pm_etexts/utf8/pmuni0544_01.html" xlink:type="simple">pmuni0544_01.html
pmuni0544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45" calcext:value-type="float">
            <text:p>545</text:p>
          </table:table-cell>
          <table:table-cell table:style-name="ce4" office:value-type="string" calcext:value-type="string">
            <text:p>இராமாயணம் /6. யுத்த காண்டம் ( பகுதி 1, 2) /படலங்கள் 1-15</text:p>
          </table:table-cell>
          <table:table-cell table:style-name="ce7" office:value-type="string" calcext:value-type="string">
            <text:p>கம்பர்</text:p>
          </table:table-cell>
          <table:table-cell table:style-name="ce7" office:value-type="string" calcext:value-type="string">
            <text:p>இதிகாசம்</text:p>
          </table:table-cell>
          <table:table-cell table:style-name="ce10" office:value-type="string" calcext:value-type="string">
            <text:p><text:a xlink:href="https://www.projectmadurai.org/pm_etexts/pdf/pm0545_01.pdf" xlink:type="simple">pm0545_01.pdf
pm0545_02.pdf</text:a></text:p>
          </table:table-cell>
          <table:table-cell table:style-name="ce10" office:value-type="string" calcext:value-type="string">
            <text:p><text:a xlink:href="https://www.projectmadurai.org/pm_etexts/utf8/pmuni0545_01.html" xlink:type="simple">pmuni0545_01.html
pmuni0545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5" office:value-type="string" calcext:value-type="string">
            <text:p>திவான் லொடபட சிங் பகதூர்</text:p>
          </table:table-cell>
          <table:table-cell table:style-name="ce8" office:value-type="string" calcext:value-type="string">
            <text:p>வடுவூர் கே. துரைசாமி ஐயங்கார்</text:p>
          </table:table-cell>
          <table:table-cell table:style-name="ce8" office:value-type="string" calcext:value-type="string">
            <text:p>நாவல் - புதினம்</text:p>
          </table:table-cell>
          <table:table-cell table:style-name="ce10" office:value-type="string" calcext:value-type="string">
            <text:p><text:a xlink:href="https://www.projectmadurai.org/pm_etexts/pdf/pm0546.pdf" xlink:type="simple">pm0546.pdf</text:a></text:p>
          </table:table-cell>
          <table:table-cell table:style-name="ce10" office:value-type="string" calcext:value-type="string">
            <text:p><text:a xlink:href="https://www.projectmadurai.org/pm_etexts/utf8/pmuni0546.html" xlink:type="simple">pmuni054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47" calcext:value-type="float">
            <text:p>547</text:p>
          </table:table-cell>
          <table:table-cell table:style-name="ce4" office:value-type="string" calcext:value-type="string">
            <text:p>கரிப்பு மணிகள் (சமூக நாவல்)</text:p>
          </table:table-cell>
          <table:table-cell table:style-name="ce7" office:value-type="string" calcext:value-type="string">
            <text:p>ராஜம் கிருஷ்ணன்</text:p>
          </table:table-cell>
          <table:table-cell table:style-name="ce7" office:value-type="string" calcext:value-type="string">
            <text:p>சமூக நாவல்</text:p>
          </table:table-cell>
          <table:table-cell table:style-name="ce10" office:value-type="string" calcext:value-type="string">
            <text:p><text:a xlink:href="https://www.projectmadurai.org/pm_etexts/pdf/pm0547.pdf" xlink:type="simple">pm0547.pdf</text:a></text:p>
          </table:table-cell>
          <table:table-cell table:style-name="ce10" office:value-type="string" calcext:value-type="string">
            <text:p><text:a xlink:href="https://www.projectmadurai.org/pm_etexts/utf8/pmuni0547.html" xlink:type="simple">pmuni054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5" office:value-type="string" calcext:value-type="string">
            <text:p>என் சரித்திரம் - பாகம் 3 &amp; 4</text:p>
          </table:table-cell>
          <table:table-cell table:style-name="ce8" office:value-type="string" calcext:value-type="string">
            <text:p>உ.வே. சாமிநாத அய்யர்</text:p>
          </table:table-cell>
          <table:table-cell table:style-name="ce8" office:value-type="string" calcext:value-type="string">
            <text:p>சுய சரிதை</text:p>
          </table:table-cell>
          <table:table-cell table:style-name="ce10" office:value-type="string" calcext:value-type="string">
            <text:p><text:a xlink:href="https://www.projectmadurai.org/pm_etexts/pdf/pm0548_01.pdf" xlink:type="simple">pm0548_01.pdf
pm0548_02.pdf</text:a></text:p>
          </table:table-cell>
          <table:table-cell table:style-name="ce10" office:value-type="string" calcext:value-type="string">
            <text:p><text:a xlink:href="https://www.projectmadurai.org/pm_etexts/utf8/pmuni0548_01.html" xlink:type="simple">pmuni0548_01.html
pmuni0548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49" calcext:value-type="float">
            <text:p>549</text:p>
          </table:table-cell>
          <table:table-cell table:style-name="ce4" office:value-type="string" calcext:value-type="string">
            <text:p>வளையாபதி (விளக்க உரையுடன்)</text:p>
          </table:table-cell>
          <table:table-cell table:style-name="ce7" office:value-type="string" calcext:value-type="string">
            <text:p>பொ வே சோமசுந்தரனார் (உரை)</text:p>
          </table:table-cell>
          <table:table-cell table:style-name="ce7" office:value-type="string" calcext:value-type="string">
            <text:p>காப்பியங்கள்</text:p>
          </table:table-cell>
          <table:table-cell table:style-name="ce10" office:value-type="string" calcext:value-type="string">
            <text:p><text:a xlink:href="https://www.projectmadurai.org/pm_etexts/pdf/pm0549.pdf" xlink:type="simple">pm0549.pdf</text:a></text:p>
          </table:table-cell>
          <table:table-cell table:style-name="ce10" office:value-type="string" calcext:value-type="string">
            <text:p><text:a xlink:href="https://www.projectmadurai.org/pm_etexts/utf8/pmuni0549.html" xlink:type="simple">pmuni054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5" office:value-type="string" calcext:value-type="string">
            <text:p>சங்க காலத்தில் தமிழ் நாட்டில் பெண்களின் நிலை</text:p>
          </table:table-cell>
          <table:table-cell table:style-name="ce8" office:value-type="string" calcext:value-type="string">
            <text:p>சி. பாலசுப்பிரமணியன் (சிற்பி)</text:p>
          </table:table-cell>
          <table:table-cell table:style-name="ce8" office:value-type="string" calcext:value-type="string">
            <text:p>சொற்பொழிவு</text:p>
          </table:table-cell>
          <table:table-cell table:style-name="ce10" office:value-type="string" calcext:value-type="string">
            <text:p><text:a xlink:href="https://www.projectmadurai.org/pm_etexts/pdf/pm0550.pdf" xlink:type="simple">pm0550.pdf</text:a></text:p>
          </table:table-cell>
          <table:table-cell table:style-name="ce10" office:value-type="string" calcext:value-type="string">
            <text:p><text:a xlink:href="https://www.projectmadurai.org/pm_etexts/utf8/pmuni0550.html" xlink:type="simple">pmuni055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51" calcext:value-type="float">
            <text:p>551</text:p>
          </table:table-cell>
          <table:table-cell table:style-name="ce4" office:value-type="string" calcext:value-type="string">
            <text:p>அகல் விளக்கு (2 பாகங்களாக)</text:p>
          </table:table-cell>
          <table:table-cell table:style-name="ce7" office:value-type="string" calcext:value-type="string">
            <text:p>மு. வரதராசனார்</text:p>
          </table:table-cell>
          <table:table-cell table:style-name="ce7" office:value-type="string" calcext:value-type="string">
            <text:p>நாவல் - புதினம்</text:p>
          </table:table-cell>
          <table:table-cell table:style-name="ce10" office:value-type="string" calcext:value-type="string">
            <text:p><text:a xlink:href="https://www.projectmadurai.org/pm_etexts/pdf/pm0551_01.pdf" xlink:type="simple">pm0551_01.pdf
pm0551_02.pdf</text:a></text:p>
          </table:table-cell>
          <table:table-cell table:style-name="ce10" office:value-type="string" calcext:value-type="string">
            <text:p><text:a xlink:href="https://www.projectmadurai.org/pm_etexts/utf8/pmuni0551_01.html" xlink:type="simple">pmuni0551_01.html
pmuni0551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5" office:value-type="string" calcext:value-type="string">
            <text:p>அங்கும் இங்கும்</text:p>
          </table:table-cell>
          <table:table-cell table:style-name="ce8" office:value-type="string" calcext:value-type="string">
            <text:p>நெ. து. சுந்தரவடிவேலு</text:p>
          </table:table-cell>
          <table:table-cell table:style-name="ce8" office:value-type="string" calcext:value-type="string">
            <text:p>பயணக் கட்டுரைகள்</text:p>
          </table:table-cell>
          <table:table-cell table:style-name="ce10" office:value-type="string" calcext:value-type="string">
            <text:p><text:a xlink:href="https://www.projectmadurai.org/pm_etexts/pdf/pm0552.pdf" xlink:type="simple">pm0552.pdf</text:a></text:p>
          </table:table-cell>
          <table:table-cell table:style-name="ce10" office:value-type="string" calcext:value-type="string">
            <text:p><text:a xlink:href="https://www.projectmadurai.org/pm_etexts/utf8/pmuni0552.html" xlink:type="simple">pmuni055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53" calcext:value-type="float">
            <text:p>553</text:p>
          </table:table-cell>
          <table:table-cell table:style-name="ce4" office:value-type="string" calcext:value-type="string">
            <text:p>சுழலில் மிதக்கும் தீபங்கள்</text:p>
          </table:table-cell>
          <table:table-cell table:style-name="ce7" office:value-type="string" calcext:value-type="string">
            <text:p>ராஜம் கிருஷ்ணன்</text:p>
          </table:table-cell>
          <table:table-cell table:style-name="ce7" office:value-type="string" calcext:value-type="string">
            <text:p>சமூக நாவல்</text:p>
          </table:table-cell>
          <table:table-cell table:style-name="ce10" office:value-type="string" calcext:value-type="string">
            <text:p><text:a xlink:href="https://www.projectmadurai.org/pm_etexts/pdf/pm0553.pdf" xlink:type="simple">pm0553.pdf</text:a></text:p>
          </table:table-cell>
          <table:table-cell table:style-name="ce10" office:value-type="string" calcext:value-type="string">
            <text:p><text:a xlink:href="https://www.projectmadurai.org/pm_etexts/utf8/pmuni0553.html" xlink:type="simple">pmuni055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5" office:value-type="string" calcext:value-type="string">
            <text:p>வேரில் பழுத்த பலா</text:p>
          </table:table-cell>
          <table:table-cell table:style-name="ce8" office:value-type="string" calcext:value-type="string">
            <text:p>சு. சமுத்திரம்</text:p>
          </table:table-cell>
          <table:table-cell table:style-name="ce8" office:value-type="string" calcext:value-type="string">
            <text:p>சிறுகதைகள் தொகுப்பு</text:p>
          </table:table-cell>
          <table:table-cell table:style-name="ce10" office:value-type="string" calcext:value-type="string">
            <text:p><text:a xlink:href="https://www.projectmadurai.org/pm_etexts/pdf/pm0554.pdf" xlink:type="simple">pm0554.pdf</text:a></text:p>
          </table:table-cell>
          <table:table-cell table:style-name="ce10" office:value-type="string" calcext:value-type="string">
            <text:p><text:a xlink:href="https://www.projectmadurai.org/pm_etexts/utf8/pmuni0554.html" xlink:type="simple">pmuni055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55" calcext:value-type="float">
            <text:p>555</text:p>
          </table:table-cell>
          <table:table-cell table:style-name="ce4" office:value-type="string" calcext:value-type="string">
            <text:p>நேமிநாதம் (உரையுடன்)</text:p>
          </table:table-cell>
          <table:table-cell table:style-name="ce7" office:value-type="string" calcext:value-type="string">
            <text:p>குணவீரபண்டிதர்</text:p>
          </table:table-cell>
          <table:table-cell table:style-name="ce7" office:value-type="string" calcext:value-type="string">
            <text:p>இலக்கண நூல்</text:p>
          </table:table-cell>
          <table:table-cell table:style-name="ce10" office:value-type="string" calcext:value-type="string">
            <text:p><text:a xlink:href="https://www.projectmadurai.org/pm_etexts/pdf/pm0555.pdf" xlink:type="simple">pm0555.pdf</text:a></text:p>
          </table:table-cell>
          <table:table-cell table:style-name="ce10" office:value-type="string" calcext:value-type="string">
            <text:p><text:a xlink:href="https://www.projectmadurai.org/pm_etexts/utf8/pmuni0555.html" xlink:type="simple">pmuni055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5" office:value-type="string" calcext:value-type="string">
            <text:p>என் சரித்திரம் - பாகம் 5</text:p>
          </table:table-cell>
          <table:table-cell table:style-name="ce8" office:value-type="string" calcext:value-type="string">
            <text:p>உ.வே. சாமிநாத அய்யர்</text:p>
          </table:table-cell>
          <table:table-cell table:style-name="ce8" office:value-type="string" calcext:value-type="string">
            <text:p>சுய சரிதை</text:p>
          </table:table-cell>
          <table:table-cell table:style-name="ce10" office:value-type="string" calcext:value-type="string">
            <text:p><text:a xlink:href="https://www.projectmadurai.org/pm_etexts/pdf/pm0556.pdf" xlink:type="simple">pm0556.pdf</text:a></text:p>
          </table:table-cell>
          <table:table-cell table:style-name="ce10" office:value-type="string" calcext:value-type="string">
            <text:p><text:a xlink:href="https://www.projectmadurai.org/pm_etexts/utf8/pmuni0556.html" xlink:type="simple">pmuni055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57" calcext:value-type="float">
            <text:p>557</text:p>
          </table:table-cell>
          <table:table-cell table:style-name="ce4" office:value-type="string" calcext:value-type="string">
            <text:p>தமிழ் நாவலின் தோற்றமும் வளர்ச்சியும்</text:p>
          </table:table-cell>
          <table:table-cell table:style-name="ce7" office:value-type="string" calcext:value-type="string">
            <text:p>கி. வா. ஜகந்நாதன்</text:p>
          </table:table-cell>
          <table:table-cell table:style-name="ce7" office:value-type="string" calcext:value-type="string">
            <text:p>சொற்பொழிவுகள்</text:p>
          </table:table-cell>
          <table:table-cell table:style-name="ce10" office:value-type="string" calcext:value-type="string">
            <text:p><text:a xlink:href="https://www.projectmadurai.org/pm_etexts/pdf/pm0557.pdf" xlink:type="simple">pm0557.pdf</text:a></text:p>
          </table:table-cell>
          <table:table-cell table:style-name="ce10" office:value-type="string" calcext:value-type="string">
            <text:p><text:a xlink:href="https://www.projectmadurai.org/pm_etexts/utf8/pmuni0557.html" xlink:type="simple">pmuni055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5" office:value-type="string" calcext:value-type="string">
            <text:p>இராமாயணம் /6. யுத்த காண்டம் ( பகுதி 3, 4) /படலங்கள் 16-32</text:p>
          </table:table-cell>
          <table:table-cell table:style-name="ce8" office:value-type="string" calcext:value-type="string">
            <text:p>கம்பர்</text:p>
          </table:table-cell>
          <table:table-cell table:style-name="ce8" office:value-type="string" calcext:value-type="string">
            <text:p>இதிகாசம்</text:p>
          </table:table-cell>
          <table:table-cell table:style-name="ce10" office:value-type="string" calcext:value-type="string">
            <text:p><text:a xlink:href="https://www.projectmadurai.org/pm_etexts/pdf/pm0558_01.pdf" xlink:type="simple">pm0558_01.pdf
pm0558_02.pdf</text:a></text:p>
          </table:table-cell>
          <table:table-cell table:style-name="ce10" office:value-type="string" calcext:value-type="string">
            <text:p><text:a xlink:href="https://www.projectmadurai.org/pm_etexts/utf8/pmuni0558_01.html" xlink:type="simple">pmuni0558_01.html
pmuni0558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59" calcext:value-type="float">
            <text:p>559</text:p>
          </table:table-cell>
          <table:table-cell table:style-name="ce4" office:value-type="string" calcext:value-type="string">
            <text:p>பாற்கடல்</text:p>
          </table:table-cell>
          <table:table-cell table:style-name="ce7" office:value-type="string" calcext:value-type="string">
            <text:p>லா.ச. இராமாமிருதம்</text:p>
          </table:table-cell>
          <table:table-cell table:style-name="ce7" office:value-type="string" calcext:value-type="string">
            <text:p>சுய சரிதை -இளமை நினைவுகள்</text:p>
          </table:table-cell>
          <table:table-cell table:style-name="ce10" office:value-type="string" calcext:value-type="string">
            <text:p><text:a xlink:href="https://www.projectmadurai.org/pm_etexts/pdf/pm0559.pdf" xlink:type="simple">pm0559.pdf</text:a></text:p>
          </table:table-cell>
          <table:table-cell table:style-name="ce10" office:value-type="string" calcext:value-type="string">
            <text:p><text:a xlink:href="https://www.projectmadurai.org/pm_etexts/utf8/pmuni0559.html" xlink:type="simple">pmuni055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5" office:value-type="string" calcext:value-type="string">
            <text:p>தாயுமானவர் பாடல்கள்</text:p>
          </table:table-cell>
          <table:table-cell table:style-name="ce8" office:value-type="string" calcext:value-type="string">
            <text:p>தாயுமானவர்</text:p>
          </table:table-cell>
          <table:table-cell table:style-name="ce8" office:value-type="string" calcext:value-type="string">
            <text:p>பாடல்கள் தொகுப்பு</text:p>
          </table:table-cell>
          <table:table-cell table:style-name="ce10" office:value-type="string" calcext:value-type="string">
            <text:p><text:a xlink:href="https://www.projectmadurai.org/pm_etexts/pdf/pm0560.pdf" xlink:type="simple">pm0560.pdf</text:a></text:p>
          </table:table-cell>
          <table:table-cell table:style-name="ce10" office:value-type="string" calcext:value-type="string">
            <text:p><text:a xlink:href="https://www.projectmadurai.org/pm_etexts/utf8/pmuni0560.html" xlink:type="simple">pmuni056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61" calcext:value-type="float">
            <text:p>561</text:p>
          </table:table-cell>
          <table:table-cell table:style-name="ce4" office:value-type="string" calcext:value-type="string">
            <text:p>இராமாயணம் - யுத்த காண்டம் ( பகுதி 5, 6)</text:p>
            <text:p>படலங்கள் 26-32, 33-39</text:p>
          </table:table-cell>
          <table:table-cell table:style-name="ce7" office:value-type="string" calcext:value-type="string">
            <text:p>கம்பர்</text:p>
          </table:table-cell>
          <table:table-cell table:style-name="ce7" office:value-type="string" calcext:value-type="string">
            <text:p>இதிகாசம்</text:p>
          </table:table-cell>
          <table:table-cell table:style-name="ce10" office:value-type="string" calcext:value-type="string">
            <text:p><text:a xlink:href="https://www.projectmadurai.org/pm_etexts/pdf/pm0561_01.pdf" xlink:type="simple">pm0561_01.pdf
pm0561_02.pdf</text:a></text:p>
          </table:table-cell>
          <table:table-cell table:style-name="ce10" office:value-type="string" calcext:value-type="string">
            <text:p><text:a xlink:href="https://www.projectmadurai.org/pm_etexts/utf8/pmuni0561_01.html" xlink:type="simple">pmuni0561_01.html
pmuni0561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5" office:value-type="string" calcext:value-type="string">
            <text:p>காக்கை விடு தூது</text:p>
          </table:table-cell>
          <table:table-cell table:style-name="ce8" office:value-type="string" calcext:value-type="string">
            <text:p>பாந்தளூர் வெண்கோழியார்</text:p>
            <text:p>ச. வெள்ளைவாரணனார் (தொகுப்பு)</text:p>
          </table:table-cell>
          <table:table-cell table:style-name="ce8" office:value-type="string" calcext:value-type="string">
            <text:p>பிரபந்தம் - தூது</text:p>
          </table:table-cell>
          <table:table-cell table:style-name="ce10" office:value-type="string" calcext:value-type="string">
            <text:p><text:a xlink:href="https://www.projectmadurai.org/pm_etexts/pdf/pm0562.pdf" xlink:type="simple">pm0562.pdf</text:a></text:p>
          </table:table-cell>
          <table:table-cell table:style-name="ce10" office:value-type="string" calcext:value-type="string">
            <text:p><text:a xlink:href="https://www.projectmadurai.org/pm_etexts/utf8/pmuni0562.html" xlink:type="simple">pmuni056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63" calcext:value-type="float">
            <text:p>563</text:p>
          </table:table-cell>
          <table:table-cell table:style-name="ce4" office:value-type="string" calcext:value-type="string">
            <text:p>கவிச் சக்கரவர்த்தி ஒட்டக்கூத்தர்</text:p>
          </table:table-cell>
          <table:table-cell table:style-name="ce7" office:value-type="string" calcext:value-type="string">
            <text:p>சி. பாலசுப்பிரமணியன் (சிற்பி)</text:p>
          </table:table-cell>
          <table:table-cell table:style-name="ce7" office:value-type="string" calcext:value-type="string">
            <text:p>சொற்பொழிவுகள் - ஆராய்ச்சிக் கட்டுரைகள்</text:p>
          </table:table-cell>
          <table:table-cell table:style-name="ce10" office:value-type="string" calcext:value-type="string">
            <text:p><text:a xlink:href="https://www.projectmadurai.org/pm_etexts/pdf/pm0563.pdf" xlink:type="simple">pm0563.pdf</text:a></text:p>
          </table:table-cell>
          <table:table-cell table:style-name="ce10" office:value-type="string" calcext:value-type="string">
            <text:p><text:a xlink:href="https://www.projectmadurai.org/pm_etexts/utf8/pmuni0563.html" xlink:type="simple">pmuni056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5" office:value-type="string" calcext:value-type="string">
            <text:p>சிறுகதைகள் தொகுப்பு- 4</text:p>
          </table:table-cell>
          <table:table-cell table:style-name="ce8" office:value-type="string" calcext:value-type="string">
            <text:p>ஜெயகாந்தன்</text:p>
          </table:table-cell>
          <table:table-cell table:style-name="ce8" office:value-type="string" calcext:value-type="string">
            <text:p>சிறுகதைகள் தொகுப்பு</text:p>
          </table:table-cell>
          <table:table-cell table:style-name="ce10" office:value-type="string" calcext:value-type="string">
            <text:p><text:a xlink:href="https://www.projectmadurai.org/pm_etexts/pdf/pm0564.pdf" xlink:type="simple">pm0564.pdf</text:a></text:p>
          </table:table-cell>
          <table:table-cell table:style-name="ce10" office:value-type="string" calcext:value-type="string">
            <text:p><text:a xlink:href="https://www.projectmadurai.org/pm_etexts/utf8/pmuni0564.html" xlink:type="simple">pmuni056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65" calcext:value-type="float">
            <text:p>565</text:p>
          </table:table-cell>
          <table:table-cell table:style-name="ce4" office:value-type="string" calcext:value-type="string">
            <text:p>சிறுகதைகள் தொகுப்பு- 3</text:p>
          </table:table-cell>
          <table:table-cell table:style-name="ce7" office:value-type="string" calcext:value-type="string">
            <text:p>புதுமைப்பித்தன்</text:p>
          </table:table-cell>
          <table:table-cell table:style-name="ce7" office:value-type="string" calcext:value-type="string">
            <text:p>சிறுகதைகள் தொகுப்பு</text:p>
          </table:table-cell>
          <table:table-cell table:style-name="ce10" office:value-type="string" calcext:value-type="string">
            <text:p><text:a xlink:href="https://www.projectmadurai.org/pm_etexts/pdf/pm0565.pdf" xlink:type="simple">pm0565.pdf</text:a></text:p>
          </table:table-cell>
          <table:table-cell table:style-name="ce10" office:value-type="string" calcext:value-type="string">
            <text:p><text:a xlink:href="https://www.projectmadurai.org/pm_etexts/utf8/pmuni0565.html" xlink:type="simple">pmuni056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5" office:value-type="string" calcext:value-type="string">
            <text:p>இலக்கியத்தில் இறை பக்தி</text:p>
          </table:table-cell>
          <table:table-cell table:style-name="ce8" office:value-type="string" calcext:value-type="string">
            <text:p>மாநிலன் (கி. ஜெகதீஸ்வரன்)</text:p>
          </table:table-cell>
          <table:table-cell table:style-name="ce8" office:value-type="string" calcext:value-type="string">
            <text:p>கட்டுரைகள்</text:p>
          </table:table-cell>
          <table:table-cell table:style-name="ce10" office:value-type="string" calcext:value-type="string">
            <text:p><text:a xlink:href="https://www.projectmadurai.org/pm_etexts/pdf/pm0566.pdf" xlink:type="simple">pm0566.pdf</text:a></text:p>
          </table:table-cell>
          <table:table-cell table:style-name="ce10" office:value-type="string" calcext:value-type="string">
            <text:p><text:a xlink:href="https://www.projectmadurai.org/pm_etexts/utf8/pmuni0566.html" xlink:type="simple">pmuni056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67" calcext:value-type="float">
            <text:p>567</text:p>
          </table:table-cell>
          <table:table-cell table:style-name="ce4" office:value-type="string" calcext:value-type="string">
            <text:p>மலையருவி (நாடோடிப் பாடல்கள்) - 1, 2</text:p>
          </table:table-cell>
          <table:table-cell table:style-name="ce7" office:value-type="string" calcext:value-type="string">
            <text:p>பர்ஸி மாக்வீன் (சேகரிப்பு)</text:p>
            <text:p>கி.வா.ஜகந்நாதன் (தொகுப்பு)</text:p>
          </table:table-cell>
          <table:table-cell table:style-name="ce7" office:value-type="string" calcext:value-type="string">
            <text:p>நாடோடிப் பாடல்கள்</text:p>
          </table:table-cell>
          <table:table-cell table:style-name="ce10" office:value-type="string" calcext:value-type="string">
            <text:p><text:a xlink:href="https://www.projectmadurai.org/pm_etexts/pdf/pm0567_01.pdf" xlink:type="simple">pm0567_01.pdf
pm0567_02.pdf</text:a></text:p>
          </table:table-cell>
          <table:table-cell table:style-name="ce10" office:value-type="string" calcext:value-type="string">
            <text:p><text:a xlink:href="https://www.projectmadurai.org/pm_etexts/utf8/pmuni0567_01.html" xlink:type="simple">pmuni0567_01.html
pmuni0567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5" office:value-type="string" calcext:value-type="string">
            <text:p>மலரும் உள்ளம் (சிறுவர் பாடல்கள் தொகுப்பு -1)</text:p>
          </table:table-cell>
          <table:table-cell table:style-name="ce8" office:value-type="string" calcext:value-type="string">
            <text:p>கவிஞர் அழ.வள்ளியப்பா</text:p>
          </table:table-cell>
          <table:table-cell table:style-name="ce8" office:value-type="string" calcext:value-type="string">
            <text:p>சிறுவர் பாடல்கள்</text:p>
          </table:table-cell>
          <table:table-cell table:style-name="ce10" office:value-type="string" calcext:value-type="string">
            <text:p><text:a xlink:href="https://www.projectmadurai.org/pm_etexts/pdf/pm0568.pdf" xlink:type="simple">pm0568.pdf</text:a></text:p>
          </table:table-cell>
          <table:table-cell table:style-name="ce10" office:value-type="string" calcext:value-type="string">
            <text:p><text:a xlink:href="https://www.projectmadurai.org/pm_etexts/utf8/pmuni0568.html" xlink:type="simple">pmuni056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69" calcext:value-type="float">
            <text:p>569</text:p>
          </table:table-cell>
          <table:table-cell table:style-name="ce4" office:value-type="string" calcext:value-type="string">
            <text:p>சிக்கிமுக்கிக் கற்கள்</text:p>
          </table:table-cell>
          <table:table-cell table:style-name="ce7" office:value-type="string" calcext:value-type="string">
            <text:p>சு. சமுத்திரம்</text:p>
          </table:table-cell>
          <table:table-cell table:style-name="ce7" office:value-type="string" calcext:value-type="string">
            <text:p>சிறுகதைகள் தொகுப்பு</text:p>
          </table:table-cell>
          <table:table-cell table:style-name="ce10" office:value-type="string" calcext:value-type="string">
            <text:p><text:a xlink:href="https://www.projectmadurai.org/pm_etexts/pdf/pm0569.pdf" xlink:type="simple">pm0569.pdf</text:a></text:p>
          </table:table-cell>
          <table:table-cell table:style-name="ce10" office:value-type="string" calcext:value-type="string">
            <text:p><text:a xlink:href="https://www.projectmadurai.org/pm_etexts/utf8/pmuni0569.html" xlink:type="simple">pmuni056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5" office:value-type="string" calcext:value-type="string">
            <text:p>புதுக்கவிதையின் தோற்றமும் வளர்ச்சியும்</text:p>
          </table:table-cell>
          <table:table-cell table:style-name="ce8" office:value-type="string" calcext:value-type="string">
            <text:p>வல்லிக்கண்ணன்</text:p>
          </table:table-cell>
          <table:table-cell table:style-name="ce8" office:value-type="string" calcext:value-type="string">
            <text:p>ஆராய்ச்சிக் கட்டுரைகள்</text:p>
          </table:table-cell>
          <table:table-cell table:style-name="ce10" office:value-type="string" calcext:value-type="string">
            <text:p><text:a xlink:href="https://www.projectmadurai.org/pm_etexts/pdf/pm0570.pdf" xlink:type="simple">pm0570.pdf</text:a></text:p>
          </table:table-cell>
          <table:table-cell table:style-name="ce10" office:value-type="string" calcext:value-type="string">
            <text:p><text:a xlink:href="https://www.projectmadurai.org/pm_etexts/utf8/pmuni0570.html" xlink:type="simple">pmuni057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71" calcext:value-type="float">
            <text:p>571</text:p>
          </table:table-cell>
          <table:table-cell table:style-name="ce4" office:value-type="string" calcext:value-type="string">
            <text:p>சிறந்த கதைகள் பதிமூன்று (இந்திய மொழிகளிலிருந்து)</text:p>
          </table:table-cell>
          <table:table-cell table:style-name="ce7" office:value-type="string" calcext:value-type="string">
            <text:p>வல்லிக்கண்ணன் (மொழிபெயர்ப்பு)</text:p>
          </table:table-cell>
          <table:table-cell table:style-name="ce7" office:value-type="string" calcext:value-type="string">
            <text:p>சிறுகதைகள் தொகுப்பு</text:p>
          </table:table-cell>
          <table:table-cell table:style-name="ce10" office:value-type="string" calcext:value-type="string">
            <text:p><text:a xlink:href="https://www.projectmadurai.org/pm_etexts/pdf/pm0571.pdf" xlink:type="simple">pm0571.pdf</text:a></text:p>
          </table:table-cell>
          <table:table-cell table:style-name="ce10" office:value-type="string" calcext:value-type="string">
            <text:p><text:a xlink:href="https://www.projectmadurai.org/pm_etexts/utf8/pmuni0571.html" xlink:type="simple">pmuni057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5" office:value-type="string" calcext:value-type="string">
            <text:p>ஒரு மாமரமும் மரங்கொத்திப் பறவைகளும்</text:p>
          </table:table-cell>
          <table:table-cell table:style-name="ce8" office:value-type="string" calcext:value-type="string">
            <text:p>சு. சமுத்திரம்</text:p>
          </table:table-cell>
          <table:table-cell table:style-name="ce8" office:value-type="string" calcext:value-type="string">
            <text:p>சிறுகதைகள் தொகுப்பு</text:p>
          </table:table-cell>
          <table:table-cell table:style-name="ce10" office:value-type="string" calcext:value-type="string">
            <text:p><text:a xlink:href="https://www.projectmadurai.org/pm_etexts/pdf/pm0572.pdf" xlink:type="simple">pm0572.pdf</text:a></text:p>
          </table:table-cell>
          <table:table-cell table:style-name="ce10" office:value-type="string" calcext:value-type="string">
            <text:p><text:a xlink:href="https://www.projectmadurai.org/pm_etexts/utf8/pmuni0572.html" xlink:type="simple">pmuni057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73" calcext:value-type="float">
            <text:p>573</text:p>
          </table:table-cell>
          <table:table-cell table:style-name="ce4" office:value-type="string" calcext:value-type="string">
            <text:p>மருதூரந்தாதி</text:p>
          </table:table-cell>
          <table:table-cell table:style-name="ce7" office:value-type="string" calcext:value-type="string">
            <text:p>தலைமலைகண்டதேவர்</text:p>
            <text:p>ஆறுமுக நாவலர் உரையுடன்</text:p>
          </table:table-cell>
          <table:table-cell table:style-name="ce7" office:value-type="string" calcext:value-type="string">
            <text:p>பிரபந்தம் - அந்தாதி</text:p>
          </table:table-cell>
          <table:table-cell table:style-name="ce10" office:value-type="string" calcext:value-type="string">
            <text:p><text:a xlink:href="https://www.projectmadurai.org/pm_etexts/pdf/pm0573.pdf" xlink:type="simple">pm0573.pdf</text:a></text:p>
          </table:table-cell>
          <table:table-cell table:style-name="ce10" office:value-type="string" calcext:value-type="string">
            <text:p><text:a xlink:href="https://www.projectmadurai.org/pm_etexts/utf8/pmuni0573.html" xlink:type="simple">pmuni057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5" office:value-type="string" calcext:value-type="string">
            <text:p>பாண்டிமண்டல சதகம்</text:p>
          </table:table-cell>
          <table:table-cell table:style-name="ce8" office:value-type="string" calcext:value-type="string">
            <text:p>மதுரை ஐயம்பெருமாள்</text:p>
          </table:table-cell>
          <table:table-cell table:style-name="ce8" office:value-type="string" calcext:value-type="string">
            <text:p>பிரபந்தம் - சதகம்</text:p>
          </table:table-cell>
          <table:table-cell table:style-name="ce10" office:value-type="string" calcext:value-type="string">
            <text:p><text:a xlink:href="https://www.projectmadurai.org/pm_etexts/pdf/pm0574.pdf" xlink:type="simple">pm0574.pdf</text:a></text:p>
          </table:table-cell>
          <table:table-cell table:style-name="ce10" office:value-type="string" calcext:value-type="string">
            <text:p><text:a xlink:href="https://www.projectmadurai.org/pm_etexts/utf8/pmuni0574.html" xlink:type="simple">pmuni057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75" calcext:value-type="float">
            <text:p>575</text:p>
          </table:table-cell>
          <table:table-cell table:style-name="ce4" office:value-type="string" calcext:value-type="string">
            <text:p>சங்ககாலச் சான்றோர்கள்</text:p>
          </table:table-cell>
          <table:table-cell table:style-name="ce7" office:value-type="string" calcext:value-type="string">
            <text:p>ந. சஞ்சீவி</text:p>
          </table:table-cell>
          <table:table-cell table:style-name="ce7" office:value-type="string" calcext:value-type="string">
            <text:p>ஆராய்ச்சிக் கட்டுரைகள்</text:p>
          </table:table-cell>
          <table:table-cell table:style-name="ce10" office:value-type="string" calcext:value-type="string">
            <text:p><text:a xlink:href="https://www.projectmadurai.org/pm_etexts/pdf/pm0575.pdf" xlink:type="simple">pm0575.pdf</text:a></text:p>
          </table:table-cell>
          <table:table-cell table:style-name="ce10" office:value-type="string" calcext:value-type="string">
            <text:p><text:a xlink:href="https://www.projectmadurai.org/pm_etexts/utf8/pmuni0575.html" xlink:type="simple">pmuni057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5" office:value-type="string" calcext:value-type="string">
            <text:p>ராணி மங்கம்மாள்</text:p>
          </table:table-cell>
          <table:table-cell table:style-name="ce8" office:value-type="string" calcext:value-type="string">
            <text:p>தீபம் நா. பார்த்தசாரதி</text:p>
          </table:table-cell>
          <table:table-cell table:style-name="ce8" office:value-type="string" calcext:value-type="string">
            <text:p>சரித்திர நாவல்</text:p>
          </table:table-cell>
          <table:table-cell table:style-name="ce10" office:value-type="string" calcext:value-type="string">
            <text:p><text:a xlink:href="https://www.projectmadurai.org/pm_etexts/pdf/pm0576.pdf" xlink:type="simple">pm0576.pdf</text:a></text:p>
          </table:table-cell>
          <table:table-cell table:style-name="ce10" office:value-type="string" calcext:value-type="string">
            <text:p><text:a xlink:href="https://www.projectmadurai.org/pm_etexts/utf8/pmuni0576.html" xlink:type="simple">pmuni057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77" calcext:value-type="float">
            <text:p>577</text:p>
          </table:table-cell>
          <table:table-cell table:style-name="ce4" office:value-type="string" calcext:value-type="string">
            <text:p>வீரர் உலகம்</text:p>
          </table:table-cell>
          <table:table-cell table:style-name="ce7" office:value-type="string" calcext:value-type="string">
            <text:p>கி. வா. ஜகந்நாதன்</text:p>
          </table:table-cell>
          <table:table-cell table:style-name="ce7" office:value-type="string" calcext:value-type="string">
            <text:p>ஆராய்ச்சிக் கட்டுரைகள்</text:p>
          </table:table-cell>
          <table:table-cell table:style-name="ce10" office:value-type="string" calcext:value-type="string">
            <text:p><text:a xlink:href="https://www.projectmadurai.org/pm_etexts/pdf/pm0577.pdf" xlink:type="simple">pm0577.pdf</text:a></text:p>
          </table:table-cell>
          <table:table-cell table:style-name="ce10" office:value-type="string" calcext:value-type="string">
            <text:p><text:a xlink:href="https://www.projectmadurai.org/pm_etexts/utf8/pmuni0577.html" xlink:type="simple">pmuni057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5" office:value-type="string" calcext:value-type="string">
            <text:p>மனத்தின் தோற்றம்</text:p>
          </table:table-cell>
          <table:table-cell table:style-name="ce8" office:value-type="string" calcext:value-type="string">
            <text:p>சுந்தர சண்முகனார்</text:p>
          </table:table-cell>
          <table:table-cell table:style-name="ce8" office:value-type="string" calcext:value-type="string">
            <text:p>ஆராய்ச்சிக் கட்டுரைகள்</text:p>
          </table:table-cell>
          <table:table-cell table:style-name="ce10" office:value-type="string" calcext:value-type="string">
            <text:p><text:a xlink:href="https://www.projectmadurai.org/pm_etexts/pdf/pm0578.pdf" xlink:type="simple">pm0578.pdf</text:a></text:p>
          </table:table-cell>
          <table:table-cell table:style-name="ce10" office:value-type="string" calcext:value-type="string">
            <text:p><text:a xlink:href="https://www.projectmadurai.org/pm_etexts/utf8/pmuni0578.html" xlink:type="simple">pmuni057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79" calcext:value-type="float">
            <text:p>579</text:p>
          </table:table-cell>
          <table:table-cell table:style-name="ce4" office:value-type="string" calcext:value-type="string">
            <text:p>வல்லிக்கண்ணன் கதைகள் (இரு பாகங்களாக)</text:p>
          </table:table-cell>
          <table:table-cell table:style-name="ce7" office:value-type="string" calcext:value-type="string">
            <text:p>வல்லிக்கண்ணன்</text:p>
          </table:table-cell>
          <table:table-cell table:style-name="ce7" office:value-type="string" calcext:value-type="string">
            <text:p>சிறுகதைகள் தொகுப்பு</text:p>
          </table:table-cell>
          <table:table-cell table:style-name="ce10" office:value-type="string" calcext:value-type="string">
            <text:p><text:a xlink:href="https://www.projectmadurai.org/pm_etexts/pdf/pm0579_01.pdf" xlink:type="simple">pm0579_01.pdf
pm0579_02.pdf</text:a></text:p>
          </table:table-cell>
          <table:table-cell table:style-name="ce10" office:value-type="string" calcext:value-type="string">
            <text:p><text:a xlink:href="https://www.projectmadurai.org/pm_etexts/utf8/pmuni0579_01.html" xlink:type="simple">pmuni0579_01.html
pmuni0579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5" office:value-type="string" calcext:value-type="string">
            <text:p>துளசி மாடம்</text:p>
          </table:table-cell>
          <table:table-cell table:style-name="ce8" office:value-type="string" calcext:value-type="string">
            <text:p>தீபம் நா. பார்த்தசாரதி</text:p>
          </table:table-cell>
          <table:table-cell table:style-name="ce8" office:value-type="string" calcext:value-type="string">
            <text:p>சமூக நாவல்</text:p>
          </table:table-cell>
          <table:table-cell table:style-name="ce10" office:value-type="string" calcext:value-type="string">
            <text:p><text:a xlink:href="https://www.projectmadurai.org/pm_etexts/pdf/pm0580.pdf" xlink:type="simple">pm0580.pdf</text:a></text:p>
          </table:table-cell>
          <table:table-cell table:style-name="ce10" office:value-type="string" calcext:value-type="string">
            <text:p><text:a xlink:href="https://www.projectmadurai.org/pm_etexts/utf8/pmuni0580.html" xlink:type="simple">pmuni058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81" calcext:value-type="float">
            <text:p>581</text:p>
          </table:table-cell>
          <table:table-cell table:style-name="ce4" office:value-type="string" calcext:value-type="string">
            <text:p>நடராச சதகம்</text:p>
          </table:table-cell>
          <table:table-cell table:style-name="ce7" office:value-type="string" calcext:value-type="string">
            <text:p>ஸ்ரீமத் சிதம்பரநாத முனிவர்</text:p>
          </table:table-cell>
          <table:table-cell table:style-name="ce7" office:value-type="string" calcext:value-type="string">
            <text:p>பிரபந்தம் - சதகம்</text:p>
          </table:table-cell>
          <table:table-cell table:style-name="ce10" office:value-type="string" calcext:value-type="string">
            <text:p><text:a xlink:href="https://www.projectmadurai.org/pm_etexts/pdf/pm0581.pdf" xlink:type="simple">pm0581.pdf</text:a></text:p>
          </table:table-cell>
          <table:table-cell table:style-name="ce10" office:value-type="string" calcext:value-type="string">
            <text:p><text:a xlink:href="https://www.projectmadurai.org/pm_etexts/utf8/pmuni0581.html" xlink:type="simple">pmuni058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5" office:value-type="string" calcext:value-type="string">
            <text:p>சோழ மண்டல சதகம்</text:p>
          </table:table-cell>
          <table:table-cell table:style-name="ce8" office:value-type="string" calcext:value-type="string">
            <text:p>வேளூர் ஆத்ம நாத தேசிகர்</text:p>
          </table:table-cell>
          <table:table-cell table:style-name="ce8" office:value-type="string" calcext:value-type="string">
            <text:p>பிரபந்தம் - சதகம்</text:p>
          </table:table-cell>
          <table:table-cell table:style-name="ce10" office:value-type="string" calcext:value-type="string">
            <text:p><text:a xlink:href="https://www.projectmadurai.org/pm_etexts/pdf/pm0582.pdf" xlink:type="simple">pm0582.pdf</text:a></text:p>
          </table:table-cell>
          <table:table-cell table:style-name="ce10" office:value-type="string" calcext:value-type="string">
            <text:p><text:a xlink:href="https://www.projectmadurai.org/pm_etexts/utf8/pmuni0582.html" xlink:type="simple">pmuni058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83" calcext:value-type="float">
            <text:p>583</text:p>
          </table:table-cell>
          <table:table-cell table:style-name="ce4" office:value-type="string" calcext:value-type="string">
            <text:p>வஞ்சிமாநகரம்</text:p>
          </table:table-cell>
          <table:table-cell table:style-name="ce7" office:value-type="string" calcext:value-type="string">
            <text:p>தீபம் நா. பார்த்தசாரதி</text:p>
          </table:table-cell>
          <table:table-cell table:style-name="ce7" office:value-type="string" calcext:value-type="string">
            <text:p>சரித்திர நாவல்</text:p>
          </table:table-cell>
          <table:table-cell table:style-name="ce10" office:value-type="string" calcext:value-type="string">
            <text:p><text:a xlink:href="https://www.projectmadurai.org/pm_etexts/pdf/pm0583.pdf" xlink:type="simple">pm0583.pdf</text:a></text:p>
          </table:table-cell>
          <table:table-cell table:style-name="ce10" office:value-type="string" calcext:value-type="string">
            <text:p><text:a xlink:href="https://www.projectmadurai.org/pm_etexts/utf8/pmuni0583.html" xlink:type="simple">pmuni058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table:style-name="ce5" office:value-type="string" calcext:value-type="string">
            <text:p>சிலம்பு நெறி</text:p>
          </table:table-cell>
          <table:table-cell table:style-name="ce8" office:value-type="string" calcext:value-type="string">
            <text:p>குன்றக்குடி அடிகளார்</text:p>
          </table:table-cell>
          <table:table-cell table:style-name="ce8" office:value-type="string" calcext:value-type="string">
            <text:p>ஆராய்ச்சிக் கட்டுரைகள்</text:p>
          </table:table-cell>
          <table:table-cell table:style-name="ce10" office:value-type="string" calcext:value-type="string">
            <text:p><text:a xlink:href="https://www.projectmadurai.org/pm_etexts/pdf/pm0584.pdf" xlink:type="simple">pm0584.pdf</text:a></text:p>
          </table:table-cell>
          <table:table-cell table:style-name="ce10" office:value-type="string" calcext:value-type="string">
            <text:p><text:a xlink:href="https://www.projectmadurai.org/pm_etexts/utf8/pmuni0584.html" xlink:type="simple">pmuni058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85" calcext:value-type="float">
            <text:p>585</text:p>
          </table:table-cell>
          <table:table-cell table:style-name="ce4" office:value-type="string" calcext:value-type="string">
            <text:p>எங்கே போகிறோம்?</text:p>
          </table:table-cell>
          <table:table-cell table:style-name="ce7" office:value-type="string" calcext:value-type="string">
            <text:p>குன்றக்குடி அடிகளார்</text:p>
          </table:table-cell>
          <table:table-cell table:style-name="ce7" office:value-type="string" calcext:value-type="string">
            <text:p>வானொலி சொற்பொழிவுகள்</text:p>
          </table:table-cell>
          <table:table-cell table:style-name="ce10" office:value-type="string" calcext:value-type="string">
            <text:p><text:a xlink:href="https://www.projectmadurai.org/pm_etexts/pdf/pm0585.pdf" xlink:type="simple">pm0585.pdf</text:a></text:p>
          </table:table-cell>
          <table:table-cell table:style-name="ce10" office:value-type="string" calcext:value-type="string">
            <text:p><text:a xlink:href="https://www.projectmadurai.org/pm_etexts/utf8/pmuni0585.html" xlink:type="simple">pmuni058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table:style-name="ce5" office:value-type="string" calcext:value-type="string">
            <text:p>சீகாளத்திக் கலம்பகம்</text:p>
          </table:table-cell>
          <table:table-cell table:style-name="ce8" office:value-type="string" calcext:value-type="string">
            <text:p>திருஎவ்வுளுர் இராமசாமி செட்டியார்</text:p>
          </table:table-cell>
          <table:table-cell table:style-name="ce8" office:value-type="string" calcext:value-type="string">
            <text:p>பிரபந்தம் - கலம்பகம்</text:p>
          </table:table-cell>
          <table:table-cell table:style-name="ce10" office:value-type="string" calcext:value-type="string">
            <text:p><text:a xlink:href="https://www.projectmadurai.org/pm_etexts/pdf/pm0586.pdf" xlink:type="simple">pm0586.pdf</text:a></text:p>
          </table:table-cell>
          <table:table-cell table:style-name="ce10" office:value-type="string" calcext:value-type="string">
            <text:p><text:a xlink:href="https://www.projectmadurai.org/pm_etexts/utf8/pmuni0586.html" xlink:type="simple">pmuni058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87" calcext:value-type="float">
            <text:p>587</text:p>
          </table:table-cell>
          <table:table-cell table:style-name="ce4" office:value-type="string" calcext:value-type="string">
            <text:p>முது மொழிக் காஞ்சி</text:p>
          </table:table-cell>
          <table:table-cell table:style-name="ce7" office:value-type="string" calcext:value-type="string">
            <text:p>சுந்தர சண்முகனார் உரையுடன்</text:p>
          </table:table-cell>
          <table:table-cell table:style-name="ce7" office:value-type="string" calcext:value-type="string">
            <text:p>பதினெண் கீழ்க் கணக்கு நூல்</text:p>
          </table:table-cell>
          <table:table-cell table:style-name="ce10" office:value-type="string" calcext:value-type="string">
            <text:p><text:a xlink:href="https://www.projectmadurai.org/pm_etexts/pdf/pm0587.pdf" xlink:type="simple">pm0587.pdf</text:a></text:p>
          </table:table-cell>
          <table:table-cell table:style-name="ce10" office:value-type="string" calcext:value-type="string">
            <text:p><text:a xlink:href="https://www.projectmadurai.org/pm_etexts/utf8/pmuni0587.html" xlink:type="simple">pmuni058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table:style-name="ce5" office:value-type="string" calcext:value-type="string">
            <text:p>பல்லவப் பேரரசர்</text:p>
          </table:table-cell>
          <table:table-cell table:style-name="ce8" office:value-type="string" calcext:value-type="string">
            <text:p>மா. இராசமாணிக்கனார்</text:p>
          </table:table-cell>
          <table:table-cell table:style-name="ce8" office:value-type="string" calcext:value-type="string">
            <text:p>ஆராய்ச்சிக் கட்டுரைகள்</text:p>
          </table:table-cell>
          <table:table-cell table:style-name="ce10" office:value-type="string" calcext:value-type="string">
            <text:p><text:a xlink:href="https://www.projectmadurai.org/pm_etexts/pdf/pm0588.pdf" xlink:type="simple">pm0588.pdf</text:a></text:p>
          </table:table-cell>
          <table:table-cell table:style-name="ce10" office:value-type="string" calcext:value-type="string">
            <text:p><text:a xlink:href="https://www.projectmadurai.org/pm_etexts/utf8/pmuni0588.html" xlink:type="simple">pmuni058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89" calcext:value-type="float">
            <text:p>589</text:p>
          </table:table-cell>
          <table:table-cell table:style-name="ce4" office:value-type="string" calcext:value-type="string">
            <text:p>ஆழ்கடலில் சில ஆணிமுத்துகள்</text:p>
          </table:table-cell>
          <table:table-cell table:style-name="ce7" office:value-type="string" calcext:value-type="string">
            <text:p>சுந்தர சண்முகனார்</text:p>
          </table:table-cell>
          <table:table-cell table:style-name="ce7" office:value-type="string" calcext:value-type="string">
            <text:p>ஆராய்ச்சிக் கட்டுரைகள்</text:p>
          </table:table-cell>
          <table:table-cell table:style-name="ce10" office:value-type="string" calcext:value-type="string">
            <text:p><text:a xlink:href="https://www.projectmadurai.org/pm_etexts/pdf/pm0589.pdf" xlink:type="simple">pm0589.pdf</text:a></text:p>
          </table:table-cell>
          <table:table-cell table:style-name="ce10" office:value-type="string" calcext:value-type="string">
            <text:p><text:a xlink:href="https://www.projectmadurai.org/pm_etexts/utf8/pmuni0589.html" xlink:type="simple">pmuni058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5" office:value-type="string" calcext:value-type="string">
            <text:p>புதிய தமிழகம்</text:p>
          </table:table-cell>
          <table:table-cell table:style-name="ce8" office:value-type="string" calcext:value-type="string">
            <text:p>மா. இராசமாணிக்கனார்</text:p>
          </table:table-cell>
          <table:table-cell table:style-name="ce8" office:value-type="string" calcext:value-type="string">
            <text:p>ஆராய்ச்சிக் கட்டுரைகள்</text:p>
          </table:table-cell>
          <table:table-cell table:style-name="ce10" office:value-type="string" calcext:value-type="string">
            <text:p><text:a xlink:href="https://www.projectmadurai.org/pm_etexts/pdf/pm0590.pdf" xlink:type="simple">pm0590.pdf</text:a></text:p>
          </table:table-cell>
          <table:table-cell table:style-name="ce10" office:value-type="string" calcext:value-type="string">
            <text:p><text:a xlink:href="https://www.projectmadurai.org/pm_etexts/utf8/pmuni0590.html" xlink:type="simple">pmuni059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91" calcext:value-type="float">
            <text:p>591</text:p>
          </table:table-cell>
          <table:table-cell table:style-name="ce4" office:value-type="string" calcext:value-type="string">
            <text:p>திருமுருகாற்றுப்படை</text:p>
          </table:table-cell>
          <table:table-cell table:style-name="ce7" office:value-type="string" calcext:value-type="string">
            <text:p>கி. வா. ஜகந்நாதன் பொழிப்புரையுடன்</text:p>
          </table:table-cell>
          <table:table-cell table:style-name="ce7" office:value-type="string" calcext:value-type="string">
            <text:p>சங்ககாலம் – பத்துப்பாட்டு</text:p>
          </table:table-cell>
          <table:table-cell table:style-name="ce10" office:value-type="string" calcext:value-type="string">
            <text:p><text:a xlink:href="https://www.projectmadurai.org/pm_etexts/pdf/pm0591.pdf" xlink:type="simple">pm0591.pdf</text:a></text:p>
          </table:table-cell>
          <table:table-cell table:style-name="ce10" office:value-type="string" calcext:value-type="string">
            <text:p><text:a xlink:href="https://www.projectmadurai.org/pm_etexts/utf8/pmuni0591.html" xlink:type="simple">pmuni059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table:style-name="ce5" office:value-type="string" calcext:value-type="string">
            <text:p>மனை விளக்கு (சங்கநூற் காட்சிகள்)</text:p>
          </table:table-cell>
          <table:table-cell table:style-name="ce8" office:value-type="string" calcext:value-type="string">
            <text:p>கி. வா. ஜகந்நாதன்</text:p>
          </table:table-cell>
          <table:table-cell table:style-name="ce8" office:value-type="string" calcext:value-type="string">
            <text:p>ஆராய்ச்சிக் கட்டுரைகள்</text:p>
          </table:table-cell>
          <table:table-cell table:style-name="ce10" office:value-type="string" calcext:value-type="string">
            <text:p><text:a xlink:href="https://www.projectmadurai.org/pm_etexts/pdf/pm0592.pdf" xlink:type="simple">pm0592.pdf</text:a></text:p>
          </table:table-cell>
          <table:table-cell table:style-name="ce10" office:value-type="string" calcext:value-type="string">
            <text:p><text:a xlink:href="https://www.projectmadurai.org/pm_etexts/utf8/pmuni0592.html" xlink:type="simple">pmuni059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93" calcext:value-type="float">
            <text:p>593</text:p>
          </table:table-cell>
          <table:table-cell table:style-name="ce4" office:value-type="string" calcext:value-type="string">
            <text:p>குறிஞ்சித் தேன்</text:p>
          </table:table-cell>
          <table:table-cell table:style-name="ce7" office:value-type="string" calcext:value-type="string">
            <text:p>ராஜம் கிருஷ்ணன்</text:p>
          </table:table-cell>
          <table:table-cell table:style-name="ce7" office:value-type="string" calcext:value-type="string">
            <text:p>சமூக நாவல்</text:p>
          </table:table-cell>
          <table:table-cell table:style-name="ce10" office:value-type="string" calcext:value-type="string">
            <text:p><text:a xlink:href="https://www.projectmadurai.org/pm_etexts/pdf/pm0593.pdf" xlink:type="simple">pm0593.pdf</text:a></text:p>
          </table:table-cell>
          <table:table-cell table:style-name="ce10" office:value-type="string" calcext:value-type="string">
            <text:p><text:a xlink:href="https://www.projectmadurai.org/pm_etexts/utf8/pmuni0593.html" xlink:type="simple">pmuni059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94" calcext:value-type="float">
            <text:p>594</text:p>
          </table:table-cell>
          <table:table-cell table:style-name="ce5" office:value-type="string" calcext:value-type="string">
            <text:p>தாமரைப் பொய்கை (சங்கநூற் காட்சிகள்)</text:p>
          </table:table-cell>
          <table:table-cell table:style-name="ce8" office:value-type="string" calcext:value-type="string">
            <text:p>கி. வா. ஜகந்நாதன்</text:p>
          </table:table-cell>
          <table:table-cell table:style-name="ce8" office:value-type="string" calcext:value-type="string">
            <text:p>ஆராய்ச்சிக் கட்டுரைகள்</text:p>
          </table:table-cell>
          <table:table-cell table:style-name="ce10" office:value-type="string" calcext:value-type="string">
            <text:p><text:a xlink:href="https://www.projectmadurai.org/pm_etexts/pdf/pm0594.pdf" xlink:type="simple">pm0594.pdf</text:a></text:p>
          </table:table-cell>
          <table:table-cell table:style-name="ce10" office:value-type="string" calcext:value-type="string">
            <text:p><text:a xlink:href="https://www.projectmadurai.org/pm_etexts/utf8/pmuni0594.html" xlink:type="simple">pmuni059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95" calcext:value-type="float">
            <text:p>595</text:p>
          </table:table-cell>
          <table:table-cell table:style-name="ce4" office:value-type="string" calcext:value-type="string">
            <text:p>இன்ப மாலை (சங்கநூற் காட்சிகள்)</text:p>
          </table:table-cell>
          <table:table-cell table:style-name="ce7" office:value-type="string" calcext:value-type="string">
            <text:p>கி. வா. ஜகந்நாதன்</text:p>
          </table:table-cell>
          <table:table-cell table:style-name="ce7" office:value-type="string" calcext:value-type="string">
            <text:p>ஆராய்ச்சிக் கட்டுரைகள்</text:p>
          </table:table-cell>
          <table:table-cell table:style-name="ce10" office:value-type="string" calcext:value-type="string">
            <text:p><text:a xlink:href="https://www.projectmadurai.org/pm_etexts/pdf/pm0595.pdf" xlink:type="simple">pm0595.pdf</text:a></text:p>
          </table:table-cell>
          <table:table-cell table:style-name="ce10" office:value-type="string" calcext:value-type="string">
            <text:p><text:a xlink:href="https://www.projectmadurai.org/pm_etexts/utf8/pmuni0595.html" xlink:type="simple">pmuni059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96" calcext:value-type="float">
            <text:p>596</text:p>
          </table:table-cell>
          <table:table-cell table:style-name="ce5" office:value-type="string" calcext:value-type="string">
            <text:p>வனதேவியின் மைந்தர்கள்</text:p>
          </table:table-cell>
          <table:table-cell table:style-name="ce8" office:value-type="string" calcext:value-type="string">
            <text:p>ராஜம் கிருஷ்ணன்</text:p>
          </table:table-cell>
          <table:table-cell table:style-name="ce8" office:value-type="string" calcext:value-type="string">
            <text:p>சமூக நாவல்</text:p>
          </table:table-cell>
          <table:table-cell table:style-name="ce10" office:value-type="string" calcext:value-type="string">
            <text:p><text:a xlink:href="https://www.projectmadurai.org/pm_etexts/pdf/pm0596.pdf" xlink:type="simple">pm0596.pdf</text:a></text:p>
          </table:table-cell>
          <table:table-cell table:style-name="ce10" office:value-type="string" calcext:value-type="string">
            <text:p><text:a xlink:href="https://www.projectmadurai.org/pm_etexts/utf8/pmuni0596.html" xlink:type="simple">pmuni059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97" calcext:value-type="float">
            <text:p>597</text:p>
          </table:table-cell>
          <table:table-cell table:style-name="ce4" office:value-type="string" calcext:value-type="string">
            <text:p>உதயணகுமார காவியம்</text:p>
          </table:table-cell>
          <table:table-cell table:style-name="ce7" office:value-type="string" calcext:value-type="string">
            <text:p>பொ. வே. சோமசுந்தரனார் உரையுடன்</text:p>
          </table:table-cell>
          <table:table-cell table:style-name="ce7" office:value-type="string" calcext:value-type="string">
            <text:p>காப்பியங்கள்</text:p>
          </table:table-cell>
          <table:table-cell table:style-name="ce10" office:value-type="string" calcext:value-type="string">
            <text:p><text:a xlink:href="https://www.projectmadurai.org/pm_etexts/pdf/pm0597.pdf" xlink:type="simple">pm0597.pdf</text:a></text:p>
          </table:table-cell>
          <table:table-cell table:style-name="ce10" office:value-type="string" calcext:value-type="string">
            <text:p><text:a xlink:href="https://www.projectmadurai.org/pm_etexts/utf8/pmuni0597.html" xlink:type="simple">pmuni059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598" calcext:value-type="float">
            <text:p>598</text:p>
          </table:table-cell>
          <table:table-cell table:style-name="ce5" office:value-type="string" calcext:value-type="string">
            <text:p>சமணமும் தமிழும் (முதல் பாகம்)</text:p>
          </table:table-cell>
          <table:table-cell table:style-name="ce8" office:value-type="string" calcext:value-type="string">
            <text:p>மயிலை சீனி. வேங்கடசாமி</text:p>
          </table:table-cell>
          <table:table-cell table:style-name="ce8" office:value-type="string" calcext:value-type="string">
            <text:p>ஆராய்ச்சிக் கட்டுரைகள்</text:p>
          </table:table-cell>
          <table:table-cell table:style-name="ce10" office:value-type="string" calcext:value-type="string">
            <text:p><text:a xlink:href="https://www.projectmadurai.org/pm_etexts/pdf/pm0598.pdf" xlink:type="simple">pm0598.pdf</text:a></text:p>
          </table:table-cell>
          <table:table-cell table:style-name="ce10" office:value-type="string" calcext:value-type="string">
            <text:p><text:a xlink:href="https://www.projectmadurai.org/pm_etexts/utf8/pmuni0598.html" xlink:type="simple">pmuni059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599" calcext:value-type="float">
            <text:p>599</text:p>
          </table:table-cell>
          <table:table-cell table:style-name="ce4" office:value-type="string" calcext:value-type="string">
            <text:p>பொருநராற்றுப்படை விளக்கம்</text:p>
          </table:table-cell>
          <table:table-cell table:style-name="ce7" office:value-type="string" calcext:value-type="string">
            <text:p>கி. வா. ஜகந்நாதன்</text:p>
          </table:table-cell>
          <table:table-cell table:style-name="ce7" office:value-type="string" calcext:value-type="string">
            <text:p>சங்ககாலம் – பத்துப்பாட்டு</text:p>
          </table:table-cell>
          <table:table-cell table:style-name="ce10" office:value-type="string" calcext:value-type="string">
            <text:p><text:a xlink:href="https://www.projectmadurai.org/pm_etexts/pdf/pm0599.pdf" xlink:type="simple">pm0599.pdf</text:a></text:p>
          </table:table-cell>
          <table:table-cell table:style-name="ce10" office:value-type="string" calcext:value-type="string">
            <text:p><text:a xlink:href="https://www.projectmadurai.org/pm_etexts/utf8/pmuni0599.html" xlink:type="simple">pmuni059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table:style-name="ce5" office:value-type="string" calcext:value-type="string">
            <text:p>சோழர் வரலாறு (3 பாகங்களாக)</text:p>
          </table:table-cell>
          <table:table-cell table:style-name="ce8" office:value-type="string" calcext:value-type="string">
            <text:p>மா. இராசமாணிக்கனார்</text:p>
          </table:table-cell>
          <table:table-cell table:style-name="ce8" office:value-type="string" calcext:value-type="string">
            <text:p>ஆராய்ச்சிக் கட்டுரைகள்</text:p>
          </table:table-cell>
          <table:table-cell table:style-name="ce10" office:value-type="string" calcext:value-type="string">
            <text:p><text:a xlink:href="https://www.projectmadurai.org/pm_etexts/pdf/pm0600_01.pdf" xlink:type="simple">pm0600_01.pdf
pm0600_02.pdf
pm0600_03.pdf</text:a></text:p>
          </table:table-cell>
          <table:table-cell table:style-name="ce10" office:value-type="string" calcext:value-type="string">
            <text:p><text:a xlink:href="https://www.projectmadurai.org/pm_etexts/utf8/pmuni0600_01.html" xlink:type="simple">pmuni0600_01.html
pmuni0600_02.html
pmuni0600_0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01" calcext:value-type="float">
            <text:p>601</text:p>
          </table:table-cell>
          <table:table-cell table:style-name="ce4" office:value-type="string" calcext:value-type="string">
            <text:p>நாக குமார காவியம்</text:p>
          </table:table-cell>
          <table:table-cell table:style-name="ce7" office:value-type="string" calcext:value-type="string">
            <text:p>மூலமும் சின்னசாமி நயினார் உரையும்</text:p>
          </table:table-cell>
          <table:table-cell table:style-name="ce7" office:value-type="string" calcext:value-type="string">
            <text:p>காப்பியம்</text:p>
          </table:table-cell>
          <table:table-cell table:style-name="ce10" office:value-type="string" calcext:value-type="string">
            <text:p><text:a xlink:href="https://www.projectmadurai.org/pm_etexts/pdf/pm0601.pdf" xlink:type="simple">pm0601.pdf</text:a></text:p>
          </table:table-cell>
          <table:table-cell table:style-name="ce10" office:value-type="string" calcext:value-type="string">
            <text:p><text:a xlink:href="https://www.projectmadurai.org/pm_etexts/utf8/pmuni0601.html" xlink:type="simple">pmuni060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02" calcext:value-type="float">
            <text:p>602</text:p>
          </table:table-cell>
          <table:table-cell table:style-name="ce5" office:value-type="string" calcext:value-type="string">
            <text:p>சூளாமணி - பாகம் 2 &amp; 3</text:p>
          </table:table-cell>
          <table:table-cell table:style-name="ce8" office:value-type="string" calcext:value-type="string">
            <text:p>தோலாமொழித் தேவர்</text:p>
          </table:table-cell>
          <table:table-cell table:style-name="ce8" office:value-type="string" calcext:value-type="string">
            <text:p>காப்பியம்</text:p>
          </table:table-cell>
          <table:table-cell table:style-name="ce10" office:value-type="string" calcext:value-type="string">
            <text:p><text:a xlink:href="https://www.projectmadurai.org/pm_etexts/pdf/pm0602_01.pdf" xlink:type="simple">pm0602_01.pdf
pm0602_02.pdf</text:a></text:p>
          </table:table-cell>
          <table:table-cell table:style-name="ce10" office:value-type="string" calcext:value-type="string">
            <text:p><text:a xlink:href="https://www.projectmadurai.org/pm_etexts/utf8/pmuni0602_01.html" xlink:type="simple">pmuni0602_01.html
pmuni0602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03" calcext:value-type="float">
            <text:p>603</text:p>
          </table:table-cell>
          <table:table-cell table:style-name="ce4" office:value-type="string" calcext:value-type="string">
            <text:p>ஸ்ரீஆண்டாள் பிள்ளைத்தமிழ்</text:p>
          </table:table-cell>
          <table:table-cell table:style-name="ce7" office:value-type="string" calcext:value-type="string">
            <text:p>மு. வேணுகோபாலசாமி நாயுடவர்கள் தொகுப்பு</text:p>
          </table:table-cell>
          <table:table-cell table:style-name="ce7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603.pdf" xlink:type="simple">pm0603.pdf</text:a></text:p>
          </table:table-cell>
          <table:table-cell table:style-name="ce10" office:value-type="string" calcext:value-type="string">
            <text:p><text:a xlink:href="https://www.projectmadurai.org/pm_etexts/utf8/pmuni0603.html" xlink:type="simple">pmuni060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04" calcext:value-type="float">
            <text:p>604</text:p>
          </table:table-cell>
          <table:table-cell table:style-name="ce5" office:value-type="string" calcext:value-type="string">
            <text:p>எழு பெரு வள்ளல்கள்</text:p>
          </table:table-cell>
          <table:table-cell table:style-name="ce8" office:value-type="string" calcext:value-type="string">
            <text:p>கி. வா. ஜகந்நாதன்</text:p>
          </table:table-cell>
          <table:table-cell table:style-name="ce8" office:value-type="string" calcext:value-type="string">
            <text:p>இலக்கியக் கட்டுரைகள்</text:p>
          </table:table-cell>
          <table:table-cell table:style-name="ce10" office:value-type="string" calcext:value-type="string">
            <text:p><text:a xlink:href="https://www.projectmadurai.org/pm_etexts/pdf/pm0604.pdf" xlink:type="simple">pm0604.pdf</text:a></text:p>
          </table:table-cell>
          <table:table-cell table:style-name="ce10" office:value-type="string" calcext:value-type="string">
            <text:p><text:a xlink:href="https://www.projectmadurai.org/pm_etexts/utf8/pmuni0604.html" xlink:type="simple">pmuni060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05" calcext:value-type="float">
            <text:p>605</text:p>
          </table:table-cell>
          <table:table-cell table:style-name="ce4" office:value-type="string" calcext:value-type="string">
            <text:p>சதுரகிரி அறப்பளீசுர சதகம் (ஆங்கில மொழிபெயர்ப்பு)</text:p>
          </table:table-cell>
          <table:table-cell table:style-name="ce7" office:value-type="string" calcext:value-type="string">
            <text:p>அம்பலவாணக் கவிராயரவர்கள்; கௌசல்யா ஹார்ட்</text:p>
          </table:table-cell>
          <table:table-cell table:style-name="ce7" office:value-type="string" calcext:value-type="string">
            <text:p>பிரபந்தம் - சதகம், மொழிபெயர்ப்பு</text:p>
          </table:table-cell>
          <table:table-cell table:style-name="ce10" office:value-type="string" calcext:value-type="string">
            <text:p><text:a xlink:href="https://www.projectmadurai.org/pm_etexts/pdf/pm0605.pdf" xlink:type="simple">pm0605.pdf</text:a></text:p>
          </table:table-cell>
          <table:table-cell table:style-name="ce10" office:value-type="string" calcext:value-type="string">
            <text:p><text:a xlink:href="https://www.projectmadurai.org/pm_etexts/utf8/pmuni0605.html" xlink:type="simple">pmuni060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06" calcext:value-type="float">
            <text:p>606</text:p>
          </table:table-cell>
          <table:table-cell table:style-name="ce5" office:value-type="string" calcext:value-type="string">
            <text:p>வேத வித்து (நாவல்)</text:p>
          </table:table-cell>
          <table:table-cell table:style-name="ce8" office:value-type="string" calcext:value-type="string">
            <text:p>சாவி (சா. விஸ்வநாதன்)</text:p>
          </table:table-cell>
          <table:table-cell table:style-name="ce8" office:value-type="string" calcext:value-type="string">
            <text:p>நாவல் - புதினம்</text:p>
          </table:table-cell>
          <table:table-cell table:style-name="ce10" office:value-type="string" calcext:value-type="string">
            <text:p><text:a xlink:href="https://www.projectmadurai.org/pm_etexts/pdf/pm0606.pdf" xlink:type="simple">pm0606.pdf</text:a></text:p>
          </table:table-cell>
          <table:table-cell table:style-name="ce10" office:value-type="string" calcext:value-type="string">
            <text:p><text:a xlink:href="https://www.projectmadurai.org/pm_etexts/utf8/pmuni0606.html" xlink:type="simple">pmuni060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07" calcext:value-type="float">
            <text:p>607</text:p>
          </table:table-cell>
          <table:table-cell table:style-name="ce4" office:value-type="string" calcext:value-type="string">
            <text:p>உமார் கயாம் (நாவல், 2 பாகங்களாக)</text:p>
          </table:table-cell>
          <table:table-cell table:style-name="ce7" office:value-type="string" calcext:value-type="string">
            <text:p>நாரா. நாச்சியப்பன்</text:p>
          </table:table-cell>
          <table:table-cell table:style-name="ce7" office:value-type="string" calcext:value-type="string">
            <text:p>வரலாறு / சரித்திரம்</text:p>
          </table:table-cell>
          <table:table-cell table:style-name="ce10" office:value-type="string" calcext:value-type="string">
            <text:p><text:a xlink:href="https://www.projectmadurai.org/pm_etexts/pdf/pm0607_01.pdf" xlink:type="simple">pm0607_01.pdf
pm0607_02.pdf</text:a></text:p>
          </table:table-cell>
          <table:table-cell table:style-name="ce10" office:value-type="string" calcext:value-type="string">
            <text:p><text:a xlink:href="https://www.projectmadurai.org/pm_etexts/utf8/pmuni0607_01.html" xlink:type="simple">pmuni0607_01.html
pmuni0607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08" calcext:value-type="float">
            <text:p>608</text:p>
          </table:table-cell>
          <table:table-cell table:style-name="ce5" office:value-type="string" calcext:value-type="string">
            <text:p>கஞ்சகிரி சித்தேசர் சதகம்</text:p>
          </table:table-cell>
          <table:table-cell table:style-name="ce8" office:value-type="string" calcext:value-type="string">
            <text:p>சேலம் அநந்த நாராயண சர்மா</text:p>
          </table:table-cell>
          <table:table-cell table:style-name="ce8" office:value-type="string" calcext:value-type="string">
            <text:p>பிரபந்தம் - சதகம்</text:p>
          </table:table-cell>
          <table:table-cell table:style-name="ce10" office:value-type="string" calcext:value-type="string">
            <text:p><text:a xlink:href="https://www.projectmadurai.org/pm_etexts/pdf/pm0608.pdf" xlink:type="simple">pm0608.pdf</text:a></text:p>
          </table:table-cell>
          <table:table-cell table:style-name="ce10" office:value-type="string" calcext:value-type="string">
            <text:p><text:a xlink:href="https://www.projectmadurai.org/pm_etexts/utf8/pmuni0608.html" xlink:type="simple">pmuni060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09" calcext:value-type="float">
            <text:p>609</text:p>
          </table:table-cell>
          <table:table-cell table:style-name="ce4" office:value-type="string" calcext:value-type="string">
            <text:p>தமிழச்சி (கவிதைகள்)</text:p>
          </table:table-cell>
          <table:table-cell table:style-name="ce7" office:value-type="string" calcext:value-type="string">
            <text:p>கவிஞர் வாணிதாசன்</text:p>
          </table:table-cell>
          <table:table-cell table:style-name="ce7" office:value-type="string" calcext:value-type="string">
            <text:p>கவிதைத் தொகுப்பு</text:p>
          </table:table-cell>
          <table:table-cell table:style-name="ce10" office:value-type="string" calcext:value-type="string">
            <text:p><text:a xlink:href="https://www.projectmadurai.org/pm_etexts/pdf/pm0609.pdf" xlink:type="simple">pm0609.pdf</text:a></text:p>
          </table:table-cell>
          <table:table-cell table:style-name="ce10" office:value-type="string" calcext:value-type="string">
            <text:p><text:a xlink:href="https://www.projectmadurai.org/pm_etexts/utf8/pmuni0609.html" xlink:type="simple">pmuni060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10" calcext:value-type="float">
            <text:p>610</text:p>
          </table:table-cell>
          <table:table-cell table:style-name="ce5" office:value-type="string" calcext:value-type="string">
            <text:p>அதிகமான் நெடுமான் அஞ்சி</text:p>
          </table:table-cell>
          <table:table-cell table:style-name="ce8" office:value-type="string" calcext:value-type="string">
            <text:p>கி. வா. ஜகந்நாதன்</text:p>
          </table:table-cell>
          <table:table-cell table:style-name="ce8" office:value-type="string" calcext:value-type="string">
            <text:p>இலக்கியக் கட்டுரைகள்</text:p>
          </table:table-cell>
          <table:table-cell table:style-name="ce10" office:value-type="string" calcext:value-type="string">
            <text:p><text:a xlink:href="https://www.projectmadurai.org/pm_etexts/pdf/pm0610.pdf" xlink:type="simple">pm0610.pdf</text:a></text:p>
          </table:table-cell>
          <table:table-cell table:style-name="ce10" office:value-type="string" calcext:value-type="string">
            <text:p><text:a xlink:href="https://www.projectmadurai.org/pm_etexts/utf8/pmuni0610.html" xlink:type="simple">pmuni061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11" calcext:value-type="float">
            <text:p>611</text:p>
          </table:table-cell>
          <table:table-cell table:style-name="ce4" office:value-type="string" calcext:value-type="string">
            <text:p>கொடி முல்லை (கவிதைகள்)</text:p>
          </table:table-cell>
          <table:table-cell table:style-name="ce7" office:value-type="string" calcext:value-type="string">
            <text:p>கவிஞர் வாணிதாசன்</text:p>
          </table:table-cell>
          <table:table-cell table:style-name="ce7" office:value-type="string" calcext:value-type="string">
            <text:p>கவிதைத் தொகுப்பு</text:p>
          </table:table-cell>
          <table:table-cell table:style-name="ce10" office:value-type="string" calcext:value-type="string">
            <text:p><text:a xlink:href="https://www.projectmadurai.org/pm_etexts/pdf/pm0611.pdf" xlink:type="simple">pm0611.pdf</text:a></text:p>
          </table:table-cell>
          <table:table-cell table:style-name="ce10" office:value-type="string" calcext:value-type="string">
            <text:p><text:a xlink:href="https://www.projectmadurai.org/pm_etexts/utf8/pmuni0611.html" xlink:type="simple">pmuni061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12" calcext:value-type="float">
            <text:p>612</text:p>
          </table:table-cell>
          <table:table-cell table:style-name="ce5" office:value-type="string" calcext:value-type="string">
            <text:p>திருக்குறள் - கலைஞர் உரை</text:p>
          </table:table-cell>
          <table:table-cell table:style-name="ce8" office:value-type="string" calcext:value-type="string">
            <text:p>கலைஞர் மு. கருணாநிதி</text:p>
          </table:table-cell>
          <table:table-cell table:style-name="ce8" office:value-type="string" calcext:value-type="string">
            <text:p>நீதிநெறி – பதினெண்கீழ்க்கணக்கு</text:p>
          </table:table-cell>
          <table:table-cell table:style-name="ce10" office:value-type="string" calcext:value-type="string">
            <text:p><text:a xlink:href="https://www.projectmadurai.org/pm_etexts/pdf/pm0612.pdf" xlink:type="simple">pm0612.pdf</text:a></text:p>
          </table:table-cell>
          <table:table-cell table:style-name="ce10" office:value-type="string" calcext:value-type="string">
            <text:p><text:a xlink:href="https://www.projectmadurai.org/pm_etexts/utf8/pmuni0612.html" xlink:type="simple">pmuni061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13" calcext:value-type="float">
            <text:p>613</text:p>
          </table:table-cell>
          <table:table-cell table:style-name="ce4" office:value-type="string" calcext:value-type="string">
            <text:p>தமிழ் விருந்து</text:p>
          </table:table-cell>
          <table:table-cell table:style-name="ce7" office:value-type="string" calcext:value-type="string">
            <text:p>ரா.பி. சேதுப்பிள்ளை</text:p>
          </table:table-cell>
          <table:table-cell table:style-name="ce7" office:value-type="string" calcext:value-type="string">
            <text:p>இலக்கியக் கட்டுரைகள்</text:p>
          </table:table-cell>
          <table:table-cell table:style-name="ce10" office:value-type="string" calcext:value-type="string">
            <text:p><text:a xlink:href="https://www.projectmadurai.org/pm_etexts/pdf/pm0613.pdf" xlink:type="simple">pm0613.pdf</text:a></text:p>
          </table:table-cell>
          <table:table-cell table:style-name="ce10" office:value-type="string" calcext:value-type="string">
            <text:p><text:a xlink:href="https://www.projectmadurai.org/pm_etexts/utf8/pmuni0613.html" xlink:type="simple">pmuni061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14" calcext:value-type="float">
            <text:p>614</text:p>
          </table:table-cell>
          <table:table-cell table:style-name="ce5" office:value-type="string" calcext:value-type="string">
            <text:p>பிடியும் களிறும்</text:p>
            <text:p>(சங்கநூற் காட்சிகள்)</text:p>
          </table:table-cell>
          <table:table-cell table:style-name="ce8" office:value-type="string" calcext:value-type="string">
            <text:p>கி. வா. ஜகங்காதன்</text:p>
          </table:table-cell>
          <table:table-cell table:style-name="ce8" office:value-type="string" calcext:value-type="string">
            <text:p>இலக்கியக் கட்டுரைகள்</text:p>
          </table:table-cell>
          <table:table-cell table:style-name="ce10" office:value-type="string" calcext:value-type="string">
            <text:p><text:a xlink:href="https://www.projectmadurai.org/pm_etexts/pdf/pm0614.pdf" xlink:type="simple">pm0614.pdf</text:a></text:p>
          </table:table-cell>
          <table:table-cell table:style-name="ce10" office:value-type="string" calcext:value-type="string">
            <text:p><text:a xlink:href="https://www.projectmadurai.org/pm_etexts/utf8/pmuni0614.html" xlink:type="simple">pmuni061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15" calcext:value-type="float">
            <text:p>615</text:p>
          </table:table-cell>
          <table:table-cell table:style-name="ce4" office:value-type="string" calcext:value-type="string">
            <text:p>வேலின் வெற்றி</text:p>
            <text:p>(கந்தபுராணத்தைத் தழுவி எழுதிய நூல்)</text:p>
          </table:table-cell>
          <table:table-cell table:style-name="ce7" office:value-type="string" calcext:value-type="string">
            <text:p>ரா.பி. சேதுப்பிள்ளை</text:p>
          </table:table-cell>
          <table:table-cell table:style-name="ce7" office:value-type="string" calcext:value-type="string">
            <text:p>இலக்கியக் கட்டுரைகள்</text:p>
          </table:table-cell>
          <table:table-cell table:style-name="ce10" office:value-type="string" calcext:value-type="string">
            <text:p><text:a xlink:href="https://www.projectmadurai.org/pm_etexts/pdf/pm0615.pdf" xlink:type="simple">pm0615.pdf</text:a></text:p>
          </table:table-cell>
          <table:table-cell table:style-name="ce10" office:value-type="string" calcext:value-type="string">
            <text:p><text:a xlink:href="https://www.projectmadurai.org/pm_etexts/utf8/pmuni0615.html" xlink:type="simple">pmuni061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16" calcext:value-type="float">
            <text:p>616</text:p>
          </table:table-cell>
          <table:table-cell table:style-name="ce5" office:value-type="string" calcext:value-type="string">
            <text:p>திரிசரபுரம் ஸ்ரீ மீனாட்சிசுந்தரம் பிள்ளை</text:p>
            <text:p>சரித்திரம் - பாகம் 1</text:p>
          </table:table-cell>
          <table:table-cell table:style-name="ce8" office:value-type="string" calcext:value-type="string">
            <text:p>உ.வே. சாமிநாத அய்யர்</text:p>
          </table:table-cell>
          <table:table-cell table:style-name="ce8" office:value-type="string" calcext:value-type="string">
            <text:p>வரலாறு</text:p>
          </table:table-cell>
          <table:table-cell table:style-name="ce10" office:value-type="string" calcext:value-type="string">
            <text:p><text:a xlink:href="https://www.projectmadurai.org/pm_etexts/pdf/pm0616_01.pdf" xlink:type="simple">pm0616_01.pdf
pm0616_02.pdf</text:a></text:p>
          </table:table-cell>
          <table:table-cell table:style-name="ce10" office:value-type="string" calcext:value-type="string">
            <text:p><text:a xlink:href="https://www.projectmadurai.org/pm_etexts/utf8/pmuni0616_01.html" xlink:type="simple">pmuni0616_01.html
pmuni0616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17" calcext:value-type="float">
            <text:p>617</text:p>
          </table:table-cell>
          <table:table-cell table:style-name="ce4" office:value-type="string" calcext:value-type="string">
            <text:p>நித்திலவல்லி (நாவல், 3 பாகங்களாக)</text:p>
          </table:table-cell>
          <table:table-cell table:style-name="ce7" office:value-type="string" calcext:value-type="string">
            <text:p>தீபம் நா. பார்த்தசாரதி</text:p>
          </table:table-cell>
          <table:table-cell table:style-name="ce7" office:value-type="string" calcext:value-type="string">
            <text:p>சரித்திர நாவல்</text:p>
          </table:table-cell>
          <table:table-cell table:style-name="ce10" office:value-type="string" calcext:value-type="string">
            <text:p><text:a xlink:href="https://www.projectmadurai.org/pm_etexts/pdf/pm0617_01.pdf" xlink:type="simple">pm0617_01.pdf
pm0617_02.pdf
pm0617_03.pdf</text:a></text:p>
          </table:table-cell>
          <table:table-cell table:style-name="ce10" office:value-type="string" calcext:value-type="string">
            <text:p><text:a xlink:href="https://www.projectmadurai.org/pm_etexts/utf8/pmuni0617_01.html" xlink:type="simple">pmuni0617_01.html
pmuni0617_02.html
pmuni0617_0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18" calcext:value-type="float">
            <text:p>618</text:p>
          </table:table-cell>
          <table:table-cell table:style-name="ce5" office:value-type="string" calcext:value-type="string">
            <text:p>தூதுத் திரட்டு (6 தூது நூல்கள்)</text:p>
            <text:p>1. பெரிய தம்பி பிள்ளை பேரில் மான்விடு தூது</text:p>
            <text:p>2. முத்துவீரப்பப் பிள்ளை பேரில் மான்விடு தூது</text:p>
            <text:p>3. வெள்ளைய ராசேந்திரன் துகில்விடு தூது</text:p>
            <text:p>4. செங்குந்தர் துகில்விடு தூது</text:p>
            <text:p>5. சங்கரமூர்த்தி பேரில் விறலிவிடு தூது</text:p>
            <text:p>6. மணவை - திருவேங்கடமுடையான் மேக விடு தூது</text:p>
          </table:table-cell>
          <table:table-cell table:style-name="ce8" office:value-type="string" calcext:value-type="string">
            <text:p>புலவர் பசுபதி, சந்திரசேகரன் தொகுப்பு</text:p>
          </table:table-cell>
          <table:table-cell table:style-name="ce8" office:value-type="string" calcext:value-type="string">
            <text:p>பிரபந்தம் - தூது</text:p>
          </table:table-cell>
          <table:table-cell table:style-name="ce10" office:value-type="string" calcext:value-type="string">
            <text:p><text:a xlink:href="https://www.projectmadurai.org/pm_etexts/pdf/pm0618.pdf" xlink:type="simple">pm0618.pdf</text:a></text:p>
          </table:table-cell>
          <table:table-cell table:style-name="ce10" office:value-type="string" calcext:value-type="string">
            <text:p><text:a xlink:href="https://www.projectmadurai.org/pm_etexts/utf8/pmuni0618.html" xlink:type="simple">pmuni061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19" calcext:value-type="float">
            <text:p>619</text:p>
          </table:table-cell>
          <table:table-cell table:style-name="ce4" office:value-type="string" calcext:value-type="string">
            <text:p>சேற்றில் மனிதர்கள் (சமூக நாவல்)</text:p>
          </table:table-cell>
          <table:table-cell table:style-name="ce7" office:value-type="string" calcext:value-type="string">
            <text:p>ராஜம் கிருஷ்ணன்</text:p>
          </table:table-cell>
          <table:table-cell table:style-name="ce7" office:value-type="string" calcext:value-type="string">
            <text:p>சமூக நாவல்</text:p>
          </table:table-cell>
          <table:table-cell table:style-name="ce10" office:value-type="string" calcext:value-type="string">
            <text:p><text:a xlink:href="https://www.projectmadurai.org/pm_etexts/pdf/pm0619.pdf" xlink:type="simple">pm0619.pdf</text:a></text:p>
          </table:table-cell>
          <table:table-cell table:style-name="ce10" office:value-type="string" calcext:value-type="string">
            <text:p><text:a xlink:href="https://www.projectmadurai.org/pm_etexts/utf8/pmuni0619.html" xlink:type="simple">pmuni061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20" calcext:value-type="float">
            <text:p>620</text:p>
          </table:table-cell>
          <table:table-cell table:style-name="ce5" office:value-type="string" calcext:value-type="string">
            <text:p>ஊருக்குள் ஒரு புரட்சி (நாவல்)</text:p>
          </table:table-cell>
          <table:table-cell table:style-name="ce8" office:value-type="string" calcext:value-type="string">
            <text:p>சு. சமுத்திரம்</text:p>
          </table:table-cell>
          <table:table-cell table:style-name="ce8" office:value-type="string" calcext:value-type="string">
            <text:p>நாவல் - புதினம்</text:p>
          </table:table-cell>
          <table:table-cell table:style-name="ce10" office:value-type="string" calcext:value-type="string">
            <text:p><text:a xlink:href="https://www.projectmadurai.org/pm_etexts/pdf/pm0620.pdf" xlink:type="simple">pm0620.pdf</text:a></text:p>
          </table:table-cell>
          <table:table-cell table:style-name="ce10" office:value-type="string" calcext:value-type="string">
            <text:p><text:a xlink:href="https://www.projectmadurai.org/pm_etexts/utf8/pmuni0620.html" xlink:type="simple">pmuni062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21" calcext:value-type="float">
            <text:p>621</text:p>
          </table:table-cell>
          <table:table-cell table:style-name="ce4" office:value-type="string" calcext:value-type="string">
            <text:p>நாலாயிரத் திவ்வியப் பிரபந்தம்</text:p>
            <text:p>ஆங்கில மொழிபெயர்ப்பு - பாகம் 1 (1-947)</text:p>
          </table:table-cell>
          <table:table-cell table:style-name="ce7" office:value-type="string" calcext:value-type="string">
            <text:p>கௌசல்யா ஹார்ட்</text:p>
          </table:table-cell>
          <table:table-cell table:style-name="ce7" office:value-type="string" calcext:value-type="string">
            <text:p>சமயம் - வைணவம், மொழிபெயர்ப்பு</text:p>
          </table:table-cell>
          <table:table-cell table:style-name="ce10" office:value-type="string" calcext:value-type="string">
            <text:p><text:a xlink:href="https://www.projectmadurai.org/pm_etexts/pdf/pm0621_eng.pdf" xlink:type="simple">pm0621_eng.pdf
pm0621_tam.pdf</text:a></text:p>
          </table:table-cell>
          <table:table-cell table:style-name="ce10" office:value-type="string" calcext:value-type="string">
            <text:p><text:a xlink:href="https://www.projectmadurai.org/pm_etexts/utf8/pmuni0621_eng.html" xlink:type="simple">pmuni0621_eng.html
pmuni0621_tam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22" calcext:value-type="float">
            <text:p>622</text:p>
          </table:table-cell>
          <table:table-cell table:style-name="ce5" office:value-type="string" calcext:value-type="string">
            <text:p>நாலாயிரத் திவ்வியப் பிரபந்தம்</text:p>
            <text:p>ஆங்கில மொழிபெயர்ப்பு - பாகம் 2 (948 -2081)</text:p>
          </table:table-cell>
          <table:table-cell table:style-name="ce8" office:value-type="string" calcext:value-type="string">
            <text:p>கௌசல்யா ஹார்ட்</text:p>
          </table:table-cell>
          <table:table-cell table:style-name="ce8" office:value-type="string" calcext:value-type="string">
            <text:p>சமயம் - வைணவம், மொழிபெயர்ப்பு</text:p>
          </table:table-cell>
          <table:table-cell table:style-name="ce10" office:value-type="string" calcext:value-type="string">
            <text:p><text:a xlink:href="https://www.projectmadurai.org/pm_etexts/pdf/pm0622_eng.pdf" xlink:type="simple">pm0622_eng.pdf
pm0622_tam.pdf</text:a></text:p>
          </table:table-cell>
          <table:table-cell table:style-name="ce10" office:value-type="string" calcext:value-type="string">
            <text:p><text:a xlink:href="https://www.projectmadurai.org/pm_etexts/utf8/pmuni0622_eng.html" xlink:type="simple">pmuni0622_eng.html
pmuni0622_tam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23" calcext:value-type="float">
            <text:p>623</text:p>
          </table:table-cell>
          <table:table-cell table:style-name="ce4" office:value-type="string" calcext:value-type="string">
            <text:p>நாலாயிரத் திவ்வியப் பிரபந்தம்</text:p>
            <text:p>ஆங்கில மொழிபெயர்ப்பு - பாகம் 3 (2082-2970)</text:p>
          </table:table-cell>
          <table:table-cell table:style-name="ce7" office:value-type="string" calcext:value-type="string">
            <text:p>கௌசல்யா ஹார்ட்</text:p>
          </table:table-cell>
          <table:table-cell table:style-name="ce7" office:value-type="string" calcext:value-type="string">
            <text:p>சமயம் - வைணவம், மொழிபெயர்ப்பு</text:p>
          </table:table-cell>
          <table:table-cell table:style-name="ce10" office:value-type="string" calcext:value-type="string">
            <text:p><text:a xlink:href="https://www.projectmadurai.org/pm_etexts/pdf/pm0623_eng.pdf" xlink:type="simple">pm0623_eng.pdf
pm0623_tam.pdf</text:a></text:p>
          </table:table-cell>
          <table:table-cell table:style-name="ce10" office:value-type="string" calcext:value-type="string">
            <text:p><text:a xlink:href="https://www.projectmadurai.org/pm_etexts/utf8/pmuni0623_eng.html" xlink:type="simple">pmuni0623_eng.html
pmuni0623_tam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24" calcext:value-type="float">
            <text:p>624</text:p>
          </table:table-cell>
          <table:table-cell table:style-name="ce5" office:value-type="string" calcext:value-type="string">
            <text:p>நாலாயிரத் திவ்வியப் பிரபந்தம்</text:p>
            <text:p>ஆங்கில மொழிபெயர்ப்பு - பாகம் 4 (2971-4000)</text:p>
          </table:table-cell>
          <table:table-cell table:style-name="ce8" office:value-type="string" calcext:value-type="string">
            <text:p>கௌசல்யா ஹார்ட்</text:p>
          </table:table-cell>
          <table:table-cell table:style-name="ce8" office:value-type="string" calcext:value-type="string">
            <text:p>சமயம் - வைணவம், மொழிபெயர்ப்பு</text:p>
          </table:table-cell>
          <table:table-cell table:style-name="ce10" office:value-type="string" calcext:value-type="string">
            <text:p><text:a xlink:href="https://www.projectmadurai.org/pm_etexts/pdf/pm0624_eng.pdf" xlink:type="simple">pm0624_eng.pdf
pm0624_tam.pdf</text:a></text:p>
          </table:table-cell>
          <table:table-cell table:style-name="ce10" office:value-type="string" calcext:value-type="string">
            <text:p><text:a xlink:href="https://www.projectmadurai.org/pm_etexts/utf8/pmuni0624_eng.html" xlink:type="simple">pmuni0624_eng.html
pmuni0624_tam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25" calcext:value-type="float">
            <text:p>625</text:p>
          </table:table-cell>
          <table:table-cell table:style-name="ce4" office:value-type="string" calcext:value-type="string">
            <text:p>நெருப்புக் காடுகள்</text:p>
            <text:p>(மரபு கவிதை தொகுதிகள்)</text:p>
          </table:table-cell>
          <table:table-cell table:style-name="ce7" office:value-type="string" calcext:value-type="string">
            <text:p>தென்னவன்</text:p>
          </table:table-cell>
          <table:table-cell table:style-name="ce7" office:value-type="string" calcext:value-type="string">
            <text:p>மரபு கவிதை</text:p>
          </table:table-cell>
          <table:table-cell table:style-name="ce10" office:value-type="string" calcext:value-type="string">
            <text:p><text:a xlink:href="https://www.projectmadurai.org/pm_etexts/pdf/pm0625.pdf" xlink:type="simple">pm0625.pdf</text:a></text:p>
          </table:table-cell>
          <table:table-cell table:style-name="ce10" office:value-type="string" calcext:value-type="string">
            <text:p><text:a xlink:href="https://www.projectmadurai.org/pm_etexts/utf8/pmuni0625.html" xlink:type="simple">pmuni062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26" calcext:value-type="float">
            <text:p>626</text:p>
          </table:table-cell>
          <table:table-cell table:style-name="ce5" office:value-type="string" calcext:value-type="string">
            <text:p>மாயூரநாதர் அந்தாதி</text:p>
          </table:table-cell>
          <table:table-cell table:style-name="ce8" office:value-type="string" calcext:value-type="string">
            <text:p>வே. முத்துஸாமி ஐயர்</text:p>
          </table:table-cell>
          <table:table-cell table:style-name="ce8" office:value-type="string" calcext:value-type="string">
            <text:p>பிரபந்தம் - அந்தாதி</text:p>
          </table:table-cell>
          <table:table-cell table:style-name="ce10" office:value-type="string" calcext:value-type="string">
            <text:p><text:a xlink:href="https://www.projectmadurai.org/pm_etexts/pdf/pm0626.pdf" xlink:type="simple">pm0626.pdf</text:a></text:p>
          </table:table-cell>
          <table:table-cell table:style-name="ce10" office:value-type="string" calcext:value-type="string">
            <text:p><text:a xlink:href="https://www.projectmadurai.org/pm_etexts/utf8/pmuni0626.html" xlink:type="simple">pmuni062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27" calcext:value-type="float">
            <text:p>627</text:p>
          </table:table-cell>
          <table:table-cell table:style-name="ce4" office:value-type="string" calcext:value-type="string">
            <text:p>சோமசுந்தர மும்மணிக்கோவை</text:p>
          </table:table-cell>
          <table:table-cell table:style-name="ce7" office:value-type="string" calcext:value-type="string">
            <text:p>அ. சோமசுந்தர முதலியார்</text:p>
          </table:table-cell>
          <table:table-cell table:style-name="ce7" office:value-type="string" calcext:value-type="string">
            <text:p>பிரபந்தம் - கோவை</text:p>
          </table:table-cell>
          <table:table-cell table:style-name="ce10" office:value-type="string" calcext:value-type="string">
            <text:p><text:a xlink:href="https://www.projectmadurai.org/pm_etexts/pdf/pm0627_01.pdf" xlink:type="simple">pm0627_01.pdf</text:a></text:p>
          </table:table-cell>
          <table:table-cell table:style-name="ce10" office:value-type="string" calcext:value-type="string">
            <text:p><text:a xlink:href="https://www.projectmadurai.org/pm_etexts/utf8/pmuni0627_01.html" xlink:type="simple">pmuni0627_0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27" calcext:value-type="float">
            <text:p>627</text:p>
          </table:table-cell>
          <table:table-cell table:style-name="ce5" office:value-type="string" calcext:value-type="string">
            <text:p>மாவூற்று வேலப்பர் காவடிச் சிந்து</text:p>
          </table:table-cell>
          <table:table-cell table:style-name="ce8" office:value-type="string" calcext:value-type="string">
            <text:p>மீனாட்சிசுந்தர நாடார்</text:p>
          </table:table-cell>
          <table:table-cell table:style-name="ce8" office:value-type="string" calcext:value-type="string">
            <text:p>பிரபந்தம் - காவடிச் சிந்து</text:p>
          </table:table-cell>
          <table:table-cell table:style-name="ce10" office:value-type="string" calcext:value-type="string">
            <text:p><text:a xlink:href="https://www.projectmadurai.org/pm_etexts/pdf/pm0627_02.pdf" xlink:type="simple">pm0627_02.pdf</text:a></text:p>
          </table:table-cell>
          <table:table-cell table:style-name="ce10" office:value-type="string" calcext:value-type="string">
            <text:p><text:a xlink:href="https://www.projectmadurai.org/pm_etexts/utf8/pmuni0627_02.html" xlink:type="simple">pmuni0627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28" calcext:value-type="float">
            <text:p>628</text:p>
          </table:table-cell>
          <table:table-cell table:style-name="ce4" office:value-type="string" calcext:value-type="string">
            <text:p>திருநறையூர் நம்பி மேகவிடு தூது</text:p>
          </table:table-cell>
          <table:table-cell table:style-name="ce7" office:value-type="string" calcext:value-type="string">
            <text:p>பிள்ளைப்பெருமாளையங்கார்</text:p>
          </table:table-cell>
          <table:table-cell table:style-name="ce7" office:value-type="string" calcext:value-type="string">
            <text:p>பிரபந்தம் - தூது</text:p>
          </table:table-cell>
          <table:table-cell table:style-name="ce10" office:value-type="string" calcext:value-type="string">
            <text:p><text:a xlink:href="https://www.projectmadurai.org/pm_etexts/pdf/pm0628.pdf" xlink:type="simple">pm0628.pdf</text:a></text:p>
          </table:table-cell>
          <table:table-cell table:style-name="ce10" office:value-type="string" calcext:value-type="string">
            <text:p><text:a xlink:href="https://www.projectmadurai.org/pm_etexts/utf8/pmuni0628.html" xlink:type="simple">pmuni0628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29" calcext:value-type="float">
            <text:p>629</text:p>
          </table:table-cell>
          <table:table-cell table:style-name="ce5" office:value-type="string" calcext:value-type="string">
            <text:p>குமாஸ்தாவின் பெண்</text:p>
          </table:table-cell>
          <table:table-cell table:style-name="ce8" office:value-type="string" calcext:value-type="string">
            <text:p>அறிஞர் அண்ணா (கா. ந. அண்ணாதுரை)</text:p>
          </table:table-cell>
          <table:table-cell table:style-name="ce8" office:value-type="string" calcext:value-type="string">
            <text:p>நாவல்</text:p>
          </table:table-cell>
          <table:table-cell table:style-name="ce10" office:value-type="string" calcext:value-type="string">
            <text:p><text:a xlink:href="https://www.projectmadurai.org/pm_etexts/pdf/pm0629.pdf" xlink:type="simple">pm0629.pdf</text:a></text:p>
          </table:table-cell>
          <table:table-cell table:style-name="ce10" office:value-type="string" calcext:value-type="string">
            <text:p><text:a xlink:href="https://www.projectmadurai.org/pm_etexts/utf8/pmuni0629.html" xlink:type="simple">pmuni0629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30" calcext:value-type="float">
            <text:p>630</text:p>
          </table:table-cell>
          <table:table-cell table:style-name="ce4" office:value-type="string" calcext:value-type="string">
            <text:p>நவதந்திரக் கதைகள்</text:p>
          </table:table-cell>
          <table:table-cell table:style-name="ce7" office:value-type="string" calcext:value-type="string">
            <text:p>சி. சுப்ரமணிய பாரதியார்</text:p>
          </table:table-cell>
          <table:table-cell table:style-name="ce7" office:value-type="string" calcext:value-type="string">
            <text:p>சிறுகதைகள் - தொகுப்பு</text:p>
          </table:table-cell>
          <table:table-cell table:style-name="ce10" office:value-type="string" calcext:value-type="string">
            <text:p><text:a xlink:href="https://www.projectmadurai.org/pm_etexts/pdf/pm0630.pdf" xlink:type="simple">pm0630.pdf</text:a></text:p>
          </table:table-cell>
          <table:table-cell table:style-name="ce10" office:value-type="string" calcext:value-type="string">
            <text:p><text:a xlink:href="https://www.projectmadurai.org/pm_etexts/utf8/pmuni0630.html" xlink:type="simple">pmuni0630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31" calcext:value-type="float">
            <text:p>631</text:p>
          </table:table-cell>
          <table:table-cell table:style-name="ce5" office:value-type="string" calcext:value-type="string">
            <text:p>சின்னச் சங்கரன் கதை</text:p>
          </table:table-cell>
          <table:table-cell table:style-name="ce8" office:value-type="string" calcext:value-type="string">
            <text:p>சி. சுப்ரமணிய பாரதியார்</text:p>
          </table:table-cell>
          <table:table-cell table:style-name="ce8" office:value-type="string" calcext:value-type="string">
            <text:p>சிறுகதைகள்</text:p>
          </table:table-cell>
          <table:table-cell table:style-name="ce10" office:value-type="string" calcext:value-type="string">
            <text:p><text:a xlink:href="https://www.projectmadurai.org/pm_etexts/pdf/pm0631.pdf" xlink:type="simple">pm0631.pdf</text:a></text:p>
          </table:table-cell>
          <table:table-cell table:style-name="ce10" office:value-type="string" calcext:value-type="string">
            <text:p><text:a xlink:href="https://www.projectmadurai.org/pm_etexts/utf8/pmuni0631.html" xlink:type="simple">pmuni063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32" calcext:value-type="float">
            <text:p>632</text:p>
          </table:table-cell>
          <table:table-cell table:style-name="ce4" office:value-type="string" calcext:value-type="string">
            <text:p>ஞானரதம் (உரைநடை)</text:p>
          </table:table-cell>
          <table:table-cell table:style-name="ce7" office:value-type="string" calcext:value-type="string">
            <text:p>சி. சுப்ரமணிய பாரதியார்</text:p>
          </table:table-cell>
          <table:table-cell table:style-name="ce7" office:value-type="string" calcext:value-type="string">
            <text:p>கட்டுரைகள்</text:p>
          </table:table-cell>
          <table:table-cell table:style-name="ce10" office:value-type="string" calcext:value-type="string">
            <text:p><text:a xlink:href="https://www.projectmadurai.org/pm_etexts/pdf/pm0632.pdf" xlink:type="simple">pm0632.pdf</text:a></text:p>
          </table:table-cell>
          <table:table-cell table:style-name="ce10" office:value-type="string" calcext:value-type="string">
            <text:p><text:a xlink:href="https://www.projectmadurai.org/pm_etexts/utf8/pmuni0632.html" xlink:type="simple">pmuni063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33" calcext:value-type="float">
            <text:p>633</text:p>
          </table:table-cell>
          <table:table-cell table:style-name="ce5" office:value-type="string" calcext:value-type="string">
            <text:p>சிறுகதைகள் தொகுப்பு - பாகம் 1</text:p>
          </table:table-cell>
          <table:table-cell table:style-name="ce8" office:value-type="string" calcext:value-type="string">
            <text:p>சுப்பிரமணிய பாரதியார்</text:p>
          </table:table-cell>
          <table:table-cell table:style-name="ce8" office:value-type="string" calcext:value-type="string">
            <text:p>சிறுகதைகள் தொகுப்பு</text:p>
          </table:table-cell>
          <table:table-cell table:style-name="ce10" office:value-type="string" calcext:value-type="string">
            <text:p><text:a xlink:href="https://www.projectmadurai.org/pm_etexts/pdf/pm0633.pdf" xlink:type="simple">pm0633.pdf</text:a></text:p>
          </table:table-cell>
          <table:table-cell table:style-name="ce10" office:value-type="string" calcext:value-type="string">
            <text:p><text:a xlink:href="https://www.projectmadurai.org/pm_etexts/utf8/pmuni0633.html" xlink:type="simple">pmuni063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34" calcext:value-type="float">
            <text:p>634</text:p>
          </table:table-cell>
          <table:table-cell table:style-name="ce4" office:value-type="string" calcext:value-type="string">
            <text:p>வடம் பிடிக்க வாங்க, ஜப்பானுக்கு!</text:p>
          </table:table-cell>
          <table:table-cell table:style-name="ce7" office:value-type="string" calcext:value-type="string">
            <text:p>சாவி (சா. விஸ்வநாதன்)</text:p>
          </table:table-cell>
          <table:table-cell table:style-name="ce7" office:value-type="string" calcext:value-type="string">
            <text:p>நாவல் - புதினம்</text:p>
          </table:table-cell>
          <table:table-cell table:style-name="ce10" office:value-type="string" calcext:value-type="string">
            <text:p><text:a xlink:href="https://www.projectmadurai.org/pm_etexts/pdf/pm0634.pdf" xlink:type="simple">pm0634.pdf</text:a></text:p>
          </table:table-cell>
          <table:table-cell table:style-name="ce10" office:value-type="string" calcext:value-type="string">
            <text:p><text:a xlink:href="https://www.projectmadurai.org/pm_etexts/utf8/pmuni0634.html" xlink:type="simple">pmuni0634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35" calcext:value-type="float">
            <text:p>635</text:p>
          </table:table-cell>
          <table:table-cell table:style-name="ce5" office:value-type="string" calcext:value-type="string">
            <text:p>குசேல வெண்பா</text:p>
          </table:table-cell>
          <table:table-cell table:style-name="ce8" office:value-type="string" calcext:value-type="string">
            <text:p>நா. சேதுராமய்யர்</text:p>
          </table:table-cell>
          <table:table-cell table:style-name="ce8" office:value-type="string" calcext:value-type="string">
            <text:p>பிரபந்தம் - வெண்பா</text:p>
          </table:table-cell>
          <table:table-cell table:style-name="ce10" office:value-type="string" calcext:value-type="string">
            <text:p><text:a xlink:href="https://www.projectmadurai.org/pm_etexts/pdf/pm0635.pdf" xlink:type="simple">pm0635.pdf</text:a></text:p>
          </table:table-cell>
          <table:table-cell table:style-name="ce10" office:value-type="string" calcext:value-type="string">
            <text:p><text:a xlink:href="https://www.projectmadurai.org/pm_etexts/utf8/pmuni0635.html" xlink:type="simple">pmuni0635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36" calcext:value-type="float">
            <text:p>636</text:p>
          </table:table-cell>
          <table:table-cell table:style-name="ce4" office:value-type="string" calcext:value-type="string">
            <text:p>கல்கியின் சிறுகதைகள்</text:p>
            <text:p>தொகுப்பு பாகம் 1 (சிறுகதைகள் 1 - 15 )</text:p>
          </table:table-cell>
          <table:table-cell table:style-name="ce7" office:value-type="string" calcext:value-type="string">
            <text:p>கல்கி கிருஷ்ணமூர்த்தி</text:p>
          </table:table-cell>
          <table:table-cell table:style-name="ce7" office:value-type="string" calcext:value-type="string">
            <text:p>சிறுகதைகள் தொகுப்பு</text:p>
          </table:table-cell>
          <table:table-cell table:style-name="ce10" office:value-type="string" calcext:value-type="string">
            <text:p><text:a xlink:href="https://www.projectmadurai.org/pm_etexts/pdf/pm0636.pdf" xlink:type="simple">pm0636.pdf</text:a></text:p>
          </table:table-cell>
          <table:table-cell table:style-name="ce10" office:value-type="string" calcext:value-type="string">
            <text:p><text:a xlink:href="https://www.projectmadurai.org/pm_etexts/utf8/pmuni0636.html" xlink:type="simple">pmuni0636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37" calcext:value-type="float">
            <text:p>637</text:p>
          </table:table-cell>
          <table:table-cell table:style-name="ce5" office:value-type="string" calcext:value-type="string">
            <text:p>கல்கியின் சிறுகதைகள்</text:p>
            <text:p>தொகுப்பு பாகம் 2 ( சிறுகதைகள் 16 - 30 )</text:p>
          </table:table-cell>
          <table:table-cell table:style-name="ce8" office:value-type="string" calcext:value-type="string">
            <text:p>கல்கி கிருஷ்ணமூர்த்தி</text:p>
          </table:table-cell>
          <table:table-cell table:style-name="ce8" office:value-type="string" calcext:value-type="string">
            <text:p>சிறுகதைகள் தொகுப்பு</text:p>
          </table:table-cell>
          <table:table-cell table:style-name="ce10" office:value-type="string" calcext:value-type="string">
            <text:p><text:a xlink:href="https://www.projectmadurai.org/pm_etexts/pdf/pm0637.pdf" xlink:type="simple">pm0637.pdf</text:a></text:p>
          </table:table-cell>
          <table:table-cell table:style-name="ce10" office:value-type="string" calcext:value-type="string">
            <text:p><text:a xlink:href="https://www.projectmadurai.org/pm_etexts/utf8/pmuni0637.html" xlink:type="simple">pmuni0637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38" calcext:value-type="float">
            <text:p>638</text:p>
          </table:table-cell>
          <table:table-cell table:style-name="ce4" office:value-type="string" calcext:value-type="string">
            <text:p>கல்கியின் சிறுகதைகள்</text:p>
            <text:p>தொகுப்பு பாகம் 3 ( சிறுகதைகள் 31 - 45 )</text:p>
          </table:table-cell>
          <table:table-cell table:style-name="ce7" office:value-type="string" calcext:value-type="string">
            <text:p>கல்கி கிருஷ்ணமூர்த்தி</text:p>
          </table:table-cell>
          <table:table-cell table:style-name="ce7" office:value-type="string" calcext:value-type="string">
            <text:p>சிறுகதைகள் தொகுப்பு</text:p>
          </table:table-cell>
          <table:table-cell table:style-name="ce10" office:value-type="string" calcext:value-type="string">
            <text:p><text:a xlink:href="https://www.projectmadurai.org/pm_etexts/pdf/pm0638.pdf" xlink:type="simple">pm0638.pdf</text:a></text:p>
          </table:table-cell>
          <table:table-cell table:style-name="ce10" office:value-type="string" calcext:value-type="string">
            <text:p><text:a xlink:href="https://www.projectmadurai.org/pm_etexts/utf8/pmuni0638.html" xlink:type="simple">pmuni0638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39" calcext:value-type="float">
            <text:p>639</text:p>
          </table:table-cell>
          <table:table-cell table:style-name="ce5" office:value-type="string" calcext:value-type="string">
            <text:p>கல்கியின் சிறுகதைகள்</text:p>
            <text:p>தொகுப்பு பாகம் 4 ( சிறுகதைகள் 46 - 60 )</text:p>
          </table:table-cell>
          <table:table-cell table:style-name="ce8" office:value-type="string" calcext:value-type="string">
            <text:p>கல்கி கிருஷ்ணமூர்த்தி</text:p>
          </table:table-cell>
          <table:table-cell table:style-name="ce8" office:value-type="string" calcext:value-type="string">
            <text:p>சிறுகதைகள் தொகுப்பு</text:p>
          </table:table-cell>
          <table:table-cell table:style-name="ce10" office:value-type="string" calcext:value-type="string">
            <text:p><text:a xlink:href="https://www.projectmadurai.org/pm_etexts/pdf/pm0639.pdf" xlink:type="simple">pm0639.pdf</text:a></text:p>
          </table:table-cell>
          <table:table-cell table:style-name="ce10" office:value-type="string" calcext:value-type="string">
            <text:p><text:a xlink:href="https://www.projectmadurai.org/pm_etexts/utf8/pmuni0639.html" xlink:type="simple">pmuni0639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40" calcext:value-type="float">
            <text:p>640</text:p>
          </table:table-cell>
          <table:table-cell table:style-name="ce4" office:value-type="string" calcext:value-type="string">
            <text:p>கல்கியின் சிறுகதைகள்</text:p>
            <text:p>தொகுப்பு பாகம் 5 ( சிறுகதைகள் 61 - 75 )</text:p>
          </table:table-cell>
          <table:table-cell table:style-name="ce7" office:value-type="string" calcext:value-type="string">
            <text:p>கல்கி கிருஷ்ணமூர்த்தி</text:p>
          </table:table-cell>
          <table:table-cell table:style-name="ce7" office:value-type="string" calcext:value-type="string">
            <text:p>சிறுகதைகள் தொகுப்பு</text:p>
          </table:table-cell>
          <table:table-cell table:style-name="ce10" office:value-type="string" calcext:value-type="string">
            <text:p><text:a xlink:href="https://www.projectmadurai.org/pm_etexts/pdf/pm0640.pdf" xlink:type="simple">pm0640.pdf</text:a></text:p>
          </table:table-cell>
          <table:table-cell table:style-name="ce10" office:value-type="string" calcext:value-type="string">
            <text:p><text:a xlink:href="https://www.projectmadurai.org/pm_etexts/utf8/pmuni0640.html" xlink:type="simple">pmuni0640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41" calcext:value-type="float">
            <text:p>641</text:p>
          </table:table-cell>
          <table:table-cell table:style-name="ce5" office:value-type="string" calcext:value-type="string">
            <text:p>சந்திரமோகன் ( நாடகம்)</text:p>
          </table:table-cell>
          <table:table-cell table:style-name="ce8" office:value-type="string" calcext:value-type="string">
            <text:p>அறிஞர் அண்ணா (கா. ந. அண்ணாதுரை)</text:p>
          </table:table-cell>
          <table:table-cell table:style-name="ce8" office:value-type="string" calcext:value-type="string">
            <text:p>நாடகம்</text:p>
          </table:table-cell>
          <table:table-cell table:style-name="ce10" office:value-type="string" calcext:value-type="string">
            <text:p><text:a xlink:href="https://www.projectmadurai.org/pm_etexts/pdf/pm0641.pdf" xlink:type="simple">pm0641.pdf</text:a></text:p>
          </table:table-cell>
          <table:table-cell table:style-name="ce10" office:value-type="string" calcext:value-type="string">
            <text:p><text:a xlink:href="https://www.projectmadurai.org/pm_etexts/utf8/pmuni0641.html" xlink:type="simple">pmuni064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42" calcext:value-type="float">
            <text:p>642</text:p>
          </table:table-cell>
          <table:table-cell table:style-name="ce4" office:value-type="string" calcext:value-type="string">
            <text:p>இலக்கிய இன்பம்</text:p>
          </table:table-cell>
          <table:table-cell table:style-name="ce7" office:value-type="string" calcext:value-type="string">
            <text:p>நாமக்கல் கவிஞர் இராமலிங்கம் பிள்ளை</text:p>
          </table:table-cell>
          <table:table-cell table:style-name="ce7" office:value-type="string" calcext:value-type="string">
            <text:p>ஆராய்ச்சிக் கட்டுரைகள்</text:p>
          </table:table-cell>
          <table:table-cell table:style-name="ce10" office:value-type="string" calcext:value-type="string">
            <text:p><text:a xlink:href="https://www.projectmadurai.org/pm_etexts/pdf/pm0642.pdf" xlink:type="simple">pm0642.pdf</text:a></text:p>
          </table:table-cell>
          <table:table-cell table:style-name="ce10" office:value-type="string" calcext:value-type="string">
            <text:p><text:a xlink:href="https://www.projectmadurai.org/pm_etexts/utf8/pmuni0642.html" xlink:type="simple">pmuni064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43" calcext:value-type="float">
            <text:p>643</text:p>
          </table:table-cell>
          <table:table-cell table:style-name="ce5" office:value-type="string" calcext:value-type="string">
            <text:p>விசிறி வாழை (காதல் நவீனம்)</text:p>
          </table:table-cell>
          <table:table-cell table:style-name="ce8" office:value-type="string" calcext:value-type="string">
            <text:p>சாவி (சா. விஸ்வநாதன்)</text:p>
          </table:table-cell>
          <table:table-cell table:style-name="ce8" office:value-type="string" calcext:value-type="string">
            <text:p>நாவல் - புதினம்</text:p>
          </table:table-cell>
          <table:table-cell table:style-name="ce10" office:value-type="string" calcext:value-type="string">
            <text:p><text:a xlink:href="https://www.projectmadurai.org/pm_etexts/pdf/pm0643.pdf" xlink:type="simple">pm0643.pdf</text:a></text:p>
          </table:table-cell>
          <table:table-cell table:style-name="ce10" office:value-type="string" calcext:value-type="string">
            <text:p><text:a xlink:href="https://www.projectmadurai.org/pm_etexts/utf8/pmuni0643.html" xlink:type="simple">pmuni064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44" calcext:value-type="float">
            <text:p>644</text:p>
          </table:table-cell>
          <table:table-cell table:style-name="ce4" office:value-type="string" calcext:value-type="string">
            <text:p>திருப்பேரூர்க் கிள்ளைவிடு தூது</text:p>
            <text:p>(உரையுடன்)</text:p>
          </table:table-cell>
          <table:table-cell table:style-name="ce7" office:value-type="string" calcext:value-type="string">
            <text:p>கோயமுத்தூர் கந்தசாமி முதலியார்</text:p>
          </table:table-cell>
          <table:table-cell table:style-name="ce7" office:value-type="string" calcext:value-type="string">
            <text:p>பிரபந்தம் - தூது</text:p>
          </table:table-cell>
          <table:table-cell table:style-name="ce10" office:value-type="string" calcext:value-type="string">
            <text:p><text:a xlink:href="https://www.projectmadurai.org/pm_etexts/pdf/pm0644.pdf" xlink:type="simple">pm0644.pdf</text:a></text:p>
          </table:table-cell>
          <table:table-cell table:style-name="ce10" office:value-type="string" calcext:value-type="string">
            <text:p><text:a xlink:href="https://www.projectmadurai.org/pm_etexts/utf8/pmuni0644.html" xlink:type="simple">pmuni0644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45" calcext:value-type="float">
            <text:p>645</text:p>
          </table:table-cell>
          <table:table-cell table:style-name="ce5" office:value-type="string" calcext:value-type="string">
            <text:p>திருமாலிருஞ் சோலைமலை</text:p>
            <text:p>அழகர் கிள்ளைவிடு தூது (உரையுடன்)</text:p>
          </table:table-cell>
          <table:table-cell table:style-name="ce8" office:value-type="string" calcext:value-type="string">
            <text:p>பலபட்டடைச் சொக்கநாத பிள்ளை</text:p>
          </table:table-cell>
          <table:table-cell table:style-name="ce8" office:value-type="string" calcext:value-type="string">
            <text:p>பிரபந்தம் - தூது</text:p>
          </table:table-cell>
          <table:table-cell table:style-name="ce10" office:value-type="string" calcext:value-type="string">
            <text:p><text:a xlink:href="https://www.projectmadurai.org/pm_etexts/pdf/pm0645.pdf" xlink:type="simple">pm0645.pdf</text:a></text:p>
          </table:table-cell>
          <table:table-cell table:style-name="ce10" office:value-type="string" calcext:value-type="string">
            <text:p><text:a xlink:href="https://www.projectmadurai.org/pm_etexts/utf8/pmuni0645.html" xlink:type="simple">pmuni0645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46" calcext:value-type="float">
            <text:p>646</text:p>
          </table:table-cell>
          <table:table-cell table:style-name="ce4" office:value-type="string" calcext:value-type="string">
            <text:p>ஸ்ரீ மீனாட்சிசுந்தரம் பிள்ளை சரித்திரம் -பாகம் 2</text:p>
          </table:table-cell>
          <table:table-cell table:style-name="ce7" office:value-type="string" calcext:value-type="string">
            <text:p>உ.வே. சாமிநாத அய்யர்</text:p>
          </table:table-cell>
          <table:table-cell table:style-name="ce7" office:value-type="string" calcext:value-type="string">
            <text:p>வரலாறு / சரித்திரம்</text:p>
          </table:table-cell>
          <table:table-cell table:style-name="ce10" office:value-type="string" calcext:value-type="string">
            <text:p><text:a xlink:href="https://www.projectmadurai.org/pm_etexts/pdf/pm0646_01.pdf" xlink:type="simple">pm0646_01.pdf
pm0646_02.pdf</text:a></text:p>
          </table:table-cell>
          <table:table-cell table:style-name="ce10" office:value-type="string" calcext:value-type="string">
            <text:p><text:a xlink:href="https://www.projectmadurai.org/pm_etexts/utf8/pmuni0646_01.html" xlink:type="simple">pmuni0646_01.html
pmuni0646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47" calcext:value-type="float">
            <text:p>647</text:p>
          </table:table-cell>
          <table:table-cell table:style-name="ce5" office:value-type="string" calcext:value-type="string">
            <text:p>தமிழர் வளர்த்த அழகுக் கலைகள்</text:p>
          </table:table-cell>
          <table:table-cell table:style-name="ce8" office:value-type="string" calcext:value-type="string">
            <text:p>மயிலை சீனி. வேங்கடசாமி</text:p>
          </table:table-cell>
          <table:table-cell table:style-name="ce8" office:value-type="string" calcext:value-type="string">
            <text:p>ஆராய்ச்சிக் கட்டுரைகள்</text:p>
          </table:table-cell>
          <table:table-cell table:style-name="ce10" office:value-type="string" calcext:value-type="string">
            <text:p><text:a xlink:href="https://www.projectmadurai.org/pm_etexts/pdf/pm0647.pdf" xlink:type="simple">pm0647.pdf</text:a></text:p>
          </table:table-cell>
          <table:table-cell table:style-name="ce10" office:value-type="string" calcext:value-type="string">
            <text:p><text:a xlink:href="https://www.projectmadurai.org/pm_etexts/utf8/pmuni0647.html" xlink:type="simple">pmuni0647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48" calcext:value-type="float">
            <text:p>648</text:p>
          </table:table-cell>
          <table:table-cell table:style-name="ce4" office:value-type="string" calcext:value-type="string">
            <text:p>பௌத்தமும் தமிழும்</text:p>
          </table:table-cell>
          <table:table-cell table:style-name="ce7" office:value-type="string" calcext:value-type="string">
            <text:p>மயிலை சீனி. வேங்கடசாமி</text:p>
          </table:table-cell>
          <table:table-cell table:style-name="ce7" office:value-type="string" calcext:value-type="string">
            <text:p>ஆராய்ச்சிக் கட்டுரைகள்</text:p>
          </table:table-cell>
          <table:table-cell table:style-name="ce10" office:value-type="string" calcext:value-type="string">
            <text:p><text:a xlink:href="https://www.projectmadurai.org/pm_etexts/pdf/pm0648.pdf" xlink:type="simple">pm0648.pdf</text:a></text:p>
          </table:table-cell>
          <table:table-cell table:style-name="ce10" office:value-type="string" calcext:value-type="string">
            <text:p><text:a xlink:href="https://www.projectmadurai.org/pm_etexts/utf8/pmuni0648.html" xlink:type="simple">pmuni0648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49" calcext:value-type="float">
            <text:p>649</text:p>
          </table:table-cell>
          <table:table-cell table:style-name="ce5" office:value-type="string" calcext:value-type="string">
            <text:p>நீதிதேவன் மயக்கம் (நாடகம்)</text:p>
          </table:table-cell>
          <table:table-cell table:style-name="ce8" office:value-type="string" calcext:value-type="string">
            <text:p>அறிஞர் அண்ணா</text:p>
            <text:p>(கா. ந. அண்ணாதுரை)</text:p>
          </table:table-cell>
          <table:table-cell table:style-name="ce8" office:value-type="string" calcext:value-type="string">
            <text:p>நாடகம்</text:p>
          </table:table-cell>
          <table:table-cell table:style-name="ce10" office:value-type="string" calcext:value-type="string">
            <text:p><text:a xlink:href="https://www.projectmadurai.org/pm_etexts/pdf/pm0649.pdf" xlink:type="simple">pm0649.pdf</text:a></text:p>
          </table:table-cell>
          <table:table-cell table:style-name="ce10" office:value-type="string" calcext:value-type="string">
            <text:p><text:a xlink:href="https://www.projectmadurai.org/pm_etexts/utf8/pmuni0649.html" xlink:type="simple">pmuni0649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50" calcext:value-type="float">
            <text:p>650</text:p>
          </table:table-cell>
          <table:table-cell table:style-name="ce4" office:value-type="string" calcext:value-type="string">
            <text:p>திருக்குறள் மூலமும் மணக்குடவர் உரையும்</text:p>
          </table:table-cell>
          <table:table-cell table:style-name="ce7" office:value-type="string" calcext:value-type="string">
            <text:p>திருவள்ளுவர் / மணக்குடவர் உரை</text:p>
          </table:table-cell>
          <table:table-cell table:style-name="ce7" office:value-type="string" calcext:value-type="string">
            <text:p>நீதிநெறி – பதினெண்கீழ்க்கணக்கு</text:p>
          </table:table-cell>
          <table:table-cell table:style-name="ce10" office:value-type="string" calcext:value-type="string">
            <text:p><text:a xlink:href="https://www.projectmadurai.org/pm_etexts/pdf/pm0650.pdf" xlink:type="simple">pm0650.pdf</text:a></text:p>
          </table:table-cell>
          <table:table-cell table:style-name="ce10" office:value-type="string" calcext:value-type="string">
            <text:p><text:a xlink:href="https://www.projectmadurai.org/pm_etexts/utf8/pmuni0650.html" xlink:type="simple">pmuni0650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51" calcext:value-type="float">
            <text:p>651</text:p>
          </table:table-cell>
          <table:table-cell table:style-name="ce5" office:value-type="string" calcext:value-type="string">
            <text:p>வெற்றிவேற்கை (உரையும் கதைக்குறிப்பும்)</text:p>
          </table:table-cell>
          <table:table-cell table:style-name="ce8" office:value-type="string" calcext:value-type="string">
            <text:p>அதிவீரராம பாண்டியன்</text:p>
          </table:table-cell>
          <table:table-cell table:style-name="ce8" office:value-type="string" calcext:value-type="string">
            <text:p>நீதிநெறி நூல்கள்</text:p>
          </table:table-cell>
          <table:table-cell table:style-name="ce10" office:value-type="string" calcext:value-type="string">
            <text:p><text:a xlink:href="https://www.projectmadurai.org/pm_etexts/pdf/pm0651.pdf" xlink:type="simple">pm0651.pdf</text:a></text:p>
          </table:table-cell>
          <table:table-cell table:style-name="ce10" office:value-type="string" calcext:value-type="string">
            <text:p><text:a xlink:href="https://www.projectmadurai.org/pm_etexts/utf8/pmuni0651.html" xlink:type="simple">pmuni065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52" calcext:value-type="float">
            <text:p>652</text:p>
          </table:table-cell>
          <table:table-cell table:style-name="ce4" office:value-type="string" calcext:value-type="string">
            <text:p>இலக்கியக் காட்சிகள்</text:p>
          </table:table-cell>
          <table:table-cell table:style-name="ce7" office:value-type="string" calcext:value-type="string">
            <text:p>சி. பாலசுப்பிரமணியன் (சிற்பி)</text:p>
          </table:table-cell>
          <table:table-cell table:style-name="ce7" office:value-type="string" calcext:value-type="string">
            <text:p>ஆராய்ச்சிக் கட்டுரைகள்</text:p>
          </table:table-cell>
          <table:table-cell table:style-name="ce10" office:value-type="string" calcext:value-type="string">
            <text:p><text:a xlink:href="https://www.projectmadurai.org/pm_etexts/pdf/pm0652.pdf" xlink:type="simple">pm0652.pdf</text:a></text:p>
          </table:table-cell>
          <table:table-cell table:style-name="ce10" office:value-type="string" calcext:value-type="string">
            <text:p><text:a xlink:href="https://www.projectmadurai.org/pm_etexts/utf8/pmuni0652.html" xlink:type="simple">pmuni065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53" calcext:value-type="float">
            <text:p>653</text:p>
          </table:table-cell>
          <table:table-cell table:style-name="ce5" office:value-type="string" calcext:value-type="string">
            <text:p>தமிழ் வளர்த்த நகரங்கள்</text:p>
          </table:table-cell>
          <table:table-cell table:style-name="ce8" office:value-type="string" calcext:value-type="string">
            <text:p>அ. க. நவநீத கிருட்டிணன்</text:p>
          </table:table-cell>
          <table:table-cell table:style-name="ce8" office:value-type="string" calcext:value-type="string">
            <text:p>ஆராய்ச்சிக் கட்டுரைகள்</text:p>
          </table:table-cell>
          <table:table-cell table:style-name="ce10" office:value-type="string" calcext:value-type="string">
            <text:p><text:a xlink:href="https://www.projectmadurai.org/pm_etexts/pdf/pm0653.pdf" xlink:type="simple">pm0653.pdf</text:a></text:p>
          </table:table-cell>
          <table:table-cell table:style-name="ce10" office:value-type="string" calcext:value-type="string">
            <text:p><text:a xlink:href="https://www.projectmadurai.org/pm_etexts/utf8/pmuni0653.html" xlink:type="simple">pmuni065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54" calcext:value-type="float">
            <text:p>654</text:p>
          </table:table-cell>
          <table:table-cell table:style-name="ce4" office:value-type="string" calcext:value-type="string">
            <text:p>சுகுணசுந்தரி சரித்திரம்</text:p>
          </table:table-cell>
          <table:table-cell table:style-name="ce7" office:value-type="string" calcext:value-type="string">
            <text:p>மாயூரம் வேதநாயகம் பிள்ளை</text:p>
          </table:table-cell>
          <table:table-cell table:style-name="ce7" office:value-type="string" calcext:value-type="string">
            <text:p>நாவல் - புதிய பதிப்பு</text:p>
          </table:table-cell>
          <table:table-cell table:style-name="ce10" office:value-type="string" calcext:value-type="string">
            <text:p><text:a xlink:href="https://www.projectmadurai.org/pm_etexts/pdf/pm0654.pdf" xlink:type="simple">pm0654.pdf</text:a></text:p>
          </table:table-cell>
          <table:table-cell table:style-name="ce10" office:value-type="string" calcext:value-type="string">
            <text:p><text:a xlink:href="https://www.projectmadurai.org/pm_etexts/utf8/pmuni0654.html" xlink:type="simple">pmuni0654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55" calcext:value-type="float">
            <text:p>655</text:p>
          </table:table-cell>
          <table:table-cell table:style-name="ce5" office:value-type="string" calcext:value-type="string">
            <text:p>பாசவதைப் பரணி (குறிப்புரையுடன்)</text:p>
          </table:table-cell>
          <table:table-cell table:style-name="ce8" office:value-type="string" calcext:value-type="string">
            <text:p>உ.வே. சாமிநாத அய்யர் (தொகுப்பு)</text:p>
          </table:table-cell>
          <table:table-cell table:style-name="ce8" office:value-type="string" calcext:value-type="string">
            <text:p>பிரபந்தம் - பரணி</text:p>
          </table:table-cell>
          <table:table-cell table:style-name="ce10" office:value-type="string" calcext:value-type="string">
            <text:p><text:a xlink:href="https://www.projectmadurai.org/pm_etexts/pdf/pm0655.pdf" xlink:type="simple">pm0655.pdf</text:a></text:p>
          </table:table-cell>
          <table:table-cell table:style-name="ce10" office:value-type="string" calcext:value-type="string">
            <text:p><text:a xlink:href="https://www.projectmadurai.org/pm_etexts/utf8/pmuni0655.html" xlink:type="simple">pmuni0655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56" calcext:value-type="float">
            <text:p>656</text:p>
          </table:table-cell>
          <table:table-cell table:style-name="ce4" office:value-type="string" calcext:value-type="string">
            <text:p>மணிபல்லவம் (சரித்திர நாவல்) - பாகம் 1, 2, 3</text:p>
          </table:table-cell>
          <table:table-cell table:style-name="ce7" office:value-type="string" calcext:value-type="string">
            <text:p>தீபம் நா. பார்த்தசாரதி</text:p>
          </table:table-cell>
          <table:table-cell table:style-name="ce7" office:value-type="string" calcext:value-type="string">
            <text:p>சரித்திர நாவல்</text:p>
          </table:table-cell>
          <table:table-cell table:style-name="ce10" office:value-type="string" calcext:value-type="string">
            <text:p><text:a xlink:href="https://www.projectmadurai.org/pm_etexts/pdf/pm0656_01.pdf" xlink:type="simple">pm0656_01.pdf
pm0656_02.pdf
pm0656_03.pdf</text:a></text:p>
          </table:table-cell>
          <table:table-cell table:style-name="ce10" office:value-type="string" calcext:value-type="string">
            <text:p><text:a xlink:href="https://www.projectmadurai.org/pm_etexts/utf8/pmuni0656_01.html" xlink:type="simple">pmuni0656_01.html
pmuni0656_02.html
pmuni0656_0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57" calcext:value-type="float">
            <text:p>657</text:p>
          </table:table-cell>
          <table:table-cell table:style-name="ce5" office:value-type="string" calcext:value-type="string">
            <text:p>சிதம்பரநாதர் திருவருட்பா,</text:p>
            <text:p>சிதம்பர வெண்பா, பரமராசியமாலை</text:p>
            <text:p>தில்லைச் சிவகாமியம்மை பிள்ளைத் தமிழ்)</text:p>
          </table:table-cell>
          <table:table-cell table:style-name="ce8"/>
          <table:table-cell table:style-name="ce8" office:value-type="string" calcext:value-type="string">
            <text:p>பிரபந்தம் - வெண்பா, மாலை</text:p>
            <text:p>பிள்ளைத் தமிழ்</text:p>
          </table:table-cell>
          <table:table-cell table:style-name="ce10" office:value-type="string" calcext:value-type="string">
            <text:p><text:a xlink:href="https://www.projectmadurai.org/pm_etexts/pdf/pm0657.pdf" xlink:type="simple">pm0657.pdf</text:a></text:p>
          </table:table-cell>
          <table:table-cell table:style-name="ce10" office:value-type="string" calcext:value-type="string">
            <text:p><text:a xlink:href="https://www.projectmadurai.org/pm_etexts/utf8/pmuni0657.html" xlink:type="simple">pmuni0657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58" calcext:value-type="float">
            <text:p>658</text:p>
          </table:table-cell>
          <table:table-cell table:style-name="ce4" office:value-type="string" calcext:value-type="string">
            <text:p>மணிபல்லவம் (சரித்திர நாவல்) - பாகம் 4, 5</text:p>
          </table:table-cell>
          <table:table-cell table:style-name="ce7" office:value-type="string" calcext:value-type="string">
            <text:p>தீபம் நா. பார்த்தசாரதி</text:p>
          </table:table-cell>
          <table:table-cell table:style-name="ce7" office:value-type="string" calcext:value-type="string">
            <text:p>சரித்திர நாவல்</text:p>
          </table:table-cell>
          <table:table-cell table:style-name="ce10" office:value-type="string" calcext:value-type="string">
            <text:p><text:a xlink:href="https://www.projectmadurai.org/pm_etexts/pdf/pm0658_01.pdf" xlink:type="simple">pm0658_01.pdf
pm0658_02.pdf</text:a></text:p>
          </table:table-cell>
          <table:table-cell table:style-name="ce10" office:value-type="string" calcext:value-type="string">
            <text:p><text:a xlink:href="https://www.projectmadurai.org/pm_etexts/utf8/pmuni0658_01.html" xlink:type="simple">pmuni0658_01.html
pmuni0658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59" calcext:value-type="float">
            <text:p>659</text:p>
          </table:table-cell>
          <table:table-cell table:style-name="ce5" office:value-type="string" calcext:value-type="string">
            <text:p>திருவாசகம் - ஆங்கில மொழிபெயர்ப்பு</text:p>
          </table:table-cell>
          <table:table-cell table:style-name="ce8" office:value-type="string" calcext:value-type="string">
            <text:p>மாணிக்க வாசகர் /கௌசல்யா ஹார்ட்</text:p>
          </table:table-cell>
          <table:table-cell table:style-name="ce8" office:value-type="string" calcext:value-type="string">
            <text:p>ஆங்கில மொழிபெயர்ப்பு</text:p>
          </table:table-cell>
          <table:table-cell table:style-name="ce10" office:value-type="string" calcext:value-type="string">
            <text:p><text:a xlink:href="https://www.projectmadurai.org/pm_etexts/pdf/pm0659.pdf" xlink:type="simple">pm0659.pdf</text:a></text:p>
          </table:table-cell>
          <table:table-cell table:style-name="ce10" office:value-type="string" calcext:value-type="string">
            <text:p><text:a xlink:href="https://www.projectmadurai.org/pm_etexts/utf8/pmuni0659.html" xlink:type="simple">pmuni0659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60" calcext:value-type="float">
            <text:p>660</text:p>
          </table:table-cell>
          <table:table-cell table:style-name="ce4" office:value-type="string" calcext:value-type="string">
            <text:p>கூளப்ப நாயக்கன் விறலி விடு தூது</text:p>
          </table:table-cell>
          <table:table-cell table:style-name="ce7" office:value-type="string" calcext:value-type="string">
            <text:p>சுப்ர தீபக் கவி</text:p>
          </table:table-cell>
          <table:table-cell table:style-name="ce7" office:value-type="string" calcext:value-type="string">
            <text:p>பிரபந்தம் - தூது</text:p>
          </table:table-cell>
          <table:table-cell table:style-name="ce10" office:value-type="string" calcext:value-type="string">
            <text:p><text:a xlink:href="https://www.projectmadurai.org/pm_etexts/pdf/pm0660.pdf" xlink:type="simple">pm0660.pdf</text:a></text:p>
          </table:table-cell>
          <table:table-cell table:style-name="ce10" office:value-type="string" calcext:value-type="string">
            <text:p><text:a xlink:href="https://www.projectmadurai.org/pm_etexts/utf8/pmuni0660.html" xlink:type="simple">pmuni0660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61" calcext:value-type="float">
            <text:p>661</text:p>
          </table:table-cell>
          <table:table-cell table:style-name="ce5" office:value-type="string" calcext:value-type="string">
            <text:p>தமிழ்ச் செல்வம்</text:p>
          </table:table-cell>
          <table:table-cell table:style-name="ce8" office:value-type="string" calcext:value-type="string">
            <text:p>ஔவை துரைசாமி பிள்ளை</text:p>
          </table:table-cell>
          <table:table-cell table:style-name="ce8" office:value-type="string" calcext:value-type="string">
            <text:p>இலக்கியக் கட்டுரைகள்</text:p>
          </table:table-cell>
          <table:table-cell table:style-name="ce10" office:value-type="string" calcext:value-type="string">
            <text:p><text:a xlink:href="https://www.projectmadurai.org/pm_etexts/pdf/pm0661.pdf" xlink:type="simple">pm0661.pdf</text:a></text:p>
          </table:table-cell>
          <table:table-cell table:style-name="ce10" office:value-type="string" calcext:value-type="string">
            <text:p><text:a xlink:href="https://www.projectmadurai.org/pm_etexts/utf8/pmuni0661.html" xlink:type="simple">pmuni066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62" calcext:value-type="float">
            <text:p>662</text:p>
          </table:table-cell>
          <table:table-cell table:style-name="ce4" office:value-type="string" calcext:value-type="string">
            <text:p>தண்ணீரைப் போற்றுவோம்</text:p>
          </table:table-cell>
          <table:table-cell table:style-name="ce7" office:value-type="string" calcext:value-type="string">
            <text:p>க. செயபாலன்</text:p>
          </table:table-cell>
          <table:table-cell table:style-name="ce7" office:value-type="string" calcext:value-type="string">
            <text:p>கவிதைகள்</text:p>
          </table:table-cell>
          <table:table-cell table:style-name="ce10" office:value-type="string" calcext:value-type="string">
            <text:p><text:a xlink:href="https://www.projectmadurai.org/pm_etexts/pdf/pm0662.pdf" xlink:type="simple">pm0662.pdf</text:a></text:p>
          </table:table-cell>
          <table:table-cell table:style-name="ce10" office:value-type="string" calcext:value-type="string">
            <text:p><text:a xlink:href="https://www.projectmadurai.org/pm_etexts/utf8/pmuni0660.html" xlink:type="simple">pmuni066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63" calcext:value-type="float">
            <text:p>663</text:p>
          </table:table-cell>
          <table:table-cell table:style-name="ce5" office:value-type="string" calcext:value-type="string">
            <text:p>வைராக்கிய சதகம்</text:p>
          </table:table-cell>
          <table:table-cell table:style-name="ce8" office:value-type="string" calcext:value-type="string">
            <text:p>சாந்தலிங்க சுவாமிகள்</text:p>
            <text:p>சிதம்பர சுவாமிகள் உரையுடன்</text:p>
          </table:table-cell>
          <table:table-cell table:style-name="ce8" office:value-type="string" calcext:value-type="string">
            <text:p>பிரபந்தம் - சதகம்</text:p>
          </table:table-cell>
          <table:table-cell table:style-name="ce10" office:value-type="string" calcext:value-type="string">
            <text:p><text:a xlink:href="https://www.projectmadurai.org/pm_etexts/pdf/pm0663.pdf" xlink:type="simple">pm0663.pdf</text:a></text:p>
          </table:table-cell>
          <table:table-cell table:style-name="ce10" office:value-type="string" calcext:value-type="string">
            <text:p><text:a xlink:href="https://www.projectmadurai.org/pm_etexts/utf8/pmuni0663.html" xlink:type="simple">pmuni066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64" calcext:value-type="float">
            <text:p>664</text:p>
          </table:table-cell>
          <table:table-cell table:style-name="ce4" office:value-type="string" calcext:value-type="string">
            <text:p>சீவகசிந்தாமணி பாகம் 1 &amp;2 - மூலமும்</text:p>
          </table:table-cell>
          <table:table-cell table:style-name="ce7" office:value-type="string" calcext:value-type="string">
            <text:p>திருத்தக்க தேவர்</text:p>
            <text:p>சோமசுந்தரனார் உரையுடன்</text:p>
          </table:table-cell>
          <table:table-cell table:style-name="ce7" office:value-type="string" calcext:value-type="string">
            <text:p>காப்பியம்</text:p>
          </table:table-cell>
          <table:table-cell table:style-name="ce10" office:value-type="string" calcext:value-type="string">
            <text:p><text:a xlink:href="https://www.projectmadurai.org/pm_etexts/pdf/pm0664_01.pdf" xlink:type="simple">pm0664_01.pdf
pm0658_02.pdf</text:a></text:p>
          </table:table-cell>
          <table:table-cell table:style-name="ce10" office:value-type="string" calcext:value-type="string">
            <text:p><text:a xlink:href="https://www.projectmadurai.org/pm_etexts/utf8/pmuni0664_01.html" xlink:type="simple">pmuni0664_01.html
pmuni0664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65" calcext:value-type="float">
            <text:p>665</text:p>
          </table:table-cell>
          <table:table-cell table:style-name="ce5" office:value-type="string" calcext:value-type="string">
            <text:p>திருக்குறள் - ஆங்கில மொழிபெயர்ப்பு</text:p>
          </table:table-cell>
          <table:table-cell table:style-name="ce8" office:value-type="string" calcext:value-type="string">
            <text:p>இராமசந்திர தீக்‌ஷிதர்</text:p>
          </table:table-cell>
          <table:table-cell table:style-name="ce8" office:value-type="string" calcext:value-type="string">
            <text:p>ஆங்கில மொழிபெயர்ப்பு</text:p>
          </table:table-cell>
          <table:table-cell table:style-name="ce10" office:value-type="string" calcext:value-type="string">
            <text:p><text:a xlink:href="https://www.projectmadurai.org/pm_etexts/pdf/pm0665.pdf" xlink:type="simple">pm0665.pdf</text:a></text:p>
          </table:table-cell>
          <table:table-cell table:style-name="ce10" office:value-type="string" calcext:value-type="string">
            <text:p><text:a xlink:href="https://www.projectmadurai.org/pm_etexts/utf8/pmuni0665.html" xlink:type="simple">pmuni0665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66" calcext:value-type="float">
            <text:p>666</text:p>
          </table:table-cell>
          <table:table-cell table:style-name="ce4" office:value-type="string" calcext:value-type="string">
            <text:p>முதலொலியலந்தாதி</text:p>
          </table:table-cell>
          <table:table-cell table:style-name="ce7" office:value-type="string" calcext:value-type="string">
            <text:p>தண்டபாணி சுவாமிகள்</text:p>
          </table:table-cell>
          <table:table-cell table:style-name="ce7" office:value-type="string" calcext:value-type="string">
            <text:p>பிரபந்தம் - அந்தாதி</text:p>
          </table:table-cell>
          <table:table-cell table:style-name="ce10" office:value-type="string" calcext:value-type="string">
            <text:p><text:a xlink:href="https://www.projectmadurai.org/pm_etexts/pdf/pm0666.pdf" xlink:type="simple">pm0666.pdf</text:a></text:p>
          </table:table-cell>
          <table:table-cell table:style-name="ce10" office:value-type="string" calcext:value-type="string">
            <text:p><text:a xlink:href="https://www.projectmadurai.org/pm_etexts/utf8/pmuni0666.html" xlink:type="simple">pmuni0666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67" calcext:value-type="float">
            <text:p>667</text:p>
          </table:table-cell>
          <table:table-cell table:style-name="ce5" office:value-type="string" calcext:value-type="string">
            <text:p>கலம்பகக் கொத்து</text:p>
            <text:p>(பேரைக் கலம்பகம்,திருமயிலாசலக் கலம்பகம்</text:p>
            <text:p>ஞான விநோதன் கலம்பகம்</text:p>
          </table:table-cell>
          <table:table-cell table:style-name="ce8" office:value-type="string" calcext:value-type="string">
            <text:p>த. சந்திரசேகரன் (தொகுப்பு)</text:p>
          </table:table-cell>
          <table:table-cell table:style-name="ce8" office:value-type="string" calcext:value-type="string">
            <text:p>பிரபந்தம் - கலம்பகம்</text:p>
          </table:table-cell>
          <table:table-cell table:style-name="ce10" office:value-type="string" calcext:value-type="string">
            <text:p><text:a xlink:href="https://www.projectmadurai.org/pm_etexts/pdf/pm0667.pdf" xlink:type="simple">pm0667.pdf</text:a></text:p>
          </table:table-cell>
          <table:table-cell table:style-name="ce10" office:value-type="string" calcext:value-type="string">
            <text:p><text:a xlink:href="https://www.projectmadurai.org/pm_etexts/utf8/pmuni0667.html" xlink:type="simple">pmuni0667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68" calcext:value-type="float">
            <text:p>668</text:p>
          </table:table-cell>
          <table:table-cell table:style-name="ce4" office:value-type="string" calcext:value-type="string">
            <text:p>தமிழ் நாடக வரலாறும்</text:p>
            <text:p>சங்கரதாச சுவாமிகளும்</text:p>
          </table:table-cell>
          <table:table-cell table:style-name="ce7" office:value-type="string" calcext:value-type="string">
            <text:p>அ. ச. ஞானசம்பந்தன்</text:p>
          </table:table-cell>
          <table:table-cell table:style-name="ce7" office:value-type="string" calcext:value-type="string">
            <text:p>நாடக வரலாறு</text:p>
          </table:table-cell>
          <table:table-cell table:style-name="ce10" office:value-type="string" calcext:value-type="string">
            <text:p><text:a xlink:href="https://www.projectmadurai.org/pm_etexts/pdf/pm0668.pdf" xlink:type="simple">pm0668.pdf</text:a></text:p>
          </table:table-cell>
          <table:table-cell table:style-name="ce10" office:value-type="string" calcext:value-type="string">
            <text:p><text:a xlink:href="https://www.projectmadurai.org/pm_etexts/utf8/pmuni0668.html" xlink:type="simple">pmuni0668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69" calcext:value-type="float">
            <text:p>669</text:p>
          </table:table-cell>
          <table:table-cell table:style-name="ce5" office:value-type="string" calcext:value-type="string">
            <text:p>பாரதியும் பாரதிதாசனும்</text:p>
          </table:table-cell>
          <table:table-cell table:style-name="ce8" office:value-type="string" calcext:value-type="string">
            <text:p>அ. ச. ஞானசம்பந்தன்</text:p>
          </table:table-cell>
          <table:table-cell table:style-name="ce8" office:value-type="string" calcext:value-type="string">
            <text:p>ஆராய்ச்சிக் கட்டுரைகள்</text:p>
          </table:table-cell>
          <table:table-cell table:style-name="ce10" office:value-type="string" calcext:value-type="string">
            <text:p><text:a xlink:href="https://www.projectmadurai.org/pm_etexts/pdf/pm0669.pdf" xlink:type="simple">pm0669.pdf</text:a></text:p>
          </table:table-cell>
          <table:table-cell table:style-name="ce10" office:value-type="string" calcext:value-type="string">
            <text:p><text:a xlink:href="https://www.projectmadurai.org/pm_etexts/utf8/pmuni0669.html" xlink:type="simple">pmuni0669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70" calcext:value-type="float">
            <text:p>670</text:p>
          </table:table-cell>
          <table:table-cell table:style-name="ce4" office:value-type="string" calcext:value-type="string">
            <text:p>சீவகசிந்தாமணி, பாகம் 3 &amp; 4 - மூலமும்</text:p>
          </table:table-cell>
          <table:table-cell table:style-name="ce7" office:value-type="string" calcext:value-type="string">
            <text:p>திருத்தக்க தேவர்</text:p>
            <text:p>சோமசுந்தரனார் உரையுடன்</text:p>
          </table:table-cell>
          <table:table-cell table:style-name="ce7" office:value-type="string" calcext:value-type="string">
            <text:p>காப்பியம்</text:p>
          </table:table-cell>
          <table:table-cell table:style-name="ce10" office:value-type="string" calcext:value-type="string">
            <text:p><text:a xlink:href="https://www.projectmadurai.org/pm_etexts/pdf/pm0670_01.pdf" xlink:type="simple">pm0670_01.pdf
pm0670_02.pdf</text:a></text:p>
          </table:table-cell>
          <table:table-cell table:style-name="ce10" office:value-type="string" calcext:value-type="string">
            <text:p><text:a xlink:href="https://www.projectmadurai.org/pm_etexts/utf8/pmuni0670_01.html" xlink:type="simple">pmuni0670_01.html
pmuni0670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71" calcext:value-type="float">
            <text:p>671</text:p>
          </table:table-cell>
          <table:table-cell table:style-name="ce5" office:value-type="string" calcext:value-type="string">
            <text:p>மங்களசாமி மாலை</text:p>
          </table:table-cell>
          <table:table-cell table:style-name="ce8" office:value-type="string" calcext:value-type="string">
            <text:p>சா.மாணிக்கவாசகம் &amp; சா. சம்பந்தம்</text:p>
          </table:table-cell>
          <table:table-cell table:style-name="ce8" office:value-type="string" calcext:value-type="string">
            <text:p>செய்யுள் தொகுப்பு</text:p>
          </table:table-cell>
          <table:table-cell table:style-name="ce10" office:value-type="string" calcext:value-type="string">
            <text:p><text:a xlink:href="https://www.projectmadurai.org/pm_etexts/pdf/pm0671.pdf" xlink:type="simple">pm0671.pdf</text:a></text:p>
          </table:table-cell>
          <table:table-cell table:style-name="ce10" office:value-type="string" calcext:value-type="string">
            <text:p><text:a xlink:href="https://www.projectmadurai.org/pm_etexts/utf8/pmuni0671.html" xlink:type="simple">pmuni067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72" calcext:value-type="float">
            <text:p>672</text:p>
          </table:table-cell>
          <table:table-cell table:style-name="ce4" office:value-type="string" calcext:value-type="string">
            <text:p>சீவகசிந்தாமணி, பாகம் 5 - மூலமும்</text:p>
          </table:table-cell>
          <table:table-cell table:style-name="ce7" office:value-type="string" calcext:value-type="string">
            <text:p>திருத்தக்க தேவர்</text:p>
            <text:p>சோமசுந்தரனார் உரையுடன்</text:p>
          </table:table-cell>
          <table:table-cell table:style-name="ce7" office:value-type="string" calcext:value-type="string">
            <text:p>காப்பியம்</text:p>
          </table:table-cell>
          <table:table-cell table:style-name="ce10" office:value-type="string" calcext:value-type="string">
            <text:p><text:a xlink:href="https://www.projectmadurai.org/pm_etexts/pdf/pm0672_01.pdf" xlink:type="simple">pm0672_01.pdf
pm0672_02.pdf</text:a></text:p>
          </table:table-cell>
          <table:table-cell table:style-name="ce10" office:value-type="string" calcext:value-type="string">
            <text:p><text:a xlink:href="https://www.projectmadurai.org/pm_etexts/utf8/pmuni0672_01.html" xlink:type="simple">pmuni0672_01.html
pmuni0672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73" calcext:value-type="float">
            <text:p>673</text:p>
          </table:table-cell>
          <table:table-cell table:style-name="ce5" office:value-type="string" calcext:value-type="string">
            <text:p>தமிழ் பழமொழிகள் தொகுப்பு</text:p>
            <text:p>ஆங்கில மொழியர்ப்புடன்</text:p>
          </table:table-cell>
          <table:table-cell table:style-name="ce8" office:value-type="string" calcext:value-type="string">
            <text:p>பெர்சிவால்</text:p>
          </table:table-cell>
          <table:table-cell table:style-name="ce8" office:value-type="string" calcext:value-type="string">
            <text:p>பழமொழிகள்</text:p>
          </table:table-cell>
          <table:table-cell table:style-name="ce10" office:value-type="string" calcext:value-type="string">
            <text:p><text:a xlink:href="https://www.projectmadurai.org/pm_etexts/pdf/pm0673_01.pdf" xlink:type="simple">pm0673_01.pdf
pm0673_02.pdf</text:a></text:p>
          </table:table-cell>
          <table:table-cell table:style-name="ce10" office:value-type="string" calcext:value-type="string">
            <text:p><text:a xlink:href="https://www.projectmadurai.org/pm_etexts/utf8/pmuni0673_01.html" xlink:type="simple">pmuni0673_01.html
pmuni0673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74" calcext:value-type="float">
            <text:p>674</text:p>
          </table:table-cell>
          <table:table-cell table:style-name="ce4" office:value-type="string" calcext:value-type="string">
            <text:p>மாந்தருக்குள் ஒரு தெய்வம்</text:p>
            <text:p>முதற் பாகம்</text:p>
          </table:table-cell>
          <table:table-cell table:style-name="ce7" office:value-type="string" calcext:value-type="string">
            <text:p>கல்கி (ரா. கிருஷ்ணமூர்த்தி)</text:p>
          </table:table-cell>
          <table:table-cell table:style-name="ce7" office:value-type="string" calcext:value-type="string">
            <text:p>மகாத்மா காந்தி வரலாறு</text:p>
          </table:table-cell>
          <table:table-cell table:style-name="ce10" office:value-type="string" calcext:value-type="string">
            <text:p><text:a xlink:href="https://www.projectmadurai.org/pm_etexts/pdf/pm0674_01.pdf" xlink:type="simple">pm0674_01.pdf
pm0674_02.pdf</text:a></text:p>
          </table:table-cell>
          <table:table-cell table:style-name="ce10" office:value-type="string" calcext:value-type="string">
            <text:p><text:a xlink:href="https://www.projectmadurai.org/pm_etexts/utf8/pmuni0674_01.html" xlink:type="simple">pmuni0674_01.html
pmuni0674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75" calcext:value-type="float">
            <text:p>675</text:p>
          </table:table-cell>
          <table:table-cell table:style-name="ce5" office:value-type="string" calcext:value-type="string">
            <text:p>பித்தளை அல்ல, பொன்னே தான்!</text:p>
          </table:table-cell>
          <table:table-cell table:style-name="ce8" office:value-type="string" calcext:value-type="string">
            <text:p>அறிஞர் அண்ணா (க. நா. அண்ணாதுரை)</text:p>
          </table:table-cell>
          <table:table-cell table:style-name="ce8" office:value-type="string" calcext:value-type="string">
            <text:p>சிறுகதைகள்</text:p>
          </table:table-cell>
          <table:table-cell table:style-name="ce10" office:value-type="string" calcext:value-type="string">
            <text:p><text:a xlink:href="https://www.projectmadurai.org/pm_etexts/pdf/pm0675.pdf" xlink:type="simple">pm0675.pdf</text:a></text:p>
          </table:table-cell>
          <table:table-cell table:style-name="ce10" office:value-type="string" calcext:value-type="string">
            <text:p><text:a xlink:href="https://www.projectmadurai.org/pm_etexts/utf8/pmuni0675.html" xlink:type="simple">pmuni0675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76" calcext:value-type="float">
            <text:p>676</text:p>
          </table:table-cell>
          <table:table-cell table:style-name="ce4" office:value-type="string" calcext:value-type="string">
            <text:p>ஓர் இரவு</text:p>
          </table:table-cell>
          <table:table-cell table:style-name="ce7" office:value-type="string" calcext:value-type="string">
            <text:p>அறிஞர் அண்ணா (க. நா. அண்ணாதுரை)</text:p>
          </table:table-cell>
          <table:table-cell table:style-name="ce7" office:value-type="string" calcext:value-type="string">
            <text:p>நாடகம்</text:p>
          </table:table-cell>
          <table:table-cell table:style-name="ce10" office:value-type="string" calcext:value-type="string">
            <text:p><text:a xlink:href="https://www.projectmadurai.org/pm_etexts/pdf/pm0676.pdf" xlink:type="simple">pm0676.pdf</text:a></text:p>
          </table:table-cell>
          <table:table-cell table:style-name="ce10" office:value-type="string" calcext:value-type="string">
            <text:p><text:a xlink:href="https://www.projectmadurai.org/pm_etexts/utf8/pmuni0676.html" xlink:type="simple">pmuni0676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77" calcext:value-type="float">
            <text:p>677</text:p>
          </table:table-cell>
          <table:table-cell table:style-name="ce5" office:value-type="string" calcext:value-type="string">
            <text:p>தூரன் கவிதைகள்</text:p>
          </table:table-cell>
          <table:table-cell table:style-name="ce8" office:value-type="string" calcext:value-type="string">
            <text:p>ம. ப. பெரியசாமித்தூரன்</text:p>
          </table:table-cell>
          <table:table-cell table:style-name="ce8" office:value-type="string" calcext:value-type="string">
            <text:p>கவிதை தொகுப்பு</text:p>
          </table:table-cell>
          <table:table-cell table:style-name="ce10" office:value-type="string" calcext:value-type="string">
            <text:p><text:a xlink:href="https://www.projectmadurai.org/pm_etexts/pdf/pm0677.pdf" xlink:type="simple">pm0677.pdf</text:a></text:p>
          </table:table-cell>
          <table:table-cell table:style-name="ce10" office:value-type="string" calcext:value-type="string">
            <text:p><text:a xlink:href="https://www.projectmadurai.org/pm_etexts/utf8/pmuni0677.html" xlink:type="simple">pmuni0677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78" calcext:value-type="float">
            <text:p>678</text:p>
          </table:table-cell>
          <table:table-cell table:style-name="ce4" office:value-type="string" calcext:value-type="string">
            <text:p>கானகத்தின் குரல் (நாவல்)</text:p>
          </table:table-cell>
          <table:table-cell table:style-name="ce7" office:value-type="string" calcext:value-type="string">
            <text:p>ஜாக் லண்டன்</text:p>
            <text:p>ம. ப. பெரியசாமித்தூரன்</text:p>
          </table:table-cell>
          <table:table-cell table:style-name="ce7" office:value-type="string" calcext:value-type="string">
            <text:p>தமிழில் மொழிபெயர்ப்பு</text:p>
          </table:table-cell>
          <table:table-cell table:style-name="ce10" office:value-type="string" calcext:value-type="string">
            <text:p><text:a xlink:href="https://www.projectmadurai.org/pm_etexts/pdf/pm0678.pdf" xlink:type="simple">pm0678.pdf</text:a></text:p>
          </table:table-cell>
          <table:table-cell table:style-name="ce10" office:value-type="string" calcext:value-type="string">
            <text:p><text:a xlink:href="https://www.projectmadurai.org/pm_etexts/utf8/pmuni0678.html" xlink:type="simple">pmuni0678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79" calcext:value-type="float">
            <text:p>679</text:p>
          </table:table-cell>
          <table:table-cell table:style-name="ce5" office:value-type="string" calcext:value-type="string">
            <text:p>அடிமனம்</text:p>
          </table:table-cell>
          <table:table-cell table:style-name="ce8" office:value-type="string" calcext:value-type="string">
            <text:p>ம. ப. பெரியசாமித்தூரன்</text:p>
          </table:table-cell>
          <table:table-cell table:style-name="ce8" office:value-type="string" calcext:value-type="string">
            <text:p>கட்டுரைகள்</text:p>
          </table:table-cell>
          <table:table-cell table:style-name="ce10" office:value-type="string" calcext:value-type="string">
            <text:p><text:a xlink:href="https://www.projectmadurai.org/pm_etexts/pdf/pm0679.pdf" xlink:type="simple">pm0679.pdf</text:a></text:p>
          </table:table-cell>
          <table:table-cell table:style-name="ce10" office:value-type="string" calcext:value-type="string">
            <text:p><text:a xlink:href="https://www.projectmadurai.org/pm_etexts/utf8/pmuni0679.html" xlink:type="simple">pmuni0679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80" calcext:value-type="float">
            <text:p>680</text:p>
          </table:table-cell>
          <table:table-cell table:style-name="ce4" office:value-type="string" calcext:value-type="string">
            <text:p>மூன்று தமிழ் நாடகங்கள் :</text:p>
            <text:p>1. மதன சுந்தரப் பிரசாத சந்தான விலாசம்</text:p>
            <text:p>2. பாண்டிய கேளீ விலாஸ நாடகம் &amp;</text:p>
            <text:p>3. புரூரவ நாடகம்</text:p>
          </table:table-cell>
          <table:table-cell table:style-name="ce7" office:value-type="string" calcext:value-type="string">
            <text:p>தொகுப்பு: கி.வா. ஜகன்னாதன்</text:p>
          </table:table-cell>
          <table:table-cell table:style-name="ce7" office:value-type="string" calcext:value-type="string">
            <text:p>நாடகங்கள்</text:p>
          </table:table-cell>
          <table:table-cell table:style-name="ce10" office:value-type="string" calcext:value-type="string">
            <text:p><text:a xlink:href="https://www.projectmadurai.org/pm_etexts/pdf/pm0680.pdf" xlink:type="simple">pm0680.pdf</text:a></text:p>
          </table:table-cell>
          <table:table-cell table:style-name="ce10" office:value-type="string" calcext:value-type="string">
            <text:p><text:a xlink:href="https://www.projectmadurai.org/pm_etexts/utf8/pmuni0680.html" xlink:type="simple">pmuni0680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81" calcext:value-type="float">
            <text:p>681</text:p>
          </table:table-cell>
          <table:table-cell table:style-name="ce5" office:value-type="string" calcext:value-type="string">
            <text:p>தமிழ் இலக்கியக் கதைகள்</text:p>
          </table:table-cell>
          <table:table-cell table:style-name="ce8" office:value-type="string" calcext:value-type="string">
            <text:p>தீபம் நா. பார்த்தசாரதி</text:p>
          </table:table-cell>
          <table:table-cell table:style-name="ce8" office:value-type="string" calcext:value-type="string">
            <text:p>இலக்கியக் கதைகள்</text:p>
          </table:table-cell>
          <table:table-cell table:style-name="ce10" office:value-type="string" calcext:value-type="string">
            <text:p><text:a xlink:href="https://www.projectmadurai.org/pm_etexts/pdf/pm0681.pdf" xlink:type="simple">pm0681.pdf</text:a></text:p>
          </table:table-cell>
          <table:table-cell table:style-name="ce10" office:value-type="string" calcext:value-type="string">
            <text:p><text:a xlink:href="https://www.projectmadurai.org/pm_etexts/utf8/pmuni0681.html" xlink:type="simple">pmuni068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82" calcext:value-type="float">
            <text:p>682</text:p>
          </table:table-cell>
          <table:table-cell table:style-name="ce4" office:value-type="string" calcext:value-type="string">
            <text:p>எனது நாடக வாழ்க்கை - முதல் பாகம்</text:p>
            <text:p>(3 பாகங்களாக)</text:p>
          </table:table-cell>
          <table:table-cell table:style-name="ce7" office:value-type="string" calcext:value-type="string">
            <text:p>அவ்வை தி.க. சண்முகம்</text:p>
          </table:table-cell>
          <table:table-cell table:style-name="ce7" office:value-type="string" calcext:value-type="string">
            <text:p>வரலாறு</text:p>
          </table:table-cell>
          <table:table-cell table:style-name="ce10" office:value-type="string" calcext:value-type="string">
            <text:p><text:a xlink:href="https://www.projectmadurai.org/pm_etexts/pdf/pm0682_01.pdf" xlink:type="simple">pm0682_01.pdf
pm0682_02.pdf
pm0682_03.pdf</text:a></text:p>
          </table:table-cell>
          <table:table-cell table:style-name="ce10" office:value-type="string" calcext:value-type="string">
            <text:p><text:a xlink:href="https://www.projectmadurai.org/pm_etexts/utf8/pmuni0682_01.html" xlink:type="simple">pmuni0682_01.html
pmuni0682_02.html
pmuni0682_0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83" calcext:value-type="float">
            <text:p>683</text:p>
          </table:table-cell>
          <table:table-cell table:style-name="ce5" office:value-type="string" calcext:value-type="string">
            <text:p>1. அசோகர் கதைகள் (683_01)</text:p>
            <text:p>2. ஒரு ஈயின் ஆசை (683_02)</text:p>
          </table:table-cell>
          <table:table-cell table:style-name="ce8" office:value-type="string" calcext:value-type="string">
            <text:p>பாவலர் நாரா. நாச்சியப்பன்</text:p>
          </table:table-cell>
          <table:table-cell table:style-name="ce8" office:value-type="string" calcext:value-type="string">
            <text:p>சிறுவர்களுக்கான கதைகள்</text:p>
          </table:table-cell>
          <table:table-cell table:style-name="ce10" office:value-type="string" calcext:value-type="string">
            <text:p><text:a xlink:href="https://www.projectmadurai.org/pm_etexts/pdf/pm0683_01.pdf" xlink:type="simple">pm0683_01.pdf
pm0683_02.pdf</text:a></text:p>
          </table:table-cell>
          <table:table-cell table:style-name="ce10" office:value-type="string" calcext:value-type="string">
            <text:p><text:a xlink:href="https://www.projectmadurai.org/pm_etexts/utf8/pmuni0683_01.html" xlink:type="simple">pmuni0683_01.html
pmuni0683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84" calcext:value-type="float">
            <text:p>684</text:p>
          </table:table-cell>
          <table:table-cell table:style-name="ce4" office:value-type="string" calcext:value-type="string">
            <text:p>1. அப்பம் தின்ற முயல் (684_01)</text:p>
            <text:p>2. பள்ளிக்குச் சென்ற சிட்டுக்குருவிகள் (684_02)</text:p>
          </table:table-cell>
          <table:table-cell table:style-name="ce7" office:value-type="string" calcext:value-type="string">
            <text:p>பாவலர் நாரா. நாச்சியப்பன்</text:p>
          </table:table-cell>
          <table:table-cell table:style-name="ce7" office:value-type="string" calcext:value-type="string">
            <text:p>சிறுவர்களுக்கான கதைகள்</text:p>
          </table:table-cell>
          <table:table-cell table:style-name="ce10" office:value-type="string" calcext:value-type="string">
            <text:p><text:a xlink:href="https://www.projectmadurai.org/pm_etexts/pdf/pm0684_01.pdf" xlink:type="simple">pm0684_01.pdf
pm0684_02.pdf</text:a></text:p>
          </table:table-cell>
          <table:table-cell table:style-name="ce10" office:value-type="string" calcext:value-type="string">
            <text:p><text:a xlink:href="https://www.projectmadurai.org/pm_etexts/utf8/pmuni0684_01.html" xlink:type="simple">pmuni0684_01.html
pmuni0684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85" calcext:value-type="float">
            <text:p>685</text:p>
          </table:table-cell>
          <table:table-cell table:style-name="ce5" office:value-type="string" calcext:value-type="string">
            <text:p>1. ஈரோட்டுத் தாத்தா (685_01)</text:p>
            <text:p>2. தந்தை‌ ‌‌பெரியார்‌ ‌‌வரலாறு‌ ‌ (685_02)</text:p>
          </table:table-cell>
          <table:table-cell table:style-name="ce8" office:value-type="string" calcext:value-type="string">
            <text:p>பாவலர் நாரா. நாச்சியப்பன்</text:p>
          </table:table-cell>
          <table:table-cell table:style-name="ce8" office:value-type="string" calcext:value-type="string">
            <text:p>கட்டுரைகள்</text:p>
          </table:table-cell>
          <table:table-cell table:style-name="ce10" office:value-type="string" calcext:value-type="string">
            <text:p><text:a xlink:href="https://www.projectmadurai.org/pm_etexts/pdf/pm0685_01.pdf" xlink:type="simple">pm0685_01.pdf
pm0685_02.pdf</text:a></text:p>
          </table:table-cell>
          <table:table-cell table:style-name="ce10" office:value-type="string" calcext:value-type="string">
            <text:p><text:a xlink:href="https://www.projectmadurai.org/pm_etexts/utf8/pmuni0685_01.html" xlink:type="simple">pmuni0685_01.html
pmuni0685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86" calcext:value-type="float">
            <text:p>686</text:p>
          </table:table-cell>
          <table:table-cell table:style-name="ce4" office:value-type="string" calcext:value-type="string">
            <text:p>ரங்கோன் ராதா (நாவல்)</text:p>
          </table:table-cell>
          <table:table-cell table:style-name="ce7" office:value-type="string" calcext:value-type="string">
            <text:p>அறிஞர் அண்ணா</text:p>
            <text:p>(கா. ந. அண்ணாதுரை)</text:p>
          </table:table-cell>
          <table:table-cell table:style-name="ce7" office:value-type="string" calcext:value-type="string">
            <text:p>நாவல் - புதினம்</text:p>
          </table:table-cell>
          <table:table-cell table:style-name="ce10" office:value-type="string" calcext:value-type="string">
            <text:p><text:a xlink:href="https://www.projectmadurai.org/pm_etexts/pdf/pm0686.pdf" xlink:type="simple">pm0686.pdf</text:a></text:p>
          </table:table-cell>
          <table:table-cell table:style-name="ce10" office:value-type="string" calcext:value-type="string">
            <text:p><text:a xlink:href="https://www.projectmadurai.org/pm_etexts/utf8/pmuni0686.html" xlink:type="simple">pmuni0686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87" calcext:value-type="float">
            <text:p>687</text:p>
          </table:table-cell>
          <table:table-cell table:style-name="ce5" office:value-type="string" calcext:value-type="string">
            <text:p>சான்றோர் தமிழ்</text:p>
          </table:table-cell>
          <table:table-cell table:style-name="ce8" office:value-type="string" calcext:value-type="string">
            <text:p>சி. பாலசுப்பிரமணியன் (சிற்பி)</text:p>
          </table:table-cell>
          <table:table-cell table:style-name="ce8" office:value-type="string" calcext:value-type="string">
            <text:p>இலக்கியக் கட்டுரைகள்</text:p>
          </table:table-cell>
          <table:table-cell table:style-name="ce10" office:value-type="string" calcext:value-type="string">
            <text:p><text:a xlink:href="https://www.projectmadurai.org/pm_etexts/pdf/pm0687.pdf" xlink:type="simple">pm0687.pdf</text:a></text:p>
          </table:table-cell>
          <table:table-cell table:style-name="ce10" office:value-type="string" calcext:value-type="string">
            <text:p><text:a xlink:href="https://www.projectmadurai.org/pm_etexts/utf8/pmuni0687.html" xlink:type="simple">pmuni0687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88" calcext:value-type="float">
            <text:p>688</text:p>
          </table:table-cell>
          <table:table-cell table:style-name="ce4" office:value-type="string" calcext:value-type="string">
            <text:p>இந்திய சமுதாய வரலாற்றில் பெண்மை</text:p>
          </table:table-cell>
          <table:table-cell table:style-name="ce7" office:value-type="string" calcext:value-type="string">
            <text:p>ராஜம் கிருஷ்ணன்</text:p>
          </table:table-cell>
          <table:table-cell table:style-name="ce7" office:value-type="string" calcext:value-type="string">
            <text:p>ஆராய்ச்சிக் கட்டுரைகள்</text:p>
          </table:table-cell>
          <table:table-cell table:style-name="ce10" office:value-type="string" calcext:value-type="string">
            <text:p><text:a xlink:href="https://www.projectmadurai.org/pm_etexts/pdf/pm0688.pdf" xlink:type="simple">pm0688.pdf</text:a></text:p>
          </table:table-cell>
          <table:table-cell table:style-name="ce10" office:value-type="string" calcext:value-type="string">
            <text:p><text:a xlink:href="https://www.projectmadurai.org/pm_etexts/utf8/pmuni0688.html" xlink:type="simple">pmuni0688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89" calcext:value-type="float">
            <text:p>689</text:p>
          </table:table-cell>
          <table:table-cell table:style-name="ce5" office:value-type="string" calcext:value-type="string">
            <text:p>திருவள்ளுவர் ஆய்வுக்கான ஓர் அறிமுகம்</text:p>
            <text:p>சொற்பொழிவு - ஆங்கிலத்தில்</text:p>
          </table:table-cell>
          <table:table-cell table:style-name="ce8" office:value-type="string" calcext:value-type="string">
            <text:p>ஔவை துரைசாமி பிள்ளை</text:p>
          </table:table-cell>
          <table:table-cell table:style-name="ce8" office:value-type="string" calcext:value-type="string">
            <text:p>சொற்பொழிவு</text:p>
          </table:table-cell>
          <table:table-cell table:style-name="ce10" office:value-type="string" calcext:value-type="string">
            <text:p><text:a xlink:href="https://www.projectmadurai.org/pm_etexts/pdf/pm0689.pdf" xlink:type="simple">pm0689.pdf</text:a></text:p>
          </table:table-cell>
          <table:table-cell table:style-name="ce10" office:value-type="string" calcext:value-type="string">
            <text:p><text:a xlink:href="https://www.projectmadurai.org/pm_etexts/utf8/pmuni0689.html" xlink:type="simple">pmuni0689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90" calcext:value-type="float">
            <text:p>690</text:p>
          </table:table-cell>
          <table:table-cell table:style-name="ce4" office:value-type="string" calcext:value-type="string">
            <text:p>குமரிக்கோட்டம்</text:p>
          </table:table-cell>
          <table:table-cell table:style-name="ce7" office:value-type="string" calcext:value-type="string">
            <text:p>அறிஞர் அண்ணா</text:p>
            <text:p>(கா. ந. அண்ணாதுரை)</text:p>
          </table:table-cell>
          <table:table-cell table:style-name="ce7" office:value-type="string" calcext:value-type="string">
            <text:p>குறுநாவல்</text:p>
          </table:table-cell>
          <table:table-cell table:style-name="ce10" office:value-type="string" calcext:value-type="string">
            <text:p><text:a xlink:href="https://www.projectmadurai.org/pm_etexts/pdf/pm0690.pdf" xlink:type="simple">pm0690.pdf</text:a></text:p>
          </table:table-cell>
          <table:table-cell table:style-name="ce10" office:value-type="string" calcext:value-type="string">
            <text:p><text:a xlink:href="https://www.projectmadurai.org/pm_etexts/utf8/pmuni0690.html" xlink:type="simple">pmuni0690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91" calcext:value-type="float">
            <text:p>691</text:p>
          </table:table-cell>
          <table:table-cell table:style-name="ce5" office:value-type="string" calcext:value-type="string">
            <text:p>கோடுகளும் கோலங்களும்</text:p>
          </table:table-cell>
          <table:table-cell table:style-name="ce8" office:value-type="string" calcext:value-type="string">
            <text:p>ராஜம் கிருஷ்ணன்</text:p>
          </table:table-cell>
          <table:table-cell table:style-name="ce8" office:value-type="string" calcext:value-type="string">
            <text:p>சமூக நாவல்</text:p>
          </table:table-cell>
          <table:table-cell table:style-name="ce10" office:value-type="string" calcext:value-type="string">
            <text:p><text:a xlink:href="https://www.projectmadurai.org/pm_etexts/pdf/pm0691.pdf" xlink:type="simple">pm0691.pdf</text:a></text:p>
          </table:table-cell>
          <table:table-cell table:style-name="ce10" office:value-type="string" calcext:value-type="string">
            <text:p><text:a xlink:href="https://www.projectmadurai.org/pm_etexts/utf8/pmuni0691.html" xlink:type="simple">pmuni069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92" calcext:value-type="float">
            <text:p>692</text:p>
          </table:table-cell>
          <table:table-cell table:style-name="ce4" office:value-type="string" calcext:value-type="string">
            <text:p>உத்தரகாண்டம்</text:p>
          </table:table-cell>
          <table:table-cell table:style-name="ce7" office:value-type="string" calcext:value-type="string">
            <text:p>ராஜம் கிருஷ்ணன்</text:p>
          </table:table-cell>
          <table:table-cell table:style-name="ce7" office:value-type="string" calcext:value-type="string">
            <text:p>சமூக நாவல்</text:p>
          </table:table-cell>
          <table:table-cell table:style-name="ce10" office:value-type="string" calcext:value-type="string">
            <text:p><text:a xlink:href="https://www.projectmadurai.org/pm_etexts/pdf/pm0692.pdf" xlink:type="simple">pm0692.pdf</text:a></text:p>
          </table:table-cell>
          <table:table-cell table:style-name="ce10" office:value-type="string" calcext:value-type="string">
            <text:p><text:a xlink:href="https://www.projectmadurai.org/pm_etexts/utf8/pmuni0692.html" xlink:type="simple">pmuni069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93" calcext:value-type="float">
            <text:p>693</text:p>
          </table:table-cell>
          <table:table-cell table:style-name="ce5" office:value-type="string" calcext:value-type="string">
            <text:p>ஞானக் குறவஞ்சி</text:p>
          </table:table-cell>
          <table:table-cell table:style-name="ce8" office:value-type="string" calcext:value-type="string">
            <text:p>பதிப்பாசிரியர் : வீ. சொக்கலிங்கம்</text:p>
          </table:table-cell>
          <table:table-cell table:style-name="ce8" office:value-type="string" calcext:value-type="string">
            <text:p>பிரபந்தம் - குறவஞ்சி</text:p>
          </table:table-cell>
          <table:table-cell table:style-name="ce10" office:value-type="string" calcext:value-type="string">
            <text:p><text:a xlink:href="https://www.projectmadurai.org/pm_etexts/pdf/pm0693.pdf" xlink:type="simple">pm0693.pdf</text:a></text:p>
          </table:table-cell>
          <table:table-cell table:style-name="ce10" office:value-type="string" calcext:value-type="string">
            <text:p><text:a xlink:href="https://www.projectmadurai.org/pm_etexts/utf8/pmuni0693.html" xlink:type="simple">pmuni069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94" calcext:value-type="float">
            <text:p>694</text:p>
          </table:table-cell>
          <table:table-cell table:style-name="ce4" office:value-type="string" calcext:value-type="string">
            <text:p>எறிபத்த நாயனார் சரித்திரக் கீர்த்தனை</text:p>
          </table:table-cell>
          <table:table-cell table:style-name="ce7" office:value-type="string" calcext:value-type="string">
            <text:p>வெங்கடசுப்பையர்</text:p>
          </table:table-cell>
          <table:table-cell table:style-name="ce7" office:value-type="string" calcext:value-type="string">
            <text:p>பிரபந்தம் - கீர்த்தனை</text:p>
          </table:table-cell>
          <table:table-cell table:style-name="ce10" office:value-type="string" calcext:value-type="string">
            <text:p><text:a xlink:href="https://www.projectmadurai.org/pm_etexts/pdf/pm0694.pdf" xlink:type="simple">pm0694.pdf</text:a></text:p>
          </table:table-cell>
          <table:table-cell table:style-name="ce10" office:value-type="string" calcext:value-type="string">
            <text:p><text:a xlink:href="https://www.projectmadurai.org/pm_etexts/utf8/pmuni0694.html" xlink:type="simple">pmuni0694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95" calcext:value-type="float">
            <text:p>695</text:p>
          </table:table-cell>
          <table:table-cell table:style-name="ce5" office:value-type="string" calcext:value-type="string">
            <text:p>செய்யுளிலக்கணம் - கத்தியரூபம்</text:p>
          </table:table-cell>
          <table:table-cell table:style-name="ce8" office:value-type="string" calcext:value-type="string">
            <text:p>பூவை - கலியாணசுந்தர முதலியார்</text:p>
          </table:table-cell>
          <table:table-cell table:style-name="ce8" office:value-type="string" calcext:value-type="string">
            <text:p>இலக்கணம்</text:p>
          </table:table-cell>
          <table:table-cell table:style-name="ce10" office:value-type="string" calcext:value-type="string">
            <text:p><text:a xlink:href="https://www.projectmadurai.org/pm_etexts/pdf/pm0695.pdf" xlink:type="simple">pm0695.pdf</text:a></text:p>
          </table:table-cell>
          <table:table-cell table:style-name="ce10" office:value-type="string" calcext:value-type="string">
            <text:p><text:a xlink:href="https://www.projectmadurai.org/pm_etexts/utf8/pmuni0695.html" xlink:type="simple">pmuni0695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96" calcext:value-type="float">
            <text:p>696</text:p>
          </table:table-cell>
          <table:table-cell table:style-name="ce4" office:value-type="string" calcext:value-type="string">
            <text:p>செவ்வாழை முதலிய</text:p>
            <text:p>4 சிறுகதைகள்</text:p>
          </table:table-cell>
          <table:table-cell table:style-name="ce7" office:value-type="string" calcext:value-type="string">
            <text:p>அறிஞர் அண்ணா (க. நா. அண்ணாதுரை)</text:p>
          </table:table-cell>
          <table:table-cell table:style-name="ce7" office:value-type="string" calcext:value-type="string">
            <text:p>சிறுகதைகள்</text:p>
          </table:table-cell>
          <table:table-cell table:style-name="ce10" office:value-type="string" calcext:value-type="string">
            <text:p><text:a xlink:href="https://www.projectmadurai.org/pm_etexts/pdf/pm0696.pdf" xlink:type="simple">pm0696.pdf</text:a></text:p>
          </table:table-cell>
          <table:table-cell table:style-name="ce10" office:value-type="string" calcext:value-type="string">
            <text:p><text:a xlink:href="https://www.projectmadurai.org/pm_etexts/utf8/pmuni0696.html" xlink:type="simple">pmuni0696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97" calcext:value-type="float">
            <text:p>697</text:p>
          </table:table-cell>
          <table:table-cell table:style-name="ce5" office:value-type="string" calcext:value-type="string">
            <text:p>சிறு கதைகள் நான்கு</text:p>
          </table:table-cell>
          <table:table-cell table:style-name="ce8" office:value-type="string" calcext:value-type="string">
            <text:p>அறிஞர் அண்ணா (க. நா. அண்ணாதுரை)</text:p>
          </table:table-cell>
          <table:table-cell table:style-name="ce8" office:value-type="string" calcext:value-type="string">
            <text:p>சிறுகதைகள்</text:p>
          </table:table-cell>
          <table:table-cell table:style-name="ce10" office:value-type="string" calcext:value-type="string">
            <text:p><text:a xlink:href="https://www.projectmadurai.org/pm_etexts/pdf/pm0697.pdf" xlink:type="simple">pm0697.pdf</text:a></text:p>
          </table:table-cell>
          <table:table-cell table:style-name="ce10" office:value-type="string" calcext:value-type="string">
            <text:p><text:a xlink:href="https://www.projectmadurai.org/pm_etexts/utf8/pmuni0697.html" xlink:type="simple">pmuni0697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698" calcext:value-type="float">
            <text:p>698</text:p>
          </table:table-cell>
          <table:table-cell table:style-name="ce4" office:value-type="string" calcext:value-type="string">
            <text:p>சந்திரோதயம்</text:p>
          </table:table-cell>
          <table:table-cell table:style-name="ce7" office:value-type="string" calcext:value-type="string">
            <text:p>அறிஞர் அண்ணா (க. நா. அண்ணாதுரை)</text:p>
          </table:table-cell>
          <table:table-cell table:style-name="ce7" office:value-type="string" calcext:value-type="string">
            <text:p>நாடகம்</text:p>
          </table:table-cell>
          <table:table-cell table:style-name="ce10" office:value-type="string" calcext:value-type="string">
            <text:p><text:a xlink:href="https://www.projectmadurai.org/pm_etexts/pdf/pm0698.pdf" xlink:type="simple">pm0698.pdf</text:a></text:p>
          </table:table-cell>
          <table:table-cell table:style-name="ce10" office:value-type="string" calcext:value-type="string">
            <text:p><text:a xlink:href="https://www.projectmadurai.org/pm_etexts/utf8/pmuni0698.html" xlink:type="simple">pmuni0698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699" calcext:value-type="float">
            <text:p>699</text:p>
          </table:table-cell>
          <table:table-cell table:style-name="ce5" office:value-type="string" calcext:value-type="string">
            <text:p>கலைஞரின் சிறுகதைகள்</text:p>
            <text:p>short stories</text:p>
          </table:table-cell>
          <table:table-cell table:style-name="ce8" office:value-type="string" calcext:value-type="string">
            <text:p>கலைஞர் மு. கருணாநிதி /ராஜா</text:p>
            <text:p>Kalaignar Karunanidhi</text:p>
          </table:table-cell>
          <table:table-cell table:style-name="ce8" office:value-type="string" calcext:value-type="string">
            <text:p>சிறுகதைகள் -ஆங்கில மொழிபெயர்ப்பு</text:p>
            <text:p>English Translation</text:p>
          </table:table-cell>
          <table:table-cell table:style-name="ce10" office:value-type="string" calcext:value-type="string">
            <text:p><text:a xlink:href="https://www.projectmadurai.org/pm_etexts/pdf/pm0699.pdf" xlink:type="simple">pm0699.pdf</text:a></text:p>
          </table:table-cell>
          <table:table-cell table:style-name="ce10" office:value-type="string" calcext:value-type="string">
            <text:p><text:a xlink:href="https://www.projectmadurai.org/pm_etexts/utf8/pmuni0699.html" xlink:type="simple">pmuni0699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00" calcext:value-type="float">
            <text:p>700</text:p>
          </table:table-cell>
          <table:table-cell table:style-name="ce4" office:value-type="string" calcext:value-type="string">
            <text:p>வர்ணாஸ்ரமம்</text:p>
          </table:table-cell>
          <table:table-cell table:style-name="ce7" office:value-type="string" calcext:value-type="string">
            <text:p>அறிஞர் அண்ணா (க. நா. அண்ணாதுரை)</text:p>
          </table:table-cell>
          <table:table-cell table:style-name="ce7" office:value-type="string" calcext:value-type="string">
            <text:p>கட்டுரைகள்</text:p>
          </table:table-cell>
          <table:table-cell table:style-name="ce10" office:value-type="string" calcext:value-type="string">
            <text:p><text:a xlink:href="https://www.projectmadurai.org/pm_etexts/pdf/pm0700.pdf" xlink:type="simple">pm0700.pdf</text:a></text:p>
          </table:table-cell>
          <table:table-cell table:style-name="ce10" office:value-type="string" calcext:value-type="string">
            <text:p><text:a xlink:href="https://www.projectmadurai.org/pm_etexts/utf8/pmuni0700.html" xlink:type="simple">pmuni0700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01" calcext:value-type="float">
            <text:p>701</text:p>
          </table:table-cell>
          <table:table-cell table:style-name="ce5" office:value-type="string" calcext:value-type="string">
            <text:p>வாலைக் கும்மி</text:p>
          </table:table-cell>
          <table:table-cell table:style-name="ce8" office:value-type="string" calcext:value-type="string">
            <text:p>பதிப்பு இர. குமரவேல்</text:p>
          </table:table-cell>
          <table:table-cell table:style-name="ce8" office:value-type="string" calcext:value-type="string">
            <text:p>பிரபந்தம் - கும்மி</text:p>
          </table:table-cell>
          <table:table-cell table:style-name="ce10" office:value-type="string" calcext:value-type="string">
            <text:p><text:a xlink:href="https://www.projectmadurai.org/pm_etexts/pdf/pm0701.pdf" xlink:type="simple">pm0701.pdf</text:a></text:p>
          </table:table-cell>
          <table:table-cell table:style-name="ce10" office:value-type="string" calcext:value-type="string">
            <text:p><text:a xlink:href="https://www.projectmadurai.org/pm_etexts/utf8/pmuni0701.html" xlink:type="simple">pmuni070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02" calcext:value-type="float">
            <text:p>702</text:p>
          </table:table-cell>
          <table:table-cell table:style-name="ce4" office:value-type="string" calcext:value-type="string">
            <text:p>ஸ்ரீ குமரகுருபரஸ்வாமிகள் சரித்திரம்</text:p>
            <text:p>"பிரபந்தத்திரட்டு" பகுதி 34 (3409-3750)</text:p>
          </table:table-cell>
          <table:table-cell table:style-name="ce7" office:value-type="string" calcext:value-type="string">
            <text:p>தி. மீனாட்சிசுந்தரம் பிள்ளை</text:p>
          </table:table-cell>
          <table:table-cell table:style-name="ce7" office:value-type="string" calcext:value-type="string">
            <text:p>பிரபந்தத் திரட்டு</text:p>
          </table:table-cell>
          <table:table-cell table:style-name="ce10" office:value-type="string" calcext:value-type="string">
            <text:p><text:a xlink:href="https://www.projectmadurai.org/pm_etexts/pdf/pm0702.pdf" xlink:type="simple">pm0702.pdf</text:a></text:p>
          </table:table-cell>
          <table:table-cell table:style-name="ce10" office:value-type="string" calcext:value-type="string">
            <text:p><text:a xlink:href="https://www.projectmadurai.org/pm_etexts/utf8/pmuni0702.html" xlink:type="simple">pmuni07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03" calcext:value-type="float">
            <text:p>703</text:p>
          </table:table-cell>
          <table:table-cell table:style-name="ce5" office:value-type="string" calcext:value-type="string">
            <text:p>ஸ்ரீ சிவஞானயோகிகள் சரித்திரம்</text:p>
            <text:p>"பிரபந்தத்திரட்டு" பகுதி 35 (3751- 3953)</text:p>
          </table:table-cell>
          <table:table-cell table:style-name="ce8" office:value-type="string" calcext:value-type="string">
            <text:p>தி. மீனாட்சிசுந்தரம் பிள்ளை</text:p>
          </table:table-cell>
          <table:table-cell table:style-name="ce8" office:value-type="string" calcext:value-type="string">
            <text:p>பிரபந்தத் திரட்டு</text:p>
          </table:table-cell>
          <table:table-cell table:style-name="ce10" office:value-type="string" calcext:value-type="string">
            <text:p><text:a xlink:href="https://www.projectmadurai.org/pm_etexts/pdf/pm0703.pdf" xlink:type="simple">pm0703.pdf</text:a></text:p>
          </table:table-cell>
          <table:table-cell table:style-name="ce10" office:value-type="string" calcext:value-type="string">
            <text:p><text:a xlink:href="https://www.projectmadurai.org/pm_etexts/utf8/pmuni0703.html" xlink:type="simple">pmuni070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04" calcext:value-type="float">
            <text:p>704</text:p>
          </table:table-cell>
          <table:table-cell table:style-name="ce4" office:value-type="string" calcext:value-type="string">
            <text:p>சித்திரச்சத்திரப் புகழ்ச்சிமாலை</text:p>
            <text:p>"பிரபந்தத்திரட்டு" பகுதி 36 (3954-4159)</text:p>
          </table:table-cell>
          <table:table-cell table:style-name="ce7" office:value-type="string" calcext:value-type="string">
            <text:p>தி. மீனாட்சிசுந்தரம் பிள்ளை</text:p>
          </table:table-cell>
          <table:table-cell table:style-name="ce7" office:value-type="string" calcext:value-type="string">
            <text:p>பிரபந்தத் திரட்டு /மாலை</text:p>
          </table:table-cell>
          <table:table-cell table:style-name="ce10" office:value-type="string" calcext:value-type="string">
            <text:p><text:a xlink:href="https://www.projectmadurai.org/pm_etexts/pdf/pm0704.pdf" xlink:type="simple">pm0704.pdf</text:a></text:p>
          </table:table-cell>
          <table:table-cell table:style-name="ce10" office:value-type="string" calcext:value-type="string">
            <text:p><text:a xlink:href="https://www.projectmadurai.org/pm_etexts/utf8/pmuni0704.html" xlink:type="simple">pmuni0704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705 -1</text:p>
          </table:table-cell>
          <table:table-cell table:style-name="ce5" office:value-type="string" calcext:value-type="string">
            <text:p>கச்சியப்பமுனிவர் பிரபந்தங்கள் - பகுதி 1</text:p>
            <text:p>1. பிரமீசர் பதிற்றுப்பத்தந்தாதி</text:p>
            <text:p>2. கச்சி ஆனந்தருத்திரேசர் பதிற்றுப்பத்தந்தாதி</text:p>
            <text:p>3. கச்சி ஆனந்தருத்திரேசர் கழிநெடில்</text:p>
          </table:table-cell>
          <table:table-cell table:style-name="ce8" office:value-type="string" calcext:value-type="string">
            <text:p>கச்சியப்ப முனிவர்</text:p>
          </table:table-cell>
          <table:table-cell table:style-name="ce8" office:value-type="string" calcext:value-type="string">
            <text:p>பிரபந்தம் - பதிற்றுப்பத்தந்தாதி</text:p>
          </table:table-cell>
          <table:table-cell table:style-name="ce10" office:value-type="string" calcext:value-type="string">
            <text:p><text:a xlink:href="https://www.projectmadurai.org/pm_etexts/pdf/pm0705.pdf" xlink:type="simple">pm0705.pdf</text:a></text:p>
          </table:table-cell>
          <table:table-cell table:style-name="ce10" office:value-type="string" calcext:value-type="string">
            <text:p><text:a xlink:href="https://www.projectmadurai.org/pm_etexts/utf8/pmuni0705_01.html" xlink:type="simple">pmuni0705_01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705 -2</text:p>
          </table:table-cell>
          <table:table-cell table:style-name="ce4" office:value-type="string" calcext:value-type="string">
            <text:p>கச்சியப்பமுனிவர் பிரபந்தங்கள் - பகுதி 2</text:p>
            <text:p>4. கச்சி ஆனந்தருத்திரேசர் வண்டு விடு தூது</text:p>
            <text:p>5. பஞ்சாக்கரதேசிகரந்தாதி. (குறிப்புரையுடன்)</text:p>
          </table:table-cell>
          <table:table-cell table:style-name="ce7" office:value-type="string" calcext:value-type="string">
            <text:p>கச்சியப்ப முனிவர்</text:p>
          </table:table-cell>
          <table:table-cell table:style-name="ce7" office:value-type="string" calcext:value-type="string">
            <text:p>பிரபந்தம் - அந்தாதி, தூது</text:p>
          </table:table-cell>
          <table:table-cell table:style-name="ce10" office:value-type="string" calcext:value-type="string">
            <text:p><text:a xlink:href="https://www.projectmadurai.org/pm_etexts/pdf/pm0705.pdf" xlink:type="simple">pm0705.pdf</text:a></text:p>
          </table:table-cell>
          <table:table-cell table:style-name="ce10" office:value-type="string" calcext:value-type="string">
            <text:p><text:a xlink:href="https://www.projectmadurai.org/pm_etexts/utf8/pmuni0705_02.html" xlink:type="simple">pmuni0705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06" calcext:value-type="float">
            <text:p>706</text:p>
          </table:table-cell>
          <table:table-cell table:style-name="ce5" office:value-type="string" calcext:value-type="string">
            <text:p>கச்சியப்பமுனிவர் பிரபந்தங்கள் - பகுதி 3</text:p>
            <text:p>6. திருத்தணிகைப் பதிற்றுப்பத்தந்தாதி. 7. திருத்தணிகையாற்றுப்படை (உரையுடன்)</text:p>
          </table:table-cell>
          <table:table-cell table:style-name="ce8" office:value-type="string" calcext:value-type="string">
            <text:p>கச்சியப்ப முனிவர்</text:p>
          </table:table-cell>
          <table:table-cell table:style-name="ce8" office:value-type="string" calcext:value-type="string">
            <text:p>பிரபந்தம் - அந்தாதி, ஆற்றுப்படை</text:p>
          </table:table-cell>
          <table:table-cell table:style-name="ce10" office:value-type="string" calcext:value-type="string">
            <text:p><text:a xlink:href="https://www.projectmadurai.org/pm_etexts/pdf/pm0706.pdf" xlink:type="simple">pm0706.pdf</text:a></text:p>
          </table:table-cell>
          <table:table-cell table:style-name="ce10" office:value-type="string" calcext:value-type="string">
            <text:p><text:a xlink:href="https://www.projectmadurai.org/pm_etexts/utf8/pmuni0706.html" xlink:type="simple">pmuni070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07" calcext:value-type="float">
            <text:p>707</text:p>
          </table:table-cell>
          <table:table-cell table:style-name="ce4" office:value-type="string" calcext:value-type="string">
            <text:p>திருநெல்வேலி காந்திமதியம்மை பிள்ளைத்தமிழ்</text:p>
          </table:table-cell>
          <table:table-cell table:style-name="ce7" office:value-type="string" calcext:value-type="string">
            <text:p>வ. அழகியசொக்கநாத பிள்ளை</text:p>
          </table:table-cell>
          <table:table-cell table:style-name="ce7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707.pdf" xlink:type="simple">pm0707.pdf</text:a></text:p>
          </table:table-cell>
          <table:table-cell table:style-name="ce10" office:value-type="string" calcext:value-type="string">
            <text:p><text:a xlink:href="https://www.projectmadurai.org/pm_etexts/utf8/pmuni0707.html" xlink:type="simple">pmuni070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08" calcext:value-type="float">
            <text:p>708</text:p>
          </table:table-cell>
          <table:table-cell table:style-name="ce5" office:value-type="string" calcext:value-type="string">
            <text:p>திருநெல்வேலி காந்திமதியம்மை கலித்துறை அந்தாதி</text:p>
          </table:table-cell>
          <table:table-cell table:style-name="ce8" office:value-type="string" calcext:value-type="string">
            <text:p>வ. அழகியசொக்கநாத பிள்ளை</text:p>
          </table:table-cell>
          <table:table-cell table:style-name="ce8" office:value-type="string" calcext:value-type="string">
            <text:p>பிரபந்தம் - அந்தாதி</text:p>
          </table:table-cell>
          <table:table-cell table:style-name="ce10" office:value-type="string" calcext:value-type="string">
            <text:p><text:a xlink:href="https://www.projectmadurai.org/pm_etexts/pdf/pm0708.pdf" xlink:type="simple">pm0708.pdf</text:a></text:p>
          </table:table-cell>
          <table:table-cell table:style-name="ce10" office:value-type="string" calcext:value-type="string">
            <text:p><text:a xlink:href="https://www.projectmadurai.org/pm_etexts/utf8/pmuni0708.html" xlink:type="simple">pmuni070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09" calcext:value-type="float">
            <text:p>709</text:p>
          </table:table-cell>
          <table:table-cell table:style-name="ce4" office:value-type="string" calcext:value-type="string">
            <text:p>வெள்ளோடு பெரியண்ணன் குறவஞ்சி</text:p>
          </table:table-cell>
          <table:table-cell table:style-name="ce7" office:value-type="string" calcext:value-type="string">
            <text:p>குமாரசாமிப் புலவர்</text:p>
          </table:table-cell>
          <table:table-cell table:style-name="ce7" office:value-type="string" calcext:value-type="string">
            <text:p>பிரபந்தம் - குறவஞ்சி</text:p>
          </table:table-cell>
          <table:table-cell table:style-name="ce10" office:value-type="string" calcext:value-type="string">
            <text:p><text:a xlink:href="https://www.projectmadurai.org/pm_etexts/pdf/pm0709.pdf" xlink:type="simple">pm0709.pdf</text:a></text:p>
          </table:table-cell>
          <table:table-cell table:style-name="ce10" office:value-type="string" calcext:value-type="string">
            <text:p><text:a xlink:href="https://www.projectmadurai.org/pm_etexts/utf8/pmuni0709.html" xlink:type="simple">pmuni070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10" calcext:value-type="float">
            <text:p>710</text:p>
          </table:table-cell>
          <table:table-cell table:style-name="ce5" office:value-type="string" calcext:value-type="string">
            <text:p>Manimekalai மணிமேகலை-</text:p>
            <text:p>மொழிபெயர்ப்பு - English Translation</text:p>
          </table:table-cell>
          <table:table-cell table:style-name="ce8" office:value-type="string" calcext:value-type="string">
            <text:p>cIttalai cAttanAr- Kausalya Hart</text:p>
          </table:table-cell>
          <table:table-cell table:style-name="ce8" office:value-type="string" calcext:value-type="string">
            <text:p>காப்பியம் - மொழிபெயர்ப்பு</text:p>
          </table:table-cell>
          <table:table-cell table:style-name="ce10" office:value-type="string" calcext:value-type="string">
            <text:p><text:a xlink:href="https://www.projectmadurai.org/pm_etexts/pdf/pm0710.pdf" xlink:type="simple">pm0710.pdf</text:a></text:p>
          </table:table-cell>
          <table:table-cell table:style-name="ce10" office:value-type="string" calcext:value-type="string">
            <text:p><text:a xlink:href="https://www.projectmadurai.org/pm_etexts/utf8/pmuni0710.html" xlink:type="simple">pmuni071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11" calcext:value-type="float">
            <text:p>711</text:p>
          </table:table-cell>
          <table:table-cell table:style-name="ce4" office:value-type="string" calcext:value-type="string">
            <text:p>nAlaTiyAr நாலடியார்</text:p>
            <text:p>மொழிபெயர்ப்பு - English Translation</text:p>
          </table:table-cell>
          <table:table-cell table:style-name="ce7" office:value-type="string" calcext:value-type="string">
            <text:p>G.U.Pope and F.W. Ellis</text:p>
          </table:table-cell>
          <table:table-cell table:style-name="ce7" office:value-type="string" calcext:value-type="string">
            <text:p>நீதிநெறி – பதினெண்கீழ்க்கணக்கு</text:p>
          </table:table-cell>
          <table:table-cell table:style-name="ce10" office:value-type="string" calcext:value-type="string">
            <text:p><text:a xlink:href="https://www.projectmadurai.org/pm_etexts/pdf/pm0711.pdf" xlink:type="simple">pm0711.pdf</text:a></text:p>
          </table:table-cell>
          <table:table-cell table:style-name="ce10" office:value-type="string" calcext:value-type="string">
            <text:p><text:a xlink:href="https://www.projectmadurai.org/pm_etexts/utf8/pmuni0711.html" xlink:type="simple">pmuni071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12" calcext:value-type="float">
            <text:p>712</text:p>
          </table:table-cell>
          <table:table-cell table:style-name="ce5" office:value-type="string" calcext:value-type="string">
            <text:p>இலக்கிய அணிகள்</text:p>
          </table:table-cell>
          <table:table-cell table:style-name="ce8" office:value-type="string" calcext:value-type="string">
            <text:p>சி. பாலசுப்பிரமணியன் (சிற்பி)</text:p>
          </table:table-cell>
          <table:table-cell table:style-name="ce8" office:value-type="string" calcext:value-type="string">
            <text:p>ஆராய்ச்சிக் கட்டுரைகள்</text:p>
          </table:table-cell>
          <table:table-cell table:style-name="ce10" office:value-type="string" calcext:value-type="string">
            <text:p><text:a xlink:href="https://www.projectmadurai.org/pm_etexts/pdf/pm0712.pdf" xlink:type="simple">pm0712.pdf</text:a></text:p>
          </table:table-cell>
          <table:table-cell table:style-name="ce10" office:value-type="string" calcext:value-type="string">
            <text:p><text:a xlink:href="https://www.projectmadurai.org/pm_etexts/utf8/pmuni0712.html" xlink:type="simple">pmuni071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13" calcext:value-type="float">
            <text:p>713</text:p>
          </table:table-cell>
          <table:table-cell table:style-name="ce4" office:value-type="string" calcext:value-type="string">
            <text:p>அலை தந்த ஆறுதல்</text:p>
          </table:table-cell>
          <table:table-cell table:style-name="ce7" office:value-type="string" calcext:value-type="string">
            <text:p>சி. பாலசுப்பிரமணியன் (சிற்பி)</text:p>
          </table:table-cell>
          <table:table-cell table:style-name="ce7" office:value-type="string" calcext:value-type="string">
            <text:p>சிறுகதைகள் - நாடகங்கள்</text:p>
          </table:table-cell>
          <table:table-cell table:style-name="ce10" office:value-type="string" calcext:value-type="string">
            <text:p><text:a xlink:href="https://www.projectmadurai.org/pm_etexts/pdf/pm0713.pdf" xlink:type="simple">pm0713.pdf</text:a></text:p>
          </table:table-cell>
          <table:table-cell table:style-name="ce10" office:value-type="string" calcext:value-type="string">
            <text:p><text:a xlink:href="https://www.projectmadurai.org/pm_etexts/utf8/pmuni0713.html" xlink:type="simple">pmuni071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14" calcext:value-type="float">
            <text:p>714</text:p>
          </table:table-cell>
          <table:table-cell table:style-name="ce5" office:value-type="string" calcext:value-type="string">
            <text:p>வீரவநல்லூர் மரகதவல்லியம்மை பிள்ளைத்தமிழ்</text:p>
          </table:table-cell>
          <table:table-cell table:style-name="ce8" office:value-type="string" calcext:value-type="string">
            <text:p>வீரை. சு. பழனிக்குமாரு பண்டாரம்</text:p>
          </table:table-cell>
          <table:table-cell table:style-name="ce8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714.pdf" xlink:type="simple">pm0714.pdf</text:a></text:p>
          </table:table-cell>
          <table:table-cell table:style-name="ce10" office:value-type="string" calcext:value-type="string">
            <text:p><text:a xlink:href="https://www.projectmadurai.org/pm_etexts/utf8/pmuni0714.html" xlink:type="simple">pmuni071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15" calcext:value-type="float">
            <text:p>715</text:p>
          </table:table-cell>
          <table:table-cell table:style-name="ce4" office:value-type="string" calcext:value-type="string">
            <text:p>கடல் கடந்த நட்பு /ஜூடி &amp; லட்சுமி</text:p>
            <text:p>தமிழாக்கம்</text:p>
          </table:table-cell>
          <table:table-cell table:style-name="ce7" office:value-type="string" calcext:value-type="string">
            <text:p>நயோமி மிச்சிஸன் -ம. பெரியசாமித்தூரன்</text:p>
          </table:table-cell>
          <table:table-cell table:style-name="ce7" office:value-type="string" calcext:value-type="string">
            <text:p>நாவல் - மொழிபெயர்ப்பு</text:p>
          </table:table-cell>
          <table:table-cell table:style-name="ce10" office:value-type="string" calcext:value-type="string">
            <text:p><text:a xlink:href="https://www.projectmadurai.org/pm_etexts/pdf/pm0715.pdf" xlink:type="simple">pm0715.pdf</text:a></text:p>
          </table:table-cell>
          <table:table-cell table:style-name="ce10" office:value-type="string" calcext:value-type="string">
            <text:p><text:a xlink:href="https://www.projectmadurai.org/pm_etexts/utf8/pmuni0715.html" xlink:type="simple">pmuni071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16" calcext:value-type="float">
            <text:p>716</text:p>
          </table:table-cell>
          <table:table-cell table:style-name="ce5" office:value-type="string" calcext:value-type="string">
            <text:p>எட்டு நாட்கள் (கட்டுரைகள்)</text:p>
          </table:table-cell>
          <table:table-cell table:style-name="ce8" office:value-type="string" calcext:value-type="string">
            <text:p>அறிஞர் அண்ணா (கா. ந. அண்ணாதுரை)</text:p>
          </table:table-cell>
          <table:table-cell table:style-name="ce8" office:value-type="string" calcext:value-type="string">
            <text:p>கட்டுரைகள்</text:p>
          </table:table-cell>
          <table:table-cell table:style-name="ce10" office:value-type="string" calcext:value-type="string">
            <text:p><text:a xlink:href="https://www.projectmadurai.org/pm_etexts/pdf/pm0716.pdf" xlink:type="simple">pm0716.pdf</text:a></text:p>
          </table:table-cell>
          <table:table-cell table:style-name="ce10" office:value-type="string" calcext:value-type="string">
            <text:p><text:a xlink:href="https://www.projectmadurai.org/pm_etexts/utf8/pmuni0716.html" xlink:type="simple">pmuni071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17" calcext:value-type="float">
            <text:p>717</text:p>
          </table:table-cell>
          <table:table-cell table:style-name="ce4" office:value-type="string" calcext:value-type="string">
            <text:p>கோமளத்தின் கோபம் (சிறுகதைகள்)</text:p>
          </table:table-cell>
          <table:table-cell table:style-name="ce7" office:value-type="string" calcext:value-type="string">
            <text:p>அறிஞர் அண்ணா (கா. ந. அண்ணாதுரை)</text:p>
          </table:table-cell>
          <table:table-cell table:style-name="ce7" office:value-type="string" calcext:value-type="string">
            <text:p>சிறுகதைகள்</text:p>
          </table:table-cell>
          <table:table-cell table:style-name="ce10" office:value-type="string" calcext:value-type="string">
            <text:p><text:a xlink:href="https://www.projectmadurai.org/pm_etexts/pdf/pm0717.pdf" xlink:type="simple">pm0717.pdf</text:a></text:p>
          </table:table-cell>
          <table:table-cell table:style-name="ce10" office:value-type="string" calcext:value-type="string">
            <text:p><text:a xlink:href="https://www.projectmadurai.org/pm_etexts/utf8/pmuni0717.html" xlink:type="simple">pmuni071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18" calcext:value-type="float">
            <text:p>718</text:p>
          </table:table-cell>
          <table:table-cell table:style-name="ce5" office:value-type="string" calcext:value-type="string">
            <text:p>பார்வதி பி.ஏ. (புதினம்)</text:p>
          </table:table-cell>
          <table:table-cell table:style-name="ce8" office:value-type="string" calcext:value-type="string">
            <text:p>அறிஞர் அண்ணா (கா. ந. அண்ணாதுரை)</text:p>
          </table:table-cell>
          <table:table-cell table:style-name="ce8" office:value-type="string" calcext:value-type="string">
            <text:p>புதினம் - நாவல்</text:p>
          </table:table-cell>
          <table:table-cell table:style-name="ce10" office:value-type="string" calcext:value-type="string">
            <text:p><text:a xlink:href="https://www.projectmadurai.org/pm_etexts/pdf/pm0718.pdf" xlink:type="simple">pm0718.pdf</text:a></text:p>
          </table:table-cell>
          <table:table-cell table:style-name="ce10" office:value-type="string" calcext:value-type="string">
            <text:p><text:a xlink:href="https://www.projectmadurai.org/pm_etexts/utf8/pmuni0718.html" xlink:type="simple">pmuni071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19" calcext:value-type="float">
            <text:p>719</text:p>
          </table:table-cell>
          <table:table-cell table:style-name="ce4" office:value-type="string" calcext:value-type="string">
            <text:p>இருளும் ஒளியும் (நாவல்)</text:p>
          </table:table-cell>
          <table:table-cell table:style-name="ce7" office:value-type="string" calcext:value-type="string">
            <text:p>ஸரோஜா ராமமூர்த்தி</text:p>
          </table:table-cell>
          <table:table-cell table:style-name="ce7" office:value-type="string" calcext:value-type="string">
            <text:p>புதினம் - நாவல்</text:p>
          </table:table-cell>
          <table:table-cell table:style-name="ce10" office:value-type="string" calcext:value-type="string">
            <text:p><text:a xlink:href="https://www.projectmadurai.org/pm_etexts/pdf/pm0719.pdf" xlink:type="simple">pm0719.pdf</text:a></text:p>
          </table:table-cell>
          <table:table-cell table:style-name="ce10" office:value-type="string" calcext:value-type="string">
            <text:p><text:a xlink:href="https://www.projectmadurai.org/pm_etexts/utf8/pmuni0719.html" xlink:type="simple">pmuni071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20" calcext:value-type="float">
            <text:p>720</text:p>
          </table:table-cell>
          <table:table-cell table:style-name="ce5" office:value-type="string" calcext:value-type="string">
            <text:p>முத்துச் சிப்பி (நாவல்)</text:p>
          </table:table-cell>
          <table:table-cell table:style-name="ce8" office:value-type="string" calcext:value-type="string">
            <text:p>ஸரோஜா ராமமூர்த்தி</text:p>
          </table:table-cell>
          <table:table-cell table:style-name="ce8" office:value-type="string" calcext:value-type="string">
            <text:p>புதினம் - நாவல்</text:p>
          </table:table-cell>
          <table:table-cell table:style-name="ce10" office:value-type="string" calcext:value-type="string">
            <text:p><text:a xlink:href="https://www.projectmadurai.org/pm_etexts/pdf/pm0720.pdf" xlink:type="simple">pm0720.pdf</text:a></text:p>
          </table:table-cell>
          <table:table-cell table:style-name="ce10" office:value-type="string" calcext:value-type="string">
            <text:p><text:a xlink:href="https://www.projectmadurai.org/pm_etexts/utf8/pmuni0720.html" xlink:type="simple">pmuni072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21" calcext:value-type="float">
            <text:p>721</text:p>
          </table:table-cell>
          <table:table-cell table:style-name="ce4" office:value-type="string" calcext:value-type="string">
            <text:p>அறிவுக் கதைகள் நூறு</text:p>
          </table:table-cell>
          <table:table-cell table:style-name="ce7" office:value-type="string" calcext:value-type="string">
            <text:p>கி. ஆ. பெ. விசுவநாதம்</text:p>
          </table:table-cell>
          <table:table-cell table:style-name="ce7" office:value-type="string" calcext:value-type="string">
            <text:p>சிறுவர்களுக்கான கதைகள்</text:p>
          </table:table-cell>
          <table:table-cell table:style-name="ce10" office:value-type="string" calcext:value-type="string">
            <text:p><text:a xlink:href="https://www.projectmadurai.org/pm_etexts/pdf/pm0721.pdf" xlink:type="simple">pm0721.pdf</text:a></text:p>
          </table:table-cell>
          <table:table-cell table:style-name="ce10" office:value-type="string" calcext:value-type="string">
            <text:p><text:a xlink:href="https://www.projectmadurai.org/pm_etexts/utf8/pmuni0721.html" xlink:type="simple">pmuni072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22" calcext:value-type="float">
            <text:p>722</text:p>
          </table:table-cell>
          <table:table-cell table:style-name="ce5" office:value-type="string" calcext:value-type="string">
            <text:p>திருக்குறள் கட்டுரைகள்</text:p>
          </table:table-cell>
          <table:table-cell table:style-name="ce8" office:value-type="string" calcext:value-type="string">
            <text:p>கி. ஆ. பெ. விசுவநாதம்</text:p>
          </table:table-cell>
          <table:table-cell table:style-name="ce8" office:value-type="string" calcext:value-type="string">
            <text:p>சிறுவர்களுக்கான கட்டுரைகள்</text:p>
          </table:table-cell>
          <table:table-cell table:style-name="ce10" office:value-type="string" calcext:value-type="string">
            <text:p><text:a xlink:href="https://www.projectmadurai.org/pm_etexts/pdf/pm0722.pdf" xlink:type="simple">pm0722.pdf</text:a></text:p>
          </table:table-cell>
          <table:table-cell table:style-name="ce10" office:value-type="string" calcext:value-type="string">
            <text:p><text:a xlink:href="https://www.projectmadurai.org/pm_etexts/utf8/pmuni0722.html" xlink:type="simple">pmuni072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23" calcext:value-type="float">
            <text:p>723</text:p>
          </table:table-cell>
          <table:table-cell table:style-name="ce4" office:value-type="string" calcext:value-type="string">
            <text:p>ஐந்து செல்வங்கள் (கட்டுரைகள்)</text:p>
          </table:table-cell>
          <table:table-cell table:style-name="ce7" office:value-type="string" calcext:value-type="string">
            <text:p>கி. ஆ. பெ. விசுவநாதம்</text:p>
          </table:table-cell>
          <table:table-cell table:style-name="ce7" office:value-type="string" calcext:value-type="string">
            <text:p>சிறுவர்களுக்கான கட்டுரைகள்</text:p>
          </table:table-cell>
          <table:table-cell table:style-name="ce10" office:value-type="string" calcext:value-type="string">
            <text:p><text:a xlink:href="https://www.projectmadurai.org/pm_etexts/pdf/pm0723.pdf" xlink:type="simple">pm0723.pdf</text:a></text:p>
          </table:table-cell>
          <table:table-cell table:style-name="ce10" office:value-type="string" calcext:value-type="string">
            <text:p><text:a xlink:href="https://www.projectmadurai.org/pm_etexts/utf8/pmuni0723.html" xlink:type="simple">pmuni072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24" calcext:value-type="float">
            <text:p>724</text:p>
          </table:table-cell>
          <table:table-cell table:style-name="ce5" office:value-type="string" calcext:value-type="string">
            <text:p>இந்திய இலக்கியச் சிற்பிகள் :</text:p>
            <text:p>ஒளவை சு. துரைசாமிபிள்ளை</text:p>
          </table:table-cell>
          <table:table-cell table:style-name="ce8" office:value-type="string" calcext:value-type="string">
            <text:p>ச. சாம்பசிவனார்</text:p>
          </table:table-cell>
          <table:table-cell table:style-name="ce8" office:value-type="string" calcext:value-type="string">
            <text:p>வரலாறு / சரித்திரம்</text:p>
          </table:table-cell>
          <table:table-cell table:style-name="ce10" office:value-type="string" calcext:value-type="string">
            <text:p><text:a xlink:href="https://www.projectmadurai.org/pm_etexts/pdf/pm0724.pdf" xlink:type="simple">pm0724.pdf</text:a></text:p>
          </table:table-cell>
          <table:table-cell table:style-name="ce10" office:value-type="string" calcext:value-type="string">
            <text:p><text:a xlink:href="https://www.projectmadurai.org/pm_etexts/utf8/pmuni0724.html" xlink:type="simple">pmuni072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25" calcext:value-type="float">
            <text:p>725</text:p>
          </table:table-cell>
          <table:table-cell table:style-name="ce4" office:value-type="string" calcext:value-type="string">
            <text:p>இந்திய இலக்கியச் சிற்பிகள் :</text:p>
            <text:p>உ. வே. சாமிநாத ஐயரவர்கள்</text:p>
          </table:table-cell>
          <table:table-cell table:style-name="ce7" office:value-type="string" calcext:value-type="string">
            <text:p>கி.வா. ஜகந்நாதன்</text:p>
          </table:table-cell>
          <table:table-cell table:style-name="ce7" office:value-type="string" calcext:value-type="string">
            <text:p>வரலாறு / சரித்திரம்</text:p>
          </table:table-cell>
          <table:table-cell table:style-name="ce10" office:value-type="string" calcext:value-type="string">
            <text:p><text:a xlink:href="https://www.projectmadurai.org/pm_etexts/pdf/pm0725.pdf" xlink:type="simple">pm0725.pdf</text:a></text:p>
          </table:table-cell>
          <table:table-cell table:style-name="ce10" office:value-type="string" calcext:value-type="string">
            <text:p><text:a xlink:href="https://www.projectmadurai.org/pm_etexts/utf8/pmuni0725.html" xlink:type="simple">pmuni072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26" calcext:value-type="float">
            <text:p>726</text:p>
          </table:table-cell>
          <table:table-cell table:style-name="ce5" office:value-type="string" calcext:value-type="string">
            <text:p>இந்திய இலக்கியச் சிற்பிகள் :</text:p>
            <text:p>தொல்காப்பியர்</text:p>
          </table:table-cell>
          <table:table-cell table:style-name="ce8" office:value-type="string" calcext:value-type="string">
            <text:p>தமிழண்ணல் (இராம. பெரியகருப்பன்)</text:p>
          </table:table-cell>
          <table:table-cell table:style-name="ce8" office:value-type="string" calcext:value-type="string">
            <text:p>வரலாறு / சரித்திரம்</text:p>
          </table:table-cell>
          <table:table-cell table:style-name="ce10" office:value-type="string" calcext:value-type="string">
            <text:p><text:a xlink:href="https://www.projectmadurai.org/pm_etexts/pdf/pm0726.pdf" xlink:type="simple">pm0726.pdf</text:a></text:p>
          </table:table-cell>
          <table:table-cell table:style-name="ce10" office:value-type="string" calcext:value-type="string">
            <text:p><text:a xlink:href="https://www.projectmadurai.org/pm_etexts/utf8/pmuni0726.html" xlink:type="simple">pmuni072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27" calcext:value-type="float">
            <text:p>727</text:p>
          </table:table-cell>
          <table:table-cell table:style-name="ce4" office:value-type="string" calcext:value-type="string">
            <text:p>இந்திய இலக்கியச் சிற்பிகள் :</text:p>
            <text:p>ஔவையார்</text:p>
          </table:table-cell>
          <table:table-cell table:style-name="ce7" office:value-type="string" calcext:value-type="string">
            <text:p>தமிழண்ணல் (இராம. பெரியகருப்பன்)</text:p>
          </table:table-cell>
          <table:table-cell table:style-name="ce7" office:value-type="string" calcext:value-type="string">
            <text:p>வரலாறு / சரித்திரம்</text:p>
          </table:table-cell>
          <table:table-cell table:style-name="ce10" office:value-type="string" calcext:value-type="string">
            <text:p><text:a xlink:href="https://www.projectmadurai.org/pm_etexts/pdf/pm0727.pdf" xlink:type="simple">pm0727.pdf</text:a></text:p>
          </table:table-cell>
          <table:table-cell table:style-name="ce10" office:value-type="string" calcext:value-type="string">
            <text:p><text:a xlink:href="https://www.projectmadurai.org/pm_etexts/utf8/pmuni0727.html" xlink:type="simple">pmuni072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28" calcext:value-type="float">
            <text:p>728</text:p>
          </table:table-cell>
          <table:table-cell table:style-name="ce5" office:value-type="string" calcext:value-type="string">
            <text:p>இந்திய இலக்கியச் சிற்பிகள் :</text:p>
            <text:p>உமறுப்புலவர்</text:p>
          </table:table-cell>
          <table:table-cell table:style-name="ce8" office:value-type="string" calcext:value-type="string">
            <text:p>நயனார் முகமது</text:p>
          </table:table-cell>
          <table:table-cell table:style-name="ce8" office:value-type="string" calcext:value-type="string">
            <text:p>வரலாறு / சரித்திரம்</text:p>
          </table:table-cell>
          <table:table-cell table:style-name="ce10" office:value-type="string" calcext:value-type="string">
            <text:p><text:a xlink:href="https://www.projectmadurai.org/pm_etexts/pdf/pm0728.pdf" xlink:type="simple">pm0728.pdf</text:a></text:p>
          </table:table-cell>
          <table:table-cell table:style-name="ce10" office:value-type="string" calcext:value-type="string">
            <text:p><text:a xlink:href="https://www.projectmadurai.org/pm_etexts/utf8/pmuni0728.html" xlink:type="simple">pmuni072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29" calcext:value-type="float">
            <text:p>729</text:p>
          </table:table-cell>
          <table:table-cell table:style-name="ce4" office:value-type="string" calcext:value-type="string">
            <text:p>சுப்பிரமணியக்கடவுள் க்ஷேத்திரக்கோவைப் பிள்ளைத் தமிழ்</text:p>
            <text:p>"பழனிப்பிள்ளைத்தமிழ்</text:p>
          </table:table-cell>
          <table:table-cell table:style-name="ce7" office:value-type="string" calcext:value-type="string">
            <text:p>(i) சிதம்பர முனிவர்; (ii) சின்னப்ப நாயக்கர்</text:p>
          </table:table-cell>
          <table:table-cell table:style-name="ce7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729_01.pdf" xlink:type="simple">pm0729_01.pdf
pm0729_02.pdf</text:a></text:p>
          </table:table-cell>
          <table:table-cell table:style-name="ce10" office:value-type="string" calcext:value-type="string">
            <text:p><text:a xlink:href="https://www.projectmadurai.org/pm_etexts/utf8/pmuni0729_01.html" xlink:type="simple">pmuni0729_01.html
pmuni0729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30" calcext:value-type="float">
            <text:p>730</text:p>
          </table:table-cell>
          <table:table-cell table:style-name="ce5" office:value-type="string" calcext:value-type="string">
            <text:p>கலிங்கத்துப் பரணி</text:p>
            <text:p>ஆங்கில மொழிபெயர்ப்பு</text:p>
          </table:table-cell>
          <table:table-cell table:style-name="ce8" office:value-type="string" calcext:value-type="string">
            <text:p>சயங்கொண்டார் &amp; கௌசல்யா ஹார்ட்</text:p>
          </table:table-cell>
          <table:table-cell table:style-name="ce8" office:value-type="string" calcext:value-type="string">
            <text:p>ஆங்கில மொழிபெயர்ப்பு</text:p>
          </table:table-cell>
          <table:table-cell table:style-name="ce10" office:value-type="string" calcext:value-type="string">
            <text:p><text:a xlink:href="https://www.projectmadurai.org/pm_etexts/pdf/pm0730.pdf" xlink:type="simple">pm0730.pdf</text:a></text:p>
          </table:table-cell>
          <table:table-cell table:style-name="ce10" office:value-type="string" calcext:value-type="string">
            <text:p><text:a xlink:href="https://www.projectmadurai.org/pm_etexts/utf8/pmuni0730.html" xlink:type="simple">pmuni073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31" calcext:value-type="float">
            <text:p>731</text:p>
          </table:table-cell>
          <table:table-cell table:style-name="ce4" office:value-type="string" calcext:value-type="string">
            <text:p>வாடா மல்லி (நாவல், 2 பாகங்களாக)</text:p>
          </table:table-cell>
          <table:table-cell table:style-name="ce7" office:value-type="string" calcext:value-type="string">
            <text:p>சு. சமுத்திரம்</text:p>
          </table:table-cell>
          <table:table-cell table:style-name="ce7" office:value-type="string" calcext:value-type="string">
            <text:p>நாவல் - புதினம்</text:p>
          </table:table-cell>
          <table:table-cell table:style-name="ce10" office:value-type="string" calcext:value-type="string">
            <text:p><text:a xlink:href="https://www.projectmadurai.org/pm_etexts/pdf/pm0731_01.pdf" xlink:type="simple">pm0731_01.pdf
pm0731_02.pdf</text:a></text:p>
          </table:table-cell>
          <table:table-cell table:style-name="ce10" office:value-type="string" calcext:value-type="string">
            <text:p><text:a xlink:href="https://www.projectmadurai.org/pm_etexts/utf8/pmuni0731_01.html" xlink:type="simple">pmuni0731_01.html
pmuni0731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32" calcext:value-type="float">
            <text:p>732</text:p>
          </table:table-cell>
          <table:table-cell table:style-name="ce5" office:value-type="string" calcext:value-type="string">
            <text:p>வளர்ப்பு மகள் (நாவல்)</text:p>
          </table:table-cell>
          <table:table-cell table:style-name="ce8" office:value-type="string" calcext:value-type="string">
            <text:p>சு. சமுத்திரம்</text:p>
          </table:table-cell>
          <table:table-cell table:style-name="ce8" office:value-type="string" calcext:value-type="string">
            <text:p>நாவல் - புதினம்</text:p>
          </table:table-cell>
          <table:table-cell table:style-name="ce10" office:value-type="string" calcext:value-type="string">
            <text:p><text:a xlink:href="https://www.projectmadurai.org/pm_etexts/pdf/pm0732.pdf" xlink:type="simple">pm0732.pdf</text:a></text:p>
          </table:table-cell>
          <table:table-cell table:style-name="ce10" office:value-type="string" calcext:value-type="string">
            <text:p><text:a xlink:href="https://www.projectmadurai.org/pm_etexts/utf8/pmuni0732.html" xlink:type="simple">pmuni073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33" calcext:value-type="float">
            <text:p>733</text:p>
          </table:table-cell>
          <table:table-cell table:style-name="ce4" office:value-type="string" calcext:value-type="string">
            <text:p>சாமியாடிகள் (நாவல், 2 பாகங்களாக)</text:p>
          </table:table-cell>
          <table:table-cell table:style-name="ce7" office:value-type="string" calcext:value-type="string">
            <text:p>சு. சமுத்திரம்</text:p>
          </table:table-cell>
          <table:table-cell table:style-name="ce7" office:value-type="string" calcext:value-type="string">
            <text:p>நாவல் - புதினம்</text:p>
          </table:table-cell>
          <table:table-cell table:style-name="ce10" office:value-type="string" calcext:value-type="string">
            <text:p><text:a xlink:href="https://www.projectmadurai.org/pm_etexts/pdf/pm0733_01.pdf" xlink:type="simple">pm0733_01.pdf
pm0733_02.pdf</text:a></text:p>
          </table:table-cell>
          <table:table-cell table:style-name="ce10" office:value-type="string" calcext:value-type="string">
            <text:p><text:a xlink:href="https://www.projectmadurai.org/pm_etexts/utf8/pmuni0733_01.html" xlink:type="simple">pmuni0733_01.html
pmuni0733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34" calcext:value-type="float">
            <text:p>734</text:p>
          </table:table-cell>
          <table:table-cell table:style-name="ce5" office:value-type="string" calcext:value-type="string">
            <text:p>ஒரு கோட்டுக்கு வெளியே (நாவல்)</text:p>
          </table:table-cell>
          <table:table-cell table:style-name="ce8" office:value-type="string" calcext:value-type="string">
            <text:p>சு. சமுத்திரம்</text:p>
          </table:table-cell>
          <table:table-cell table:style-name="ce8" office:value-type="string" calcext:value-type="string">
            <text:p>நாவல் - புதினம்</text:p>
          </table:table-cell>
          <table:table-cell table:style-name="ce10" office:value-type="string" calcext:value-type="string">
            <text:p><text:a xlink:href="https://www.projectmadurai.org/pm_etexts/pdf/pm0734.pdf" xlink:type="simple">pm0734.pdf</text:a></text:p>
          </table:table-cell>
          <table:table-cell table:style-name="ce10" office:value-type="string" calcext:value-type="string">
            <text:p><text:a xlink:href="https://www.projectmadurai.org/pm_etexts/utf8/pmuni0734.html" xlink:type="simple">pmuni073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35" calcext:value-type="float">
            <text:p>735</text:p>
          </table:table-cell>
          <table:table-cell table:style-name="ce4" office:value-type="string" calcext:value-type="string">
            <text:p>திருமுருகாற்றுப்படை - மூலமும்</text:p>
            <text:p>வையாபுரி பிள்ளை உரையும்</text:p>
          </table:table-cell>
          <table:table-cell table:style-name="ce7" office:value-type="string" calcext:value-type="string">
            <text:p>நக்கீரர் /வையாபுரி பிள்ளை</text:p>
          </table:table-cell>
          <table:table-cell table:style-name="ce7" office:value-type="string" calcext:value-type="string">
            <text:p>சங்ககாலம் - பத்துப்பாட்டு</text:p>
          </table:table-cell>
          <table:table-cell table:style-name="ce10" office:value-type="string" calcext:value-type="string">
            <text:p><text:a xlink:href="https://www.projectmadurai.org/pm_etexts/pdf/pm0735.pdf" xlink:type="simple">pm0735.pdf</text:a></text:p>
          </table:table-cell>
          <table:table-cell table:style-name="ce10" office:value-type="string" calcext:value-type="string">
            <text:p><text:a xlink:href="https://www.projectmadurai.org/pm_etexts/utf8/pmuni0735.html" xlink:type="simple">pmuni073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36" calcext:value-type="float">
            <text:p>736</text:p>
          </table:table-cell>
          <table:table-cell table:style-name="ce5" office:value-type="string" calcext:value-type="string">
            <text:p>சிந்தனையாளர் மாக்கியவெல்லி</text:p>
          </table:table-cell>
          <table:table-cell table:style-name="ce8" office:value-type="string" calcext:value-type="string">
            <text:p>நாரா. நாச்சியப்பன்</text:p>
          </table:table-cell>
          <table:table-cell table:style-name="ce8" office:value-type="string" calcext:value-type="string">
            <text:p>வரலாற்றுக் கட்டுரைகள்</text:p>
          </table:table-cell>
          <table:table-cell table:style-name="ce10" office:value-type="string" calcext:value-type="string">
            <text:p><text:a xlink:href="https://www.projectmadurai.org/pm_etexts/pdf/pm0736.pdf" xlink:type="simple">pm0736.pdf</text:a></text:p>
          </table:table-cell>
          <table:table-cell table:style-name="ce10" office:value-type="string" calcext:value-type="string">
            <text:p><text:a xlink:href="https://www.projectmadurai.org/pm_etexts/utf8/pmuni0736.html" xlink:type="simple">pmuni073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37" calcext:value-type="float">
            <text:p>737</text:p>
          </table:table-cell>
          <table:table-cell table:style-name="ce4" office:value-type="string" calcext:value-type="string">
            <text:p>கடல்வீரன் கொலம்பஸ்</text:p>
          </table:table-cell>
          <table:table-cell table:style-name="ce7" office:value-type="string" calcext:value-type="string">
            <text:p>நாரா. நாச்சியப்பன்</text:p>
          </table:table-cell>
          <table:table-cell table:style-name="ce7" office:value-type="string" calcext:value-type="string">
            <text:p>வரலாற்றுக் கட்டுரைகள்</text:p>
          </table:table-cell>
          <table:table-cell table:style-name="ce10" office:value-type="string" calcext:value-type="string">
            <text:p><text:a xlink:href="https://www.projectmadurai.org/pm_etexts/pdf/pm0737.pdf" xlink:type="simple">pm0737.pdf</text:a></text:p>
          </table:table-cell>
          <table:table-cell table:style-name="ce10" office:value-type="string" calcext:value-type="string">
            <text:p><text:a xlink:href="https://www.projectmadurai.org/pm_etexts/utf8/pmuni0737.html" xlink:type="simple">pmuni073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38" calcext:value-type="float">
            <text:p>738</text:p>
          </table:table-cell>
          <table:table-cell table:style-name="ce5" office:value-type="string" calcext:value-type="string">
            <text:p>சங்கரன்கோயில் கோமதியம்மை பிள்ளைத் தமிழ்</text:p>
          </table:table-cell>
          <table:table-cell table:style-name="ce8" office:value-type="string" calcext:value-type="string">
            <text:p>முத்துவீரக் கவிராயர்</text:p>
          </table:table-cell>
          <table:table-cell table:style-name="ce8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738.pdf" xlink:type="simple">pm0738.pdf</text:a></text:p>
          </table:table-cell>
          <table:table-cell table:style-name="ce10" office:value-type="string" calcext:value-type="string">
            <text:p><text:a xlink:href="https://www.projectmadurai.org/pm_etexts/utf8/pmuni073.html" xlink:type="simple">pmuni073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39" calcext:value-type="float">
            <text:p>739</text:p>
          </table:table-cell>
          <table:table-cell table:style-name="ce4" office:value-type="string" calcext:value-type="string">
            <text:p>மங்களேசுவரி பிள்ளைத்தமிழ்</text:p>
          </table:table-cell>
          <table:table-cell table:style-name="ce7" office:value-type="string" calcext:value-type="string">
            <text:p>வி. மு. சுப்பிரமணிய ஐயர் குறிப்புரையுடன்</text:p>
          </table:table-cell>
          <table:table-cell table:style-name="ce7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739.pdf" xlink:type="simple">pm0739.pdf</text:a></text:p>
          </table:table-cell>
          <table:table-cell table:style-name="ce10" office:value-type="string" calcext:value-type="string">
            <text:p><text:a xlink:href="https://www.projectmadurai.org/pm_etexts/utf8/pmuni0739.html" xlink:type="simple">pmuni073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40" calcext:value-type="float">
            <text:p>740</text:p>
          </table:table-cell>
          <table:table-cell table:style-name="ce5" office:value-type="string" calcext:value-type="string">
            <text:p>தஞ்சை வெள்ளைப் பிள்ளையார் குறவஞ்சி</text:p>
          </table:table-cell>
          <table:table-cell table:style-name="ce8" office:value-type="string" calcext:value-type="string">
            <text:p>ஆசிரியர் தெரியவில்லை</text:p>
          </table:table-cell>
          <table:table-cell table:style-name="ce8" office:value-type="string" calcext:value-type="string">
            <text:p>பிரபந்தம் - குறவஞ்சி</text:p>
          </table:table-cell>
          <table:table-cell table:style-name="ce10" office:value-type="string" calcext:value-type="string">
            <text:p><text:a xlink:href="https://www.projectmadurai.org/pm_etexts/pdf/pm0740.pdf" xlink:type="simple">pm0740.pdf</text:a></text:p>
          </table:table-cell>
          <table:table-cell table:style-name="ce10" office:value-type="string" calcext:value-type="string">
            <text:p><text:a xlink:href="https://www.projectmadurai.org/pm_etexts/utf8/pmuni0740.html" xlink:type="simple">pmuni074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41" calcext:value-type="float">
            <text:p>741</text:p>
          </table:table-cell>
          <table:table-cell table:style-name="ce4" office:value-type="string" calcext:value-type="string">
            <text:p>பஞ்ச தந்திரக் கதைகள்</text:p>
          </table:table-cell>
          <table:table-cell table:style-name="ce7" office:value-type="string" calcext:value-type="string">
            <text:p>பாவலர் நாரா. நாச்சியப்பன்</text:p>
          </table:table-cell>
          <table:table-cell table:style-name="ce7" office:value-type="string" calcext:value-type="string">
            <text:p>சிறுவர்களுக்கான கதைகள்</text:p>
          </table:table-cell>
          <table:table-cell table:style-name="ce10" office:value-type="string" calcext:value-type="string">
            <text:p><text:a xlink:href="https://www.projectmadurai.org/pm_etexts/pdf/pm0741.pdf" xlink:type="simple">pm0741.pdf</text:a></text:p>
          </table:table-cell>
          <table:table-cell table:style-name="ce10" office:value-type="string" calcext:value-type="string">
            <text:p><text:a xlink:href="https://www.projectmadurai.org/pm_etexts/utf8/pmuni0741.html" xlink:type="simple">pmuni074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42" calcext:value-type="float">
            <text:p>742</text:p>
          </table:table-cell>
          <table:table-cell table:style-name="ce5" office:value-type="string" calcext:value-type="string">
            <text:p>தாவிப் பாயும் தங்கக் குதிரை</text:p>
            <text:p>கள்வர் குகை</text:p>
          </table:table-cell>
          <table:table-cell table:style-name="ce8" office:value-type="string" calcext:value-type="string">
            <text:p>பாவலர் நாரா. நாச்சியப்பன்</text:p>
          </table:table-cell>
          <table:table-cell table:style-name="ce8" office:value-type="string" calcext:value-type="string">
            <text:p>சிறுவர்களுக்கான கதைகள்</text:p>
          </table:table-cell>
          <table:table-cell table:style-name="ce10" office:value-type="string" calcext:value-type="string">
            <text:p><text:a xlink:href="https://www.projectmadurai.org/pm_etexts/pdf/pm0742.pdf" xlink:type="simple">pm0742.pdf</text:a></text:p>
          </table:table-cell>
          <table:table-cell table:style-name="ce10" office:value-type="string" calcext:value-type="string">
            <text:p><text:a xlink:href="https://www.projectmadurai.org/pm_etexts/utf8/pmuni0742.html" xlink:type="simple">pmuni074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43" calcext:value-type="float">
            <text:p>743</text:p>
          </table:table-cell>
          <table:table-cell table:style-name="ce4" office:value-type="string" calcext:value-type="string">
            <text:p>ஔவையார் பாடல்கள் (4)</text:p>
            <text:p>மூலமும் ஆறுமுக நாவலர் உரையும்</text:p>
          </table:table-cell>
          <table:table-cell table:style-name="ce7" office:value-type="string" calcext:value-type="string">
            <text:p>ஆறுமுக நாவலர்</text:p>
          </table:table-cell>
          <table:table-cell table:style-name="ce7" office:value-type="string" calcext:value-type="string">
            <text:p>நீதி நூல்கள்</text:p>
          </table:table-cell>
          <table:table-cell table:style-name="ce10" office:value-type="string" calcext:value-type="string">
            <text:p><text:a xlink:href="https://www.projectmadurai.org/pm_etexts/pdf/pm0743.pdf" xlink:type="simple">pm0743.pdf</text:a></text:p>
          </table:table-cell>
          <table:table-cell table:style-name="ce10" office:value-type="string" calcext:value-type="string">
            <text:p><text:a xlink:href="https://www.projectmadurai.org/pm_etexts/utf8/pmuni0743.html" xlink:type="simple">pmuni074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44" calcext:value-type="float">
            <text:p>744</text:p>
          </table:table-cell>
          <table:table-cell table:style-name="ce5" office:value-type="string" calcext:value-type="string">
            <text:p>ஒளவையார் செய்தருளிய ஞானக்குறள்</text:p>
            <text:p>மூலமும் விசேஷ விருத்தியுரையும்</text:p>
          </table:table-cell>
          <table:table-cell table:style-name="ce8" office:value-type="string" calcext:value-type="string">
            <text:p>ஒளவையார், வடிவேலு முதலியார்</text:p>
          </table:table-cell>
          <table:table-cell table:style-name="ce8" office:value-type="string" calcext:value-type="string">
            <text:p>நீதி நூல்கள்</text:p>
          </table:table-cell>
          <table:table-cell table:style-name="ce10" office:value-type="string" calcext:value-type="string">
            <text:p><text:a xlink:href="https://www.projectmadurai.org/pm_etexts/pdf/pm0744.pdf" xlink:type="simple">pm0744.pdf</text:a></text:p>
          </table:table-cell>
          <table:table-cell table:style-name="ce10" office:value-type="string" calcext:value-type="string">
            <text:p><text:a xlink:href="https://www.projectmadurai.org/pm_etexts/utf8/pmuni0744.html" xlink:type="simple">pmuni074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45" calcext:value-type="float">
            <text:p>745</text:p>
          </table:table-cell>
          <table:table-cell table:style-name="ce4" office:value-type="string" calcext:value-type="string">
            <text:p>ஒளவையார் தனிப்பாடல்கள்</text:p>
          </table:table-cell>
          <table:table-cell table:style-name="ce7" office:value-type="string" calcext:value-type="string">
            <text:p>ஒளவையார், புலியூர்க் கேசிகன்</text:p>
          </table:table-cell>
          <table:table-cell table:style-name="ce7" office:value-type="string" calcext:value-type="string">
            <text:p>நீதி நூல்கள்</text:p>
          </table:table-cell>
          <table:table-cell table:style-name="ce10" office:value-type="string" calcext:value-type="string">
            <text:p><text:a xlink:href="https://www.projectmadurai.org/pm_etexts/pdf/pm0745.pdf" xlink:type="simple">pm0745.pdf</text:a></text:p>
          </table:table-cell>
          <table:table-cell table:style-name="ce10" office:value-type="string" calcext:value-type="string">
            <text:p><text:a xlink:href="https://www.projectmadurai.org/pm_etexts/utf8/pmuni0745.html" xlink:type="simple">pmuni074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46" calcext:value-type="float">
            <text:p>746</text:p>
          </table:table-cell>
          <table:table-cell table:style-name="ce5" office:value-type="string" calcext:value-type="string">
            <text:p>சிவதத்துவ விவேகம்</text:p>
            <text:p>(அப்பைய தீட்சிதர் எழுதியது)</text:p>
          </table:table-cell>
          <table:table-cell table:style-name="ce8" office:value-type="string" calcext:value-type="string">
            <text:p>சிவஞான சுவாமிகள் மொழிபெயர்ப்பு</text:p>
          </table:table-cell>
          <table:table-cell table:style-name="ce8" office:value-type="string" calcext:value-type="string">
            <text:p>சமயம் - சைவம் -தமிழ் மொழிபெயர்ப்பு</text:p>
          </table:table-cell>
          <table:table-cell table:style-name="ce10" office:value-type="string" calcext:value-type="string">
            <text:p><text:a xlink:href="https://www.projectmadurai.org/pm_etexts/pdf/pm0746.pdf" xlink:type="simple">pm0746.pdf</text:a></text:p>
          </table:table-cell>
          <table:table-cell table:style-name="ce10" office:value-type="string" calcext:value-type="string">
            <text:p><text:a xlink:href="https://www.projectmadurai.org/pm_etexts/utf8/pmuni0746.html" xlink:type="simple">pmuni074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47" calcext:value-type="float">
            <text:p>747</text:p>
          </table:table-cell>
          <table:table-cell table:style-name="ce4" office:value-type="string" calcext:value-type="string">
            <text:p>சிவமஹிம்ந ஸ்தோத்திரம்,</text:p>
            <text:p>ஸ்ரீதக்ஷிணாமூர்த்தி தோத்திரம்</text:p>
          </table:table-cell>
          <table:table-cell table:style-name="ce7" office:value-type="string" calcext:value-type="string">
            <text:p>கோவை கவியரசு கு. நடேச கவுண்டர்,</text:p>
            <text:p>ந. முத்துக்குமாரசுவாமி</text:p>
          </table:table-cell>
          <table:table-cell table:style-name="ce7" office:value-type="string" calcext:value-type="string">
            <text:p>சமயம் - சைவம் -தமிழ் மொழிபெயர்ப்பு</text:p>
          </table:table-cell>
          <table:table-cell table:style-name="ce10" office:value-type="string" calcext:value-type="string">
            <text:p><text:a xlink:href="https://www.projectmadurai.org/pm_etexts/pdf/pm0747.pdf" xlink:type="simple">pm0747.pdf</text:a></text:p>
          </table:table-cell>
          <table:table-cell table:style-name="ce10" office:value-type="string" calcext:value-type="string">
            <text:p><text:a xlink:href="https://www.projectmadurai.org/pm_etexts/utf8/pmuni0747.html" xlink:type="simple">pmuni074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48" calcext:value-type="float">
            <text:p>748</text:p>
          </table:table-cell>
          <table:table-cell table:style-name="ce5" office:value-type="string" calcext:value-type="string">
            <text:p>தாயார் கொடுத்த தனம்</text:p>
          </table:table-cell>
          <table:table-cell table:style-name="ce8" office:value-type="string" calcext:value-type="string">
            <text:p>நாமக்கல் வெ. இராமலிங்கம் பிள்ளை</text:p>
          </table:table-cell>
          <table:table-cell table:style-name="ce8" office:value-type="string" calcext:value-type="string">
            <text:p>வரலாற்றுக் கட்டுரைகள்</text:p>
          </table:table-cell>
          <table:table-cell table:style-name="ce10" office:value-type="string" calcext:value-type="string">
            <text:p><text:a xlink:href="https://www.projectmadurai.org/pm_etexts/pdf/pm0748.pdf" xlink:type="simple">pm0748.pdf</text:a></text:p>
          </table:table-cell>
          <table:table-cell table:style-name="ce10" office:value-type="string" calcext:value-type="string">
            <text:p><text:a xlink:href="https://www.projectmadurai.org/pm_etexts/utf8/pmuni0748.html" xlink:type="simple">pmuni074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49" calcext:value-type="float">
            <text:p>749</text:p>
          </table:table-cell>
          <table:table-cell table:style-name="ce4" office:value-type="string" calcext:value-type="string">
            <text:p>கம்பரும் வால்மீகியும்</text:p>
          </table:table-cell>
          <table:table-cell table:style-name="ce7" office:value-type="string" calcext:value-type="string">
            <text:p>நாமக்கல் வெ. இராமலிங்கம் பிள்ளை</text:p>
          </table:table-cell>
          <table:table-cell table:style-name="ce7" office:value-type="string" calcext:value-type="string">
            <text:p>இலக்கியக் கட்டுரைகள்</text:p>
          </table:table-cell>
          <table:table-cell table:style-name="ce10" office:value-type="string" calcext:value-type="string">
            <text:p><text:a xlink:href="https://www.projectmadurai.org/pm_etexts/pdf/pm0749.pdf" xlink:type="simple">pm0749.pdf</text:a></text:p>
          </table:table-cell>
          <table:table-cell table:style-name="ce10" office:value-type="string" calcext:value-type="string">
            <text:p><text:a xlink:href="https://www.projectmadurai.org/pm_etexts/utf8/pmuni0749.html" xlink:type="simple">pmuni074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50" calcext:value-type="float">
            <text:p>750</text:p>
          </table:table-cell>
          <table:table-cell table:style-name="ce5" office:value-type="string" calcext:value-type="string">
            <text:p>இந்திய இலக்கியச் சிற்பிகள் :</text:p>
            <text:p>நா. பார்த்தசாரதி</text:p>
          </table:table-cell>
          <table:table-cell table:style-name="ce8" office:value-type="string" calcext:value-type="string">
            <text:p>திருப்பூர் கிருஷ்ணன்</text:p>
          </table:table-cell>
          <table:table-cell table:style-name="ce8" office:value-type="string" calcext:value-type="string">
            <text:p>வரலாறு / சரித்திரம்</text:p>
          </table:table-cell>
          <table:table-cell table:style-name="ce10" office:value-type="string" calcext:value-type="string">
            <text:p><text:a xlink:href="https://www.projectmadurai.org/pm_etexts/pdf/pm0750.pdf" xlink:type="simple">pm0750.pdf</text:a></text:p>
          </table:table-cell>
          <table:table-cell table:style-name="ce10" office:value-type="string" calcext:value-type="string">
            <text:p><text:a xlink:href="https://www.projectmadurai.org/pm_etexts/utf8/pmuni0750.html" xlink:type="simple">pmuni075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51" calcext:value-type="float">
            <text:p>751</text:p>
          </table:table-cell>
          <table:table-cell table:style-name="ce4" office:value-type="string" calcext:value-type="string">
            <text:p>சொர்ணபுரி அம்பிகை பிள்ளைத்தமிழ்</text:p>
          </table:table-cell>
          <table:table-cell table:style-name="ce7" office:value-type="string" calcext:value-type="string">
            <text:p>ஆக்கியோன் தெரியவில்லை</text:p>
          </table:table-cell>
          <table:table-cell table:style-name="ce7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751.pdf" xlink:type="simple">pm0751.pdf</text:a></text:p>
          </table:table-cell>
          <table:table-cell table:style-name="ce10" office:value-type="string" calcext:value-type="string">
            <text:p><text:a xlink:href="https://www.projectmadurai.org/pm_etexts/utf8/pmuni0751.html" xlink:type="simple">pmuni075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52" calcext:value-type="float">
            <text:p>752</text:p>
          </table:table-cell>
          <table:table-cell table:style-name="ce5" office:value-type="string" calcext:value-type="string">
            <text:p>ஆதிபுரி வடிவுடையம்மை பிள்ளைத்தமிழ்.</text:p>
          </table:table-cell>
          <table:table-cell table:style-name="ce8" office:value-type="string" calcext:value-type="string">
            <text:p>வித்துவான் கனகசபைத்தம்பிரான்</text:p>
          </table:table-cell>
          <table:table-cell table:style-name="ce8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752.pdf" xlink:type="simple">pm0752.pdf</text:a></text:p>
          </table:table-cell>
          <table:table-cell table:style-name="ce10" office:value-type="string" calcext:value-type="string">
            <text:p><text:a xlink:href="https://www.projectmadurai.org/pm_etexts/utf8/pmuni0752.html" xlink:type="simple">pmuni075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53" calcext:value-type="float">
            <text:p>753</text:p>
          </table:table-cell>
          <table:table-cell table:style-name="ce4" office:value-type="string" calcext:value-type="string">
            <text:p>மணிமேகலை ஆராய்ச்சி</text:p>
          </table:table-cell>
          <table:table-cell table:style-name="ce7" office:value-type="string" calcext:value-type="string">
            <text:p>ஔவை. சு. துரைசாமிப் பிள்ளை</text:p>
          </table:table-cell>
          <table:table-cell table:style-name="ce7" office:value-type="string" calcext:value-type="string">
            <text:p>காப்பியம் - ஆராய்ச்சி</text:p>
          </table:table-cell>
          <table:table-cell table:style-name="ce10" office:value-type="string" calcext:value-type="string">
            <text:p><text:a xlink:href="https://www.projectmadurai.org/pm_etexts/pdf/pm0753.pdf" xlink:type="simple">pm0753.pdf</text:a></text:p>
          </table:table-cell>
          <table:table-cell table:style-name="ce10" office:value-type="string" calcext:value-type="string">
            <text:p><text:a xlink:href="https://www.projectmadurai.org/pm_etexts/utf8/pmuni0753.html" xlink:type="simple">pmuni075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54" calcext:value-type="float">
            <text:p>754</text:p>
          </table:table-cell>
          <table:table-cell table:style-name="ce5" office:value-type="string" calcext:value-type="string">
            <text:p>பிரபந்தத்திரட்டு - பகுதி 37 /வியாசைக்கோவை</text:p>
          </table:table-cell>
          <table:table-cell table:style-name="ce8" office:value-type="string" calcext:value-type="string">
            <text:p>தி. மீனாட்சிசுந்தரம் பிள்ளை</text:p>
          </table:table-cell>
          <table:table-cell table:style-name="ce8" office:value-type="string" calcext:value-type="string">
            <text:p>பிரபந்தம் - கோவை</text:p>
          </table:table-cell>
          <table:table-cell table:style-name="ce10" office:value-type="string" calcext:value-type="string">
            <text:p><text:a xlink:href="https://www.projectmadurai.org/pm_etexts/pdf/pm0754.pdf" xlink:type="simple">pm0754.pdf</text:a></text:p>
          </table:table-cell>
          <table:table-cell table:style-name="ce10" office:value-type="string" calcext:value-type="string">
            <text:p><text:a xlink:href="https://www.projectmadurai.org/pm_etexts/utf8/pmuni0754.html" xlink:type="simple">pmuni075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55" calcext:value-type="float">
            <text:p>755</text:p>
          </table:table-cell>
          <table:table-cell table:style-name="ce4" office:value-type="string" calcext:value-type="string">
            <text:p>Manimekalai (Tamil Classics in English</text:p>
          </table:table-cell>
          <table:table-cell table:style-name="ce7" office:value-type="string" calcext:value-type="string">
            <text:p>A Madhavaiah</text:p>
          </table:table-cell>
          <table:table-cell table:style-name="ce7" office:value-type="string" calcext:value-type="string">
            <text:p>காப்பியம் - மொழிபெயர்ப்பு</text:p>
          </table:table-cell>
          <table:table-cell table:style-name="ce10" office:value-type="string" calcext:value-type="string">
            <text:p><text:a xlink:href="https://www.projectmadurai.org/pm_etexts/pdf/pm0755.pdf" xlink:type="simple">pm0755.pdf</text:a></text:p>
          </table:table-cell>
          <table:table-cell table:style-name="ce10" office:value-type="string" calcext:value-type="string">
            <text:p><text:a xlink:href="https://www.projectmadurai.org/pm_etexts/utf8/pmuni0755.html" xlink:type="simple">pmuni075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56" calcext:value-type="float">
            <text:p>756</text:p>
          </table:table-cell>
          <table:table-cell table:style-name="ce5" office:value-type="string" calcext:value-type="string">
            <text:p>மேனகா ( நாவல்) - முதல் பாகம்</text:p>
          </table:table-cell>
          <table:table-cell table:style-name="ce8" office:value-type="string" calcext:value-type="string">
            <text:p>வடுவூர் கே. துரைசாமி ஐயங்கார்</text:p>
          </table:table-cell>
          <table:table-cell table:style-name="ce8" office:value-type="string" calcext:value-type="string">
            <text:p>நாவல் - புதினம்</text:p>
          </table:table-cell>
          <table:table-cell table:style-name="ce10" office:value-type="string" calcext:value-type="string">
            <text:p><text:a xlink:href="https://www.projectmadurai.org/pm_etexts/pdf/pm0756.pdf" xlink:type="simple">pm0756.pdf</text:a></text:p>
          </table:table-cell>
          <table:table-cell table:style-name="ce10" office:value-type="string" calcext:value-type="string">
            <text:p><text:a xlink:href="https://www.projectmadurai.org/pm_etexts/utf8/pmuni0756.html" xlink:type="simple">pmuni075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57" calcext:value-type="float">
            <text:p>757</text:p>
          </table:table-cell>
          <table:table-cell table:style-name="ce4" office:value-type="string" calcext:value-type="string">
            <text:p>மாஜி கடவுள்கள்</text:p>
          </table:table-cell>
          <table:table-cell table:style-name="ce7" office:value-type="string" calcext:value-type="string">
            <text:p>அறிஞர் அண்ணா (கா. ந. அண்ணாதுரை)</text:p>
          </table:table-cell>
          <table:table-cell table:style-name="ce7" office:value-type="string" calcext:value-type="string">
            <text:p>கட்டுரைகள்</text:p>
          </table:table-cell>
          <table:table-cell table:style-name="ce10" office:value-type="string" calcext:value-type="string">
            <text:p><text:a xlink:href="https://www.projectmadurai.org/pm_etexts/pdf/pm0757.pdf" xlink:type="simple">pm0757.pdf</text:a></text:p>
          </table:table-cell>
          <table:table-cell table:style-name="ce10" office:value-type="string" calcext:value-type="string">
            <text:p><text:a xlink:href="https://www.projectmadurai.org/pm_etexts/utf8/pmuni0757.html" xlink:type="simple">pmuni075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58" calcext:value-type="float">
            <text:p>758</text:p>
          </table:table-cell>
          <table:table-cell table:style-name="ce5" office:value-type="string" calcext:value-type="string">
            <text:p>கபோதிபுரத்துக் காதல்</text:p>
          </table:table-cell>
          <table:table-cell table:style-name="ce8" office:value-type="string" calcext:value-type="string">
            <text:p>அறிஞர் அண்ணா (கா. ந. அண்ணாதுரை)</text:p>
          </table:table-cell>
          <table:table-cell table:style-name="ce8" office:value-type="string" calcext:value-type="string">
            <text:p>குறும் புதினம் - குறுநாவல்</text:p>
          </table:table-cell>
          <table:table-cell table:style-name="ce10" office:value-type="string" calcext:value-type="string">
            <text:p><text:a xlink:href="https://www.projectmadurai.org/pm_etexts/pdf/pm0758.pdf" xlink:type="simple">pm0758.pdf</text:a></text:p>
          </table:table-cell>
          <table:table-cell table:style-name="ce10" office:value-type="string" calcext:value-type="string">
            <text:p><text:a xlink:href="https://www.projectmadurai.org/pm_etexts/utf8/pmuni0758.html" xlink:type="simple">pmuni075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59" calcext:value-type="float">
            <text:p>759</text:p>
          </table:table-cell>
          <table:table-cell table:style-name="ce4" office:value-type="string" calcext:value-type="string">
            <text:p>நிலையும் நினைப்பும் &amp; ஏ, தாழ்ந்த தமிழகமே!</text:p>
          </table:table-cell>
          <table:table-cell table:style-name="ce7" office:value-type="string" calcext:value-type="string">
            <text:p>அறிஞர் அண்ணா (கா. ந. அண்ணாதுரை)</text:p>
          </table:table-cell>
          <table:table-cell table:style-name="ce7" office:value-type="string" calcext:value-type="string">
            <text:p>சொற்பொழிவுகள்</text:p>
          </table:table-cell>
          <table:table-cell table:style-name="ce10" office:value-type="string" calcext:value-type="string">
            <text:p><text:a xlink:href="https://www.projectmadurai.org/pm_etexts/pdf/pm0759.pdf" xlink:type="simple">pm0759.pdf</text:a></text:p>
          </table:table-cell>
          <table:table-cell table:style-name="ce10" office:value-type="string" calcext:value-type="string">
            <text:p><text:a xlink:href="https://www.projectmadurai.org/pm_etexts/utf8/pmuni0759.html" xlink:type="simple">pmuni075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60" calcext:value-type="float">
            <text:p>760</text:p>
          </table:table-cell>
          <table:table-cell table:style-name="ce5" office:value-type="string" calcext:value-type="string">
            <text:p>அண்ணாவின் நாடகங்கள் (6)</text:p>
            <text:p>நன்கொடை, கண்ணீர்த்துளி, இரக்கம் எங்கே ?,</text:p>
            <text:p>கல்சுமந்த கசடர், ராகவாயணம் &amp;புதிய மடாதிபதி</text:p>
          </table:table-cell>
          <table:table-cell table:style-name="ce8" office:value-type="string" calcext:value-type="string">
            <text:p>அறிஞர் அண்ணா (கா. ந. அண்ணாதுரை)</text:p>
          </table:table-cell>
          <table:table-cell table:style-name="ce8" office:value-type="string" calcext:value-type="string">
            <text:p>நாடகங்கள்</text:p>
          </table:table-cell>
          <table:table-cell table:style-name="ce10" office:value-type="string" calcext:value-type="string">
            <text:p><text:a xlink:href="https://www.projectmadurai.org/pm_etexts/pdf/pm0760.pdf" xlink:type="simple">pm0760.pdf</text:a></text:p>
          </table:table-cell>
          <table:table-cell table:style-name="ce10" office:value-type="string" calcext:value-type="string">
            <text:p><text:a xlink:href="https://www.projectmadurai.org/pm_etexts/utf8/pmuni0760.html" xlink:type="simple">pmuni076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61" calcext:value-type="float">
            <text:p>761</text:p>
          </table:table-cell>
          <table:table-cell table:style-name="ce4" office:value-type="string" calcext:value-type="string">
            <text:p>அண்ணாவின் நாடகங்கள் (2)</text:p>
            <text:p>வேலைக்காரி &amp; கண்ணாயிரத்தின் உலகம்</text:p>
          </table:table-cell>
          <table:table-cell table:style-name="ce7" office:value-type="string" calcext:value-type="string">
            <text:p>அறிஞர் அண்ணா (கா. ந. அண்ணாதுரை)</text:p>
          </table:table-cell>
          <table:table-cell table:style-name="ce7" office:value-type="string" calcext:value-type="string">
            <text:p>நாடகங்கள்</text:p>
          </table:table-cell>
          <table:table-cell table:style-name="ce10" office:value-type="string" calcext:value-type="string">
            <text:p><text:a xlink:href="https://www.projectmadurai.org/pm_etexts/pdf/pm0761.pdf" xlink:type="simple">pm0761.pdf</text:a></text:p>
          </table:table-cell>
          <table:table-cell table:style-name="ce10" office:value-type="string" calcext:value-type="string">
            <text:p><text:a xlink:href="https://www.projectmadurai.org/pm_etexts/utf8/pmuni0761.html" xlink:type="simple">pmuni076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62" calcext:value-type="float">
            <text:p>762</text:p>
          </table:table-cell>
          <table:table-cell table:style-name="ce5" office:value-type="string" calcext:value-type="string">
            <text:p>பிரபந்தத்திரட்டு - பகுதி 38 /குளத்தூர்க்கோவை.</text:p>
          </table:table-cell>
          <table:table-cell table:style-name="ce8" office:value-type="string" calcext:value-type="string">
            <text:p>தி. மீனாட்சிசுந்தரம் பிள்ளை</text:p>
          </table:table-cell>
          <table:table-cell table:style-name="ce8" office:value-type="string" calcext:value-type="string">
            <text:p>பிரபந்தம் - கோவை</text:p>
          </table:table-cell>
          <table:table-cell table:style-name="ce10" office:value-type="string" calcext:value-type="string">
            <text:p><text:a xlink:href="https://www.projectmadurai.org/pm_etexts/pdf/pm0762.pdf" xlink:type="simple">pm0762.pdf</text:a></text:p>
          </table:table-cell>
          <table:table-cell table:style-name="ce10" office:value-type="string" calcext:value-type="string">
            <text:p><text:a xlink:href="https://www.projectmadurai.org/pm_etexts/utf8/pmuni0762.html" xlink:type="simple">pmuni076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63" calcext:value-type="float">
            <text:p>763</text:p>
          </table:table-cell>
          <table:table-cell table:style-name="ce4" office:value-type="string" calcext:value-type="string">
            <text:p>அரிச்சந்திரன் கும்மி</text:p>
          </table:table-cell>
          <table:table-cell table:style-name="ce7" office:value-type="string" calcext:value-type="string">
            <text:p>அனுமந்தராயன்</text:p>
          </table:table-cell>
          <table:table-cell table:style-name="ce7" office:value-type="string" calcext:value-type="string">
            <text:p>பிரபந்தம் - கும்மி</text:p>
          </table:table-cell>
          <table:table-cell table:style-name="ce10" office:value-type="string" calcext:value-type="string">
            <text:p><text:a xlink:href="https://www.projectmadurai.org/pm_etexts/pdf/pm0763.pdf" xlink:type="simple">pm0763.pdf</text:a></text:p>
          </table:table-cell>
          <table:table-cell table:style-name="ce10" office:value-type="string" calcext:value-type="string">
            <text:p><text:a xlink:href="https://www.projectmadurai.org/pm_etexts/utf8/pmuni0763.html" xlink:type="simple">pmuni076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64" calcext:value-type="float">
            <text:p>764</text:p>
          </table:table-cell>
          <table:table-cell table:style-name="ce5" office:value-type="string" calcext:value-type="string">
            <text:p>1. சிதம்பரக்கும்மி.</text:p>
            <text:p>2. அனுசூயைசரித்திரக் கும்மி,கோரக்கும்பார்சரித்திரக் கும்மி</text:p>
          </table:table-cell>
          <table:table-cell table:style-name="ce8" office:value-type="string" calcext:value-type="string">
            <text:p>1. திருப்போரூர் டி. கோபால் நாயகர்</text:p>
            <text:p>2. இராமநாதபுரம் பத்மாஸனி அம்மாள்</text:p>
          </table:table-cell>
          <table:table-cell table:style-name="ce8" office:value-type="string" calcext:value-type="string">
            <text:p>பிரபந்தம் - கும்மி</text:p>
          </table:table-cell>
          <table:table-cell table:style-name="ce10" office:value-type="string" calcext:value-type="string">
            <text:p><text:a xlink:href="https://www.projectmadurai.org/pm_etexts/pdf/pm0764_01.pdf" xlink:type="simple">pm0764_01.pdf
pm0764_02.pdf</text:a></text:p>
          </table:table-cell>
          <table:table-cell table:style-name="ce10" office:value-type="string" calcext:value-type="string">
            <text:p><text:a xlink:href="https://www.projectmadurai.org/pm_etexts/utf8/pmuni0764_01.html" xlink:type="simple">pmuni0764_01.html
pmuni0764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65" calcext:value-type="float">
            <text:p>765</text:p>
          </table:table-cell>
          <table:table-cell table:style-name="ce4" office:value-type="string" calcext:value-type="string">
            <text:p>திரு ஆனைக்கா உலா</text:p>
          </table:table-cell>
          <table:table-cell table:style-name="ce7" office:value-type="string" calcext:value-type="string">
            <text:p>காளமேகப் புலவர்</text:p>
          </table:table-cell>
          <table:table-cell table:style-name="ce7" office:value-type="string" calcext:value-type="string">
            <text:p>பிரபந்தம் - உலா</text:p>
          </table:table-cell>
          <table:table-cell table:style-name="ce10" office:value-type="string" calcext:value-type="string">
            <text:p><text:a xlink:href="https://www.projectmadurai.org/pm_etexts/pdf/pm0765.pdf" xlink:type="simple">pm0765.pdf</text:a></text:p>
          </table:table-cell>
          <table:table-cell table:style-name="ce10" office:value-type="string" calcext:value-type="string">
            <text:p><text:a xlink:href="https://www.projectmadurai.org/pm_etexts/utf8/pmuni0765.html" xlink:type="simple">pmuni076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66" calcext:value-type="float">
            <text:p>766</text:p>
          </table:table-cell>
          <table:table-cell table:style-name="ce5" office:value-type="string" calcext:value-type="string">
            <text:p>1. சீகாழி திருநிலைநாயகி பிள்ளைத்தமிழ்</text:p>
            <text:p>2. திருப்பேரூர் இரட்டை மணி மாலை</text:p>
          </table:table-cell>
          <table:table-cell table:style-name="ce8" office:value-type="string" calcext:value-type="string">
            <text:p>1. கவியரசு. கு. நடேசகவுண்டர்</text:p>
            <text:p>2. சி.கே. சுப்பிரமணிய முதலியார்</text:p>
          </table:table-cell>
          <table:table-cell table:style-name="ce8" office:value-type="string" calcext:value-type="string">
            <text:p>பிரபந்தம் - பிள்ளைத்தமிழ், மாலை</text:p>
          </table:table-cell>
          <table:table-cell table:style-name="ce10" office:value-type="string" calcext:value-type="string">
            <text:p><text:a xlink:href="https://www.projectmadurai.org/pm_etexts/pdf/pm0766_01.pdf" xlink:type="simple">pm0766_01.pdf
pm0766_02.pdf</text:a></text:p>
          </table:table-cell>
          <table:table-cell table:style-name="ce10" office:value-type="string" calcext:value-type="string">
            <text:p><text:a xlink:href="https://www.projectmadurai.org/pm_etexts/utf8/pmuni0766_01.html" xlink:type="simple">pmuni0766_01.html
pmuni0766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67" calcext:value-type="float">
            <text:p>767</text:p>
          </table:table-cell>
          <table:table-cell table:style-name="ce4" office:value-type="string" calcext:value-type="string">
            <text:p>1. மாயூரம் துலா காவேரி கும்மி</text:p>
            <text:p>2. மாணிக்கவாசகர் சரித்திர கும்மி.</text:p>
          </table:table-cell>
          <table:table-cell table:style-name="ce7" office:value-type="string" calcext:value-type="string">
            <text:p>1. சிறுமணவூர் முனிசாமி முதலியார்</text:p>
            <text:p>2. ஆவிடையார் கோவில் ஆத்மனாதய்யர்</text:p>
          </table:table-cell>
          <table:table-cell table:style-name="ce7" office:value-type="string" calcext:value-type="string">
            <text:p>பிரபந்தம் - கும்மி</text:p>
          </table:table-cell>
          <table:table-cell table:style-name="ce10" office:value-type="string" calcext:value-type="string">
            <text:p><text:a xlink:href="https://www.projectmadurai.org/pm_etexts/pdf/pm0767_01.pdf" xlink:type="simple">pm0767_01.pdf
pm0767_02.pdf</text:a></text:p>
          </table:table-cell>
          <table:table-cell table:style-name="ce10" office:value-type="string" calcext:value-type="string">
            <text:p><text:a xlink:href="https://www.projectmadurai.org/pm_etexts/utf8/pmuni0767_01.html" xlink:type="simple">pmuni0767_01.html
pmuni0767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68" calcext:value-type="float">
            <text:p>768</text:p>
          </table:table-cell>
          <table:table-cell table:style-name="ce5" office:value-type="string" calcext:value-type="string">
            <text:p>1. திருவண்ணாமலை வல்லாளமகாராஜன் சரித்திரக்கும்மி</text:p>
            <text:p>2. திருவண்ணாமலை தீர்த்தக்கும்மி</text:p>
          </table:table-cell>
          <table:table-cell table:style-name="ce8" office:value-type="string" calcext:value-type="string">
            <text:p>1. சிறுமணவூர் முனிசாமி முதலியார்</text:p>
            <text:p>2. சிறுமணவூர் முனிசாமி முதலியார்</text:p>
          </table:table-cell>
          <table:table-cell table:style-name="ce8" office:value-type="string" calcext:value-type="string">
            <text:p>பிரபந்தம் - கும்மி</text:p>
          </table:table-cell>
          <table:table-cell table:style-name="ce10" office:value-type="string" calcext:value-type="string">
            <text:p><text:a xlink:href="https://www.projectmadurai.org/pm_etexts/pdf/pm0768_01.pdf" xlink:type="simple">pm0768_01.pdf
pm0768_02.pdf</text:a></text:p>
          </table:table-cell>
          <table:table-cell table:style-name="ce10" office:value-type="string" calcext:value-type="string">
            <text:p><text:a xlink:href="https://www.projectmadurai.org/pm_etexts/utf8/pmuni0768_01.html" xlink:type="simple">pmuni0768_01.html
pmuni0768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69" calcext:value-type="float">
            <text:p>769</text:p>
          </table:table-cell>
          <table:table-cell table:style-name="ce4" office:value-type="string" calcext:value-type="string">
            <text:p>வாட்போக்கி என்னும் "இரத்தினகிரியுலா"</text:p>
          </table:table-cell>
          <table:table-cell table:style-name="ce7" office:value-type="string" calcext:value-type="string">
            <text:p>சேறைக் கவிராசபிள்ளை</text:p>
            <text:p>ஸ்ரீநிவாசையர் குறிப்புரையுடன்</text:p>
          </table:table-cell>
          <table:table-cell table:style-name="ce7" office:value-type="string" calcext:value-type="string">
            <text:p>பிரபந்தம் - உலா</text:p>
          </table:table-cell>
          <table:table-cell table:style-name="ce10" office:value-type="string" calcext:value-type="string">
            <text:p><text:a xlink:href="https://www.projectmadurai.org/pm_etexts/pdf/pm0769.pdf" xlink:type="simple">pm0769.pdf</text:a></text:p>
          </table:table-cell>
          <table:table-cell table:style-name="ce10" office:value-type="string" calcext:value-type="string">
            <text:p><text:a xlink:href="https://www.projectmadurai.org/pm_etexts/utf8/pmuni0769.html" xlink:type="simple">pmuni076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70" calcext:value-type="float">
            <text:p>770</text:p>
          </table:table-cell>
          <table:table-cell table:style-name="ce5" office:value-type="string" calcext:value-type="string">
            <text:p>புறநானூற்றுச் சிறுகதைகள்</text:p>
          </table:table-cell>
          <table:table-cell table:style-name="ce8" office:value-type="string" calcext:value-type="string">
            <text:p>முல்லை பிஎல். முத்தையா</text:p>
          </table:table-cell>
          <table:table-cell table:style-name="ce8" office:value-type="string" calcext:value-type="string">
            <text:p>சிறுகதைகள் - மாணவர்களுக்கு</text:p>
          </table:table-cell>
          <table:table-cell table:style-name="ce10" office:value-type="string" calcext:value-type="string">
            <text:p><text:a xlink:href="https://www.projectmadurai.org/pm_etexts/pdf/pm0769.pdf" xlink:type="simple">pm0769.pdf</text:a></text:p>
          </table:table-cell>
          <table:table-cell table:style-name="ce10" office:value-type="string" calcext:value-type="string">
            <text:p><text:a xlink:href="https://www.projectmadurai.org/pm_etexts/utf8/pmuni0769.html" xlink:type="simple">pmuni0769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71" calcext:value-type="float">
            <text:p>771</text:p>
          </table:table-cell>
          <table:table-cell table:style-name="ce4" office:value-type="string" calcext:value-type="string">
            <text:p>1. ஆலமும் அமுதமும் (கட்டுரைகள்)</text:p>
            <text:p>2. தமிழ் நூல்களில் பௌத்தம் (சொற்பொழிவு )</text:p>
          </table:table-cell>
          <table:table-cell table:style-name="ce7" office:value-type="string" calcext:value-type="string">
            <text:p>வி. கலியாணசுந்தரனார்</text:p>
          </table:table-cell>
          <table:table-cell table:style-name="ce7" office:value-type="string" calcext:value-type="string">
            <text:p>கட்டுரைகள், சொற்பொழிவு</text:p>
          </table:table-cell>
          <table:table-cell table:style-name="ce10" office:value-type="string" calcext:value-type="string">
            <text:p><text:a xlink:href="https://www.projectmadurai.org/pm_etexts/pdf/pm0771_01.pdf" xlink:type="simple">pm0771_01.pdf
pm0771_02.pdf</text:a></text:p>
          </table:table-cell>
          <table:table-cell table:style-name="ce10" office:value-type="string" calcext:value-type="string">
            <text:p><text:a xlink:href="https://www.projectmadurai.org/pm_etexts/utf8/pmuni0771_01.html" xlink:type="simple">pmuni0771_01.html
pmuni0771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72" calcext:value-type="float">
            <text:p>772</text:p>
          </table:table-cell>
          <table:table-cell table:style-name="ce5" office:value-type="string" calcext:value-type="string">
            <text:p>தமிழ்க்கலை (சொற்பொழிவுகள்)</text:p>
          </table:table-cell>
          <table:table-cell table:style-name="ce8" office:value-type="string" calcext:value-type="string">
            <text:p>திரு. வி. கலியாண சுந்தரனர்</text:p>
          </table:table-cell>
          <table:table-cell table:style-name="ce8" office:value-type="string" calcext:value-type="string">
            <text:p>சொற்பொழிவுகள்</text:p>
          </table:table-cell>
          <table:table-cell table:style-name="ce10" office:value-type="string" calcext:value-type="string">
            <text:p><text:a xlink:href="https://www.projectmadurai.org/pm_etexts/pdf/pm0772.pdf" xlink:type="simple">pm0772.pdf</text:a></text:p>
          </table:table-cell>
          <table:table-cell table:style-name="ce10" office:value-type="string" calcext:value-type="string">
            <text:p><text:a xlink:href="https://www.projectmadurai.org/pm_etexts/utf8/pmuni0772.html" xlink:type="simple">pmuni077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73" calcext:value-type="float">
            <text:p>773</text:p>
          </table:table-cell>
          <table:table-cell table:style-name="ce4" office:value-type="string" calcext:value-type="string">
            <text:p>நாயன்மார் திறம்</text:p>
          </table:table-cell>
          <table:table-cell table:style-name="ce7" office:value-type="string" calcext:value-type="string">
            <text:p>திரு. வி. கலியாண சுந்தரனர்</text:p>
          </table:table-cell>
          <table:table-cell table:style-name="ce7" office:value-type="string" calcext:value-type="string">
            <text:p>கட்டுரைகள்</text:p>
          </table:table-cell>
          <table:table-cell table:style-name="ce10" office:value-type="string" calcext:value-type="string">
            <text:p><text:a xlink:href="https://www.projectmadurai.org/pm_etexts/pdf/pm0773.pdf" xlink:type="simple">pm0773.pdf</text:a></text:p>
          </table:table-cell>
          <table:table-cell table:style-name="ce10" office:value-type="string" calcext:value-type="string">
            <text:p><text:a xlink:href="https://www.projectmadurai.org/pm_etexts/utf8/pmuni0773.html" xlink:type="simple">pmuni077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74" calcext:value-type="float">
            <text:p>774</text:p>
          </table:table-cell>
          <table:table-cell table:style-name="ce5" office:value-type="string" calcext:value-type="string">
            <text:p>திருமுருகாற்றுப்படை- மூலமும் உரையும்</text:p>
          </table:table-cell>
          <table:table-cell table:style-name="ce8" office:value-type="string" calcext:value-type="string">
            <text:p>நக்கீரர், சுந்தர சண்முகனார்</text:p>
          </table:table-cell>
          <table:table-cell table:style-name="ce8" office:value-type="string" calcext:value-type="string">
            <text:p>சங்ககாலம் - பத்துப்பாட்டு</text:p>
          </table:table-cell>
          <table:table-cell table:style-name="ce10" office:value-type="string" calcext:value-type="string">
            <text:p><text:a xlink:href="https://www.projectmadurai.org/pm_etexts/pdf/pm0774.pdf" xlink:type="simple">pm0774.pdf</text:a></text:p>
          </table:table-cell>
          <table:table-cell table:style-name="ce10" office:value-type="string" calcext:value-type="string">
            <text:p><text:a xlink:href="https://www.projectmadurai.org/pm_etexts/utf8/pmuni0774.html" xlink:type="simple">pmuni077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75" calcext:value-type="float">
            <text:p>775</text:p>
          </table:table-cell>
          <table:table-cell table:style-name="ce4" office:value-type="string" calcext:value-type="string">
            <text:p>இனியவை நாற்பது - இனிய உரை</text:p>
          </table:table-cell>
          <table:table-cell table:style-name="ce7" office:value-type="string" calcext:value-type="string">
            <text:p>பூதன் சேந்தனார், சுந்தர சண்முகனார்</text:p>
          </table:table-cell>
          <table:table-cell table:style-name="ce7" office:value-type="string" calcext:value-type="string">
            <text:p>நீதிநெறி – பதினெண்கீழ்க்கணக்கு</text:p>
          </table:table-cell>
          <table:table-cell table:style-name="ce10" office:value-type="string" calcext:value-type="string">
            <text:p><text:a xlink:href="https://www.projectmadurai.org/pm_etexts/pdf/pm0775.pdf" xlink:type="simple">pm0775.pdf</text:a></text:p>
          </table:table-cell>
          <table:table-cell table:style-name="ce10" office:value-type="string" calcext:value-type="string">
            <text:p><text:a xlink:href="https://www.projectmadurai.org/pm_etexts/utf8/pmuni0775.html" xlink:type="simple">pmuni077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76" calcext:value-type="float">
            <text:p>776</text:p>
          </table:table-cell>
          <table:table-cell table:style-name="ce5" office:value-type="string" calcext:value-type="string">
            <text:p>இலக்கியத்தில் வேங்கட வேலவன்</text:p>
          </table:table-cell>
          <table:table-cell table:style-name="ce8" office:value-type="string" calcext:value-type="string">
            <text:p>சுந்தர சண்முகனார்</text:p>
          </table:table-cell>
          <table:table-cell table:style-name="ce8" office:value-type="string" calcext:value-type="string">
            <text:p>கட்டுரைகள்</text:p>
          </table:table-cell>
          <table:table-cell table:style-name="ce10" office:value-type="string" calcext:value-type="string">
            <text:p><text:a xlink:href="https://www.projectmadurai.org/pm_etexts/pdf/pm0775.pdf" xlink:type="simple">pm0775.pdf</text:a></text:p>
          </table:table-cell>
          <table:table-cell table:style-name="ce10" office:value-type="string" calcext:value-type="string">
            <text:p><text:a xlink:href="https://www.projectmadurai.org/pm_etexts/utf8/pmuni0775.html" xlink:type="simple">pmuni0775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77" calcext:value-type="float">
            <text:p>777</text:p>
          </table:table-cell>
          <table:table-cell table:style-name="ce4" office:value-type="string" calcext:value-type="string">
            <text:p>நல்வழி - நயஉரை</text:p>
          </table:table-cell>
          <table:table-cell table:style-name="ce7" office:value-type="string" calcext:value-type="string">
            <text:p>ஒளவையார், சுந்தர சண்முகனார்</text:p>
          </table:table-cell>
          <table:table-cell table:style-name="ce7" office:value-type="string" calcext:value-type="string">
            <text:p>நீதிநெறி நூல்</text:p>
          </table:table-cell>
          <table:table-cell table:style-name="ce10" office:value-type="string" calcext:value-type="string">
            <text:p><text:a xlink:href="https://www.projectmadurai.org/pm_etexts/pdf/pm0777.pdf" xlink:type="simple">pm0777.pdf</text:a></text:p>
          </table:table-cell>
          <table:table-cell table:style-name="ce10" office:value-type="string" calcext:value-type="string">
            <text:p><text:a xlink:href="https://www.projectmadurai.org/pm_etexts/utf8/pmuni0777.html" xlink:type="simple">pmuni077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78" calcext:value-type="float">
            <text:p>778</text:p>
          </table:table-cell>
          <table:table-cell table:style-name="ce5" office:value-type="string" calcext:value-type="string">
            <text:p>நாலடியார் நயவுரை</text:p>
          </table:table-cell>
          <table:table-cell table:style-name="ce8" office:value-type="string" calcext:value-type="string">
            <text:p>சுந்தர சண்முகனார்</text:p>
          </table:table-cell>
          <table:table-cell table:style-name="ce8" office:value-type="string" calcext:value-type="string">
            <text:p>நீதிநெறி நூல்</text:p>
          </table:table-cell>
          <table:table-cell table:style-name="ce10" office:value-type="string" calcext:value-type="string">
            <text:p><text:a xlink:href="https://www.projectmadurai.org/pm_etexts/pdf/pm0778.pdf" xlink:type="simple">pm0778.pdf</text:a></text:p>
          </table:table-cell>
          <table:table-cell table:style-name="ce10" office:value-type="string" calcext:value-type="string">
            <text:p><text:a xlink:href="https://www.projectmadurai.org/pm_etexts/utf8/pmuni0778.html" xlink:type="simple">pmuni077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79" calcext:value-type="float">
            <text:p>779</text:p>
          </table:table-cell>
          <table:table-cell table:style-name="ce4" office:value-type="string" calcext:value-type="string">
            <text:p>இயல் தமிழ் இன்பம்</text:p>
          </table:table-cell>
          <table:table-cell table:style-name="ce7" office:value-type="string" calcext:value-type="string">
            <text:p>சுந்தர சண்முகனார்</text:p>
          </table:table-cell>
          <table:table-cell table:style-name="ce7" office:value-type="string" calcext:value-type="string">
            <text:p>ஆய்வுக் கட்டுரைகள்</text:p>
          </table:table-cell>
          <table:table-cell table:style-name="ce10" office:value-type="string" calcext:value-type="string">
            <text:p><text:a xlink:href="https://www.projectmadurai.org/pm_etexts/pdf/pm0779.pdf" xlink:type="simple">pm0779.pdf</text:a></text:p>
          </table:table-cell>
          <table:table-cell table:style-name="ce10" office:value-type="string" calcext:value-type="string">
            <text:p><text:a xlink:href="https://www.projectmadurai.org/pm_etexts/utf8/pmuni0779.html" xlink:type="simple">pmuni077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80" calcext:value-type="float">
            <text:p>780</text:p>
          </table:table-cell>
          <table:table-cell table:style-name="ce5" office:value-type="string" calcext:value-type="string">
            <text:p>புத்தர் பொன்மொழி நூறு (செய்யுள் நூல்)</text:p>
          </table:table-cell>
          <table:table-cell table:style-name="ce8" office:value-type="string" calcext:value-type="string">
            <text:p>சுந்தர சண்முகனார்</text:p>
          </table:table-cell>
          <table:table-cell table:style-name="ce8" office:value-type="string" calcext:value-type="string">
            <text:p>செய்யுள் நூல்</text:p>
          </table:table-cell>
          <table:table-cell table:style-name="ce10" office:value-type="string" calcext:value-type="string">
            <text:p><text:a xlink:href="https://www.projectmadurai.org/pm_etexts/pdf/pm0780.pdf" xlink:type="simple">pm0780.pdf</text:a></text:p>
          </table:table-cell>
          <table:table-cell table:style-name="ce10" office:value-type="string" calcext:value-type="string">
            <text:p><text:a xlink:href="https://www.projectmadurai.org/pm_etexts/utf8/pmuni0780.html" xlink:type="simple">pmuni078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81" calcext:value-type="float">
            <text:p>781</text:p>
          </table:table-cell>
          <table:table-cell table:style-name="ce4" office:value-type="string" calcext:value-type="string">
            <text:p>தனித் தமிழ்க் கிளர்ச்சி (அம்மானை நூல்)</text:p>
          </table:table-cell>
          <table:table-cell table:style-name="ce7" office:value-type="string" calcext:value-type="string">
            <text:p>சுந்தர சண்முகனார்</text:p>
          </table:table-cell>
          <table:table-cell table:style-name="ce7" office:value-type="string" calcext:value-type="string">
            <text:p>பிரபந்தம் - அம்மானை</text:p>
          </table:table-cell>
          <table:table-cell table:style-name="ce10" office:value-type="string" calcext:value-type="string">
            <text:p><text:a xlink:href="https://www.projectmadurai.org/pm_etexts/pdf/pm0781.pdf" xlink:type="simple">pm0781.pdf</text:a></text:p>
          </table:table-cell>
          <table:table-cell table:style-name="ce10" office:value-type="string" calcext:value-type="string">
            <text:p><text:a xlink:href="https://www.projectmadurai.org/pm_etexts/utf8/pmuni0781.html" xlink:type="simple">pmuni078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82" calcext:value-type="float">
            <text:p>782</text:p>
          </table:table-cell>
          <table:table-cell table:style-name="ce5" office:value-type="string" calcext:value-type="string">
            <text:p>கடையம் (வளைசை) கலியாணியம்மை பிள்ளைத்தமிழ்</text:p>
          </table:table-cell>
          <table:table-cell table:style-name="ce8" office:value-type="string" calcext:value-type="string">
            <text:p>திருப்புலியூர் அழகிய திருச்சிற்றம்பல தேசிகர்</text:p>
          </table:table-cell>
          <table:table-cell table:style-name="ce8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782.pdf" xlink:type="simple">pm0782.pdf</text:a></text:p>
          </table:table-cell>
          <table:table-cell table:style-name="ce10" office:value-type="string" calcext:value-type="string">
            <text:p><text:a xlink:href="https://www.projectmadurai.org/pm_etexts/utf8/pmuni0782.html" xlink:type="simple">pmuni078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83" calcext:value-type="float">
            <text:p>783</text:p>
          </table:table-cell>
          <table:table-cell table:style-name="ce4" office:value-type="string" calcext:value-type="string">
            <text:p>வயிரவன் கோவில் வடிவுடையம்மை பிள்ளைத்தமிழ்</text:p>
          </table:table-cell>
          <table:table-cell table:style-name="ce7" office:value-type="string" calcext:value-type="string">
            <text:p>சேந்தன்குடி வி. நடராச கவிராயரவர்கள்</text:p>
          </table:table-cell>
          <table:table-cell table:style-name="ce7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783.pdf" xlink:type="simple">pm0783.pdf</text:a></text:p>
          </table:table-cell>
          <table:table-cell table:style-name="ce10" office:value-type="string" calcext:value-type="string">
            <text:p><text:a xlink:href="https://www.projectmadurai.org/pm_etexts/utf8/pmuni0783.html" xlink:type="simple">pmuni078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84" calcext:value-type="float">
            <text:p>784</text:p>
          </table:table-cell>
          <table:table-cell table:style-name="ce5" office:value-type="string" calcext:value-type="string">
            <text:p>முன்னீச்சரத்து ஸ்ரீவடிவாம்பிகை பிள்ளைத்தமிழ்</text:p>
          </table:table-cell>
          <table:table-cell table:style-name="ce8" office:value-type="string" calcext:value-type="string">
            <text:p>சொக்கன்</text:p>
          </table:table-cell>
          <table:table-cell table:style-name="ce8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784.pdf" xlink:type="simple">pm0784.pdf</text:a></text:p>
          </table:table-cell>
          <table:table-cell table:style-name="ce10" office:value-type="string" calcext:value-type="string">
            <text:p><text:a xlink:href="https://www.projectmadurai.org/pm_etexts/utf8/pmuni0784.html" xlink:type="simple">pmuni078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85" calcext:value-type="float">
            <text:p>785</text:p>
          </table:table-cell>
          <table:table-cell table:style-name="ce4" office:value-type="string" calcext:value-type="string">
            <text:p>திருக்கேதீச்சரத்துக் கௌரிநாயகி பிள்ளைத்தமிழ்</text:p>
          </table:table-cell>
          <table:table-cell table:style-name="ce7" office:value-type="string" calcext:value-type="string">
            <text:p>சி. இ. சதாசிவம்பிள்ளை</text:p>
          </table:table-cell>
          <table:table-cell table:style-name="ce7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785.pdf" xlink:type="simple">pm0785.pdf</text:a></text:p>
          </table:table-cell>
          <table:table-cell table:style-name="ce10" office:value-type="string" calcext:value-type="string">
            <text:p><text:a xlink:href="https://www.projectmadurai.org/pm_etexts/utf8/pmuni0785.html" xlink:type="simple">pmuni078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86" calcext:value-type="float">
            <text:p>786</text:p>
          </table:table-cell>
          <table:table-cell table:style-name="ce5" office:value-type="string" calcext:value-type="string">
            <text:p>பெண்ணின் பெருமை</text:p>
          </table:table-cell>
          <table:table-cell table:style-name="ce8" office:value-type="string" calcext:value-type="string">
            <text:p>திரு வி. கலியாணசுந்தர முதலியார்</text:p>
          </table:table-cell>
          <table:table-cell table:style-name="ce8" office:value-type="string" calcext:value-type="string">
            <text:p>கட்டுரைகள்</text:p>
          </table:table-cell>
          <table:table-cell table:style-name="ce10" office:value-type="string" calcext:value-type="string">
            <text:p><text:a xlink:href="https://www.projectmadurai.org/pm_etexts/pdf/pm0786.pdf" xlink:type="simple">pm0786.pdf</text:a></text:p>
          </table:table-cell>
          <table:table-cell table:style-name="ce10" office:value-type="string" calcext:value-type="string">
            <text:p><text:a xlink:href="https://www.projectmadurai.org/pm_etexts/utf8/pmuni0786.html" xlink:type="simple">pmuni078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87" calcext:value-type="float">
            <text:p>787</text:p>
          </table:table-cell>
          <table:table-cell table:style-name="ce4" office:value-type="string" calcext:value-type="string">
            <text:p>அம்பிகாபதி காதல் காப்பியம்</text:p>
          </table:table-cell>
          <table:table-cell table:style-name="ce7" office:value-type="string" calcext:value-type="string">
            <text:p>சுந்தர சண்முகனார்</text:p>
          </table:table-cell>
          <table:table-cell table:style-name="ce7" office:value-type="string" calcext:value-type="string">
            <text:p>காப்பியம்</text:p>
          </table:table-cell>
          <table:table-cell table:style-name="ce10" office:value-type="string" calcext:value-type="string">
            <text:p><text:a xlink:href="https://www.projectmadurai.org/pm_etexts/pdf/pm0787.pdf" xlink:type="simple">pm0787.pdf</text:a></text:p>
          </table:table-cell>
          <table:table-cell table:style-name="ce10" office:value-type="string" calcext:value-type="string">
            <text:p><text:a xlink:href="https://www.projectmadurai.org/pm_etexts/utf8/pmuni0787.html" xlink:type="simple">pmuni078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88" calcext:value-type="float">
            <text:p>788</text:p>
          </table:table-cell>
          <table:table-cell table:style-name="ce5" office:value-type="string" calcext:value-type="string">
            <text:p>புது வெள்ளம் (சங்கநூற் காட்சிகள்)</text:p>
          </table:table-cell>
          <table:table-cell table:style-name="ce8" office:value-type="string" calcext:value-type="string">
            <text:p>கி. வா. ஜகந்நாதன்</text:p>
          </table:table-cell>
          <table:table-cell table:style-name="ce8" office:value-type="string" calcext:value-type="string">
            <text:p>இலக்கியக் கட்டுரைகள்</text:p>
          </table:table-cell>
          <table:table-cell table:style-name="ce10" office:value-type="string" calcext:value-type="string">
            <text:p><text:a xlink:href="https://www.projectmadurai.org/pm_etexts/pdf/pm0788.pdf" xlink:type="simple">pm0788.pdf</text:a></text:p>
          </table:table-cell>
          <table:table-cell table:style-name="ce10" office:value-type="string" calcext:value-type="string">
            <text:p><text:a xlink:href="https://www.projectmadurai.org/pm_etexts/utf8/pmuni0788.html" xlink:type="simple">pmuni078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89" calcext:value-type="float">
            <text:p>789</text:p>
          </table:table-cell>
          <table:table-cell table:style-name="ce4" office:value-type="string" calcext:value-type="string">
            <text:p>கிருஸ்தவத் தமிழ்த் தொண்டர்</text:p>
          </table:table-cell>
          <table:table-cell table:style-name="ce7" office:value-type="string" calcext:value-type="string">
            <text:p>ரா. பி. சேதுப் பிள்ளை</text:p>
          </table:table-cell>
          <table:table-cell table:style-name="ce7" office:value-type="string" calcext:value-type="string">
            <text:p>கட்டுரைகள் - வரலாறு</text:p>
          </table:table-cell>
          <table:table-cell table:style-name="ce10" office:value-type="string" calcext:value-type="string">
            <text:p><text:a xlink:href="https://www.projectmadurai.org/pm_etexts/pdf/pm0789.pdf" xlink:type="simple">pm0789.pdf</text:a></text:p>
          </table:table-cell>
          <table:table-cell table:style-name="ce10" office:value-type="string" calcext:value-type="string">
            <text:p><text:a xlink:href="https://www.projectmadurai.org/pm_etexts/utf8/pmuni0789.html" xlink:type="simple">pmuni078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90" calcext:value-type="float">
            <text:p>790</text:p>
          </table:table-cell>
          <table:table-cell table:style-name="ce5" office:value-type="string" calcext:value-type="string">
            <text:p>முதற் குலோத்துங்க சோழன்</text:p>
          </table:table-cell>
          <table:table-cell table:style-name="ce8" office:value-type="string" calcext:value-type="string">
            <text:p>T. V. சதாசிவ பண்டாரத்தார்</text:p>
          </table:table-cell>
          <table:table-cell table:style-name="ce8" office:value-type="string" calcext:value-type="string">
            <text:p>வரலாறு - சரித்திரம்</text:p>
          </table:table-cell>
          <table:table-cell table:style-name="ce10" office:value-type="string" calcext:value-type="string">
            <text:p><text:a xlink:href="https://www.projectmadurai.org/pm_etexts/pdf/pm0790.pdf" xlink:type="simple">pm0790.pdf</text:a></text:p>
          </table:table-cell>
          <table:table-cell table:style-name="ce10" office:value-type="string" calcext:value-type="string">
            <text:p><text:a xlink:href="https://www.projectmadurai.org/pm_etexts/utf8/pmuni0790.html" xlink:type="simple">pmuni079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91" calcext:value-type="float">
            <text:p>791</text:p>
          </table:table-cell>
          <table:table-cell table:style-name="ce4" office:value-type="string" calcext:value-type="string">
            <text:p>குறட் செல்வம்</text:p>
          </table:table-cell>
          <table:table-cell table:style-name="ce7" office:value-type="string" calcext:value-type="string">
            <text:p>குன்றக்குடி அடிகள்</text:p>
          </table:table-cell>
          <table:table-cell table:style-name="ce7" office:value-type="string" calcext:value-type="string">
            <text:p>நீதிநெறி – பதினெண்கீழ்க்கணக்கு</text:p>
          </table:table-cell>
          <table:table-cell table:style-name="ce10" office:value-type="string" calcext:value-type="string">
            <text:p><text:a xlink:href="https://www.projectmadurai.org/pm_etexts/pdf/pm0791.pdf" xlink:type="simple">pm0791.pdf</text:a></text:p>
          </table:table-cell>
          <table:table-cell table:style-name="ce10" office:value-type="string" calcext:value-type="string">
            <text:p><text:a xlink:href="https://www.projectmadurai.org/pm_etexts/utf8/pmuni0791.html" xlink:type="simple">pmuni079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92" calcext:value-type="float">
            <text:p>792</text:p>
          </table:table-cell>
          <table:table-cell table:style-name="ce5" office:value-type="string" calcext:value-type="string">
            <text:p>கம்பன் கண்ட ஆட்சியில் -அரசியல் சமூகம் (சொற்பொழிவு)</text:p>
          </table:table-cell>
          <table:table-cell table:style-name="ce8" office:value-type="string" calcext:value-type="string">
            <text:p>குன்றக்குடி அடிகள்</text:p>
          </table:table-cell>
          <table:table-cell table:style-name="ce8" office:value-type="string" calcext:value-type="string">
            <text:p>ஆராய்ச்சிக் கட்டுரைகள்</text:p>
          </table:table-cell>
          <table:table-cell table:style-name="ce10" office:value-type="string" calcext:value-type="string">
            <text:p><text:a xlink:href="https://www.projectmadurai.org/pm_etexts/pdf/pm0792pdf" xlink:type="simple">pm0792.pdf</text:a></text:p>
          </table:table-cell>
          <table:table-cell table:style-name="ce10" office:value-type="string" calcext:value-type="string">
            <text:p><text:a xlink:href="https://www.projectmadurai.org/pm_etexts/utf8/pmuni0792.html" xlink:type="simple">pmuni079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93" calcext:value-type="float">
            <text:p>793</text:p>
          </table:table-cell>
          <table:table-cell table:style-name="ce4" office:value-type="string" calcext:value-type="string">
            <text:p>சமுதாய மறுமலர்ச்சி இலக்கியங்கள்</text:p>
            <text:p>(இலக்கியச் சொற்பொழிவுகள்)</text:p>
          </table:table-cell>
          <table:table-cell table:style-name="ce7" office:value-type="string" calcext:value-type="string">
            <text:p>குன்றக்குடி அடிகள்</text:p>
          </table:table-cell>
          <table:table-cell table:style-name="ce7" office:value-type="string" calcext:value-type="string">
            <text:p>ஆராய்ச்சிக் கட்டுரைகள்</text:p>
          </table:table-cell>
          <table:table-cell table:style-name="ce10" office:value-type="string" calcext:value-type="string">
            <text:p><text:a xlink:href="https://www.projectmadurai.org/pm_etexts/pdf/pm0793pdf" xlink:type="simple">pm0793.pdf</text:a></text:p>
          </table:table-cell>
          <table:table-cell table:style-name="ce10" office:value-type="string" calcext:value-type="string">
            <text:p><text:a xlink:href="https://www.projectmadurai.org/pm_etexts/utf8/pmuni0793.html" xlink:type="simple">pmuni079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94" calcext:value-type="float">
            <text:p>794</text:p>
          </table:table-cell>
          <table:table-cell table:style-name="ce5" office:value-type="string" calcext:value-type="string">
            <text:p>திருவாசகத் தேன்</text:p>
          </table:table-cell>
          <table:table-cell table:style-name="ce8" office:value-type="string" calcext:value-type="string">
            <text:p>குன்றக்குடி அடிகள்</text:p>
          </table:table-cell>
          <table:table-cell table:style-name="ce8" office:value-type="string" calcext:value-type="string">
            <text:p>சமயம் - சைவம், ஆராய்ச்சிக் கட்டுரைகள்</text:p>
          </table:table-cell>
          <table:table-cell table:style-name="ce10" office:value-type="string" calcext:value-type="string">
            <text:p><text:a xlink:href="https://www.projectmadurai.org/pm_etexts/pdf/pm0794pdf" xlink:type="simple">pm0794.pdf</text:a></text:p>
          </table:table-cell>
          <table:table-cell table:style-name="ce10" office:value-type="string" calcext:value-type="string">
            <text:p><text:a xlink:href="https://www.projectmadurai.org/pm_etexts/utf8/pmuni0794.html" xlink:type="simple">pmuni079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95" calcext:value-type="float">
            <text:p>795</text:p>
          </table:table-cell>
          <table:table-cell table:style-name="ce4" office:value-type="string" calcext:value-type="string">
            <text:p>சிந்தனைத் துளிகள்</text:p>
          </table:table-cell>
          <table:table-cell table:style-name="ce7" office:value-type="string" calcext:value-type="string">
            <text:p>குன்றக்குடி அடிகள்</text:p>
          </table:table-cell>
          <table:table-cell table:style-name="ce7" office:value-type="string" calcext:value-type="string">
            <text:p>ஆராய்ச்சிக் கட்டுரைகள்</text:p>
          </table:table-cell>
          <table:table-cell table:style-name="ce10" office:value-type="string" calcext:value-type="string">
            <text:p><text:a xlink:href="https://www.projectmadurai.org/pm_etexts/pdf/pm0795pdf" xlink:type="simple">pm0795.pdf</text:a></text:p>
          </table:table-cell>
          <table:table-cell table:style-name="ce10" office:value-type="string" calcext:value-type="string">
            <text:p><text:a xlink:href="https://www.projectmadurai.org/pm_etexts/utf8/pmuni0795.html" xlink:type="simple">pmuni079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96" calcext:value-type="float">
            <text:p>796</text:p>
          </table:table-cell>
          <table:table-cell table:style-name="ce5" office:value-type="string" calcext:value-type="string">
            <text:p>குலோத்துங்கன் பிள்ளைத்தமிழ்</text:p>
          </table:table-cell>
          <table:table-cell table:style-name="ce8" office:value-type="string" calcext:value-type="string">
            <text:p>ஒட்டக்கூத்தர்</text:p>
          </table:table-cell>
          <table:table-cell table:style-name="ce8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796pdf" xlink:type="simple">pm0796.pdf</text:a></text:p>
          </table:table-cell>
          <table:table-cell table:style-name="ce10" office:value-type="string" calcext:value-type="string">
            <text:p><text:a xlink:href="https://www.projectmadurai.org/pm_etexts/utf8/pmuni0796.html" xlink:type="simple">pmuni0796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797_01</text:p>
          </table:table-cell>
          <table:table-cell table:style-name="ce4" office:value-type="string" calcext:value-type="string">
            <text:p>சிதம்பரக் குறவஞ்சி</text:p>
          </table:table-cell>
          <table:table-cell table:style-name="ce7" office:value-type="string" calcext:value-type="string">
            <text:p>பதிப்பாசிரியர் : மு. அருணாசலம்</text:p>
          </table:table-cell>
          <table:table-cell table:style-name="ce7" office:value-type="string" calcext:value-type="string">
            <text:p>பிரபந்தம் - குறவஞ்சி</text:p>
          </table:table-cell>
          <table:table-cell table:style-name="ce10" office:value-type="string" calcext:value-type="string">
            <text:p><text:a xlink:href="https://www.projectmadurai.org/pm_etexts/pdf/pm0797_01.pdf" xlink:type="simple">pm0797_01.pdf</text:a></text:p>
          </table:table-cell>
          <table:table-cell table:style-name="ce10" office:value-type="string" calcext:value-type="string">
            <text:p><text:a xlink:href="https://www.projectmadurai.org/pm_etexts/utf8/pmuni0797_01.html" xlink:type="simple">pmuni0797_01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797_02</text:p>
          </table:table-cell>
          <table:table-cell table:style-name="ce5" office:value-type="string" calcext:value-type="string">
            <text:p>ஸ்ரீமத் இராமயண சரித்திரக் கும்மி</text:p>
          </table:table-cell>
          <table:table-cell table:style-name="ce8" office:value-type="string" calcext:value-type="string">
            <text:p>கண்ணனூர் பத்மாஸனி அம்மாள்</text:p>
          </table:table-cell>
          <table:table-cell table:style-name="ce8" office:value-type="string" calcext:value-type="string">
            <text:p>பிரபந்தம் - கும்மி</text:p>
          </table:table-cell>
          <table:table-cell table:style-name="ce10" office:value-type="string" calcext:value-type="string">
            <text:p><text:a xlink:href="https://www.projectmadurai.org/pm_etexts/pdf/pm0797_02.pdf" xlink:type="simple">pm0797_02.pdf</text:a></text:p>
          </table:table-cell>
          <table:table-cell table:style-name="ce10" office:value-type="string" calcext:value-type="string">
            <text:p><text:a xlink:href="https://www.projectmadurai.org/pm_etexts/utf8/pmuni0797_02.html" xlink:type="simple">pmuni0797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798" calcext:value-type="float">
            <text:p>798</text:p>
          </table:table-cell>
          <table:table-cell table:style-name="ce4" office:value-type="string" calcext:value-type="string">
            <text:p>திருவள்ளுவமாலை</text:p>
          </table:table-cell>
          <table:table-cell table:style-name="ce7" office:value-type="string" calcext:value-type="string">
            <text:p>சங்கப் புலவர்கள்</text:p>
          </table:table-cell>
          <table:table-cell table:style-name="ce7" office:value-type="string" calcext:value-type="string">
            <text:p>பிரபந்தம் - மாலை</text:p>
          </table:table-cell>
          <table:table-cell table:style-name="ce10" office:value-type="string" calcext:value-type="string">
            <text:p><text:a xlink:href="https://www.projectmadurai.org/pm_etexts/pdf/pm0798,pdf" xlink:type="simple">pm0798.pdf</text:a></text:p>
          </table:table-cell>
          <table:table-cell table:style-name="ce10" office:value-type="string" calcext:value-type="string">
            <text:p><text:a xlink:href="https://www.projectmadurai.org/pm_etexts/utf8/pmuni0798.html" xlink:type="simple">pmuni0798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799" calcext:value-type="float">
            <text:p>799</text:p>
          </table:table-cell>
          <table:table-cell table:style-name="ce5" office:value-type="string" calcext:value-type="string">
            <text:p>அனுபோக வெண்பா (உரையுடன்)</text:p>
          </table:table-cell>
          <table:table-cell table:style-name="ce8" office:value-type="string" calcext:value-type="string">
            <text:p>அம்பலவாண தேசிகர் (திருவாவடுதுறை ஆதீனம்)</text:p>
          </table:table-cell>
          <table:table-cell table:style-name="ce8" office:value-type="string" calcext:value-type="string">
            <text:p>பண்டார சாத்திரம்</text:p>
          </table:table-cell>
          <table:table-cell table:style-name="ce10" office:value-type="string" calcext:value-type="string">
            <text:p><text:a xlink:href="https://www.projectmadurai.org/pm_etexts/pdf/pm0799.pdf" xlink:type="simple">pm0799.pdf</text:a></text:p>
          </table:table-cell>
          <table:table-cell table:style-name="ce10" office:value-type="string" calcext:value-type="string">
            <text:p><text:a xlink:href="https://www.projectmadurai.org/pm_etexts/utf8/pmuni0799.html" xlink:type="simple">pmuni0799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800" calcext:value-type="float">
            <text:p>800</text:p>
          </table:table-cell>
          <table:table-cell table:style-name="ce4" office:value-type="string" calcext:value-type="string">
            <text:p>உபதேச வெண்பா (உரையுடன்)</text:p>
          </table:table-cell>
          <table:table-cell table:style-name="ce7" office:value-type="string" calcext:value-type="string">
            <text:p>அம்பலவாண தேசிகர் (திருவாவடுதுறை ஆதீனம்)</text:p>
          </table:table-cell>
          <table:table-cell table:style-name="ce7" office:value-type="string" calcext:value-type="string">
            <text:p>பண்டார சாத்திரம்</text:p>
          </table:table-cell>
          <table:table-cell table:style-name="ce10" office:value-type="string" calcext:value-type="string">
            <text:p><text:a xlink:href="https://www.projectmadurai.org/pm_etexts/pdf/pm0800.pdf" xlink:type="simple">pm0800.pdf</text:a></text:p>
          </table:table-cell>
          <table:table-cell table:style-name="ce10" office:value-type="string" calcext:value-type="string">
            <text:p><text:a xlink:href="https://www.projectmadurai.org/pm_etexts/utf8/pmuni0800.html" xlink:type="simple">pmuni0800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01" calcext:value-type="float">
            <text:p>801</text:p>
          </table:table-cell>
          <table:table-cell table:style-name="ce5" office:value-type="string" calcext:value-type="string">
            <text:p>தசகாரியங்கள் 3 (உரையுடன்)</text:p>
          </table:table-cell>
          <table:table-cell table:style-name="ce8" office:value-type="string" calcext:value-type="string">
            <text:p>அம்பலவாண தேசிகர், தட்சிணாமூர்த்தி தேசிகர்</text:p>
            <text:p>&amp; சுவாமிநாத தேசிகர்</text:p>
          </table:table-cell>
          <table:table-cell table:style-name="ce8" office:value-type="string" calcext:value-type="string">
            <text:p>பண்டார சாத்திரம்</text:p>
          </table:table-cell>
          <table:table-cell table:style-name="ce10" office:value-type="string" calcext:value-type="string">
            <text:p><text:a xlink:href="https://www.projectmadurai.org/pm_etexts/pdf/pm0801.pdf" xlink:type="simple">pm0801.pdf</text:a></text:p>
          </table:table-cell>
          <table:table-cell table:style-name="ce10" office:value-type="string" calcext:value-type="string">
            <text:p><text:a xlink:href="https://www.projectmadurai.org/pm_etexts/utf8/pmuni0801.html" xlink:type="simple">pmuni080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802" calcext:value-type="float">
            <text:p>802</text:p>
          </table:table-cell>
          <table:table-cell table:style-name="ce4" office:value-type="string" calcext:value-type="string">
            <text:p>சன்மார்க்க சித்தியாரும் &amp;</text:p>
            <text:p>சிவாச்சிரமத்தெளிவும் (உரையுடன்)</text:p>
          </table:table-cell>
          <table:table-cell table:style-name="ce7" office:value-type="string" calcext:value-type="string">
            <text:p>அம்பலவாண தேசிகர் (திருவாவடுதுறை ஆதீனம்)</text:p>
          </table:table-cell>
          <table:table-cell table:style-name="ce7" office:value-type="string" calcext:value-type="string">
            <text:p>பண்டார சாத்திரம்</text:p>
          </table:table-cell>
          <table:table-cell table:style-name="ce10" office:value-type="string" calcext:value-type="string">
            <text:p><text:a xlink:href="https://www.projectmadurai.org/pm_etexts/pdf/pm0802.pdf" xlink:type="simple">pm0802.pdf</text:a></text:p>
          </table:table-cell>
          <table:table-cell table:style-name="ce10" office:value-type="string" calcext:value-type="string">
            <text:p><text:a xlink:href="https://www.projectmadurai.org/pm_etexts/utf8/pmuni0802.html" xlink:type="simple">pmuni08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03" calcext:value-type="float">
            <text:p>803</text:p>
          </table:table-cell>
          <table:table-cell table:style-name="ce5" office:value-type="string" calcext:value-type="string">
            <text:p>உபாயநிட்டை வெண்பா &amp;</text:p>
            <text:p>நிட்டைவிளக்கம் (உரையுடன்)</text:p>
          </table:table-cell>
          <table:table-cell table:style-name="ce8" office:value-type="string" calcext:value-type="string">
            <text:p>அம்பலவாண தேசிகர் (திருவாவடுதுறை ஆதீனம்)</text:p>
          </table:table-cell>
          <table:table-cell table:style-name="ce8" office:value-type="string" calcext:value-type="string">
            <text:p>பண்டார சாத்திரம்</text:p>
          </table:table-cell>
          <table:table-cell table:style-name="ce10" office:value-type="string" calcext:value-type="string">
            <text:p><text:a xlink:href="https://www.projectmadurai.org/pm_etexts/pdf/pm0803.pdf" xlink:type="simple">pm0803.pdf</text:a></text:p>
          </table:table-cell>
          <table:table-cell table:style-name="ce10" office:value-type="string" calcext:value-type="string">
            <text:p><text:a xlink:href="https://www.projectmadurai.org/pm_etexts/utf8/pmuni0803.html" xlink:type="simple">pmuni0803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804_01, 804_02</text:p>
          </table:table-cell>
          <table:table-cell table:style-name="ce4" office:value-type="string" calcext:value-type="string">
            <text:p>நமச்சிவாய மாலை (804_01)</text:p>
            <text:p>&amp; அதிசய மாலை (804_02)</text:p>
          </table:table-cell>
          <table:table-cell table:style-name="ce7" office:value-type="string" calcext:value-type="string">
            <text:p>அம்பலவாண தேசிகர் (திருவாவடுதுறை ஆதீனம்)</text:p>
          </table:table-cell>
          <table:table-cell table:style-name="ce7" office:value-type="string" calcext:value-type="string">
            <text:p>பண்டார சாத்திரம்</text:p>
          </table:table-cell>
          <table:table-cell table:style-name="ce10" office:value-type="string" calcext:value-type="string">
            <text:p><text:a xlink:href="https://www.projectmadurai.org/pm_etexts/pdf/pm0804_01.pdf" xlink:type="simple">pm0804_01.pdf
pm0804_02.pdf</text:a></text:p>
          </table:table-cell>
          <table:table-cell table:style-name="ce10" office:value-type="string" calcext:value-type="string">
            <text:p><text:a xlink:href="https://www.projectmadurai.org/pm_etexts/utf8/pmuni0804_01.html" xlink:type="simple">pmuni0804_01.html
pmuni0804_02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805_01, 805_02</text:p>
          </table:table-cell>
          <table:table-cell table:style-name="ce5" office:value-type="string" calcext:value-type="string">
            <text:p>சித்தாந்த சிகாமணி (805_01)</text:p>
            <text:p>&amp; சித்தாந்தப் பஃறொடை (805_02)</text:p>
          </table:table-cell>
          <table:table-cell table:style-name="ce8" office:value-type="string" calcext:value-type="string">
            <text:p>அம்பலவாண தேசிகர் (திருவாவடுதுறை ஆதீனம்)</text:p>
          </table:table-cell>
          <table:table-cell table:style-name="ce8" office:value-type="string" calcext:value-type="string">
            <text:p>பண்டார சாத்திரம்</text:p>
          </table:table-cell>
          <table:table-cell table:style-name="ce10" office:value-type="string" calcext:value-type="string">
            <text:p><text:a xlink:href="https://www.projectmadurai.org/pm_etexts/pdf/pm0805_01.pdf" xlink:type="simple">pm0805_01.pdf
pm0805_02.pdf</text:a></text:p>
          </table:table-cell>
          <table:table-cell table:style-name="ce10" office:value-type="string" calcext:value-type="string">
            <text:p><text:a xlink:href="https://www.projectmadurai.org/pm_etexts/utf8/pmuni0805_01.html" xlink:type="simple">pmuni0805_01.html
pmuni0805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806" calcext:value-type="float">
            <text:p>806</text:p>
          </table:table-cell>
          <table:table-cell table:style-name="ce4" office:value-type="string" calcext:value-type="string">
            <text:p>திரிபதார்த்தருபாதி தசகாரிய அகவல் &amp; சிவபோகசாரம்</text:p>
          </table:table-cell>
          <table:table-cell table:style-name="ce7" office:value-type="string" calcext:value-type="string">
            <text:p>குருஞானசம்பந்த தேசிக சுவாமிகள்</text:p>
          </table:table-cell>
          <table:table-cell table:style-name="ce7" office:value-type="string" calcext:value-type="string">
            <text:p>பண்டார சாத்திரம்</text:p>
          </table:table-cell>
          <table:table-cell table:style-name="ce10" office:value-type="string" calcext:value-type="string">
            <text:p><text:a xlink:href="https://www.projectmadurai.org/pm_etexts/pdf/pm0806.pdf" xlink:type="simple">pm0806.pdf</text:a></text:p>
          </table:table-cell>
          <table:table-cell table:style-name="ce10" office:value-type="string" calcext:value-type="string">
            <text:p><text:a xlink:href="https://www.projectmadurai.org/pm_etexts/utf8/pmuni0806.html" xlink:type="simple">pmuni0806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807_01, 807_02</text:p>
          </table:table-cell>
          <table:table-cell table:style-name="ce5" office:value-type="string" calcext:value-type="string">
            <text:p>காலந்தோறும் பெண் (பாகம் 1 , 807_01)</text:p>
            <text:p>(பாகம் 2, 807_02)</text:p>
          </table:table-cell>
          <table:table-cell table:style-name="ce8" office:value-type="string" calcext:value-type="string">
            <text:p>ராஜம் கிருஷ்ணன்</text:p>
          </table:table-cell>
          <table:table-cell table:style-name="ce8" office:value-type="string" calcext:value-type="string">
            <text:p>சமூகவியல் ஆய்வு</text:p>
          </table:table-cell>
          <table:table-cell table:style-name="ce10" office:value-type="string" calcext:value-type="string">
            <text:p><text:a xlink:href="https://www.projectmadurai.org/pm_etexts/pdf/pm0807_01.pdf" xlink:type="simple">pm0807_01.pdf
pm0807_02.pdf</text:a></text:p>
          </table:table-cell>
          <table:table-cell table:style-name="ce10" office:value-type="string" calcext:value-type="string">
            <text:p><text:a xlink:href="https://www.projectmadurai.org/pm_etexts/utf8/pmuni0807_01.html" xlink:type="simple">pmuni0807_01.html
pmuni0807_02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808_01, 808_02</text:p>
          </table:table-cell>
          <table:table-cell table:style-name="ce4" office:value-type="string" calcext:value-type="string">
            <text:p>புதிய திரிபுரங்கள்‌ (808_01)</text:p>
            <text:p>கேள்வித் தீ‌ (807_02)</text:p>
          </table:table-cell>
          <table:table-cell table:style-name="ce7" office:value-type="string" calcext:value-type="string">
            <text:p>சு. சமுத்திரம்‌</text:p>
          </table:table-cell>
          <table:table-cell table:style-name="ce7" office:value-type="string" calcext:value-type="string">
            <text:p>குறுநாவல்</text:p>
          </table:table-cell>
          <table:table-cell table:style-name="ce10" office:value-type="string" calcext:value-type="string">
            <text:p><text:a xlink:href="https://www.projectmadurai.org/pm_etexts/pdf/pm0808_01.pdf" xlink:type="simple">pm0808_01.pdf
pm0808_02.pdf</text:a></text:p>
          </table:table-cell>
          <table:table-cell table:style-name="ce10" office:value-type="string" calcext:value-type="string">
            <text:p><text:a xlink:href="https://www.projectmadurai.org/pm_etexts/utf8/pmuni0808_01.html" xlink:type="simple">pmuni0808_01.html
pmuni0808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09" calcext:value-type="float">
            <text:p>809</text:p>
          </table:table-cell>
          <table:table-cell table:style-name="ce5" office:value-type="string" calcext:value-type="string">
            <text:p>வளர்ப்பு மகள் (இரண்டு பாகங்களாக)</text:p>
          </table:table-cell>
          <table:table-cell table:style-name="ce8" office:value-type="string" calcext:value-type="string">
            <text:p>சு. சமுத்திரம்‌</text:p>
          </table:table-cell>
          <table:table-cell table:style-name="ce8" office:value-type="string" calcext:value-type="string">
            <text:p>நாவல் - புதினம்</text:p>
          </table:table-cell>
          <table:table-cell table:style-name="ce10" office:value-type="string" calcext:value-type="string">
            <text:p><text:a xlink:href="https://www.projectmadurai.org/pm_etexts/pdf/pm0809_01.pdf" xlink:type="simple">pm0809_01.pdf
pm0809_02.pdf</text:a></text:p>
          </table:table-cell>
          <table:table-cell table:style-name="ce10" office:value-type="string" calcext:value-type="string">
            <text:p><text:a xlink:href="https://www.projectmadurai.org/pm_etexts/utf8/pmuni0809_01.html" xlink:type="simple">pmuni0809_01.html
pmuni0809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810" calcext:value-type="float">
            <text:p>810</text:p>
          </table:table-cell>
          <table:table-cell table:style-name="ce4" office:value-type="string" calcext:value-type="string">
            <text:p>மூட்டம்</text:p>
          </table:table-cell>
          <table:table-cell table:style-name="ce7" office:value-type="string" calcext:value-type="string">
            <text:p>சு. சமுத்திரம்</text:p>
          </table:table-cell>
          <table:table-cell table:style-name="ce7" office:value-type="string" calcext:value-type="string">
            <text:p>நாவல் - புதினம்</text:p>
          </table:table-cell>
          <table:table-cell table:style-name="ce10" office:value-type="string" calcext:value-type="string">
            <text:p><text:a xlink:href="https://www.projectmadurai.org/pm_etexts/pdf/pm0810.pdf" xlink:type="simple">pm0810.pdf</text:a></text:p>
          </table:table-cell>
          <table:table-cell table:style-name="ce10" office:value-type="string" calcext:value-type="string">
            <text:p><text:a xlink:href="https://www.projectmadurai.org/pm_etexts/utf8/pmuni0810.html" xlink:type="simple">pmuni0810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11" calcext:value-type="float">
            <text:p>811</text:p>
          </table:table-cell>
          <table:table-cell table:style-name="ce5" office:value-type="string" calcext:value-type="string">
            <text:p>ஒரு சத்தியத்தின் அழுகை</text:p>
          </table:table-cell>
          <table:table-cell table:style-name="ce8" office:value-type="string" calcext:value-type="string">
            <text:p>சு. சமுத்திரம்</text:p>
          </table:table-cell>
          <table:table-cell table:style-name="ce8" office:value-type="string" calcext:value-type="string">
            <text:p>சிறுகதைகள்</text:p>
          </table:table-cell>
          <table:table-cell table:style-name="ce10" office:value-type="string" calcext:value-type="string">
            <text:p><text:a xlink:href="https://www.projectmadurai.org/pm_etexts/pdf/pm0811.pdf" xlink:type="simple">pm0811.pdf</text:a></text:p>
          </table:table-cell>
          <table:table-cell table:style-name="ce10" office:value-type="string" calcext:value-type="string">
            <text:p><text:a xlink:href="https://www.projectmadurai.org/pm_etexts/utf8/pmuni0811.html" xlink:type="simple">pmuni081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812" calcext:value-type="float">
            <text:p>812</text:p>
          </table:table-cell>
          <table:table-cell table:style-name="ce4" office:value-type="string" calcext:value-type="string">
            <text:p>ஒத்தை வீடு &amp; புதைமண்</text:p>
          </table:table-cell>
          <table:table-cell table:style-name="ce7" office:value-type="string" calcext:value-type="string">
            <text:p>சு. சமுத்திரம்</text:p>
          </table:table-cell>
          <table:table-cell table:style-name="ce7" office:value-type="string" calcext:value-type="string">
            <text:p>குறுநாவல்கள்</text:p>
          </table:table-cell>
          <table:table-cell table:style-name="ce10" office:value-type="string" calcext:value-type="string">
            <text:p><text:a xlink:href="https://www.projectmadurai.org/pm_etexts/pdf/pm0812_01.pdf" xlink:type="simple">pm0812_01.pdf
pm0812_02.pdf</text:a></text:p>
          </table:table-cell>
          <table:table-cell table:style-name="ce10" office:value-type="string" calcext:value-type="string">
            <text:p><text:a xlink:href="https://www.projectmadurai.org/pm_etexts/utf8/pmuni0812_01.html" xlink:type="simple">pmuni0812_01.html
pmuni0812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13" calcext:value-type="float">
            <text:p>813</text:p>
          </table:table-cell>
          <table:table-cell table:style-name="ce5" office:value-type="string" calcext:value-type="string">
            <text:p>என் பார்வையில் கலைஞர்' (இரண்டு பாகங்களாக)</text:p>
          </table:table-cell>
          <table:table-cell table:style-name="ce8" office:value-type="string" calcext:value-type="string">
            <text:p>சு. சமுத்திரம்‌</text:p>
          </table:table-cell>
          <table:table-cell table:style-name="ce8" office:value-type="string" calcext:value-type="string">
            <text:p>வாழ்க்கை வரலாறு</text:p>
          </table:table-cell>
          <table:table-cell table:style-name="ce10" office:value-type="string" calcext:value-type="string">
            <text:p><text:a xlink:href="https://www.projectmadurai.org/pm_etexts/pdf/pm0813_01.pdf" xlink:type="simple">pm0813_01.pdf
pm0813_02.pdf</text:a></text:p>
          </table:table-cell>
          <table:table-cell table:style-name="ce10" office:value-type="string" calcext:value-type="string">
            <text:p><text:a xlink:href="https://www.projectmadurai.org/pm_etexts/utf8/pmuni0813_01.html" xlink:type="simple">pmuni0813_01.html
pmuni0813_02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814_01</text:p>
          </table:table-cell>
          <table:table-cell table:style-name="ce4" office:value-type="string" calcext:value-type="string">
            <text:p>உஷா கல்யாணக்கும்மி</text:p>
          </table:table-cell>
          <table:table-cell table:style-name="ce7" office:value-type="string" calcext:value-type="string">
            <text:p>திருவல்லிக்கேணி குமாரத்தி வேதம்மாள்</text:p>
          </table:table-cell>
          <table:table-cell table:style-name="ce7" office:value-type="string" calcext:value-type="string">
            <text:p>பிரபந்தம் -கும்மி</text:p>
          </table:table-cell>
          <table:table-cell table:style-name="ce10" office:value-type="string" calcext:value-type="string">
            <text:p><text:a xlink:href="https://www.projectmadurai.org/pm_etexts/pdf/pm0814_01.pdf" xlink:type="simple">pm0814_01.pdf</text:a></text:p>
          </table:table-cell>
          <table:table-cell table:style-name="ce10" office:value-type="string" calcext:value-type="string">
            <text:p><text:a xlink:href="https://www.projectmadurai.org/pm_etexts/utf8/pmuni0814_01.html" xlink:type="simple">pmuni0814_01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814_02</text:p>
          </table:table-cell>
          <table:table-cell table:style-name="ce5" office:value-type="string" calcext:value-type="string">
            <text:p>கோவர்த்தனக் கும்மி</text:p>
          </table:table-cell>
          <table:table-cell table:style-name="ce8" office:value-type="string" calcext:value-type="string">
            <text:p>திருவேங்கடம் அம்மாள்</text:p>
          </table:table-cell>
          <table:table-cell table:style-name="ce8" office:value-type="string" calcext:value-type="string">
            <text:p>பிரபந்தம் -கும்மி</text:p>
          </table:table-cell>
          <table:table-cell table:style-name="ce10" office:value-type="string" calcext:value-type="string">
            <text:p><text:a xlink:href="https://www.projectmadurai.org/pm_etexts/pdf/pm0814_02.pdf" xlink:type="simple">pm0814_02.pdf</text:a></text:p>
          </table:table-cell>
          <table:table-cell table:style-name="ce10" office:value-type="string" calcext:value-type="string">
            <text:p><text:a xlink:href="https://www.projectmadurai.org/pm_etexts/utf8/pmuni0814_02.html" xlink:type="simple">pmuni0814_02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815_01</text:p>
          </table:table-cell>
          <table:table-cell table:style-name="ce4" office:value-type="string" calcext:value-type="string">
            <text:p>நளச்சக்கரவர்த்தி கும்மி</text:p>
          </table:table-cell>
          <table:table-cell table:style-name="ce7" office:value-type="string" calcext:value-type="string">
            <text:p>வீரராகவதாஸர்</text:p>
          </table:table-cell>
          <table:table-cell table:style-name="ce7" office:value-type="string" calcext:value-type="string">
            <text:p>பிரபந்தம் -கும்மி</text:p>
          </table:table-cell>
          <table:table-cell table:style-name="ce10" office:value-type="string" calcext:value-type="string">
            <text:p><text:a xlink:href="https://www.projectmadurai.org/pm_etexts/pdf/pm0815_01.pdf" xlink:type="simple">pm0815_01.pdf</text:a></text:p>
          </table:table-cell>
          <table:table-cell table:style-name="ce10" office:value-type="string" calcext:value-type="string">
            <text:p><text:a xlink:href="https://www.projectmadurai.org/pm_etexts/utf8/pmuni0815_01.html" xlink:type="simple">pmuni0815_01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815_02</text:p>
          </table:table-cell>
          <table:table-cell table:style-name="ce5" office:value-type="string" calcext:value-type="string">
            <text:p>ஸ்ரீஜானகி ஸ்வயம்வரக்கும்மி</text:p>
          </table:table-cell>
          <table:table-cell table:style-name="ce8" office:value-type="string" calcext:value-type="string">
            <text:p>ஸ்ரீரங்கம் ரங்கநாயகி அம்மாள்</text:p>
          </table:table-cell>
          <table:table-cell table:style-name="ce8" office:value-type="string" calcext:value-type="string">
            <text:p>பிரபந்தம் -கும்மி</text:p>
          </table:table-cell>
          <table:table-cell table:style-name="ce10" office:value-type="string" calcext:value-type="string">
            <text:p><text:a xlink:href="https://www.projectmadurai.org/pm_etexts/pdf/pm0815_02.pdf" xlink:type="simple">pm0815_02.pdf</text:a></text:p>
          </table:table-cell>
          <table:table-cell table:style-name="ce10" office:value-type="string" calcext:value-type="string">
            <text:p><text:a xlink:href="https://www.projectmadurai.org/pm_etexts/utf8/pmuni0815_02.html" xlink:type="simple">pmuni0815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816" calcext:value-type="float">
            <text:p>816</text:p>
          </table:table-cell>
          <table:table-cell table:style-name="ce4" office:value-type="string" calcext:value-type="string">
            <text:p>பாரதிக்குப்பின் தமிழ் உரைநடை</text:p>
          </table:table-cell>
          <table:table-cell table:style-name="ce7" office:value-type="string" calcext:value-type="string">
            <text:p>வல்லிக்கண்ணன்</text:p>
          </table:table-cell>
          <table:table-cell table:style-name="ce7" office:value-type="string" calcext:value-type="string">
            <text:p>இலக்கிய பகுப்பாய்வு</text:p>
          </table:table-cell>
          <table:table-cell table:style-name="ce10" office:value-type="string" calcext:value-type="string">
            <text:p><text:a xlink:href="https://www.projectmadurai.org/pm_etexts/pdf/pm0816.pdf" xlink:type="simple">pm0816.pdf</text:a></text:p>
          </table:table-cell>
          <table:table-cell table:style-name="ce10" office:value-type="string" calcext:value-type="string">
            <text:p><text:a xlink:href="https://www.projectmadurai.org/pm_etexts/utf8/pmuni0816.html" xlink:type="simple">pmuni0816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17" calcext:value-type="float">
            <text:p>817</text:p>
          </table:table-cell>
          <table:table-cell table:style-name="ce5" office:value-type="string" calcext:value-type="string">
            <text:p>குமரேச சதகம் - ஆங்கில மொழிபெயர்ப்பு</text:p>
            <text:p>kumarEca catakam - English Translation</text:p>
          </table:table-cell>
          <table:table-cell table:style-name="ce8" office:value-type="string" calcext:value-type="string">
            <text:p>குருபாத தாசர் - கௌசல்யா ஹார்ட் / kurupAta tAcar - Kausalya Hart</text:p>
          </table:table-cell>
          <table:table-cell table:style-name="ce8" office:value-type="string" calcext:value-type="string">
            <text:p>பிரபந்தம் - மொழிபெயர்ப்பு</text:p>
          </table:table-cell>
          <table:table-cell table:style-name="ce10" office:value-type="string" calcext:value-type="string">
            <text:p><text:a xlink:href="https://www.projectmadurai.org/pm_etexts/pdf/pm0817.pdf" xlink:type="simple">pm0817.pdf</text:a></text:p>
          </table:table-cell>
          <table:table-cell table:style-name="ce10" office:value-type="string" calcext:value-type="string">
            <text:p><text:a xlink:href="https://www.projectmadurai.org/pm_etexts/utf8/pmuni0817.html" xlink:type="simple">pmuni0817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818" calcext:value-type="float">
            <text:p>818</text:p>
          </table:table-cell>
          <table:table-cell table:style-name="ce4" office:value-type="string" calcext:value-type="string">
            <text:p>மணிமேகலைச் சுருக்கம்(பாகம் 1, 2)</text:p>
            <text:p>மூலம், உரைக் குறிப்புக்களுடன்</text:p>
          </table:table-cell>
          <table:table-cell table:style-name="ce7" office:value-type="string" calcext:value-type="string">
            <text:p>ஔவை. சு. துரைசாமிப் பிள்ளை‌</text:p>
          </table:table-cell>
          <table:table-cell table:style-name="ce7" office:value-type="string" calcext:value-type="string">
            <text:p>காப்பியம்</text:p>
          </table:table-cell>
          <table:table-cell table:style-name="ce10" office:value-type="string" calcext:value-type="string">
            <text:p><text:a xlink:href="https://www.projectmadurai.org/pm_etexts/pdf/pm0818_01.pdf" xlink:type="simple">pm0818_01.pdf
pm0818_02.pdf</text:a></text:p>
          </table:table-cell>
          <table:table-cell table:style-name="ce10" office:value-type="string" calcext:value-type="string">
            <text:p><text:a xlink:href="https://www.projectmadurai.org/pm_etexts/utf8/pmuni0818_01.html" xlink:type="simple">pmuni0818_01.html
pmuni0818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19" calcext:value-type="float">
            <text:p>819</text:p>
          </table:table-cell>
          <table:table-cell table:style-name="ce5" office:value-type="string" calcext:value-type="string">
            <text:p>இந்திர மயம் (819_01)</text:p>
            <text:p>தராசு *819_02</text:p>
          </table:table-cell>
          <table:table-cell table:style-name="ce8" office:value-type="string" calcext:value-type="string">
            <text:p>சு. சமுத்திரம்‌‌</text:p>
          </table:table-cell>
          <table:table-cell table:style-name="ce8" office:value-type="string" calcext:value-type="string">
            <text:p>சிறுகதைகள் - தொகுப்பு</text:p>
          </table:table-cell>
          <table:table-cell table:style-name="ce10" office:value-type="string" calcext:value-type="string">
            <text:p><text:a xlink:href="https://www.projectmadurai.org/pm_etexts/pdf/pm0819_01.pdf" xlink:type="simple">pm0819_01.pdf
pm0819_02.pdf</text:a></text:p>
          </table:table-cell>
          <table:table-cell table:style-name="ce10" office:value-type="string" calcext:value-type="string">
            <text:p><text:a xlink:href="https://www.projectmadurai.org/pm_etexts/utf8/pmuni0819_01.html" xlink:type="simple">pmuni0819_01.html
pmuni0819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820" calcext:value-type="float">
            <text:p>820</text:p>
          </table:table-cell>
          <table:table-cell table:style-name="ce4" office:value-type="string" calcext:value-type="string">
            <text:p>உள்ளொளி (இரண்டு பாகங்களாக)</text:p>
          </table:table-cell>
          <table:table-cell table:style-name="ce7" office:value-type="string" calcext:value-type="string">
            <text:p>திரு. வி. கலியாணசுந்தரனார்</text:p>
          </table:table-cell>
          <table:table-cell table:style-name="ce7" office:value-type="string" calcext:value-type="string">
            <text:p>சொற்பொழிவு/ கட்டுரைகள்</text:p>
          </table:table-cell>
          <table:table-cell table:style-name="ce10" office:value-type="string" calcext:value-type="string">
            <text:p><text:a xlink:href="https://www.projectmadurai.org/pm_etexts/pdf/pm0820_01.pdf" xlink:type="simple">pm0820.pdf
pm0820.pdf</text:a></text:p>
          </table:table-cell>
          <table:table-cell table:style-name="ce10" office:value-type="string" calcext:value-type="string">
            <text:p><text:a xlink:href="https://www.projectmadurai.org/pm_etexts/utf8/pmuni0820_01.html" xlink:type="simple">pmuni0820_01.html
pmuni0820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21" calcext:value-type="float">
            <text:p>821</text:p>
          </table:table-cell>
          <table:table-cell table:style-name="ce5" office:value-type="string" calcext:value-type="string">
            <text:p>திருக்கதிரகாமப் பிள்ளைத்தமிழ்</text:p>
          </table:table-cell>
          <table:table-cell table:style-name="ce8" office:value-type="string" calcext:value-type="string">
            <text:p>சிவங் கருணாலய பாண்டியப் புலவர்</text:p>
          </table:table-cell>
          <table:table-cell table:style-name="ce8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821.pdf" xlink:type="simple">pm0821.pdf</text:a></text:p>
          </table:table-cell>
          <table:table-cell table:style-name="ce10" office:value-type="string" calcext:value-type="string">
            <text:p><text:a xlink:href="https://www.projectmadurai.org/pm_etexts/utf8/pmuni0821.html" xlink:type="simple">pmuni082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822" calcext:value-type="float">
            <text:p>822</text:p>
          </table:table-cell>
          <table:table-cell table:style-name="ce4" office:value-type="string" calcext:value-type="string">
            <text:p>திருக்கோகர்ணம் பெரியநாயகி பிள்ளைத் தமிழ்</text:p>
          </table:table-cell>
          <table:table-cell table:style-name="ce7" office:value-type="string" calcext:value-type="string">
            <text:p>கவிராஜ பண்டித நா. கனகராஜய்யர்</text:p>
          </table:table-cell>
          <table:table-cell table:style-name="ce7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822.pdf" xlink:type="simple">pm0822.pdf</text:a></text:p>
          </table:table-cell>
          <table:table-cell table:style-name="ce10" office:value-type="string" calcext:value-type="string">
            <text:p><text:a xlink:href="https://www.projectmadurai.org/pm_etexts/utf8/pmuni0822.html" xlink:type="simple">pmuni082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23" calcext:value-type="float">
            <text:p>823</text:p>
          </table:table-cell>
          <table:table-cell table:style-name="ce5" office:value-type="string" calcext:value-type="string">
            <text:p>அரும்பாத்தை வேதவிநாயகர் பிள்ளைத்தமிழ் (குறிப்புரையுடன்)</text:p>
            <text:p>பிள்ளைத் தமிழ்க் கொத்து - பாகம் 1</text:p>
          </table:table-cell>
          <table:table-cell table:style-name="ce8" office:value-type="string" calcext:value-type="string">
            <text:p>....</text:p>
          </table:table-cell>
          <table:table-cell table:style-name="ce8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823.pdf" xlink:type="simple">pm0823.pdf</text:a></text:p>
          </table:table-cell>
          <table:table-cell table:style-name="ce10" office:value-type="string" calcext:value-type="string">
            <text:p><text:a xlink:href="https://www.projectmadurai.org/pm_etexts/utf8/pmuni0823.html" xlink:type="simple">pmuni082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824" calcext:value-type="float">
            <text:p>824</text:p>
          </table:table-cell>
          <table:table-cell table:style-name="ce4" office:value-type="string" calcext:value-type="string">
            <text:p>2. வைகுந்தநாதன் பிள்ளைத்தமிழ்</text:p>
            <text:p>பிள்ளைத் தமிழ்க் கொத்து - பாகம் 2</text:p>
          </table:table-cell>
          <table:table-cell table:style-name="ce7" office:value-type="string" calcext:value-type="string">
            <text:p>....</text:p>
          </table:table-cell>
          <table:table-cell table:style-name="ce7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824.pdf" xlink:type="simple">pm0824.pdf</text:a></text:p>
          </table:table-cell>
          <table:table-cell table:style-name="ce10" office:value-type="string" calcext:value-type="string">
            <text:p><text:a xlink:href="https://www.projectmadurai.org/pm_etexts/utf8/pmuni0824.html" xlink:type="simple">pmuni0824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25" calcext:value-type="float">
            <text:p>825</text:p>
          </table:table-cell>
          <table:table-cell table:style-name="ce5" office:value-type="string" calcext:value-type="string">
            <text:p>3. இராகவர் பிள்ளைத்தமிழ்</text:p>
            <text:p>பிள்ளைத் தமிழ்க் கொத்து - பாகம் 3</text:p>
          </table:table-cell>
          <table:table-cell table:style-name="ce8" office:value-type="string" calcext:value-type="string">
            <text:p>....</text:p>
          </table:table-cell>
          <table:table-cell table:style-name="ce8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825.pdf" xlink:type="simple">pm0825.pdf</text:a></text:p>
          </table:table-cell>
          <table:table-cell table:style-name="ce10" office:value-type="string" calcext:value-type="string">
            <text:p><text:a xlink:href="https://www.projectmadurai.org/pm_etexts/utf8/pmuni0825.html" xlink:type="simple">pmuni0825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826" calcext:value-type="float">
            <text:p>826</text:p>
          </table:table-cell>
          <table:table-cell table:style-name="ce4" office:value-type="string" calcext:value-type="string">
            <text:p>4. தில்லை சிவகாமியம்மை பிள்ளைத் தமிழ்</text:p>
            <text:p>பிள்ளைத் தமிழ்க் கொத்து - பாகம் 4</text:p>
          </table:table-cell>
          <table:table-cell table:style-name="ce7" office:value-type="string" calcext:value-type="string">
            <text:p>....</text:p>
          </table:table-cell>
          <table:table-cell table:style-name="ce7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826.pdf" xlink:type="simple">pm0826.pdf</text:a></text:p>
          </table:table-cell>
          <table:table-cell table:style-name="ce10" office:value-type="string" calcext:value-type="string">
            <text:p><text:a xlink:href="https://www.projectmadurai.org/pm_etexts/utf8/pmuni0826.html" xlink:type="simple">pmuni0826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27" calcext:value-type="float">
            <text:p>827</text:p>
          </table:table-cell>
          <table:table-cell table:style-name="ce5" office:value-type="string" calcext:value-type="string">
            <text:p>5. புதுவை திரிபுரசுந்தரி பிள்ளைத் தமிழ்</text:p>
            <text:p>பிள்ளைத் தமிழ்க் கொத்து - பாகம் 5</text:p>
          </table:table-cell>
          <table:table-cell table:style-name="ce8" office:value-type="string" calcext:value-type="string">
            <text:p>....</text:p>
          </table:table-cell>
          <table:table-cell table:style-name="ce8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827.pdf" xlink:type="simple">pm0827.pdf</text:a></text:p>
          </table:table-cell>
          <table:table-cell table:style-name="ce10" office:value-type="string" calcext:value-type="string">
            <text:p><text:a xlink:href="https://www.projectmadurai.org/pm_etexts/utf8/pmuni0827.html" xlink:type="simple">pmuni0827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828" calcext:value-type="float">
            <text:p>828</text:p>
          </table:table-cell>
          <table:table-cell table:style-name="ce4" office:value-type="string" calcext:value-type="string">
            <text:p>6. தூத்துக்குடி பாகம்பிரியாவம்மை பிள்ளைத்தமிழ்</text:p>
            <text:p>பிள்ளைத் தமிழ்க் கொத்து - பாகம் 6</text:p>
          </table:table-cell>
          <table:table-cell table:style-name="ce7" office:value-type="string" calcext:value-type="string">
            <text:p>....</text:p>
          </table:table-cell>
          <table:table-cell table:style-name="ce7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828.pdf" xlink:type="simple">pm0828.pdf</text:a></text:p>
          </table:table-cell>
          <table:table-cell table:style-name="ce10" office:value-type="string" calcext:value-type="string">
            <text:p><text:a xlink:href="https://www.projectmadurai.org/pm_etexts/utf8/pmuni0828.html" xlink:type="simple">pmuni0828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29" calcext:value-type="float">
            <text:p>829</text:p>
          </table:table-cell>
          <table:table-cell table:style-name="ce5" office:value-type="string" calcext:value-type="string">
            <text:p>7. சிவானந்தன் பிள்ளைத்தமிழ் (குறிப்புரையுடன்)</text:p>
            <text:p>பிள்ளைத் தமிழ்க் கொத்து - பாகம் 7</text:p>
          </table:table-cell>
          <table:table-cell table:style-name="ce8" office:value-type="string" calcext:value-type="string">
            <text:p>....</text:p>
          </table:table-cell>
          <table:table-cell table:style-name="ce8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829.pdf" xlink:type="simple">pm0829.pdf</text:a></text:p>
          </table:table-cell>
          <table:table-cell table:style-name="ce10" office:value-type="string" calcext:value-type="string">
            <text:p><text:a xlink:href="https://www.projectmadurai.org/pm_etexts/utf8/pmuni0829.html" xlink:type="simple">pmuni0829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830" calcext:value-type="float">
            <text:p>830</text:p>
          </table:table-cell>
          <table:table-cell table:style-name="ce4" office:value-type="string" calcext:value-type="string">
            <text:p>"சோணசைலமாலை" (குறிப்புரையுடன்)</text:p>
            <text:p>பனுவல் திரட்டு - பாகம் 1</text:p>
          </table:table-cell>
          <table:table-cell table:style-name="ce7" office:value-type="string" calcext:value-type="string">
            <text:p>துறைமங்கலம் சிவப்பிரகாச சுவாமிகள்</text:p>
          </table:table-cell>
          <table:table-cell table:style-name="ce7" office:value-type="string" calcext:value-type="string">
            <text:p>பிரபந்தம் - மாலை</text:p>
          </table:table-cell>
          <table:table-cell table:style-name="ce10" office:value-type="string" calcext:value-type="string">
            <text:p><text:a xlink:href="https://www.projectmadurai.org/pm_etexts/pdf/pm0830.pdf" xlink:type="simple">pm0830.pdf</text:a></text:p>
          </table:table-cell>
          <table:table-cell table:style-name="ce10" office:value-type="string" calcext:value-type="string">
            <text:p><text:a xlink:href="https://www.projectmadurai.org/pm_etexts/utf8/pmuni0830.html" xlink:type="simple">pmuni0830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31" calcext:value-type="float">
            <text:p>831</text:p>
          </table:table-cell>
          <table:table-cell table:style-name="ce5" office:value-type="string" calcext:value-type="string">
            <text:p>திருச்செந்தில் நிரோட்டக யமகவந்தாதி (குறிப்புரையுடன்)</text:p>
            <text:p>பனுவல் திரட்டு - பாகம் 2</text:p>
          </table:table-cell>
          <table:table-cell table:style-name="ce8" office:value-type="string" calcext:value-type="string">
            <text:p>துறைமங்கலம் சிவப்பிரகாச சுவாமிகள்</text:p>
          </table:table-cell>
          <table:table-cell table:style-name="ce8" office:value-type="string" calcext:value-type="string">
            <text:p>பிரபந்தம் - அந்தாதி</text:p>
          </table:table-cell>
          <table:table-cell table:style-name="ce10" office:value-type="string" calcext:value-type="string">
            <text:p><text:a xlink:href="https://www.projectmadurai.org/pm_etexts/pdf/pm0831.pdf" xlink:type="simple">pm0831.pdf</text:a></text:p>
          </table:table-cell>
          <table:table-cell table:style-name="ce10" office:value-type="string" calcext:value-type="string">
            <text:p><text:a xlink:href="https://www.projectmadurai.org/pm_etexts/utf8/pmuni0831.html" xlink:type="simple">pmuni083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832" calcext:value-type="float">
            <text:p>832</text:p>
          </table:table-cell>
          <table:table-cell table:style-name="ce4" office:value-type="string" calcext:value-type="string">
            <text:p>திருவெங்கைக்கோவை (குறிப்புரையுடன்)</text:p>
          </table:table-cell>
          <table:table-cell table:style-name="ce7" office:value-type="string" calcext:value-type="string">
            <text:p>துறைமங்கலம் சிவப்பிரகாச சுவாமிகள்</text:p>
          </table:table-cell>
          <table:table-cell table:style-name="ce7" office:value-type="string" calcext:value-type="string">
            <text:p>பிரபந்தம் - கோவை</text:p>
          </table:table-cell>
          <table:table-cell table:style-name="ce10" office:value-type="string" calcext:value-type="string">
            <text:p><text:a xlink:href="https://www.projectmadurai.org/pm_etexts/pdf/pm0832.pdf" xlink:type="simple">pm0832.pdf</text:a></text:p>
          </table:table-cell>
          <table:table-cell table:style-name="ce10" office:value-type="string" calcext:value-type="string">
            <text:p><text:a xlink:href="https://www.projectmadurai.org/pm_etexts/utf8/pmuni0832.html" xlink:type="simple">pmuni083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33" calcext:value-type="float">
            <text:p>833</text:p>
          </table:table-cell>
          <table:table-cell table:style-name="ce5" office:value-type="string" calcext:value-type="string">
            <text:p>திருவெங்கைக் கலம்பகம் (குறிப்புரையுடன்)</text:p>
          </table:table-cell>
          <table:table-cell table:style-name="ce8" office:value-type="string" calcext:value-type="string">
            <text:p>துறைமங்கலம் சிவப்பிரகாச சுவாமிகள்</text:p>
          </table:table-cell>
          <table:table-cell table:style-name="ce8" office:value-type="string" calcext:value-type="string">
            <text:p>பிரபந்தம் - கலம்பகம்</text:p>
          </table:table-cell>
          <table:table-cell table:style-name="ce10" office:value-type="string" calcext:value-type="string">
            <text:p><text:a xlink:href="https://www.projectmadurai.org/pm_etexts/pdf/pm0833.pdf" xlink:type="simple">pm0833.pdf</text:a></text:p>
          </table:table-cell>
          <table:table-cell table:style-name="ce10" office:value-type="string" calcext:value-type="string">
            <text:p><text:a xlink:href="https://www.projectmadurai.org/pm_etexts/utf8/pmuni0833.html" xlink:type="simple">pmuni083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834" calcext:value-type="float">
            <text:p>834</text:p>
          </table:table-cell>
          <table:table-cell table:style-name="ce4" office:value-type="string" calcext:value-type="string">
            <text:p>திருவெங்கையுலா</text:p>
          </table:table-cell>
          <table:table-cell table:style-name="ce7" office:value-type="string" calcext:value-type="string">
            <text:p>துறைமங்கலம் சிவப்பிரகாச சுவாமிகள்</text:p>
          </table:table-cell>
          <table:table-cell table:style-name="ce7" office:value-type="string" calcext:value-type="string">
            <text:p>பிரபந்தம் - உலா</text:p>
          </table:table-cell>
          <table:table-cell table:style-name="ce10" office:value-type="string" calcext:value-type="string">
            <text:p><text:a xlink:href="https://www.projectmadurai.org/pm_etexts/pdf/pm0834.pdf" xlink:type="simple">pm0834.pdf</text:a></text:p>
          </table:table-cell>
          <table:table-cell table:style-name="ce10" office:value-type="string" calcext:value-type="string">
            <text:p><text:a xlink:href="https://www.projectmadurai.org/pm_etexts/utf8/pmuni0834.html" xlink:type="simple">pmuni0834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35" calcext:value-type="float">
            <text:p>835</text:p>
          </table:table-cell>
          <table:table-cell table:style-name="ce5" office:value-type="string" calcext:value-type="string">
            <text:p>ஸ்ரீ சிவஞானபாலைய தேசிகர் கலம்பகம் (குறிப்புரையுடன்)</text:p>
          </table:table-cell>
          <table:table-cell table:style-name="ce8" office:value-type="string" calcext:value-type="string">
            <text:p>துறைமங்கலம் சிவப்பிரகாச சுவாமிகள்</text:p>
          </table:table-cell>
          <table:table-cell table:style-name="ce8" office:value-type="string" calcext:value-type="string">
            <text:p>பிரபந்தம் - கலம்பகம்</text:p>
          </table:table-cell>
          <table:table-cell table:style-name="ce10" office:value-type="string" calcext:value-type="string">
            <text:p><text:a xlink:href="https://www.projectmadurai.org/pm_etexts/pdf/pm0835.pdf" xlink:type="simple">pm0835.pdf</text:a></text:p>
          </table:table-cell>
          <table:table-cell table:style-name="ce10" office:value-type="string" calcext:value-type="string">
            <text:p><text:a xlink:href="https://www.projectmadurai.org/pm_etexts/utf8/pmuni0835.html" xlink:type="simple">pmuni0835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836" calcext:value-type="float">
            <text:p>836</text:p>
          </table:table-cell>
          <table:table-cell table:style-name="ce4" office:value-type="string" calcext:value-type="string">
            <text:p>ஸ்ரீ சிவஞானபாலையசுவாமிகள் பிள்ளைத்தமிழ் (குறிப்புரையுடன்)</text:p>
          </table:table-cell>
          <table:table-cell table:style-name="ce7" office:value-type="string" calcext:value-type="string">
            <text:p>துறைமங்கலம் சிவப்பிரகாச சுவாமிகள்</text:p>
          </table:table-cell>
          <table:table-cell table:style-name="ce7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836.pdf" xlink:type="simple">pm0836.pdf</text:a></text:p>
          </table:table-cell>
          <table:table-cell table:style-name="ce10" office:value-type="string" calcext:value-type="string">
            <text:p><text:a xlink:href="https://www.projectmadurai.org/pm_etexts/utf8/pmuni0836.html" xlink:type="simple">pmuni0836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37" calcext:value-type="float">
            <text:p>837</text:p>
          </table:table-cell>
          <table:table-cell table:style-name="ce5" office:value-type="string" calcext:value-type="string">
            <text:p>ஸ்ரீ சிவஞானபாலைய சுவாமிகள் நெஞ்சுவிடுதூது</text:p>
          </table:table-cell>
          <table:table-cell table:style-name="ce8" office:value-type="string" calcext:value-type="string">
            <text:p>துறைமங்கலம் சிவப்பிரகாச சுவாமிகள்</text:p>
          </table:table-cell>
          <table:table-cell table:style-name="ce8" office:value-type="string" calcext:value-type="string">
            <text:p>பிரபந்தம் - தூது</text:p>
          </table:table-cell>
          <table:table-cell table:style-name="ce10" office:value-type="string" calcext:value-type="string">
            <text:p><text:a xlink:href="https://www.projectmadurai.org/pm_etexts/pdf/pm0837.pdf" xlink:type="simple">pm0837.pdf</text:a></text:p>
          </table:table-cell>
          <table:table-cell table:style-name="ce10" office:value-type="string" calcext:value-type="string">
            <text:p><text:a xlink:href="https://www.projectmadurai.org/pm_etexts/utf8/pmuni0837.html" xlink:type="simple">pmuni0837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838_01</text:p>
          </table:table-cell>
          <table:table-cell table:style-name="ce4" office:value-type="string" calcext:value-type="string">
            <text:p>சிவப்பிரகாச சுவாமிகள் வாழ்க்கை வரலாறும் நூல்கள்களும்</text:p>
          </table:table-cell>
          <table:table-cell table:style-name="ce7" office:value-type="string" calcext:value-type="string">
            <text:p>துறைமங்கலம் சிவப்பிரகாச சுவாமிகள்</text:p>
          </table:table-cell>
          <table:table-cell table:style-name="ce7" office:value-type="string" calcext:value-type="string">
            <text:p>வாழ்க்கை வரலாறு</text:p>
          </table:table-cell>
          <table:table-cell table:style-name="ce10" office:value-type="string" calcext:value-type="string">
            <text:p><text:a xlink:href="https://www.projectmadurai.org/pm_etexts/pdf/pm0838_01.pdf" xlink:type="simple">pm0838_01.pdf</text:a></text:p>
          </table:table-cell>
          <table:table-cell table:style-name="ce10" office:value-type="string" calcext:value-type="string">
            <text:p><text:a xlink:href="https://www.projectmadurai.org/pm_etexts/utf8/pmuni0838_01.html" xlink:type="simple">pmuni0838_01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838_02</text:p>
          </table:table-cell>
          <table:table-cell table:style-name="ce5" office:value-type="string" calcext:value-type="string">
            <text:p>ஸ்ரீ சிவஞானபாலைய சுவாமிகள் தாலாட்டு &amp;</text:p>
            <text:p>திருப்பள்ளியெழுச்சி ( விளக்கக் குறிப்புரையுடன்)</text:p>
          </table:table-cell>
          <table:table-cell table:style-name="ce8" office:value-type="string" calcext:value-type="string">
            <text:p>துறைமங்கலம் சிவப்பிரகாச சுவாமிகள்</text:p>
          </table:table-cell>
          <table:table-cell table:style-name="ce8" office:value-type="string" calcext:value-type="string">
            <text:p>பிரபந்தம் - தாலாட்டு</text:p>
          </table:table-cell>
          <table:table-cell table:style-name="ce10" office:value-type="string" calcext:value-type="string">
            <text:p><text:a xlink:href="https://www.projectmadurai.org/pm_etexts/pdf/pm0838_02.pdf" xlink:type="simple">pm0838_02.pdf</text:a></text:p>
          </table:table-cell>
          <table:table-cell table:style-name="ce10" office:value-type="string" calcext:value-type="string">
            <text:p><text:a xlink:href="https://www.projectmadurai.org/pm_etexts/utf8/pmuni0838_02.html" xlink:type="simple">pmuni0838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839" calcext:value-type="float">
            <text:p>839</text:p>
          </table:table-cell>
          <table:table-cell table:style-name="ce4" office:value-type="string" calcext:value-type="string">
            <text:p>நெற்றிக் கண் (2 பாகங்களாக)</text:p>
          </table:table-cell>
          <table:table-cell table:style-name="ce7" office:value-type="string" calcext:value-type="string">
            <text:p>தீபம் நா. பார்த்தசாரதி</text:p>
          </table:table-cell>
          <table:table-cell table:style-name="ce7" office:value-type="string" calcext:value-type="string">
            <text:p>நாவல் / புதினம்</text:p>
          </table:table-cell>
          <table:table-cell table:style-name="ce10" office:value-type="string" calcext:value-type="string">
            <text:p><text:a xlink:href="https://www.projectmadurai.org/pm_etexts/pdf/pm0839.pdf" xlink:type="simple">pm0839.pdf</text:a></text:p>
          </table:table-cell>
          <table:table-cell table:style-name="ce10" office:value-type="string" calcext:value-type="string">
            <text:p><text:a xlink:href="https://www.projectmadurai.org/pm_etexts/utf8/pmuni0839.html" xlink:type="simple">pmuni083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40" calcext:value-type="float">
            <text:p>840</text:p>
          </table:table-cell>
          <table:table-cell table:style-name="ce5" office:value-type="string" calcext:value-type="string">
            <text:p>மூலக் கனல் (2 பாகங்களாக)</text:p>
          </table:table-cell>
          <table:table-cell table:style-name="ce8" office:value-type="string" calcext:value-type="string">
            <text:p>தீபம் நா. பார்த்தசாரதி</text:p>
          </table:table-cell>
          <table:table-cell table:style-name="ce8" office:value-type="string" calcext:value-type="string">
            <text:p>நாவல் / புதினம்</text:p>
          </table:table-cell>
          <table:table-cell table:style-name="ce10" office:value-type="string" calcext:value-type="string">
            <text:p><text:a xlink:href="https://www.projectmadurai.org/pm_etexts/pdf/pm0840.pdf" xlink:type="simple">pm0840.pdf</text:a></text:p>
          </table:table-cell>
          <table:table-cell table:style-name="ce10" office:value-type="string" calcext:value-type="string">
            <text:p><text:a xlink:href="https://www.projectmadurai.org/pm_etexts/utf8/pmuni0840.html" xlink:type="simple">pmuni084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841" calcext:value-type="float">
            <text:p>841</text:p>
          </table:table-cell>
          <table:table-cell table:style-name="ce4" office:value-type="string" calcext:value-type="string">
            <text:p>அனிச்ச மலர் (2 பாகங்களாக)</text:p>
          </table:table-cell>
          <table:table-cell table:style-name="ce7" office:value-type="string" calcext:value-type="string">
            <text:p>தீபம் நா. பார்த்தசாரதி</text:p>
          </table:table-cell>
          <table:table-cell table:style-name="ce7" office:value-type="string" calcext:value-type="string">
            <text:p>நாவல் / புதினம்</text:p>
          </table:table-cell>
          <table:table-cell table:style-name="ce10" office:value-type="string" calcext:value-type="string">
            <text:p><text:a xlink:href="https://www.projectmadurai.org/pm_etexts/pdf/pm0841.pdf" xlink:type="simple">pm0841.pdf</text:a></text:p>
          </table:table-cell>
          <table:table-cell table:style-name="ce10" office:value-type="string" calcext:value-type="string">
            <text:p><text:a xlink:href="https://www.projectmadurai.org/pm_etexts/utf8/pmuni0841.html" xlink:type="simple">pmuni084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42" calcext:value-type="float">
            <text:p>842</text:p>
          </table:table-cell>
          <table:table-cell table:style-name="ce5" office:value-type="string" calcext:value-type="string">
            <text:p>கயிலாசநாதர் சதகம்</text:p>
          </table:table-cell>
          <table:table-cell table:style-name="ce8" office:value-type="string" calcext:value-type="string">
            <text:p>சிதம்பரம் பிள்ளை</text:p>
          </table:table-cell>
          <table:table-cell table:style-name="ce8" office:value-type="string" calcext:value-type="string">
            <text:p>பிரபந்தம் - சதகம்</text:p>
          </table:table-cell>
          <table:table-cell table:style-name="ce10" office:value-type="string" calcext:value-type="string">
            <text:p><text:a xlink:href="https://www.projectmadurai.org/pm_etexts/pdf/pm0842.pdf" xlink:type="simple">pm0842.pdf</text:a></text:p>
          </table:table-cell>
          <table:table-cell table:style-name="ce10" office:value-type="string" calcext:value-type="string">
            <text:p><text:a xlink:href="https://www.projectmadurai.org/pm_etexts/utf8/pmuni0842.html" xlink:type="simple">pmuni084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843" calcext:value-type="float">
            <text:p>843</text:p>
          </table:table-cell>
          <table:table-cell table:style-name="ce4" office:value-type="string" calcext:value-type="string">
            <text:p>அண்ணாமலைச் சதகம்</text:p>
          </table:table-cell>
          <table:table-cell table:style-name="ce7" office:value-type="string" calcext:value-type="string">
            <text:p>திருச்சிற்றம்பல நாவலர்</text:p>
          </table:table-cell>
          <table:table-cell table:style-name="ce7" office:value-type="string" calcext:value-type="string">
            <text:p>பிரபந்தம் - சதகம்</text:p>
          </table:table-cell>
          <table:table-cell table:style-name="ce10" office:value-type="string" calcext:value-type="string">
            <text:p><text:a xlink:href="https://www.projectmadurai.org/pm_etexts/pdf/pm0843.pdf" xlink:type="simple">pm0843.pdf</text:a></text:p>
          </table:table-cell>
          <table:table-cell table:style-name="ce10" office:value-type="string" calcext:value-type="string">
            <text:p><text:a xlink:href="https://www.projectmadurai.org/pm_etexts/utf8/pmuni0843.html" xlink:type="simple">pmuni084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44" calcext:value-type="float">
            <text:p>844</text:p>
          </table:table-cell>
          <table:table-cell table:style-name="ce5" office:value-type="string" calcext:value-type="string">
            <text:p>அவையாம்பிகை சதகம்</text:p>
          </table:table-cell>
          <table:table-cell table:style-name="ce8" office:value-type="string" calcext:value-type="string">
            <text:p>மாயூரம் - நல்லதுக்குடி கிருஷ்ணையர்</text:p>
          </table:table-cell>
          <table:table-cell table:style-name="ce8" office:value-type="string" calcext:value-type="string">
            <text:p>பிரபந்தம் - சதகம்</text:p>
          </table:table-cell>
          <table:table-cell table:style-name="ce10" office:value-type="string" calcext:value-type="string">
            <text:p><text:a xlink:href="https://www.projectmadurai.org/pm_etexts/pdf/pm0844.pdf" xlink:type="simple">pm0844.pdf</text:a></text:p>
          </table:table-cell>
          <table:table-cell table:style-name="ce10" office:value-type="string" calcext:value-type="string">
            <text:p><text:a xlink:href="https://www.projectmadurai.org/pm_etexts/utf8/pmuni0844.html" xlink:type="simple">pmuni084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845" calcext:value-type="float">
            <text:p>845</text:p>
          </table:table-cell>
          <table:table-cell table:style-name="ce4" office:value-type="string" calcext:value-type="string">
            <text:p>திருவேங்கட சதகம்</text:p>
          </table:table-cell>
          <table:table-cell table:style-name="ce7" office:value-type="string" calcext:value-type="string">
            <text:p>வெண்மணி நாராயண பாரதியார்</text:p>
          </table:table-cell>
          <table:table-cell table:style-name="ce7" office:value-type="string" calcext:value-type="string">
            <text:p>பிரபந்தம் - சதகம்</text:p>
          </table:table-cell>
          <table:table-cell table:style-name="ce10" office:value-type="string" calcext:value-type="string">
            <text:p><text:a xlink:href="https://www.projectmadurai.org/pm_etexts/pdf/pm0845.pdf" xlink:type="simple">pm0845.pdf</text:a></text:p>
          </table:table-cell>
          <table:table-cell table:style-name="ce10" office:value-type="string" calcext:value-type="string">
            <text:p><text:a xlink:href="https://www.projectmadurai.org/pm_etexts/utf8/pmuni0845.html" xlink:type="simple">pmuni084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46" calcext:value-type="float">
            <text:p>846</text:p>
          </table:table-cell>
          <table:table-cell table:style-name="ce5" office:value-type="string" calcext:value-type="string">
            <text:p>அருணாசல சதகம்</text:p>
          </table:table-cell>
          <table:table-cell table:style-name="ce8" office:value-type="string" calcext:value-type="string">
            <text:p>காஞ்சிபுரம் சபாபதி முதலியார்</text:p>
          </table:table-cell>
          <table:table-cell table:style-name="ce8" office:value-type="string" calcext:value-type="string">
            <text:p>பிரபந்தம் - சதகம்</text:p>
          </table:table-cell>
          <table:table-cell table:style-name="ce10" office:value-type="string" calcext:value-type="string">
            <text:p><text:a xlink:href="https://www.projectmadurai.org/pm_etexts/pdf/pm0846.pdf" xlink:type="simple">pm0846.pdf</text:a></text:p>
          </table:table-cell>
          <table:table-cell table:style-name="ce10" office:value-type="string" calcext:value-type="string">
            <text:p><text:a xlink:href="https://www.projectmadurai.org/pm_etexts/utf8/pmuni0846.html" xlink:type="simple">pmuni084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847" calcext:value-type="float">
            <text:p>847</text:p>
          </table:table-cell>
          <table:table-cell table:style-name="ce4" office:value-type="string" calcext:value-type="string">
            <text:p>எம்பிரான் சதகம்</text:p>
          </table:table-cell>
          <table:table-cell table:style-name="ce7" office:value-type="string" calcext:value-type="string">
            <text:p>கோபாலகிருஷ்ணதாசர்</text:p>
          </table:table-cell>
          <table:table-cell table:style-name="ce7" office:value-type="string" calcext:value-type="string">
            <text:p>பிரபந்தம் - சதகம்</text:p>
          </table:table-cell>
          <table:table-cell table:style-name="ce10" office:value-type="string" calcext:value-type="string">
            <text:p><text:a xlink:href="https://www.projectmadurai.org/pm_etexts/pdf/pm0847.pdf" xlink:type="simple">pm0847.pdf</text:a></text:p>
          </table:table-cell>
          <table:table-cell table:style-name="ce10" office:value-type="string" calcext:value-type="string">
            <text:p><text:a xlink:href="https://www.projectmadurai.org/pm_etexts/utf8/pmuni0847.html" xlink:type="simple">pmuni084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48" calcext:value-type="float">
            <text:p>848</text:p>
          </table:table-cell>
          <table:table-cell table:style-name="ce5" office:value-type="string" calcext:value-type="string">
            <text:p>கோவிந்த சதகம்</text:p>
          </table:table-cell>
          <table:table-cell table:style-name="ce8" office:value-type="string" calcext:value-type="string">
            <text:p>நாராயணபாரதியார்</text:p>
          </table:table-cell>
          <table:table-cell table:style-name="ce8" office:value-type="string" calcext:value-type="string">
            <text:p>பிரபந்தம் - சதகம்</text:p>
          </table:table-cell>
          <table:table-cell table:style-name="ce10" office:value-type="string" calcext:value-type="string">
            <text:p><text:a xlink:href="https://www.projectmadurai.org/pm_etexts/pdf/pm0848.pdf" xlink:type="simple">pm0848.pdf</text:a></text:p>
          </table:table-cell>
          <table:table-cell table:style-name="ce10" office:value-type="string" calcext:value-type="string">
            <text:p><text:a xlink:href="https://www.projectmadurai.org/pm_etexts/utf8/pmuni0848.html" xlink:type="simple">pmuni084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849" calcext:value-type="float">
            <text:p>849</text:p>
          </table:table-cell>
          <table:table-cell table:style-name="ce4" office:value-type="string" calcext:value-type="string">
            <text:p>தொண்டைமண்டல சதகம்</text:p>
          </table:table-cell>
          <table:table-cell table:style-name="ce7" office:value-type="string" calcext:value-type="string">
            <text:p>படிக்காசுப்புலவர்</text:p>
          </table:table-cell>
          <table:table-cell table:style-name="ce7" office:value-type="string" calcext:value-type="string">
            <text:p>பிரபந்தம் - சதகம்</text:p>
          </table:table-cell>
          <table:table-cell table:style-name="ce10" office:value-type="string" calcext:value-type="string">
            <text:p><text:a xlink:href="https://www.projectmadurai.org/pm_etexts/pdf/pm0849.pdf" xlink:type="simple">pm0849.pdf</text:a></text:p>
          </table:table-cell>
          <table:table-cell table:style-name="ce10" office:value-type="string" calcext:value-type="string">
            <text:p><text:a xlink:href="https://www.projectmadurai.org/pm_etexts/utf8/pmuni0849.html" xlink:type="simple">pmuni084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50" calcext:value-type="float">
            <text:p>850</text:p>
          </table:table-cell>
          <table:table-cell table:style-name="ce5" office:value-type="string" calcext:value-type="string">
            <text:p>வடவேங்கட நாராயண சதகம்</text:p>
          </table:table-cell>
          <table:table-cell table:style-name="ce8" office:value-type="string" calcext:value-type="string">
            <text:p>திவ்யகவி நாராயணதாசரவர்கள்</text:p>
          </table:table-cell>
          <table:table-cell table:style-name="ce8" office:value-type="string" calcext:value-type="string">
            <text:p>பிரபந்தம் - சதகம்</text:p>
          </table:table-cell>
          <table:table-cell table:style-name="ce10" office:value-type="string" calcext:value-type="string">
            <text:p><text:a xlink:href="https://www.projectmadurai.org/pm_etexts/pdf/pm0850.pdf" xlink:type="simple">pm0850.pdf</text:a></text:p>
          </table:table-cell>
          <table:table-cell table:style-name="ce10" office:value-type="string" calcext:value-type="string">
            <text:p><text:a xlink:href="https://www.projectmadurai.org/pm_etexts/utf8/pmuni0850.html" xlink:type="simple">pmuni085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851" calcext:value-type="float">
            <text:p>851</text:p>
          </table:table-cell>
          <table:table-cell table:style-name="ce4" office:value-type="string" calcext:value-type="string">
            <text:p>திருத்தொண்டர் சதகம்</text:p>
          </table:table-cell>
          <table:table-cell table:style-name="ce7" office:value-type="string" calcext:value-type="string">
            <text:p>மலைக்கொழுந்து நாவலர்</text:p>
          </table:table-cell>
          <table:table-cell table:style-name="ce7" office:value-type="string" calcext:value-type="string">
            <text:p>பிரபந்தம் - சதகம்</text:p>
          </table:table-cell>
          <table:table-cell table:style-name="ce10" office:value-type="string" calcext:value-type="string">
            <text:p><text:a xlink:href="https://www.projectmadurai.org/pm_etexts/pdf/pm0851.pdf" xlink:type="simple">pm0851.pdf</text:a></text:p>
          </table:table-cell>
          <table:table-cell table:style-name="ce10" office:value-type="string" calcext:value-type="string">
            <text:p><text:a xlink:href="https://www.projectmadurai.org/pm_etexts/utf8/pmuni0851.html" xlink:type="simple">pmuni0851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852_01</text:p>
          </table:table-cell>
          <table:table-cell table:style-name="ce5" office:value-type="string" calcext:value-type="string">
            <text:p>சேது பர்வதவர்த்தனியம்மை பிள்ளைத்தமிழ்</text:p>
          </table:table-cell>
          <table:table-cell table:style-name="ce8" office:value-type="string" calcext:value-type="string">
            <text:p>அருணாசலக் கவிராயர்</text:p>
          </table:table-cell>
          <table:table-cell table:style-name="ce8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852_01.pdf" xlink:type="simple">pm0852_01.pdf</text:a></text:p>
          </table:table-cell>
          <table:table-cell table:style-name="ce10" office:value-type="string" calcext:value-type="string">
            <text:p><text:a xlink:href="https://www.projectmadurai.org/pm_etexts/utf8/pmuni0852_01.html" xlink:type="simple">pmuni0852_01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852_02</text:p>
          </table:table-cell>
          <table:table-cell table:style-name="ce4" office:value-type="string" calcext:value-type="string">
            <text:p>சிவமலைப் பிள்ளைத்தமிழ்</text:p>
          </table:table-cell>
          <table:table-cell table:style-name="ce7" office:value-type="string" calcext:value-type="string">
            <text:p>பெயர் தெரியவில்லை</text:p>
          </table:table-cell>
          <table:table-cell table:style-name="ce7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852_02.pdf" xlink:type="simple">pm0852_02.pdf</text:a></text:p>
          </table:table-cell>
          <table:table-cell table:style-name="ce10" office:value-type="string" calcext:value-type="string">
            <text:p><text:a xlink:href="https://www.projectmadurai.org/pm_etexts/utf8/pmuni0852_02.html" xlink:type="simple">pmuni0852_02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853_01</text:p>
          </table:table-cell>
          <table:table-cell table:style-name="ce5" office:value-type="string" calcext:value-type="string">
            <text:p>மீனாக்ஷி சுந்தரேஸ்வரர் திருவிளையாடல் கோலாட்டக் கும்மி</text:p>
          </table:table-cell>
          <table:table-cell table:style-name="ce8" office:value-type="string" calcext:value-type="string">
            <text:p>இராமசுவாமி ஐயர்</text:p>
          </table:table-cell>
          <table:table-cell table:style-name="ce8" office:value-type="string" calcext:value-type="string">
            <text:p>பிரபந்தம் - கும்மி</text:p>
          </table:table-cell>
          <table:table-cell table:style-name="ce10" office:value-type="string" calcext:value-type="string">
            <text:p><text:a xlink:href="https://www.projectmadurai.org/pm_etexts/pdf/pm0853_01.pdf" xlink:type="simple">pm0853_01.pdf</text:a></text:p>
          </table:table-cell>
          <table:table-cell table:style-name="ce10" office:value-type="string" calcext:value-type="string">
            <text:p><text:a xlink:href="https://www.projectmadurai.org/pm_etexts/utf8/pmuni0853_01.html" xlink:type="simple">pmuni0853_01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853_02</text:p>
          </table:table-cell>
          <table:table-cell table:style-name="ce4" office:value-type="string" calcext:value-type="string">
            <text:p>ஞானக்கும்மி</text:p>
          </table:table-cell>
          <table:table-cell table:style-name="ce7" office:value-type="string" calcext:value-type="string">
            <text:p>மதுரை வாலைசாமி சித்தர்ர்</text:p>
          </table:table-cell>
          <table:table-cell table:style-name="ce7" office:value-type="string" calcext:value-type="string">
            <text:p>பிரபந்தம் - கும்மி - சித்தர் பாடல்கள்</text:p>
          </table:table-cell>
          <table:table-cell table:style-name="ce10" office:value-type="string" calcext:value-type="string">
            <text:p><text:a xlink:href="https://www.projectmadurai.org/pm_etexts/pdf/pm0853_02.pdf" xlink:type="simple">pm0853_02.pdf</text:a></text:p>
          </table:table-cell>
          <table:table-cell table:style-name="ce10" office:value-type="string" calcext:value-type="string">
            <text:p><text:a xlink:href="https://www.projectmadurai.org/pm_etexts/utf8/pmuni0853_02.html" xlink:type="simple">pmuni0853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54" calcext:value-type="float">
            <text:p>854</text:p>
          </table:table-cell>
          <table:table-cell table:style-name="ce5" office:value-type="string" calcext:value-type="string">
            <text:p>ஸ்ரீ மாரியம்மன் திருவருட் பதிகம்</text:p>
            <text:p>சிந்து &amp; கும்மி</text:p>
          </table:table-cell>
          <table:table-cell table:style-name="ce8" office:value-type="string" calcext:value-type="string">
            <text:p>நாராயணசாமி பண்டிதர்</text:p>
          </table:table-cell>
          <table:table-cell table:style-name="ce8" office:value-type="string" calcext:value-type="string">
            <text:p>பிரபந்தம் - சிந்து, கும்மி</text:p>
          </table:table-cell>
          <table:table-cell table:style-name="ce10" office:value-type="string" calcext:value-type="string">
            <text:p><text:a xlink:href="https://www.projectmadurai.org/pm_etexts/pdf/pm0854.pdf" xlink:type="simple">pm0854.pdf</text:a></text:p>
          </table:table-cell>
          <table:table-cell table:style-name="ce10" office:value-type="string" calcext:value-type="string">
            <text:p><text:a xlink:href="https://www.projectmadurai.org/pm_etexts/utf8/pmuni0854.html" xlink:type="simple">pmuni085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855" calcext:value-type="float">
            <text:p>855</text:p>
          </table:table-cell>
          <table:table-cell table:style-name="ce4" office:value-type="string" calcext:value-type="string">
            <text:p>சகுந்தலாசரித்திரமென்னும் துஷ்யந்த நாடக கும்மி</text:p>
          </table:table-cell>
          <table:table-cell table:style-name="ce7" office:value-type="string" calcext:value-type="string">
            <text:p>கும்பகோணம் சுந்தரம்மாள்</text:p>
          </table:table-cell>
          <table:table-cell table:style-name="ce7" office:value-type="string" calcext:value-type="string">
            <text:p>பிரபந்தம் - கும்மி</text:p>
          </table:table-cell>
          <table:table-cell table:style-name="ce10" office:value-type="string" calcext:value-type="string">
            <text:p><text:a xlink:href="https://www.projectmadurai.org/pm_etexts/pdf/pm0855.pdf" xlink:type="simple">pm0855.pdf</text:a></text:p>
          </table:table-cell>
          <table:table-cell table:style-name="ce10" office:value-type="string" calcext:value-type="string">
            <text:p><text:a xlink:href="https://www.projectmadurai.org/pm_etexts/utf8/pmuni0855.html" xlink:type="simple">pmuni085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56" calcext:value-type="float">
            <text:p>856</text:p>
          </table:table-cell>
          <table:table-cell table:style-name="ce5" office:value-type="string" calcext:value-type="string">
            <text:p>நாலு மந்திரி கும்மி</text:p>
          </table:table-cell>
          <table:table-cell table:style-name="ce8" office:value-type="string" calcext:value-type="string">
            <text:p>சின்னத்தம்பி</text:p>
          </table:table-cell>
          <table:table-cell table:style-name="ce8" office:value-type="string" calcext:value-type="string">
            <text:p>பிரபந்தம் - கும்மி</text:p>
          </table:table-cell>
          <table:table-cell table:style-name="ce10" office:value-type="string" calcext:value-type="string">
            <text:p><text:a xlink:href="https://www.projectmadurai.org/pm_etexts/pdf/pm0856.pdf" xlink:type="simple">pm0856.pdf</text:a></text:p>
          </table:table-cell>
          <table:table-cell table:style-name="ce10" office:value-type="string" calcext:value-type="string">
            <text:p><text:a xlink:href="https://www.projectmadurai.org/pm_etexts/utf8/pmuni0856.html" xlink:type="simple">pmuni085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857" calcext:value-type="float">
            <text:p>857</text:p>
          </table:table-cell>
          <table:table-cell table:style-name="ce4" office:value-type="string" calcext:value-type="string">
            <text:p>சித்தர் பாடல்கள் (தொகுப்பு - 8)</text:p>
          </table:table-cell>
          <table:table-cell table:style-name="ce7" office:value-type="string" calcext:value-type="string">
            <text:p>பாம்பாட்டிச் சித்தர், சங்கிலிச் சித்தர் &amp;</text:p>
            <text:p>திரிகோணச் சித்தர்</text:p>
          </table:table-cell>
          <table:table-cell table:style-name="ce7" office:value-type="string" calcext:value-type="string">
            <text:p>சித்தர் பாடல்கள்</text:p>
          </table:table-cell>
          <table:table-cell table:style-name="ce10" office:value-type="string" calcext:value-type="string">
            <text:p><text:a xlink:href="https://www.projectmadurai.org/pm_etexts/pdf/pm0857.pdf" xlink:type="simple">pm0857.pdf</text:a></text:p>
          </table:table-cell>
          <table:table-cell table:style-name="ce10" office:value-type="string" calcext:value-type="string">
            <text:p><text:a xlink:href="https://www.projectmadurai.org/pm_etexts/utf8/pmuni0857.html" xlink:type="simple">pmuni085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58" calcext:value-type="float">
            <text:p>858</text:p>
          </table:table-cell>
          <table:table-cell table:style-name="ce5" office:value-type="string" calcext:value-type="string">
            <text:p>சித்தர் பாடல்கள் (தொகுப்பு - 9)</text:p>
          </table:table-cell>
          <table:table-cell table:style-name="ce8" office:value-type="string" calcext:value-type="string">
            <text:p>மௌனச்சித்தர், புண்ணாக்குச் சித்தர்,</text:p>
            <text:p>கஞ்சமலைச் சித்தர் &amp; நொண்டிச் சித்தர்</text:p>
          </table:table-cell>
          <table:table-cell table:style-name="ce8" office:value-type="string" calcext:value-type="string">
            <text:p>சித்தர் பாடல்கள்</text:p>
          </table:table-cell>
          <table:table-cell table:style-name="ce10" office:value-type="string" calcext:value-type="string">
            <text:p><text:a xlink:href="https://www.projectmadurai.org/pm_etexts/pdf/pm0858.pdf" xlink:type="simple">pm0858.pdf</text:a></text:p>
          </table:table-cell>
          <table:table-cell table:style-name="ce10" office:value-type="string" calcext:value-type="string">
            <text:p><text:a xlink:href="https://www.projectmadurai.org/pm_etexts/utf8/pmuni0858.html" xlink:type="simple">pmuni085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859" calcext:value-type="float">
            <text:p>859</text:p>
          </table:table-cell>
          <table:table-cell table:style-name="ce4" office:value-type="string" calcext:value-type="string">
            <text:p>காகபுசுண்டர் ஞானம், அகஸ்தியர் ஞானம்,</text:p>
            <text:p>உரோம ரிஷி ஞானம், வால்மீகர் சூத்திர ஞானம் &amp;</text:p>
            <text:p>சுப்பிரமணியர் ஞானம் (சித்தர் பாடல்கள் தொகுப்பு - 10)</text:p>
          </table:table-cell>
          <table:table-cell table:style-name="ce7" office:value-type="string" calcext:value-type="string">
            <text:p>சித்தர்கள்</text:p>
          </table:table-cell>
          <table:table-cell table:style-name="ce7" office:value-type="string" calcext:value-type="string">
            <text:p>சித்தர் பாடல்கள்</text:p>
          </table:table-cell>
          <table:table-cell table:style-name="ce10" office:value-type="string" calcext:value-type="string">
            <text:p><text:a xlink:href="https://www.projectmadurai.org/pm_etexts/pdf/pm0859.pdf" xlink:type="simple">pm0859.pdf</text:a></text:p>
          </table:table-cell>
          <table:table-cell table:style-name="ce10" office:value-type="string" calcext:value-type="string">
            <text:p><text:a xlink:href="https://www.projectmadurai.org/pm_etexts/utf8/pmuni0859.html" xlink:type="simple">pmuni085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60" calcext:value-type="float">
            <text:p>860</text:p>
          </table:table-cell>
          <table:table-cell table:style-name="ce5" office:value-type="string" calcext:value-type="string">
            <text:p>போற்றித் திரு அகவல்</text:p>
          </table:table-cell>
          <table:table-cell table:style-name="ce8" office:value-type="string" calcext:value-type="string">
            <text:p>எ . ஆ. கிருஷ்ண பிள்ளை</text:p>
            <text:p>ஞானசிகாமணி உரையுடன்</text:p>
          </table:table-cell>
          <table:table-cell table:style-name="ce8" office:value-type="string" calcext:value-type="string">
            <text:p>பிரபந்தம் - அகவல்</text:p>
          </table:table-cell>
          <table:table-cell table:style-name="ce10" office:value-type="string" calcext:value-type="string">
            <text:p><text:a xlink:href="https://www.projectmadurai.org/pm_etexts/pdf/pm0860.pdf" xlink:type="simple">pm0860.pdf</text:a></text:p>
          </table:table-cell>
          <table:table-cell table:style-name="ce10" office:value-type="string" calcext:value-type="string">
            <text:p><text:a xlink:href="https://www.projectmadurai.org/pm_etexts/utf8/pmuni0860.html" xlink:type="simple">pmuni0860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861 (2 parts)</text:p>
          </table:table-cell>
          <table:table-cell table:style-name="ce4" office:value-type="string" calcext:value-type="string">
            <text:p>இன்பரச ஒப்பாரி (PM 0861_01)</text:p>
            <text:p>சாரதா ஒப்பாரி (PM0861_02)</text:p>
          </table:table-cell>
          <table:table-cell table:style-name="ce7" office:value-type="string" calcext:value-type="string">
            <text:p>தங்கமுத்துதாஸ்‌</text:p>
          </table:table-cell>
          <table:table-cell table:style-name="ce7" office:value-type="string" calcext:value-type="string">
            <text:p>பிரபந்தம் - ஒப்பாரி</text:p>
          </table:table-cell>
          <table:table-cell table:style-name="ce10" office:value-type="string" calcext:value-type="string">
            <text:p><text:a xlink:href="https://www.projectmadurai.org/pm_etexts/pdf/pm0861.pdf" xlink:type="simple">pm0861.pdf</text:a></text:p>
          </table:table-cell>
          <table:table-cell table:style-name="ce10" office:value-type="string" calcext:value-type="string">
            <text:p><text:a xlink:href="https://www.projectmadurai.org/pm_etexts/utf8/pmuni0861.html" xlink:type="simple">pmuni0861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862 (2 parts)</text:p>
          </table:table-cell>
          <table:table-cell table:style-name="ce5" office:value-type="string" calcext:value-type="string">
            <text:p>தெய்வலோக ஒப்பாரி (PM 0862_01)</text:p>
            <text:p>"அமிர்த ஒப்பாரி" (PM0862_02)</text:p>
          </table:table-cell>
          <table:table-cell table:style-name="ce8" office:value-type="string" calcext:value-type="string">
            <text:p>தங்கமுத்துதாஸ்‌</text:p>
          </table:table-cell>
          <table:table-cell table:style-name="ce8" office:value-type="string" calcext:value-type="string">
            <text:p>பிரபந்தம் - ஒப்பாரி</text:p>
          </table:table-cell>
          <table:table-cell table:style-name="ce10" office:value-type="string" calcext:value-type="string">
            <text:p><text:a xlink:href="https://www.projectmadurai.org/pm_etexts/pdf/pm0862.pdf" xlink:type="simple">pm0862.pdf</text:a></text:p>
          </table:table-cell>
          <table:table-cell table:style-name="ce10" office:value-type="string" calcext:value-type="string">
            <text:p><text:a xlink:href="https://www.projectmadurai.org/pm_etexts/utf8/pmuni0862.html" xlink:type="simple">pmuni0862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863 (2 parts)</text:p>
          </table:table-cell>
          <table:table-cell table:style-name="ce4" office:value-type="string" calcext:value-type="string">
            <text:p>மங்கையர்க் குகந்த மனோன்மணி ஒப்பாரி (PM 0863_01) சிங்கப்பூர் ஒப்பாரி (PM0863_02)</text:p>
          </table:table-cell>
          <table:table-cell table:style-name="ce7" office:value-type="string" calcext:value-type="string">
            <text:p>தங்கமுத்துதாஸ்‌</text:p>
          </table:table-cell>
          <table:table-cell table:style-name="ce7" office:value-type="string" calcext:value-type="string">
            <text:p>பிரபந்தம் - ஒப்பாரி</text:p>
          </table:table-cell>
          <table:table-cell table:style-name="ce10" office:value-type="string" calcext:value-type="string">
            <text:p><text:a xlink:href="https://www.projectmadurai.org/pm_etexts/pdf/pm0863.pdf" xlink:type="simple">pm0863.pdf</text:a></text:p>
          </table:table-cell>
          <table:table-cell table:style-name="ce10" office:value-type="string" calcext:value-type="string">
            <text:p><text:a xlink:href="https://www.projectmadurai.org/pm_etexts/utf8/pmuni0863.html" xlink:type="simple">pmuni086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64" calcext:value-type="float">
            <text:p>864</text:p>
          </table:table-cell>
          <table:table-cell table:style-name="ce5" office:value-type="string" calcext:value-type="string">
            <text:p>மன்மதன் ஒப்பாரி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பிரபந்தம் - ஒப்பாரி</text:p>
          </table:table-cell>
          <table:table-cell table:style-name="ce10" office:value-type="string" calcext:value-type="string">
            <text:p><text:a xlink:href="https://www.projectmadurai.org/pm_etexts/pdf/pm0864.pdf" xlink:type="simple">pm0864.pdf</text:a></text:p>
          </table:table-cell>
          <table:table-cell table:style-name="ce10" office:value-type="string" calcext:value-type="string">
            <text:p><text:a xlink:href="https://www.projectmadurai.org/pm_etexts/utf8/pmuni0864.html" xlink:type="simple">pmuni086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865" calcext:value-type="float">
            <text:p>865</text:p>
          </table:table-cell>
          <table:table-cell table:style-name="ce4" office:value-type="string" calcext:value-type="string">
            <text:p>கொங்கு மண்டல சதகம்</text:p>
          </table:table-cell>
          <table:table-cell table:style-name="ce7" office:value-type="string" calcext:value-type="string">
            <text:p>கார்மேகக் கவிஞர்</text:p>
          </table:table-cell>
          <table:table-cell table:style-name="ce7" office:value-type="string" calcext:value-type="string">
            <text:p>பிரபந்தம் - சதகம்</text:p>
          </table:table-cell>
          <table:table-cell table:style-name="ce10" office:value-type="string" calcext:value-type="string">
            <text:p><text:a xlink:href="https://www.projectmadurai.org/pm_etexts/pdf/pm0865.pdf" xlink:type="simple">pm0865.pdf</text:a></text:p>
          </table:table-cell>
          <table:table-cell table:style-name="ce10" office:value-type="string" calcext:value-type="string">
            <text:p><text:a xlink:href="https://www.projectmadurai.org/pm_etexts/utf8/pmuni0865.html" xlink:type="simple">pmuni086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66" calcext:value-type="float">
            <text:p>866</text:p>
          </table:table-cell>
          <table:table-cell table:style-name="ce5" office:value-type="string" calcext:value-type="string">
            <text:p>சிவசங்கர சதகம்</text:p>
          </table:table-cell>
          <table:table-cell table:style-name="ce8" office:value-type="string" calcext:value-type="string">
            <text:p>எழுமூர் வீராசாமி உபாத்தியாயர்</text:p>
          </table:table-cell>
          <table:table-cell table:style-name="ce8" office:value-type="string" calcext:value-type="string">
            <text:p>பிரபந்தம் - சதகம்</text:p>
          </table:table-cell>
          <table:table-cell table:style-name="ce10" office:value-type="string" calcext:value-type="string">
            <text:p><text:a xlink:href="https://www.projectmadurai.org/pm_etexts/pdf/pm0866.pdf" xlink:type="simple">pm0866.pdf</text:a></text:p>
          </table:table-cell>
          <table:table-cell table:style-name="ce10" office:value-type="string" calcext:value-type="string">
            <text:p><text:a xlink:href="https://www.projectmadurai.org/pm_etexts/utf8/pmuni0866.html" xlink:type="simple">pmuni086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867" calcext:value-type="float">
            <text:p>867</text:p>
          </table:table-cell>
          <table:table-cell table:style-name="ce4" office:value-type="string" calcext:value-type="string">
            <text:p>குருநாத சதகம்</text:p>
          </table:table-cell>
          <table:table-cell table:style-name="ce7" office:value-type="string" calcext:value-type="string">
            <text:p>கருணையா நந்தசுவாமிகள்</text:p>
          </table:table-cell>
          <table:table-cell table:style-name="ce7" office:value-type="string" calcext:value-type="string">
            <text:p>பிரபந்தம் - சதகம்</text:p>
          </table:table-cell>
          <table:table-cell table:style-name="ce10" office:value-type="string" calcext:value-type="string">
            <text:p><text:a xlink:href="https://www.projectmadurai.org/pm_etexts/pdf/pm0867.pdf" xlink:type="simple">pm0867.pdf</text:a></text:p>
          </table:table-cell>
          <table:table-cell table:style-name="ce10" office:value-type="string" calcext:value-type="string">
            <text:p><text:a xlink:href="https://www.projectmadurai.org/pm_etexts/utf8/pmuni0867.html" xlink:type="simple">pmuni086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68" calcext:value-type="float">
            <text:p>868</text:p>
          </table:table-cell>
          <table:table-cell table:style-name="ce5" office:value-type="string" calcext:value-type="string">
            <text:p>நந்தமண்டல சதகம் (உரையுடன்)</text:p>
          </table:table-cell>
          <table:table-cell table:style-name="ce8" office:value-type="string" calcext:value-type="string">
            <text:p>காஞ்சிபுரம் மாத்ரு பூதையரவர்கள்</text:p>
          </table:table-cell>
          <table:table-cell table:style-name="ce8" office:value-type="string" calcext:value-type="string">
            <text:p>பிரபந்தம் - சதகம்</text:p>
          </table:table-cell>
          <table:table-cell table:style-name="ce10" office:value-type="string" calcext:value-type="string">
            <text:p><text:a xlink:href="https://www.projectmadurai.org/pm_etexts/pdf/pm0868.pdf" xlink:type="simple">pm0868.pdf</text:a></text:p>
          </table:table-cell>
          <table:table-cell table:style-name="ce10" office:value-type="string" calcext:value-type="string">
            <text:p><text:a xlink:href="https://www.projectmadurai.org/pm_etexts/utf8/pmuni0868.html" xlink:type="simple">pmuni086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869" calcext:value-type="float">
            <text:p>869</text:p>
          </table:table-cell>
          <table:table-cell table:style-name="ce4" office:value-type="string" calcext:value-type="string">
            <text:p>இணுவில் செகராசப்பிள்ளையார் பிள்ளைத் தமிழ்</text:p>
          </table:table-cell>
          <table:table-cell table:style-name="ce7" office:value-type="string" calcext:value-type="string">
            <text:p>ச.வே. பஞ்சாட்சரம்</text:p>
          </table:table-cell>
          <table:table-cell table:style-name="ce7" office:value-type="string" calcext:value-type="string">
            <text:p>பிரபந்தம் - பிள்ளைத் தமிழ்</text:p>
          </table:table-cell>
          <table:table-cell table:style-name="ce10" office:value-type="string" calcext:value-type="string">
            <text:p><text:a xlink:href="https://www.projectmadurai.org/pm_etexts/pdf/pm0869.pdf" xlink:type="simple">pm0869.pdf</text:a></text:p>
          </table:table-cell>
          <table:table-cell table:style-name="ce10" office:value-type="string" calcext:value-type="string">
            <text:p><text:a xlink:href="https://www.projectmadurai.org/pm_etexts/utf8/pmuni0869.html" xlink:type="simple">pmuni0869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870_01</text:p>
          </table:table-cell>
          <table:table-cell table:style-name="ce5" office:value-type="string" calcext:value-type="string">
            <text:p>குமரதாலாட்டு,</text:p>
            <text:p>சிதம்பரத்தாலாட்டு</text:p>
            <text:p>&amp; மதுரை மீனாட்சியம்மன் தாலாட்டு</text:p>
          </table:table-cell>
          <table:table-cell table:style-name="ce8" office:value-type="string" calcext:value-type="string">
            <text:p>திருப்போரூர் டி. கோபால் நாயகர் அவர்களாற்றமது</text:p>
          </table:table-cell>
          <table:table-cell table:style-name="ce8" office:value-type="string" calcext:value-type="string">
            <text:p>பிரபந்தம் - தாலாட்டு</text:p>
          </table:table-cell>
          <table:table-cell table:style-name="ce10" office:value-type="string" calcext:value-type="string">
            <text:p><text:a xlink:href="https://www.projectmadurai.org/pm_etexts/pdf/pm0870_01.pdf" xlink:type="simple">pm0870_01.pdf</text:a></text:p>
          </table:table-cell>
          <table:table-cell table:style-name="ce10" office:value-type="string" calcext:value-type="string">
            <text:p><text:a xlink:href="https://www.projectmadurai.org/pm_etexts/utf8/pmuni0870_01.html" xlink:type="simple">pmuni0870_01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870_02</text:p>
          </table:table-cell>
          <table:table-cell table:style-name="ce4" office:value-type="string" calcext:value-type="string">
            <text:p>ஆண் பெண் தர்க்க அதிசய அலங்காரம்</text:p>
          </table:table-cell>
          <table:table-cell table:style-name="ce7" office:value-type="string" calcext:value-type="string">
            <text:p>முத்துசாமி பாண்டியர்</text:p>
          </table:table-cell>
          <table:table-cell table:style-name="ce7" office:value-type="string" calcext:value-type="string">
            <text:p>பிரபந்தம் - அலங்காரம்</text:p>
          </table:table-cell>
          <table:table-cell table:style-name="ce10" office:value-type="string" calcext:value-type="string">
            <text:p><text:a xlink:href="https://www.projectmadurai.org/pm_etexts/pdf/pm0870_02.pdf" xlink:type="simple">pm0870_02.pdf</text:a></text:p>
          </table:table-cell>
          <table:table-cell table:style-name="ce10" office:value-type="string" calcext:value-type="string">
            <text:p><text:a xlink:href="https://www.projectmadurai.org/pm_etexts/utf8/pmuni0870_02.html" xlink:type="simple">pmuni0870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71" calcext:value-type="float">
            <text:p>871</text:p>
          </table:table-cell>
          <table:table-cell table:style-name="ce5" office:value-type="string" calcext:value-type="string">
            <text:p>அநுமார் பிள்ளைத்தமிழ்</text:p>
          </table:table-cell>
          <table:table-cell table:style-name="ce8" office:value-type="string" calcext:value-type="string">
            <text:p>சீர்காழி அருணாசலக் கவிராயர்</text:p>
          </table:table-cell>
          <table:table-cell table:style-name="ce8" office:value-type="string" calcext:value-type="string">
            <text:p>பிரபந்தம் - பிள்ளைத் தமிழ்</text:p>
          </table:table-cell>
          <table:table-cell table:style-name="ce10" office:value-type="string" calcext:value-type="string">
            <text:p><text:a xlink:href="https://www.projectmadurai.org/pm_etexts/pdf/pm0871.pdf" xlink:type="simple">pm0871.pdf</text:a></text:p>
          </table:table-cell>
          <table:table-cell table:style-name="ce10" office:value-type="string" calcext:value-type="string">
            <text:p><text:a xlink:href="https://www.projectmadurai.org/pm_etexts/utf8/pmuni0871.html" xlink:type="simple">pmuni087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872" calcext:value-type="float">
            <text:p>872</text:p>
          </table:table-cell>
          <table:table-cell table:style-name="ce4" office:value-type="string" calcext:value-type="string">
            <text:p>வத்ஸலாவின் வாழ்க்கை (சிறுகதைகள்)</text:p>
          </table:table-cell>
          <table:table-cell table:style-name="ce7" office:value-type="string" calcext:value-type="string">
            <text:p>சாவி (எஸ். விஸ்வநாதன்)</text:p>
          </table:table-cell>
          <table:table-cell table:style-name="ce7" office:value-type="string" calcext:value-type="string">
            <text:p>சிறுகதைகள்</text:p>
          </table:table-cell>
          <table:table-cell table:style-name="ce10" office:value-type="string" calcext:value-type="string">
            <text:p><text:a xlink:href="https://www.projectmadurai.org/pm_etexts/pdf/pm0872.pdf" xlink:type="simple">pm0872.pdf</text:a></text:p>
          </table:table-cell>
          <table:table-cell table:style-name="ce10" office:value-type="string" calcext:value-type="string">
            <text:p><text:a xlink:href="https://www.projectmadurai.org/pm_etexts/utf8/pmuni0872.html" xlink:type="simple">pmuni087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73" calcext:value-type="float">
            <text:p>873</text:p>
          </table:table-cell>
          <table:table-cell table:style-name="ce5" office:value-type="string" calcext:value-type="string">
            <text:p>சிவகாமியின் செல்வன்</text:p>
            <text:p>(காமராஜரின் அரசியல் வாழ்க்கை)</text:p>
          </table:table-cell>
          <table:table-cell table:style-name="ce8" office:value-type="string" calcext:value-type="string">
            <text:p>சாவி (எஸ். விஸ்வநாதன்)</text:p>
          </table:table-cell>
          <table:table-cell table:style-name="ce8" office:value-type="string" calcext:value-type="string">
            <text:p>வாழ்க்கை வரலாறு</text:p>
          </table:table-cell>
          <table:table-cell table:style-name="ce10" office:value-type="string" calcext:value-type="string">
            <text:p><text:a xlink:href="https://www.projectmadurai.org/pm_etexts/pdf/pm0873.pdf" xlink:type="simple">pm0873.pdf</text:a></text:p>
          </table:table-cell>
          <table:table-cell table:style-name="ce10" office:value-type="string" calcext:value-type="string">
            <text:p><text:a xlink:href="https://www.projectmadurai.org/pm_etexts/utf8/pmuni0873.html" xlink:type="simple">pmuni087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874" calcext:value-type="float">
            <text:p>874</text:p>
          </table:table-cell>
          <table:table-cell table:style-name="ce4" office:value-type="string" calcext:value-type="string">
            <text:p>குறிஞ்சித் திட்டு</text:p>
          </table:table-cell>
          <table:table-cell table:style-name="ce7" office:value-type="string" calcext:value-type="string">
            <text:p>பாவேந்தர் பாரதிதாசன்</text:p>
          </table:table-cell>
          <table:table-cell table:style-name="ce7" office:value-type="string" calcext:value-type="string">
            <text:p>கவிதைகள்</text:p>
          </table:table-cell>
          <table:table-cell table:style-name="ce10" office:value-type="string" calcext:value-type="string">
            <text:p><text:a xlink:href="https://www.projectmadurai.org/pm_etexts/pdf/pm0874.pdf" xlink:type="simple">pm0874.pdf</text:a></text:p>
          </table:table-cell>
          <table:table-cell table:style-name="ce10" office:value-type="string" calcext:value-type="string">
            <text:p><text:a xlink:href="https://www.projectmadurai.org/pm_etexts/utf8/pmuni0874.html" xlink:type="simple">pmuni0874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75" calcext:value-type="float">
            <text:p>875</text:p>
          </table:table-cell>
          <table:table-cell table:style-name="ce5" office:value-type="string" calcext:value-type="string">
            <text:p>தேனருவி</text:p>
          </table:table-cell>
          <table:table-cell table:style-name="ce8" office:value-type="string" calcext:value-type="string">
            <text:p>பாவேந்தர் பாரதிதாசன்</text:p>
          </table:table-cell>
          <table:table-cell table:style-name="ce8" office:value-type="string" calcext:value-type="string">
            <text:p>கவிதைகள் தொகுப்பு</text:p>
          </table:table-cell>
          <table:table-cell table:style-name="ce10" office:value-type="string" calcext:value-type="string">
            <text:p><text:a xlink:href="https://www.projectmadurai.org/pm_etexts/pdf/pm0875.pdf" xlink:type="simple">pm0875.pdf</text:a></text:p>
          </table:table-cell>
          <table:table-cell table:style-name="ce10" office:value-type="string" calcext:value-type="string">
            <text:p><text:a xlink:href="https://www.projectmadurai.org/pm_etexts/utf8/pmuni0875.html" xlink:type="simple">pmuni0875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876" calcext:value-type="float">
            <text:p>876</text:p>
          </table:table-cell>
          <table:table-cell table:style-name="ce4" office:value-type="string" calcext:value-type="string">
            <text:p>முல்லைக்காடு</text:p>
          </table:table-cell>
          <table:table-cell table:style-name="ce7" office:value-type="string" calcext:value-type="string">
            <text:p>பாவேந்தர் பாரதிதாசன்</text:p>
          </table:table-cell>
          <table:table-cell table:style-name="ce7" office:value-type="string" calcext:value-type="string">
            <text:p>கவிதைகள் தொகுப்பு</text:p>
          </table:table-cell>
          <table:table-cell table:style-name="ce10" office:value-type="string" calcext:value-type="string">
            <text:p><text:a xlink:href="https://www.projectmadurai.org/pm_etexts/pdf/pm0876.pdf" xlink:type="simple">pm0876.pdf</text:a></text:p>
          </table:table-cell>
          <table:table-cell table:style-name="ce10" office:value-type="string" calcext:value-type="string">
            <text:p><text:a xlink:href="https://www.projectmadurai.org/pm_etexts/utf8/pmuni0876.html" xlink:type="simple">pmuni0876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77" calcext:value-type="float">
            <text:p>877</text:p>
          </table:table-cell>
          <table:table-cell table:style-name="ce5" office:value-type="string" calcext:value-type="string">
            <text:p>கண்ணகி புரட்சிக் காப்பியம்</text:p>
            <text:p>(சிலப்பதிகாரக் கண்ணகியின் கதை)</text:p>
          </table:table-cell>
          <table:table-cell table:style-name="ce8" office:value-type="string" calcext:value-type="string">
            <text:p>பாவேந்தர் பாரதிதாசன்</text:p>
          </table:table-cell>
          <table:table-cell table:style-name="ce8" office:value-type="string" calcext:value-type="string">
            <text:p>கவிதைகள்</text:p>
          </table:table-cell>
          <table:table-cell table:style-name="ce10" office:value-type="string" calcext:value-type="string">
            <text:p><text:a xlink:href="https://www.projectmadurai.org/pm_etexts/pdf/pm0877.pdf" xlink:type="simple">pm0877.pdf</text:a></text:p>
          </table:table-cell>
          <table:table-cell table:style-name="ce10" office:value-type="string" calcext:value-type="string">
            <text:p><text:a xlink:href="https://www.projectmadurai.org/pm_etexts/utf8/pmuni0877.html" xlink:type="simple">pmuni0877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878" calcext:value-type="float">
            <text:p>878</text:p>
          </table:table-cell>
          <table:table-cell table:style-name="ce4" office:value-type="string" calcext:value-type="string">
            <text:p>மணிமேகலை வெண்பா</text:p>
          </table:table-cell>
          <table:table-cell table:style-name="ce7" office:value-type="string" calcext:value-type="string">
            <text:p>பாவேந்தர் பாரதிதாசன்</text:p>
          </table:table-cell>
          <table:table-cell table:style-name="ce7" office:value-type="string" calcext:value-type="string">
            <text:p>கவிதைகள்</text:p>
          </table:table-cell>
          <table:table-cell table:style-name="ce10" office:value-type="string" calcext:value-type="string">
            <text:p><text:a xlink:href="https://www.projectmadurai.org/pm_etexts/pdf/pm0878.pdf" xlink:type="simple">pm0878.pdf</text:a></text:p>
          </table:table-cell>
          <table:table-cell table:style-name="ce10" office:value-type="string" calcext:value-type="string">
            <text:p><text:a xlink:href="https://www.projectmadurai.org/pm_etexts/utf8/pmuni0878.html" xlink:type="simple">pmuni0878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879_01</text:p>
          </table:table-cell>
          <table:table-cell table:style-name="ce5" office:value-type="string" calcext:value-type="string">
            <text:p>திருப்பேரூர் பச்சை நாயகியாரூசல்</text:p>
          </table:table-cell>
          <table:table-cell table:style-name="ce8" office:value-type="string" calcext:value-type="string">
            <text:p>கோயமுத்தூர் கந்தசாமி முதலியார்</text:p>
          </table:table-cell>
          <table:table-cell table:style-name="ce8" office:value-type="string" calcext:value-type="string">
            <text:p>பிரபந்தம் - ஊசல்</text:p>
          </table:table-cell>
          <table:table-cell table:style-name="ce10" office:value-type="string" calcext:value-type="string">
            <text:p><text:a xlink:href="https://www.projectmadurai.org/pm_etexts/pdf/pm0879_01.pdf" xlink:type="simple">pm0879_01.pdf</text:a></text:p>
          </table:table-cell>
          <table:table-cell table:style-name="ce10" office:value-type="string" calcext:value-type="string">
            <text:p><text:a xlink:href="https://www.projectmadurai.org/pm_etexts/utf8/pmuni0879_01.html" xlink:type="simple">pmuni0879_01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870_02</text:p>
          </table:table-cell>
          <table:table-cell table:style-name="ce4" office:value-type="string" calcext:value-type="string">
            <text:p>ஸ்ரீரங்க நாயகர் பேரில் திருஊசல்</text:p>
          </table:table-cell>
          <table:table-cell table:style-name="ce7" office:value-type="string" calcext:value-type="string">
            <text:p>சண்முக சுவாமி (தொகுப்பு)</text:p>
          </table:table-cell>
          <table:table-cell table:style-name="ce7" office:value-type="string" calcext:value-type="string">
            <text:p>பிரபந்தம் - ஊசல்</text:p>
          </table:table-cell>
          <table:table-cell table:style-name="ce10" office:value-type="string" calcext:value-type="string">
            <text:p><text:a xlink:href="https://www.projectmadurai.org/pm_etexts/pdf/pm0870_02.pdf" xlink:type="simple">pm0870_02.pdf</text:a></text:p>
          </table:table-cell>
          <table:table-cell table:style-name="ce10" office:value-type="string" calcext:value-type="string">
            <text:p><text:a xlink:href="https://www.projectmadurai.org/pm_etexts/utf8/pmuni0870_02.html" xlink:type="simple">pmuni0870_02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880_01</text:p>
          </table:table-cell>
          <table:table-cell table:style-name="ce5" office:value-type="string" calcext:value-type="string">
            <text:p>ஸ்ரீசீரங்க நாயகரூசல்</text:p>
          </table:table-cell>
          <table:table-cell table:style-name="ce8" office:value-type="string" calcext:value-type="string">
            <text:p>பிள்ளைப்பெருமாளையங்கார்</text:p>
          </table:table-cell>
          <table:table-cell table:style-name="ce8" office:value-type="string" calcext:value-type="string">
            <text:p>பிரபந்தம் - ஊசல்</text:p>
          </table:table-cell>
          <table:table-cell table:style-name="ce10" office:value-type="string" calcext:value-type="string">
            <text:p><text:a xlink:href="https://www.projectmadurai.org/pm_etexts/pdf/pm0880_01.pdf" xlink:type="simple">pm0880_01.pdf</text:a></text:p>
          </table:table-cell>
          <table:table-cell table:style-name="ce10" office:value-type="string" calcext:value-type="string">
            <text:p><text:a xlink:href="https://www.projectmadurai.org/pm_etexts/utf8/pmuni0880_01.html" xlink:type="simple">pmuni0880_01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880_02</text:p>
          </table:table-cell>
          <table:table-cell table:style-name="ce4" office:value-type="string" calcext:value-type="string">
            <text:p>சீரங்கநாயகியாருசல்</text:p>
          </table:table-cell>
          <table:table-cell table:style-name="ce7" office:value-type="string" calcext:value-type="string">
            <text:p>கோனேரியப்பவனயங்கார்</text:p>
          </table:table-cell>
          <table:table-cell table:style-name="ce7" office:value-type="string" calcext:value-type="string">
            <text:p>பிரபந்தம் - ஊசல்</text:p>
          </table:table-cell>
          <table:table-cell table:style-name="ce10" office:value-type="string" calcext:value-type="string">
            <text:p><text:a xlink:href="https://www.projectmadurai.org/pm_etexts/pdf/pm0880_02.pdf" xlink:type="simple">pm0880_02.pdf</text:a></text:p>
          </table:table-cell>
          <table:table-cell table:style-name="ce10" office:value-type="string" calcext:value-type="string">
            <text:p><text:a xlink:href="https://www.projectmadurai.org/pm_etexts/utf8/pmuni0880_02.html" xlink:type="simple">pmuni0880_02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881_01</text:p>
          </table:table-cell>
          <table:table-cell table:style-name="ce5" office:value-type="string" calcext:value-type="string">
            <text:p>முன்னநாதேஸ்வரர் திருவூஞ்சல்</text:p>
            <text:p>முன்னநாதஸ்வாமி வடிவழகி அம்பாள் திருவூஞ்சல்</text:p>
          </table:table-cell>
          <table:table-cell table:style-name="ce8"/>
          <table:table-cell table:style-name="ce8" office:value-type="string" calcext:value-type="string">
            <text:p>பிரபந்தம் -ஊஞ்சல்</text:p>
          </table:table-cell>
          <table:table-cell table:style-name="ce10" office:value-type="string" calcext:value-type="string">
            <text:p><text:a xlink:href="https://www.projectmadurai.org/pm_etexts/pdf/pm0881_01.pdf" xlink:type="simple">pm0881_01.pdf</text:a></text:p>
          </table:table-cell>
          <table:table-cell table:style-name="ce10" office:value-type="string" calcext:value-type="string">
            <text:p><text:a xlink:href="https://www.projectmadurai.org/pm_etexts/utf8/pmuni0881_01.html" xlink:type="simple">pmuni0881_01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881_02</text:p>
          </table:table-cell>
          <table:table-cell table:style-name="ce4" office:value-type="string" calcext:value-type="string">
            <text:p>ஊரெழு மீனாட்சி திரு ஊஞ்சல்</text:p>
          </table:table-cell>
          <table:table-cell table:style-name="ce7" office:value-type="string" calcext:value-type="string">
            <text:p>பண்டிதர் சங்கர குமரேசையா</text:p>
          </table:table-cell>
          <table:table-cell table:style-name="ce7" office:value-type="string" calcext:value-type="string">
            <text:p>பிரபந்தம் - ஊஞ்சல்</text:p>
          </table:table-cell>
          <table:table-cell table:style-name="ce10" office:value-type="string" calcext:value-type="string">
            <text:p><text:a xlink:href="https://www.projectmadurai.org/pm_etexts/pdf/pm0881_02.pdf" xlink:type="simple">pm0881_02.pdf</text:a></text:p>
          </table:table-cell>
          <table:table-cell table:style-name="ce10" office:value-type="string" calcext:value-type="string">
            <text:p><text:a xlink:href="https://www.projectmadurai.org/pm_etexts/utf8/pmuni0881_02.html" xlink:type="simple">pmuni0881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82" calcext:value-type="float">
            <text:p>882</text:p>
          </table:table-cell>
          <table:table-cell table:style-name="ce5" office:value-type="string" calcext:value-type="string">
            <text:p>திருச்செங்கோட்டுக் குமரர் பிள்ளைத்தமிழ்</text:p>
          </table:table-cell>
          <table:table-cell table:style-name="ce8"/>
          <table:table-cell table:style-name="ce8" office:value-type="string" calcext:value-type="string">
            <text:p>பிரபந்தம் - பிள்ளைத் தமிழ்</text:p>
          </table:table-cell>
          <table:table-cell table:style-name="ce10" office:value-type="string" calcext:value-type="string">
            <text:p><text:a xlink:href="https://www.projectmadurai.org/pm_etexts/pdf/pm0882.pdf" xlink:type="simple">pm0882.pdf</text:a></text:p>
          </table:table-cell>
          <table:table-cell table:style-name="ce10" office:value-type="string" calcext:value-type="string">
            <text:p><text:a xlink:href="https://www.projectmadurai.org/pm_etexts/utf8/pmuni0882.html" xlink:type="simple">pmuni088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883" calcext:value-type="float">
            <text:p>883</text:p>
          </table:table-cell>
          <table:table-cell table:style-name="ce4" office:value-type="string" calcext:value-type="string">
            <text:p>பொன்னியின் செல்வன் - ஆங்கில மொழிபெயர்ப்பு</text:p>
            <text:p>(Ponniyan Selvan - Part 3b)</text:p>
          </table:table-cell>
          <table:table-cell table:style-name="ce7" office:value-type="string" calcext:value-type="string">
            <text:p>கல்கி கிருஷ்ணமூர்த்தி</text:p>
            <text:p>இந்திரா நீலமேகம்</text:p>
          </table:table-cell>
          <table:table-cell table:style-name="ce7" office:value-type="string" calcext:value-type="string">
            <text:p>நாவல் - புதினம் ; மொழிபெயர்ப்பு</text:p>
          </table:table-cell>
          <table:table-cell table:style-name="ce10" office:value-type="string" calcext:value-type="string">
            <text:p><text:a xlink:href="https://www.projectmadurai.org/pm_etexts/pdf/pm0883.pdf" xlink:type="simple">pm0883.pdf</text:a></text:p>
          </table:table-cell>
          <table:table-cell table:style-name="ce10" office:value-type="string" calcext:value-type="string">
            <text:p><text:a xlink:href="https://www.projectmadurai.org/pm_etexts/utf8/pmuni0883.html" xlink:type="simple">pmuni088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84" calcext:value-type="float">
            <text:p>884</text:p>
          </table:table-cell>
          <table:table-cell table:style-name="ce5" office:value-type="string" calcext:value-type="string">
            <text:p>காதல் பாடல்கள்</text:p>
          </table:table-cell>
          <table:table-cell table:style-name="ce8" office:value-type="string" calcext:value-type="string">
            <text:p>பாவேந்தர் பாரதிதாசன்</text:p>
          </table:table-cell>
          <table:table-cell table:style-name="ce8" office:value-type="string" calcext:value-type="string">
            <text:p>கவிதைகள் தொகுப்பு</text:p>
          </table:table-cell>
          <table:table-cell table:style-name="ce10" office:value-type="string" calcext:value-type="string">
            <text:p><text:a xlink:href="https://www.projectmadurai.org/pm_etexts/pdf/pm0884.pdf" xlink:type="simple">pm0884.pdf</text:a></text:p>
          </table:table-cell>
          <table:table-cell table:style-name="ce10" office:value-type="string" calcext:value-type="string">
            <text:p><text:a xlink:href="https://www.projectmadurai.org/pm_etexts/utf8/pmuni0884.html" xlink:type="simple">pmuni0884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885_01</text:p>
          </table:table-cell>
          <table:table-cell table:style-name="ce4" office:value-type="string" calcext:value-type="string">
            <text:p>கற்கண்டு, பொறுமை கடலினும்</text:p>
            <text:p>பெரிது, இன்பக் கடல்</text:p>
          </table:table-cell>
          <table:table-cell table:style-name="ce7" office:value-type="string" calcext:value-type="string">
            <text:p>பாவேந்தர் பாரதிதாசன்</text:p>
          </table:table-cell>
          <table:table-cell table:style-name="ce7" office:value-type="string" calcext:value-type="string">
            <text:p>நாடகம்</text:p>
          </table:table-cell>
          <table:table-cell table:style-name="ce10" office:value-type="string" calcext:value-type="string">
            <text:p><text:a xlink:href="https://www.projectmadurai.org/pm_etexts/pdf/pm0885_01.pdf" xlink:type="simple">pm0885_01.pdf</text:a></text:p>
          </table:table-cell>
          <table:table-cell table:style-name="ce10" office:value-type="string" calcext:value-type="string">
            <text:p><text:a xlink:href="https://www.projectmadurai.org/pm_etexts/utf8/pmuni0885_01.html" xlink:type="simple">pmuni0885_01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885_02</text:p>
          </table:table-cell>
          <table:table-cell table:style-name="ce5" office:value-type="string" calcext:value-type="string">
            <text:p>சத்திமுத்தப் புலவர்</text:p>
          </table:table-cell>
          <table:table-cell table:style-name="ce8" office:value-type="string" calcext:value-type="string">
            <text:p>பாவேந்தர் பாரதிதாசன்</text:p>
          </table:table-cell>
          <table:table-cell table:style-name="ce8" office:value-type="string" calcext:value-type="string">
            <text:p>நாடகம்</text:p>
          </table:table-cell>
          <table:table-cell table:style-name="ce10" office:value-type="string" calcext:value-type="string">
            <text:p><text:a xlink:href="https://www.projectmadurai.org/pm_etexts/pdf/pm0885_02.pdf" xlink:type="simple">pm0885_02.pdf</text:a></text:p>
          </table:table-cell>
          <table:table-cell table:style-name="ce10" office:value-type="string" calcext:value-type="string">
            <text:p><text:a xlink:href="https://www.projectmadurai.org/pm_etexts/utf8/pmuni0885_02.html" xlink:type="simple">pmuni0885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886" calcext:value-type="float">
            <text:p>886</text:p>
          </table:table-cell>
          <table:table-cell table:style-name="ce4" office:value-type="string" calcext:value-type="string">
            <text:p>வேங்கையே எழுக</text:p>
          </table:table-cell>
          <table:table-cell table:style-name="ce7" office:value-type="string" calcext:value-type="string">
            <text:p>பாவேந்தர் பாரதிதாசன்</text:p>
          </table:table-cell>
          <table:table-cell table:style-name="ce7" office:value-type="string" calcext:value-type="string">
            <text:p>கவிதைகள் தொகுப்பு</text:p>
          </table:table-cell>
          <table:table-cell table:style-name="ce10" office:value-type="string" calcext:value-type="string">
            <text:p><text:a xlink:href="https://www.projectmadurai.org/pm_etexts/pdf/pm0886.pdf" xlink:type="simple">pm0886.pdf</text:a></text:p>
          </table:table-cell>
          <table:table-cell table:style-name="ce10" office:value-type="string" calcext:value-type="string">
            <text:p><text:a xlink:href="https://www.projectmadurai.org/pm_etexts/utf8/pmuni0886.html" xlink:type="simple">pmuni0886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87" calcext:value-type="float">
            <text:p>887</text:p>
          </table:table-cell>
          <table:table-cell table:style-name="ce5" office:value-type="string" calcext:value-type="string">
            <text:p>புதினங்கள் (அன்னை, விஞ்ஞானி,</text:p>
            <text:p>பக்த ஜெயதேவர், குமரகுருபரர்,</text:p>
            <text:p>ஆத்ம சக்தி &amp; முகுந்த சந்திரிகை))</text:p>
          </table:table-cell>
          <table:table-cell table:style-name="ce8" office:value-type="string" calcext:value-type="string">
            <text:p>பாவேந்தர் பாரதிதாசன்</text:p>
          </table:table-cell>
          <table:table-cell table:style-name="ce8" office:value-type="string" calcext:value-type="string">
            <text:p>நாவல் / புதினம்</text:p>
          </table:table-cell>
          <table:table-cell table:style-name="ce10" office:value-type="string" calcext:value-type="string">
            <text:p><text:a xlink:href="https://www.projectmadurai.org/pm_etexts/pdf/pm0887.pdf" xlink:type="simple">pm0887.pdf</text:a></text:p>
          </table:table-cell>
          <table:table-cell table:style-name="ce10" office:value-type="string" calcext:value-type="string">
            <text:p><text:a xlink:href="https://www.projectmadurai.org/pm_etexts/utf8/pmuni0887.html" xlink:type="simple">pmuni0887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888" calcext:value-type="float">
            <text:p>888</text:p>
          </table:table-cell>
          <table:table-cell table:style-name="ce4" office:value-type="string" calcext:value-type="string">
            <text:p>பாஞ்சாலி சபதம்: இரண்டாம் பாகம் (சருக்கம் 3-5)</text:p>
          </table:table-cell>
          <table:table-cell table:style-name="ce7" office:value-type="string" calcext:value-type="string">
            <text:p>சி. சுப்ரமணிய பாரதியார்</text:p>
          </table:table-cell>
          <table:table-cell table:style-name="ce7" office:value-type="string" calcext:value-type="string">
            <text:p>பாடல்கள் / கவிதைகள்</text:p>
          </table:table-cell>
          <table:table-cell table:style-name="ce10" office:value-type="string" calcext:value-type="string">
            <text:p><text:a xlink:href="https://www.projectmadurai.org/pm_etexts/pdf/pm0888.pdf" xlink:type="simple">pm0888.pdf</text:a></text:p>
          </table:table-cell>
          <table:table-cell table:style-name="ce10" office:value-type="string" calcext:value-type="string">
            <text:p><text:a xlink:href="https://www.projectmadurai.org/pm_etexts/utf8/pmuni0888.html" xlink:type="simple">pmuni0888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89" calcext:value-type="float">
            <text:p>889</text:p>
          </table:table-cell>
          <table:table-cell table:style-name="ce5" office:value-type="string" calcext:value-type="string">
            <text:p>அவிநயத் திரட்டு</text:p>
            <text:p>மறைந்துபோன தமிழ் நூல்கள்</text:p>
          </table:table-cell>
          <table:table-cell table:style-name="ce8" office:value-type="string" calcext:value-type="string">
            <text:p>மயிலை சீனிவேங்கடசாமி தொகுப்பு</text:p>
          </table:table-cell>
          <table:table-cell table:style-name="ce8" office:value-type="string" calcext:value-type="string">
            <text:p>பாடல்கள் / கவிதைகள்</text:p>
          </table:table-cell>
          <table:table-cell table:style-name="ce10" office:value-type="string" calcext:value-type="string">
            <text:p><text:a xlink:href="https://www.projectmadurai.org/pm_etexts/pdf/pm0889.pdf" xlink:type="simple">pm0889.pdf</text:a></text:p>
          </table:table-cell>
          <table:table-cell table:style-name="ce10" office:value-type="string" calcext:value-type="string">
            <text:p><text:a xlink:href="https://www.projectmadurai.org/pm_etexts/utf8/pmuni0889.html" xlink:type="simple">pmuni0889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890" calcext:value-type="float">
            <text:p>890</text:p>
          </table:table-cell>
          <table:table-cell table:style-name="ce4" office:value-type="string" calcext:value-type="string">
            <text:p>நற்றிணை - ஆங்கில மொழிபெயர்ப்பு, (பாடல்கள் 1-200)</text:p>
            <text:p>naRRiNai - English Translation, verses 1-200</text:p>
          </table:table-cell>
          <table:table-cell table:style-name="ce7" office:value-type="string" calcext:value-type="string">
            <text:p>அ. தட்சிணாமூர்த்தி / A. Dakshinamurthy</text:p>
          </table:table-cell>
          <table:table-cell table:style-name="ce7" office:value-type="string" calcext:value-type="string">
            <text:p>எட்டுத்தொகை, ஆங்கில மொழிபெயர்ப்பு</text:p>
          </table:table-cell>
          <table:table-cell table:number-columns-repeated="2" table:style-name="ce7" office:value-type="string" calcext:value-type="string">
            <text:p>not available (withdrawn)</text:p>
          </table:table-cell>
          <table:table-cell table:number-columns-repeated="1018"/>
        </table:table-row>
        <table:table-row table:style-name="ro1">
          <table:table-cell table:style-name="ce3" office:value-type="float" office:value="891" calcext:value-type="float">
            <text:p>891</text:p>
          </table:table-cell>
          <table:table-cell table:style-name="ce5" office:value-type="string" calcext:value-type="string">
            <text:p>வீரவனப் புராணம்</text:p>
            <text:p>மீனாட்சி சுந்தரம் பிள்ளை மொழி பெயர்ப்பு</text:p>
          </table:table-cell>
          <table:table-cell table:style-name="ce8" office:value-type="string" calcext:value-type="string">
            <text:p>சாமி நாத அய்யர் தொகுப்பு</text:p>
          </table:table-cell>
          <table:table-cell table:style-name="ce8" office:value-type="string" calcext:value-type="string">
            <text:p>புராணம்</text:p>
          </table:table-cell>
          <table:table-cell table:style-name="ce10" office:value-type="string" calcext:value-type="string">
            <text:p><text:a xlink:href="https://www.projectmadurai.org/pm_etexts/pdf/pm0891.pdf" xlink:type="simple">pm0891.pdf</text:a></text:p>
          </table:table-cell>
          <table:table-cell table:style-name="ce10" office:value-type="string" calcext:value-type="string">
            <text:p><text:a xlink:href="https://www.projectmadurai.org/pm_etexts/utf8/pmuni0891.html" xlink:type="simple">pmuni089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892" calcext:value-type="float">
            <text:p>892</text:p>
          </table:table-cell>
          <table:table-cell table:style-name="ce4" office:value-type="string" calcext:value-type="string">
            <text:p>புதுமைப்பித்தன் கவிதைகள்</text:p>
          </table:table-cell>
          <table:table-cell table:style-name="ce7" office:value-type="string" calcext:value-type="string">
            <text:p>புதுமைப்பித்தன் / ரகுநாதன் தொகுப்பு</text:p>
          </table:table-cell>
          <table:table-cell table:style-name="ce7" office:value-type="string" calcext:value-type="string">
            <text:p>பாடல்கள் / கவிதைகள்</text:p>
          </table:table-cell>
          <table:table-cell table:style-name="ce10" office:value-type="string" calcext:value-type="string">
            <text:p><text:a xlink:href="https://www.projectmadurai.org/pm_etexts/pdf/pm0892.pdf" xlink:type="simple">pm0892.pdf</text:a></text:p>
          </table:table-cell>
          <table:table-cell table:style-name="ce10" office:value-type="string" calcext:value-type="string">
            <text:p><text:a xlink:href="https://www.projectmadurai.org/pm_etexts/utf8/pmuni0892.html" xlink:type="simple">pmuni089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93" calcext:value-type="float">
            <text:p>893</text:p>
          </table:table-cell>
          <table:table-cell table:style-name="ce5" office:value-type="string" calcext:value-type="string">
            <text:p>அளகாபுரி உமையம்பிகை பிள்ளைத் தமிழ்</text:p>
          </table:table-cell>
          <table:table-cell table:style-name="ce8" office:value-type="string" calcext:value-type="string">
            <text:p>திரிசிரபுரம் சி. தியாகராசசெட்டியார்</text:p>
          </table:table-cell>
          <table:table-cell table:style-name="ce8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893.pdf" xlink:type="simple">pm0893.pdf</text:a></text:p>
          </table:table-cell>
          <table:table-cell table:style-name="ce10" office:value-type="string" calcext:value-type="string">
            <text:p><text:a xlink:href="https://www.projectmadurai.org/pm_etexts/utf8/pmuni0893.html" xlink:type="simple">pmuni089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894" calcext:value-type="float">
            <text:p>894</text:p>
          </table:table-cell>
          <table:table-cell table:style-name="ce4" office:value-type="string" calcext:value-type="string">
            <text:p>மயிலம் ஸ்ரீ முருகன் பிள்ளைத் தமிழ்</text:p>
          </table:table-cell>
          <table:table-cell table:style-name="ce7" office:value-type="string" calcext:value-type="string">
            <text:p>திருவாரூர் வைத்தியநாத தேசிகர்</text:p>
          </table:table-cell>
          <table:table-cell table:style-name="ce7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894.pdf" xlink:type="simple">pm0894.pdf</text:a></text:p>
          </table:table-cell>
          <table:table-cell table:style-name="ce10" office:value-type="string" calcext:value-type="string">
            <text:p><text:a xlink:href="https://www.projectmadurai.org/pm_etexts/utf8/pmuni0894.html" xlink:type="simple">pmuni0894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95" calcext:value-type="float">
            <text:p>895</text:p>
          </table:table-cell>
          <table:table-cell table:style-name="ce5" office:value-type="string" calcext:value-type="string">
            <text:p>அறம்வளர்த்த நாயகி பிள்ளைத் தமிழ்</text:p>
          </table:table-cell>
          <table:table-cell table:style-name="ce8" office:value-type="string" calcext:value-type="string">
            <text:p>தெய்வசிகாமணிக் கவிராயர்</text:p>
          </table:table-cell>
          <table:table-cell table:style-name="ce8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895.pdf" xlink:type="simple">pm0895.pdf</text:a></text:p>
          </table:table-cell>
          <table:table-cell table:style-name="ce10" office:value-type="string" calcext:value-type="string">
            <text:p><text:a xlink:href="https://www.projectmadurai.org/pm_etexts/utf8/pmuni0895.html" xlink:type="simple">pmuni0895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896_01</text:p>
          </table:table-cell>
          <table:table-cell table:style-name="ce4" office:value-type="string" calcext:value-type="string">
            <text:p>மதுரை மீனாட்சியம்மை கலிவெண்பா</text:p>
          </table:table-cell>
          <table:table-cell table:style-name="ce7" office:value-type="string" calcext:value-type="string">
            <text:p>திருப்போரூர் ஸ்ரீ சிதம்பர சுவாமிகள்</text:p>
          </table:table-cell>
          <table:table-cell table:style-name="ce7" office:value-type="string" calcext:value-type="string">
            <text:p>பிரபந்தம் -கலிவெண்பா</text:p>
          </table:table-cell>
          <table:table-cell table:style-name="ce10" office:value-type="string" calcext:value-type="string">
            <text:p><text:a xlink:href="https://www.projectmadurai.org/pm_etexts/pdf/pm0896_01.pdf" xlink:type="simple">pm0896_01.pdf</text:a></text:p>
          </table:table-cell>
          <table:table-cell table:style-name="ce10" office:value-type="string" calcext:value-type="string">
            <text:p><text:a xlink:href="https://www.projectmadurai.org/pm_etexts/utf8/pmuni0896_01.html" xlink:type="simple">pmuni0896_01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896_02</text:p>
          </table:table-cell>
          <table:table-cell table:style-name="ce5" office:value-type="string" calcext:value-type="string">
            <text:p>ஸ்ரீநடேசர் கலிவெண்பா</text:p>
          </table:table-cell>
          <table:table-cell table:style-name="ce8" office:value-type="string" calcext:value-type="string">
            <text:p>தேவநாம இராம மாணிக்க வாசகன்</text:p>
          </table:table-cell>
          <table:table-cell table:style-name="ce8" office:value-type="string" calcext:value-type="string">
            <text:p>பிரபந்தம் -கலிவெண்பா</text:p>
          </table:table-cell>
          <table:table-cell table:style-name="ce10" office:value-type="string" calcext:value-type="string">
            <text:p><text:a xlink:href="https://www.projectmadurai.org/pm_etexts/pdf/pm0896_02.pdf" xlink:type="simple">pm0896_02.pdf</text:a></text:p>
          </table:table-cell>
          <table:table-cell table:style-name="ce10" office:value-type="string" calcext:value-type="string">
            <text:p><text:a xlink:href="https://www.projectmadurai.org/pm_etexts/utf8/pmuni0896_02.html" xlink:type="simple">pmuni0896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897" calcext:value-type="float">
            <text:p>897</text:p>
          </table:table-cell>
          <table:table-cell table:style-name="ce4" office:value-type="string" calcext:value-type="string">
            <text:p>மூவர் அம்மானை</text:p>
          </table:table-cell>
          <table:table-cell table:style-name="ce7" office:value-type="string" calcext:value-type="string">
            <text:p>திருவெண்காடு ஆறுமுக சுவாமிகள் தொகுப்பு</text:p>
          </table:table-cell>
          <table:table-cell table:style-name="ce7" office:value-type="string" calcext:value-type="string">
            <text:p>பிரபந்தம் - அம்மானை</text:p>
          </table:table-cell>
          <table:table-cell table:style-name="ce10" office:value-type="string" calcext:value-type="string">
            <text:p><text:a xlink:href="https://www.projectmadurai.org/pm_etexts/pdf/pm0897.pdf" xlink:type="simple">pm0897.pdf</text:a></text:p>
          </table:table-cell>
          <table:table-cell table:style-name="ce10" office:value-type="string" calcext:value-type="string">
            <text:p><text:a xlink:href="https://www.projectmadurai.org/pm_etexts/utf8/pmuni0897.html" xlink:type="simple">pmuni089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898" calcext:value-type="float">
            <text:p>898</text:p>
          </table:table-cell>
          <table:table-cell table:style-name="ce5" office:value-type="string" calcext:value-type="string">
            <text:p>அடிமுடி தேடிய அரியயன் சண்டை அம்மானை</text:p>
          </table:table-cell>
          <table:table-cell table:style-name="ce8" office:value-type="string" calcext:value-type="string">
            <text:p>செஞ்சி ஏகாம்பர முதலியார்</text:p>
          </table:table-cell>
          <table:table-cell table:style-name="ce8" office:value-type="string" calcext:value-type="string">
            <text:p>பிரபந்தம் - அம்மானை</text:p>
          </table:table-cell>
          <table:table-cell table:style-name="ce10" office:value-type="string" calcext:value-type="string">
            <text:p><text:a xlink:href="https://www.projectmadurai.org/pm_etexts/pdf/pm0898.pdf" xlink:type="simple">pm0898.pdf</text:a></text:p>
          </table:table-cell>
          <table:table-cell table:style-name="ce10" office:value-type="string" calcext:value-type="string">
            <text:p><text:a xlink:href="https://www.projectmadurai.org/pm_etexts/utf8/pmuni0898.html" xlink:type="simple">pmuni089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899" calcext:value-type="float">
            <text:p>899</text:p>
          </table:table-cell>
          <table:table-cell table:style-name="ce4" office:value-type="string" calcext:value-type="string">
            <text:p>மாணிக்க வாசகர் அம்மானை</text:p>
          </table:table-cell>
          <table:table-cell table:style-name="ce7" office:value-type="string" calcext:value-type="string">
            <text:p>சங்கரமூர்த்திப் புலவர்</text:p>
          </table:table-cell>
          <table:table-cell table:style-name="ce7" office:value-type="string" calcext:value-type="string">
            <text:p>பிரபந்தம் - அம்மானை</text:p>
          </table:table-cell>
          <table:table-cell table:style-name="ce10" office:value-type="string" calcext:value-type="string">
            <text:p><text:a xlink:href="https://www.projectmadurai.org/pm_etexts/pdf/pm0899.pdf" xlink:type="simple">pm0899.pdf</text:a></text:p>
          </table:table-cell>
          <table:table-cell table:style-name="ce10" office:value-type="string" calcext:value-type="string">
            <text:p><text:a xlink:href="https://www.projectmadurai.org/pm_etexts/utf8/pmuni0899.html" xlink:type="simple">pmuni089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00" calcext:value-type="float">
            <text:p>900</text:p>
          </table:table-cell>
          <table:table-cell table:style-name="ce5" office:value-type="string" calcext:value-type="string">
            <text:p>வண்ணத் திரட்டு</text:p>
          </table:table-cell>
          <table:table-cell table:style-name="ce8" office:value-type="string" calcext:value-type="string">
            <text:p>தி. வே. கோபாலய்யர் தொகுப்பு</text:p>
          </table:table-cell>
          <table:table-cell table:style-name="ce8" office:value-type="string" calcext:value-type="string">
            <text:p>பிரபந்தம் - வண்ணம்</text:p>
          </table:table-cell>
          <table:table-cell table:style-name="ce10" office:value-type="string" calcext:value-type="string">
            <text:p><text:a xlink:href="https://www.projectmadurai.org/pm_etexts/pdf/pm0900.pdf" xlink:type="simple">pm0900.pdf</text:a></text:p>
          </table:table-cell>
          <table:table-cell table:style-name="ce10" office:value-type="string" calcext:value-type="string">
            <text:p><text:a xlink:href="https://www.projectmadurai.org/pm_etexts/utf8/pmuni0900.html" xlink:type="simple">pmuni090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01" calcext:value-type="float">
            <text:p>901</text:p>
          </table:table-cell>
          <table:table-cell table:style-name="ce4" office:value-type="string" calcext:value-type="string">
            <text:p>முத்தமிழ் வளர்த்த முனிவர்கள்</text:p>
          </table:table-cell>
          <table:table-cell table:style-name="ce7" office:value-type="string" calcext:value-type="string">
            <text:p>அ.க. நவநீத கிருட்டிணன்</text:p>
          </table:table-cell>
          <table:table-cell table:style-name="ce7" office:value-type="string" calcext:value-type="string">
            <text:p>இலக்கியக் கட்டுரைகள்</text:p>
          </table:table-cell>
          <table:table-cell table:style-name="ce10" office:value-type="string" calcext:value-type="string">
            <text:p><text:a xlink:href="https://www.projectmadurai.org/pm_etexts/pdf/pm0901.pdf" xlink:type="simple">pm0901.pdf</text:a></text:p>
          </table:table-cell>
          <table:table-cell table:style-name="ce10" office:value-type="string" calcext:value-type="string">
            <text:p><text:a xlink:href="https://www.projectmadurai.org/pm_etexts/utf8/pmuni0901.html" xlink:type="simple">pmuni090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02" calcext:value-type="float">
            <text:p>902</text:p>
          </table:table-cell>
          <table:table-cell table:style-name="ce5" office:value-type="string" calcext:value-type="string">
            <text:p>அவள் விழித்திருந்தாள் ( நாவல்)</text:p>
          </table:table-cell>
          <table:table-cell table:style-name="ce8" office:value-type="string" calcext:value-type="string">
            <text:p>அ.க. நவநீத கிருட்டிணன்</text:p>
          </table:table-cell>
          <table:table-cell table:style-name="ce8" office:value-type="string" calcext:value-type="string">
            <text:p>நாவல் - புதினம்</text:p>
          </table:table-cell>
          <table:table-cell table:style-name="ce10" office:value-type="string" calcext:value-type="string">
            <text:p><text:a xlink:href="https://www.projectmadurai.org/pm_etexts/pdf/pm0902.pdf" xlink:type="simple">pm0902.pdf</text:a></text:p>
          </table:table-cell>
          <table:table-cell table:style-name="ce10" office:value-type="string" calcext:value-type="string">
            <text:p><text:a xlink:href="https://www.projectmadurai.org/pm_etexts/utf8/pmuni0902.html" xlink:type="simple">pmuni09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03" calcext:value-type="float">
            <text:p>903</text:p>
          </table:table-cell>
          <table:table-cell table:style-name="ce4" office:value-type="string" calcext:value-type="string">
            <text:p>பிள்ளையார் கதை</text:p>
          </table:table-cell>
          <table:table-cell table:style-name="ce7" office:value-type="string" calcext:value-type="string">
            <text:p>சுன்னாகம் வரத பண்டிதர்</text:p>
          </table:table-cell>
          <table:table-cell table:style-name="ce7" office:value-type="string" calcext:value-type="string">
            <text:p>பாடல்கள் / கவிதைகள்</text:p>
          </table:table-cell>
          <table:table-cell table:style-name="ce10" office:value-type="string" calcext:value-type="string">
            <text:p><text:a xlink:href="https://www.projectmadurai.org/pm_etexts/pdf/pm0903.pdf" xlink:type="simple">pm0903.pdf</text:a></text:p>
          </table:table-cell>
          <table:table-cell table:style-name="ce10" office:value-type="string" calcext:value-type="string">
            <text:p><text:a xlink:href="https://www.projectmadurai.org/pm_etexts/utf8/pmuni0903.html" xlink:type="simple">pmuni090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04" calcext:value-type="float">
            <text:p>904</text:p>
          </table:table-cell>
          <table:table-cell table:style-name="ce5" office:value-type="string" calcext:value-type="string">
            <text:p>இந்தியச் சரித்திரக் கும்மி</text:p>
          </table:table-cell>
          <table:table-cell table:style-name="ce8" office:value-type="string" calcext:value-type="string">
            <text:p>யோகி ஸ்ரீ சுத்தானந்த பாரதியார்</text:p>
          </table:table-cell>
          <table:table-cell table:style-name="ce8" office:value-type="string" calcext:value-type="string">
            <text:p>பிரபந்தம் - கும்மி</text:p>
          </table:table-cell>
          <table:table-cell table:style-name="ce10" office:value-type="string" calcext:value-type="string">
            <text:p><text:a xlink:href="https://www.projectmadurai.org/pm_etexts/pdf/pm0904.pdf" xlink:type="simple">pm0904.pdf</text:a></text:p>
          </table:table-cell>
          <table:table-cell table:style-name="ce10" office:value-type="string" calcext:value-type="string">
            <text:p><text:a xlink:href="https://www.projectmadurai.org/pm_etexts/utf8/pmuni0904.html" xlink:type="simple">pmuni090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05" calcext:value-type="float">
            <text:p>905</text:p>
          </table:table-cell>
          <table:table-cell table:style-name="ce4" office:value-type="string" calcext:value-type="string">
            <text:p>பார்வதி கல்யாணக்கும்மி</text:p>
          </table:table-cell>
          <table:table-cell table:style-name="ce7" office:value-type="string" calcext:value-type="string">
            <text:p>இலஞ்சி பிரம்மஸ்ரீ றாமுஅம்மாள்</text:p>
          </table:table-cell>
          <table:table-cell table:style-name="ce7" office:value-type="string" calcext:value-type="string">
            <text:p>பிரபந்தம் - கும்மி</text:p>
          </table:table-cell>
          <table:table-cell table:style-name="ce10" office:value-type="string" calcext:value-type="string">
            <text:p><text:a xlink:href="https://www.projectmadurai.org/pm_etexts/pdf/pm0905.pdf" xlink:type="simple">pm0905.pdf</text:a></text:p>
          </table:table-cell>
          <table:table-cell table:style-name="ce10" office:value-type="string" calcext:value-type="string">
            <text:p><text:a xlink:href="https://www.projectmadurai.org/pm_etexts/utf8/pmuni0905.html" xlink:type="simple">pmuni090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06" calcext:value-type="float">
            <text:p>906</text:p>
          </table:table-cell>
          <table:table-cell table:style-name="ce5" office:value-type="string" calcext:value-type="string">
            <text:p>உருக்குமணி கலியாணக்கும்மி</text:p>
          </table:table-cell>
          <table:table-cell table:style-name="ce8" office:value-type="string" calcext:value-type="string">
            <text:p>எம். ஆர். ஸ்ரீனிவாஸய்யங்கார்</text:p>
          </table:table-cell>
          <table:table-cell table:style-name="ce8" office:value-type="string" calcext:value-type="string">
            <text:p>பிரபந்தம் - கும்மி</text:p>
          </table:table-cell>
          <table:table-cell table:style-name="ce10" office:value-type="string" calcext:value-type="string">
            <text:p><text:a xlink:href="https://www.projectmadurai.org/pm_etexts/pdf/pm0906.pdf" xlink:type="simple">pm0906.pdf</text:a></text:p>
          </table:table-cell>
          <table:table-cell table:style-name="ce10" office:value-type="string" calcext:value-type="string">
            <text:p><text:a xlink:href="https://www.projectmadurai.org/pm_etexts/utf8/pmuni0906.html" xlink:type="simple">pmuni090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07" calcext:value-type="float">
            <text:p>907</text:p>
          </table:table-cell>
          <table:table-cell table:style-name="ce4" office:value-type="string" calcext:value-type="string">
            <text:p>1. விநாயகர் அகவல்</text:p>
            <text:p>2.முத்திவிநாயகர் அகவல்</text:p>
            <text:p>3.வினாயகர் திருவகவல்</text:p>
          </table:table-cell>
          <table:table-cell table:style-name="ce7" office:value-type="string" calcext:value-type="string">
            <text:p>1. ஒளவையார் ; 2. அருணகிரிநாதர் &amp; 3. நக்கீரதேவர்</text:p>
          </table:table-cell>
          <table:table-cell table:style-name="ce7" office:value-type="string" calcext:value-type="string">
            <text:p>பிரபந்தம் - அகவல்</text:p>
          </table:table-cell>
          <table:table-cell table:style-name="ce10" office:value-type="string" calcext:value-type="string">
            <text:p><text:a xlink:href="https://www.projectmadurai.org/pm_etexts/pdf/pm0907.pdf" xlink:type="simple">pm0907.pdf</text:a></text:p>
          </table:table-cell>
          <table:table-cell table:style-name="ce10" office:value-type="string" calcext:value-type="string">
            <text:p><text:a xlink:href="https://www.projectmadurai.org/pm_etexts/utf8/pmuni0907.html" xlink:type="simple">pmuni090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08" calcext:value-type="float">
            <text:p>908</text:p>
          </table:table-cell>
          <table:table-cell table:style-name="ce5" office:value-type="string" calcext:value-type="string">
            <text:p>புலியூர் வெண்பா</text:p>
            <text:p>(சுப்பராய செட்டியார் உரையோடு)</text:p>
          </table:table-cell>
          <table:table-cell table:style-name="ce8" office:value-type="string" calcext:value-type="string">
            <text:p>மாரிமுத்துப்பிள்ளையவர்கள்</text:p>
          </table:table-cell>
          <table:table-cell table:style-name="ce8" office:value-type="string" calcext:value-type="string">
            <text:p>பிரபந்தம் - வெண்பா</text:p>
          </table:table-cell>
          <table:table-cell table:style-name="ce10" office:value-type="string" calcext:value-type="string">
            <text:p><text:a xlink:href="https://www.projectmadurai.org/pm_etexts/pdf/pm0908.pdf" xlink:type="simple">pm0908.pdf</text:a></text:p>
          </table:table-cell>
          <table:table-cell table:style-name="ce10" office:value-type="string" calcext:value-type="string">
            <text:p><text:a xlink:href="https://www.projectmadurai.org/pm_etexts/utf8/pmuni0908.html" xlink:type="simple">pmuni090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09" calcext:value-type="float">
            <text:p>909</text:p>
          </table:table-cell>
          <table:table-cell table:style-name="ce4" office:value-type="string" calcext:value-type="string">
            <text:p>வேதாந்தக் கும்மி</text:p>
          </table:table-cell>
          <table:table-cell table:style-name="ce7" office:value-type="string" calcext:value-type="string">
            <text:p>கண்டனூர் முத்துராமையா</text:p>
          </table:table-cell>
          <table:table-cell table:style-name="ce7" office:value-type="string" calcext:value-type="string">
            <text:p>பிரபந்தம் - கும்மி</text:p>
          </table:table-cell>
          <table:table-cell table:style-name="ce10" office:value-type="string" calcext:value-type="string">
            <text:p><text:a xlink:href="https://www.projectmadurai.org/pm_etexts/pdf/pm0909.pdf" xlink:type="simple">pm0909.pdf</text:a></text:p>
          </table:table-cell>
          <table:table-cell table:style-name="ce10" office:value-type="string" calcext:value-type="string">
            <text:p><text:a xlink:href="https://www.projectmadurai.org/pm_etexts/utf8/pmuni0909.html" xlink:type="simple">pmuni090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10" calcext:value-type="float">
            <text:p>910</text:p>
          </table:table-cell>
          <table:table-cell table:style-name="ce5" office:value-type="string" calcext:value-type="string">
            <text:p>மட்டுவில் வீரகத்தி விநாயகர் பிள்ளைத்தமிழ்</text:p>
          </table:table-cell>
          <table:table-cell table:style-name="ce8" office:value-type="string" calcext:value-type="string">
            <text:p>நா. நல்லதம்பி</text:p>
          </table:table-cell>
          <table:table-cell table:style-name="ce8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910.pdf" xlink:type="simple">pm0910.pdf</text:a></text:p>
          </table:table-cell>
          <table:table-cell table:style-name="ce10" office:value-type="string" calcext:value-type="string">
            <text:p><text:a xlink:href="https://www.projectmadurai.org/pm_etexts/utf8/pmuni0910.html" xlink:type="simple">pmuni091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11" calcext:value-type="float">
            <text:p>911</text:p>
          </table:table-cell>
          <table:table-cell table:style-name="ce4" office:value-type="string" calcext:value-type="string">
            <text:p>நாரத ராமாயணம்</text:p>
          </table:table-cell>
          <table:table-cell table:style-name="ce7" office:value-type="string" calcext:value-type="string">
            <text:p>புதுமைப்பித்தன்</text:p>
          </table:table-cell>
          <table:table-cell table:style-name="ce7" office:value-type="string" calcext:value-type="string">
            <text:p>காப்பியம்</text:p>
          </table:table-cell>
          <table:table-cell table:style-name="ce10" office:value-type="string" calcext:value-type="string">
            <text:p><text:a xlink:href="https://www.projectmadurai.org/pm_etexts/pdf/pm0911.pdf" xlink:type="simple">pm0911.pdf</text:a></text:p>
          </table:table-cell>
          <table:table-cell table:style-name="ce10" office:value-type="string" calcext:value-type="string">
            <text:p><text:a xlink:href="https://www.projectmadurai.org/pm_etexts/utf8/pmuni0911.html" xlink:type="simple">pmuni091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12" calcext:value-type="float">
            <text:p>912</text:p>
          </table:table-cell>
          <table:table-cell table:style-name="ce5" office:value-type="string" calcext:value-type="string">
            <text:p>புதுமைப்பித்தன் சிறுகதைகள்</text:p>
            <text:p>தொகுப்பு - பாகம் 4</text:p>
          </table:table-cell>
          <table:table-cell table:style-name="ce8" office:value-type="string" calcext:value-type="string">
            <text:p>புதுமைப்பித்தன்</text:p>
          </table:table-cell>
          <table:table-cell table:style-name="ce8" office:value-type="string" calcext:value-type="string">
            <text:p>சிறுகதைகள்</text:p>
          </table:table-cell>
          <table:table-cell table:style-name="ce10" office:value-type="string" calcext:value-type="string">
            <text:p><text:a xlink:href="https://www.projectmadurai.org/pm_etexts/pdf/pm0912.pdf" xlink:type="simple">pm0912.pdf</text:a></text:p>
          </table:table-cell>
          <table:table-cell table:style-name="ce10" office:value-type="string" calcext:value-type="string">
            <text:p><text:a xlink:href="https://www.projectmadurai.org/pm_etexts/utf8/pmuni0912.html" xlink:type="simple">pmuni091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13" calcext:value-type="float">
            <text:p>913</text:p>
          </table:table-cell>
          <table:table-cell table:style-name="ce4" office:value-type="string" calcext:value-type="string">
            <text:p>புதுமைப்பித்தன் சிறுகதைகள்</text:p>
            <text:p>தொகுப்பு - பாகம் 5</text:p>
          </table:table-cell>
          <table:table-cell table:style-name="ce7" office:value-type="string" calcext:value-type="string">
            <text:p>புதுமைப்பித்தன்</text:p>
          </table:table-cell>
          <table:table-cell table:style-name="ce7" office:value-type="string" calcext:value-type="string">
            <text:p>சிறுகதைகள்</text:p>
          </table:table-cell>
          <table:table-cell table:style-name="ce10" office:value-type="string" calcext:value-type="string">
            <text:p><text:a xlink:href="https://www.projectmadurai.org/pm_etexts/pdf/pm0913.pdf" xlink:type="simple">pm0913.pdf</text:a></text:p>
          </table:table-cell>
          <table:table-cell table:style-name="ce10" office:value-type="string" calcext:value-type="string">
            <text:p><text:a xlink:href="https://www.projectmadurai.org/pm_etexts/utf8/pmuni0913.html" xlink:type="simple">pmuni091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14" calcext:value-type="float">
            <text:p>914</text:p>
          </table:table-cell>
          <table:table-cell table:style-name="ce5" office:value-type="string" calcext:value-type="string">
            <text:p>கோவூர் கிழார்</text:p>
            <text:p>(வரலாறு)</text:p>
          </table:table-cell>
          <table:table-cell table:style-name="ce8" office:value-type="string" calcext:value-type="string">
            <text:p>கி. வா. ஜகந்நாதன்</text:p>
          </table:table-cell>
          <table:table-cell table:style-name="ce8" office:value-type="string" calcext:value-type="string">
            <text:p>இலக்கியக் கட்டுரைகள், வரலாறு</text:p>
          </table:table-cell>
          <table:table-cell table:style-name="ce10" office:value-type="string" calcext:value-type="string">
            <text:p><text:a xlink:href="https://www.projectmadurai.org/pm_etexts/pdf/pm0914.pdf" xlink:type="simple">pm0914.pdf</text:a></text:p>
          </table:table-cell>
          <table:table-cell table:style-name="ce10" office:value-type="string" calcext:value-type="string">
            <text:p><text:a xlink:href="https://www.projectmadurai.org/pm_etexts/utf8/pmuni0914.html" xlink:type="simple">pmuni091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15" calcext:value-type="float">
            <text:p>915</text:p>
          </table:table-cell>
          <table:table-cell table:style-name="ce4" office:value-type="string" calcext:value-type="string">
            <text:p>பாண்டியன் நெடுஞ்செழியன்</text:p>
            <text:p>(வரலாறு)</text:p>
          </table:table-cell>
          <table:table-cell table:style-name="ce7" office:value-type="string" calcext:value-type="string">
            <text:p>கி. வா. ஜகந்நாதன்</text:p>
          </table:table-cell>
          <table:table-cell table:style-name="ce7" office:value-type="string" calcext:value-type="string">
            <text:p>இலக்கியக் கட்டுரைகள், வரலாறு</text:p>
          </table:table-cell>
          <table:table-cell table:style-name="ce10" office:value-type="string" calcext:value-type="string">
            <text:p><text:a xlink:href="https://www.projectmadurai.org/pm_etexts/pdf/pm0915.pdf" xlink:type="simple">pm0915.pdf</text:a></text:p>
          </table:table-cell>
          <table:table-cell table:style-name="ce10" office:value-type="string" calcext:value-type="string">
            <text:p><text:a xlink:href="https://www.projectmadurai.org/pm_etexts/utf8/pmuni0915.html" xlink:type="simple">pmuni091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16" calcext:value-type="float">
            <text:p>916</text:p>
          </table:table-cell>
          <table:table-cell table:style-name="ce5" office:value-type="string" calcext:value-type="string">
            <text:p>கோகுல சதகம்</text:p>
          </table:table-cell>
          <table:table-cell table:style-name="ce8" office:value-type="string" calcext:value-type="string">
            <text:p>பாலூர் அமிர்த கவிராயரவர்கள்</text:p>
          </table:table-cell>
          <table:table-cell table:style-name="ce8" office:value-type="string" calcext:value-type="string">
            <text:p>பிரபந்தம் - சதகம்</text:p>
          </table:table-cell>
          <table:table-cell table:style-name="ce10" office:value-type="string" calcext:value-type="string">
            <text:p><text:a xlink:href="https://www.projectmadurai.org/pm_etexts/pdf/pm0916.pdf" xlink:type="simple">pm0916.pdf</text:a></text:p>
          </table:table-cell>
          <table:table-cell table:style-name="ce10" office:value-type="string" calcext:value-type="string">
            <text:p><text:a xlink:href="https://www.projectmadurai.org/pm_etexts/utf8/pmuni0916.html" xlink:type="simple">pmuni0916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917_01</text:p>
          </table:table-cell>
          <table:table-cell table:style-name="ce4" office:value-type="string" calcext:value-type="string">
            <text:p>மதுரை மீனாட்சியம்மன் பதிகம்</text:p>
            <text:p>சுந்தரமகாலிங்க சுவாமி பதிகம்</text:p>
          </table:table-cell>
          <table:table-cell table:style-name="ce7" office:value-type="string" calcext:value-type="string">
            <text:p>திருப்போரூர் கோபால் நாயகர்</text:p>
          </table:table-cell>
          <table:table-cell table:style-name="ce7" office:value-type="string" calcext:value-type="string">
            <text:p>பிரபந்தம் - பதிகம்</text:p>
          </table:table-cell>
          <table:table-cell table:style-name="ce10" office:value-type="string" calcext:value-type="string">
            <text:p><text:a xlink:href="https://www.projectmadurai.org/pm_etexts/pdf/pm0917_01.pdf" xlink:type="simple">pm0917_01.pdf</text:a></text:p>
          </table:table-cell>
          <table:table-cell table:style-name="ce10" office:value-type="string" calcext:value-type="string">
            <text:p><text:a xlink:href="https://www.projectmadurai.org/pm_etexts/utf8/pmuni0917_01.html" xlink:type="simple">pmuni0917_01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917_02</text:p>
          </table:table-cell>
          <table:table-cell table:style-name="ce5" office:value-type="string" calcext:value-type="string">
            <text:p>அசபா நடனப் பதிகம்</text:p>
          </table:table-cell>
          <table:table-cell table:style-name="ce8" office:value-type="string" calcext:value-type="string">
            <text:p>சிவஞானதேசிக பரமாசாரிய சுவாமிகள்</text:p>
          </table:table-cell>
          <table:table-cell table:style-name="ce8" office:value-type="string" calcext:value-type="string">
            <text:p>பிரபந்தம் - பதிகம்</text:p>
          </table:table-cell>
          <table:table-cell table:style-name="ce10" office:value-type="string" calcext:value-type="string">
            <text:p><text:a xlink:href="https://www.projectmadurai.org/pm_etexts/pdf/pm0917_02.pdf" xlink:type="simple">pm0917_02.pdf</text:a></text:p>
          </table:table-cell>
          <table:table-cell table:style-name="ce10" office:value-type="string" calcext:value-type="string">
            <text:p><text:a xlink:href="https://www.projectmadurai.org/pm_etexts/utf8/pmuni0917_02.html" xlink:type="simple">pmuni0917_02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918_01</text:p>
          </table:table-cell>
          <table:table-cell table:style-name="ce4" office:value-type="string" calcext:value-type="string">
            <text:p>திருவல்லிக்கேணி அரசடிக் கற்பக வினாயகர் பதிகம்</text:p>
            <text:p>&amp; சிங்காரவேலர் பஞ்சரத்தினம்</text:p>
          </table:table-cell>
          <table:table-cell table:style-name="ce7" office:value-type="string" calcext:value-type="string">
            <text:p>கோயமுத்தூர் சுப்பிரமணிய முதலியார்</text:p>
          </table:table-cell>
          <table:table-cell table:style-name="ce7" office:value-type="string" calcext:value-type="string">
            <text:p>பிரபந்தம் - பதிகம்</text:p>
          </table:table-cell>
          <table:table-cell table:style-name="ce10" office:value-type="string" calcext:value-type="string">
            <text:p><text:a xlink:href="https://www.projectmadurai.org/pm_etexts/pdf/pm0918_01.pdf" xlink:type="simple">pm0918_01.pdf</text:a></text:p>
          </table:table-cell>
          <table:table-cell table:style-name="ce10" office:value-type="string" calcext:value-type="string">
            <text:p><text:a xlink:href="https://www.projectmadurai.org/pm_etexts/utf8/pmuni0918_01.html" xlink:type="simple">pmuni0918_01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918_02</text:p>
          </table:table-cell>
          <table:table-cell table:style-name="ce5" office:value-type="string" calcext:value-type="string">
            <text:p>நல்லைப் பதிகம் - 3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பிரபந்தம் - பதிகம்</text:p>
          </table:table-cell>
          <table:table-cell table:style-name="ce10" office:value-type="string" calcext:value-type="string">
            <text:p><text:a xlink:href="https://www.projectmadurai.org/pm_etexts/pdf/pm0918_02.pdf" xlink:type="simple">pm0918_02.pdf</text:a></text:p>
          </table:table-cell>
          <table:table-cell table:style-name="ce10" office:value-type="string" calcext:value-type="string">
            <text:p><text:a xlink:href="https://www.projectmadurai.org/pm_etexts/utf8/pmuni0918_02.html" xlink:type="simple">pmuni0918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19" calcext:value-type="float">
            <text:p>919</text:p>
          </table:table-cell>
          <table:table-cell table:style-name="ce4" office:value-type="string" calcext:value-type="string">
            <text:p>வளையாபதி அகவல்</text:p>
          </table:table-cell>
          <table:table-cell table:style-name="ce7" office:value-type="string" calcext:value-type="string">
            <text:p>யோகி ஸ்ரீ சுத்தானந்த பாரதியார்</text:p>
          </table:table-cell>
          <table:table-cell table:style-name="ce7" office:value-type="string" calcext:value-type="string">
            <text:p>பிரபந்தம் - அகவல்</text:p>
          </table:table-cell>
          <table:table-cell table:style-name="ce10" office:value-type="string" calcext:value-type="string">
            <text:p><text:a xlink:href="https://www.projectmadurai.org/pm_etexts/pdf/pm0919.pdf" xlink:type="simple">pm0919.pdf</text:a></text:p>
          </table:table-cell>
          <table:table-cell table:style-name="ce10" office:value-type="string" calcext:value-type="string">
            <text:p><text:a xlink:href="https://www.projectmadurai.org/pm_etexts/utf8/pmuni0919.html" xlink:type="simple">pmuni0919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920_01</text:p>
          </table:table-cell>
          <table:table-cell table:style-name="ce5" office:value-type="string" calcext:value-type="string">
            <text:p>தஞ்சை பெருவுடையார் மாலை</text:p>
          </table:table-cell>
          <table:table-cell table:style-name="ce8" office:value-type="string" calcext:value-type="string">
            <text:p>மு. கோ. இராமன்</text:p>
          </table:table-cell>
          <table:table-cell table:style-name="ce8" office:value-type="string" calcext:value-type="string">
            <text:p>பிரபந்தம் - மாலை</text:p>
          </table:table-cell>
          <table:table-cell table:style-name="ce10" office:value-type="string" calcext:value-type="string">
            <text:p><text:a xlink:href="https://www.projectmadurai.org/pm_etexts/pdf/pm0920_01.pdf" xlink:type="simple">pm0920_01.pdf</text:a></text:p>
          </table:table-cell>
          <table:table-cell table:style-name="ce10" office:value-type="string" calcext:value-type="string">
            <text:p><text:a xlink:href="https://www.projectmadurai.org/pm_etexts/utf8/pmuni0920_01.html" xlink:type="simple">pmuni0920_01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920_02</text:p>
          </table:table-cell>
          <table:table-cell table:style-name="ce4" office:value-type="string" calcext:value-type="string">
            <text:p>பாகம்பிரியாள் மாலை</text:p>
          </table:table-cell>
          <table:table-cell table:style-name="ce7" office:value-type="string" calcext:value-type="string">
            <text:p>வேம்பத்தூர் பிரமஸ்ரீ சர்க்கரைபாரதி</text:p>
          </table:table-cell>
          <table:table-cell table:style-name="ce7" office:value-type="string" calcext:value-type="string">
            <text:p>பிரபந்தம் - மாலை</text:p>
          </table:table-cell>
          <table:table-cell table:style-name="ce10" office:value-type="string" calcext:value-type="string">
            <text:p><text:a xlink:href="https://www.projectmadurai.org/pm_etexts/pdf/pm0920_02.pdf" xlink:type="simple">pm0920_02.pdf</text:a></text:p>
          </table:table-cell>
          <table:table-cell table:style-name="ce10" office:value-type="string" calcext:value-type="string">
            <text:p><text:a xlink:href="https://www.projectmadurai.org/pm_etexts/utf8/pmuni0920_02.html" xlink:type="simple">pmuni0920_02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921_01</text:p>
          </table:table-cell>
          <table:table-cell table:style-name="ce5" office:value-type="string" calcext:value-type="string">
            <text:p>தில்லைவெண்பாமாலை</text:p>
            <text:p>&amp; சிவகாமியம்மை பதிகம்</text:p>
          </table:table-cell>
          <table:table-cell table:style-name="ce8" office:value-type="string" calcext:value-type="string">
            <text:p>குமாரவேல் முதலியார்</text:p>
          </table:table-cell>
          <table:table-cell table:style-name="ce8" office:value-type="string" calcext:value-type="string">
            <text:p>பிரபந்தம் - மாலை, பதிகம்</text:p>
          </table:table-cell>
          <table:table-cell table:style-name="ce10" office:value-type="string" calcext:value-type="string">
            <text:p><text:a xlink:href="https://www.projectmadurai.org/pm_etexts/pdf/pm0921_01.pdf" xlink:type="simple">pm0921_01.pdf</text:a></text:p>
          </table:table-cell>
          <table:table-cell table:style-name="ce10" office:value-type="string" calcext:value-type="string">
            <text:p><text:a xlink:href="https://www.projectmadurai.org/pm_etexts/utf8/pmuni0921_01.html" xlink:type="simple">pmuni0921_01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921_02</text:p>
          </table:table-cell>
          <table:table-cell table:style-name="ce4" office:value-type="string" calcext:value-type="string">
            <text:p>கூவலூர் மத்தியபுரி மரகதவல்லி மாலை</text:p>
            <text:p>&amp; திருநடன வண்ணம்</text:p>
          </table:table-cell>
          <table:table-cell table:style-name="ce7" office:value-type="string" calcext:value-type="string">
            <text:p>வெள்ளாங்கோயில் ப. செங்கோட முதலியார்</text:p>
          </table:table-cell>
          <table:table-cell table:style-name="ce7" office:value-type="string" calcext:value-type="string">
            <text:p>பிரபந்தம் - மாலை, வண்ணம்</text:p>
          </table:table-cell>
          <table:table-cell table:style-name="ce10" office:value-type="string" calcext:value-type="string">
            <text:p><text:a xlink:href="https://www.projectmadurai.org/pm_etexts/pdf/pm0921_02.pdf" xlink:type="simple">pm0921_02.pdf</text:a></text:p>
          </table:table-cell>
          <table:table-cell table:style-name="ce10" office:value-type="string" calcext:value-type="string">
            <text:p><text:a xlink:href="https://www.projectmadurai.org/pm_etexts/utf8/pmuni0921_02.html" xlink:type="simple">pmuni0921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22" calcext:value-type="float">
            <text:p>922</text:p>
          </table:table-cell>
          <table:table-cell table:style-name="ce5" office:value-type="string" calcext:value-type="string">
            <text:p>வாக்கும் வக்கும்</text:p>
          </table:table-cell>
          <table:table-cell table:style-name="ce8" office:value-type="string" calcext:value-type="string">
            <text:p>புதுமைப்பித்தன்</text:p>
          </table:table-cell>
          <table:table-cell table:style-name="ce8" office:value-type="string" calcext:value-type="string">
            <text:p>கதை</text:p>
          </table:table-cell>
          <table:table-cell table:style-name="ce10" office:value-type="string" calcext:value-type="string">
            <text:p><text:a xlink:href="https://www.projectmadurai.org/pm_etexts/pdf/pm0922.pdf" xlink:type="simple">pm0922.pdf</text:a></text:p>
          </table:table-cell>
          <table:table-cell table:style-name="ce10" office:value-type="string" calcext:value-type="string">
            <text:p><text:a xlink:href="https://www.projectmadurai.org/pm_etexts/utf8/pmuni0922.html" xlink:type="simple">pmuni092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23" calcext:value-type="float">
            <text:p>923</text:p>
          </table:table-cell>
          <table:table-cell table:style-name="ce4" office:value-type="string" calcext:value-type="string">
            <text:p>பாதையில் பதிந்த அடிகள் (2 பாகங்களாக)</text:p>
          </table:table-cell>
          <table:table-cell table:style-name="ce7" office:value-type="string" calcext:value-type="string">
            <text:p>ராஜம் கிருஷ்ணன்</text:p>
          </table:table-cell>
          <table:table-cell table:style-name="ce7" office:value-type="string" calcext:value-type="string">
            <text:p>சமூக நாவல்</text:p>
          </table:table-cell>
          <table:table-cell table:style-name="ce10" office:value-type="string" calcext:value-type="string">
            <text:p><text:a xlink:href="https://www.projectmadurai.org/pm_etexts/pdf/pm0923.pdf" xlink:type="simple">pm0923.pdf</text:a></text:p>
          </table:table-cell>
          <table:table-cell table:style-name="ce10" office:value-type="string" calcext:value-type="string">
            <text:p><text:a xlink:href="https://www.projectmadurai.org/pm_etexts/utf8/pmuni0923.html" xlink:type="simple">pmuni092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24" calcext:value-type="float">
            <text:p>924</text:p>
          </table:table-cell>
          <table:table-cell table:style-name="ce5" office:value-type="string" calcext:value-type="string">
            <text:p>பெண் குரல் (2 பாகங்களாக)</text:p>
          </table:table-cell>
          <table:table-cell table:style-name="ce8" office:value-type="string" calcext:value-type="string">
            <text:p>ராஜம் கிருஷ்ணன்</text:p>
          </table:table-cell>
          <table:table-cell table:style-name="ce8" office:value-type="string" calcext:value-type="string">
            <text:p>சமூக நாவல்</text:p>
          </table:table-cell>
          <table:table-cell table:style-name="ce10" office:value-type="string" calcext:value-type="string">
            <text:p><text:a xlink:href="https://www.projectmadurai.org/pm_etexts/pdf/pm0924.pdf" xlink:type="simple">pm0924.pdf</text:a></text:p>
          </table:table-cell>
          <table:table-cell table:style-name="ce10" office:value-type="string" calcext:value-type="string">
            <text:p><text:a xlink:href="https://www.projectmadurai.org/pm_etexts/utf8/pmuni0924.html" xlink:type="simple">pmuni092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25" calcext:value-type="float">
            <text:p>925</text:p>
          </table:table-cell>
          <table:table-cell table:style-name="ce4" office:value-type="string" calcext:value-type="string">
            <text:p>தமிழர் வரலாறும் பண்பாடும்</text:p>
          </table:table-cell>
          <table:table-cell table:style-name="ce7" office:value-type="string" calcext:value-type="string">
            <text:p>நா. வானமாமலை</text:p>
          </table:table-cell>
          <table:table-cell table:style-name="ce7" office:value-type="string" calcext:value-type="string">
            <text:p>இலக்கியக் கட்டுரைகள்</text:p>
          </table:table-cell>
          <table:table-cell table:style-name="ce10" office:value-type="string" calcext:value-type="string">
            <text:p><text:a xlink:href="https://www.projectmadurai.org/pm_etexts/pdf/pm0925.pdf" xlink:type="simple">pm0925.pdf</text:a></text:p>
          </table:table-cell>
          <table:table-cell table:style-name="ce10" office:value-type="string" calcext:value-type="string">
            <text:p><text:a xlink:href="https://www.projectmadurai.org/pm_etexts/utf8/pmuni0925.html" xlink:type="simple">pmuni092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26" calcext:value-type="float">
            <text:p>926</text:p>
          </table:table-cell>
          <table:table-cell table:style-name="ce5" office:value-type="string" calcext:value-type="string">
            <text:p>இந்திய நாத்திகமும் மார்க்சீயத் தத்துவமும்</text:p>
          </table:table-cell>
          <table:table-cell table:style-name="ce8" office:value-type="string" calcext:value-type="string">
            <text:p>நா. வானமாமலை</text:p>
          </table:table-cell>
          <table:table-cell table:style-name="ce8" office:value-type="string" calcext:value-type="string">
            <text:p>ஆராய்ச்சிக் கட்டுரைகள்</text:p>
          </table:table-cell>
          <table:table-cell table:style-name="ce10" office:value-type="string" calcext:value-type="string">
            <text:p><text:a xlink:href="https://www.projectmadurai.org/pm_etexts/pdf/pm0926.pdf" xlink:type="simple">pm0926.pdf</text:a></text:p>
          </table:table-cell>
          <table:table-cell table:style-name="ce10" office:value-type="string" calcext:value-type="string">
            <text:p><text:a xlink:href="https://www.projectmadurai.org/pm_etexts/utf8/pmuni0926.html" xlink:type="simple">pmuni092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27" calcext:value-type="float">
            <text:p>927</text:p>
          </table:table-cell>
          <table:table-cell table:style-name="ce4" office:value-type="string" calcext:value-type="string">
            <text:p>தீபாவளி வரிசை (நாடகம்)</text:p>
          </table:table-cell>
          <table:table-cell table:style-name="ce7" office:value-type="string" calcext:value-type="string">
            <text:p>பம்மல் சம்பந்த முதலியார்</text:p>
          </table:table-cell>
          <table:table-cell table:style-name="ce7" office:value-type="string" calcext:value-type="string">
            <text:p>நாடகம்</text:p>
          </table:table-cell>
          <table:table-cell table:style-name="ce10" office:value-type="string" calcext:value-type="string">
            <text:p><text:a xlink:href="https://www.projectmadurai.org/pm_etexts/pdf/pm0927.pdf" xlink:type="simple">pm0927.pdf</text:a></text:p>
          </table:table-cell>
          <table:table-cell table:style-name="ce10" office:value-type="string" calcext:value-type="string">
            <text:p><text:a xlink:href="https://www.projectmadurai.org/pm_etexts/utf8/pmuni0927.html" xlink:type="simple">pmuni092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28" calcext:value-type="float">
            <text:p>928</text:p>
          </table:table-cell>
          <table:table-cell table:style-name="ce5" office:value-type="string" calcext:value-type="string">
            <text:p>"என் சுயசரிதை" (வாழ்க்கை வரலாறு)</text:p>
          </table:table-cell>
          <table:table-cell table:style-name="ce8" office:value-type="string" calcext:value-type="string">
            <text:p>பம்மல் சம்பந்த முதலியார்</text:p>
          </table:table-cell>
          <table:table-cell table:style-name="ce8" office:value-type="string" calcext:value-type="string">
            <text:p>வாழ்க்கை வரலாறு</text:p>
          </table:table-cell>
          <table:table-cell table:style-name="ce10" office:value-type="string" calcext:value-type="string">
            <text:p><text:a xlink:href="https://www.projectmadurai.org/pm_etexts/pdf/pm0928.pdf" xlink:type="simple">pm0928.pdf</text:a></text:p>
          </table:table-cell>
          <table:table-cell table:style-name="ce10" office:value-type="string" calcext:value-type="string">
            <text:p><text:a xlink:href="https://www.projectmadurai.org/pm_etexts/utf8/pmuni0928.html" xlink:type="simple">pmuni092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29" calcext:value-type="float">
            <text:p>929</text:p>
          </table:table-cell>
          <table:table-cell table:style-name="ce4" office:value-type="string" calcext:value-type="string">
            <text:p>"சிறுத்தொண்டர்" (நாடகம்)</text:p>
          </table:table-cell>
          <table:table-cell table:style-name="ce7" office:value-type="string" calcext:value-type="string">
            <text:p>பம்மல் சம்பந்த முதலியார்</text:p>
          </table:table-cell>
          <table:table-cell table:style-name="ce7" office:value-type="string" calcext:value-type="string">
            <text:p>நாடகம்</text:p>
          </table:table-cell>
          <table:table-cell table:style-name="ce10" office:value-type="string" calcext:value-type="string">
            <text:p><text:a xlink:href="https://www.projectmadurai.org/pm_etexts/pdf/pm0929.pdf" xlink:type="simple">pm0929.pdf</text:a></text:p>
          </table:table-cell>
          <table:table-cell table:style-name="ce10" office:value-type="string" calcext:value-type="string">
            <text:p><text:a xlink:href="https://www.projectmadurai.org/pm_etexts/utf8/pmuni0929.html" xlink:type="simple">pmuni092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30" calcext:value-type="float">
            <text:p>930</text:p>
          </table:table-cell>
          <table:table-cell table:style-name="ce5" office:value-type="string" calcext:value-type="string">
            <text:p>நான் கண்ட நாடகக் கலைஞர்கள் )</text:p>
          </table:table-cell>
          <table:table-cell table:style-name="ce8" office:value-type="string" calcext:value-type="string">
            <text:p>பம்மல் சம்பந்த முதலியார்</text:p>
          </table:table-cell>
          <table:table-cell table:style-name="ce8" office:value-type="string" calcext:value-type="string">
            <text:p>கட்டுரைகள்</text:p>
          </table:table-cell>
          <table:table-cell table:style-name="ce10" office:value-type="string" calcext:value-type="string">
            <text:p><text:a xlink:href="https://www.projectmadurai.org/pm_etexts/pdf/pm0930.pdf" xlink:type="simple">pm0930.pdf</text:a></text:p>
          </table:table-cell>
          <table:table-cell table:style-name="ce10" office:value-type="string" calcext:value-type="string">
            <text:p><text:a xlink:href="https://www.projectmadurai.org/pm_etexts/utf8/pmuni0930.html" xlink:type="simple">pmuni093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31" calcext:value-type="float">
            <text:p>931</text:p>
          </table:table-cell>
          <table:table-cell table:style-name="ce4" office:value-type="string" calcext:value-type="string">
            <text:p>திருமயிலைப் பிள்ளைத் தமிழ்</text:p>
            <text:p>திருமயிலை உவமை வெண்பா</text:p>
            <text:p>&amp; திருமயிலை வெண்பா)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பிரபந்தம் - பிள்ளைத் தமிழ், வெண்பா</text:p>
          </table:table-cell>
          <table:table-cell table:style-name="ce10" office:value-type="string" calcext:value-type="string">
            <text:p><text:a xlink:href="https://www.projectmadurai.org/pm_etexts/pdf/pm0931.pdf" xlink:type="simple">pm0931.pdf</text:a></text:p>
          </table:table-cell>
          <table:table-cell table:style-name="ce10" office:value-type="string" calcext:value-type="string">
            <text:p><text:a xlink:href="https://www.projectmadurai.org/pm_etexts/utf8/pmuni0931.html" xlink:type="simple">pmuni093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32" calcext:value-type="float">
            <text:p>932</text:p>
          </table:table-cell>
          <table:table-cell table:style-name="ce5" office:value-type="string" calcext:value-type="string">
            <text:p>சாமிநாத பூபதி பள்ளு</text:p>
          </table:table-cell>
          <table:table-cell table:style-name="ce8" office:value-type="string" calcext:value-type="string">
            <text:p>சுப்பய்யா பிள்ளை</text:p>
          </table:table-cell>
          <table:table-cell table:style-name="ce8" office:value-type="string" calcext:value-type="string">
            <text:p>பிரபந்தம் - பள்ளு</text:p>
          </table:table-cell>
          <table:table-cell table:style-name="ce10" office:value-type="string" calcext:value-type="string">
            <text:p><text:a xlink:href="https://www.projectmadurai.org/pm_etexts/pdf/pm0932.pdf" xlink:type="simple">pm0932.pdf</text:a></text:p>
          </table:table-cell>
          <table:table-cell table:style-name="ce10" office:value-type="string" calcext:value-type="string">
            <text:p><text:a xlink:href="https://www.projectmadurai.org/pm_etexts/utf8/pmuni0932.html" xlink:type="simple">pmuni093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33" calcext:value-type="float">
            <text:p>933</text:p>
          </table:table-cell>
          <table:table-cell table:style-name="ce4" office:value-type="string" calcext:value-type="string">
            <text:p>திருவேரகம் சுவாமிநாதன் பிள்ளைத்தமிழ்</text:p>
          </table:table-cell>
          <table:table-cell table:style-name="ce7" office:value-type="string" calcext:value-type="string">
            <text:p>கோவை கு. நடேச கவுண்டர்</text:p>
          </table:table-cell>
          <table:table-cell table:style-name="ce7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933.pdf" xlink:type="simple">pm0933.pdf</text:a></text:p>
          </table:table-cell>
          <table:table-cell table:style-name="ce10" office:value-type="string" calcext:value-type="string">
            <text:p><text:a xlink:href="https://www.projectmadurai.org/pm_etexts/utf8/pmuni0933.html" xlink:type="simple">pmuni093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34" calcext:value-type="float">
            <text:p>934</text:p>
          </table:table-cell>
          <table:table-cell table:style-name="ce5" office:value-type="string" calcext:value-type="string">
            <text:p>கண்டிக் கதிரேசன் சதகம்</text:p>
          </table:table-cell>
          <table:table-cell table:style-name="ce8" office:value-type="string" calcext:value-type="string">
            <text:p>திருமலையாண்டிக் கவிராயர்</text:p>
          </table:table-cell>
          <table:table-cell table:style-name="ce8" office:value-type="string" calcext:value-type="string">
            <text:p>பிரபந்தம் - சதகம்</text:p>
          </table:table-cell>
          <table:table-cell table:style-name="ce10" office:value-type="string" calcext:value-type="string">
            <text:p><text:a xlink:href="https://www.projectmadurai.org/pm_etexts/pdf/pm0934.pdf" xlink:type="simple">pm0934.pdf</text:a></text:p>
          </table:table-cell>
          <table:table-cell table:style-name="ce10" office:value-type="string" calcext:value-type="string">
            <text:p><text:a xlink:href="https://www.projectmadurai.org/pm_etexts/utf8/pmuni0934.html" xlink:type="simple">pmuni093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35" calcext:value-type="float">
            <text:p>935</text:p>
          </table:table-cell>
          <table:table-cell table:style-name="ce4" office:value-type="string" calcext:value-type="string">
            <text:p>வடிவேல் சதகம்</text:p>
          </table:table-cell>
          <table:table-cell table:style-name="ce7" office:value-type="string" calcext:value-type="string">
            <text:p>முத்துக்குமரன்</text:p>
          </table:table-cell>
          <table:table-cell table:style-name="ce7" office:value-type="string" calcext:value-type="string">
            <text:p>பிரபந்தம் - சதகம்</text:p>
          </table:table-cell>
          <table:table-cell table:style-name="ce10" office:value-type="string" calcext:value-type="string">
            <text:p><text:a xlink:href="https://www.projectmadurai.org/pm_etexts/pdf/pm0935.pdf" xlink:type="simple">pm0935.pdf</text:a></text:p>
          </table:table-cell>
          <table:table-cell table:style-name="ce10" office:value-type="string" calcext:value-type="string">
            <text:p><text:a xlink:href="https://www.projectmadurai.org/pm_etexts/utf8/pmuni0935.html" xlink:type="simple">pmuni093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36" calcext:value-type="float">
            <text:p>936</text:p>
          </table:table-cell>
          <table:table-cell table:style-name="ce5" office:value-type="string" calcext:value-type="string">
            <text:p>ஆனந்த சாகரஸ்தவம் (இன்பமாகடல்)</text:p>
          </table:table-cell>
          <table:table-cell table:style-name="ce8" office:value-type="string" calcext:value-type="string">
            <text:p>கோவை கு. நடேச கவுண்டர்</text:p>
          </table:table-cell>
          <table:table-cell table:style-name="ce8" office:value-type="string" calcext:value-type="string">
            <text:p>பிரபந்தம்</text:p>
          </table:table-cell>
          <table:table-cell table:style-name="ce10" office:value-type="string" calcext:value-type="string">
            <text:p><text:a xlink:href="https://www.projectmadurai.org/pm_etexts/pdf/pm0936.pdf" xlink:type="simple">pm0936.pdf</text:a></text:p>
          </table:table-cell>
          <table:table-cell table:style-name="ce10" office:value-type="string" calcext:value-type="string">
            <text:p><text:a xlink:href="https://www.projectmadurai.org/pm_etexts/utf8/pmuni0936.html" xlink:type="simple">pmuni0936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937_01</text:p>
          </table:table-cell>
          <table:table-cell table:style-name="ce4" office:value-type="string" calcext:value-type="string">
            <text:p>சீட்டுக்கவித் திரட்டு</text:p>
          </table:table-cell>
          <table:table-cell table:style-name="ce7" office:value-type="string" calcext:value-type="string">
            <text:p>பலவித்துவான்கள்</text:p>
          </table:table-cell>
          <table:table-cell table:style-name="ce7" office:value-type="string" calcext:value-type="string">
            <text:p>பிரபந்தம் - சீட்டுக்கவி</text:p>
          </table:table-cell>
          <table:table-cell table:style-name="ce10" office:value-type="string" calcext:value-type="string">
            <text:p><text:a xlink:href="https://www.projectmadurai.org/pm_etexts/pdf/pm0937_01.pdf" xlink:type="simple">pm0937_01.pdf</text:a></text:p>
          </table:table-cell>
          <table:table-cell table:style-name="ce10" office:value-type="string" calcext:value-type="string">
            <text:p><text:a xlink:href="https://www.projectmadurai.org/pm_etexts/utf8/pmuni0937_01.html" xlink:type="simple">pmuni0937_01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937_02</text:p>
          </table:table-cell>
          <table:table-cell table:style-name="ce5" office:value-type="string" calcext:value-type="string">
            <text:p>வேலணையூர் முத்துமாரியம்மை பதிகங்கள்</text:p>
          </table:table-cell>
          <table:table-cell table:style-name="ce8" office:value-type="string" calcext:value-type="string">
            <text:p>பொ. செகந்நாதன் தொகுப்பு</text:p>
          </table:table-cell>
          <table:table-cell table:style-name="ce8" office:value-type="string" calcext:value-type="string">
            <text:p>பிரபந்தம் - பதிகம்</text:p>
          </table:table-cell>
          <table:table-cell table:style-name="ce10" office:value-type="string" calcext:value-type="string">
            <text:p><text:a xlink:href="https://www.projectmadurai.org/pm_etexts/pdf/pm0937_02.pdf" xlink:type="simple">pm0937_02.pdf</text:a></text:p>
          </table:table-cell>
          <table:table-cell table:style-name="ce10" office:value-type="string" calcext:value-type="string">
            <text:p><text:a xlink:href="https://www.projectmadurai.org/pm_etexts/utf8/pmuni0937_02.html" xlink:type="simple">pmuni0937_02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937_03</text:p>
          </table:table-cell>
          <table:table-cell table:style-name="ce4" office:value-type="string" calcext:value-type="string">
            <text:p>மதுரை மீனாட்சியம்மன் பேரில் அகவல்</text:p>
          </table:table-cell>
          <table:table-cell table:style-name="ce7" office:value-type="string" calcext:value-type="string">
            <text:p>கோபால்‌ நாயகர்‌ அவர்களாற்றமது</text:p>
          </table:table-cell>
          <table:table-cell table:style-name="ce7" office:value-type="string" calcext:value-type="string">
            <text:p>பிரபந்தம் - அகவல்</text:p>
          </table:table-cell>
          <table:table-cell table:style-name="ce10" office:value-type="string" calcext:value-type="string">
            <text:p><text:a xlink:href="https://www.projectmadurai.org/pm_etexts/pdf/pm0937_03.pdf" xlink:type="simple">pm0937_03.pdf</text:a></text:p>
          </table:table-cell>
          <table:table-cell table:style-name="ce10" office:value-type="string" calcext:value-type="string">
            <text:p><text:a xlink:href="https://www.projectmadurai.org/pm_etexts/utf8/pmuni0937_03.html" xlink:type="simple">pmuni0937_03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938_01</text:p>
          </table:table-cell>
          <table:table-cell table:style-name="ce5" office:value-type="string" calcext:value-type="string">
            <text:p>குண்டலகேசி அகவல்</text:p>
          </table:table-cell>
          <table:table-cell table:style-name="ce8" office:value-type="string" calcext:value-type="string">
            <text:p>சுத்தானந்த பாரதியார்</text:p>
          </table:table-cell>
          <table:table-cell table:style-name="ce8" office:value-type="string" calcext:value-type="string">
            <text:p>பிரபந்தம் - அகவல்</text:p>
          </table:table-cell>
          <table:table-cell table:style-name="ce10" office:value-type="string" calcext:value-type="string">
            <text:p><text:a xlink:href="https://www.projectmadurai.org/pm_etexts/pdf/pm0938_01.pdf" xlink:type="simple">pm0938_01.pdf</text:a></text:p>
          </table:table-cell>
          <table:table-cell table:style-name="ce10" office:value-type="string" calcext:value-type="string">
            <text:p><text:a xlink:href="https://www.projectmadurai.org/pm_etexts/utf8/pmuni0938_01.html" xlink:type="simple">pmuni0938_01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938_02</text:p>
          </table:table-cell>
          <table:table-cell table:style-name="ce4" office:value-type="string" calcext:value-type="string">
            <text:p>ஔவையாரின் “விநாயகர் அகவல்” -உரை</text:p>
          </table:table-cell>
          <table:table-cell table:style-name="ce7" office:value-type="string" calcext:value-type="string">
            <text:p>த. ச. மீனாட்சிசுந்தரம் பிள்ளை</text:p>
          </table:table-cell>
          <table:table-cell table:style-name="ce7" office:value-type="string" calcext:value-type="string">
            <text:p>பிரபந்தம் - அகவல்</text:p>
          </table:table-cell>
          <table:table-cell table:style-name="ce10" office:value-type="string" calcext:value-type="string">
            <text:p><text:a xlink:href="https://www.projectmadurai.org/pm_etexts/pdf/pm0938_02.pdf" xlink:type="simple">pm0938_02.pdf</text:a></text:p>
          </table:table-cell>
          <table:table-cell table:style-name="ce10" office:value-type="string" calcext:value-type="string">
            <text:p><text:a xlink:href="https://www.projectmadurai.org/pm_etexts/utf8/pmuni0938_02.html" xlink:type="simple">pmuni0938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39" calcext:value-type="float">
            <text:p>939</text:p>
          </table:table-cell>
          <table:table-cell table:style-name="ce5" office:value-type="string" calcext:value-type="string">
            <text:p>செந்தூரகவல், வேங்கடேச அகவல்</text:p>
            <text:p>&amp; முப்பத்து</text:p>
          </table:table-cell>
          <table:table-cell table:style-name="ce8" office:value-type="string" calcext:value-type="string">
            <text:p>நா. பிச்சுமணி</text:p>
          </table:table-cell>
          <table:table-cell table:style-name="ce8" office:value-type="string" calcext:value-type="string">
            <text:p>பிரபந்தம் - அகவல்</text:p>
          </table:table-cell>
          <table:table-cell table:style-name="ce10" office:value-type="string" calcext:value-type="string">
            <text:p><text:a xlink:href="https://www.projectmadurai.org/pm_etexts/pdf/pm0939.pdf" xlink:type="simple">pm0939.pdf</text:a></text:p>
          </table:table-cell>
          <table:table-cell table:style-name="ce10" office:value-type="string" calcext:value-type="string">
            <text:p><text:a xlink:href="https://www.projectmadurai.org/pm_etexts/utf8/pmuni0939.html" xlink:type="simple">pmuni0939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40" calcext:value-type="float">
            <text:p>940</text:p>
          </table:table-cell>
          <table:table-cell table:style-name="ce4" office:value-type="string" calcext:value-type="string">
            <text:p>திருவாரூர்ப் பள்ளு</text:p>
          </table:table-cell>
          <table:table-cell table:style-name="ce7" office:value-type="string" calcext:value-type="string">
            <text:p>கமலை ஞானப்பிரகாசர்</text:p>
          </table:table-cell>
          <table:table-cell table:style-name="ce7" office:value-type="string" calcext:value-type="string">
            <text:p>பிரபந்தம் - பள்ளு</text:p>
          </table:table-cell>
          <table:table-cell table:style-name="ce10" office:value-type="string" calcext:value-type="string">
            <text:p><text:a xlink:href="https://www.projectmadurai.org/pm_etexts/pdf/pm0940.pdf" xlink:type="simple">pm0940.pdf</text:a></text:p>
          </table:table-cell>
          <table:table-cell table:style-name="ce10" office:value-type="string" calcext:value-type="string">
            <text:p><text:a xlink:href="https://www.projectmadurai.org/pm_etexts/utf8/pmuni0940.html" xlink:type="simple">pmuni0940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41" calcext:value-type="float">
            <text:p>941</text:p>
          </table:table-cell>
          <table:table-cell table:style-name="ce5" office:value-type="string" calcext:value-type="string">
            <text:p>வள்ளிநாயகி சிற்றிலக்கியக் களஞ்சியம்</text:p>
          </table:table-cell>
          <table:table-cell table:style-name="ce8" office:value-type="string" calcext:value-type="string">
            <text:p>கம்பபாதசேகரன் இ. சங்கரன் தொகுப்பு</text:p>
          </table:table-cell>
          <table:table-cell table:style-name="ce8" office:value-type="string" calcext:value-type="string">
            <text:p>பிரபந்தம் - பதிகம், கவசம், குறவஞ்சி,</text:p>
            <text:p>கும்மி, அலங்காரச் சிந்து</text:p>
          </table:table-cell>
          <table:table-cell table:style-name="ce10" office:value-type="string" calcext:value-type="string">
            <text:p><text:a xlink:href="https://www.projectmadurai.org/pm_etexts/pdf/pm0941.pdf" xlink:type="simple">pm0941.pdf</text:a></text:p>
          </table:table-cell>
          <table:table-cell table:style-name="ce10" office:value-type="string" calcext:value-type="string">
            <text:p><text:a xlink:href="https://www.projectmadurai.org/pm_etexts/utf8/pmuni0941.html" xlink:type="simple">pmuni094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42" calcext:value-type="float">
            <text:p>942</text:p>
          </table:table-cell>
          <table:table-cell table:style-name="ce4" office:value-type="string" calcext:value-type="string">
            <text:p>”ஒட்டுமாஞ்செடி”</text:p>
          </table:table-cell>
          <table:table-cell table:style-name="ce7" office:value-type="string" calcext:value-type="string">
            <text:p>க. நா. அண்ணாதுரை</text:p>
            <text:p>அறிஞர் அண்ணா</text:p>
          </table:table-cell>
          <table:table-cell table:style-name="ce7" office:value-type="string" calcext:value-type="string">
            <text:p>சொற்பொழிவுகள்</text:p>
          </table:table-cell>
          <table:table-cell table:style-name="ce10" office:value-type="string" calcext:value-type="string">
            <text:p><text:a xlink:href="https://www.projectmadurai.org/pm_etexts/pdf/pm0942.pdf" xlink:type="simple">pm0942.pdf</text:a></text:p>
          </table:table-cell>
          <table:table-cell table:style-name="ce10" office:value-type="string" calcext:value-type="string">
            <text:p><text:a xlink:href="https://www.projectmadurai.org/pm_etexts/utf8/pmuni0942.html" xlink:type="simple">pmuni094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43" calcext:value-type="float">
            <text:p>943</text:p>
          </table:table-cell>
          <table:table-cell table:style-name="ce5" office:value-type="string" calcext:value-type="string">
            <text:p>”நாடும் ஏடும்”</text:p>
          </table:table-cell>
          <table:table-cell table:style-name="ce8" office:value-type="string" calcext:value-type="string">
            <text:p>க. நா. அண்ணாதுரை</text:p>
            <text:p>அறிஞர் அண்ணா</text:p>
          </table:table-cell>
          <table:table-cell table:style-name="ce8" office:value-type="string" calcext:value-type="string">
            <text:p>சொற்பொழிவுகள்</text:p>
          </table:table-cell>
          <table:table-cell table:style-name="ce10" office:value-type="string" calcext:value-type="string">
            <text:p><text:a xlink:href="https://www.projectmadurai.org/pm_etexts/pdf/pm0943.pdf" xlink:type="simple">pm0943.pdf</text:a></text:p>
          </table:table-cell>
          <table:table-cell table:style-name="ce10" office:value-type="string" calcext:value-type="string">
            <text:p><text:a xlink:href="https://www.projectmadurai.org/pm_etexts/utf8/pmuni0943.html" xlink:type="simple">pmuni094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44" calcext:value-type="float">
            <text:p>944</text:p>
          </table:table-cell>
          <table:table-cell table:style-name="ce4" office:value-type="string" calcext:value-type="string">
            <text:p>தம்பிக்கு அண்ணாவின் கடிதங்கள் - பாகம் 1</text:p>
          </table:table-cell>
          <table:table-cell table:style-name="ce7" office:value-type="string" calcext:value-type="string">
            <text:p>க. நா. அண்ணாதுரை</text:p>
            <text:p>அறிஞர் அண்ணா</text:p>
          </table:table-cell>
          <table:table-cell table:style-name="ce7" office:value-type="string" calcext:value-type="string">
            <text:p>கடிதங்கள் /கட்டுரைகள்</text:p>
          </table:table-cell>
          <table:table-cell table:style-name="ce10" office:value-type="string" calcext:value-type="string">
            <text:p><text:a xlink:href="https://www.projectmadurai.org/pm_etexts/pdf/pm0944.pdf" xlink:type="simple">pm0944.pdf</text:a></text:p>
          </table:table-cell>
          <table:table-cell table:style-name="ce10" office:value-type="string" calcext:value-type="string">
            <text:p><text:a xlink:href="https://www.projectmadurai.org/pm_etexts/utf8/pmuni0944.html" xlink:type="simple">pmuni0944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45" calcext:value-type="float">
            <text:p>945</text:p>
          </table:table-cell>
          <table:table-cell table:style-name="ce5" office:value-type="string" calcext:value-type="string">
            <text:p>வெள்ளை மாளிகையில்</text:p>
          </table:table-cell>
          <table:table-cell table:style-name="ce8" office:value-type="string" calcext:value-type="string">
            <text:p>க. நா. அண்ணாதுரை</text:p>
            <text:p>அறிஞர் அண்ணா</text:p>
          </table:table-cell>
          <table:table-cell table:style-name="ce8" office:value-type="string" calcext:value-type="string">
            <text:p>நாவல் / புதினம்</text:p>
          </table:table-cell>
          <table:table-cell table:style-name="ce10" office:value-type="string" calcext:value-type="string">
            <text:p><text:a xlink:href="https://www.projectmadurai.org/pm_etexts/pdf/pm0945.pdf" xlink:type="simple">pm0945.pdf</text:a></text:p>
          </table:table-cell>
          <table:table-cell table:style-name="ce10" office:value-type="string" calcext:value-type="string">
            <text:p><text:a xlink:href="https://www.projectmadurai.org/pm_etexts/utf8/pmuni0945.html" xlink:type="simple">pmuni0945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946_01, 946_02</text:p>
          </table:table-cell>
          <table:table-cell table:style-name="ce4" office:value-type="string" calcext:value-type="string">
            <text:p>நற்றிணை - ஆங்கில மொழிபெயர்ப்பு, (பாடல்கள் 201-400)</text:p>
            <text:p>naRRiNai - English Translation, verses 201-400</text:p>
          </table:table-cell>
          <table:table-cell table:style-name="ce7" office:value-type="string" calcext:value-type="string">
            <text:p>அ. தட்சிணாமூர்த்தி / A. Dakshinamurthy</text:p>
          </table:table-cell>
          <table:table-cell table:style-name="ce7" office:value-type="string" calcext:value-type="string">
            <text:p>எட்டுத்தொகை, ஆங்கில மொழிபெயர்ப்பு</text:p>
          </table:table-cell>
          <table:table-cell table:number-columns-repeated="2" table:style-name="ce7" office:value-type="string" calcext:value-type="string">
            <text:p>not available (withdrawn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947_01</text:p>
          </table:table-cell>
          <table:table-cell table:style-name="ce5" office:value-type="string" calcext:value-type="string">
            <text:p>தண்டலையார் சதகம் / பழமொழி விளக்கம் (குறிப்புரையுடன்)</text:p>
          </table:table-cell>
          <table:table-cell table:style-name="ce8" office:value-type="string" calcext:value-type="string">
            <text:p>படிக்காசு தம்பிரான்</text:p>
          </table:table-cell>
          <table:table-cell table:style-name="ce8" office:value-type="string" calcext:value-type="string">
            <text:p>பிரபந்தம் - சதகம்</text:p>
          </table:table-cell>
          <table:table-cell table:style-name="ce10" office:value-type="string" calcext:value-type="string">
            <text:p><text:a xlink:href="https://www.projectmadurai.org/pm_etexts/pdf/pm0947_01.pdf" xlink:type="simple">pm0947_01.pdf</text:a></text:p>
          </table:table-cell>
          <table:table-cell table:style-name="ce10" office:value-type="string" calcext:value-type="string">
            <text:p><text:a xlink:href="https://www.projectmadurai.org/pm_etexts/utf8/pmuni0947_01.html" xlink:type="simple">pmuni0947_01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947_02</text:p>
          </table:table-cell>
          <table:table-cell table:style-name="ce4" office:value-type="string" calcext:value-type="string">
            <text:p>பழமொழி விளக்கம் - ஆங்கில மொழிபெயர்ப்பு</text:p>
          </table:table-cell>
          <table:table-cell table:style-name="ce7" office:value-type="string" calcext:value-type="string">
            <text:p>படிக்காசு தம்பிரான் / கௌசல்யா ஹார்ட்</text:p>
          </table:table-cell>
          <table:table-cell table:style-name="ce7" office:value-type="string" calcext:value-type="string">
            <text:p>பிரபந்தம் - சதகம், ஆங்கில மொழிபெயர்ப்பு</text:p>
          </table:table-cell>
          <table:table-cell table:style-name="ce10" office:value-type="string" calcext:value-type="string">
            <text:p><text:a xlink:href="https://www.projectmadurai.org/pm_etexts/pdf/pm0947_02.pdf" xlink:type="simple">pm0947_02.pdf</text:a></text:p>
          </table:table-cell>
          <table:table-cell table:style-name="ce10" office:value-type="string" calcext:value-type="string">
            <text:p><text:a xlink:href="https://www.projectmadurai.org/pm_etexts/utf8/pmuni0947_02.html" xlink:type="simple">pmuni0947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48" calcext:value-type="float">
            <text:p>948</text:p>
          </table:table-cell>
          <table:table-cell table:style-name="ce5" office:value-type="string" calcext:value-type="string">
            <text:p>தில்லைப் பெருங்கோயில் வரலாறு</text:p>
          </table:table-cell>
          <table:table-cell table:style-name="ce8" office:value-type="string" calcext:value-type="string">
            <text:p>க. வெள்ளைவாரணனார்</text:p>
          </table:table-cell>
          <table:table-cell table:style-name="ce8" office:value-type="string" calcext:value-type="string">
            <text:p>வரலாறு - சரித்திரம்</text:p>
          </table:table-cell>
          <table:table-cell table:style-name="ce10" office:value-type="string" calcext:value-type="string">
            <text:p><text:a xlink:href="https://www.projectmadurai.org/pm_etexts/pdf/pm0948.pdf" xlink:type="simple">pm0948.pdf</text:a></text:p>
          </table:table-cell>
          <table:table-cell table:style-name="ce10" office:value-type="string" calcext:value-type="string">
            <text:p><text:a xlink:href="https://www.projectmadurai.org/pm_etexts/utf8/pmuni0948.html" xlink:type="simple">pmuni094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49" calcext:value-type="float">
            <text:p>949</text:p>
          </table:table-cell>
          <table:table-cell table:style-name="ce4" office:value-type="string" calcext:value-type="string">
            <text:p>"இன்ப வாழ்வு" (பாலியல் ஆய்வு)</text:p>
          </table:table-cell>
          <table:table-cell table:style-name="ce7" office:value-type="string" calcext:value-type="string">
            <text:p>சுந்தர சண்முகனார்</text:p>
          </table:table-cell>
          <table:table-cell table:style-name="ce7" office:value-type="string" calcext:value-type="string">
            <text:p>ஆராய்ச்சிக் கட்டுரைகள்</text:p>
          </table:table-cell>
          <table:table-cell table:style-name="ce10" office:value-type="string" calcext:value-type="string">
            <text:p><text:a xlink:href="https://www.projectmadurai.org/pm_etexts/pdf/pm0949.pdf" xlink:type="simple">pm0949.pdf</text:a></text:p>
          </table:table-cell>
          <table:table-cell table:style-name="ce10" office:value-type="string" calcext:value-type="string">
            <text:p><text:a xlink:href="https://www.projectmadurai.org/pm_etexts/utf8/pmuni0949.html" xlink:type="simple">pmuni094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50" calcext:value-type="float">
            <text:p>950</text:p>
          </table:table-cell>
          <table:table-cell table:style-name="ce5" office:value-type="string" calcext:value-type="string">
            <text:p>இலக்கியத் தூதர்கள்</text:p>
          </table:table-cell>
          <table:table-cell table:style-name="ce8" office:value-type="string" calcext:value-type="string">
            <text:p>அ. க. நவநீதகிருட்டிணன்</text:p>
          </table:table-cell>
          <table:table-cell table:style-name="ce8" office:value-type="string" calcext:value-type="string">
            <text:p>இலக்கியக் கட்டுரைகள்</text:p>
          </table:table-cell>
          <table:table-cell table:style-name="ce10" office:value-type="string" calcext:value-type="string">
            <text:p><text:a xlink:href="https://www.projectmadurai.org/pm_etexts/pdf/pm0950.pdf" xlink:type="simple">pm0950.pdf</text:a></text:p>
          </table:table-cell>
          <table:table-cell table:style-name="ce10" office:value-type="string" calcext:value-type="string">
            <text:p><text:a xlink:href="https://www.projectmadurai.org/pm_etexts/utf8/pmuni0950.html" xlink:type="simple">pmuni095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51" calcext:value-type="float">
            <text:p>951</text:p>
          </table:table-cell>
          <table:table-cell table:style-name="ce4" office:value-type="string" calcext:value-type="string">
            <text:p>மௌனப் பிள்ளையார்</text:p>
          </table:table-cell>
          <table:table-cell table:style-name="ce7" office:value-type="string" calcext:value-type="string">
            <text:p>சாவி (சா. விஸ்வநாதன்)</text:p>
          </table:table-cell>
          <table:table-cell table:style-name="ce7" office:value-type="string" calcext:value-type="string">
            <text:p>சிறுகதைகள்</text:p>
          </table:table-cell>
          <table:table-cell table:style-name="ce10" office:value-type="string" calcext:value-type="string">
            <text:p><text:a xlink:href="https://www.projectmadurai.org/pm_etexts/pdf/pm0951.pdf" xlink:type="simple">pm0951.pdf</text:a></text:p>
          </table:table-cell>
          <table:table-cell table:style-name="ce10" office:value-type="string" calcext:value-type="string">
            <text:p><text:a xlink:href="https://www.projectmadurai.org/pm_etexts/utf8/pmuni0951.html" xlink:type="simple">pmuni095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52" calcext:value-type="float">
            <text:p>952</text:p>
          </table:table-cell>
          <table:table-cell table:style-name="ce5" office:value-type="string" calcext:value-type="string">
            <text:p>சிரித்த நுணா</text:p>
          </table:table-cell>
          <table:table-cell table:style-name="ce8" office:value-type="string" calcext:value-type="string">
            <text:p>கவிஞர் வாணிதாசன்</text:p>
          </table:table-cell>
          <table:table-cell table:style-name="ce8" office:value-type="string" calcext:value-type="string">
            <text:p>கவிதைத் தொகுப்பு</text:p>
          </table:table-cell>
          <table:table-cell table:style-name="ce10" office:value-type="string" calcext:value-type="string">
            <text:p><text:a xlink:href="https://www.projectmadurai.org/pm_etexts/pdf/pm0952.pdf" xlink:type="simple">pm0952.pdf</text:a></text:p>
          </table:table-cell>
          <table:table-cell table:style-name="ce10" office:value-type="string" calcext:value-type="string">
            <text:p><text:a xlink:href="https://www.projectmadurai.org/pm_etexts/utf8/pmuni0952.html" xlink:type="simple">pmuni095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53" calcext:value-type="float">
            <text:p>953</text:p>
          </table:table-cell>
          <table:table-cell table:style-name="ce4" office:value-type="string" calcext:value-type="string">
            <text:p>எழிலோவியம்</text:p>
          </table:table-cell>
          <table:table-cell table:style-name="ce7" office:value-type="string" calcext:value-type="string">
            <text:p>கவிஞர் வாணிதாசன்</text:p>
          </table:table-cell>
          <table:table-cell table:style-name="ce7" office:value-type="string" calcext:value-type="string">
            <text:p>கவிதைத் தொகுப்பு</text:p>
          </table:table-cell>
          <table:table-cell table:style-name="ce10" office:value-type="string" calcext:value-type="string">
            <text:p><text:a xlink:href="https://www.projectmadurai.org/pm_etexts/pdf/pm0953.pdf" xlink:type="simple">pm0953.pdf</text:a></text:p>
          </table:table-cell>
          <table:table-cell table:style-name="ce10" office:value-type="string" calcext:value-type="string">
            <text:p><text:a xlink:href="https://www.projectmadurai.org/pm_etexts/utf8/pmuni0953.html" xlink:type="simple">pmuni095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54" calcext:value-type="float">
            <text:p>954</text:p>
          </table:table-cell>
          <table:table-cell table:style-name="ce5" office:value-type="string" calcext:value-type="string">
            <text:p>தீர்த்த யாத்திரை</text:p>
          </table:table-cell>
          <table:table-cell table:style-name="ce8" office:value-type="string" calcext:value-type="string">
            <text:p>கவிஞர் வாணிதாசன்</text:p>
          </table:table-cell>
          <table:table-cell table:style-name="ce8" office:value-type="string" calcext:value-type="string">
            <text:p>கவிதைக் கதை</text:p>
          </table:table-cell>
          <table:table-cell table:style-name="ce10" office:value-type="string" calcext:value-type="string">
            <text:p><text:a xlink:href="https://www.projectmadurai.org/pm_etexts/pdf/pm0954.pdf" xlink:type="simple">pm0954.pdf</text:a></text:p>
          </table:table-cell>
          <table:table-cell table:style-name="ce10" office:value-type="string" calcext:value-type="string">
            <text:p><text:a xlink:href="https://www.projectmadurai.org/pm_etexts/utf8/pmuni0954.html" xlink:type="simple">pmuni095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55" calcext:value-type="float">
            <text:p>955</text:p>
          </table:table-cell>
          <table:table-cell table:style-name="ce4" office:value-type="string" calcext:value-type="string">
            <text:p>பொங்கற் பரிசு</text:p>
          </table:table-cell>
          <table:table-cell table:style-name="ce7" office:value-type="string" calcext:value-type="string">
            <text:p>கவிஞர் வாணிதாசன்</text:p>
          </table:table-cell>
          <table:table-cell table:style-name="ce7" office:value-type="string" calcext:value-type="string">
            <text:p>கவிதைத் தொகுப்பு</text:p>
          </table:table-cell>
          <table:table-cell table:style-name="ce10" office:value-type="string" calcext:value-type="string">
            <text:p><text:a xlink:href="https://www.projectmadurai.org/pm_etexts/pdf/pm0955.pdf" xlink:type="simple">pm0955.pdf</text:a></text:p>
          </table:table-cell>
          <table:table-cell table:style-name="ce10" office:value-type="string" calcext:value-type="string">
            <text:p><text:a xlink:href="https://www.projectmadurai.org/pm_etexts/utf8/pmuni0955.html" xlink:type="simple">pmuni0955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956_01</text:p>
          </table:table-cell>
          <table:table-cell table:style-name="ce5" office:value-type="string" calcext:value-type="string">
            <text:p>இன்ப இலக்கியம்</text:p>
          </table:table-cell>
          <table:table-cell table:style-name="ce8" office:value-type="string" calcext:value-type="string">
            <text:p>கவிஞர் வாணிதாசன்</text:p>
          </table:table-cell>
          <table:table-cell table:style-name="ce8" office:value-type="string" calcext:value-type="string">
            <text:p>கவிதைத் தொகுப்பு</text:p>
          </table:table-cell>
          <table:table-cell table:style-name="ce10" office:value-type="string" calcext:value-type="string">
            <text:p><text:a xlink:href="https://www.projectmadurai.org/pm_etexts/pdf/pm0956_01.pdf" xlink:type="simple">pm0956_01.pdf</text:a></text:p>
          </table:table-cell>
          <table:table-cell table:style-name="ce10" office:value-type="string" calcext:value-type="string">
            <text:p><text:a xlink:href="https://www.projectmadurai.org/pm_etexts/utf8/pmuni0956_01.html" xlink:type="simple">pmuni0956_01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956_02</text:p>
          </table:table-cell>
          <table:table-cell table:style-name="ce4" office:value-type="string" calcext:value-type="string">
            <text:p>தொடுவானம்</text:p>
          </table:table-cell>
          <table:table-cell table:style-name="ce7" office:value-type="string" calcext:value-type="string">
            <text:p>கவிஞர் வாணிதாசன்</text:p>
          </table:table-cell>
          <table:table-cell table:style-name="ce7" office:value-type="string" calcext:value-type="string">
            <text:p>கவிதைத் தொகுப்பு</text:p>
          </table:table-cell>
          <table:table-cell table:style-name="ce10" office:value-type="string" calcext:value-type="string">
            <text:p><text:a xlink:href="https://www.projectmadurai.org/pm_etexts/pdf/pm0956_02.pdf" xlink:type="simple">pm0956_02.pdf</text:a></text:p>
          </table:table-cell>
          <table:table-cell table:style-name="ce10" office:value-type="string" calcext:value-type="string">
            <text:p><text:a xlink:href="https://www.projectmadurai.org/pm_etexts/utf8/pmuni0956_02.html" xlink:type="simple">pmuni0956_02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957_01</text:p>
          </table:table-cell>
          <table:table-cell table:style-name="ce5" office:value-type="string" calcext:value-type="string">
            <text:p>சிறுகதைகள் தொகுப்பு -6</text:p>
          </table:table-cell>
          <table:table-cell table:style-name="ce8" office:value-type="string" calcext:value-type="string">
            <text:p>க. நா. அண்ணாதுரை (அறிஞர் அண்ணா)</text:p>
          </table:table-cell>
          <table:table-cell table:style-name="ce8" office:value-type="string" calcext:value-type="string">
            <text:p>சிறுகதைகள் தொகுப்பு</text:p>
          </table:table-cell>
          <table:table-cell table:style-name="ce10" office:value-type="string" calcext:value-type="string">
            <text:p><text:a xlink:href="https://www.projectmadurai.org/pm_etexts/pdf/pm0957_01.pdf" xlink:type="simple">pm0957_01.pdf</text:a></text:p>
          </table:table-cell>
          <table:table-cell table:style-name="ce10" office:value-type="string" calcext:value-type="string">
            <text:p><text:a xlink:href="https://www.projectmadurai.org/pm_etexts/utf8/pmuni0957_01.html" xlink:type="simple">pmuni0957_01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957_02</text:p>
          </table:table-cell>
          <table:table-cell table:style-name="ce4" office:value-type="string" calcext:value-type="string">
            <text:p>சிறுகதைகள் தொகுப்பு -5</text:p>
          </table:table-cell>
          <table:table-cell table:style-name="ce7" office:value-type="string" calcext:value-type="string">
            <text:p>க. நா. அண்ணாதுரை (அறிஞர் அண்ணா)</text:p>
          </table:table-cell>
          <table:table-cell table:style-name="ce7" office:value-type="string" calcext:value-type="string">
            <text:p>சிறுகதைகள் தொகுப்பு</text:p>
          </table:table-cell>
          <table:table-cell table:style-name="ce10" office:value-type="string" calcext:value-type="string">
            <text:p><text:a xlink:href="https://www.projectmadurai.org/pm_etexts/pdf/pm0957_02.pdf" xlink:type="simple">pm0957_02.pdf</text:a></text:p>
          </table:table-cell>
          <table:table-cell table:style-name="ce10" office:value-type="string" calcext:value-type="string">
            <text:p><text:a xlink:href="https://www.projectmadurai.org/pm_etexts/utf8/pmuni0957_02.html" xlink:type="simple">pmuni0957_02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958_01</text:p>
          </table:table-cell>
          <table:table-cell table:style-name="ce5" office:value-type="string" calcext:value-type="string">
            <text:p>இரும்பு முள்வேலி</text:p>
            <text:p>சரித்திரக் கட்டுரைகள், பாகம் 1,</text:p>
          </table:table-cell>
          <table:table-cell table:style-name="ce8" office:value-type="string" calcext:value-type="string">
            <text:p>க. நா. அண்ணாதுரை (அறிஞர் அண்ணா)</text:p>
          </table:table-cell>
          <table:table-cell table:style-name="ce8" office:value-type="string" calcext:value-type="string">
            <text:p>சரித்திரக் கட்டுரைகள்</text:p>
          </table:table-cell>
          <table:table-cell table:style-name="ce10" office:value-type="string" calcext:value-type="string">
            <text:p><text:a xlink:href="https://www.projectmadurai.org/pm_etexts/pdf/pm0958_01.pdf" xlink:type="simple">pm0958_01.pdf</text:a></text:p>
          </table:table-cell>
          <table:table-cell table:style-name="ce10" office:value-type="string" calcext:value-type="string">
            <text:p><text:a xlink:href="https://www.projectmadurai.org/pm_etexts/utf8/pmuni0958_01.html" xlink:type="simple">pmuni0958_01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958_02</text:p>
          </table:table-cell>
          <table:table-cell table:style-name="ce4" office:value-type="string" calcext:value-type="string">
            <text:p>இரும்பு முள்வேலி</text:p>
            <text:p>சரித்திரக் கட்டுரைகள், பாகம் 2</text:p>
          </table:table-cell>
          <table:table-cell table:style-name="ce7" office:value-type="string" calcext:value-type="string">
            <text:p>க. நா. அண்ணாதுரை (அறிஞர் அண்ணா)</text:p>
          </table:table-cell>
          <table:table-cell table:style-name="ce7" office:value-type="string" calcext:value-type="string">
            <text:p>சரித்திரக் கட்டுரைகள்</text:p>
          </table:table-cell>
          <table:table-cell table:style-name="ce10" office:value-type="string" calcext:value-type="string">
            <text:p><text:a xlink:href="https://www.projectmadurai.org/pm_etexts/pdf/pm0958_02.pdf" xlink:type="simple">pm0958_02.pdf</text:a></text:p>
          </table:table-cell>
          <table:table-cell table:style-name="ce10" office:value-type="string" calcext:value-type="string">
            <text:p><text:a xlink:href="https://www.projectmadurai.org/pm_etexts/utf8/pmuni0958_02.html" xlink:type="simple">pmuni0958_02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959_01</text:p>
          </table:table-cell>
          <table:table-cell table:style-name="ce5" office:value-type="string" calcext:value-type="string">
            <text:p>பரிமள கேசவன்</text:p>
            <text:p>துப்பறியும் நாவல், பாகம் 1</text:p>
          </table:table-cell>
          <table:table-cell table:style-name="ce8" office:value-type="string" calcext:value-type="string">
            <text:p>வை. மு. கோதைநாயகி அம்மாள்</text:p>
          </table:table-cell>
          <table:table-cell table:style-name="ce8" office:value-type="string" calcext:value-type="string">
            <text:p>துப்பறியும் நாவல்</text:p>
          </table:table-cell>
          <table:table-cell table:style-name="ce10" office:value-type="string" calcext:value-type="string">
            <text:p><text:a xlink:href="https://www.projectmadurai.org/pm_etexts/pdf/pm0959_01.pdf" xlink:type="simple">pm0959_01.pdf</text:a></text:p>
          </table:table-cell>
          <table:table-cell table:style-name="ce10" office:value-type="string" calcext:value-type="string">
            <text:p><text:a xlink:href="https://www.projectmadurai.org/pm_etexts/utf8/pmuni0959_01.html" xlink:type="simple">pmuni0959_01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959_02</text:p>
          </table:table-cell>
          <table:table-cell table:style-name="ce4" office:value-type="string" calcext:value-type="string">
            <text:p>பரிமள கேசவன்</text:p>
            <text:p>துப்பறியும் நாவல், பாகம் 2</text:p>
          </table:table-cell>
          <table:table-cell table:style-name="ce7" office:value-type="string" calcext:value-type="string">
            <text:p>வை. மு. கோதைநாயகி அம்மாள்</text:p>
          </table:table-cell>
          <table:table-cell table:style-name="ce7" office:value-type="string" calcext:value-type="string">
            <text:p>துப்பறியும் நாவல்</text:p>
          </table:table-cell>
          <table:table-cell table:style-name="ce10" office:value-type="string" calcext:value-type="string">
            <text:p><text:a xlink:href="https://www.projectmadurai.org/pm_etexts/pdf/pm0959_02.pdf" xlink:type="simple">pm0959_02.pdf</text:a></text:p>
          </table:table-cell>
          <table:table-cell table:style-name="ce10" office:value-type="string" calcext:value-type="string">
            <text:p><text:a xlink:href="https://www.projectmadurai.org/pm_etexts/utf8/pmuni0959_02.html" xlink:type="simple">pmuni0959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60" calcext:value-type="float">
            <text:p>960</text:p>
          </table:table-cell>
          <table:table-cell table:style-name="ce5" office:value-type="string" calcext:value-type="string">
            <text:p>கம்பரசம்</text:p>
          </table:table-cell>
          <table:table-cell table:style-name="ce8" office:value-type="string" calcext:value-type="string">
            <text:p>க. நா. அண்ணாதுரை (அறிஞர் அண்ணா)</text:p>
          </table:table-cell>
          <table:table-cell table:style-name="ce8" office:value-type="string" calcext:value-type="string">
            <text:p>ஆராய்ச்சிக் கட்டுரைகள்</text:p>
          </table:table-cell>
          <table:table-cell table:style-name="ce10" office:value-type="string" calcext:value-type="string">
            <text:p><text:a xlink:href="https://www.projectmadurai.org/pm_etexts/pdf/pm0960.pdf" xlink:type="simple">pm0960.pdf</text:a></text:p>
          </table:table-cell>
          <table:table-cell table:style-name="ce10" office:value-type="string" calcext:value-type="string">
            <text:p><text:a xlink:href="https://www.projectmadurai.org/pm_etexts/utf8/pmuni0960.html" xlink:type="simple">pmuni096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61" calcext:value-type="float">
            <text:p>961</text:p>
          </table:table-cell>
          <table:table-cell table:style-name="ce4" office:value-type="string" calcext:value-type="string">
            <text:p>பேரூர்க்கோவை</text:p>
          </table:table-cell>
          <table:table-cell table:style-name="ce7" office:value-type="string" calcext:value-type="string">
            <text:p>முத்துநயினாத்தை முதலியார்</text:p>
          </table:table-cell>
          <table:table-cell table:style-name="ce7" office:value-type="string" calcext:value-type="string">
            <text:p>பிரபந்தம் -கோவை</text:p>
          </table:table-cell>
          <table:table-cell table:style-name="ce10" office:value-type="string" calcext:value-type="string">
            <text:p><text:a xlink:href="https://www.projectmadurai.org/pm_etexts/pdf/pm0961.pdf" xlink:type="simple">pm0961.pdf</text:a></text:p>
          </table:table-cell>
          <table:table-cell table:style-name="ce10" office:value-type="string" calcext:value-type="string">
            <text:p><text:a xlink:href="https://www.projectmadurai.org/pm_etexts/utf8/pmuni0961.html" xlink:type="simple">pmuni0961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962_01</text:p>
          </table:table-cell>
          <table:table-cell table:style-name="ce5" office:value-type="string" calcext:value-type="string">
            <text:p>கச்சி இதழகல் அந்தாதி</text:p>
          </table:table-cell>
          <table:table-cell table:style-name="ce8" office:value-type="string" calcext:value-type="string">
            <text:p>திருமாகறல் கார்த்திகேய முதலியார்</text:p>
          </table:table-cell>
          <table:table-cell table:style-name="ce8" office:value-type="string" calcext:value-type="string">
            <text:p>பிரபந்தம் - அந்தாதி</text:p>
          </table:table-cell>
          <table:table-cell table:style-name="ce10" office:value-type="string" calcext:value-type="string">
            <text:p><text:a xlink:href="https://www.projectmadurai.org/pm_etexts/pdf/pm0962_01.pdf" xlink:type="simple">pm0962_01.pdf</text:a></text:p>
          </table:table-cell>
          <table:table-cell table:style-name="ce10" office:value-type="string" calcext:value-type="string">
            <text:p><text:a xlink:href="https://www.projectmadurai.org/pm_etexts/utf8/pmuni0962_01.html" xlink:type="simple">pmuni0962_01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962_02</text:p>
          </table:table-cell>
          <table:table-cell table:style-name="ce4" office:value-type="string" calcext:value-type="string">
            <text:p>அத்திகிரி வரதன் அந்தாதி மாலை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பிரபந்தம் - அந்தாதி</text:p>
          </table:table-cell>
          <table:table-cell table:style-name="ce10" office:value-type="string" calcext:value-type="string">
            <text:p><text:a xlink:href="https://www.projectmadurai.org/pm_etexts/pdf/pm0962_02.pdf" xlink:type="simple">pm0962_02.pdf</text:a></text:p>
          </table:table-cell>
          <table:table-cell table:style-name="ce10" office:value-type="string" calcext:value-type="string">
            <text:p><text:a xlink:href="https://www.projectmadurai.org/pm_etexts/utf8/pmuni0962_02.html" xlink:type="simple">pmuni0962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63" calcext:value-type="float">
            <text:p>963</text:p>
          </table:table-cell>
          <table:table-cell table:style-name="ce5" office:value-type="string" calcext:value-type="string">
            <text:p>வடதிருமுல்லைவாயில் கொடியிடை அம்மை பிள்ளைத்தமிழ்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963.pdf" xlink:type="simple">pm0963.pdf</text:a></text:p>
          </table:table-cell>
          <table:table-cell table:style-name="ce10" office:value-type="string" calcext:value-type="string">
            <text:p><text:a xlink:href="https://www.projectmadurai.org/pm_etexts/utf8/pmuni0963.html" xlink:type="simple">pmuni096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64" calcext:value-type="float">
            <text:p>964</text:p>
          </table:table-cell>
          <table:table-cell table:style-name="ce4" office:value-type="string" calcext:value-type="string">
            <text:p>கோதை நாச்சியார் தாலாட்டு- ஆங்கில மொழிபெயர்ப்பு</text:p>
          </table:table-cell>
          <table:table-cell table:style-name="ce7" office:value-type="string" calcext:value-type="string">
            <text:p>? / கௌசல்யா ஹார்ட்</text:p>
          </table:table-cell>
          <table:table-cell table:style-name="ce7" office:value-type="string" calcext:value-type="string">
            <text:p>பிரபந்தம் -தாலாட்டு, ஆங்கில மொழிபெயர்ப்பு</text:p>
          </table:table-cell>
          <table:table-cell table:style-name="ce10" office:value-type="string" calcext:value-type="string">
            <text:p><text:a xlink:href="https://www.projectmadurai.org/pm_etexts/pdf/pm0964.pdf" xlink:type="simple">pm0964.pdf</text:a></text:p>
          </table:table-cell>
          <table:table-cell table:style-name="ce10" office:value-type="string" calcext:value-type="string">
            <text:p><text:a xlink:href="https://www.projectmadurai.org/pm_etexts/utf8/pmuni0964.html" xlink:type="simple">pmuni0964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65" calcext:value-type="float">
            <text:p>965</text:p>
          </table:table-cell>
          <table:table-cell table:style-name="ce5" office:value-type="string" calcext:value-type="string">
            <text:p>மதுரைவீரன் அம்மானை</text:p>
          </table:table-cell>
          <table:table-cell table:style-name="ce8" office:value-type="string" calcext:value-type="string">
            <text:p>பதிப்பாசிரியர்: ம. சீராளன்</text:p>
          </table:table-cell>
          <table:table-cell table:style-name="ce8" office:value-type="string" calcext:value-type="string">
            <text:p>பிரபந்தம் - அம்மானை</text:p>
          </table:table-cell>
          <table:table-cell table:style-name="ce10" office:value-type="string" calcext:value-type="string">
            <text:p><text:a xlink:href="https://www.projectmadurai.org/pm_etexts/pdf/pm0965.pdf" xlink:type="simple">pm0965.pdf</text:a></text:p>
          </table:table-cell>
          <table:table-cell table:style-name="ce10" office:value-type="string" calcext:value-type="string">
            <text:p><text:a xlink:href="https://www.projectmadurai.org/pm_etexts/utf8/pmuni0965.html" xlink:type="simple">pmuni0965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66" calcext:value-type="float">
            <text:p>966</text:p>
          </table:table-cell>
          <table:table-cell table:style-name="ce4" office:value-type="string" calcext:value-type="string">
            <text:p>அறநூல் தந்த அறிவாளர்</text:p>
          </table:table-cell>
          <table:table-cell table:style-name="ce7" office:value-type="string" calcext:value-type="string">
            <text:p>அ. க. நவநீதகிருட்டிணன்</text:p>
          </table:table-cell>
          <table:table-cell table:style-name="ce7" office:value-type="string" calcext:value-type="string">
            <text:p>இலக்கியக் கட்டுரைகள்</text:p>
          </table:table-cell>
          <table:table-cell table:style-name="ce10" office:value-type="string" calcext:value-type="string">
            <text:p><text:a xlink:href="https://www.projectmadurai.org/pm_etexts/pdf/pm0966.pdf" xlink:type="simple">pm0966.pdf</text:a></text:p>
          </table:table-cell>
          <table:table-cell table:style-name="ce10" office:value-type="string" calcext:value-type="string">
            <text:p><text:a xlink:href="https://www.projectmadurai.org/pm_etexts/utf8/pmuni0966.html" xlink:type="simple">pmuni0966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67" calcext:value-type="float">
            <text:p>967</text:p>
          </table:table-cell>
          <table:table-cell table:style-name="ce5" office:value-type="string" calcext:value-type="string">
            <text:p>முதற் குலோத்துங்க சோழன்</text:p>
          </table:table-cell>
          <table:table-cell table:style-name="ce8" office:value-type="string" calcext:value-type="string">
            <text:p>சதாசிவ பண்டாரத்தார், தி. வை.</text:p>
          </table:table-cell>
          <table:table-cell table:style-name="ce8" office:value-type="string" calcext:value-type="string">
            <text:p>ஆராய்ச்சிக் கட்டுரைகள், சரித்திரக் கட்டுரைகள்</text:p>
          </table:table-cell>
          <table:table-cell table:style-name="ce10" office:value-type="string" calcext:value-type="string">
            <text:p><text:a xlink:href="https://www.projectmadurai.org/pm_etexts/pdf/pm0967.pdf" xlink:type="simple">pm0967.pdf</text:a></text:p>
          </table:table-cell>
          <table:table-cell table:style-name="ce10" office:value-type="string" calcext:value-type="string">
            <text:p><text:a xlink:href="https://www.projectmadurai.org/pm_etexts/utf8/pmuni0967.html" xlink:type="simple">pmuni0967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68" calcext:value-type="float">
            <text:p>968</text:p>
          </table:table-cell>
          <table:table-cell table:style-name="ce4" office:value-type="string" calcext:value-type="string">
            <text:p>பதிகத்திரட்டு</text:p>
          </table:table-cell>
          <table:table-cell table:style-name="ce7" office:value-type="string" calcext:value-type="string">
            <text:p>சேலம் சுந்தர முதலியார்</text:p>
          </table:table-cell>
          <table:table-cell table:style-name="ce7" office:value-type="string" calcext:value-type="string">
            <text:p>பிரபந்தம் - பதிகம்</text:p>
          </table:table-cell>
          <table:table-cell table:style-name="ce10" office:value-type="string" calcext:value-type="string">
            <text:p><text:a xlink:href="https://www.projectmadurai.org/pm_etexts/pdf/pm0968.pdf" xlink:type="simple">pm0968.pdf</text:a></text:p>
          </table:table-cell>
          <table:table-cell table:style-name="ce10" office:value-type="string" calcext:value-type="string">
            <text:p><text:a xlink:href="https://www.projectmadurai.org/pm_etexts/utf8/pmuni0968.html" xlink:type="simple">pmuni0968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69" calcext:value-type="float">
            <text:p>969</text:p>
          </table:table-cell>
          <table:table-cell table:style-name="ce5" office:value-type="string" calcext:value-type="string">
            <text:p>பச்சை நாயகியம்மை பிள்ளைத்தமிழ்</text:p>
          </table:table-cell>
          <table:table-cell table:style-name="ce8" office:value-type="string" calcext:value-type="string">
            <text:p>முத்து நைனாத்தை முதலியார்</text:p>
          </table:table-cell>
          <table:table-cell table:style-name="ce8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969.pdf" xlink:type="simple">pm0969.pdf</text:a></text:p>
          </table:table-cell>
          <table:table-cell table:style-name="ce10" office:value-type="string" calcext:value-type="string">
            <text:p><text:a xlink:href="https://www.projectmadurai.org/pm_etexts/utf8/pmuni0969.html" xlink:type="simple">pmuni0969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70" calcext:value-type="float">
            <text:p>970</text:p>
          </table:table-cell>
          <table:table-cell table:style-name="ce4" office:value-type="string" calcext:value-type="string">
            <text:p>கலிங்கத்துப்பரணி ஆராய்ச்சி</text:p>
          </table:table-cell>
          <table:table-cell table:style-name="ce7" office:value-type="string" calcext:value-type="string">
            <text:p>ந. சுப்புரெட்டியார்</text:p>
          </table:table-cell>
          <table:table-cell table:style-name="ce7" office:value-type="string" calcext:value-type="string">
            <text:p>பிரபந்தம் - பரணி, ஆராய்ச்சி</text:p>
          </table:table-cell>
          <table:table-cell table:style-name="ce10" office:value-type="string" calcext:value-type="string">
            <text:p><text:a xlink:href="https://www.projectmadurai.org/pm_etexts/pdf/pm0970.pdf" xlink:type="simple">pm0970.pdf</text:a></text:p>
          </table:table-cell>
          <table:table-cell table:style-name="ce10" office:value-type="string" calcext:value-type="string">
            <text:p><text:a xlink:href="https://www.projectmadurai.org/pm_etexts/utf8/pmuni0970.html" xlink:type="simple">pmuni0970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71" calcext:value-type="float">
            <text:p>971</text:p>
          </table:table-cell>
          <table:table-cell table:style-name="ce5" office:value-type="string" calcext:value-type="string">
            <text:p>தமிழர் மதம்</text:p>
          </table:table-cell>
          <table:table-cell table:style-name="ce8" office:value-type="string" calcext:value-type="string">
            <text:p>ஞா.தேவநேயப் பாவாணர்</text:p>
          </table:table-cell>
          <table:table-cell table:style-name="ce8" office:value-type="string" calcext:value-type="string">
            <text:p>ஆராய்ச்சிக் கட்டுரைகள்</text:p>
          </table:table-cell>
          <table:table-cell table:style-name="ce10" office:value-type="string" calcext:value-type="string">
            <text:p><text:a xlink:href="https://www.projectmadurai.org/pm_etexts/pdf/pm0971.pdf" xlink:type="simple">pm0971.pdf</text:a></text:p>
          </table:table-cell>
          <table:table-cell table:style-name="ce10" office:value-type="string" calcext:value-type="string">
            <text:p><text:a xlink:href="https://www.projectmadurai.org/pm_etexts/utf8/pmuni0971.html" xlink:type="simple">pmuni097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72" calcext:value-type="float">
            <text:p>972</text:p>
          </table:table-cell>
          <table:table-cell table:style-name="ce4" office:value-type="string" calcext:value-type="string">
            <text:p>கோப்பெருந்தேவியர்</text:p>
          </table:table-cell>
          <table:table-cell table:style-name="ce7" office:value-type="string" calcext:value-type="string">
            <text:p>அ. க. நவநீதகிருட்டிணன்</text:p>
          </table:table-cell>
          <table:table-cell table:style-name="ce7" office:value-type="string" calcext:value-type="string">
            <text:p>இலக்கியக் கட்டுரைகள்</text:p>
          </table:table-cell>
          <table:table-cell table:style-name="ce10" office:value-type="string" calcext:value-type="string">
            <text:p><text:a xlink:href="https://www.projectmadurai.org/pm_etexts/pdf/pm0972.pdf" xlink:type="simple">pm0972.pdf</text:a></text:p>
          </table:table-cell>
          <table:table-cell table:style-name="ce10" office:value-type="string" calcext:value-type="string">
            <text:p><text:a xlink:href="https://www.projectmadurai.org/pm_etexts/utf8/pmuni0972.html" xlink:type="simple">pmuni097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73" calcext:value-type="float">
            <text:p>973</text:p>
          </table:table-cell>
          <table:table-cell table:style-name="ce5" office:value-type="string" calcext:value-type="string">
            <text:p>புலியூரந்தாதி</text:p>
          </table:table-cell>
          <table:table-cell table:style-name="ce8" office:value-type="string" calcext:value-type="string">
            <text:p>மயில்வாகனப்‌ புலவர்‌</text:p>
          </table:table-cell>
          <table:table-cell table:style-name="ce8" office:value-type="string" calcext:value-type="string">
            <text:p>பிரபந்தம் - அந்தாதி</text:p>
          </table:table-cell>
          <table:table-cell table:style-name="ce10" office:value-type="string" calcext:value-type="string">
            <text:p><text:a xlink:href="https://www.projectmadurai.org/pm_etexts/pdf/pm0973.pdf" xlink:type="simple">pm0973.pdf</text:a></text:p>
          </table:table-cell>
          <table:table-cell table:style-name="ce10" office:value-type="string" calcext:value-type="string">
            <text:p><text:a xlink:href="https://www.projectmadurai.org/pm_etexts/utf8/pmuni0973.html" xlink:type="simple">pmuni097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74" calcext:value-type="float">
            <text:p>974</text:p>
          </table:table-cell>
          <table:table-cell table:style-name="ce4" office:value-type="string" calcext:value-type="string">
            <text:p>பனித்துளி</text:p>
          </table:table-cell>
          <table:table-cell table:style-name="ce7" office:value-type="string" calcext:value-type="string">
            <text:p>சரோஜா ராமமூர்த்தி</text:p>
          </table:table-cell>
          <table:table-cell table:style-name="ce7" office:value-type="string" calcext:value-type="string">
            <text:p>சிறுகதைகள்</text:p>
          </table:table-cell>
          <table:table-cell table:style-name="ce10" office:value-type="string" calcext:value-type="string">
            <text:p><text:a xlink:href="https://www.projectmadurai.org/pm_etexts/pdf/pm0974.pdf" xlink:type="simple">pm0974.pdf</text:a></text:p>
          </table:table-cell>
          <table:table-cell table:style-name="ce10" office:value-type="string" calcext:value-type="string">
            <text:p><text:a xlink:href="https://www.projectmadurai.org/pm_etexts/utf8/pmuni0974.html" xlink:type="simple">pmuni0974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75" calcext:value-type="float">
            <text:p>975</text:p>
          </table:table-cell>
          <table:table-cell table:style-name="ce5" office:value-type="string" calcext:value-type="string">
            <text:p>இலக்கியமும் கல்வெட்டுக்களும்</text:p>
          </table:table-cell>
          <table:table-cell table:style-name="ce8" office:value-type="string" calcext:value-type="string">
            <text:p>சதாசிவ பண்டாரத்தார், தி. வை.</text:p>
          </table:table-cell>
          <table:table-cell table:style-name="ce8" office:value-type="string" calcext:value-type="string">
            <text:p>ஆராய்ச்சிக் கட்டுரைகள், சரித்திரக் கட்டுரைகள்</text:p>
          </table:table-cell>
          <table:table-cell table:style-name="ce10" office:value-type="string" calcext:value-type="string">
            <text:p><text:a xlink:href="https://www.projectmadurai.org/pm_etexts/pdf/pm0975.pdf" xlink:type="simple">pm0975.pdf</text:a></text:p>
          </table:table-cell>
          <table:table-cell table:style-name="ce10" office:value-type="string" calcext:value-type="string">
            <text:p><text:a xlink:href="https://www.projectmadurai.org/pm_etexts/utf8/pmuni0975.html" xlink:type="simple">pmuni0975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76" calcext:value-type="float">
            <text:p>976</text:p>
          </table:table-cell>
          <table:table-cell table:style-name="ce4" office:value-type="string" calcext:value-type="string">
            <text:p>தமிழ் இலக்கிய வரலாறு (கி. பி. 250 - கி. பி. 600)</text:p>
          </table:table-cell>
          <table:table-cell table:style-name="ce7" office:value-type="string" calcext:value-type="string">
            <text:p>சதாசிவ பண்டாரத்தார், தி. வை.</text:p>
          </table:table-cell>
          <table:table-cell table:style-name="ce7" office:value-type="string" calcext:value-type="string">
            <text:p>ஆராய்ச்சிக் கட்டுரைகள், சரித்திரக் கட்டுரைகள்</text:p>
          </table:table-cell>
          <table:table-cell table:style-name="ce10" office:value-type="string" calcext:value-type="string">
            <text:p><text:a xlink:href="https://www.projectmadurai.org/pm_etexts/pdf/pm0976.pdf" xlink:type="simple">pm0976.pdf</text:a></text:p>
          </table:table-cell>
          <table:table-cell table:style-name="ce10" office:value-type="string" calcext:value-type="string">
            <text:p><text:a xlink:href="https://www.projectmadurai.org/pm_etexts/utf8/pmuni0976.html" xlink:type="simple">pmuni0976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977_01</text:p>
          </table:table-cell>
          <table:table-cell table:style-name="ce5" office:value-type="string" calcext:value-type="string">
            <text:p>திருப்பரங்கிரி முருகக் கடவுள் யமகப் பதிகம் &amp;</text:p>
            <text:p>பழைஞநல்லூர் பெரியநாயகியம்மன் பதிகம்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பிரபந்தம் - பதிகம்</text:p>
          </table:table-cell>
          <table:table-cell table:style-name="ce10" office:value-type="string" calcext:value-type="string">
            <text:p><text:a xlink:href="https://www.projectmadurai.org/pm_etexts/pdf/pm0977_01.pdf" xlink:type="simple">pm0977_01.pdf</text:a></text:p>
          </table:table-cell>
          <table:table-cell table:style-name="ce10" office:value-type="string" calcext:value-type="string">
            <text:p><text:a xlink:href="https://www.projectmadurai.org/pm_etexts/utf8/pmuni0977_01.html" xlink:type="simple">pmuni0977_01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977_02</text:p>
          </table:table-cell>
          <table:table-cell table:style-name="ce4" office:value-type="string" calcext:value-type="string">
            <text:p>திருமயிலைக் கபாலீசர் பதிகம் &amp;</text:p>
            <text:p>கற்பகவல்லியம்மை பதிகம்</text:p>
          </table:table-cell>
          <table:table-cell table:style-name="ce7" office:value-type="string" calcext:value-type="string">
            <text:p>...</text:p>
          </table:table-cell>
          <table:table-cell table:style-name="ce7" office:value-type="string" calcext:value-type="string">
            <text:p>பிரபந்தம் - பதிகம்</text:p>
          </table:table-cell>
          <table:table-cell table:style-name="ce10" office:value-type="string" calcext:value-type="string">
            <text:p><text:a xlink:href="https://www.projectmadurai.org/pm_etexts/pdf/pm0977_02.pdf" xlink:type="simple">pm0977_02.pdf</text:a></text:p>
          </table:table-cell>
          <table:table-cell table:style-name="ce10" office:value-type="string" calcext:value-type="string">
            <text:p><text:a xlink:href="https://www.projectmadurai.org/pm_etexts/utf8/pmuni0977_02.html" xlink:type="simple">pmuni0977_02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978_01</text:p>
          </table:table-cell>
          <table:table-cell table:style-name="ce5" office:value-type="string" calcext:value-type="string">
            <text:p>புள்ளிருக்கு வேளூர் வைத்தீஸ்வரர் பதிகம்,</text:p>
            <text:p>ஸ்ரீ தையநாயகியம்மன் பதிகம் &amp;</text:p>
            <text:p>ஸ்ரீ முத்துக்குமரசாமி பதிகம்</text:p>
          </table:table-cell>
          <table:table-cell table:style-name="ce8" office:value-type="string" calcext:value-type="string">
            <text:p>...</text:p>
          </table:table-cell>
          <table:table-cell table:style-name="ce8" office:value-type="string" calcext:value-type="string">
            <text:p>பிரபந்தம் - பதிகம்</text:p>
          </table:table-cell>
          <table:table-cell table:style-name="ce10" office:value-type="string" calcext:value-type="string">
            <text:p><text:a xlink:href="https://www.projectmadurai.org/pm_etexts/pdf/pm0978_01.pdf" xlink:type="simple">pm0978_01.pdf</text:a></text:p>
          </table:table-cell>
          <table:table-cell table:style-name="ce10" office:value-type="string" calcext:value-type="string">
            <text:p><text:a xlink:href="https://www.projectmadurai.org/pm_etexts/utf8/pmuni0978_01.html" xlink:type="simple">pmuni0978_01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978_02</text:p>
          </table:table-cell>
          <table:table-cell table:style-name="ce4" office:value-type="string" calcext:value-type="string">
            <text:p>பருவதவர்த்தனி அம்பாள் பதிகம்</text:p>
          </table:table-cell>
          <table:table-cell table:style-name="ce7" office:value-type="string" calcext:value-type="string">
            <text:p>பரமேஸ்வரன்</text:p>
          </table:table-cell>
          <table:table-cell table:style-name="ce7" office:value-type="string" calcext:value-type="string">
            <text:p>பிரபந்தம் - பதிகம்</text:p>
          </table:table-cell>
          <table:table-cell table:style-name="ce10" office:value-type="string" calcext:value-type="string">
            <text:p><text:a xlink:href="https://www.projectmadurai.org/pm_etexts/pdf/pm0978_02.pdf" xlink:type="simple">pm0978_02.pdf</text:a></text:p>
          </table:table-cell>
          <table:table-cell table:style-name="ce10" office:value-type="string" calcext:value-type="string">
            <text:p><text:a xlink:href="https://www.projectmadurai.org/pm_etexts/utf8/pmuni0978_02.html" xlink:type="simple">pmuni0978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79" calcext:value-type="float">
            <text:p>979</text:p>
          </table:table-cell>
          <table:table-cell table:style-name="ce5" office:value-type="string" calcext:value-type="string">
            <text:p>சித்திராங்கதை விலாசம்</text:p>
          </table:table-cell>
          <table:table-cell table:style-name="ce8" office:value-type="string" calcext:value-type="string">
            <text:p>பரசுராமக்கவிராயர்</text:p>
          </table:table-cell>
          <table:table-cell table:style-name="ce8" office:value-type="string" calcext:value-type="string">
            <text:p>பிரபந்தம் - விலாசம்</text:p>
          </table:table-cell>
          <table:table-cell table:style-name="ce10" office:value-type="string" calcext:value-type="string">
            <text:p><text:a xlink:href="https://www.projectmadurai.org/pm_etexts/pdf/pm0979.pdf" xlink:type="simple">pm0979.pdf</text:a></text:p>
          </table:table-cell>
          <table:table-cell table:style-name="ce10" office:value-type="string" calcext:value-type="string">
            <text:p><text:a xlink:href="https://www.projectmadurai.org/pm_etexts/utf8/pmuni0979.html" xlink:type="simple">pmuni0979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80" calcext:value-type="float">
            <text:p>980</text:p>
          </table:table-cell>
          <table:table-cell table:style-name="ce4" office:value-type="string" calcext:value-type="string">
            <text:p>விவேக சிந்தாமணி - ஆங்கில மொழிபெயர்ப்பு</text:p>
            <text:p>vivEka cintAmaNi - English Translation</text:p>
          </table:table-cell>
          <table:table-cell table:style-name="ce7" office:value-type="string" calcext:value-type="string">
            <text:p>கௌசல்யா ஹார்ட்</text:p>
          </table:table-cell>
          <table:table-cell table:style-name="ce7" office:value-type="string" calcext:value-type="string">
            <text:p>நீதிநெறி நூல்கள்</text:p>
          </table:table-cell>
          <table:table-cell table:style-name="ce10" office:value-type="string" calcext:value-type="string">
            <text:p><text:a xlink:href="https://www.projectmadurai.org/pm_etexts/pdf/pm0980.pdf" xlink:type="simple">pm0980.pdf</text:a></text:p>
          </table:table-cell>
          <table:table-cell table:style-name="ce10" office:value-type="string" calcext:value-type="string">
            <text:p><text:a xlink:href="https://www.projectmadurai.org/pm_etexts/utf8/pmuni0980.html" xlink:type="simple">pmuni0980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981_01</text:p>
          </table:table-cell>
          <table:table-cell table:style-name="ce5" office:value-type="string" calcext:value-type="string">
            <text:p>குண்டலகேசி அகவல் - ஆங்கில மொழிபெயர்ப்பு</text:p>
          </table:table-cell>
          <table:table-cell table:style-name="ce8" office:value-type="string" calcext:value-type="string">
            <text:p>யோகி சுத்தானந்த பாரதி /கௌசல்யா ஹார்ட்</text:p>
          </table:table-cell>
          <table:table-cell table:style-name="ce8" office:value-type="string" calcext:value-type="string">
            <text:p>பிரபந்தம் - அகவல்</text:p>
          </table:table-cell>
          <table:table-cell table:style-name="ce10" office:value-type="string" calcext:value-type="string">
            <text:p><text:a xlink:href="https://www.projectmadurai.org/pm_etexts/pdf/pm0981_01.pdf" xlink:type="simple">pm0981_01.pdf</text:a></text:p>
          </table:table-cell>
          <table:table-cell table:style-name="ce10" office:value-type="string" calcext:value-type="string">
            <text:p><text:a xlink:href="https://www.projectmadurai.org/pm_etexts/utf8/pmuni0981_01.html" xlink:type="simple">pmuni0981_01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981_02</text:p>
          </table:table-cell>
          <table:table-cell table:style-name="ce4" office:value-type="string" calcext:value-type="string">
            <text:p>வளையாபதி அகவல் - ஆங்கில மொழிபெயர்ப்பு</text:p>
          </table:table-cell>
          <table:table-cell table:style-name="ce7" office:value-type="string" calcext:value-type="string">
            <text:p>யோகி சுத்தானந்த பாரதி /கௌசல்யா ஹார்ட்</text:p>
          </table:table-cell>
          <table:table-cell table:style-name="ce7" office:value-type="string" calcext:value-type="string">
            <text:p>பிரபந்தம் - அகவல்</text:p>
          </table:table-cell>
          <table:table-cell table:style-name="ce10" office:value-type="string" calcext:value-type="string">
            <text:p><text:a xlink:href="https://www.projectmadurai.org/pm_etexts/pdf/pm0981_02.pdf" xlink:type="simple">pm0981_02.pdf</text:a></text:p>
          </table:table-cell>
          <table:table-cell table:style-name="ce10" office:value-type="string" calcext:value-type="string">
            <text:p><text:a xlink:href="https://www.projectmadurai.org/pm_etexts/utf8/pmuni0981_02.html" xlink:type="simple">pmuni0981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82" calcext:value-type="float">
            <text:p>982</text:p>
          </table:table-cell>
          <table:table-cell table:style-name="ce5" office:value-type="string" calcext:value-type="string">
            <text:p>இராமப்பய்யன் அம்மானை</text:p>
          </table:table-cell>
          <table:table-cell table:style-name="ce8" office:value-type="string" calcext:value-type="string">
            <text:p>பேராசிரியர் வையாபுரிப்பிள்ளை தொகுப்பு</text:p>
          </table:table-cell>
          <table:table-cell table:style-name="ce8" office:value-type="string" calcext:value-type="string">
            <text:p>பிரபந்தம் - அம்மானை</text:p>
          </table:table-cell>
          <table:table-cell table:style-name="ce10" office:value-type="string" calcext:value-type="string">
            <text:p><text:a xlink:href="https://www.projectmadurai.org/pm_etexts/pdf/pm0982.pdf" xlink:type="simple">pm0982.pdf</text:a></text:p>
          </table:table-cell>
          <table:table-cell table:style-name="ce10" office:value-type="string" calcext:value-type="string">
            <text:p><text:a xlink:href="https://www.projectmadurai.org/pm_etexts/utf8/pmuni0982.html" xlink:type="simple">pmuni098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83" calcext:value-type="float">
            <text:p>983</text:p>
          </table:table-cell>
          <table:table-cell table:style-name="ce4" office:value-type="string" calcext:value-type="string">
            <text:p>சிற்றிலக்கியத் திரட்டு - ஆற்றுப்படை நூல்கள் (5)</text:p>
            <text:p>அணிமுருகாற்றுப்படை, அருள் முருகாற்றுப்படை</text:p>
            <text:p>திருமுருகாற்றுப்படை, பொருள் முருகாற்றுப் படை, வருமுருகாற்றுப்படை</text:p>
          </table:table-cell>
          <table:table-cell table:style-name="ce7" office:value-type="string" calcext:value-type="string">
            <text:p>பேராசிரியர் வையாபுரிப்பிள்ளை தொகுப்பு</text:p>
          </table:table-cell>
          <table:table-cell table:style-name="ce7" office:value-type="string" calcext:value-type="string">
            <text:p>பிரபந்தம் - ஆற்றுப்படை</text:p>
          </table:table-cell>
          <table:table-cell table:style-name="ce10" office:value-type="string" calcext:value-type="string">
            <text:p><text:a xlink:href="https://www.projectmadurai.org/pm_etexts/pdf/pm0983.pdf" xlink:type="simple">pm0983.pdf</text:a></text:p>
          </table:table-cell>
          <table:table-cell table:style-name="ce10" office:value-type="string" calcext:value-type="string">
            <text:p><text:a xlink:href="https://www.projectmadurai.org/pm_etexts/utf8/pmuni0983.html" xlink:type="simple">pmuni098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84" calcext:value-type="float">
            <text:p>984</text:p>
          </table:table-cell>
          <table:table-cell table:style-name="ce5" office:value-type="string" calcext:value-type="string">
            <text:p>சிற்றிலக்கியத் திரட்டு - பாகம் 3 /உலா நூல்கள் (3)</text:p>
            <text:p>இராஜராஜ தேவருலா, திருக்குறுங்குடி அழகிய நம்பியுலா</text:p>
            <text:p>முப்பந்தொட்டியுலா</text:p>
          </table:table-cell>
          <table:table-cell table:style-name="ce8" office:value-type="string" calcext:value-type="string">
            <text:p>பேராசிரியர் வையாபுரிப்பிள்ளை தொகுப்பு</text:p>
          </table:table-cell>
          <table:table-cell table:style-name="ce8" office:value-type="string" calcext:value-type="string">
            <text:p>பிரபந்தம் - ஆற்றுப்படை</text:p>
          </table:table-cell>
          <table:table-cell table:style-name="ce10" office:value-type="string" calcext:value-type="string">
            <text:p><text:a xlink:href="https://www.projectmadurai.org/pm_etexts/pdf/pm0984.pdf" xlink:type="simple">pm0984.pdf</text:a></text:p>
          </table:table-cell>
          <table:table-cell table:style-name="ce10" office:value-type="string" calcext:value-type="string">
            <text:p><text:a xlink:href="https://www.projectmadurai.org/pm_etexts/utf8/pmuni0984.html" xlink:type="simple">pmuni098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85" calcext:value-type="float">
            <text:p>985</text:p>
          </table:table-cell>
          <table:table-cell table:style-name="ce4" office:value-type="string" calcext:value-type="string">
            <text:p>சிற்றிலக்கியத் திரட்டு - பாகம் 4</text:p>
            <text:p>திருவெழுகூற்றிருக்கை &amp; மதுரைக்கோவை</text:p>
          </table:table-cell>
          <table:table-cell table:style-name="ce7" office:value-type="string" calcext:value-type="string">
            <text:p>பேராசிரியர் வையாபுரிப்பிள்ளை தொகுப்பு</text:p>
          </table:table-cell>
          <table:table-cell table:style-name="ce7" office:value-type="string" calcext:value-type="string">
            <text:p>பிரபந்தம் - கோவை</text:p>
          </table:table-cell>
          <table:table-cell table:style-name="ce10" office:value-type="string" calcext:value-type="string">
            <text:p><text:a xlink:href="https://www.projectmadurai.org/pm_etexts/pdf/pm0985.pdf" xlink:type="simple">pm0985.pdf</text:a></text:p>
          </table:table-cell>
          <table:table-cell table:style-name="ce10" office:value-type="string" calcext:value-type="string">
            <text:p><text:a xlink:href="https://www.projectmadurai.org/pm_etexts/utf8/pmuni0985.html" xlink:type="simple">pmuni0985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986_01</text:p>
          </table:table-cell>
          <table:table-cell table:style-name="ce5" office:value-type="string" calcext:value-type="string">
            <text:p>சிற்றிலக்கியத் திரட்டு - பாகம் 5a</text:p>
            <text:p>இராமலிங்கேசர் மீது பணவிடு தூது &amp; துகில்விடு தூது</text:p>
          </table:table-cell>
          <table:table-cell table:style-name="ce8" office:value-type="string" calcext:value-type="string">
            <text:p>பேராசிரியர் வையாபுரிப்பிள்ளை தொகுப்பு</text:p>
          </table:table-cell>
          <table:table-cell table:style-name="ce8" office:value-type="string" calcext:value-type="string">
            <text:p>பிரபந்தம் - தூது</text:p>
          </table:table-cell>
          <table:table-cell table:style-name="ce10" office:value-type="string" calcext:value-type="string">
            <text:p><text:a xlink:href="https://www.projectmadurai.org/pm_etexts/pdf/pm0986_01.pdf" xlink:type="simple">pm0986_01.pdf</text:a></text:p>
          </table:table-cell>
          <table:table-cell table:style-name="ce10" office:value-type="string" calcext:value-type="string">
            <text:p><text:a xlink:href="https://www.projectmadurai.org/pm_etexts/utf8/pmuni0986_01.html" xlink:type="simple">pmuni0986_01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986_02</text:p>
          </table:table-cell>
          <table:table-cell table:style-name="ce4" office:value-type="string" calcext:value-type="string">
            <text:p>சிற்றிலக்கியத் திரட்டு - பாகம் 5B</text:p>
            <text:p>தெய்வச்சிலையார் விறலிவிடு தூது &amp; நெல்விடுதூது</text:p>
          </table:table-cell>
          <table:table-cell table:style-name="ce7" office:value-type="string" calcext:value-type="string">
            <text:p>பேராசிரியர் வையாபுரிப்பிள்ளை தொகுப்பு</text:p>
          </table:table-cell>
          <table:table-cell table:style-name="ce7" office:value-type="string" calcext:value-type="string">
            <text:p>பிரபந்தம் - தூது</text:p>
          </table:table-cell>
          <table:table-cell table:style-name="ce10" office:value-type="string" calcext:value-type="string">
            <text:p><text:a xlink:href="https://www.projectmadurai.org/pm_etexts/pdf/pm0986_02.pdf" xlink:type="simple">pm0986_02.pdf</text:a></text:p>
          </table:table-cell>
          <table:table-cell table:style-name="ce10" office:value-type="string" calcext:value-type="string">
            <text:p><text:a xlink:href="https://www.projectmadurai.org/pm_etexts/utf8/pmuni0986_02.html" xlink:type="simple">pmuni0986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87" calcext:value-type="float">
            <text:p>987</text:p>
          </table:table-cell>
          <table:table-cell table:style-name="ce5" office:value-type="string" calcext:value-type="string">
            <text:p>நால்வர் பிள்ளைத்தமிழ்</text:p>
            <text:p>அப்பர்(1), சம்பந்தர்(2), சுந்தரர்(3), மாணிக்கவாசகர் (4)</text:p>
          </table:table-cell>
          <table:table-cell table:style-name="ce8" office:value-type="string" calcext:value-type="string">
            <text:p>இராமன்(1), செங்கல்வராய பிள்ளை(2),</text:p>
            <text:p>கனகராஜையர்(3), முத்துசாமி ஐயர்(4)</text:p>
          </table:table-cell>
          <table:table-cell table:style-name="ce8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987.pdf" xlink:type="simple">pm0987.pdf</text:a></text:p>
          </table:table-cell>
          <table:table-cell table:style-name="ce10" office:value-type="string" calcext:value-type="string">
            <text:p><text:a xlink:href="https://www.projectmadurai.org/pm_etexts/utf8/pmuni0987.html" xlink:type="simple">pmuni0987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88" calcext:value-type="float">
            <text:p>988</text:p>
          </table:table-cell>
          <table:table-cell table:style-name="ce4" office:value-type="string" calcext:value-type="string">
            <text:p>திருவீழிமிழலை அழகியமாமுலையம்மை பிள்ளைத்தமிழ்</text:p>
          </table:table-cell>
          <table:table-cell table:style-name="ce7" office:value-type="string" calcext:value-type="string">
            <text:p>கார்த்திகேயபுரம் காழி ஞான தேசிகர்</text:p>
          </table:table-cell>
          <table:table-cell table:style-name="ce7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988.pdf" xlink:type="simple">pm0988.pdf</text:a></text:p>
          </table:table-cell>
          <table:table-cell table:style-name="ce10" office:value-type="string" calcext:value-type="string">
            <text:p><text:a xlink:href="https://www.projectmadurai.org/pm_etexts/utf8/pmuni0988.html" xlink:type="simple">pmuni0988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989_01</text:p>
          </table:table-cell>
          <table:table-cell table:style-name="ce5" office:value-type="string" calcext:value-type="string">
            <text:p>பிரபந்தத் திரட்டு -1, 2</text:p>
            <text:p>1. துதிகவிகள் &amp; 2. ஸ்ரீ மணவாள மாமுனிகள் நான்மணிமாலை</text:p>
          </table:table-cell>
          <table:table-cell table:style-name="ce8" office:value-type="string" calcext:value-type="string">
            <text:p>பள்ளிகொண்டான் பிள்ளை</text:p>
          </table:table-cell>
          <table:table-cell table:style-name="ce8" office:value-type="string" calcext:value-type="string">
            <text:p>பிரபந்தம் -மாலை</text:p>
          </table:table-cell>
          <table:table-cell table:style-name="ce10" office:value-type="string" calcext:value-type="string">
            <text:p><text:a xlink:href="https://www.projectmadurai.org/pm_etexts/pdf/pm0989_01.pdf" xlink:type="simple">pm0989_01.pdf</text:a></text:p>
          </table:table-cell>
          <table:table-cell table:style-name="ce10" office:value-type="string" calcext:value-type="string">
            <text:p><text:a xlink:href="https://www.projectmadurai.org/pm_etexts/utf8/pmuni0989_01.html" xlink:type="simple">pmuni0989_01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989_02</text:p>
          </table:table-cell>
          <table:table-cell table:style-name="ce4" office:value-type="string" calcext:value-type="string">
            <text:p>பிரபந்தத் திரட்டு -3, 4</text:p>
            <text:p>3. எதிராசமாமுனிகள் நான்மணிமாலை &amp; 4. முதலாழ்வார்கள் மும்மணிக்கோவை.</text:p>
          </table:table-cell>
          <table:table-cell table:style-name="ce7" office:value-type="string" calcext:value-type="string">
            <text:p>பள்ளிகொண்டான் பிள்ளை</text:p>
          </table:table-cell>
          <table:table-cell table:style-name="ce7" office:value-type="string" calcext:value-type="string">
            <text:p>பிரபந்தம் -மாலை, கோவை.</text:p>
          </table:table-cell>
          <table:table-cell table:style-name="ce10" office:value-type="string" calcext:value-type="string">
            <text:p><text:a xlink:href="https://www.projectmadurai.org/pm_etexts/pdf/pm0989_02.pdf" xlink:type="simple">pm0989_02.pdf</text:a></text:p>
          </table:table-cell>
          <table:table-cell table:style-name="ce10" office:value-type="string" calcext:value-type="string">
            <text:p><text:a xlink:href="https://www.projectmadurai.org/pm_etexts/utf8/pmuni0989_02.html" xlink:type="simple">pmuni0989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90" calcext:value-type="float">
            <text:p>990</text:p>
          </table:table-cell>
          <table:table-cell table:style-name="ce5" office:value-type="string" calcext:value-type="string">
            <text:p>பூநாகம் (சிறுகதைகள்)</text:p>
          </table:table-cell>
          <table:table-cell table:style-name="ce8" office:value-type="string" calcext:value-type="string">
            <text:p>சு. சமுத்திரம்</text:p>
          </table:table-cell>
          <table:table-cell table:style-name="ce8" office:value-type="string" calcext:value-type="string">
            <text:p>சிறுகதைகள்</text:p>
          </table:table-cell>
          <table:table-cell table:style-name="ce10" office:value-type="string" calcext:value-type="string">
            <text:p><text:a xlink:href="https://www.projectmadurai.org/pm_etexts/pdf/pm090.pdf" xlink:type="simple">pm0990.pdf</text:a></text:p>
          </table:table-cell>
          <table:table-cell table:style-name="ce10" office:value-type="string" calcext:value-type="string">
            <text:p><text:a xlink:href="https://www.projectmadurai.org/pm_etexts/utf8/pmuni0990.html" xlink:type="simple">pmuni099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91" calcext:value-type="float">
            <text:p>991</text:p>
          </table:table-cell>
          <table:table-cell table:style-name="ce4" office:value-type="string" calcext:value-type="string">
            <text:p>நயினை நாகபூஷணியம்மை பிள்ளைத்தமிழ்</text:p>
          </table:table-cell>
          <table:table-cell table:style-name="ce7" office:value-type="string" calcext:value-type="string">
            <text:p>கரவை வ. சிவராசசிங்கம்</text:p>
          </table:table-cell>
          <table:table-cell table:style-name="ce7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0991.pdf" xlink:type="simple">pm0991.pdf</text:a></text:p>
          </table:table-cell>
          <table:table-cell table:style-name="ce10" office:value-type="string" calcext:value-type="string">
            <text:p><text:a xlink:href="https://www.projectmadurai.org/pm_etexts/utf8/pmuni0991.html" xlink:type="simple">pmuni099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92" calcext:value-type="float">
            <text:p>992</text:p>
          </table:table-cell>
          <table:table-cell table:style-name="ce5" office:value-type="string" calcext:value-type="string">
            <text:p>பாரதியார் பாடல்கள் - ஆங்கில மொழிபெயர்ப்பு</text:p>
            <text:p>பாகம் 1 (பாடல்கள் 1-50)</text:p>
          </table:table-cell>
          <table:table-cell table:style-name="ce8" office:value-type="string" calcext:value-type="string">
            <text:p>சி. சுப்ரமணிய பாரதியார் /தி. நா. இராமசந்திரன் (தொகுப்பு),</text:p>
          </table:table-cell>
          <table:table-cell table:style-name="ce8" office:value-type="string" calcext:value-type="string">
            <text:p>கவிதைத் தொகுப்பு</text:p>
          </table:table-cell>
          <table:table-cell table:style-name="ce10" office:value-type="string" calcext:value-type="string">
            <text:p><text:a xlink:href="https://www.projectmadurai.org/pm_etexts/pdf/pm0992.pdf" xlink:type="simple">pm0992.pdf</text:a></text:p>
          </table:table-cell>
          <table:table-cell table:style-name="ce10" office:value-type="string" calcext:value-type="string">
            <text:p><text:a xlink:href="https://www.projectmadurai.org/pm_etexts/utf8/pmuni0992.html" xlink:type="simple">pmuni099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93" calcext:value-type="float">
            <text:p>993</text:p>
          </table:table-cell>
          <table:table-cell table:style-name="ce4" office:value-type="string" calcext:value-type="string">
            <text:p>பாரதியார் பாடல்கள் - ஆங்கில மொழிபெயர்ப்பு</text:p>
            <text:p>பாகம் 2 (பாடல்கள் 51-70)</text:p>
          </table:table-cell>
          <table:table-cell table:style-name="ce7" office:value-type="string" calcext:value-type="string">
            <text:p>சி. சுப்ரமணிய பாரதியார் /தி. நா. இராமசந்திரன் (தொகுப்பு),</text:p>
          </table:table-cell>
          <table:table-cell table:style-name="ce7" office:value-type="string" calcext:value-type="string">
            <text:p>கவிதைத் தொகுப்பு</text:p>
          </table:table-cell>
          <table:table-cell table:style-name="ce10" office:value-type="string" calcext:value-type="string">
            <text:p><text:a xlink:href="https://www.projectmadurai.org/pm_etexts/pdf/pm0993.pdf" xlink:type="simple">pm0993.pdf</text:a></text:p>
          </table:table-cell>
          <table:table-cell table:style-name="ce10" office:value-type="string" calcext:value-type="string">
            <text:p><text:a xlink:href="https://www.projectmadurai.org/pm_etexts/utf8/pmuni0993.html" xlink:type="simple">pmuni099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94" calcext:value-type="float">
            <text:p>994</text:p>
          </table:table-cell>
          <table:table-cell table:style-name="ce5" office:value-type="string" calcext:value-type="string">
            <text:p>பாரதியார் பாடல்கள் - ஆங்கில மொழிபெயர்ப்பு</text:p>
            <text:p>பாகம் 3 (பாடல்கள் 71 -பாஞ்சாலி சபதம்)</text:p>
          </table:table-cell>
          <table:table-cell table:style-name="ce8" office:value-type="string" calcext:value-type="string">
            <text:p>சி. சுப்ரமணிய பாரதியார் /தி. நா. இராமசந்திரன் (தொகுப்பு),</text:p>
          </table:table-cell>
          <table:table-cell table:style-name="ce8" office:value-type="string" calcext:value-type="string">
            <text:p>கவிதைத் தொகுப்பு</text:p>
          </table:table-cell>
          <table:table-cell table:style-name="ce10" office:value-type="string" calcext:value-type="string">
            <text:p><text:a xlink:href="https://www.projectmadurai.org/pm_etexts/pdf/pm0994.pdf" xlink:type="simple">pm0994.pdf</text:a></text:p>
          </table:table-cell>
          <table:table-cell table:style-name="ce10" office:value-type="string" calcext:value-type="string">
            <text:p><text:a xlink:href="https://www.projectmadurai.org/pm_etexts/utf8/pmuni0994.html" xlink:type="simple">pmuni099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95" calcext:value-type="float">
            <text:p>995</text:p>
          </table:table-cell>
          <table:table-cell table:style-name="ce4" office:value-type="string" calcext:value-type="string">
            <text:p>தாழம்பூ ( நாவல்), 2 பாகங்களாக.</text:p>
          </table:table-cell>
          <table:table-cell table:style-name="ce7" office:value-type="string" calcext:value-type="string">
            <text:p>சு. சமுத்திரம்</text:p>
          </table:table-cell>
          <table:table-cell table:style-name="ce7" office:value-type="string" calcext:value-type="string">
            <text:p>நாவல்</text:p>
          </table:table-cell>
          <table:table-cell table:style-name="ce10" office:value-type="string" calcext:value-type="string">
            <text:p><text:a xlink:href="https://www.projectmadurai.org/pm_etexts/pdf/pm0995_01.pdf" xlink:type="simple">pm0995_01.pdf
pm0995_02.pdf</text:a></text:p>
          </table:table-cell>
          <table:table-cell table:style-name="ce10" office:value-type="string" calcext:value-type="string">
            <text:p><text:a xlink:href="https://www.projectmadurai.org/pm_etexts/utf8/pmuni0995_01.html" xlink:type="simple">pmuni0995_01.html
pmuni0995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96" calcext:value-type="float">
            <text:p>996</text:p>
          </table:table-cell>
          <table:table-cell table:style-name="ce5" office:value-type="string" calcext:value-type="string">
            <text:p>சி. வை. தாமோதரம் பிள்ளை அவர்கள் சரித்திரம்</text:p>
          </table:table-cell>
          <table:table-cell table:style-name="ce8" office:value-type="string" calcext:value-type="string">
            <text:p>T. A. ராஜரத்தினம் பிள்ளை</text:p>
          </table:table-cell>
          <table:table-cell table:style-name="ce8" office:value-type="string" calcext:value-type="string">
            <text:p>சரித்திரம் / வாழ்க்கை வரலாறு</text:p>
          </table:table-cell>
          <table:table-cell table:style-name="ce10" office:value-type="string" calcext:value-type="string">
            <text:p><text:a xlink:href="https://www.projectmadurai.org/pm_etexts/pdf/pm0996.pdf" xlink:type="simple">pm0996.pdf</text:a></text:p>
          </table:table-cell>
          <table:table-cell table:style-name="ce10" office:value-type="string" calcext:value-type="string">
            <text:p><text:a xlink:href="https://www.projectmadurai.org/pm_etexts/utf8/pmuni0996.html" xlink:type="simple">pmuni0996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997_01</text:p>
          </table:table-cell>
          <table:table-cell table:style-name="ce4" office:value-type="string" calcext:value-type="string">
            <text:p>பிரபந்தத் திரட்டு -5, 6</text:p>
            <text:p>5. திருக்குருகூர் நம்மாழ்வார் நான்மணிமாலை; 6. கோதைநாயகி தாயார் மாலை</text:p>
          </table:table-cell>
          <table:table-cell table:style-name="ce7" office:value-type="string" calcext:value-type="string">
            <text:p>பள்ளிகொண்டான் பிள்ளை</text:p>
          </table:table-cell>
          <table:table-cell table:style-name="ce7" office:value-type="string" calcext:value-type="string">
            <text:p>பிரபந்தம் -மாலை</text:p>
          </table:table-cell>
          <table:table-cell table:style-name="ce10" office:value-type="string" calcext:value-type="string">
            <text:p><text:a xlink:href="https://www.projectmadurai.org/pm_etexts/pdf/pm0997_01.pdf" xlink:type="simple">pm0997_01.pdf</text:a></text:p>
          </table:table-cell>
          <table:table-cell table:style-name="ce10" office:value-type="string" calcext:value-type="string">
            <text:p><text:a xlink:href="https://www.projectmadurai.org/pm_etexts/utf8/pmuni0997_01.html" xlink:type="simple">pmuni0997_01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997_02</text:p>
          </table:table-cell>
          <table:table-cell table:style-name="ce5" office:value-type="string" calcext:value-type="string">
            <text:p>பிரபந்தத் திரட்டு - 7</text:p>
            <text:p>7. திருவல்லிக்கேணி வேதவல்லித் தாயார் மாலை.</text:p>
          </table:table-cell>
          <table:table-cell table:style-name="ce8" office:value-type="string" calcext:value-type="string">
            <text:p>பள்ளிகொண்டான் பிள்ளை</text:p>
          </table:table-cell>
          <table:table-cell table:style-name="ce8" office:value-type="string" calcext:value-type="string">
            <text:p>பிரபந்தம் -மாலை</text:p>
          </table:table-cell>
          <table:table-cell table:style-name="ce10" office:value-type="string" calcext:value-type="string">
            <text:p><text:a xlink:href="https://www.projectmadurai.org/pm_etexts/pdf/pm0997_01.pdf" xlink:type="simple">pm0997_01.pdf</text:a></text:p>
          </table:table-cell>
          <table:table-cell table:style-name="ce10" office:value-type="string" calcext:value-type="string">
            <text:p><text:a xlink:href="https://www.projectmadurai.org/pm_etexts/utf8/pmuni0997_01.html" xlink:type="simple">pmuni0997_0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998" calcext:value-type="float">
            <text:p>998</text:p>
          </table:table-cell>
          <table:table-cell table:style-name="ce4" office:value-type="string" calcext:value-type="string">
            <text:p>பாரதியார் பாடல்கள் - ஆங்கில மொழிபெயர்ப்பு</text:p>
            <text:p>பாகம் 4 (பாடல்கள் 72-100)</text:p>
          </table:table-cell>
          <table:table-cell table:style-name="ce7" office:value-type="string" calcext:value-type="string">
            <text:p>சி. சுப்ரமணிய பாரதியார் /தி. நா. இராமசந்திரன் (தொகுப்பு),</text:p>
          </table:table-cell>
          <table:table-cell table:style-name="ce7" office:value-type="string" calcext:value-type="string">
            <text:p>கவிதைத் தொகுப்பு</text:p>
          </table:table-cell>
          <table:table-cell table:style-name="ce10" office:value-type="string" calcext:value-type="string">
            <text:p><text:a xlink:href="https://www.projectmadurai.org/pm_etexts/pdf/pm0998.pdf" xlink:type="simple">pm0998.pdf</text:a></text:p>
          </table:table-cell>
          <table:table-cell table:style-name="ce10" office:value-type="string" calcext:value-type="string">
            <text:p><text:a xlink:href="https://www.projectmadurai.org/pm_etexts/utf8/pmuni0998.html" xlink:type="simple">pmuni0998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999" calcext:value-type="float">
            <text:p>999</text:p>
          </table:table-cell>
          <table:table-cell table:style-name="ce5" office:value-type="string" calcext:value-type="string">
            <text:p>திருநாவுக்கரசர் தேவாரம்</text:p>
            <text:p>ஆங்கில மொழிபெயர்ப்பு, முதல் 1000 பாசுரங்கள்)</text:p>
            <text:p>tirunAvukaracar tEvaram 1000 pAcurams- English Translation</text:p>
          </table:table-cell>
          <table:table-cell table:style-name="ce8" office:value-type="string" calcext:value-type="string">
            <text:p>கௌசல்யா ஹார்ட்</text:p>
          </table:table-cell>
          <table:table-cell table:style-name="ce8" office:value-type="string" calcext:value-type="string">
            <text:p>தேவாரம்</text:p>
          </table:table-cell>
          <table:table-cell table:style-name="ce10" office:value-type="string" calcext:value-type="string">
            <text:p><text:a xlink:href="https://www.projectmadurai.org/pm_etexts/pdf/pm0999.pdf" xlink:type="simple">pm0999.pdf</text:a></text:p>
          </table:table-cell>
          <table:table-cell table:style-name="ce10" office:value-type="string" calcext:value-type="string">
            <text:p><text:a xlink:href="https://www.projectmadurai.org/pm_etexts/utf8/pmuni0999.html" xlink:type="simple">pmuni0999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4" office:value-type="string" calcext:value-type="string">
            <text:p>அருள் நெறி முழக்கம் (சொற்பொழிவுகள்)</text:p>
          </table:table-cell>
          <table:table-cell table:style-name="ce7" office:value-type="string" calcext:value-type="string">
            <text:p>தவத்திரு குன்றக்குடி அடிகளார்</text:p>
          </table:table-cell>
          <table:table-cell table:style-name="ce7" office:value-type="string" calcext:value-type="string">
            <text:p>நீதிநெறி நூல்கள்</text:p>
          </table:table-cell>
          <table:table-cell table:style-name="ce10" office:value-type="string" calcext:value-type="string">
            <text:p><text:a xlink:href="https://www.projectmadurai.org/pm_etexts/pdf/pm1000.pdf" xlink:type="simple">pm1000.pdf</text:a></text:p>
          </table:table-cell>
          <table:table-cell table:style-name="ce10" office:value-type="string" calcext:value-type="string">
            <text:p><text:a xlink:href="https://www.projectmadurai.org/pm_etexts/utf8/pmuni1000.html" xlink:type="simple">pmuni1000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001" calcext:value-type="float">
            <text:p>1001</text:p>
          </table:table-cell>
          <table:table-cell table:style-name="ce5" office:value-type="string" calcext:value-type="string">
            <text:p>பொன்னியின் செல்வன் - ஆங்கில மொழிபெயர்ப்பு -பாகம் 4A</text:p>
            <text:p>(Ponniyan Selvan - Part 4a)</text:p>
          </table:table-cell>
          <table:table-cell table:style-name="ce8" office:value-type="string" calcext:value-type="string">
            <text:p>கல்கி கிருஷ்ணமூர்த்தி</text:p>
            <text:p>இந்திரா நீலமேகம்</text:p>
          </table:table-cell>
          <table:table-cell table:style-name="ce8" office:value-type="string" calcext:value-type="string">
            <text:p>நாவல் - புதினம் ; மொழிபெயர்ப்பு</text:p>
          </table:table-cell>
          <table:table-cell table:style-name="ce10" office:value-type="string" calcext:value-type="string">
            <text:p><text:a xlink:href="https://www.projectmadurai.org/pm_etexts/pdf/pm1001.pdf" xlink:type="simple">pm1001.pdf</text:a></text:p>
          </table:table-cell>
          <table:table-cell table:style-name="ce10" office:value-type="string" calcext:value-type="string">
            <text:p><text:a xlink:href="https://www.projectmadurai.org/pm_etexts/utf8/pmuni1001.html" xlink:type="simple">pmuni100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002" calcext:value-type="float">
            <text:p>1002</text:p>
          </table:table-cell>
          <table:table-cell table:style-name="ce4" office:value-type="string" calcext:value-type="string">
            <text:p>பாரதியார் பாடல்கள் - ஆங்கில மொழிபெயர்ப்பு</text:p>
            <text:p>பாகம் 5 (பாடல்கள் 101-150)</text:p>
          </table:table-cell>
          <table:table-cell table:style-name="ce7" office:value-type="string" calcext:value-type="string">
            <text:p>சி. சுப்ரமணிய பாரதியார் /தி. நா. இராமசந்திரன் (தொகுப்பு),</text:p>
          </table:table-cell>
          <table:table-cell table:style-name="ce7" office:value-type="string" calcext:value-type="string">
            <text:p>கவிதைத் தொகுப்பு</text:p>
          </table:table-cell>
          <table:table-cell table:style-name="ce10" office:value-type="string" calcext:value-type="string">
            <text:p><text:a xlink:href="https://www.projectmadurai.org/pm_etexts/pdf/pm1002.pdf" xlink:type="simple">pm1002.pdf</text:a></text:p>
          </table:table-cell>
          <table:table-cell table:style-name="ce10" office:value-type="string" calcext:value-type="string">
            <text:p><text:a xlink:href="https://www.projectmadurai.org/pm_etexts/utf8/pmuni1002.html" xlink:type="simple">pmuni10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003" calcext:value-type="float">
            <text:p>1003</text:p>
          </table:table-cell>
          <table:table-cell table:style-name="ce5" office:value-type="string" calcext:value-type="string">
            <text:p>பாரதியார் பாடல்கள் - ஆங்கில மொழிபெயர்ப்பு</text:p>
            <text:p>பாகம் 6 (பாடல்கள் 151-200)</text:p>
          </table:table-cell>
          <table:table-cell table:style-name="ce8" office:value-type="string" calcext:value-type="string">
            <text:p>சி. சுப்ரமணிய பாரதியார் /தி. நா. இராமசந்திரன் (தொகுப்பு),</text:p>
          </table:table-cell>
          <table:table-cell table:style-name="ce8" office:value-type="string" calcext:value-type="string">
            <text:p>கவிதைத் தொகுப்பு</text:p>
          </table:table-cell>
          <table:table-cell table:style-name="ce10" office:value-type="string" calcext:value-type="string">
            <text:p><text:a xlink:href="https://www.projectmadurai.org/pm_etexts/pdf/pm1003.pdf" xlink:type="simple">pm1003.pdf</text:a></text:p>
          </table:table-cell>
          <table:table-cell table:style-name="ce10" office:value-type="string" calcext:value-type="string">
            <text:p><text:a xlink:href="https://www.projectmadurai.org/pm_etexts/utf8/pmuni1003.html" xlink:type="simple">pmuni100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004" calcext:value-type="float">
            <text:p>1004</text:p>
          </table:table-cell>
          <table:table-cell table:style-name="ce4" office:value-type="string" calcext:value-type="string">
            <text:p>அருணகிரி அந்தாதி</text:p>
          </table:table-cell>
          <table:table-cell table:style-name="ce7" office:value-type="string" calcext:value-type="string">
            <text:p>குகை நமசிவாய தேவர்</text:p>
          </table:table-cell>
          <table:table-cell table:style-name="ce7" office:value-type="string" calcext:value-type="string">
            <text:p>பிரபந்தம் -அந்தாதி</text:p>
          </table:table-cell>
          <table:table-cell table:style-name="ce10" office:value-type="string" calcext:value-type="string">
            <text:p><text:a xlink:href="https://www.projectmadurai.org/pm_etexts/pdf/pm1004.pdf" xlink:type="simple">pm1004.pdf</text:a></text:p>
          </table:table-cell>
          <table:table-cell table:style-name="ce10" office:value-type="string" calcext:value-type="string">
            <text:p><text:a xlink:href="https://www.projectmadurai.org/pm_etexts/utf8/pmuni1004.html" xlink:type="simple">pmuni1004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005" calcext:value-type="float">
            <text:p>1005</text:p>
          </table:table-cell>
          <table:table-cell table:style-name="ce5" office:value-type="string" calcext:value-type="string">
            <text:p>துறைசை மாசிலாமணி ஈசர் அந்தாதி</text:p>
          </table:table-cell>
          <table:table-cell table:style-name="ce8" office:value-type="string" calcext:value-type="string">
            <text:p>உ.வே. சாமிநாதையர்</text:p>
          </table:table-cell>
          <table:table-cell table:style-name="ce8" office:value-type="string" calcext:value-type="string">
            <text:p>பிரபந்தம் -அந்தாதி</text:p>
          </table:table-cell>
          <table:table-cell table:style-name="ce10" office:value-type="string" calcext:value-type="string">
            <text:p><text:a xlink:href="https://www.projectmadurai.org/pm_etexts/pdf/pm1005.pdf" xlink:type="simple">pm1005.pdf</text:a></text:p>
          </table:table-cell>
          <table:table-cell table:style-name="ce10" office:value-type="string" calcext:value-type="string">
            <text:p><text:a xlink:href="https://www.projectmadurai.org/pm_etexts/utf8/pmuni1005.html" xlink:type="simple">pmuni1005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6_01</text:p>
          </table:table-cell>
          <table:table-cell table:style-name="ce4" office:value-type="string" calcext:value-type="string">
            <text:p>"துரோகிச் சிந்து"</text:p>
          </table:table-cell>
          <table:table-cell table:style-name="ce7" office:value-type="string" calcext:value-type="string">
            <text:p>சிறுமணவூர் முனிசாமி முதலியார்</text:p>
          </table:table-cell>
          <table:table-cell table:style-name="ce7" office:value-type="string" calcext:value-type="string">
            <text:p>பிரபந்தம் -சிந்து</text:p>
          </table:table-cell>
          <table:table-cell table:style-name="ce10" office:value-type="string" calcext:value-type="string">
            <text:p><text:a xlink:href="https://www.projectmadurai.org/pm_etexts/pdf/pm1006_01.pdf" xlink:type="simple">pm1006_01.pdf</text:a></text:p>
          </table:table-cell>
          <table:table-cell table:style-name="ce10" office:value-type="string" calcext:value-type="string">
            <text:p><text:a xlink:href="https://www.projectmadurai.org/pm_etexts/utf8/pmuni1006_01.html" xlink:type="simple">pmuni1006_01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006_02</text:p>
          </table:table-cell>
          <table:table-cell table:style-name="ce5" office:value-type="string" calcext:value-type="string">
            <text:p>"கள்ளுகடைசிந்து என்னும் குடியர் சிந்து"</text:p>
          </table:table-cell>
          <table:table-cell table:style-name="ce8" office:value-type="string" calcext:value-type="string">
            <text:p>சிறுமணவூர் முனிசாமி முதலியார்</text:p>
          </table:table-cell>
          <table:table-cell table:style-name="ce8" office:value-type="string" calcext:value-type="string">
            <text:p>பிரபந்தம் -சிந்து</text:p>
          </table:table-cell>
          <table:table-cell table:style-name="ce10" office:value-type="string" calcext:value-type="string">
            <text:p><text:a xlink:href="https://www.projectmadurai.org/pm_etexts/pdf/pm1006_02.pdf" xlink:type="simple">pm1006_02.pdf</text:a></text:p>
          </table:table-cell>
          <table:table-cell table:style-name="ce10" office:value-type="string" calcext:value-type="string">
            <text:p><text:a xlink:href="https://www.projectmadurai.org/pm_etexts/utf8/pmuni1006_02.html" xlink:type="simple">pmuni1006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007" calcext:value-type="float">
            <text:p>1007</text:p>
          </table:table-cell>
          <table:table-cell table:style-name="ce4" office:value-type="string" calcext:value-type="string">
            <text:p>சிவகாமி அம்மன் அந்தாதி, 2 பாகங்களாக.</text:p>
          </table:table-cell>
          <table:table-cell table:style-name="ce7" office:value-type="string" calcext:value-type="string">
            <text:p>வித்துவான் பாலசாரநாதன் தொகுப்பு</text:p>
          </table:table-cell>
          <table:table-cell table:style-name="ce7" office:value-type="string" calcext:value-type="string">
            <text:p>பிரபந்தம் - அந்தாதி</text:p>
          </table:table-cell>
          <table:table-cell table:style-name="ce10" office:value-type="string" calcext:value-type="string">
            <text:p><text:a xlink:href="https://www.projectmadurai.org/pm_etexts/pdf/pm1007_01.pdf" xlink:type="simple">pm1007_01.pdf
pm1007_02.pdf</text:a></text:p>
          </table:table-cell>
          <table:table-cell table:style-name="ce10" office:value-type="string" calcext:value-type="string">
            <text:p><text:a xlink:href="https://www.projectmadurai.org/pm_etexts/utf8/pmuni1007_01.html" xlink:type="simple">pmuni1007_01.html
pmuni1007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008" calcext:value-type="float">
            <text:p>1008</text:p>
          </table:table-cell>
          <table:table-cell table:style-name="ce5" office:value-type="string" calcext:value-type="string">
            <text:p>கனிச்சாறு (முதல் தொகுதி)</text:p>
          </table:table-cell>
          <table:table-cell table:style-name="ce8" office:value-type="string" calcext:value-type="string">
            <text:p>பாவலரேறு பெருஞ்சித்திரனார் பாடல்கள்</text:p>
          </table:table-cell>
          <table:table-cell table:style-name="ce8" office:value-type="string" calcext:value-type="string">
            <text:p>கவிதைத் தொகுப்பு</text:p>
          </table:table-cell>
          <table:table-cell table:style-name="ce10" office:value-type="string" calcext:value-type="string">
            <text:p><text:a xlink:href="https://www.projectmadurai.org/pm_etexts/pdf/pm1008.pdf" xlink:type="simple">pm1008.pdf</text:a></text:p>
          </table:table-cell>
          <table:table-cell table:style-name="ce10" office:value-type="string" calcext:value-type="string">
            <text:p><text:a xlink:href="https://www.projectmadurai.org/pm_etexts/utf8/pmuni1008.html" xlink:type="simple">pmuni1008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09_01</text:p>
          </table:table-cell>
          <table:table-cell table:style-name="ce4" office:value-type="string" calcext:value-type="string">
            <text:p>பிரபந்தத் திரட்டு</text:p>
            <text:p>பாகம் 8 : திருவல்லிக்கேணி உருப்பிணித் தாயார் மாலை</text:p>
          </table:table-cell>
          <table:table-cell table:style-name="ce7" office:value-type="string" calcext:value-type="string">
            <text:p>பள்ளிகொண்டான் பிள்ளை</text:p>
          </table:table-cell>
          <table:table-cell table:style-name="ce7" office:value-type="string" calcext:value-type="string">
            <text:p>பிரபந்தம் -மாலை</text:p>
          </table:table-cell>
          <table:table-cell table:style-name="ce10" office:value-type="string" calcext:value-type="string">
            <text:p><text:a xlink:href="https://www.projectmadurai.org/pm_etexts/pdf/pm1009_01.pdf" xlink:type="simple">pm1009_01.pdf</text:a></text:p>
          </table:table-cell>
          <table:table-cell table:style-name="ce10" office:value-type="string" calcext:value-type="string">
            <text:p><text:a xlink:href="https://www.projectmadurai.org/pm_etexts/utf8/pmuni1009_01.html" xlink:type="simple">pmuni1009_01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009_02</text:p>
          </table:table-cell>
          <table:table-cell table:style-name="ce5" office:value-type="string" calcext:value-type="string">
            <text:p>பிரபந்தத் திரட்டு</text:p>
            <text:p>பாகம் 9 : திருநீர்மலை அணிமாமலர் மங்கைத் தாயார் மாலை</text:p>
          </table:table-cell>
          <table:table-cell table:style-name="ce8" office:value-type="string" calcext:value-type="string">
            <text:p>பள்ளிகொண்டான் பிள்ளை</text:p>
          </table:table-cell>
          <table:table-cell table:style-name="ce8" office:value-type="string" calcext:value-type="string">
            <text:p>பிரபந்தம் -மாலை</text:p>
          </table:table-cell>
          <table:table-cell table:style-name="ce10" office:value-type="string" calcext:value-type="string">
            <text:p><text:a xlink:href="https://www.projectmadurai.org/pm_etexts/pdf/pm1009_02.pdf" xlink:type="simple">pm1009_02.pdf</text:a></text:p>
          </table:table-cell>
          <table:table-cell table:style-name="ce10" office:value-type="string" calcext:value-type="string">
            <text:p><text:a xlink:href="https://www.projectmadurai.org/pm_etexts/utf8/pmuni1009_02.html" xlink:type="simple">pmuni1009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010" calcext:value-type="float">
            <text:p>1010</text:p>
          </table:table-cell>
          <table:table-cell table:style-name="ce4" office:value-type="string" calcext:value-type="string">
            <text:p>பாரதியார் பாடல்கள் - ஆங்கில மொழிபெயர்ப்பு</text:p>
            <text:p>பாகம் 7 (பாடல்கள் 201-250)</text:p>
          </table:table-cell>
          <table:table-cell table:style-name="ce7" office:value-type="string" calcext:value-type="string">
            <text:p>பாரதியார் , தி. நா. இராமசந்திரன் (தொகுப்பு)</text:p>
          </table:table-cell>
          <table:table-cell table:style-name="ce7" office:value-type="string" calcext:value-type="string">
            <text:p>கவிதைத் தொகுப்பு</text:p>
          </table:table-cell>
          <table:table-cell table:style-name="ce10" office:value-type="string" calcext:value-type="string">
            <text:p><text:a xlink:href="https://www.projectmadurai.org/pm_etexts/pdf/pm1010.pdf" xlink:type="simple">pm1010.pdf</text:a></text:p>
          </table:table-cell>
          <table:table-cell table:style-name="ce10" office:value-type="string" calcext:value-type="string">
            <text:p><text:a xlink:href="https://www.projectmadurai.org/pm_etexts/utf8/pmuni1010.html" xlink:type="simple">pmuni1010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011" calcext:value-type="float">
            <text:p>1011</text:p>
          </table:table-cell>
          <table:table-cell table:style-name="ce5" office:value-type="string" calcext:value-type="string">
            <text:p>சென்னிமலை முருகன் புலவராற்றுப்படை</text:p>
          </table:table-cell>
          <table:table-cell table:style-name="ce8" office:value-type="string" calcext:value-type="string">
            <text:p>வித்துவான் தெய்வசிகாமணி</text:p>
          </table:table-cell>
          <table:table-cell table:style-name="ce8" office:value-type="string" calcext:value-type="string">
            <text:p>பிரபந்தம் - ஆற்றுப்படை</text:p>
          </table:table-cell>
          <table:table-cell table:style-name="ce10" office:value-type="string" calcext:value-type="string">
            <text:p><text:a xlink:href="https://www.projectmadurai.org/pm_etexts/pdf/pm1011.pdf" xlink:type="simple">pm1011.pdf</text:a></text:p>
          </table:table-cell>
          <table:table-cell table:style-name="ce10" office:value-type="string" calcext:value-type="string">
            <text:p><text:a xlink:href="https://www.projectmadurai.org/pm_etexts/utf8/pmuni1011.html" xlink:type="simple">pmuni101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012" calcext:value-type="float">
            <text:p>1012</text:p>
          </table:table-cell>
          <table:table-cell table:style-name="ce4" office:value-type="string" calcext:value-type="string">
            <text:p>செங்குந்தர் சதகம்</text:p>
          </table:table-cell>
          <table:table-cell table:style-name="ce7" office:value-type="string" calcext:value-type="string">
            <text:p>குப்பாநந்த சுவாமிகள்</text:p>
          </table:table-cell>
          <table:table-cell table:style-name="ce7" office:value-type="string" calcext:value-type="string">
            <text:p>பிரபந்தம் - சதகம்</text:p>
          </table:table-cell>
          <table:table-cell table:style-name="ce10" office:value-type="string" calcext:value-type="string">
            <text:p><text:a xlink:href="https://www.projectmadurai.org/pm_etexts/pdf/pm1012.pdf" xlink:type="simple">pm1012.pdf</text:a></text:p>
          </table:table-cell>
          <table:table-cell table:style-name="ce10" office:value-type="string" calcext:value-type="string">
            <text:p><text:a xlink:href="https://www.projectmadurai.org/pm_etexts/utf8/pmuni1012.html" xlink:type="simple">pmuni101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013" calcext:value-type="float">
            <text:p>1013</text:p>
          </table:table-cell>
          <table:table-cell table:style-name="ce5" office:value-type="string" calcext:value-type="string">
            <text:p>பொன்னியின் செல்வன் - ஆங்கில மொழிபெயர்ப்பு -பாகம் 4B</text:p>
            <text:p>(Ponniyan Selvan - Part 4B)</text:p>
          </table:table-cell>
          <table:table-cell table:style-name="ce8" office:value-type="string" calcext:value-type="string">
            <text:p>கல்கி கிருஷ்ணமூர்த்தி</text:p>
            <text:p>இந்திரா நீலமேகம்</text:p>
          </table:table-cell>
          <table:table-cell table:style-name="ce8" office:value-type="string" calcext:value-type="string">
            <text:p>நாவல் - புதினம் ; மொழிபெயர்ப்பு</text:p>
          </table:table-cell>
          <table:table-cell table:style-name="ce10" office:value-type="string" calcext:value-type="string">
            <text:p><text:a xlink:href="https://www.projectmadurai.org/pm_etexts/pdf/pm1013.pdf" xlink:type="simple">pm10`3.pdf</text:a></text:p>
          </table:table-cell>
          <table:table-cell table:style-name="ce10" office:value-type="string" calcext:value-type="string">
            <text:p><text:a xlink:href="https://www.projectmadurai.org/pm_etexts/utf8/pmuni1013.html" xlink:type="simple">pmuni101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014" calcext:value-type="float">
            <text:p>1014</text:p>
          </table:table-cell>
          <table:table-cell table:style-name="ce4" office:value-type="string" calcext:value-type="string">
            <text:p>ஸ்ரீ பார்சுவநாதர் அம்மானை</text:p>
          </table:table-cell>
          <table:table-cell table:style-name="ce7" office:value-type="string" calcext:value-type="string">
            <text:p>திருமறுமார்பன்'</text:p>
          </table:table-cell>
          <table:table-cell table:style-name="ce7" office:value-type="string" calcext:value-type="string">
            <text:p>பிரபந்தம் - அம்மானை</text:p>
          </table:table-cell>
          <table:table-cell table:style-name="ce10" office:value-type="string" calcext:value-type="string">
            <text:p><text:a xlink:href="https://www.projectmadurai.org/pm_etexts/pdf/pm1014.pdf" xlink:type="simple">pm1014.pdf</text:a></text:p>
          </table:table-cell>
          <table:table-cell table:style-name="ce10" office:value-type="string" calcext:value-type="string">
            <text:p><text:a xlink:href="https://www.projectmadurai.org/pm_etexts/utf8/pmuni1014.html" xlink:type="simple">pmuni1014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015_01</text:p>
          </table:table-cell>
          <table:table-cell table:style-name="ce5" office:value-type="string" calcext:value-type="string">
            <text:p>நாயன்மார் கதை (முதல் பகுதி - 26 நாயன்மார்கள்)</text:p>
          </table:table-cell>
          <table:table-cell table:style-name="ce8" office:value-type="string" calcext:value-type="string">
            <text:p>கி. வா. ஜகந்நாதன்</text:p>
          </table:table-cell>
          <table:table-cell table:style-name="ce8" office:value-type="string" calcext:value-type="string">
            <text:p>வரலாறு / சரித்திரம்</text:p>
          </table:table-cell>
          <table:table-cell table:style-name="ce10" office:value-type="string" calcext:value-type="string">
            <text:p><text:a xlink:href="https://www.projectmadurai.org/pm_etexts/pdf/pm1015_01.pdf" xlink:type="simple">pm1015_01.pdf</text:a></text:p>
          </table:table-cell>
          <table:table-cell table:style-name="ce10" office:value-type="string" calcext:value-type="string">
            <text:p><text:a xlink:href="https://www.projectmadurai.org/pm_etexts/utf8/pmuni1015_01.html" xlink:type="simple">pmuni1015_01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15_02</text:p>
          </table:table-cell>
          <table:table-cell table:style-name="ce4" office:value-type="string" calcext:value-type="string">
            <text:p>நாயன்மார் கதை (இரண்டாம் பகுதி -திருஞானசம்பந்தர்)</text:p>
          </table:table-cell>
          <table:table-cell table:style-name="ce7" office:value-type="string" calcext:value-type="string">
            <text:p>கி. வா. ஜகந்நாதன்</text:p>
          </table:table-cell>
          <table:table-cell table:style-name="ce7" office:value-type="string" calcext:value-type="string">
            <text:p>வரலாறு / சரித்திரம்</text:p>
          </table:table-cell>
          <table:table-cell table:style-name="ce10" office:value-type="string" calcext:value-type="string">
            <text:p><text:a xlink:href="https://www.projectmadurai.org/pm_etexts/pdf/pm1015_02.pdf" xlink:type="simple">pm1015_02.pdf</text:a></text:p>
          </table:table-cell>
          <table:table-cell table:style-name="ce10" office:value-type="string" calcext:value-type="string">
            <text:p><text:a xlink:href="https://www.projectmadurai.org/pm_etexts/utf8/pmuni1015_02.html" xlink:type="simple">pmuni1015_02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016_01</text:p>
          </table:table-cell>
          <table:table-cell table:style-name="ce5" office:value-type="string" calcext:value-type="string">
            <text:p>தக்கயாகப்பரணி - மூலமும் உரையும்</text:p>
            <text:p>பாகம் 1 (முகவுரை, பாடல்கள் 1-102)</text:p>
          </table:table-cell>
          <table:table-cell table:style-name="ce8" office:value-type="string" calcext:value-type="string">
            <text:p>ஒட்டக்கூத்தர்</text:p>
          </table:table-cell>
          <table:table-cell table:style-name="ce8" office:value-type="string" calcext:value-type="string">
            <text:p>பிரபந்தம் - பரணி</text:p>
          </table:table-cell>
          <table:table-cell table:style-name="ce10" office:value-type="string" calcext:value-type="string">
            <text:p><text:a xlink:href="https://www.projectmadurai.org/pm_etexts/pdf/pm1016_01.pdf" xlink:type="simple">pm1016_01.pdf</text:a></text:p>
          </table:table-cell>
          <table:table-cell table:style-name="ce10" office:value-type="string" calcext:value-type="string">
            <text:p><text:a xlink:href="https://www.projectmadurai.org/pm_etexts/utf8/pmuni1016_01.html" xlink:type="simple">pmuni1016_01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16_02</text:p>
          </table:table-cell>
          <table:table-cell table:style-name="ce4" office:value-type="string" calcext:value-type="string">
            <text:p>தக்கயாகப்பரணி - மூலமும் உரையும்</text:p>
            <text:p>பாகம் 2 (பாடல்கள் 103-400)</text:p>
          </table:table-cell>
          <table:table-cell table:style-name="ce7" office:value-type="string" calcext:value-type="string">
            <text:p>ஒட்டக்கூத்தர்</text:p>
          </table:table-cell>
          <table:table-cell table:style-name="ce7" office:value-type="string" calcext:value-type="string">
            <text:p>பிரபந்தம் - பரணி</text:p>
          </table:table-cell>
          <table:table-cell table:style-name="ce10" office:value-type="string" calcext:value-type="string">
            <text:p><text:a xlink:href="https://www.projectmadurai.org/pm_etexts/pdf/pm1016_02.pdf" xlink:type="simple">pm1016_02.pdf</text:a></text:p>
          </table:table-cell>
          <table:table-cell table:style-name="ce10" office:value-type="string" calcext:value-type="string">
            <text:p><text:a xlink:href="https://www.projectmadurai.org/pm_etexts/utf8/pmuni1016_02.html" xlink:type="simple">pmuni1016_02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017_01</text:p>
          </table:table-cell>
          <table:table-cell table:style-name="ce5" office:value-type="string" calcext:value-type="string">
            <text:p>நாயன்மார் கதை (மூன்றாம் பகுதி)</text:p>
          </table:table-cell>
          <table:table-cell table:style-name="ce8" office:value-type="string" calcext:value-type="string">
            <text:p>கி. வா. ஜகந்நாதன்</text:p>
          </table:table-cell>
          <table:table-cell table:style-name="ce8" office:value-type="string" calcext:value-type="string">
            <text:p>வரலாறு / சரித்திரம்</text:p>
          </table:table-cell>
          <table:table-cell table:style-name="ce10" office:value-type="string" calcext:value-type="string">
            <text:p><text:a xlink:href="https://www.projectmadurai.org/pm_etexts/pdf/pm1017_01.pdf" xlink:type="simple">pm1017_01.pdf</text:a></text:p>
          </table:table-cell>
          <table:table-cell table:style-name="ce10" office:value-type="string" calcext:value-type="string">
            <text:p><text:a xlink:href="https://www.projectmadurai.org/pm_etexts/utf8/pmuni1017_01.html" xlink:type="simple">pmuni1017_01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17_02</text:p>
          </table:table-cell>
          <table:table-cell table:style-name="ce4" office:value-type="string" calcext:value-type="string">
            <text:p>நாயன்மார் கதை (நான்காம் பகுதி)</text:p>
          </table:table-cell>
          <table:table-cell table:style-name="ce7" office:value-type="string" calcext:value-type="string">
            <text:p>கி. வா. ஜகந்நாதன்</text:p>
          </table:table-cell>
          <table:table-cell table:style-name="ce7" office:value-type="string" calcext:value-type="string">
            <text:p>வரலாறு / சரித்திரம்</text:p>
          </table:table-cell>
          <table:table-cell table:style-name="ce10" office:value-type="string" calcext:value-type="string">
            <text:p><text:a xlink:href="https://www.projectmadurai.org/pm_etexts/pdf/pm1017_02.pdf" xlink:type="simple">pm1017_02.pdf</text:a></text:p>
          </table:table-cell>
          <table:table-cell table:style-name="ce10" office:value-type="string" calcext:value-type="string">
            <text:p><text:a xlink:href="https://www.projectmadurai.org/pm_etexts/utf8/pmuni1017_02.html" xlink:type="simple">pmuni1017_02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018_01</text:p>
          </table:table-cell>
          <table:table-cell table:style-name="ce5" office:value-type="string" calcext:value-type="string">
            <text:p>மதுரை மீனாட்சியம்மன், சோமசுந்தரக் கடவுள் பேரில்</text:p>
            <text:p>அடிமடக்கு ஆசிரிய விருத்தம்</text:p>
          </table:table-cell>
          <table:table-cell table:style-name="ce8" office:value-type="string" calcext:value-type="string">
            <text:p>திருப்போரூர் கோபால் நாயகர் அவர்களாற்றமது</text:p>
          </table:table-cell>
          <table:table-cell table:style-name="ce8" office:value-type="string" calcext:value-type="string">
            <text:p>பிரபந்தம் - விருத்தம்</text:p>
          </table:table-cell>
          <table:table-cell table:style-name="ce10" office:value-type="string" calcext:value-type="string">
            <text:p><text:a xlink:href="https://www.projectmadurai.org/pm_etexts/pdf/pm1018_01.pdf" xlink:type="simple">pm1018_01.pdf</text:a></text:p>
          </table:table-cell>
          <table:table-cell table:style-name="ce10" office:value-type="string" calcext:value-type="string">
            <text:p><text:a xlink:href="https://www.projectmadurai.org/pm_etexts/utf8/pmuni1018_01.html" xlink:type="simple">pmuni1018_01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18_02</text:p>
          </table:table-cell>
          <table:table-cell table:style-name="ce4" office:value-type="string" calcext:value-type="string">
            <text:p>காஞ்சிபுரம் செங்குந்தர் காமாட்சி அம்மன் விருத்தம்</text:p>
          </table:table-cell>
          <table:table-cell table:style-name="ce7" office:value-type="string" calcext:value-type="string">
            <text:p>திருவாலங்காடு ஆறுமுக சுவாமிகள் தொகுப்பு</text:p>
          </table:table-cell>
          <table:table-cell table:style-name="ce7" office:value-type="string" calcext:value-type="string">
            <text:p>பிரபந்தம் - விருத்தம்</text:p>
          </table:table-cell>
          <table:table-cell table:style-name="ce10" office:value-type="string" calcext:value-type="string">
            <text:p><text:a xlink:href="https://www.projectmadurai.org/pm_etexts/pdf/pm1018_02.pdf" xlink:type="simple">pm1018_02.pdf</text:a></text:p>
          </table:table-cell>
          <table:table-cell table:style-name="ce10" office:value-type="string" calcext:value-type="string">
            <text:p><text:a xlink:href="https://www.projectmadurai.org/pm_etexts/utf8/pmuni1018_02.html" xlink:type="simple">pmuni1018_02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018_03</text:p>
          </table:table-cell>
          <table:table-cell table:style-name="ce5" office:value-type="string" calcext:value-type="string">
            <text:p>திருப்போரூர் - மயில் விருத்தம்</text:p>
          </table:table-cell>
          <table:table-cell table:style-name="ce8" office:value-type="string" calcext:value-type="string">
            <text:p>திருநின்றையூர் அருணாசல சுவாமிகள் தொகுப்பு</text:p>
          </table:table-cell>
          <table:table-cell table:style-name="ce8" office:value-type="string" calcext:value-type="string">
            <text:p>பிரபந்தம் - விருத்தம்</text:p>
          </table:table-cell>
          <table:table-cell table:style-name="ce10" office:value-type="string" calcext:value-type="string">
            <text:p><text:a xlink:href="https://www.projectmadurai.org/pm_etexts/pdf/pm1018_03.pdf" xlink:type="simple">pm1018_03.pdf</text:a></text:p>
          </table:table-cell>
          <table:table-cell table:style-name="ce10" office:value-type="string" calcext:value-type="string">
            <text:p><text:a xlink:href="https://www.projectmadurai.org/pm_etexts/utf8/pmuni1018_03.html" xlink:type="simple">pmuni1018_03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019" calcext:value-type="float">
            <text:p>1019</text:p>
          </table:table-cell>
          <table:table-cell table:style-name="ce4" office:value-type="string" calcext:value-type="string">
            <text:p>எழில் விருத்தம்</text:p>
          </table:table-cell>
          <table:table-cell table:style-name="ce7" office:value-type="string" calcext:value-type="string">
            <text:p>புதுமைக் கவிஞர் கவிஞரேறு வாணிதாசன்</text:p>
          </table:table-cell>
          <table:table-cell table:style-name="ce7" office:value-type="string" calcext:value-type="string">
            <text:p>கவிதைத் தொகுப்பு</text:p>
          </table:table-cell>
          <table:table-cell table:style-name="ce10" office:value-type="string" calcext:value-type="string">
            <text:p><text:a xlink:href="https://www.projectmadurai.org/pm_etexts/pdf/pm1019.pdf" xlink:type="simple">pm1019.pdf</text:a></text:p>
          </table:table-cell>
          <table:table-cell table:style-name="ce10" office:value-type="string" calcext:value-type="string">
            <text:p><text:a xlink:href="https://www.projectmadurai.org/pm_etexts/utf8/pmuni1019.html" xlink:type="simple">pmuni101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020" calcext:value-type="float">
            <text:p>1020</text:p>
          </table:table-cell>
          <table:table-cell table:style-name="ce5" office:value-type="string" calcext:value-type="string">
            <text:p>யாழ்ப்பாணம் சுதுமலை ஸ்ரீ புவனேஸ்வரி அம்மை பிள்ளைத்தமிழ்</text:p>
          </table:table-cell>
          <table:table-cell table:style-name="ce8" office:value-type="string" calcext:value-type="string">
            <text:p>பண்டிதர் கந்தையா</text:p>
          </table:table-cell>
          <table:table-cell table:style-name="ce8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1020.pdf" xlink:type="simple">pm1020.pdf</text:a></text:p>
          </table:table-cell>
          <table:table-cell table:style-name="ce10" office:value-type="string" calcext:value-type="string">
            <text:p><text:a xlink:href="https://www.projectmadurai.org/pm_etexts/utf8/pmuni1020.html" xlink:type="simple">pmuni102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021" calcext:value-type="float">
            <text:p>1021</text:p>
          </table:table-cell>
          <table:table-cell table:style-name="ce4" office:value-type="string" calcext:value-type="string">
            <text:p>விருத்தாசலம் பெரிய நாயகி அம்மன் பிள்ளைத்தமிழ்</text:p>
          </table:table-cell>
          <table:table-cell table:style-name="ce7" office:value-type="string" calcext:value-type="string">
            <text:p>சொக்கலிங்க சிவப்பிரகாச சுவாமிகள்</text:p>
          </table:table-cell>
          <table:table-cell table:style-name="ce7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1021.pdf" xlink:type="simple">pm1021.pdf</text:a></text:p>
          </table:table-cell>
          <table:table-cell table:style-name="ce10" office:value-type="string" calcext:value-type="string">
            <text:p><text:a xlink:href="https://www.projectmadurai.org/pm_etexts/utf8/pmuni1021.html" xlink:type="simple">pmuni102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022" calcext:value-type="float">
            <text:p>1022</text:p>
          </table:table-cell>
          <table:table-cell table:style-name="ce5" office:value-type="string" calcext:value-type="string">
            <text:p>பழைய கணக்கு (கட்டுரைகள் தொகுப்பு)</text:p>
          </table:table-cell>
          <table:table-cell table:style-name="ce8" office:value-type="string" calcext:value-type="string">
            <text:p>சாவி (சா. விசுவநாதன்)</text:p>
          </table:table-cell>
          <table:table-cell table:style-name="ce8" office:value-type="string" calcext:value-type="string">
            <text:p>கட்டுரைகள் தொகுப்பு</text:p>
          </table:table-cell>
          <table:table-cell table:style-name="ce10" office:value-type="string" calcext:value-type="string">
            <text:p><text:a xlink:href="https://www.projectmadurai.org/pm_etexts/pdf/pm1022.pdf" xlink:type="simple">pm1022.pdf</text:a></text:p>
          </table:table-cell>
          <table:table-cell table:style-name="ce10" office:value-type="string" calcext:value-type="string">
            <text:p><text:a xlink:href="https://www.projectmadurai.org/pm_etexts/utf8/pmuni1022.html" xlink:type="simple">pmuni102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023" calcext:value-type="float">
            <text:p>1023</text:p>
          </table:table-cell>
          <table:table-cell table:style-name="ce4" office:value-type="string" calcext:value-type="string">
            <text:p>ஓ! ஓ! தமிழர்களே (சொற்பொழிவு நூல்)</text:p>
          </table:table-cell>
          <table:table-cell table:style-name="ce7" office:value-type="string" calcext:value-type="string">
            <text:p>பாவலரேறு பெருஞ்சித்திரனர்</text:p>
          </table:table-cell>
          <table:table-cell table:style-name="ce7" office:value-type="string" calcext:value-type="string">
            <text:p>சொற்பொழிவு நூல்</text:p>
          </table:table-cell>
          <table:table-cell table:style-name="ce10" office:value-type="string" calcext:value-type="string">
            <text:p><text:a xlink:href="https://www.projectmadurai.org/pm_etexts/pdf/pm1023.pdf" xlink:type="simple">pm1023.pdf</text:a></text:p>
          </table:table-cell>
          <table:table-cell table:style-name="ce10" office:value-type="string" calcext:value-type="string">
            <text:p><text:a xlink:href="https://www.projectmadurai.org/pm_etexts/utf8/pmuni1023.html" xlink:type="simple">pmuni102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024" calcext:value-type="float">
            <text:p>1024</text:p>
          </table:table-cell>
          <table:table-cell table:style-name="ce5" office:value-type="string" calcext:value-type="string">
            <text:p>திருச்செந்தூர் முருகன் பிள்ளைத்தமிழ்</text:p>
          </table:table-cell>
          <table:table-cell table:style-name="ce8" office:value-type="string" calcext:value-type="string">
            <text:p>பகழிக் கூத்தர் (புன்னைவனநாத முதலியார் உரையுடன்)</text:p>
          </table:table-cell>
          <table:table-cell table:style-name="ce8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1024.pdf" xlink:type="simple">pm1024.pdf</text:a></text:p>
          </table:table-cell>
          <table:table-cell table:style-name="ce10" office:value-type="string" calcext:value-type="string">
            <text:p><text:a xlink:href="https://www.projectmadurai.org/pm_etexts/utf8/pmuni1024.html" xlink:type="simple">pmuni102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025" calcext:value-type="float">
            <text:p>1025</text:p>
          </table:table-cell>
          <table:table-cell table:style-name="ce4" office:value-type="string" calcext:value-type="string">
            <text:p>வீரமாமுனிவர் கலம்பகம்</text:p>
          </table:table-cell>
          <table:table-cell table:style-name="ce7" office:value-type="string" calcext:value-type="string">
            <text:p>துரை சுந்தரமூர்த்தி</text:p>
          </table:table-cell>
          <table:table-cell table:style-name="ce7" office:value-type="string" calcext:value-type="string">
            <text:p>பிரபந்தம் - கலம்பகம்</text:p>
          </table:table-cell>
          <table:table-cell table:style-name="ce10" office:value-type="string" calcext:value-type="string">
            <text:p><text:a xlink:href="https://www.projectmadurai.org/pm_etexts/pdf/pm1025.pdf" xlink:type="simple">pm1025.pdf</text:a></text:p>
          </table:table-cell>
          <table:table-cell table:style-name="ce10" office:value-type="string" calcext:value-type="string">
            <text:p><text:a xlink:href="https://www.projectmadurai.org/pm_etexts/utf8/pmuni1025.html" xlink:type="simple">pmuni1025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026" calcext:value-type="float">
            <text:p>1026</text:p>
          </table:table-cell>
          <table:table-cell table:style-name="ce5" office:value-type="string" calcext:value-type="string">
            <text:p>கன்னியாகுமரிப் பகவதி அம்மன் பிள்ளைத் தமிழ்</text:p>
          </table:table-cell>
          <table:table-cell table:style-name="ce8" office:value-type="string" calcext:value-type="string">
            <text:p>கணபதி ஆசாரியார்</text:p>
          </table:table-cell>
          <table:table-cell table:style-name="ce8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1026.pdf" xlink:type="simple">pm1026.pdf</text:a></text:p>
          </table:table-cell>
          <table:table-cell table:style-name="ce10" office:value-type="string" calcext:value-type="string">
            <text:p><text:a xlink:href="https://www.projectmadurai.org/pm_etexts/utf8/pmuni1026.html" xlink:type="simple">pmuni1026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027" calcext:value-type="float">
            <text:p>1027</text:p>
          </table:table-cell>
          <table:table-cell table:style-name="ce4" office:value-type="string" calcext:value-type="string">
            <text:p>துரோபதை அம்மானை</text:p>
          </table:table-cell>
          <table:table-cell table:style-name="ce7" office:value-type="string" calcext:value-type="string">
            <text:p>புலவர் சொக்கலிங்கம் பதிப்பு</text:p>
          </table:table-cell>
          <table:table-cell table:style-name="ce7" office:value-type="string" calcext:value-type="string">
            <text:p>பிரபந்தம் - அம்மானை</text:p>
          </table:table-cell>
          <table:table-cell table:style-name="ce10" office:value-type="string" calcext:value-type="string">
            <text:p><text:a xlink:href="https://www.projectmadurai.org/pm_etexts/pdf/pm1027.pdf" xlink:type="simple">pm1027.pdf</text:a></text:p>
          </table:table-cell>
          <table:table-cell table:style-name="ce10" office:value-type="string" calcext:value-type="string">
            <text:p><text:a xlink:href="https://www.projectmadurai.org/pm_etexts/utf8/pmuni1027.html" xlink:type="simple">pmuni1027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028" calcext:value-type="float">
            <text:p>1028</text:p>
          </table:table-cell>
          <table:table-cell table:style-name="ce5" office:value-type="string" calcext:value-type="string">
            <text:p>குறுக்குத்துறைக் கலம்பகம் (அருஞ்சொல் விளக்கமுடன்)</text:p>
          </table:table-cell>
          <table:table-cell table:style-name="ce8" office:value-type="string" calcext:value-type="string">
            <text:p>கவிஞர் சிவதாசன்</text:p>
          </table:table-cell>
          <table:table-cell table:style-name="ce8" office:value-type="string" calcext:value-type="string">
            <text:p>பிரபந்தம் - கலம்பகம்</text:p>
          </table:table-cell>
          <table:table-cell table:style-name="ce10" office:value-type="string" calcext:value-type="string">
            <text:p><text:a xlink:href="https://www.projectmadurai.org/pm_etexts/pdf/pm1028.pdf" xlink:type="simple">pm1028.pdf</text:a></text:p>
          </table:table-cell>
          <table:table-cell table:style-name="ce10" office:value-type="string" calcext:value-type="string">
            <text:p><text:a xlink:href="https://www.projectmadurai.org/pm_etexts/utf8/pmuni1028.html" xlink:type="simple">pmuni102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029" calcext:value-type="float">
            <text:p>1029</text:p>
          </table:table-cell>
          <table:table-cell table:style-name="ce4" office:value-type="string" calcext:value-type="string">
            <text:p>இலக்கியச் சாறு</text:p>
          </table:table-cell>
          <table:table-cell table:style-name="ce7" office:value-type="string" calcext:value-type="string">
            <text:p>செம்மல் வ.சுப. மாணிக்கம்</text:p>
          </table:table-cell>
          <table:table-cell table:style-name="ce7" office:value-type="string" calcext:value-type="string">
            <text:p>சொற்பொழிவு /கட்டுரைகள்</text:p>
          </table:table-cell>
          <table:table-cell table:style-name="ce10" office:value-type="string" calcext:value-type="string">
            <text:p><text:a xlink:href="https://www.projectmadurai.org/pm_etexts/pdf/pm1029.pdf" xlink:type="simple">pm1029.pdf</text:a></text:p>
          </table:table-cell>
          <table:table-cell table:style-name="ce10" office:value-type="string" calcext:value-type="string">
            <text:p><text:a xlink:href="https://www.projectmadurai.org/pm_etexts/utf8/pmuni1029.html" xlink:type="simple">pmuni1029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030" calcext:value-type="float">
            <text:p>1030</text:p>
          </table:table-cell>
          <table:table-cell table:style-name="ce5" office:value-type="string" calcext:value-type="string">
            <text:p>சித்திர புத்திரர் அம்மானை</text:p>
          </table:table-cell>
          <table:table-cell table:style-name="ce8" office:value-type="string" calcext:value-type="string">
            <text:p>ஆசிரியர் தெரியவில்லை</text:p>
          </table:table-cell>
          <table:table-cell table:style-name="ce8" office:value-type="string" calcext:value-type="string">
            <text:p>பிரபந்தம் - அம்மானை</text:p>
          </table:table-cell>
          <table:table-cell table:style-name="ce10" office:value-type="string" calcext:value-type="string">
            <text:p><text:a xlink:href="https://www.projectmadurai.org/pm_etexts/pdf/pm1030.pdf" xlink:type="simple">pm1030.pdf</text:a></text:p>
          </table:table-cell>
          <table:table-cell table:style-name="ce10" office:value-type="string" calcext:value-type="string">
            <text:p><text:a xlink:href="https://www.projectmadurai.org/pm_etexts/utf8/pmuni1030.html" xlink:type="simple">pmuni1030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031" calcext:value-type="float">
            <text:p>1031</text:p>
          </table:table-cell>
          <table:table-cell table:style-name="ce4" office:value-type="string" calcext:value-type="string">
            <text:p>மயூரகிரிக் கலம்பகம்</text:p>
            <text:p>குன்றக்குடி கதிரேசன் உரையுடன்</text:p>
          </table:table-cell>
          <table:table-cell table:style-name="ce7" office:value-type="string" calcext:value-type="string">
            <text:p>கவிஞர் சிவதாசன்</text:p>
          </table:table-cell>
          <table:table-cell table:style-name="ce7" office:value-type="string" calcext:value-type="string">
            <text:p>பிரபந்தம் - கலம்பகம்</text:p>
          </table:table-cell>
          <table:table-cell table:style-name="ce10" office:value-type="string" calcext:value-type="string">
            <text:p><text:a xlink:href="https://www.projectmadurai.org/pm_etexts/pdf/pm1031.pdf" xlink:type="simple">pm1031.pdf</text:a></text:p>
          </table:table-cell>
          <table:table-cell table:style-name="ce10" office:value-type="string" calcext:value-type="string">
            <text:p><text:a xlink:href="https://www.projectmadurai.org/pm_etexts/utf8/pmuni1031.html" xlink:type="simple">pmuni1031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032" calcext:value-type="float">
            <text:p>1032</text:p>
          </table:table-cell>
          <table:table-cell table:style-name="ce5" office:value-type="string" calcext:value-type="string">
            <text:p>ஞானரத்தினக் குறவஞ்சி, ஞான ஆனந்தக்களிப்பு</text:p>
          </table:table-cell>
          <table:table-cell table:style-name="ce8" office:value-type="string" calcext:value-type="string">
            <text:p>பீர் முஹம்மது ஸாஹிபு ஒலியுல்லா</text:p>
          </table:table-cell>
          <table:table-cell table:style-name="ce8" office:value-type="string" calcext:value-type="string">
            <text:p>பிரபந்தம் - குறவஞ்சி</text:p>
          </table:table-cell>
          <table:table-cell table:style-name="ce10" office:value-type="string" calcext:value-type="string">
            <text:p><text:a xlink:href="https://www.projectmadurai.org/pm_etexts/pdf/pm1032.pdf" xlink:type="simple">pm1032.pdf</text:a></text:p>
          </table:table-cell>
          <table:table-cell table:style-name="ce10" office:value-type="string" calcext:value-type="string">
            <text:p><text:a xlink:href="https://www.projectmadurai.org/pm_etexts/utf8/pmuni1032.html" xlink:type="simple">pmuni103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033" calcext:value-type="float">
            <text:p>1033</text:p>
          </table:table-cell>
          <table:table-cell table:style-name="ce4" office:value-type="string" calcext:value-type="string">
            <text:p>செந்தமிழ் ஆற்றுப் படை</text:p>
          </table:table-cell>
          <table:table-cell table:style-name="ce7" office:value-type="string" calcext:value-type="string">
            <text:p>புலவர் சுந்தர சண்முகனார்</text:p>
          </table:table-cell>
          <table:table-cell table:style-name="ce7" office:value-type="string" calcext:value-type="string">
            <text:p>பிரபந்தம் - ஆற்றுப் படை</text:p>
          </table:table-cell>
          <table:table-cell table:style-name="ce10" office:value-type="string" calcext:value-type="string">
            <text:p><text:a xlink:href="https://www.projectmadurai.org/pm_etexts/pdf/pm1033.pdf" xlink:type="simple">pm1033.pdf</text:a></text:p>
          </table:table-cell>
          <table:table-cell table:style-name="ce10" office:value-type="string" calcext:value-type="string">
            <text:p><text:a xlink:href="https://www.projectmadurai.org/pm_etexts/utf8/pmuni1033.html" xlink:type="simple">pmuni103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034" calcext:value-type="float">
            <text:p>1034</text:p>
          </table:table-cell>
          <table:table-cell table:style-name="ce5" office:value-type="string" calcext:value-type="string">
            <text:p>நான் கண்டதும் கேட்டதும்</text:p>
          </table:table-cell>
          <table:table-cell table:style-name="ce8" office:value-type="string" calcext:value-type="string">
            <text:p>உ.வே. சாமிநாதையர்</text:p>
          </table:table-cell>
          <table:table-cell table:style-name="ce8" office:value-type="string" calcext:value-type="string">
            <text:p>கட்டுரைகள், வரலாறு</text:p>
          </table:table-cell>
          <table:table-cell table:style-name="ce10" office:value-type="string" calcext:value-type="string">
            <text:p><text:a xlink:href="https://www.projectmadurai.org/pm_etexts/pdf/pm1034.pdf" xlink:type="simple">pm1034.pdf</text:a></text:p>
          </table:table-cell>
          <table:table-cell table:style-name="ce10" office:value-type="string" calcext:value-type="string">
            <text:p><text:a xlink:href="https://www.projectmadurai.org/pm_etexts/utf8/pmuni1034.html" xlink:type="simple">pmuni1034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035" calcext:value-type="float">
            <text:p>1035</text:p>
          </table:table-cell>
          <table:table-cell table:style-name="ce4" office:value-type="string" calcext:value-type="string">
            <text:p>புதியதும் பழையதும்</text:p>
          </table:table-cell>
          <table:table-cell table:style-name="ce7" office:value-type="string" calcext:value-type="string">
            <text:p>உ.வே. சாமிநாதையர்</text:p>
          </table:table-cell>
          <table:table-cell table:style-name="ce7" office:value-type="string" calcext:value-type="string">
            <text:p>கட்டுரைகள், வரலாறு</text:p>
          </table:table-cell>
          <table:table-cell table:style-name="ce10" office:value-type="string" calcext:value-type="string">
            <text:p><text:a xlink:href="https://www.projectmadurai.org/pm_etexts/pdf/pm1035.pdf" xlink:type="simple">pm1035.pdf</text:a></text:p>
          </table:table-cell>
          <table:table-cell table:style-name="ce10" office:value-type="string" calcext:value-type="string">
            <text:p><text:a xlink:href="https://www.projectmadurai.org/pm_etexts/utf8/pmuni1035.html" xlink:type="simple">pmuni1035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036_01</text:p>
          </table:table-cell>
          <table:table-cell table:style-name="ce5" office:value-type="string" calcext:value-type="string">
            <text:p>செம்மொழிப் புதையல் -- பாகம் 1</text:p>
          </table:table-cell>
          <table:table-cell table:style-name="ce8" office:value-type="string" calcext:value-type="string">
            <text:p>சித்தாந்த கலாநிதி ஒளவை துரைசாமி</text:p>
          </table:table-cell>
          <table:table-cell table:style-name="ce8" office:value-type="string" calcext:value-type="string">
            <text:p>ஆராய்ச்சிக் கட்டுரைகள்</text:p>
          </table:table-cell>
          <table:table-cell table:style-name="ce10" office:value-type="string" calcext:value-type="string">
            <text:p><text:a xlink:href="https://www.projectmadurai.org/pm_etexts/pdf/pm1036_01.pdf" xlink:type="simple">pm1036_01.pdf</text:a></text:p>
          </table:table-cell>
          <table:table-cell table:style-name="ce10" office:value-type="string" calcext:value-type="string">
            <text:p><text:a xlink:href="https://www.projectmadurai.org/pm_etexts/utf8/pmuni1036_01.html" xlink:type="simple">pmuni1036_01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36_02</text:p>
          </table:table-cell>
          <table:table-cell table:style-name="ce4" office:value-type="string" calcext:value-type="string">
            <text:p>செம்மொழிப் புதையல் -- பாகம் 2</text:p>
          </table:table-cell>
          <table:table-cell table:style-name="ce7" office:value-type="string" calcext:value-type="string">
            <text:p>சித்தாந்த கலாநிதி ஒளவை துரைசாமி</text:p>
          </table:table-cell>
          <table:table-cell table:style-name="ce7" office:value-type="string" calcext:value-type="string">
            <text:p>ஆராய்ச்சிக் கட்டுரைகள்</text:p>
          </table:table-cell>
          <table:table-cell table:style-name="ce10" office:value-type="string" calcext:value-type="string">
            <text:p><text:a xlink:href="https://www.projectmadurai.org/pm_etexts/pdf/pm1036_02.pdf" xlink:type="simple">pm1036_02.pdf</text:a></text:p>
          </table:table-cell>
          <table:table-cell table:style-name="ce10" office:value-type="string" calcext:value-type="string">
            <text:p><text:a xlink:href="https://www.projectmadurai.org/pm_etexts/utf8/pmuni1036_02.html" xlink:type="simple">pmuni1036_02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037_01</text:p>
          </table:table-cell>
          <table:table-cell table:style-name="ce5" office:value-type="string" calcext:value-type="string">
            <text:p>திருநெல்லைத் திருப்பணிமாலை</text:p>
          </table:table-cell>
          <table:table-cell table:style-name="ce8" office:value-type="string" calcext:value-type="string">
            <text:p>திருநெல்வேலி இ. சங்கரன்</text:p>
          </table:table-cell>
          <table:table-cell table:style-name="ce8" office:value-type="string" calcext:value-type="string">
            <text:p>பிரபந்தம் - மாலை</text:p>
          </table:table-cell>
          <table:table-cell table:style-name="ce10" office:value-type="string" calcext:value-type="string">
            <text:p><text:a xlink:href="https://www.projectmadurai.org/pm_etexts/pdf/pm1037_01.pdf" xlink:type="simple">pm1037_01.pdf</text:a></text:p>
          </table:table-cell>
          <table:table-cell table:style-name="ce10" office:value-type="string" calcext:value-type="string">
            <text:p><text:a xlink:href="https://www.projectmadurai.org/pm_etexts/utf8/pmuni1037_01.html" xlink:type="simple">pmuni1037_01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37_02</text:p>
          </table:table-cell>
          <table:table-cell table:style-name="ce4" office:value-type="string" calcext:value-type="string">
            <text:p>மரகத வல்லி மாலை, வஞ்சுள வல்லியேசல்</text:p>
          </table:table-cell>
          <table:table-cell table:style-name="ce7" office:value-type="string" calcext:value-type="string">
            <text:p>ஆசிரியர் தெரியவில்லை</text:p>
          </table:table-cell>
          <table:table-cell table:style-name="ce7" office:value-type="string" calcext:value-type="string">
            <text:p>பிரபந்தம் - மாலை</text:p>
          </table:table-cell>
          <table:table-cell table:style-name="ce10" office:value-type="string" calcext:value-type="string">
            <text:p><text:a xlink:href="https://www.projectmadurai.org/pm_etexts/pdf/pm1037_02.pdf" xlink:type="simple">pm1037_02.pdf</text:a></text:p>
          </table:table-cell>
          <table:table-cell table:style-name="ce10" office:value-type="string" calcext:value-type="string">
            <text:p><text:a xlink:href="https://www.projectmadurai.org/pm_etexts/utf8/pmuni1037_02.html" xlink:type="simple">pmuni1037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038" calcext:value-type="float">
            <text:p>1038</text:p>
          </table:table-cell>
          <table:table-cell table:style-name="ce5" office:value-type="string" calcext:value-type="string">
            <text:p>தக்கயாகப் பரணி - பாகம் 3 (பாடல்கள் 401-814)</text:p>
            <text:p>மூலமும் &amp; உ. வே. சாமிநாதையர் உரையும்</text:p>
          </table:table-cell>
          <table:table-cell table:style-name="ce8" office:value-type="string" calcext:value-type="string">
            <text:p>ஒட்டக்கூத்தர் , உ. வே. சாமிநாதையர்</text:p>
          </table:table-cell>
          <table:table-cell table:style-name="ce8" office:value-type="string" calcext:value-type="string">
            <text:p>பிரபந்தம் - பரணி</text:p>
          </table:table-cell>
          <table:table-cell table:style-name="ce10" office:value-type="string" calcext:value-type="string">
            <text:p><text:a xlink:href="https://www.projectmadurai.org/pm_etexts/pdf/pm1038.pdf" xlink:type="simple">pm1038.pdf</text:a></text:p>
          </table:table-cell>
          <table:table-cell table:style-name="ce10" office:value-type="string" calcext:value-type="string">
            <text:p><text:a xlink:href="https://www.projectmadurai.org/pm_etexts/utf8/pmuni1038.html" xlink:type="simple">pmuni1038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039" calcext:value-type="float">
            <text:p>1039</text:p>
          </table:table-cell>
          <table:table-cell table:style-name="ce4" office:value-type="string" calcext:value-type="string">
            <text:p>திருத்தணிகை முருகன் பிள்ளைத்தமிழ்</text:p>
          </table:table-cell>
          <table:table-cell table:style-name="ce7" office:value-type="string" calcext:value-type="string">
            <text:p>ஈ. வே. வெங்கடசுப்ரமணியம்</text:p>
          </table:table-cell>
          <table:table-cell table:style-name="ce7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1039.pdf" xlink:type="simple">pm1039.pdf</text:a></text:p>
          </table:table-cell>
          <table:table-cell table:style-name="ce10" office:value-type="string" calcext:value-type="string">
            <text:p><text:a xlink:href="https://www.projectmadurai.org/pm_etexts/utf8/pmuni1039.html" xlink:type="simple">pmuni1039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040_01</text:p>
          </table:table-cell>
          <table:table-cell table:style-name="ce5" office:value-type="string" calcext:value-type="string">
            <text:p>குன்றக்குடி என வழங்கும் "மயூரகிரிக் கோவை - பாகம் 1 (1-239)</text:p>
          </table:table-cell>
          <table:table-cell table:style-name="ce8" office:value-type="string" calcext:value-type="string">
            <text:p>சாந்துப்புலவர்</text:p>
          </table:table-cell>
          <table:table-cell table:style-name="ce8" office:value-type="string" calcext:value-type="string">
            <text:p>பிரபந்தம் - கோவை</text:p>
          </table:table-cell>
          <table:table-cell table:style-name="ce10" office:value-type="string" calcext:value-type="string">
            <text:p><text:a xlink:href="https://www.projectmadurai.org/pm_etexts/pdf/pm1040_01.pdf" xlink:type="simple">pm1040_01.pdf</text:a></text:p>
          </table:table-cell>
          <table:table-cell table:style-name="ce10" office:value-type="string" calcext:value-type="string">
            <text:p><text:a xlink:href="https://www.projectmadurai.org/pm_etexts/utf8/pmuni1040_01.html" xlink:type="simple">pmuni1040_01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40_02</text:p>
          </table:table-cell>
          <table:table-cell table:style-name="ce4" office:value-type="string" calcext:value-type="string">
            <text:p>குன்றக்குடி என வழங்கும் "மயூரகிரிக் கோவை - பாகம் 2 (240-536)</text:p>
          </table:table-cell>
          <table:table-cell table:style-name="ce7" office:value-type="string" calcext:value-type="string">
            <text:p>சாந்துப்புலவர்</text:p>
          </table:table-cell>
          <table:table-cell table:style-name="ce7" office:value-type="string" calcext:value-type="string">
            <text:p>பிரபந்தம் - கோவை</text:p>
          </table:table-cell>
          <table:table-cell table:style-name="ce10" office:value-type="string" calcext:value-type="string">
            <text:p><text:a xlink:href="https://www.projectmadurai.org/pm_etexts/pdf/pm1040_02.pdf" xlink:type="simple">pm1040_02.pdf</text:a></text:p>
          </table:table-cell>
          <table:table-cell table:style-name="ce10" office:value-type="string" calcext:value-type="string">
            <text:p><text:a xlink:href="https://www.projectmadurai.org/pm_etexts/utf8/pmuni1040_02.html" xlink:type="simple">pmuni1040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041" calcext:value-type="float">
            <text:p>1041</text:p>
          </table:table-cell>
          <table:table-cell table:style-name="ce5" office:value-type="string" calcext:value-type="string">
            <text:p>மாலைத் தொகுப்பு : 1. திரிபுரை மாலை;</text:p>
            <text:p>2. மனோன்மணி மாலை, 3. பழனி மாலை &amp; 4. கும்பேச்சுர மாலை</text:p>
          </table:table-cell>
          <table:table-cell table:style-name="ce8" office:value-type="string" calcext:value-type="string">
            <text:p>ஈ. வே. வெங்கடசுப்ரமணியம்</text:p>
          </table:table-cell>
          <table:table-cell table:style-name="ce8" office:value-type="string" calcext:value-type="string">
            <text:p>பிரபந்தம் - மாலை</text:p>
          </table:table-cell>
          <table:table-cell table:style-name="ce10" office:value-type="string" calcext:value-type="string">
            <text:p><text:a xlink:href="https://www.projectmadurai.org/pm_etexts/pdf/pm1041.pdf" xlink:type="simple">pm1041.pdf</text:a></text:p>
          </table:table-cell>
          <table:table-cell table:style-name="ce10" office:value-type="string" calcext:value-type="string">
            <text:p><text:a xlink:href="https://www.projectmadurai.org/pm_etexts/utf8/pmuni1041.html" xlink:type="simple">pmuni1041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42_01</text:p>
          </table:table-cell>
          <table:table-cell table:style-name="ce4" office:value-type="string" calcext:value-type="string">
            <text:p>சதமணி மாலை</text:p>
          </table:table-cell>
          <table:table-cell table:style-name="ce7" office:value-type="string" calcext:value-type="string">
            <text:p>துறைமங்கலம் சிவப்பிரகாச சுவாமிகள்</text:p>
          </table:table-cell>
          <table:table-cell table:style-name="ce7" office:value-type="string" calcext:value-type="string">
            <text:p>பிரபந்தம் - மாலை</text:p>
          </table:table-cell>
          <table:table-cell table:style-name="ce10" office:value-type="string" calcext:value-type="string">
            <text:p><text:a xlink:href="https://www.projectmadurai.org/pm_etexts/pdf/pm1042_01.pdf" xlink:type="simple">pm1042_01.pdf</text:a></text:p>
          </table:table-cell>
          <table:table-cell table:style-name="ce10" office:value-type="string" calcext:value-type="string">
            <text:p><text:a xlink:href="https://www.projectmadurai.org/pm_etexts/utf8/pmuni1042_01.html" xlink:type="simple">pmuni1042_01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042_02</text:p>
          </table:table-cell>
          <table:table-cell table:style-name="ce5" office:value-type="string" calcext:value-type="string">
            <text:p>பழமலைநாதர் பிச்சாடண நவமணி மாலை</text:p>
          </table:table-cell>
          <table:table-cell table:style-name="ce8" office:value-type="string" calcext:value-type="string">
            <text:p>துறைமங்கலம் சிவப்பிரகாச சுவாமிகள்</text:p>
          </table:table-cell>
          <table:table-cell table:style-name="ce8" office:value-type="string" calcext:value-type="string">
            <text:p>பிரபந்தம் - மாலை</text:p>
          </table:table-cell>
          <table:table-cell table:style-name="ce10" office:value-type="string" calcext:value-type="string">
            <text:p><text:a xlink:href="https://www.projectmadurai.org/pm_etexts/pdf/pm1042_02.pdf" xlink:type="simple">pm1042_02.pdf</text:a></text:p>
          </table:table-cell>
          <table:table-cell table:style-name="ce10" office:value-type="string" calcext:value-type="string">
            <text:p><text:a xlink:href="https://www.projectmadurai.org/pm_etexts/utf8/pmuni1042_02.html" xlink:type="simple">pmuni1042_02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43_01</text:p>
          </table:table-cell>
          <table:table-cell table:style-name="ce4" office:value-type="string" calcext:value-type="string">
            <text:p>திருநின்றவூர் என்னைப் பெற்றதாயார் மாலை</text:p>
            <text:p>பிரபந்தத் திரட்டு - பாகம் 10</text:p>
          </table:table-cell>
          <table:table-cell table:style-name="ce7" office:value-type="string" calcext:value-type="string">
            <text:p>பள்ளிகொண்டான் பிள்ளை</text:p>
          </table:table-cell>
          <table:table-cell table:style-name="ce7" office:value-type="string" calcext:value-type="string">
            <text:p>பிரபந்தம் - மாலை</text:p>
          </table:table-cell>
          <table:table-cell table:style-name="ce10" office:value-type="string" calcext:value-type="string">
            <text:p><text:a xlink:href="https://www.projectmadurai.org/pm_etexts/pdf/pm1043_01.pdf" xlink:type="simple">pm1043_01.pdf</text:a></text:p>
          </table:table-cell>
          <table:table-cell table:style-name="ce10" office:value-type="string" calcext:value-type="string">
            <text:p><text:a xlink:href="https://www.projectmadurai.org/pm_etexts/utf8/pmuni1043_01.html" xlink:type="simple">pmuni1043_01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043_02</text:p>
          </table:table-cell>
          <table:table-cell table:style-name="ce5" office:value-type="string" calcext:value-type="string">
            <text:p>திருவெவ்வுளூர் கனகவல்லித்தாயார் மாலை</text:p>
            <text:p>பிரபந்தத் திரட்டு - பாகம் 11</text:p>
          </table:table-cell>
          <table:table-cell table:style-name="ce8" office:value-type="string" calcext:value-type="string">
            <text:p>பள்ளிகொண்டான் பிள்ளை</text:p>
          </table:table-cell>
          <table:table-cell table:style-name="ce8" office:value-type="string" calcext:value-type="string">
            <text:p>பிரபந்தம் - மாலை</text:p>
          </table:table-cell>
          <table:table-cell table:style-name="ce10" office:value-type="string" calcext:value-type="string">
            <text:p><text:a xlink:href="https://www.projectmadurai.org/pm_etexts/pdf/pm1043_02.pdf" xlink:type="simple">pm1043_02.pdf</text:a></text:p>
          </table:table-cell>
          <table:table-cell table:style-name="ce10" office:value-type="string" calcext:value-type="string">
            <text:p><text:a xlink:href="https://www.projectmadurai.org/pm_etexts/utf8/pmuni1043_02.html" xlink:type="simple">pmuni1043_02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44_01</text:p>
          </table:table-cell>
          <table:table-cell table:style-name="ce4" office:value-type="string" calcext:value-type="string">
            <text:p>அத்திகிரிப் பெருந்தேவித்தாயார் மாலை.</text:p>
            <text:p>பிரபந்தத் திரட்டு - பாகம் 12</text:p>
          </table:table-cell>
          <table:table-cell table:style-name="ce7" office:value-type="string" calcext:value-type="string">
            <text:p>பள்ளிகொண்டான் பிள்ளை</text:p>
          </table:table-cell>
          <table:table-cell table:style-name="ce7" office:value-type="string" calcext:value-type="string">
            <text:p>பிரபந்தம் - மாலை</text:p>
          </table:table-cell>
          <table:table-cell table:style-name="ce10" office:value-type="string" calcext:value-type="string">
            <text:p><text:a xlink:href="https://www.projectmadurai.org/pm_etexts/pdf/pm1044_01.pdf" xlink:type="simple">pm1044_01.pdf</text:a></text:p>
          </table:table-cell>
          <table:table-cell table:style-name="ce10" office:value-type="string" calcext:value-type="string">
            <text:p><text:a xlink:href="https://www.projectmadurai.org/pm_etexts/utf8/pmuni1044_01.html" xlink:type="simple">pmuni1044_01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044_02</text:p>
          </table:table-cell>
          <table:table-cell table:style-name="ce5" office:value-type="string" calcext:value-type="string">
            <text:p>திருச்சுகனூர் அலர்மேன் மங்கைத்தாயார் மாலை</text:p>
            <text:p>பிரபந்தத் திரட்டு - பாகம் 13</text:p>
          </table:table-cell>
          <table:table-cell table:style-name="ce8" office:value-type="string" calcext:value-type="string">
            <text:p>பள்ளிகொண்டான் பிள்ளை</text:p>
          </table:table-cell>
          <table:table-cell table:style-name="ce8" office:value-type="string" calcext:value-type="string">
            <text:p>பிரபந்தம் - மாலை</text:p>
          </table:table-cell>
          <table:table-cell table:style-name="ce10" office:value-type="string" calcext:value-type="string">
            <text:p><text:a xlink:href="https://www.projectmadurai.org/pm_etexts/pdf/pm1044_02.pdf" xlink:type="simple">pm1044_02.pdf</text:a></text:p>
          </table:table-cell>
          <table:table-cell table:style-name="ce10" office:value-type="string" calcext:value-type="string">
            <text:p><text:a xlink:href="https://www.projectmadurai.org/pm_etexts/utf8/pmuni1044_02.html" xlink:type="simple">pmuni1044_02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45_01</text:p>
          </table:table-cell>
          <table:table-cell table:style-name="ce4" office:value-type="string" calcext:value-type="string">
            <text:p>அரங்கநகரன்னை யடைக்கல மாலை</text:p>
            <text:p>பிரபந்தத் திரட்டு - பாகம் 14</text:p>
          </table:table-cell>
          <table:table-cell table:style-name="ce7" office:value-type="string" calcext:value-type="string">
            <text:p>பள்ளிகொண்டான் பிள்ளை</text:p>
          </table:table-cell>
          <table:table-cell table:style-name="ce7" office:value-type="string" calcext:value-type="string">
            <text:p>பிரபந்தம் - மாலை</text:p>
          </table:table-cell>
          <table:table-cell table:style-name="ce10" office:value-type="string" calcext:value-type="string">
            <text:p><text:a xlink:href="https://www.projectmadurai.org/pm_etexts/pdf/pm1045_01.pdf" xlink:type="simple">pm1045_01.pdf</text:a></text:p>
          </table:table-cell>
          <table:table-cell table:style-name="ce10" office:value-type="string" calcext:value-type="string">
            <text:p><text:a xlink:href="https://www.projectmadurai.org/pm_etexts/utf8/pmuni1045_01.html" xlink:type="simple">pmuni1045_01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045_02</text:p>
          </table:table-cell>
          <table:table-cell table:style-name="ce5" office:value-type="string" calcext:value-type="string">
            <text:p>திருவல்லிக்கேணிப் பார்த்தசாரதிப்பரஞ்சுடர் மாலை.</text:p>
            <text:p>பிரபந்தத் திரட்டு - பாகம் 15</text:p>
          </table:table-cell>
          <table:table-cell table:style-name="ce8" office:value-type="string" calcext:value-type="string">
            <text:p>பள்ளிகொண்டான் பிள்ளை</text:p>
          </table:table-cell>
          <table:table-cell table:style-name="ce8" office:value-type="string" calcext:value-type="string">
            <text:p>பிரபந்தம் - மாலை</text:p>
          </table:table-cell>
          <table:table-cell table:style-name="ce10" office:value-type="string" calcext:value-type="string">
            <text:p><text:a xlink:href="https://www.projectmadurai.org/pm_etexts/pdf/pm1045_02.pdf" xlink:type="simple">pm1045_02.pdf</text:a></text:p>
          </table:table-cell>
          <table:table-cell table:style-name="ce10" office:value-type="string" calcext:value-type="string">
            <text:p><text:a xlink:href="https://www.projectmadurai.org/pm_etexts/utf8/pmuni1045_02.html" xlink:type="simple">pmuni1045_02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046" calcext:value-type="float">
            <text:p>1046</text:p>
          </table:table-cell>
          <table:table-cell table:style-name="ce4" office:value-type="string" calcext:value-type="string">
            <text:p>விவேக சிந்தாமணி : மூலமும் உரையும்</text:p>
          </table:table-cell>
          <table:table-cell table:style-name="ce7" office:value-type="string" calcext:value-type="string">
            <text:p>நூலின் ஆசிரியர் யார் என்பது தெரியாது</text:p>
          </table:table-cell>
          <table:table-cell table:style-name="ce7" office:value-type="string" calcext:value-type="string">
            <text:p>நீதிநெறி நூல்கள்</text:p>
          </table:table-cell>
          <table:table-cell table:style-name="ce10" office:value-type="string" calcext:value-type="string">
            <text:p><text:a xlink:href="https://www.projectmadurai.org/pm_etexts/pdf/pm1046.pdf" xlink:type="simple">pm1046.pdf</text:a></text:p>
          </table:table-cell>
          <table:table-cell table:style-name="ce10" office:value-type="string" calcext:value-type="string">
            <text:p><text:a xlink:href="https://www.projectmadurai.org/pm_etexts/utf8/pmuni1046.html" xlink:type="simple">pmuni1046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047" calcext:value-type="float">
            <text:p>1047</text:p>
          </table:table-cell>
          <table:table-cell table:style-name="ce5" office:value-type="string" calcext:value-type="string">
            <text:p>குறுக்குத்துறை குமரன் பிள்ளைத்தமிழ்</text:p>
          </table:table-cell>
          <table:table-cell table:style-name="ce8" office:value-type="string" calcext:value-type="string">
            <text:p>வித்துவான் தி.சு. ஆறுமுகம்</text:p>
          </table:table-cell>
          <table:table-cell table:style-name="ce8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1047.pdf" xlink:type="simple">pm1047.pdf</text:a></text:p>
          </table:table-cell>
          <table:table-cell table:style-name="ce10" office:value-type="string" calcext:value-type="string">
            <text:p><text:a xlink:href="https://www.projectmadurai.org/pm_etexts/utf8/pmuni1047.html" xlink:type="simple">pmuni1047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048" calcext:value-type="float">
            <text:p>1048</text:p>
          </table:table-cell>
          <table:table-cell table:style-name="ce4" office:value-type="string" calcext:value-type="string">
            <text:p>திருப்புக்கொளியூர் அவிநாசிப் பெருங்கருணையம்மை பிள்ளைத்தமிழ்</text:p>
          </table:table-cell>
          <table:table-cell table:style-name="ce7" office:value-type="string" calcext:value-type="string">
            <text:p>கோயமுத்தூர் சுப்பிரமணிய முதலியார்</text:p>
          </table:table-cell>
          <table:table-cell table:style-name="ce7" office:value-type="string" calcext:value-type="string">
            <text:p>பிரபந்தம் - பிள்ளைத்தமிழ்</text:p>
          </table:table-cell>
          <table:table-cell table:style-name="ce10" office:value-type="string" calcext:value-type="string">
            <text:p><text:a xlink:href="https://www.projectmadurai.org/pm_etexts/pdf/pm1048.pdf" xlink:type="simple">pm1048.pdf</text:a></text:p>
          </table:table-cell>
          <table:table-cell table:style-name="ce10" office:value-type="string" calcext:value-type="string">
            <text:p><text:a xlink:href="https://www.projectmadurai.org/pm_etexts/utf8/pmuni1048.html" xlink:type="simple">pmuni1048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049" calcext:value-type="float">
            <text:p>1049</text:p>
          </table:table-cell>
          <table:table-cell table:style-name="ce5" office:value-type="string" calcext:value-type="string">
            <text:p>செம்பொன் அந்தாதி</text:p>
          </table:table-cell>
          <table:table-cell table:style-name="ce8" office:value-type="string" calcext:value-type="string">
            <text:p>தண்டபாணி சுவாமிகள்</text:p>
          </table:table-cell>
          <table:table-cell table:style-name="ce8" office:value-type="string" calcext:value-type="string">
            <text:p>பிரபந்தம் - அந்தாதி</text:p>
          </table:table-cell>
          <table:table-cell table:style-name="ce10" office:value-type="string" calcext:value-type="string">
            <text:p><text:a xlink:href="https://www.projectmadurai.org/pm_etexts/pdf/pm1049.pdf" xlink:type="simple">pm1049.pdf</text:a></text:p>
          </table:table-cell>
          <table:table-cell table:style-name="ce10" office:value-type="string" calcext:value-type="string">
            <text:p><text:a xlink:href="https://www.projectmadurai.org/pm_etexts/utf8/pmuni1049.html" xlink:type="simple">pmuni1049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50_01</text:p>
          </table:table-cell>
          <table:table-cell table:style-name="ce4" office:value-type="string" calcext:value-type="string">
            <text:p>திருவல்லிக்கேணிப் பார்த்தசாரதி மாயவன் மாலை</text:p>
            <text:p>பிரபந்தத் திரட்டு - பாகம் 16</text:p>
          </table:table-cell>
          <table:table-cell table:style-name="ce7" office:value-type="string" calcext:value-type="string">
            <text:p>பள்ளிகொண்டான் பிள்ளை</text:p>
          </table:table-cell>
          <table:table-cell table:style-name="ce7" office:value-type="string" calcext:value-type="string">
            <text:p>பிரபந்தம் - மாலை</text:p>
          </table:table-cell>
          <table:table-cell table:style-name="ce10" office:value-type="string" calcext:value-type="string">
            <text:p><text:a xlink:href="https://www.projectmadurai.org/pm_etexts/pdf/pm1050_01.pdf" xlink:type="simple">pm1050_01.pdf</text:a></text:p>
          </table:table-cell>
          <table:table-cell table:style-name="ce10" office:value-type="string" calcext:value-type="string">
            <text:p><text:a xlink:href="https://www.projectmadurai.org/pm_etexts/utf8/pmuni1050_01.html" xlink:type="simple">pmuni1050_01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050_02</text:p>
          </table:table-cell>
          <table:table-cell table:style-name="ce5" office:value-type="string" calcext:value-type="string">
            <text:p>திருவல்லிக்கேணிப் பார்த்தசாரதிப் பெருமான் மாலை</text:p>
            <text:p>பிரபந்தத் திரட்டு - பாகம் 17</text:p>
          </table:table-cell>
          <table:table-cell table:style-name="ce8" office:value-type="string" calcext:value-type="string">
            <text:p>பள்ளிகொண்டான் பிள்ளை</text:p>
          </table:table-cell>
          <table:table-cell table:style-name="ce8" office:value-type="string" calcext:value-type="string">
            <text:p>பிரபந்தம் - மாலை</text:p>
          </table:table-cell>
          <table:table-cell table:style-name="ce10" office:value-type="string" calcext:value-type="string">
            <text:p><text:a xlink:href="https://www.projectmadurai.org/pm_etexts/pdf/pm1050_02.pdf" xlink:type="simple">pm1050_02.pdf</text:a></text:p>
          </table:table-cell>
          <table:table-cell table:style-name="ce10" office:value-type="string" calcext:value-type="string">
            <text:p><text:a xlink:href="https://www.projectmadurai.org/pm_etexts/utf8/pmuni1050_02.html" xlink:type="simple">pmuni1050_02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51_01</text:p>
          </table:table-cell>
          <table:table-cell table:style-name="ce4" office:value-type="string" calcext:value-type="string">
            <text:p>திருவெவ்வுளூர் வீரராகவப்பெருமான் மாலை</text:p>
            <text:p>பிரபந்தத் திரட்டு - பாகம் 18</text:p>
          </table:table-cell>
          <table:table-cell table:style-name="ce7" office:value-type="string" calcext:value-type="string">
            <text:p>பள்ளிகொண்டான் பிள்ளை</text:p>
          </table:table-cell>
          <table:table-cell table:style-name="ce7" office:value-type="string" calcext:value-type="string">
            <text:p>பிரபந்தம் - மாலை</text:p>
          </table:table-cell>
          <table:table-cell table:style-name="ce10" office:value-type="string" calcext:value-type="string">
            <text:p><text:a xlink:href="https://www.projectmadurai.org/pm_etexts/pdf/pm1051_01.pdf" xlink:type="simple">pm1051_01.pdf</text:a></text:p>
          </table:table-cell>
          <table:table-cell table:style-name="ce10" office:value-type="string" calcext:value-type="string">
            <text:p><text:a xlink:href="https://www.projectmadurai.org/pm_etexts/utf8/pmuni1051_01.html" xlink:type="simple">pmuni1051_01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051_02</text:p>
          </table:table-cell>
          <table:table-cell table:style-name="ce5" office:value-type="string" calcext:value-type="string">
            <text:p>அத்திகிரி யந்தாதி</text:p>
            <text:p>பிரபந்தத் திரட்டு - பாகம் 19</text:p>
          </table:table-cell>
          <table:table-cell table:style-name="ce8" office:value-type="string" calcext:value-type="string">
            <text:p>பள்ளிகொண்டான் பிள்ளை</text:p>
          </table:table-cell>
          <table:table-cell table:style-name="ce8" office:value-type="string" calcext:value-type="string">
            <text:p>பிரபந்தம் - அந்தாதி</text:p>
          </table:table-cell>
          <table:table-cell table:style-name="ce10" office:value-type="string" calcext:value-type="string">
            <text:p><text:a xlink:href="https://www.projectmadurai.org/pm_etexts/pdf/pm1051_02.pdf" xlink:type="simple">pm1051_02.pdf</text:a></text:p>
          </table:table-cell>
          <table:table-cell table:style-name="ce10" office:value-type="string" calcext:value-type="string">
            <text:p><text:a xlink:href="https://www.projectmadurai.org/pm_etexts/utf8/pmuni1051_02.html" xlink:type="simple">pmuni1051_02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52_01</text:p>
          </table:table-cell>
          <table:table-cell table:style-name="ce4" office:value-type="string" calcext:value-type="string">
            <text:p>சேடகிரி யந்தாதி</text:p>
            <text:p>பிரபந்தத் திரட்டு - பாகம் 20</text:p>
          </table:table-cell>
          <table:table-cell table:style-name="ce7" office:value-type="string" calcext:value-type="string">
            <text:p>பள்ளிகொண்டான் பிள்ளை</text:p>
          </table:table-cell>
          <table:table-cell table:style-name="ce7" office:value-type="string" calcext:value-type="string">
            <text:p>பிரபந்தம் - அந்தாதி</text:p>
          </table:table-cell>
          <table:table-cell table:style-name="ce10" office:value-type="string" calcext:value-type="string">
            <text:p><text:a xlink:href="https://www.projectmadurai.org/pm_etexts/pdf/pm1052_01.pdf" xlink:type="simple">pm1052_01.pdf</text:a></text:p>
          </table:table-cell>
          <table:table-cell table:style-name="ce10" office:value-type="string" calcext:value-type="string">
            <text:p><text:a xlink:href="https://www.projectmadurai.org/pm_etexts/utf8/pmuni1052_01.html" xlink:type="simple">pmuni1052_01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052_02</text:p>
          </table:table-cell>
          <table:table-cell table:style-name="ce5" office:value-type="string" calcext:value-type="string">
            <text:p>அரங்கநகரப் பனடிப் புகழ்ச்சிமாலை</text:p>
            <text:p>பிரபந்தத் திரட்டு - பாகம் 21</text:p>
          </table:table-cell>
          <table:table-cell table:style-name="ce8" office:value-type="string" calcext:value-type="string">
            <text:p>பள்ளிகொண்டான் பிள்ளை</text:p>
          </table:table-cell>
          <table:table-cell table:style-name="ce8" office:value-type="string" calcext:value-type="string">
            <text:p>பிரபந்தம் - மாலை</text:p>
          </table:table-cell>
          <table:table-cell table:style-name="ce10" office:value-type="string" calcext:value-type="string">
            <text:p><text:a xlink:href="https://www.projectmadurai.org/pm_etexts/pdf/pm1052_02.pdf" xlink:type="simple">pm1052_02.pdf</text:a></text:p>
          </table:table-cell>
          <table:table-cell table:style-name="ce10" office:value-type="string" calcext:value-type="string">
            <text:p><text:a xlink:href="https://www.projectmadurai.org/pm_etexts/utf8/pmuni1052_02.html" xlink:type="simple">pmuni1052_02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52_03</text:p>
          </table:table-cell>
          <table:table-cell table:style-name="ce4" office:value-type="string" calcext:value-type="string">
            <text:p>தொண்டை நாட்டுத் திருப்பதிப் பஞ்சரத்தினங்கள்</text:p>
            <text:p>பிரபந்தத் திரட்டு - பாகம் 22</text:p>
          </table:table-cell>
          <table:table-cell table:style-name="ce7" office:value-type="string" calcext:value-type="string">
            <text:p>பள்ளிகொண்டான் பிள்ளை</text:p>
          </table:table-cell>
          <table:table-cell table:style-name="ce7" office:value-type="string" calcext:value-type="string">
            <text:p>பிரபந்தம் - பஞ்சரத்தினங்கள்</text:p>
          </table:table-cell>
          <table:table-cell table:style-name="ce10" office:value-type="string" calcext:value-type="string">
            <text:p><text:a xlink:href="https://www.projectmadurai.org/pm_etexts/pdf/pm1052_03.pdf" xlink:type="simple">pm1052_03.pdf</text:a></text:p>
          </table:table-cell>
          <table:table-cell table:style-name="ce10" office:value-type="string" calcext:value-type="string">
            <text:p><text:a xlink:href="https://www.projectmadurai.org/pm_etexts/utf8/pmuni1052_03.html" xlink:type="simple">pmuni1052_0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053" calcext:value-type="float">
            <text:p>1053</text:p>
          </table:table-cell>
          <table:table-cell table:style-name="ce5" office:value-type="string" calcext:value-type="string">
            <text:p>தணிகைக் கலம்பகம்</text:p>
          </table:table-cell>
          <table:table-cell table:style-name="ce8" office:value-type="string" calcext:value-type="string">
            <text:p>கந்தப்ப தேசிகர்</text:p>
          </table:table-cell>
          <table:table-cell table:style-name="ce8" office:value-type="string" calcext:value-type="string">
            <text:p>பிரபந்தம் - கலம்பகம்</text:p>
          </table:table-cell>
          <table:table-cell table:style-name="ce10" office:value-type="string" calcext:value-type="string">
            <text:p><text:a xlink:href="https://www.projectmadurai.org/pm_etexts/pdf/pm1053.pdf" xlink:type="simple">pm1053.pdf</text:a></text:p>
          </table:table-cell>
          <table:table-cell table:style-name="ce10" office:value-type="string" calcext:value-type="string">
            <text:p><text:a xlink:href="https://www.projectmadurai.org/pm_etexts/utf8/pmuni1053.html" xlink:type="simple">pmuni1053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54 (in 2 parts)</text:p>
          </table:table-cell>
          <table:table-cell table:style-name="ce4" office:value-type="string" calcext:value-type="string">
            <text:p>பாவநாசம் என்னும் சிங்கைப் பிரபந்தத் திரட்டு பாகம் 1, 2</text:p>
          </table:table-cell>
          <table:table-cell table:style-name="ce7" office:value-type="string" calcext:value-type="string">
            <text:p>நமச்சிவாயக் கவிராயர்</text:p>
          </table:table-cell>
          <table:table-cell table:style-name="ce7" office:value-type="string" calcext:value-type="string">
            <text:p>பிரபந்தம் - திரட்டு</text:p>
          </table:table-cell>
          <table:table-cell table:style-name="ce10" office:value-type="string" calcext:value-type="string">
            <text:p><text:a xlink:href="https://www.projectmadurai.org/pm_etexts/pdf/pm1054_01.pdf" xlink:type="simple">pm1054_01.pdf
pm1054_02.pdf</text:a></text:p>
          </table:table-cell>
          <table:table-cell table:style-name="ce10" office:value-type="string" calcext:value-type="string">
            <text:p><text:a xlink:href="https://www.projectmadurai.org/pm_etexts/utf8/pmuni1054_01.html" xlink:type="simple">pmuni1054_01.html
pmuni1054_02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055" calcext:value-type="float">
            <text:p>1055</text:p>
          </table:table-cell>
          <table:table-cell table:style-name="ce5" office:value-type="string" calcext:value-type="string">
            <text:p>திருக்கண்ணமங்கை மாலை</text:p>
          </table:table-cell>
          <table:table-cell table:style-name="ce8" office:value-type="string" calcext:value-type="string">
            <text:p>வீரராகவ முதலியார்</text:p>
          </table:table-cell>
          <table:table-cell table:style-name="ce8" office:value-type="string" calcext:value-type="string">
            <text:p>பிரபந்தம் - மாலை</text:p>
          </table:table-cell>
          <table:table-cell table:style-name="ce10" office:value-type="string" calcext:value-type="string">
            <text:p><text:a xlink:href="https://www.projectmadurai.org/pm_etexts/pdf/pm1055.pdf" xlink:type="simple">pm1055.pdf</text:a></text:p>
          </table:table-cell>
          <table:table-cell table:style-name="ce10" office:value-type="string" calcext:value-type="string">
            <text:p><text:a xlink:href="https://www.projectmadurai.org/pm_etexts/utf8/pmuni1055.html" xlink:type="simple">pmuni1055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56 (in 3 parts)</text:p>
          </table:table-cell>
          <table:table-cell table:style-name="ce4" office:value-type="string" calcext:value-type="string">
            <text:p>அந்தாதிக் கொத்து பாகம் 1 (3 அந்தாதிகள்)</text:p>
          </table:table-cell>
          <table:table-cell table:style-name="ce7" office:value-type="string" calcext:value-type="string">
            <text:p>சந்திரசேகரன் தொகுப்பு</text:p>
          </table:table-cell>
          <table:table-cell table:style-name="ce7" office:value-type="string" calcext:value-type="string">
            <text:p>பிரபந்தம் - அந்தாதி</text:p>
          </table:table-cell>
          <table:table-cell table:style-name="ce10" office:value-type="string" calcext:value-type="string">
            <text:p><text:a xlink:href="https://www.projectmadurai.org/pm_etexts/pdf/pm1056_01.pdf" xlink:type="simple">pm1056_01.pdf
pm1056_02.pdf
pm1056_03.pdf</text:a></text:p>
          </table:table-cell>
          <table:table-cell table:style-name="ce10" office:value-type="string" calcext:value-type="string">
            <text:p><text:a xlink:href="https://www.projectmadurai.org/pm_etexts/utf8/pmuni1056_01.html" xlink:type="simple">pmuni1056_01.html
pmuni1056_02.html pmuni1056_0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057" calcext:value-type="float">
            <text:p>1057</text:p>
          </table:table-cell>
          <table:table-cell table:style-name="ce5" office:value-type="string" calcext:value-type="string">
            <text:p>பாண்டியர் வரலாறு</text:p>
          </table:table-cell>
          <table:table-cell table:style-name="ce8" office:value-type="string" calcext:value-type="string">
            <text:p>T.V. சதாசிவ பண்டாரத்தார்</text:p>
          </table:table-cell>
          <table:table-cell table:style-name="ce8" office:value-type="string" calcext:value-type="string">
            <text:p>வரலாறு</text:p>
          </table:table-cell>
          <table:table-cell table:style-name="ce10" office:value-type="string" calcext:value-type="string">
            <text:p><text:a xlink:href="https://www.projectmadurai.org/pm_etexts/pdf/pm1057.pdf" xlink:type="simple">pm1057.pdf</text:a></text:p>
          </table:table-cell>
          <table:table-cell table:style-name="ce10" office:value-type="string" calcext:value-type="string">
            <text:p><text:a xlink:href="https://www.projectmadurai.org/pm_etexts/utf8/pmuni1057.html" xlink:type="simple">pmuni1057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058" calcext:value-type="float">
            <text:p>1058</text:p>
          </table:table-cell>
          <table:table-cell table:style-name="ce4" office:value-type="string" calcext:value-type="string">
            <text:p>திருவேங்கட மாயோன் மாலை</text:p>
          </table:table-cell>
          <table:table-cell table:style-name="ce7" office:value-type="string" calcext:value-type="string">
            <text:p>ரா. இராகவையங்கார்</text:p>
          </table:table-cell>
          <table:table-cell table:style-name="ce7" office:value-type="string" calcext:value-type="string">
            <text:p>பிரபந்தம் - மாலை</text:p>
          </table:table-cell>
          <table:table-cell table:style-name="ce10" office:value-type="string" calcext:value-type="string">
            <text:p><text:a xlink:href="https://www.projectmadurai.org/pm_etexts/pdf/pm1058.pdf" xlink:type="simple">pm1058.pdf</text:a></text:p>
          </table:table-cell>
          <table:table-cell table:style-name="ce10" office:value-type="string" calcext:value-type="string">
            <text:p><text:a xlink:href="https://www.projectmadurai.org/pm_etexts/utf8/pmuni1058.html" xlink:type="simple">pmuni1058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059 (in 2 parts)</text:p>
          </table:table-cell>
          <table:table-cell table:style-name="ce5" office:value-type="string" calcext:value-type="string">
            <text:p>சைவ இலக்கிய வரலாறு</text:p>
            <text:p>(கி.பி. 7 முதல் 10- ம் நூற்றாண்டு வரை - பாகம் 1, 2)</text:p>
          </table:table-cell>
          <table:table-cell table:style-name="ce8" office:value-type="string" calcext:value-type="string">
            <text:p>ஔவை. சு. துரைசாமி பிள்ளைர்</text:p>
          </table:table-cell>
          <table:table-cell table:style-name="ce8" office:value-type="string" calcext:value-type="string">
            <text:p>வரலாறு</text:p>
          </table:table-cell>
          <table:table-cell table:style-name="ce10" office:value-type="string" calcext:value-type="string">
            <text:p><text:a xlink:href="https://www.projectmadurai.org/pm_etexts/pdf/pm1059_01.pdf" xlink:type="simple">pm1059_01.pdf
pm1059_02.pdf</text:a></text:p>
          </table:table-cell>
          <table:table-cell table:style-name="ce10" office:value-type="string" calcext:value-type="string">
            <text:p><text:a xlink:href="https://www.projectmadurai.org/pm_etexts/utf8/pmuni1059_01.html" xlink:type="simple">pmuni1059_01.html
pmuni1059_02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60 (in 3 parts)</text:p>
          </table:table-cell>
          <table:table-cell table:style-name="ce4" office:value-type="string" calcext:value-type="string">
            <text:p>தஞ்சைவாணன் கோவை</text:p>
            <text:p>பாகம் 1 (001-140), பாகம் 2 (141-280) பாகம் 3 (281-425 )</text:p>
          </table:table-cell>
          <table:table-cell table:style-name="ce7" office:value-type="string" calcext:value-type="string">
            <text:p>பொய்யாமொழிப் புலவர்</text:p>
          </table:table-cell>
          <table:table-cell table:style-name="ce7" office:value-type="string" calcext:value-type="string">
            <text:p>பிரபந்தம் - கோவை</text:p>
          </table:table-cell>
          <table:table-cell table:style-name="ce10" office:value-type="string" calcext:value-type="string">
            <text:p><text:a xlink:href="https://www.projectmadurai.org/pm_etexts/pdf/pm1060_01.pdf" xlink:type="simple">pm1060_01.pdf
pm1060_02.pdf
pm1060_03.pdf</text:a></text:p>
          </table:table-cell>
          <table:table-cell table:style-name="ce10" office:value-type="string" calcext:value-type="string">
            <text:p><text:a xlink:href="https://www.projectmadurai.org/pm_etexts/utf8/pmuni1060_01.html" xlink:type="simple">pmuni1060_01.html
pmuni1060_02.html pmuni1060_03.html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061" calcext:value-type="float">
            <text:p>1061</text:p>
          </table:table-cell>
          <table:table-cell table:style-name="ce5" office:value-type="string" calcext:value-type="string">
            <text:p>சிற்‌றிலக்கிய வகைகள்‌</text:p>
          </table:table-cell>
          <table:table-cell table:style-name="ce8" office:value-type="string" calcext:value-type="string">
            <text:p>மு. சண்முகம்‌ பிள்ளை</text:p>
          </table:table-cell>
          <table:table-cell table:style-name="ce8" office:value-type="string" calcext:value-type="string">
            <text:p>சிற்‌றிலக்கியம் /பிரபந்தம்</text:p>
          </table:table-cell>
          <table:table-cell table:style-name="ce10" office:value-type="string" calcext:value-type="string">
            <text:p><text:a xlink:href="https://www.projectmadurai.org/pm_etexts/pdf/pm1061.pdf" xlink:type="simple">pm1061.pdf</text:a></text:p>
          </table:table-cell>
          <table:table-cell table:style-name="ce10" office:value-type="string" calcext:value-type="string">
            <text:p><text:a xlink:href="https://www.projectmadurai.org/pm_etexts/utf8/pmuni1061.html" xlink:type="simple">pmuni1061.html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062" calcext:value-type="float">
            <text:p>1062</text:p>
          </table:table-cell>
          <table:table-cell table:style-name="ce4" office:value-type="string" calcext:value-type="string">
            <text:p>திருவேங்கட மாயோன் மாலை</text:p>
          </table:table-cell>
          <table:table-cell table:style-name="ce7" office:value-type="string" calcext:value-type="string">
            <text:p>ரா. இராகவையங்கார்</text:p>
          </table:table-cell>
          <table:table-cell table:style-name="ce7" office:value-type="string" calcext:value-type="string">
            <text:p>பிரபந்தம் - மாலை</text:p>
          </table:table-cell>
          <table:table-cell table:style-name="ce10" office:value-type="string" calcext:value-type="string">
            <text:p><text:a xlink:href="https://www.projectmadurai.org/pm_etexts/pdf/pm1062.pdf" xlink:type="simple">pm1062.pdf</text:a></text:p>
          </table:table-cell>
          <table:table-cell table:style-name="ce10" office:value-type="string" calcext:value-type="string">
            <text:p><text:a xlink:href="https://www.projectmadurai.org/pm_etexts/utf8/pmuni1062.html" xlink:type="simple">pmuni1062.html</text:a></text:p>
          </table:table-cell>
          <table:table-cell table:number-columns-repeated="1018"/>
        </table:table-row>
        <table:table-row table:style-name="ro2" table:number-rows-repeated="10473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தாள்1" style:display-name="PageStyle_தாள்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467" meta:object-count="0"/>
    <meta:generator>LibreOfficeDev/6.0.5.2$Linux_X86_64 LibreOffice_project/</meta:generator>
  </office:meta>
</office:document-meta>
</file>